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0.723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681cm"/>
    </style:style>
    <style:style style:name="co9" style:family="table-column">
      <style:table-column-properties fo:break-before="auto" style:column-width="10.068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2.549cm"/>
    </style:style>
    <style:style style:name="ro1" style:family="table-row">
      <style:table-row-properties style:row-height="5.76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6.133cm" fo:break-before="auto" style:use-optimal-row-height="true"/>
    </style:style>
    <style:style style:name="ro4" style:family="table-row">
      <style:table-row-properties style:row-height="6.396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5.133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6.2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rmalFlow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4"/>
        <table:table-column table:style-name="co3" table:default-cell-style-name="ce3"/>
        <table:table-column table:style-name="co3" table:number-columns-repeated="99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2" office:value-type="string">
            <text:p>Normal Flow Average</text:p>
          </table:table-cell>
          <table:table-cell table:style-name="ce2" office:value-type="string">
            <text:p>Standard Deviation – Normal Flow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937">
            <text:p>937</text:p>
          </table:table-cell>
          <table:table-cell office:value-type="float" office:value="673">
            <text:p>673</text:p>
          </table:table-cell>
          <table:table-cell office:value-type="float" office:value="744">
            <text:p>744</text:p>
          </table:table-cell>
          <table:table-cell office:value-type="float" office:value="943">
            <text:p>943</text:p>
          </table:table-cell>
          <table:table-cell office:value-type="float" office:value="810">
            <text:p>810</text:p>
          </table:table-cell>
          <table:table-cell office:value-type="float" office:value="900">
            <text:p>900</text:p>
          </table:table-cell>
          <table:table-cell office:value-type="float" office:value="1148">
            <text:p>1148</text:p>
          </table:table-cell>
          <table:table-cell office:value-type="float" office:value="695">
            <text:p>695</text:p>
          </table:table-cell>
          <table:table-cell office:value-type="float" office:value="743">
            <text:p>743</text:p>
          </table:table-cell>
          <table:table-cell office:value-type="float" office:value="1290">
            <text:p>1290</text:p>
          </table:table-cell>
          <table:table-cell office:value-type="float" office:value="690">
            <text:p>690</text:p>
          </table:table-cell>
          <table:table-cell office:value-type="float" office:value="661">
            <text:p>661</text:p>
          </table:table-cell>
          <table:table-cell office:value-type="float" office:value="732">
            <text:p>732</text:p>
          </table:table-cell>
          <table:table-cell office:value-type="float" office:value="905">
            <text:p>905</text:p>
          </table:table-cell>
          <table:table-cell office:value-type="float" office:value="986">
            <text:p>986</text:p>
          </table:table-cell>
          <table:table-cell office:value-type="float" office:value="1142">
            <text:p>1142</text:p>
          </table:table-cell>
          <table:table-cell office:value-type="float" office:value="818">
            <text:p>818</text:p>
          </table:table-cell>
          <table:table-cell office:value-type="float" office:value="1078">
            <text:p>1078</text:p>
          </table:table-cell>
          <table:table-cell office:value-type="float" office:value="1023">
            <text:p>1023</text:p>
          </table:table-cell>
          <table:table-cell office:value-type="float" office:value="847">
            <text:p>847</text:p>
          </table:table-cell>
          <table:table-cell office:value-type="float" office:value="887">
            <text:p>887</text:p>
          </table:table-cell>
          <table:table-cell office:value-type="float" office:value="557">
            <text:p>557</text:p>
          </table:table-cell>
          <table:table-cell office:value-type="float" office:value="1136">
            <text:p>1136</text:p>
          </table:table-cell>
          <table:table-cell office:value-type="float" office:value="831">
            <text:p>831</text:p>
          </table:table-cell>
          <table:table-cell office:value-type="float" office:value="663">
            <text:p>663</text:p>
          </table:table-cell>
          <table:table-cell office:value-type="float" office:value="922">
            <text:p>922</text:p>
          </table:table-cell>
          <table:table-cell office:value-type="float" office:value="769">
            <text:p>769</text:p>
          </table:table-cell>
          <table:table-cell table:style-name="ce3" table:formula="of:=AVERAGE([.B2:.AE2])" office:value-type="float" office:value="879.666666666667">
            <text:p>879,6666666667</text:p>
          </table:table-cell>
          <table:table-cell table:formula="of:=STDEVPA([.B2:.AE2])" office:value-type="float" office:value="170.725966260424">
            <text:p>170,7259662604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office:value-type="float" office:value="1159">
            <text:p>1159</text:p>
          </table:table-cell>
          <table:table-cell office:value-type="float" office:value="863">
            <text:p>863</text:p>
          </table:table-cell>
          <table:table-cell office:value-type="float" office:value="967">
            <text:p>967</text:p>
          </table:table-cell>
          <table:table-cell office:value-type="float" office:value="899">
            <text:p>899</text:p>
          </table:table-cell>
          <table:table-cell office:value-type="float" office:value="676">
            <text:p>676</text:p>
          </table:table-cell>
          <table:table-cell office:value-type="float" office:value="646">
            <text:p>646</text:p>
          </table:table-cell>
          <table:table-cell office:value-type="float" office:value="1130">
            <text:p>1130</text:p>
          </table:table-cell>
          <table:table-cell office:value-type="float" office:value="937">
            <text:p>937</text:p>
          </table:table-cell>
          <table:table-cell office:value-type="float" office:value="581">
            <text:p>581</text:p>
          </table:table-cell>
          <table:table-cell office:value-type="float" office:value="962">
            <text:p>962</text:p>
          </table:table-cell>
          <table:table-cell office:value-type="float" office:value="1308">
            <text:p>1308</text:p>
          </table:table-cell>
          <table:table-cell office:value-type="float" office:value="848">
            <text:p>848</text:p>
          </table:table-cell>
          <table:table-cell office:value-type="float" office:value="668">
            <text:p>668</text:p>
          </table:table-cell>
          <table:table-cell office:value-type="float" office:value="963">
            <text:p>963</text:p>
          </table:table-cell>
          <table:table-cell office:value-type="float" office:value="794">
            <text:p>794</text:p>
          </table:table-cell>
          <table:table-cell office:value-type="float" office:value="777">
            <text:p>777</text:p>
          </table:table-cell>
          <table:table-cell office:value-type="float" office:value="845">
            <text:p>845</text:p>
          </table:table-cell>
          <table:table-cell office:value-type="float" office:value="1217">
            <text:p>1217</text:p>
          </table:table-cell>
          <table:table-cell office:value-type="float" office:value="865">
            <text:p>865</text:p>
          </table:table-cell>
          <table:table-cell office:value-type="float" office:value="819">
            <text:p>819</text:p>
          </table:table-cell>
          <table:table-cell office:value-type="float" office:value="854">
            <text:p>854</text:p>
          </table:table-cell>
          <table:table-cell office:value-type="float" office:value="847">
            <text:p>847</text:p>
          </table:table-cell>
          <table:table-cell office:value-type="float" office:value="1020">
            <text:p>1020</text:p>
          </table:table-cell>
          <table:table-cell office:value-type="float" office:value="830">
            <text:p>830</text:p>
          </table:table-cell>
          <table:table-cell office:value-type="float" office:value="939">
            <text:p>939</text:p>
          </table:table-cell>
          <table:table-cell office:value-type="float" office:value="983">
            <text:p>983</text:p>
          </table:table-cell>
          <table:table-cell office:value-type="float" office:value="1047">
            <text:p>1047</text:p>
          </table:table-cell>
          <table:table-cell office:value-type="float" office:value="799">
            <text:p>799</text:p>
          </table:table-cell>
          <table:table-cell office:value-type="float" office:value="1685">
            <text:p>1685</text:p>
          </table:table-cell>
          <table:table-cell table:style-name="ce3" table:formula="of:=AVERAGE([.B3:.AE3])" office:value-type="float" office:value="925.666666666667">
            <text:p>925,6666666667</text:p>
          </table:table-cell>
          <table:table-cell table:formula="of:=STDEVPA([.B3:.AE3])" office:value-type="float" office:value="214.196379261856">
            <text:p>214,196379261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8">
            <text:p>968</text:p>
          </table:table-cell>
          <table:table-cell office:value-type="float" office:value="770">
            <text:p>770</text:p>
          </table:table-cell>
          <table:table-cell office:value-type="float" office:value="603">
            <text:p>603</text:p>
          </table:table-cell>
          <table:table-cell office:value-type="float" office:value="766">
            <text:p>766</text:p>
          </table:table-cell>
          <table:table-cell office:value-type="float" office:value="916">
            <text:p>916</text:p>
          </table:table-cell>
          <table:table-cell office:value-type="float" office:value="795">
            <text:p>795</text:p>
          </table:table-cell>
          <table:table-cell office:value-type="float" office:value="1134">
            <text:p>1134</text:p>
          </table:table-cell>
          <table:table-cell office:value-type="float" office:value="861">
            <text:p>861</text:p>
          </table:table-cell>
          <table:table-cell office:value-type="float" office:value="897">
            <text:p>897</text:p>
          </table:table-cell>
          <table:table-cell office:value-type="float" office:value="859">
            <text:p>859</text:p>
          </table:table-cell>
          <table:table-cell office:value-type="float" office:value="1092">
            <text:p>1092</text:p>
          </table:table-cell>
          <table:table-cell office:value-type="float" office:value="865">
            <text:p>865</text:p>
          </table:table-cell>
          <table:table-cell office:value-type="float" office:value="849">
            <text:p>849</text:p>
          </table:table-cell>
          <table:table-cell office:value-type="float" office:value="543">
            <text:p>543</text:p>
          </table:table-cell>
          <table:table-cell office:value-type="float" office:value="699">
            <text:p>699</text:p>
          </table:table-cell>
          <table:table-cell office:value-type="float" office:value="981">
            <text:p>981</text:p>
          </table:table-cell>
          <table:table-cell office:value-type="float" office:value="964">
            <text:p>964</text:p>
          </table:table-cell>
          <table:table-cell office:value-type="float" office:value="565">
            <text:p>565</text:p>
          </table:table-cell>
          <table:table-cell office:value-type="float" office:value="749">
            <text:p>749</text:p>
          </table:table-cell>
          <table:table-cell office:value-type="float" office:value="1123">
            <text:p>1123</text:p>
          </table:table-cell>
          <table:table-cell office:value-type="float" office:value="1107">
            <text:p>1107</text:p>
          </table:table-cell>
          <table:table-cell office:value-type="float" office:value="878">
            <text:p>878</text:p>
          </table:table-cell>
          <table:table-cell office:value-type="float" office:value="794">
            <text:p>794</text:p>
          </table:table-cell>
          <table:table-cell office:value-type="float" office:value="690">
            <text:p>690</text:p>
          </table:table-cell>
          <table:table-cell office:value-type="float" office:value="914">
            <text:p>914</text:p>
          </table:table-cell>
          <table:table-cell office:value-type="float" office:value="921">
            <text:p>921</text:p>
          </table:table-cell>
          <table:table-cell office:value-type="float" office:value="780">
            <text:p>780</text:p>
          </table:table-cell>
          <table:table-cell office:value-type="float" office:value="757">
            <text:p>757</text:p>
          </table:table-cell>
          <table:table-cell office:value-type="float" office:value="1363">
            <text:p>1363</text:p>
          </table:table-cell>
          <table:table-cell office:value-type="float" office:value="951">
            <text:p>951</text:p>
          </table:table-cell>
          <table:table-cell table:style-name="ce3" table:formula="of:=AVERAGE([.B4:.AE4])" office:value-type="float" office:value="871.8">
            <text:p>871,8</text:p>
          </table:table-cell>
          <table:table-cell table:formula="of:=STDEVPA([.B4:.AE4])" office:value-type="float" office:value="175.89360420436">
            <text:p>175,8936042044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946">
            <text:p>946</text:p>
          </table:table-cell>
          <table:table-cell office:value-type="float" office:value="817">
            <text:p>817</text:p>
          </table:table-cell>
          <table:table-cell office:value-type="float" office:value="586">
            <text:p>586</text:p>
          </table:table-cell>
          <table:table-cell office:value-type="float" office:value="1123">
            <text:p>1123</text:p>
          </table:table-cell>
          <table:table-cell office:value-type="float" office:value="913">
            <text:p>913</text:p>
          </table:table-cell>
          <table:table-cell office:value-type="float" office:value="1205">
            <text:p>1205</text:p>
          </table:table-cell>
          <table:table-cell office:value-type="float" office:value="626">
            <text:p>626</text:p>
          </table:table-cell>
          <table:table-cell office:value-type="float" office:value="1004">
            <text:p>1004</text:p>
          </table:table-cell>
          <table:table-cell office:value-type="float" office:value="1072">
            <text:p>1072</text:p>
          </table:table-cell>
          <table:table-cell office:value-type="float" office:value="784">
            <text:p>784</text:p>
          </table:table-cell>
          <table:table-cell office:value-type="float" office:value="748">
            <text:p>748</text:p>
          </table:table-cell>
          <table:table-cell office:value-type="float" office:value="1151">
            <text:p>1151</text:p>
          </table:table-cell>
          <table:table-cell office:value-type="float" office:value="991">
            <text:p>991</text:p>
          </table:table-cell>
          <table:table-cell office:value-type="float" office:value="823">
            <text:p>823</text:p>
          </table:table-cell>
          <table:table-cell office:value-type="float" office:value="1004">
            <text:p>1004</text:p>
          </table:table-cell>
          <table:table-cell office:value-type="float" office:value="854">
            <text:p>854</text:p>
          </table:table-cell>
          <table:table-cell office:value-type="float" office:value="979">
            <text:p>979</text:p>
          </table:table-cell>
          <table:table-cell office:value-type="float" office:value="959">
            <text:p>959</text:p>
          </table:table-cell>
          <table:table-cell office:value-type="float" office:value="685">
            <text:p>685</text:p>
          </table:table-cell>
          <table:table-cell office:value-type="float" office:value="671">
            <text:p>671</text:p>
          </table:table-cell>
          <table:table-cell office:value-type="float" office:value="464">
            <text:p>464</text:p>
          </table:table-cell>
          <table:table-cell office:value-type="float" office:value="1005">
            <text:p>1005</text:p>
          </table:table-cell>
          <table:table-cell office:value-type="float" office:value="965">
            <text:p>965</text:p>
          </table:table-cell>
          <table:table-cell office:value-type="float" office:value="521">
            <text:p>521</text:p>
          </table:table-cell>
          <table:table-cell office:value-type="float" office:value="822">
            <text:p>822</text:p>
          </table:table-cell>
          <table:table-cell office:value-type="float" office:value="963">
            <text:p>963</text:p>
          </table:table-cell>
          <table:table-cell office:value-type="float" office:value="913">
            <text:p>913</text:p>
          </table:table-cell>
          <table:table-cell office:value-type="float" office:value="1303">
            <text:p>1303</text:p>
          </table:table-cell>
          <table:table-cell office:value-type="float" office:value="1075">
            <text:p>1075</text:p>
          </table:table-cell>
          <table:table-cell table:style-name="ce3" table:formula="of:=AVERAGE([.B5:.AE5])" office:value-type="float" office:value="902.3">
            <text:p>902,3</text:p>
          </table:table-cell>
          <table:table-cell table:formula="of:=STDEVPA([.B5:.AE5])" office:value-type="float" office:value="199.33090578232">
            <text:p>199,3309057823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78">
            <text:p>878</text:p>
          </table:table-cell>
          <table:table-cell office:value-type="float" office:value="749">
            <text:p>749</text:p>
          </table:table-cell>
          <table:table-cell office:value-type="float" office:value="510">
            <text:p>510</text:p>
          </table:table-cell>
          <table:table-cell office:value-type="float" office:value="1598">
            <text:p>1598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588">
            <text:p>588</text:p>
          </table:table-cell>
          <table:table-cell office:value-type="float" office:value="958">
            <text:p>958</text:p>
          </table:table-cell>
          <table:table-cell office:value-type="float" office:value="915">
            <text:p>915</text:p>
          </table:table-cell>
          <table:table-cell office:value-type="float" office:value="846">
            <text:p>846</text:p>
          </table:table-cell>
          <table:table-cell office:value-type="float" office:value="912">
            <text:p>912</text:p>
          </table:table-cell>
          <table:table-cell office:value-type="float" office:value="992">
            <text:p>992</text:p>
          </table:table-cell>
          <table:table-cell office:value-type="float" office:value="834">
            <text:p>834</text:p>
          </table:table-cell>
          <table:table-cell office:value-type="float" office:value="808">
            <text:p>808</text:p>
          </table:table-cell>
          <table:table-cell office:value-type="float" office:value="634">
            <text:p>634</text:p>
          </table:table-cell>
          <table:table-cell office:value-type="float" office:value="1422">
            <text:p>1422</text:p>
          </table:table-cell>
          <table:table-cell office:value-type="float" office:value="866">
            <text:p>866</text:p>
          </table:table-cell>
          <table:table-cell office:value-type="float" office:value="643">
            <text:p>643</text:p>
          </table:table-cell>
          <table:table-cell office:value-type="float" office:value="937">
            <text:p>937</text:p>
          </table:table-cell>
          <table:table-cell office:value-type="float" office:value="1105">
            <text:p>1105</text:p>
          </table:table-cell>
          <table:table-cell office:value-type="float" office:value="718">
            <text:p>718</text:p>
          </table:table-cell>
          <table:table-cell office:value-type="float" office:value="883">
            <text:p>883</text:p>
          </table:table-cell>
          <table:table-cell office:value-type="float" office:value="831">
            <text:p>831</text:p>
          </table:table-cell>
          <table:table-cell office:value-type="float" office:value="612">
            <text:p>612</text:p>
          </table:table-cell>
          <table:table-cell office:value-type="float" office:value="865">
            <text:p>865</text:p>
          </table:table-cell>
          <table:table-cell office:value-type="float" office:value="778">
            <text:p>778</text:p>
          </table:table-cell>
          <table:table-cell office:value-type="float" office:value="1048">
            <text:p>1048</text:p>
          </table:table-cell>
          <table:table-cell office:value-type="float" office:value="586">
            <text:p>586</text:p>
          </table:table-cell>
          <table:table-cell office:value-type="float" office:value="807">
            <text:p>807</text:p>
          </table:table-cell>
          <table:table-cell office:value-type="float" office:value="1268">
            <text:p>1268</text:p>
          </table:table-cell>
          <table:table-cell table:style-name="ce3" table:formula="of:=AVERAGE([.B6:.AE6])" office:value-type="float" office:value="884.4">
            <text:p>884,4</text:p>
          </table:table-cell>
          <table:table-cell table:formula="of:=STDEVPA([.B6:.AE6])" office:value-type="float" office:value="234.932983351991">
            <text:p>234,932983352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45">
            <text:p>845</text:p>
          </table:table-cell>
          <table:table-cell office:value-type="float" office:value="629">
            <text:p>629</text:p>
          </table:table-cell>
          <table:table-cell office:value-type="float" office:value="869">
            <text:p>869</text:p>
          </table:table-cell>
          <table:table-cell office:value-type="float" office:value="685">
            <text:p>685</text:p>
          </table:table-cell>
          <table:table-cell office:value-type="float" office:value="1107">
            <text:p>1107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728">
            <text:p>728</text:p>
          </table:table-cell>
          <table:table-cell office:value-type="float" office:value="888">
            <text:p>888</text:p>
          </table:table-cell>
          <table:table-cell office:value-type="float" office:value="868">
            <text:p>868</text:p>
          </table:table-cell>
          <table:table-cell office:value-type="float" office:value="725">
            <text:p>725</text:p>
          </table:table-cell>
          <table:table-cell office:value-type="float" office:value="848">
            <text:p>848</text:p>
          </table:table-cell>
          <table:table-cell office:value-type="float" office:value="1142">
            <text:p>1142</text:p>
          </table:table-cell>
          <table:table-cell office:value-type="float" office:value="722">
            <text:p>722</text:p>
          </table:table-cell>
          <table:table-cell office:value-type="float" office:value="58">
            <text:p>58</text:p>
          </table:table-cell>
          <table:table-cell office:value-type="float" office:value="812">
            <text:p>812</text:p>
          </table:table-cell>
          <table:table-cell office:value-type="float" office:value="797">
            <text:p>797</text:p>
          </table:table-cell>
          <table:table-cell office:value-type="float" office:value="1048">
            <text:p>1048</text:p>
          </table:table-cell>
          <table:table-cell office:value-type="float" office:value="829">
            <text:p>829</text:p>
          </table:table-cell>
          <table:table-cell office:value-type="float" office:value="1153">
            <text:p>1153</text:p>
          </table:table-cell>
          <table:table-cell office:value-type="float" office:value="1290">
            <text:p>1290</text:p>
          </table:table-cell>
          <table:table-cell office:value-type="float" office:value="1177">
            <text:p>1177</text:p>
          </table:table-cell>
          <table:table-cell office:value-type="float" office:value="1018">
            <text:p>1018</text:p>
          </table:table-cell>
          <table:table-cell office:value-type="float" office:value="765">
            <text:p>765</text:p>
          </table:table-cell>
          <table:table-cell office:value-type="float" office:value="1024">
            <text:p>1024</text:p>
          </table:table-cell>
          <table:table-cell office:value-type="float" office:value="816">
            <text:p>816</text:p>
          </table:table-cell>
          <table:table-cell table:style-name="ce3" table:formula="of:=AVERAGE([.B7:.AE7])" office:value-type="float" office:value="789.166666666667">
            <text:p>789,1666666667</text:p>
          </table:table-cell>
          <table:table-cell table:formula="of:=STDEVPA([.B7:.AE7])" office:value-type="float" office:value="310.381279862186">
            <text:p>310,3812798622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73">
            <text:p>1073</text:p>
          </table:table-cell>
          <table:table-cell office:value-type="float" office:value="470">
            <text:p>470</text:p>
          </table:table-cell>
          <table:table-cell office:value-type="float" office:value="905">
            <text:p>905</text:p>
          </table:table-cell>
          <table:table-cell office:value-type="float" office:value="879">
            <text:p>879</text:p>
          </table:table-cell>
          <table:table-cell office:value-type="float" office:value="950">
            <text:p>950</text:p>
          </table:table-cell>
          <table:table-cell office:value-type="float" office:value="665">
            <text:p>665</text:p>
          </table:table-cell>
          <table:table-cell office:value-type="float" office:value="1347">
            <text:p>1347</text:p>
          </table:table-cell>
          <table:table-cell office:value-type="float" office:value="781">
            <text:p>781</text:p>
          </table:table-cell>
          <table:table-cell office:value-type="float" office:value="1046">
            <text:p>1046</text:p>
          </table:table-cell>
          <table:table-cell office:value-type="float" office:value="525">
            <text:p>525</text:p>
          </table:table-cell>
          <table:table-cell office:value-type="float" office:value="203">
            <text:p>203</text:p>
          </table:table-cell>
          <table:table-cell office:value-type="float" office:value="860">
            <text:p>860</text:p>
          </table:table-cell>
          <table:table-cell office:value-type="float" office:value="1263">
            <text:p>1263</text:p>
          </table:table-cell>
          <table:table-cell office:value-type="float" office:value="808">
            <text:p>808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office:value-type="float" office:value="654">
            <text:p>654</text:p>
          </table:table-cell>
          <table:table-cell office:value-type="float" office:value="823">
            <text:p>823</text:p>
          </table:table-cell>
          <table:table-cell office:value-type="float" office:value="849">
            <text:p>849</text:p>
          </table:table-cell>
          <table:table-cell office:value-type="float" office:value="804">
            <text:p>804</text:p>
          </table:table-cell>
          <table:table-cell office:value-type="float" office:value="1018">
            <text:p>1018</text:p>
          </table:table-cell>
          <table:table-cell office:value-type="float" office:value="692">
            <text:p>692</text:p>
          </table:table-cell>
          <table:table-cell office:value-type="float" office:value="991">
            <text:p>991</text:p>
          </table:table-cell>
          <table:table-cell office:value-type="float" office:value="940">
            <text:p>940</text:p>
          </table:table-cell>
          <table:table-cell office:value-type="float" office:value="1203">
            <text:p>1203</text:p>
          </table:table-cell>
          <table:table-cell office:value-type="float" office:value="941">
            <text:p>941</text:p>
          </table:table-cell>
          <table:table-cell office:value-type="float" office:value="1010">
            <text:p>1010</text:p>
          </table:table-cell>
          <table:table-cell office:value-type="float" office:value="1402">
            <text:p>1402</text:p>
          </table:table-cell>
          <table:table-cell office:value-type="float" office:value="1042">
            <text:p>1042</text:p>
          </table:table-cell>
          <table:table-cell office:value-type="float" office:value="842">
            <text:p>842</text:p>
          </table:table-cell>
          <table:table-cell table:style-name="ce3" table:formula="of:=AVERAGE([.B8:.AE8])" office:value-type="float" office:value="900.933333333333">
            <text:p>900,9333333333</text:p>
          </table:table-cell>
          <table:table-cell table:formula="of:=STDEVPA([.B8:.AE8])" office:value-type="float" office:value="247.139088144488">
            <text:p>247,1390881445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0">
            <text:p>880</text:p>
          </table:table-cell>
          <table:table-cell office:value-type="float" office:value="836">
            <text:p>836</text:p>
          </table:table-cell>
          <table:table-cell office:value-type="float" office:value="643">
            <text:p>643</text:p>
          </table:table-cell>
          <table:table-cell office:value-type="float" office:value="979">
            <text:p>979</text:p>
          </table:table-cell>
          <table:table-cell office:value-type="float" office:value="1099">
            <text:p>1099</text:p>
          </table:table-cell>
          <table:table-cell office:value-type="float" office:value="778">
            <text:p>778</text:p>
          </table:table-cell>
          <table:table-cell office:value-type="float" office:value="695">
            <text:p>695</text:p>
          </table:table-cell>
          <table:table-cell office:value-type="float" office:value="1368">
            <text:p>1368</text:p>
          </table:table-cell>
          <table:table-cell office:value-type="float" office:value="1098">
            <text:p>1098</text:p>
          </table:table-cell>
          <table:table-cell office:value-type="float" office:value="1283">
            <text:p>1283</text:p>
          </table:table-cell>
          <table:table-cell office:value-type="float" office:value="1000">
            <text:p>1000</text:p>
          </table:table-cell>
          <table:table-cell office:value-type="float" office:value="907">
            <text:p>907</text:p>
          </table:table-cell>
          <table:table-cell office:value-type="float" office:value="1080">
            <text:p>1080</text:p>
          </table:table-cell>
          <table:table-cell office:value-type="float" office:value="727">
            <text:p>727</text:p>
          </table:table-cell>
          <table:table-cell office:value-type="float" office:value="941">
            <text:p>941</text:p>
          </table:table-cell>
          <table:table-cell office:value-type="float" office:value="987">
            <text:p>987</text:p>
          </table:table-cell>
          <table:table-cell office:value-type="float" office:value="864">
            <text:p>864</text:p>
          </table:table-cell>
          <table:table-cell office:value-type="float" office:value="1097">
            <text:p>1097</text:p>
          </table:table-cell>
          <table:table-cell office:value-type="float" office:value="670">
            <text:p>670</text:p>
          </table:table-cell>
          <table:table-cell office:value-type="float" office:value="1135">
            <text:p>1135</text:p>
          </table:table-cell>
          <table:table-cell office:value-type="float" office:value="979">
            <text:p>979</text:p>
          </table:table-cell>
          <table:table-cell office:value-type="float" office:value="1220">
            <text:p>1220</text:p>
          </table:table-cell>
          <table:table-cell office:value-type="float" office:value="1272">
            <text:p>1272</text:p>
          </table:table-cell>
          <table:table-cell office:value-type="float" office:value="966">
            <text:p>966</text:p>
          </table:table-cell>
          <table:table-cell office:value-type="float" office:value="880">
            <text:p>880</text:p>
          </table:table-cell>
          <table:table-cell office:value-type="float" office:value="442">
            <text:p>442</text:p>
          </table:table-cell>
          <table:table-cell office:value-type="float" office:value="789">
            <text:p>789</text:p>
          </table:table-cell>
          <table:table-cell office:value-type="float" office:value="875">
            <text:p>875</text:p>
          </table:table-cell>
          <table:table-cell office:value-type="float" office:value="1149">
            <text:p>1149</text:p>
          </table:table-cell>
          <table:table-cell office:value-type="float" office:value="752">
            <text:p>752</text:p>
          </table:table-cell>
          <table:table-cell table:style-name="ce3" table:formula="of:=AVERAGE([.B9:.AE9])" office:value-type="float" office:value="946.366666666667">
            <text:p>946,3666666667</text:p>
          </table:table-cell>
          <table:table-cell table:formula="of:=STDEVPA([.B9:.AE9])" office:value-type="float" office:value="208.324343806052">
            <text:p>208,324343806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58">
            <text:p>1158</text:p>
          </table:table-cell>
          <table:table-cell office:value-type="float" office:value="783">
            <text:p>783</text:p>
          </table:table-cell>
          <table:table-cell office:value-type="float" office:value="922">
            <text:p>922</text:p>
          </table:table-cell>
          <table:table-cell office:value-type="float" office:value="1170">
            <text:p>1170</text:p>
          </table:table-cell>
          <table:table-cell office:value-type="float" office:value="1056">
            <text:p>1056</text:p>
          </table:table-cell>
          <table:table-cell office:value-type="float" office:value="958">
            <text:p>958</text:p>
          </table:table-cell>
          <table:table-cell office:value-type="float" office:value="674">
            <text:p>674</text:p>
          </table:table-cell>
          <table:table-cell office:value-type="float" office:value="888">
            <text:p>888</text:p>
          </table:table-cell>
          <table:table-cell office:value-type="float" office:value="1186">
            <text:p>1186</text:p>
          </table:table-cell>
          <table:table-cell office:value-type="float" office:value="1010">
            <text:p>1010</text:p>
          </table:table-cell>
          <table:table-cell office:value-type="float" office:value="1208">
            <text:p>1208</text:p>
          </table:table-cell>
          <table:table-cell office:value-type="float" office:value="952">
            <text:p>952</text:p>
          </table:table-cell>
          <table:table-cell office:value-type="float" office:value="907">
            <text:p>907</text:p>
          </table:table-cell>
          <table:table-cell office:value-type="float" office:value="745">
            <text:p>745</text:p>
          </table:table-cell>
          <table:table-cell office:value-type="float" office:value="655">
            <text:p>655</text:p>
          </table:table-cell>
          <table:table-cell office:value-type="float" office:value="748">
            <text:p>748</text:p>
          </table:table-cell>
          <table:table-cell office:value-type="float" office:value="1206">
            <text:p>1206</text:p>
          </table:table-cell>
          <table:table-cell office:value-type="float" office:value="1008">
            <text:p>1008</text:p>
          </table:table-cell>
          <table:table-cell office:value-type="float" office:value="1049">
            <text:p>1049</text:p>
          </table:table-cell>
          <table:table-cell office:value-type="float" office:value="907">
            <text:p>907</text:p>
          </table:table-cell>
          <table:table-cell office:value-type="float" office:value="654">
            <text:p>654</text:p>
          </table:table-cell>
          <table:table-cell office:value-type="float" office:value="762">
            <text:p>762</text:p>
          </table:table-cell>
          <table:table-cell office:value-type="float" office:value="1030">
            <text:p>1030</text:p>
          </table:table-cell>
          <table:table-cell office:value-type="float" office:value="733">
            <text:p>733</text:p>
          </table:table-cell>
          <table:table-cell office:value-type="float" office:value="950">
            <text:p>950</text:p>
          </table:table-cell>
          <table:table-cell office:value-type="float" office:value="713">
            <text:p>713</text:p>
          </table:table-cell>
          <table:table-cell office:value-type="float" office:value="1317">
            <text:p>1317</text:p>
          </table:table-cell>
          <table:table-cell office:value-type="float" office:value="1073">
            <text:p>1073</text:p>
          </table:table-cell>
          <table:table-cell office:value-type="float" office:value="1251">
            <text:p>1251</text:p>
          </table:table-cell>
          <table:table-cell office:value-type="float" office:value="1123">
            <text:p>1123</text:p>
          </table:table-cell>
          <table:table-cell table:style-name="ce3" table:formula="of:=AVERAGE([.B10:.AE10])" office:value-type="float" office:value="959.866666666667">
            <text:p>959,8666666667</text:p>
          </table:table-cell>
          <table:table-cell table:formula="of:=STDEVPA([.B10:.AE10])" office:value-type="float" office:value="190.597260094566">
            <text:p>190,5972600946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1040">
            <text:p>1040</text:p>
          </table:table-cell>
          <table:table-cell office:value-type="float" office:value="747">
            <text:p>747</text:p>
          </table:table-cell>
          <table:table-cell office:value-type="float" office:value="678">
            <text:p>678</text:p>
          </table:table-cell>
          <table:table-cell office:value-type="float" office:value="713">
            <text:p>713</text:p>
          </table:table-cell>
          <table:table-cell office:value-type="float" office:value="1075">
            <text:p>1075</text:p>
          </table:table-cell>
          <table:table-cell office:value-type="float" office:value="800">
            <text:p>800</text:p>
          </table:table-cell>
          <table:table-cell office:value-type="float" office:value="620">
            <text:p>620</text:p>
          </table:table-cell>
          <table:table-cell office:value-type="float" office:value="521">
            <text:p>521</text:p>
          </table:table-cell>
          <table:table-cell office:value-type="float" office:value="841">
            <text:p>841</text:p>
          </table:table-cell>
          <table:table-cell office:value-type="float" office:value="916">
            <text:p>916</text:p>
          </table:table-cell>
          <table:table-cell office:value-type="float" office:value="489">
            <text:p>489</text:p>
          </table:table-cell>
          <table:table-cell office:value-type="float" office:value="856">
            <text:p>856</text:p>
          </table:table-cell>
          <table:table-cell office:value-type="float" office:value="978">
            <text:p>978</text:p>
          </table:table-cell>
          <table:table-cell office:value-type="float" office:value="842">
            <text:p>842</text:p>
          </table:table-cell>
          <table:table-cell office:value-type="float" office:value="1069">
            <text:p>1069</text:p>
          </table:table-cell>
          <table:table-cell office:value-type="float" office:value="1005">
            <text:p>1005</text:p>
          </table:table-cell>
          <table:table-cell office:value-type="float" office:value="870">
            <text:p>870</text:p>
          </table:table-cell>
          <table:table-cell office:value-type="float" office:value="943">
            <text:p>943</text:p>
          </table:table-cell>
          <table:table-cell office:value-type="float" office:value="1072">
            <text:p>1072</text:p>
          </table:table-cell>
          <table:table-cell office:value-type="float" office:value="1001">
            <text:p>1001</text:p>
          </table:table-cell>
          <table:table-cell office:value-type="float" office:value="845">
            <text:p>845</text:p>
          </table:table-cell>
          <table:table-cell office:value-type="float" office:value="715">
            <text:p>715</text:p>
          </table:table-cell>
          <table:table-cell office:value-type="float" office:value="1003">
            <text:p>1003</text:p>
          </table:table-cell>
          <table:table-cell office:value-type="float" office:value="981">
            <text:p>981</text:p>
          </table:table-cell>
          <table:table-cell office:value-type="float" office:value="1169">
            <text:p>1169</text:p>
          </table:table-cell>
          <table:table-cell office:value-type="float" office:value="978">
            <text:p>978</text:p>
          </table:table-cell>
          <table:table-cell office:value-type="float" office:value="655">
            <text:p>655</text:p>
          </table:table-cell>
          <table:table-cell office:value-type="float" office:value="569">
            <text:p>569</text:p>
          </table:table-cell>
          <table:table-cell office:value-type="float" office:value="786">
            <text:p>786</text:p>
          </table:table-cell>
          <table:table-cell table:style-name="ce3" table:formula="of:=AVERAGE([.B11:.AE11])" office:value-type="float" office:value="847.5">
            <text:p>847,5</text:p>
          </table:table-cell>
          <table:table-cell table:formula="of:=STDEVPA([.B11:.AE11])" office:value-type="float" office:value="178.171593321345">
            <text:p>178,1715933213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1429">
            <text:p>1429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679">
            <text:p>679</text:p>
          </table:table-cell>
          <table:table-cell office:value-type="float" office:value="702">
            <text:p>702</text:p>
          </table:table-cell>
          <table:table-cell office:value-type="float" office:value="601">
            <text:p>601</text:p>
          </table:table-cell>
          <table:table-cell office:value-type="float" office:value="321">
            <text:p>321</text:p>
          </table:table-cell>
          <table:table-cell office:value-type="float" office:value="1025">
            <text:p>1025</text:p>
          </table:table-cell>
          <table:table-cell office:value-type="float" office:value="469">
            <text:p>469</text:p>
          </table:table-cell>
          <table:table-cell office:value-type="float" office:value="906">
            <text:p>906</text:p>
          </table:table-cell>
          <table:table-cell office:value-type="float" office:value="743">
            <text:p>743</text:p>
          </table:table-cell>
          <table:table-cell office:value-type="float" office:value="937">
            <text:p>937</text:p>
          </table:table-cell>
          <table:table-cell office:value-type="float" office:value="851">
            <text:p>851</text:p>
          </table:table-cell>
          <table:table-cell office:value-type="float" office:value="1250">
            <text:p>1250</text:p>
          </table:table-cell>
          <table:table-cell office:value-type="float" office:value="1329">
            <text:p>1329</text:p>
          </table:table-cell>
          <table:table-cell office:value-type="float" office:value="1131">
            <text:p>1131</text:p>
          </table:table-cell>
          <table:table-cell office:value-type="float" office:value="1150">
            <text:p>1150</text:p>
          </table:table-cell>
          <table:table-cell office:value-type="float" office:value="884">
            <text:p>884</text:p>
          </table:table-cell>
          <table:table-cell office:value-type="float" office:value="543">
            <text:p>543</text:p>
          </table:table-cell>
          <table:table-cell office:value-type="float" office:value="933">
            <text:p>933</text:p>
          </table:table-cell>
          <table:table-cell office:value-type="float" office:value="901">
            <text:p>90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80">
            <text:p>780</text:p>
          </table:table-cell>
          <table:table-cell office:value-type="float" office:value="695">
            <text:p>695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style-name="ce3" table:formula="of:=AVERAGE([.B12:.AE12])" office:value-type="float" office:value="768.8">
            <text:p>768,8</text:p>
          </table:table-cell>
          <table:table-cell table:formula="of:=STDEVPA([.B12:.AE12])" office:value-type="float" office:value="374.695289535377">
            <text:p>374,6952895354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46">
            <text:p>946</text:p>
          </table:table-cell>
          <table:table-cell office:value-type="float" office:value="1086">
            <text:p>1086</text:p>
          </table:table-cell>
          <table:table-cell office:value-type="float" office:value="1137">
            <text:p>1137</text:p>
          </table:table-cell>
          <table:table-cell office:value-type="float" office:value="265">
            <text:p>265</text:p>
          </table:table-cell>
          <table:table-cell office:value-type="float" office:value="796">
            <text:p>796</text:p>
          </table:table-cell>
          <table:table-cell office:value-type="float" office:value="555">
            <text:p>555</text:p>
          </table:table-cell>
          <table:table-cell office:value-type="float" office:value="984">
            <text:p>984</text:p>
          </table:table-cell>
          <table:table-cell office:value-type="float" office:value="1030">
            <text:p>1030</text:p>
          </table:table-cell>
          <table:table-cell office:value-type="float" office:value="1135">
            <text:p>1135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1256">
            <text:p>1256</text:p>
          </table:table-cell>
          <table:table-cell office:value-type="float" office:value="751">
            <text:p>751</text:p>
          </table:table-cell>
          <table:table-cell office:value-type="float" office:value="660">
            <text:p>660</text:p>
          </table:table-cell>
          <table:table-cell office:value-type="float" office:value="812">
            <text:p>812</text:p>
          </table:table-cell>
          <table:table-cell office:value-type="float" office:value="969">
            <text:p>969</text:p>
          </table:table-cell>
          <table:table-cell office:value-type="float" office:value="829">
            <text:p>829</text:p>
          </table:table-cell>
          <table:table-cell office:value-type="float" office:value="963">
            <text:p>963</text:p>
          </table:table-cell>
          <table:table-cell office:value-type="float" office:value="1012">
            <text:p>1012</text:p>
          </table:table-cell>
          <table:table-cell office:value-type="float" office:value="708">
            <text:p>708</text:p>
          </table:table-cell>
          <table:table-cell office:value-type="float" office:value="1448">
            <text:p>1448</text:p>
          </table:table-cell>
          <table:table-cell office:value-type="float" office:value="1144">
            <text:p>1144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351">
            <text:p>351</text:p>
          </table:table-cell>
          <table:table-cell office:value-type="float" office:value="949">
            <text:p>949</text:p>
          </table:table-cell>
          <table:table-cell office:value-type="float" office:value="844">
            <text:p>844</text:p>
          </table:table-cell>
          <table:table-cell office:value-type="float" office:value="203">
            <text:p>203</text:p>
          </table:table-cell>
          <table:table-cell table:style-name="ce3" table:formula="of:=AVERAGE([.B13:.AE13])" office:value-type="float" office:value="809.833333333333">
            <text:p>809,8333333333</text:p>
          </table:table-cell>
          <table:table-cell table:formula="of:=STDEVPA([.B13:.AE13])" office:value-type="float" office:value="345.08743658512">
            <text:p>345,0874365851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30">
            <text:p>1030</text:p>
          </table:table-cell>
          <table:table-cell office:value-type="float" office:value="1054">
            <text:p>1054</text:p>
          </table:table-cell>
          <table:table-cell office:value-type="float" office:value="633">
            <text:p>633</text:p>
          </table:table-cell>
          <table:table-cell office:value-type="float" office:value="879">
            <text:p>879</text:p>
          </table:table-cell>
          <table:table-cell office:value-type="float" office:value="744">
            <text:p>744</text:p>
          </table:table-cell>
          <table:table-cell office:value-type="float" office:value="805">
            <text:p>805</text:p>
          </table:table-cell>
          <table:table-cell office:value-type="float" office:value="1083">
            <text:p>1083</text:p>
          </table:table-cell>
          <table:table-cell office:value-type="float" office:value="665">
            <text:p>665</text:p>
          </table:table-cell>
          <table:table-cell office:value-type="float" office:value="843">
            <text:p>843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584">
            <text:p>584</text:p>
          </table:table-cell>
          <table:table-cell office:value-type="float" office:value="733">
            <text:p>733</text:p>
          </table:table-cell>
          <table:table-cell office:value-type="float" office:value="816">
            <text:p>816</text:p>
          </table:table-cell>
          <table:table-cell office:value-type="float" office:value="142">
            <text:p>142</text:p>
          </table:table-cell>
          <table:table-cell office:value-type="float" office:value="754">
            <text:p>754</text:p>
          </table:table-cell>
          <table:table-cell office:value-type="float" office:value="1146">
            <text:p>1146</text:p>
          </table:table-cell>
          <table:table-cell office:value-type="float" office:value="746">
            <text:p>746</text:p>
          </table:table-cell>
          <table:table-cell office:value-type="float" office:value="1066">
            <text:p>1066</text:p>
          </table:table-cell>
          <table:table-cell office:value-type="float" office:value="1042">
            <text:p>1042</text:p>
          </table:table-cell>
          <table:table-cell office:value-type="float" office:value="866">
            <text:p>866</text:p>
          </table:table-cell>
          <table:table-cell office:value-type="float" office:value="814">
            <text:p>81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817">
            <text:p>817</text:p>
          </table:table-cell>
          <table:table-cell table:style-name="ce3" table:formula="of:=AVERAGE([.B14:.AE14])" office:value-type="float" office:value="756">
            <text:p>756</text:p>
          </table:table-cell>
          <table:table-cell table:formula="of:=STDEVPA([.B14:.AE14])" office:value-type="float" office:value="325.182307841822">
            <text:p>325,182307841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92">
            <text:p>992</text:p>
          </table:table-cell>
          <table:table-cell office:value-type="float" office:value="930">
            <text:p>930</text:p>
          </table:table-cell>
          <table:table-cell office:value-type="float" office:value="1109">
            <text:p>1109</text:p>
          </table:table-cell>
          <table:table-cell office:value-type="float" office:value="743">
            <text:p>743</text:p>
          </table:table-cell>
          <table:table-cell office:value-type="float" office:value="773">
            <text:p>773</text:p>
          </table:table-cell>
          <table:table-cell office:value-type="float" office:value="697">
            <text:p>697</text:p>
          </table:table-cell>
          <table:table-cell office:value-type="float" office:value="633">
            <text:p>633</text:p>
          </table:table-cell>
          <table:table-cell office:value-type="float" office:value="852">
            <text:p>852</text:p>
          </table:table-cell>
          <table:table-cell office:value-type="float" office:value="647">
            <text:p>647</text:p>
          </table:table-cell>
          <table:table-cell office:value-type="float" office:value="728">
            <text:p>728</text:p>
          </table:table-cell>
          <table:table-cell office:value-type="float" office:value="511">
            <text:p>511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float" office:value="1110">
            <text:p>1110</text:p>
          </table:table-cell>
          <table:table-cell office:value-type="float" office:value="1048">
            <text:p>1048</text:p>
          </table:table-cell>
          <table:table-cell office:value-type="float" office:value="1056">
            <text:p>1056</text:p>
          </table:table-cell>
          <table:table-cell office:value-type="float" office:value="1195">
            <text:p>1195</text:p>
          </table:table-cell>
          <table:table-cell office:value-type="float" office:value="558">
            <text:p>558</text:p>
          </table:table-cell>
          <table:table-cell office:value-type="float" office:value="786">
            <text:p>786</text:p>
          </table:table-cell>
          <table:table-cell office:value-type="float" office:value="935">
            <text:p>935</text:p>
          </table:table-cell>
          <table:table-cell office:value-type="float" office:value="149">
            <text:p>149</text:p>
          </table:table-cell>
          <table:table-cell office:value-type="float" office:value="815">
            <text:p>815</text:p>
          </table:table-cell>
          <table:table-cell office:value-type="float" office:value="968">
            <text:p>968</text:p>
          </table:table-cell>
          <table:table-cell office:value-type="float" office:value="1029">
            <text:p>1029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722">
            <text:p>722</text:p>
          </table:table-cell>
          <table:table-cell office:value-type="float" office:value="827">
            <text:p>827</text:p>
          </table:table-cell>
          <table:table-cell table:style-name="ce3" table:formula="of:=AVERAGE([.B15:.AE15])" office:value-type="float" office:value="789.4">
            <text:p>789,4</text:p>
          </table:table-cell>
          <table:table-cell table:formula="of:=STDEVPA([.B15:.AE15])" office:value-type="float" office:value="303.192853917546">
            <text:p>303,1928539175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9">
            <text:p>919</text:p>
          </table:table-cell>
          <table:table-cell office:value-type="float" office:value="588">
            <text:p>588</text:p>
          </table:table-cell>
          <table:table-cell office:value-type="float" office:value="732">
            <text:p>732</text:p>
          </table:table-cell>
          <table:table-cell office:value-type="float" office:value="922">
            <text:p>922</text:p>
          </table:table-cell>
          <table:table-cell office:value-type="float" office:value="869">
            <text:p>869</text:p>
          </table:table-cell>
          <table:table-cell office:value-type="float" office:value="746">
            <text:p>746</text:p>
          </table:table-cell>
          <table:table-cell office:value-type="float" office:value="640">
            <text:p>640</text:p>
          </table:table-cell>
          <table:table-cell office:value-type="float" office:value="617">
            <text:p>617</text:p>
          </table:table-cell>
          <table:table-cell office:value-type="float" office:value="572">
            <text:p>572</text:p>
          </table:table-cell>
          <table:table-cell office:value-type="float" office:value="1057">
            <text:p>105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563">
            <text:p>563</text:p>
          </table:table-cell>
          <table:table-cell office:value-type="float" office:value="889">
            <text:p>889</text:p>
          </table:table-cell>
          <table:table-cell office:value-type="float" office:value="1099">
            <text:p>1099</text:p>
          </table:table-cell>
          <table:table-cell office:value-type="float" office:value="588">
            <text:p>588</text:p>
          </table:table-cell>
          <table:table-cell office:value-type="float" office:value="920">
            <text:p>920</text:p>
          </table:table-cell>
          <table:table-cell office:value-type="float" office:value="321">
            <text:p>321</text:p>
          </table:table-cell>
          <table:table-cell office:value-type="float" office:value="850">
            <text:p>850</text:p>
          </table:table-cell>
          <table:table-cell office:value-type="float" office:value="1009">
            <text:p>1009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790">
            <text:p>790</text:p>
          </table:table-cell>
          <table:table-cell office:value-type="float" office:value="1011">
            <text:p>1011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542">
            <text:p>542</text:p>
          </table:table-cell>
          <table:table-cell office:value-type="float" office:value="905">
            <text:p>905</text:p>
          </table:table-cell>
          <table:table-cell table:style-name="ce3" table:formula="of:=AVERAGE([.B16:.AE16])" office:value-type="float" office:value="735.466666666667">
            <text:p>735,4666666667</text:p>
          </table:table-cell>
          <table:table-cell table:formula="of:=STDEVPA([.B16:.AE16])" office:value-type="float" office:value="275.17494233467">
            <text:p>275,174942334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table:number-columns-repeated="2" office:value-type="float" office:value="0">
            <text:p>0</text:p>
          </table:table-cell>
          <table:table-cell office:value-type="float" office:value="974">
            <text:p>974</text:p>
          </table:table-cell>
          <table:table-cell table:number-columns-repeated="4"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51">
            <text:p>151</text:p>
          </table:table-cell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7" office:value-type="float" office:value="0">
            <text:p>0</text:p>
          </table:table-cell>
          <table:table-cell table:style-name="ce3" table:formula="of:=AVERAGE([.B17:.AE17])" office:value-type="float" office:value="293.333333333333">
            <text:p>293,3333333333</text:p>
          </table:table-cell>
          <table:table-cell table:formula="of:=STDEVPA([.B17:.AE17])" office:value-type="float" office:value="420.457158605038">
            <text:p>420,457158605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office:value-type="float" office:value="825">
            <text:p>825</text:p>
          </table:table-cell>
          <table:table-cell office:value-type="float" office:value="872">
            <text:p>872</text:p>
          </table:table-cell>
          <table:table-cell table:number-columns-repeated="2"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43">
            <text:p>43</text:p>
          </table:table-cell>
          <table:table-cell office:value-type="float" office:value="818">
            <text:p>818</text:p>
          </table:table-cell>
          <table:table-cell office:value-type="float" office:value="745">
            <text:p>745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1324">
            <text:p>1324</text:p>
          </table:table-cell>
          <table:table-cell office:value-type="float" office:value="763">
            <text:p>763</text:p>
          </table:table-cell>
          <table:table-cell office:value-type="float" office:value="955">
            <text:p>95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table:number-columns-repeated="4" office:value-type="float" office:value="0">
            <text:p>0</text:p>
          </table:table-cell>
          <table:table-cell table:style-name="ce3" table:formula="of:=AVERAGE([.B18:.AE18])" office:value-type="float" office:value="492.7">
            <text:p>492,7</text:p>
          </table:table-cell>
          <table:table-cell table:formula="of:=STDEVPA([.B18:.AE18])" office:value-type="float" office:value="468.485442676718">
            <text:p>468,4854426767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818">
            <text:p>818</text:p>
          </table:table-cell>
          <table:table-cell office:value-type="float" office:value="994">
            <text:p>994</text:p>
          </table:table-cell>
          <table:table-cell office:value-type="float" office:value="1103">
            <text:p>1103</text:p>
          </table:table-cell>
          <table:table-cell office:value-type="float" office:value="1032">
            <text:p>1032</text:p>
          </table:table-cell>
          <table:table-cell office:value-type="float" office:value="875">
            <text:p>875</text:p>
          </table:table-cell>
          <table:table-cell office:value-type="float" office:value="734">
            <text:p>734</text:p>
          </table:table-cell>
          <table:table-cell office:value-type="float" office:value="16">
            <text:p>16</text:p>
          </table:table-cell>
          <table:table-cell office:value-type="float" office:value="714">
            <text:p>714</text:p>
          </table:table-cell>
          <table:table-cell office:value-type="float" office:value="741">
            <text:p>741</text:p>
          </table:table-cell>
          <table:table-cell office:value-type="float" office:value="897">
            <text:p>897</text:p>
          </table:table-cell>
          <table:table-cell office:value-type="float" office:value="1161">
            <text:p>1161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197">
            <text:p>11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220">
            <text:p>122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office:value-type="float" office:value="778">
            <text:p>778</text:p>
          </table:table-cell>
          <table:table-cell office:value-type="float" office:value="1067">
            <text:p>1067</text:p>
          </table:table-cell>
          <table:table-cell office:value-type="float" office:value="856">
            <text:p>856</text:p>
          </table:table-cell>
          <table:table-cell office:value-type="float" office:value="1121">
            <text:p>1121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867">
            <text:p>867</text:p>
          </table:table-cell>
          <table:table-cell table:style-name="ce3" table:formula="of:=AVERAGE([.B19:.AE19])" office:value-type="float" office:value="756.033333333333">
            <text:p>756,0333333333</text:p>
          </table:table-cell>
          <table:table-cell table:formula="of:=STDEVPA([.B19:.AE19])" office:value-type="float" office:value="393.260090638357">
            <text:p>393,260090638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2">
            <text:p>1212</text:p>
          </table:table-cell>
          <table:table-cell office:value-type="float" office:value="1370">
            <text:p>1370</text:p>
          </table:table-cell>
          <table:table-cell office:value-type="float" office:value="1203">
            <text:p>1203</text:p>
          </table:table-cell>
          <table:table-cell office:value-type="float" office:value="963">
            <text:p>963</text:p>
          </table:table-cell>
          <table:table-cell office:value-type="float" office:value="1076">
            <text:p>1076</text:p>
          </table:table-cell>
          <table:table-cell office:value-type="float" office:value="1012">
            <text:p>1012</text:p>
          </table:table-cell>
          <table:table-cell office:value-type="float" office:value="762">
            <text:p>762</text:p>
          </table:table-cell>
          <table:table-cell office:value-type="float" office:value="972">
            <text:p>972</text:p>
          </table:table-cell>
          <table:table-cell office:value-type="float" office:value="880">
            <text:p>880</text:p>
          </table:table-cell>
          <table:table-cell office:value-type="float" office:value="813">
            <text:p>813</text:p>
          </table:table-cell>
          <table:table-cell office:value-type="float" office:value="1237">
            <text:p>1237</text:p>
          </table:table-cell>
          <table:table-cell office:value-type="float" office:value="586">
            <text:p>586</text:p>
          </table:table-cell>
          <table:table-cell office:value-type="float" office:value="955">
            <text:p>955</text:p>
          </table:table-cell>
          <table:table-cell office:value-type="float" office:value="471">
            <text:p>471</text:p>
          </table:table-cell>
          <table:table-cell office:value-type="float" office:value="1379">
            <text:p>1379</text:p>
          </table:table-cell>
          <table:table-cell office:value-type="float" office:value="916">
            <text:p>916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657">
            <text:p>657</text:p>
          </table:table-cell>
          <table:table-cell office:value-type="float" office:value="1224">
            <text:p>1224</text:p>
          </table:table-cell>
          <table:table-cell office:value-type="float" office:value="1115">
            <text:p>1115</text:p>
          </table:table-cell>
          <table:table-cell office:value-type="float" office:value="1076">
            <text:p>1076</text:p>
          </table:table-cell>
          <table:table-cell office:value-type="float" office:value="926">
            <text:p>926</text:p>
          </table:table-cell>
          <table:table-cell office:value-type="float" office:value="881">
            <text:p>881</text:p>
          </table:table-cell>
          <table:table-cell office:value-type="float" office:value="1107">
            <text:p>1107</text:p>
          </table:table-cell>
          <table:table-cell office:value-type="float" office:value="831">
            <text:p>831</text:p>
          </table:table-cell>
          <table:table-cell office:value-type="float" office:value="378">
            <text:p>378</text:p>
          </table:table-cell>
          <table:table-cell office:value-type="float" office:value="975">
            <text:p>975</text:p>
          </table:table-cell>
          <table:table-cell office:value-type="float" office:value="856">
            <text:p>856</text:p>
          </table:table-cell>
          <table:table-cell table:style-name="ce3" table:formula="of:=AVERAGE([.B20:.AE20])" office:value-type="float" office:value="924.333333333333">
            <text:p>924,3333333333</text:p>
          </table:table-cell>
          <table:table-cell table:formula="of:=STDEVPA([.B20:.AE20])" office:value-type="float" office:value="290.051183222701">
            <text:p>290,051183222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936">
            <text:p>936</text:p>
          </table:table-cell>
          <table:table-cell office:value-type="float" office:value="833">
            <text:p>833</text:p>
          </table:table-cell>
          <table:table-cell office:value-type="float" office:value="864">
            <text:p>864</text:p>
          </table:table-cell>
          <table:table-cell office:value-type="float" office:value="818">
            <text:p>818</text:p>
          </table:table-cell>
          <table:table-cell office:value-type="float" office:value="656">
            <text:p>656</text:p>
          </table:table-cell>
          <table:table-cell office:value-type="float" office:value="892">
            <text:p>892</text:p>
          </table:table-cell>
          <table:table-cell office:value-type="float" office:value="1131">
            <text:p>1131</text:p>
          </table:table-cell>
          <table:table-cell office:value-type="float" office:value="796">
            <text:p>796</text:p>
          </table:table-cell>
          <table:table-cell office:value-type="float" office:value="794">
            <text:p>794</text:p>
          </table:table-cell>
          <table:table-cell office:value-type="float" office:value="1067">
            <text:p>1067</text:p>
          </table:table-cell>
          <table:table-cell office:value-type="float" office:value="873">
            <text:p>873</text:p>
          </table:table-cell>
          <table:table-cell office:value-type="float" office:value="1043">
            <text:p>1043</text:p>
          </table:table-cell>
          <table:table-cell office:value-type="float" office:value="843">
            <text:p>843</text:p>
          </table:table-cell>
          <table:table-cell office:value-type="float" office:value="721">
            <text:p>721</text:p>
          </table:table-cell>
          <table:table-cell office:value-type="float" office:value="909">
            <text:p>909</text:p>
          </table:table-cell>
          <table:table-cell office:value-type="float" office:value="894">
            <text:p>894</text:p>
          </table:table-cell>
          <table:table-cell office:value-type="float" office:value="920">
            <text:p>920</text:p>
          </table:table-cell>
          <table:table-cell office:value-type="float" office:value="977">
            <text:p>977</text:p>
          </table:table-cell>
          <table:table-cell office:value-type="float" office:value="1085">
            <text:p>1085</text:p>
          </table:table-cell>
          <table:table-cell office:value-type="float" office:value="854">
            <text:p>854</text:p>
          </table:table-cell>
          <table:table-cell office:value-type="float" office:value="625">
            <text:p>625</text:p>
          </table:table-cell>
          <table:table-cell office:value-type="float" office:value="1073">
            <text:p>1073</text:p>
          </table:table-cell>
          <table:table-cell office:value-type="float" office:value="953">
            <text:p>953</text:p>
          </table:table-cell>
          <table:table-cell office:value-type="float" office:value="881">
            <text:p>881</text:p>
          </table:table-cell>
          <table:table-cell office:value-type="float" office:value="921">
            <text:p>921</text:p>
          </table:table-cell>
          <table:table-cell office:value-type="float" office:value="991">
            <text:p>991</text:p>
          </table:table-cell>
          <table:table-cell office:value-type="float" office:value="1120">
            <text:p>1120</text:p>
          </table:table-cell>
          <table:table-cell office:value-type="float" office:value="824">
            <text:p>824</text:p>
          </table:table-cell>
          <table:table-cell table:style-name="ce3" table:formula="of:=AVERAGE([.B21:.AE21])" office:value-type="float" office:value="881.066666666667">
            <text:p>881,0666666667</text:p>
          </table:table-cell>
          <table:table-cell table:formula="of:=STDEVPA([.B21:.AE21])" office:value-type="float" office:value="147.874030474891">
            <text:p>147,8740304749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199">
            <text:p>19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56">
            <text:p>156</text:p>
          </table:table-cell>
          <table:table-cell office:value-type="float" office:value="946">
            <text:p>946</text:p>
          </table:table-cell>
          <table:table-cell office:value-type="float" office:value="896">
            <text:p>896</text:p>
          </table:table-cell>
          <table:table-cell office:value-type="float" office:value="877">
            <text:p>877</text:p>
          </table:table-cell>
          <table:table-cell office:value-type="float" office:value="1056">
            <text:p>1056</text:p>
          </table:table-cell>
          <table:table-cell office:value-type="float" office:value="668">
            <text:p>668</text:p>
          </table:table-cell>
          <table:table-cell office:value-type="float" office:value="323">
            <text:p>323</text:p>
          </table:table-cell>
          <table:table-cell office:value-type="float" office:value="557">
            <text:p>557</text:p>
          </table:table-cell>
          <table:table-cell office:value-type="float" office:value="844">
            <text:p>844</text:p>
          </table:table-cell>
          <table:table-cell office:value-type="float" office:value="173">
            <text:p>173</text:p>
          </table:table-cell>
          <table:table-cell office:value-type="float" office:value="824">
            <text:p>82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6">
            <text:p>16</text:p>
          </table:table-cell>
          <table:table-cell office:value-type="float" office:value="877">
            <text:p>877</text:p>
          </table:table-cell>
          <table:table-cell office:value-type="float" office:value="649">
            <text:p>649</text:p>
          </table:table-cell>
          <table:table-cell office:value-type="float" office:value="894">
            <text:p>894</text:p>
          </table:table-cell>
          <table:table-cell office:value-type="float" office:value="956">
            <text:p>956</text:p>
          </table:table-cell>
          <table:table-cell office:value-type="float" office:value="281">
            <text:p>281</text:p>
          </table:table-cell>
          <table:table-cell table:style-name="ce3" table:formula="of:=AVERAGE([.B22:.AE22])" office:value-type="float" office:value="582.533333333333">
            <text:p>582,5333333333</text:p>
          </table:table-cell>
          <table:table-cell table:formula="of:=STDEVPA([.B22:.AE22])" office:value-type="float" office:value="389.719962138057">
            <text:p>389,7199621381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1107">
            <text:p>1107</text:p>
          </table:table-cell>
          <table:table-cell office:value-type="float" office:value="1181">
            <text:p>1181</text:p>
          </table:table-cell>
          <table:table-cell office:value-type="float" office:value="684">
            <text:p>684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274">
            <text:p>274</text:p>
          </table:table-cell>
          <table:table-cell office:value-type="float" office:value="828">
            <text:p>828</text:p>
          </table:table-cell>
          <table:table-cell office:value-type="float" office:value="698">
            <text:p>698</text:p>
          </table:table-cell>
          <table:table-cell office:value-type="float" office:value="282">
            <text:p>282</text:p>
          </table:table-cell>
          <table:table-cell office:value-type="float" office:value="1026">
            <text:p>1026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table:number-columns-repeated="2"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style-name="ce3" table:formula="of:=AVERAGE([.B23:.AE23])" office:value-type="float" office:value="565.1">
            <text:p>565,1</text:p>
          </table:table-cell>
          <table:table-cell table:formula="of:=STDEVPA([.B23:.AE23])" office:value-type="float" office:value="419.116877095956">
            <text:p>419,11687709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3">
            <text:p>713</text:p>
          </table:table-cell>
          <table:table-cell office:value-type="float" office:value="1123">
            <text:p>1123</text:p>
          </table:table-cell>
          <table:table-cell office:value-type="float" office:value="755">
            <text:p>755</text:p>
          </table:table-cell>
          <table:table-cell office:value-type="float" office:value="1046">
            <text:p>1046</text:p>
          </table:table-cell>
          <table:table-cell office:value-type="float" office:value="1019">
            <text:p>1019</text:p>
          </table:table-cell>
          <table:table-cell office:value-type="float" office:value="731">
            <text:p>731</text:p>
          </table:table-cell>
          <table:table-cell office:value-type="float" office:value="1411">
            <text:p>1411</text:p>
          </table:table-cell>
          <table:table-cell office:value-type="float" office:value="1249">
            <text:p>1249</text:p>
          </table:table-cell>
          <table:table-cell office:value-type="float" office:value="783">
            <text:p>783</text:p>
          </table:table-cell>
          <table:table-cell office:value-type="float" office:value="652">
            <text:p>652</text:p>
          </table:table-cell>
          <table:table-cell office:value-type="float" office:value="782">
            <text:p>782</text:p>
          </table:table-cell>
          <table:table-cell office:value-type="float" office:value="1000">
            <text:p>1000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914">
            <text:p>914</text:p>
          </table:table-cell>
          <table:table-cell office:value-type="float" office:value="295">
            <text:p>295</text:p>
          </table:table-cell>
          <table:table-cell office:value-type="float" office:value="828">
            <text:p>828</text:p>
          </table:table-cell>
          <table:table-cell office:value-type="float" office:value="1296">
            <text:p>1296</text:p>
          </table:table-cell>
          <table:table-cell office:value-type="float" office:value="363">
            <text:p>363</text:p>
          </table:table-cell>
          <table:table-cell office:value-type="float" office:value="830">
            <text:p>830</text:p>
          </table:table-cell>
          <table:table-cell office:value-type="float" office:value="1020">
            <text:p>1020</text:p>
          </table:table-cell>
          <table:table-cell office:value-type="float" office:value="874">
            <text:p>874</text:p>
          </table:table-cell>
          <table:table-cell office:value-type="float" office:value="960">
            <text:p>960</text:p>
          </table:table-cell>
          <table:table-cell office:value-type="float" office:value="678">
            <text:p>678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3" table:formula="of:=AVERAGE([.B24:.AE24])" office:value-type="float" office:value="773.5">
            <text:p>773,5</text:p>
          </table:table-cell>
          <table:table-cell table:formula="of:=STDEVPA([.B24:.AE24])" office:value-type="float" office:value="379.625056250682">
            <text:p>379,625056250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30">
            <text:p>1030</text:p>
          </table:table-cell>
          <table:table-cell office:value-type="float" office:value="845">
            <text:p>845</text:p>
          </table:table-cell>
          <table:table-cell office:value-type="float" office:value="807">
            <text:p>807</text:p>
          </table:table-cell>
          <table:table-cell office:value-type="float" office:value="1019">
            <text:p>1019</text:p>
          </table:table-cell>
          <table:table-cell office:value-type="float" office:value="882">
            <text:p>882</text:p>
          </table:table-cell>
          <table:table-cell office:value-type="float" office:value="1127">
            <text:p>1127</text:p>
          </table:table-cell>
          <table:table-cell office:value-type="float" office:value="1026">
            <text:p>1026</text:p>
          </table:table-cell>
          <table:table-cell office:value-type="float" office:value="846">
            <text:p>846</text:p>
          </table:table-cell>
          <table:table-cell office:value-type="float" office:value="833">
            <text:p>833</text:p>
          </table:table-cell>
          <table:table-cell office:value-type="float" office:value="813">
            <text:p>813</text:p>
          </table:table-cell>
          <table:table-cell office:value-type="float" office:value="1062">
            <text:p>1062</text:p>
          </table:table-cell>
          <table:table-cell office:value-type="float" office:value="811">
            <text:p>811</text:p>
          </table:table-cell>
          <table:table-cell office:value-type="float" office:value="935">
            <text:p>935</text:p>
          </table:table-cell>
          <table:table-cell office:value-type="float" office:value="784">
            <text:p>784</text:p>
          </table:table-cell>
          <table:table-cell office:value-type="float" office:value="1120">
            <text:p>1120</text:p>
          </table:table-cell>
          <table:table-cell office:value-type="float" office:value="1307">
            <text:p>1307</text:p>
          </table:table-cell>
          <table:table-cell office:value-type="float" office:value="880">
            <text:p>880</text:p>
          </table:table-cell>
          <table:table-cell office:value-type="float" office:value="1161">
            <text:p>1161</text:p>
          </table:table-cell>
          <table:table-cell office:value-type="float" office:value="850">
            <text:p>850</text:p>
          </table:table-cell>
          <table:table-cell office:value-type="float" office:value="1015">
            <text:p>1015</text:p>
          </table:table-cell>
          <table:table-cell office:value-type="float" office:value="967">
            <text:p>967</text:p>
          </table:table-cell>
          <table:table-cell office:value-type="float" office:value="611">
            <text:p>611</text:p>
          </table:table-cell>
          <table:table-cell office:value-type="float" office:value="1292">
            <text:p>1292</text:p>
          </table:table-cell>
          <table:table-cell office:value-type="float" office:value="893">
            <text:p>893</text:p>
          </table:table-cell>
          <table:table-cell office:value-type="float" office:value="1102">
            <text:p>1102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864">
            <text:p>864</text:p>
          </table:table-cell>
          <table:table-cell office:value-type="float" office:value="223">
            <text:p>223</text:p>
          </table:table-cell>
          <table:table-cell table:style-name="ce3" table:formula="of:=AVERAGE([.B25:.AE25])" office:value-type="float" office:value="881.433333333333">
            <text:p>881,4333333333</text:p>
          </table:table-cell>
          <table:table-cell table:formula="of:=STDEVPA([.B25:.AE25])" office:value-type="float" office:value="282.28173672572">
            <text:p>282,281736725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">
            <text:p>551</text:p>
          </table:table-cell>
          <table:table-cell office:value-type="float" office:value="879">
            <text:p>879</text:p>
          </table:table-cell>
          <table:table-cell office:value-type="float" office:value="773">
            <text:p>773</text:p>
          </table:table-cell>
          <table:table-cell office:value-type="float" office:value="1136">
            <text:p>1136</text:p>
          </table:table-cell>
          <table:table-cell office:value-type="float" office:value="875">
            <text:p>875</text:p>
          </table:table-cell>
          <table:table-cell office:value-type="float" office:value="617">
            <text:p>617</text:p>
          </table:table-cell>
          <table:table-cell office:value-type="float" office:value="805">
            <text:p>805</text:p>
          </table:table-cell>
          <table:table-cell office:value-type="float" office:value="1035">
            <text:p>1035</text:p>
          </table:table-cell>
          <table:table-cell office:value-type="float" office:value="910">
            <text:p>910</text:p>
          </table:table-cell>
          <table:table-cell office:value-type="float" office:value="802">
            <text:p>802</text:p>
          </table:table-cell>
          <table:table-cell office:value-type="float" office:value="1399">
            <text:p>1399</text:p>
          </table:table-cell>
          <table:table-cell office:value-type="float" office:value="871">
            <text:p>871</text:p>
          </table:table-cell>
          <table:table-cell office:value-type="float" office:value="1068">
            <text:p>1068</text:p>
          </table:table-cell>
          <table:table-cell office:value-type="float" office:value="641">
            <text:p>641</text:p>
          </table:table-cell>
          <table:table-cell office:value-type="float" office:value="855">
            <text:p>855</text:p>
          </table:table-cell>
          <table:table-cell office:value-type="float" office:value="702">
            <text:p>702</text:p>
          </table:table-cell>
          <table:table-cell office:value-type="float" office:value="1062">
            <text:p>1062</text:p>
          </table:table-cell>
          <table:table-cell office:value-type="float" office:value="130">
            <text:p>130</text:p>
          </table:table-cell>
          <table:table-cell office:value-type="float" office:value="1078">
            <text:p>1078</text:p>
          </table:table-cell>
          <table:table-cell office:value-type="float" office:value="493">
            <text:p>493</text:p>
          </table:table-cell>
          <table:table-cell office:value-type="float" office:value="580">
            <text:p>580</text:p>
          </table:table-cell>
          <table:table-cell office:value-type="float" office:value="480">
            <text:p>480</text:p>
          </table:table-cell>
          <table:table-cell office:value-type="float" office:value="1049">
            <text:p>1049</text:p>
          </table:table-cell>
          <table:table-cell office:value-type="float" office:value="913">
            <text:p>913</text:p>
          </table:table-cell>
          <table:table-cell office:value-type="float" office:value="751">
            <text:p>751</text:p>
          </table:table-cell>
          <table:table-cell office:value-type="float" office:value="874">
            <text:p>874</text:p>
          </table:table-cell>
          <table:table-cell office:value-type="float" office:value="404">
            <text:p>404</text:p>
          </table:table-cell>
          <table:table-cell office:value-type="float" office:value="772">
            <text:p>772</text:p>
          </table:table-cell>
          <table:table-cell office:value-type="float" office:value="1161">
            <text:p>1161</text:p>
          </table:table-cell>
          <table:table-cell office:value-type="float" office:value="801">
            <text:p>801</text:p>
          </table:table-cell>
          <table:table-cell table:style-name="ce3" table:formula="of:=AVERAGE([.B26:.AE26])" office:value-type="float" office:value="815.566666666667">
            <text:p>815,5666666667</text:p>
          </table:table-cell>
          <table:table-cell table:formula="of:=STDEVPA([.B26:.AE26])" office:value-type="float" office:value="255.935367275065">
            <text:p>255,9353672751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1114">
            <text:p>1114</text:p>
          </table:table-cell>
          <table:table-cell office:value-type="float" office:value="913">
            <text:p>913</text:p>
          </table:table-cell>
          <table:table-cell office:value-type="float" office:value="210">
            <text:p>210</text:p>
          </table:table-cell>
          <table:table-cell office:value-type="float" office:value="948">
            <text:p>948</text:p>
          </table:table-cell>
          <table:table-cell office:value-type="float" office:value="1110">
            <text:p>1110</text:p>
          </table:table-cell>
          <table:table-cell office:value-type="float" office:value="1076">
            <text:p>1076</text:p>
          </table:table-cell>
          <table:table-cell office:value-type="float" office:value="869">
            <text:p>869</text:p>
          </table:table-cell>
          <table:table-cell office:value-type="float" office:value="961">
            <text:p>961</text:p>
          </table:table-cell>
          <table:table-cell office:value-type="float" office:value="866">
            <text:p>866</text:p>
          </table:table-cell>
          <table:table-cell office:value-type="float" office:value="1027">
            <text:p>102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2">
            <text:p>1002</text:p>
          </table:table-cell>
          <table:table-cell office:value-type="float" office:value="549">
            <text:p>54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67">
            <text:p>967</text:p>
          </table:table-cell>
          <table:table-cell office:value-type="float" office:value="288">
            <text:p>288</text:p>
          </table:table-cell>
          <table:table-cell office:value-type="float" office:value="1148">
            <text:p>1148</text:p>
          </table:table-cell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997">
            <text:p>997</text:p>
          </table:table-cell>
          <table:table-cell office:value-type="float" office:value="909">
            <text:p>909</text:p>
          </table:table-cell>
          <table:table-cell table:style-name="ce3" table:formula="of:=AVERAGE([.B27:.AE27])" office:value-type="float" office:value="640.933333333333">
            <text:p>640,9333333333</text:p>
          </table:table-cell>
          <table:table-cell table:formula="of:=STDEVPA([.B27:.AE27])" office:value-type="float" office:value="424.002431858854">
            <text:p>424,0024318589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3">
            <text:p>993</text:p>
          </table:table-cell>
          <table:table-cell table:number-columns-repeated="2"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684">
            <text:p>684</text:p>
          </table:table-cell>
          <table:table-cell office:value-type="float" office:value="1105">
            <text:p>1105</text:p>
          </table:table-cell>
          <table:table-cell office:value-type="float" office:value="317">
            <text:p>317</text:p>
          </table:table-cell>
          <table:table-cell office:value-type="float" office:value="803">
            <text:p>803</text:p>
          </table:table-cell>
          <table:table-cell office:value-type="float" office:value="1167">
            <text:p>1167</text:p>
          </table:table-cell>
          <table:table-cell office:value-type="float" office:value="864">
            <text:p>86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482">
            <text:p>482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705">
            <text:p>705</text:p>
          </table:table-cell>
          <table:table-cell office:value-type="float" office:value="913">
            <text:p>913</text:p>
          </table:table-cell>
          <table:table-cell office:value-type="float" office:value="847">
            <text:p>847</text:p>
          </table:table-cell>
          <table:table-cell table:number-columns-repeated="2"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537">
            <text:p>537</text:p>
          </table:table-cell>
          <table:table-cell office:value-type="float" office:value="726">
            <text:p>726</text:p>
          </table:table-cell>
          <table:table-cell table:style-name="ce3" table:formula="of:=AVERAGE([.B28:.AE28])" office:value-type="float" office:value="564.366666666667">
            <text:p>564,3666666667</text:p>
          </table:table-cell>
          <table:table-cell table:formula="of:=STDEVPA([.B28:.AE28])" office:value-type="float" office:value="417.074692218179">
            <text:p>417,074692218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4">
            <text:p>56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759">
            <text:p>759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754">
            <text:p>754</text:p>
          </table:table-cell>
          <table:table-cell office:value-type="float" office:value="979">
            <text:p>979</text:p>
          </table:table-cell>
          <table:table-cell office:value-type="float" office:value="759">
            <text:p>759</text:p>
          </table:table-cell>
          <table:table-cell office:value-type="float" office:value="768">
            <text:p>768</text:p>
          </table:table-cell>
          <table:table-cell office:value-type="float" office:value="960">
            <text:p>960</text:p>
          </table:table-cell>
          <table:table-cell office:value-type="float" office:value="665">
            <text:p>665</text:p>
          </table:table-cell>
          <table:table-cell office:value-type="float" office:value="548">
            <text:p>5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96">
            <text:p>896</text:p>
          </table:table-cell>
          <table:table-cell office:value-type="float" office:value="947">
            <text:p>947</text:p>
          </table:table-cell>
          <table:table-cell office:value-type="float" office:value="1087">
            <text:p>1087</text:p>
          </table:table-cell>
          <table:table-cell office:value-type="float" office:value="363">
            <text:p>363</text:p>
          </table:table-cell>
          <table:table-cell office:value-type="float" office:value="839">
            <text:p>839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table:style-name="ce3" table:formula="of:=AVERAGE([.B29:.AE29])" office:value-type="float" office:value="647.333333333333">
            <text:p>647,3333333333</text:p>
          </table:table-cell>
          <table:table-cell table:formula="of:=STDEVPA([.B29:.AE29])" office:value-type="float" office:value="361.343634539509">
            <text:p>361,3436345395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1">
            <text:p>741</text:p>
          </table:table-cell>
          <table:table-cell office:value-type="float" office:value="940">
            <text:p>940</text:p>
          </table:table-cell>
          <table:table-cell office:value-type="float" office:value="924">
            <text:p>924</text:p>
          </table:table-cell>
          <table:table-cell office:value-type="float" office:value="790">
            <text:p>790</text:p>
          </table:table-cell>
          <table:table-cell office:value-type="float" office:value="869">
            <text:p>869</text:p>
          </table:table-cell>
          <table:table-cell office:value-type="float" office:value="802">
            <text:p>802</text:p>
          </table:table-cell>
          <table:table-cell office:value-type="float" office:value="804">
            <text:p>804</text:p>
          </table:table-cell>
          <table:table-cell office:value-type="float" office:value="800">
            <text:p>80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949">
            <text:p>949</text:p>
          </table:table-cell>
          <table:table-cell office:value-type="float" office:value="421">
            <text:p>421</text:p>
          </table:table-cell>
          <table:table-cell office:value-type="float" office:value="611">
            <text:p>611</text:p>
          </table:table-cell>
          <table:table-cell office:value-type="float" office:value="1028">
            <text:p>1028</text:p>
          </table:table-cell>
          <table:table-cell office:value-type="float" office:value="1179">
            <text:p>1179</text:p>
          </table:table-cell>
          <table:table-cell office:value-type="float" office:value="1089">
            <text:p>1089</text:p>
          </table:table-cell>
          <table:table-cell office:value-type="float" office:value="931">
            <text:p>931</text:p>
          </table:table-cell>
          <table:table-cell office:value-type="float" office:value="994">
            <text:p>994</text:p>
          </table:table-cell>
          <table:table-cell office:value-type="float" office:value="752">
            <text:p>752</text:p>
          </table:table-cell>
          <table:table-cell office:value-type="float" office:value="535">
            <text:p>535</text:p>
          </table:table-cell>
          <table:table-cell office:value-type="float" office:value="1173">
            <text:p>1173</text:p>
          </table:table-cell>
          <table:table-cell office:value-type="float" office:value="759">
            <text:p>759</text:p>
          </table:table-cell>
          <table:table-cell office:value-type="float" office:value="953">
            <text:p>953</text:p>
          </table:table-cell>
          <table:table-cell office:value-type="float" office:value="850">
            <text:p>850</text:p>
          </table:table-cell>
          <table:table-cell office:value-type="float" office:value="818">
            <text:p>818</text:p>
          </table:table-cell>
          <table:table-cell office:value-type="float" office:value="796">
            <text:p>79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table:style-name="ce3" table:formula="of:=AVERAGE([.B30:.AE30])" office:value-type="float" office:value="771.133333333333">
            <text:p>771,1333333333</text:p>
          </table:table-cell>
          <table:table-cell table:formula="of:=STDEVPA([.B30:.AE30])" office:value-type="float" office:value="286.165189279821">
            <text:p>286,1651892798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1017">
            <text:p>1017</text:p>
          </table:table-cell>
          <table:table-cell office:value-type="float" office:value="986">
            <text:p>986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757">
            <text:p>757</text:p>
          </table:table-cell>
          <table:table-cell office:value-type="float" office:value="986">
            <text:p>986</text:p>
          </table:table-cell>
          <table:table-cell office:value-type="float" office:value="802">
            <text:p>802</text:p>
          </table:table-cell>
          <table:table-cell office:value-type="float" office:value="826">
            <text:p>826</text:p>
          </table:table-cell>
          <table:table-cell office:value-type="float" office:value="758">
            <text:p>758</text:p>
          </table:table-cell>
          <table:table-cell office:value-type="float" office:value="850">
            <text:p>850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715">
            <text:p>715</text:p>
          </table:table-cell>
          <table:table-cell office:value-type="float" office:value="811">
            <text:p>811</text:p>
          </table:table-cell>
          <table:table-cell office:value-type="float" office:value="928">
            <text:p>928</text:p>
          </table:table-cell>
          <table:table-cell office:value-type="float" office:value="748">
            <text:p>748</text:p>
          </table:table-cell>
          <table:table-cell office:value-type="float" office:value="1246">
            <text:p>1246</text:p>
          </table:table-cell>
          <table:table-cell office:value-type="float" office:value="925">
            <text:p>925</text:p>
          </table:table-cell>
          <table:table-cell office:value-type="float" office:value="782">
            <text:p>782</text:p>
          </table:table-cell>
          <table:table-cell office:value-type="float" office:value="645">
            <text:p>645</text:p>
          </table:table-cell>
          <table:table-cell office:value-type="float" office:value="994">
            <text:p>994</text:p>
          </table:table-cell>
          <table:table-cell office:value-type="float" office:value="841">
            <text:p>841</text:p>
          </table:table-cell>
          <table:table-cell office:value-type="float" office:value="834">
            <text:p>834</text:p>
          </table:table-cell>
          <table:table-cell office:value-type="float" office:value="1049">
            <text:p>1049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863">
            <text:p>863</text:p>
          </table:table-cell>
          <table:table-cell table:style-name="ce3" table:formula="of:=AVERAGE([.B31:.AE31])" office:value-type="float" office:value="804.233333333333">
            <text:p>804,2333333333</text:p>
          </table:table-cell>
          <table:table-cell table:formula="of:=STDEVPA([.B31:.AE31])" office:value-type="float" office:value="259.796033243175">
            <text:p>259,7960332432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435">
            <text:p>435</text:p>
          </table:table-cell>
          <table:table-cell office:value-type="float" office:value="773">
            <text:p>773</text:p>
          </table:table-cell>
          <table:table-cell office:value-type="float" office:value="905">
            <text:p>905</text:p>
          </table:table-cell>
          <table:table-cell office:value-type="float" office:value="223">
            <text:p>223</text:p>
          </table:table-cell>
          <table:table-cell office:value-type="float" office:value="644">
            <text:p>644</text:p>
          </table:table-cell>
          <table:table-cell office:value-type="float" office:value="1062">
            <text:p>1062</text:p>
          </table:table-cell>
          <table:table-cell office:value-type="float" office:value="995">
            <text:p>995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871">
            <text:p>871</text:p>
          </table:table-cell>
          <table:table-cell office:value-type="float" office:value="456">
            <text:p>456</text:p>
          </table:table-cell>
          <table:table-cell office:value-type="float" office:value="158">
            <text:p>158</text:p>
          </table:table-cell>
          <table:table-cell office:value-type="float" office:value="904">
            <text:p>904</text:p>
          </table:table-cell>
          <table:table-cell office:value-type="float" office:value="1147">
            <text:p>1147</text:p>
          </table:table-cell>
          <table:table-cell office:value-type="float" office:value="1061">
            <text:p>1061</text:p>
          </table:table-cell>
          <table:table-cell office:value-type="float" office:value="973">
            <text:p>973</text:p>
          </table:table-cell>
          <table:table-cell office:value-type="float" office:value="859">
            <text:p>859</text:p>
          </table:table-cell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float" office:value="736">
            <text:p>736</text:p>
          </table:table-cell>
          <table:table-cell office:value-type="float" office:value="621">
            <text:p>621</text:p>
          </table:table-cell>
          <table:table-cell office:value-type="float" office:value="709">
            <text:p>709</text:p>
          </table:table-cell>
          <table:table-cell office:value-type="float" office:value="269">
            <text:p>269</text:p>
          </table:table-cell>
          <table:table-cell office:value-type="float" office:value="893">
            <text:p>893</text:p>
          </table:table-cell>
          <table:table-cell office:value-type="float" office:value="1088">
            <text:p>108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1106">
            <text:p>1106</text:p>
          </table:table-cell>
          <table:table-cell table:style-name="ce3" table:formula="of:=AVERAGE([.B32:.AE32])" office:value-type="float" office:value="693.7">
            <text:p>693,7</text:p>
          </table:table-cell>
          <table:table-cell table:formula="of:=STDEVPA([.B32:.AE32])" office:value-type="float" office:value="345.782605114832">
            <text:p>345,7826051148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736">
            <text:p>736</text:p>
          </table:table-cell>
          <table:table-cell office:value-type="float" office:value="993">
            <text:p>99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1032">
            <text:p>1032</text:p>
          </table:table-cell>
          <table:table-cell office:value-type="float" office:value="900">
            <text:p>900</text:p>
          </table:table-cell>
          <table:table-cell office:value-type="float" office:value="1036">
            <text:p>1036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997">
            <text:p>997</text:p>
          </table:table-cell>
          <table:table-cell office:value-type="float" office:value="345">
            <text:p>345</text:p>
          </table:table-cell>
          <table:table-cell office:value-type="float" office:value="869">
            <text:p>869</text:p>
          </table:table-cell>
          <table:table-cell office:value-type="float" office:value="1210">
            <text:p>1210</text:p>
          </table:table-cell>
          <table:table-cell office:value-type="float" office:value="809">
            <text:p>809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928">
            <text:p>928</text:p>
          </table:table-cell>
          <table:table-cell office:value-type="float" office:value="672">
            <text:p>672</text:p>
          </table:table-cell>
          <table:table-cell table:style-name="ce3" table:formula="of:=AVERAGE([.B33:.AE33])" office:value-type="float" office:value="637.533333333333">
            <text:p>637,5333333333</text:p>
          </table:table-cell>
          <table:table-cell table:formula="of:=STDEVPA([.B33:.AE33])" office:value-type="float" office:value="430.350921406653">
            <text:p>430,35092140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45">
            <text:p>945</text:p>
          </table:table-cell>
          <table:table-cell office:value-type="float" office:value="668">
            <text:p>668</text:p>
          </table:table-cell>
          <table:table-cell office:value-type="float" office:value="825">
            <text:p>825</text:p>
          </table:table-cell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746">
            <text:p>746</text:p>
          </table:table-cell>
          <table:table-cell office:value-type="float" office:value="1091">
            <text:p>1091</text:p>
          </table:table-cell>
          <table:table-cell office:value-type="float" office:value="620">
            <text:p>620</text:p>
          </table:table-cell>
          <table:table-cell office:value-type="float" office:value="865">
            <text:p>865</text:p>
          </table:table-cell>
          <table:table-cell office:value-type="float" office:value="688">
            <text:p>688</text:p>
          </table:table-cell>
          <table:table-cell office:value-type="float" office:value="744">
            <text:p>744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627">
            <text:p>627</text:p>
          </table:table-cell>
          <table:table-cell office:value-type="float" office:value="887">
            <text:p>887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931">
            <text:p>931</text:p>
          </table:table-cell>
          <table:table-cell office:value-type="float" office:value="1517">
            <text:p>1517</text:p>
          </table:table-cell>
          <table:table-cell table:style-name="ce3" table:formula="of:=AVERAGE([.B34:.AE34])" office:value-type="float" office:value="632.566666666667">
            <text:p>632,5666666667</text:p>
          </table:table-cell>
          <table:table-cell table:formula="of:=STDEVPA([.B34:.AE34])" office:value-type="float" office:value="417.337248384192">
            <text:p>417,3372483842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5">
            <text:p>885</text:p>
          </table:table-cell>
          <table:table-cell office:value-type="float" office:value="581">
            <text:p>581</text:p>
          </table:table-cell>
          <table:table-cell office:value-type="float" office:value="353">
            <text:p>353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387">
            <text:p>387</text:p>
          </table:table-cell>
          <table:table-cell office:value-type="float" office:value="1078">
            <text:p>1078</text:p>
          </table:table-cell>
          <table:table-cell office:value-type="float" office:value="1340">
            <text:p>1340</text:p>
          </table:table-cell>
          <table:table-cell office:value-type="float" office:value="935">
            <text:p>935</text:p>
          </table:table-cell>
          <table:table-cell office:value-type="float" office:value="259">
            <text:p>259</text:p>
          </table:table-cell>
          <table:table-cell office:value-type="float" office:value="910">
            <text:p>910</text:p>
          </table:table-cell>
          <table:table-cell office:value-type="float" office:value="619">
            <text:p>619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1115">
            <text:p>1115</text:p>
          </table:table-cell>
          <table:table-cell office:value-type="float" office:value="1251">
            <text:p>1251</text:p>
          </table:table-cell>
          <table:table-cell office:value-type="float" office:value="1270">
            <text:p>127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533">
            <text:p>533</text:p>
          </table:table-cell>
          <table:table-cell office:value-type="float" office:value="665">
            <text:p>665</text:p>
          </table:table-cell>
          <table:table-cell office:value-type="float" office:value="779">
            <text:p>77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626">
            <text:p>626</text:p>
          </table:table-cell>
          <table:table-cell office:value-type="float" office:value="1054">
            <text:p>1054</text:p>
          </table:table-cell>
          <table:table-cell table:style-name="ce3" table:formula="of:=AVERAGE([.B35:.AE35])" office:value-type="float" office:value="653.8">
            <text:p>653,8</text:p>
          </table:table-cell>
          <table:table-cell table:formula="of:=STDEVPA([.B35:.AE35])" office:value-type="float" office:value="388.313910816151">
            <text:p>388,3139108162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33">
            <text:p>7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521">
            <text:p>1521</text:p>
          </table:table-cell>
          <table:table-cell office:value-type="float" office:value="1669">
            <text:p>1669</text:p>
          </table:table-cell>
          <table:table-cell office:value-type="float" office:value="279">
            <text:p>279</text:p>
          </table:table-cell>
          <table:table-cell office:value-type="float" office:value="1460">
            <text:p>1460</text:p>
          </table:table-cell>
          <table:table-cell office:value-type="float" office:value="1100">
            <text:p>1100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393">
            <text:p>1393</text:p>
          </table:table-cell>
          <table:table-cell office:value-type="float" office:value="1276">
            <text:p>1276</text:p>
          </table:table-cell>
          <table:table-cell office:value-type="float" office:value="316">
            <text:p>316</text:p>
          </table:table-cell>
          <table:table-cell office:value-type="float" office:value="1589">
            <text:p>1589</text:p>
          </table:table-cell>
          <table:table-cell office:value-type="float" office:value="1391">
            <text:p>1391</text:p>
          </table:table-cell>
          <table:table-cell office:value-type="float" office:value="759">
            <text:p>759</text:p>
          </table:table-cell>
          <table:table-cell office:value-type="float" office:value="1504">
            <text:p>1504</text:p>
          </table:table-cell>
          <table:table-cell office:value-type="float" office:value="628">
            <text:p>6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588">
            <text:p>588</text:p>
          </table:table-cell>
          <table:table-cell office:value-type="float" office:value="1133">
            <text:p>1133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056">
            <text:p>1056</text:p>
          </table:table-cell>
          <table:table-cell office:value-type="float" office:value="1443">
            <text:p>1443</text:p>
          </table:table-cell>
          <table:table-cell table:style-name="ce3" table:formula="of:=AVERAGE([.B36:.AE36])" office:value-type="float" office:value="951.566666666667">
            <text:p>951,5666666667</text:p>
          </table:table-cell>
          <table:table-cell table:formula="of:=STDEVPA([.B36:.AE36])" office:value-type="float" office:value="585.836876233953">
            <text:p>585,836876234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9">
            <text:p>1669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234">
            <text:p>1234</text:p>
          </table:table-cell>
          <table:table-cell office:value-type="float" office:value="1606">
            <text:p>1606</text:p>
          </table:table-cell>
          <table:table-cell office:value-type="float" office:value="1738">
            <text:p>1738</text:p>
          </table:table-cell>
          <table:table-cell office:value-type="float" office:value="230">
            <text:p>230</text:p>
          </table:table-cell>
          <table:table-cell office:value-type="float" office:value="1788">
            <text:p>1788</text:p>
          </table:table-cell>
          <table:table-cell office:value-type="float" office:value="1631">
            <text:p>1631</text:p>
          </table:table-cell>
          <table:table-cell office:value-type="float" office:value="112">
            <text:p>112</text:p>
          </table:table-cell>
          <table:table-cell office:value-type="float" office:value="1546">
            <text:p>1546</text:p>
          </table:table-cell>
          <table:table-cell office:value-type="float" office:value="1322">
            <text:p>1322</text:p>
          </table:table-cell>
          <table:table-cell office:value-type="float" office:value="1369">
            <text:p>1369</text:p>
          </table:table-cell>
          <table:table-cell office:value-type="float" office:value="1388">
            <text:p>1388</text:p>
          </table:table-cell>
          <table:table-cell office:value-type="float" office:value="134">
            <text:p>134</text:p>
          </table:table-cell>
          <table:table-cell office:value-type="float" office:value="567">
            <text:p>567</text:p>
          </table:table-cell>
          <table:table-cell office:value-type="float" office:value="1613">
            <text:p>1613</text:p>
          </table:table-cell>
          <table:table-cell office:value-type="float" office:value="780">
            <text:p>780</text:p>
          </table:table-cell>
          <table:table-cell office:value-type="float" office:value="1758">
            <text:p>1758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353">
            <text:p>353</text:p>
          </table:table-cell>
          <table:table-cell office:value-type="float" office:value="609">
            <text:p>609</text:p>
          </table:table-cell>
          <table:table-cell office:value-type="float" office:value="439">
            <text:p>439</text:p>
          </table:table-cell>
          <table:table-cell office:value-type="float" office:value="734">
            <text:p>734</text:p>
          </table:table-cell>
          <table:table-cell office:value-type="float" office:value="478">
            <text:p>478</text:p>
          </table:table-cell>
          <table:table-cell office:value-type="float" office:value="1691">
            <text:p>1691</text:p>
          </table:table-cell>
          <table:table-cell office:value-type="float" office:value="1471">
            <text:p>1471</text:p>
          </table:table-cell>
          <table:table-cell table:style-name="ce3" table:formula="of:=AVERAGE([.B37:.AE37])" office:value-type="float" office:value="1018.2">
            <text:p>1018,2</text:p>
          </table:table-cell>
          <table:table-cell table:formula="of:=STDEVPA([.B37:.AE37])" office:value-type="float" office:value="609.316633615069">
            <text:p>609,3166336151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550">
            <text:p>1550</text:p>
          </table:table-cell>
          <table:table-cell office:value-type="float" office:value="1172">
            <text:p>1172</text:p>
          </table:table-cell>
          <table:table-cell office:value-type="float" office:value="1529">
            <text:p>1529</text:p>
          </table:table-cell>
          <table:table-cell office:value-type="float" office:value="1430">
            <text:p>1430</text:p>
          </table:table-cell>
          <table:table-cell office:value-type="float" office:value="1466">
            <text:p>1466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259">
            <text:p>1259</text:p>
          </table:table-cell>
          <table:table-cell office:value-type="float" office:value="816">
            <text:p>81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222">
            <text:p>222</text:p>
          </table:table-cell>
          <table:table-cell table:style-name="ce3" table:formula="of:=AVERAGE([.B38:.AE38])" office:value-type="float" office:value="839.466666666667">
            <text:p>839,4666666667</text:p>
          </table:table-cell>
          <table:table-cell table:formula="of:=STDEVPA([.B38:.AE38])" office:value-type="float" office:value="665.078478243148">
            <text:p>665,0784782431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55">
            <text:p>1255</text:p>
          </table:table-cell>
          <table:table-cell office:value-type="float" office:value="384">
            <text:p>384</text:p>
          </table:table-cell>
          <table:table-cell office:value-type="float" office:value="1234">
            <text:p>1234</text:p>
          </table:table-cell>
          <table:table-cell office:value-type="float" office:value="1455">
            <text:p>1455</text:p>
          </table:table-cell>
          <table:table-cell office:value-type="float" office:value="1155">
            <text:p>1155</text:p>
          </table:table-cell>
          <table:table-cell office:value-type="float" office:value="1541">
            <text:p>1541</text:p>
          </table:table-cell>
          <table:table-cell office:value-type="float" office:value="702">
            <text:p>702</text:p>
          </table:table-cell>
          <table:table-cell office:value-type="float" office:value="65">
            <text:p>65</text:p>
          </table:table-cell>
          <table:table-cell office:value-type="float" office:value="1547">
            <text:p>1547</text:p>
          </table:table-cell>
          <table:table-cell office:value-type="float" office:value="1420">
            <text:p>1420</text:p>
          </table:table-cell>
          <table:table-cell office:value-type="float" office:value="1713">
            <text:p>1713</text:p>
          </table:table-cell>
          <table:table-cell office:value-type="float" office:value="1157">
            <text:p>1157</text:p>
          </table:table-cell>
          <table:table-cell office:value-type="float" office:value="1382">
            <text:p>1382</text:p>
          </table:table-cell>
          <table:table-cell office:value-type="float" office:value="1448">
            <text:p>1448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495">
            <text:p>1495</text:p>
          </table:table-cell>
          <table:table-cell office:value-type="float" office:value="219">
            <text:p>219</text:p>
          </table:table-cell>
          <table:table-cell office:value-type="float" office:value="1569">
            <text:p>1569</text:p>
          </table:table-cell>
          <table:table-cell office:value-type="float" office:value="1329">
            <text:p>1329</text:p>
          </table:table-cell>
          <table:table-cell office:value-type="float" office:value="1391">
            <text:p>1391</text:p>
          </table:table-cell>
          <table:table-cell office:value-type="float" office:value="1542">
            <text:p>1542</text:p>
          </table:table-cell>
          <table:table-cell office:value-type="float" office:value="199">
            <text:p>199</text:p>
          </table:table-cell>
          <table:table-cell office:value-type="float" office:value="681">
            <text:p>681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table:style-name="ce3" table:formula="of:=AVERAGE([.B39:.AE39])" office:value-type="float" office:value="953.3">
            <text:p>953,3</text:p>
          </table:table-cell>
          <table:table-cell table:formula="of:=STDEVPA([.B39:.AE39])" office:value-type="float" office:value="586.87364625332">
            <text:p>586,8736462533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0">
            <text:p>1330</text:p>
          </table:table-cell>
          <table:table-cell office:value-type="float" office:value="1453">
            <text:p>1453</text:p>
          </table:table-cell>
          <table:table-cell office:value-type="float" office:value="706">
            <text:p>706</text:p>
          </table:table-cell>
          <table:table-cell office:value-type="float" office:value="1157">
            <text:p>1157</text:p>
          </table:table-cell>
          <table:table-cell office:value-type="float" office:value="1606">
            <text:p>1606</text:p>
          </table:table-cell>
          <table:table-cell office:value-type="float" office:value="1400">
            <text:p>1400</text:p>
          </table:table-cell>
          <table:table-cell office:value-type="float" office:value="626">
            <text:p>626</text:p>
          </table:table-cell>
          <table:table-cell office:value-type="float" office:value="1365">
            <text:p>1365</text:p>
          </table:table-cell>
          <table:table-cell office:value-type="float" office:value="1660">
            <text:p>1660</text:p>
          </table:table-cell>
          <table:table-cell office:value-type="float" office:value="1512">
            <text:p>1512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853">
            <text:p>853</text:p>
          </table:table-cell>
          <table:table-cell office:value-type="float" office:value="1409">
            <text:p>1409</text:p>
          </table:table-cell>
          <table:table-cell office:value-type="float" office:value="1460">
            <text:p>1460</text:p>
          </table:table-cell>
          <table:table-cell office:value-type="float" office:value="1208">
            <text:p>1208</text:p>
          </table:table-cell>
          <table:table-cell office:value-type="float" office:value="1298">
            <text:p>1298</text:p>
          </table:table-cell>
          <table:table-cell office:value-type="float" office:value="1352">
            <text:p>1352</text:p>
          </table:table-cell>
          <table:table-cell office:value-type="float" office:value="1653">
            <text:p>1653</text:p>
          </table:table-cell>
          <table:table-cell office:value-type="float" office:value="1226">
            <text:p>1226</text:p>
          </table:table-cell>
          <table:table-cell office:value-type="float" office:value="1561">
            <text:p>1561</text:p>
          </table:table-cell>
          <table:table-cell office:value-type="float" office:value="1406">
            <text:p>1406</text:p>
          </table:table-cell>
          <table:table-cell office:value-type="float" office:value="1325">
            <text:p>1325</text:p>
          </table:table-cell>
          <table:table-cell office:value-type="float" office:value="1389">
            <text:p>1389</text:p>
          </table:table-cell>
          <table:table-cell office:value-type="float" office:value="1173">
            <text:p>1173</text:p>
          </table:table-cell>
          <table:table-cell office:value-type="float" office:value="584">
            <text:p>584</text:p>
          </table:table-cell>
          <table:table-cell office:value-type="float" office:value="1342">
            <text:p>134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table:style-name="ce3" table:formula="of:=AVERAGE([.B40:.AE40])" office:value-type="float" office:value="1185.16666666667">
            <text:p>1185,1666666667</text:p>
          </table:table-cell>
          <table:table-cell table:formula="of:=STDEVPA([.B40:.AE40])" office:value-type="float" office:value="444.446403467905">
            <text:p>444,4464034679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425">
            <text:p>1425</text:p>
          </table:table-cell>
          <table:table-cell office:value-type="float" office:value="1002">
            <text:p>1002</text:p>
          </table:table-cell>
          <table:table-cell office:value-type="float" office:value="654">
            <text:p>654</text:p>
          </table:table-cell>
          <table:table-cell office:value-type="float" office:value="1497">
            <text:p>1497</text:p>
          </table:table-cell>
          <table:table-cell office:value-type="float" office:value="1933">
            <text:p>1933</text:p>
          </table:table-cell>
          <table:table-cell office:value-type="float" office:value="1369">
            <text:p>1369</text:p>
          </table:table-cell>
          <table:table-cell office:value-type="float" office:value="158">
            <text:p>158</text:p>
          </table:table-cell>
          <table:table-cell office:value-type="float" office:value="1094">
            <text:p>1094</text:p>
          </table:table-cell>
          <table:table-cell office:value-type="float" office:value="1858">
            <text:p>1858</text:p>
          </table:table-cell>
          <table:table-cell office:value-type="float" office:value="1579">
            <text:p>1579</text:p>
          </table:table-cell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1415">
            <text:p>1415</text:p>
          </table:table-cell>
          <table:table-cell office:value-type="float" office:value="1331">
            <text:p>1331</text:p>
          </table:table-cell>
          <table:table-cell office:value-type="float" office:value="1439">
            <text:p>1439</text:p>
          </table:table-cell>
          <table:table-cell office:value-type="float" office:value="311">
            <text:p>311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1709">
            <text:p>1709</text:p>
          </table:table-cell>
          <table:table-cell office:value-type="float" office:value="53">
            <text:p>53</text:p>
          </table:table-cell>
          <table:table-cell office:value-type="float" office:value="1412">
            <text:p>1412</text:p>
          </table:table-cell>
          <table:table-cell office:value-type="float" office:value="1470">
            <text:p>1470</text:p>
          </table:table-cell>
          <table:table-cell office:value-type="float" office:value="1279">
            <text:p>1279</text:p>
          </table:table-cell>
          <table:table-cell office:value-type="float" office:value="1417">
            <text:p>1417</text:p>
          </table:table-cell>
          <table:table-cell office:value-type="float" office:value="1347">
            <text:p>1347</text:p>
          </table:table-cell>
          <table:table-cell office:value-type="float" office:value="1609">
            <text:p>1609</text:p>
          </table:table-cell>
          <table:table-cell office:value-type="float" office:value="1544">
            <text:p>1544</text:p>
          </table:table-cell>
          <table:table-cell office:value-type="float" office:value="1008">
            <text:p>1008</text:p>
          </table:table-cell>
          <table:table-cell table:style-name="ce3" table:formula="of:=AVERAGE([.B41:.AE41])" office:value-type="float" office:value="1160.16666666667">
            <text:p>1160,1666666667</text:p>
          </table:table-cell>
          <table:table-cell table:formula="of:=STDEVPA([.B41:.AE41])" office:value-type="float" office:value="540.442293147217">
            <text:p>540,4422931472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72">
            <text:p>1472</text:p>
          </table:table-cell>
          <table:table-cell office:value-type="float" office:value="596">
            <text:p>596</text:p>
          </table:table-cell>
          <table:table-cell office:value-type="float" office:value="1586">
            <text:p>1586</text:p>
          </table:table-cell>
          <table:table-cell office:value-type="float" office:value="25">
            <text:p>25</text:p>
          </table:table-cell>
          <table:table-cell office:value-type="float" office:value="1710">
            <text:p>1710</text:p>
          </table:table-cell>
          <table:table-cell office:value-type="float" office:value="1713">
            <text:p>1713</text:p>
          </table:table-cell>
          <table:table-cell office:value-type="float" office:value="1215">
            <text:p>1215</text:p>
          </table:table-cell>
          <table:table-cell office:value-type="float" office:value="1207">
            <text:p>1207</text:p>
          </table:table-cell>
          <table:table-cell office:value-type="float" office:value="737">
            <text:p>737</text:p>
          </table:table-cell>
          <table:table-cell office:value-type="float" office:value="1690">
            <text:p>1690</text:p>
          </table:table-cell>
          <table:table-cell office:value-type="float" office:value="1391">
            <text:p>1391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244">
            <text:p>1244</text:p>
          </table:table-cell>
          <table:table-cell office:value-type="float" office:value="456">
            <text:p>456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1195">
            <text:p>1195</text:p>
          </table:table-cell>
          <table:table-cell office:value-type="float" office:value="1828">
            <text:p>1828</text:p>
          </table:table-cell>
          <table:table-cell office:value-type="float" office:value="25">
            <text:p>25</text:p>
          </table:table-cell>
          <table:table-cell office:value-type="float" office:value="916">
            <text:p>916</text:p>
          </table:table-cell>
          <table:table-cell office:value-type="float" office:value="1146">
            <text:p>1146</text:p>
          </table:table-cell>
          <table:table-cell office:value-type="float" office:value="809">
            <text:p>809</text:p>
          </table:table-cell>
          <table:table-cell office:value-type="float" office:value="653">
            <text:p>653</text:p>
          </table:table-cell>
          <table:table-cell office:value-type="float" office:value="1322">
            <text:p>1322</text:p>
          </table:table-cell>
          <table:table-cell office:value-type="float" office:value="1478">
            <text:p>1478</text:p>
          </table:table-cell>
          <table:table-cell office:value-type="float" office:value="1415">
            <text:p>1415</text:p>
          </table:table-cell>
          <table:table-cell office:value-type="float" office:value="1149">
            <text:p>1149</text:p>
          </table:table-cell>
          <table:table-cell table:style-name="ce3" table:formula="of:=AVERAGE([.B42:.AE42])" office:value-type="float" office:value="1010.1">
            <text:p>1010,1</text:p>
          </table:table-cell>
          <table:table-cell table:formula="of:=STDEVPA([.B42:.AE42])" office:value-type="float" office:value="536.048713582388">
            <text:p>536,0487135824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453">
            <text:p>453</text:p>
          </table:table-cell>
          <table:table-cell office:value-type="float" office:value="1629">
            <text:p>1629</text:p>
          </table:table-cell>
          <table:table-cell office:value-type="float" office:value="532">
            <text:p>532</text:p>
          </table:table-cell>
          <table:table-cell office:value-type="float" office:value="1483">
            <text:p>1483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office:value-type="float" office:value="1625">
            <text:p>1625</text:p>
          </table:table-cell>
          <table:table-cell office:value-type="float" office:value="1615">
            <text:p>1615</text:p>
          </table:table-cell>
          <table:table-cell office:value-type="float" office:value="1483">
            <text:p>148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0">
            <text:p>0</text:p>
          </table:table-cell>
          <table:table-cell office:value-type="float" office:value="1594">
            <text:p>1594</text:p>
          </table:table-cell>
          <table:table-cell office:value-type="float" office:value="1457">
            <text:p>1457</text:p>
          </table:table-cell>
          <table:table-cell office:value-type="float" office:value="1351">
            <text:p>1351</text:p>
          </table:table-cell>
          <table:table-cell office:value-type="float" office:value="1035">
            <text:p>103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289">
            <text:p>1289</text:p>
          </table:table-cell>
          <table:table-cell office:value-type="float" office:value="1167">
            <text:p>1167</text:p>
          </table:table-cell>
          <table:table-cell office:value-type="float" office:value="1216">
            <text:p>1216</text:p>
          </table:table-cell>
          <table:table-cell table:style-name="ce3" table:formula="of:=AVERAGE([.B43:.AE43])" office:value-type="float" office:value="935.6">
            <text:p>935,6</text:p>
          </table:table-cell>
          <table:table-cell table:formula="of:=STDEVPA([.B43:.AE43])" office:value-type="float" office:value="607.497193409155">
            <text:p>607,497193409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1540">
            <text:p>1540</text:p>
          </table:table-cell>
          <table:table-cell office:value-type="float" office:value="1146">
            <text:p>1146</text:p>
          </table:table-cell>
          <table:table-cell office:value-type="float" office:value="1325">
            <text:p>1325</text:p>
          </table:table-cell>
          <table:table-cell office:value-type="float" office:value="628">
            <text:p>628</text:p>
          </table:table-cell>
          <table:table-cell office:value-type="float" office:value="1480">
            <text:p>1480</text:p>
          </table:table-cell>
          <table:table-cell office:value-type="float" office:value="1555">
            <text:p>1555</text:p>
          </table:table-cell>
          <table:table-cell office:value-type="float" office:value="1707">
            <text:p>1707</text:p>
          </table:table-cell>
          <table:table-cell office:value-type="float" office:value="1288">
            <text:p>1288</text:p>
          </table:table-cell>
          <table:table-cell office:value-type="float" office:value="1371">
            <text:p>1371</text:p>
          </table:table-cell>
          <table:table-cell office:value-type="float" office:value="1530">
            <text:p>1530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444">
            <text:p>1444</text:p>
          </table:table-cell>
          <table:table-cell office:value-type="float" office:value="1282">
            <text:p>1282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1418">
            <text:p>1418</text:p>
          </table:table-cell>
          <table:table-cell office:value-type="float" office:value="619">
            <text:p>619</text:p>
          </table:table-cell>
          <table:table-cell office:value-type="float" office:value="233">
            <text:p>233</text:p>
          </table:table-cell>
          <table:table-cell table:style-name="ce3" table:formula="of:=AVERAGE([.B44:.AE44])" office:value-type="float" office:value="910.5">
            <text:p>910,5</text:p>
          </table:table-cell>
          <table:table-cell table:formula="of:=STDEVPA([.B44:.AE44])" office:value-type="float" office:value="589.332602752187">
            <text:p>589,3326027522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9">
            <text:p>539</text:p>
          </table:table-cell>
          <table:table-cell office:value-type="float" office:value="1260">
            <text:p>1260</text:p>
          </table:table-cell>
          <table:table-cell office:value-type="float" office:value="1425">
            <text:p>1425</text:p>
          </table:table-cell>
          <table:table-cell office:value-type="float" office:value="1325">
            <text:p>1325</text:p>
          </table:table-cell>
          <table:table-cell office:value-type="float" office:value="1332">
            <text:p>1332</text:p>
          </table:table-cell>
          <table:table-cell office:value-type="float" office:value="1507">
            <text:p>1507</text:p>
          </table:table-cell>
          <table:table-cell office:value-type="float" office:value="1404">
            <text:p>1404</text:p>
          </table:table-cell>
          <table:table-cell office:value-type="float" office:value="1439">
            <text:p>1439</text:p>
          </table:table-cell>
          <table:table-cell office:value-type="float" office:value="1099">
            <text:p>1099</text:p>
          </table:table-cell>
          <table:table-cell office:value-type="float" office:value="1430">
            <text:p>1430</text:p>
          </table:table-cell>
          <table:table-cell office:value-type="float" office:value="1414">
            <text:p>1414</text:p>
          </table:table-cell>
          <table:table-cell office:value-type="float" office:value="1494">
            <text:p>1494</text:p>
          </table:table-cell>
          <table:table-cell office:value-type="float" office:value="1385">
            <text:p>1385</text:p>
          </table:table-cell>
          <table:table-cell office:value-type="float" office:value="711">
            <text:p>711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84">
            <text:p>1284</text:p>
          </table:table-cell>
          <table:table-cell office:value-type="float" office:value="1508">
            <text:p>1508</text:p>
          </table:table-cell>
          <table:table-cell office:value-type="float" office:value="273">
            <text:p>273</text:p>
          </table:table-cell>
          <table:table-cell office:value-type="float" office:value="602">
            <text:p>602</text:p>
          </table:table-cell>
          <table:table-cell office:value-type="float" office:value="1334">
            <text:p>1334</text:p>
          </table:table-cell>
          <table:table-cell office:value-type="float" office:value="984">
            <text:p>984</text:p>
          </table:table-cell>
          <table:table-cell office:value-type="float" office:value="1499">
            <text:p>1499</text:p>
          </table:table-cell>
          <table:table-cell office:value-type="float" office:value="1524">
            <text:p>1524</text:p>
          </table:table-cell>
          <table:table-cell office:value-type="float" office:value="1251">
            <text:p>1251</text:p>
          </table:table-cell>
          <table:table-cell office:value-type="float" office:value="696">
            <text:p>696</text:p>
          </table:table-cell>
          <table:table-cell office:value-type="float" office:value="1188">
            <text:p>1188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45:.AE45])" office:value-type="float" office:value="1125.13333333333">
            <text:p>1125,1333333333</text:p>
          </table:table-cell>
          <table:table-cell table:formula="of:=STDEVPA([.B45:.AE45])" office:value-type="float" office:value="438.012079995772">
            <text:p>438,012079995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52">
            <text:p>1352</text:p>
          </table:table-cell>
          <table:table-cell office:value-type="float" office:value="1695">
            <text:p>1695</text:p>
          </table:table-cell>
          <table:table-cell office:value-type="float" office:value="1711">
            <text:p>1711</text:p>
          </table:table-cell>
          <table:table-cell office:value-type="float" office:value="1378">
            <text:p>1378</text:p>
          </table:table-cell>
          <table:table-cell office:value-type="float" office:value="1140">
            <text:p>1140</text:p>
          </table:table-cell>
          <table:table-cell office:value-type="float" office:value="1128">
            <text:p>1128</text:p>
          </table:table-cell>
          <table:table-cell office:value-type="float" office:value="1297">
            <text:p>1297</text:p>
          </table:table-cell>
          <table:table-cell office:value-type="float" office:value="1275">
            <text:p>1275</text:p>
          </table:table-cell>
          <table:table-cell office:value-type="float" office:value="1576">
            <text:p>1576</text:p>
          </table:table-cell>
          <table:table-cell office:value-type="float" office:value="400">
            <text:p>400</text:p>
          </table:table-cell>
          <table:table-cell office:value-type="float" office:value="1783">
            <text:p>1783</text:p>
          </table:table-cell>
          <table:table-cell office:value-type="float" office:value="1378">
            <text:p>1378</text:p>
          </table:table-cell>
          <table:table-cell office:value-type="float" office:value="1125">
            <text:p>1125</text:p>
          </table:table-cell>
          <table:table-cell office:value-type="float" office:value="1275">
            <text:p>1275</text:p>
          </table:table-cell>
          <table:table-cell office:value-type="float" office:value="1464">
            <text:p>1464</text:p>
          </table:table-cell>
          <table:table-cell office:value-type="float" office:value="1102">
            <text:p>1102</text:p>
          </table:table-cell>
          <table:table-cell office:value-type="float" office:value="1505">
            <text:p>1505</text:p>
          </table:table-cell>
          <table:table-cell office:value-type="float" office:value="998">
            <text:p>998</text:p>
          </table:table-cell>
          <table:table-cell office:value-type="float" office:value="1400">
            <text:p>1400</text:p>
          </table:table-cell>
          <table:table-cell office:value-type="float" office:value="1466">
            <text:p>1466</text:p>
          </table:table-cell>
          <table:table-cell office:value-type="float" office:value="1233">
            <text:p>1233</text:p>
          </table:table-cell>
          <table:table-cell office:value-type="float" office:value="20">
            <text:p>20</text:p>
          </table:table-cell>
          <table:table-cell office:value-type="float" office:value="1501">
            <text:p>1501</text:p>
          </table:table-cell>
          <table:table-cell office:value-type="float" office:value="1381">
            <text:p>1381</text:p>
          </table:table-cell>
          <table:table-cell office:value-type="float" office:value="1117">
            <text:p>1117</text:p>
          </table:table-cell>
          <table:table-cell office:value-type="float" office:value="1643">
            <text:p>1643</text:p>
          </table:table-cell>
          <table:table-cell office:value-type="float" office:value="1297">
            <text:p>1297</text:p>
          </table:table-cell>
          <table:table-cell office:value-type="float" office:value="1484">
            <text:p>1484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table:style-name="ce3" table:formula="of:=AVERAGE([.B46:.AE46])" office:value-type="float" office:value="1233.83333333333">
            <text:p>1233,8333333333</text:p>
          </table:table-cell>
          <table:table-cell table:formula="of:=STDEVPA([.B46:.AE46])" office:value-type="float" office:value="423.636249891605">
            <text:p>423,6362498916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31">
            <text:p>1231</text:p>
          </table:table-cell>
          <table:table-cell office:value-type="float" office:value="1300">
            <text:p>1300</text:p>
          </table:table-cell>
          <table:table-cell office:value-type="float" office:value="1662">
            <text:p>1662</text:p>
          </table:table-cell>
          <table:table-cell office:value-type="float" office:value="1647">
            <text:p>1647</text:p>
          </table:table-cell>
          <table:table-cell office:value-type="float" office:value="928">
            <text:p>928</text:p>
          </table:table-cell>
          <table:table-cell office:value-type="float" office:value="1041">
            <text:p>1041</text:p>
          </table:table-cell>
          <table:table-cell office:value-type="float" office:value="1388">
            <text:p>1388</text:p>
          </table:table-cell>
          <table:table-cell office:value-type="float" office:value="1265">
            <text:p>1265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1630">
            <text:p>1630</text:p>
          </table:table-cell>
          <table:table-cell office:value-type="float" office:value="1529">
            <text:p>1529</text:p>
          </table:table-cell>
          <table:table-cell office:value-type="float" office:value="1448">
            <text:p>1448</text:p>
          </table:table-cell>
          <table:table-cell office:value-type="float" office:value="489">
            <text:p>489</text:p>
          </table:table-cell>
          <table:table-cell office:value-type="float" office:value="1420">
            <text:p>1420</text:p>
          </table:table-cell>
          <table:table-cell office:value-type="float" office:value="1269">
            <text:p>1269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1259">
            <text:p>1259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437">
            <text:p>437</text:p>
          </table:table-cell>
          <table:table-cell office:value-type="float" office:value="1546">
            <text:p>1546</text:p>
          </table:table-cell>
          <table:table-cell office:value-type="float" office:value="1714">
            <text:p>1714</text:p>
          </table:table-cell>
          <table:table-cell office:value-type="float" office:value="976">
            <text:p>976</text:p>
          </table:table-cell>
          <table:table-cell office:value-type="float" office:value="1459">
            <text:p>1459</text:p>
          </table:table-cell>
          <table:table-cell office:value-type="float" office:value="1179">
            <text:p>1179</text:p>
          </table:table-cell>
          <table:table-cell office:value-type="float" office:value="712">
            <text:p>712</text:p>
          </table:table-cell>
          <table:table-cell table:style-name="ce3" table:formula="of:=AVERAGE([.B47:.AE47])" office:value-type="float" office:value="1089.86666666667">
            <text:p>1089,8666666667</text:p>
          </table:table-cell>
          <table:table-cell table:formula="of:=STDEVPA([.B47:.AE47])" office:value-type="float" office:value="499.62097189325">
            <text:p>499,62097189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59">
            <text:p>1659</text:p>
          </table:table-cell>
          <table:table-cell office:value-type="float" office:value="1561">
            <text:p>1561</text:p>
          </table:table-cell>
          <table:table-cell office:value-type="float" office:value="1166">
            <text:p>1166</text:p>
          </table:table-cell>
          <table:table-cell office:value-type="float" office:value="1062">
            <text:p>1062</text:p>
          </table:table-cell>
          <table:table-cell office:value-type="float" office:value="1307">
            <text:p>1307</text:p>
          </table:table-cell>
          <table:table-cell office:value-type="float" office:value="384">
            <text:p>384</text:p>
          </table:table-cell>
          <table:table-cell office:value-type="float" office:value="1530">
            <text:p>1530</text:p>
          </table:table-cell>
          <table:table-cell office:value-type="float" office:value="1167">
            <text:p>1167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1431">
            <text:p>1431</text:p>
          </table:table-cell>
          <table:table-cell office:value-type="float" office:value="1116">
            <text:p>1116</text:p>
          </table:table-cell>
          <table:table-cell office:value-type="float" office:value="1010">
            <text:p>1010</text:p>
          </table:table-cell>
          <table:table-cell office:value-type="float" office:value="340">
            <text:p>340</text:p>
          </table:table-cell>
          <table:table-cell office:value-type="float" office:value="1465">
            <text:p>1465</text:p>
          </table:table-cell>
          <table:table-cell office:value-type="float" office:value="1694">
            <text:p>1694</text:p>
          </table:table-cell>
          <table:table-cell table:number-columns-repeated="2"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56">
            <text:p>1456</text:p>
          </table:table-cell>
          <table:table-cell office:value-type="float" office:value="1399">
            <text:p>1399</text:p>
          </table:table-cell>
          <table:table-cell office:value-type="float" office:value="323">
            <text:p>323</text:p>
          </table:table-cell>
          <table:table-cell office:value-type="float" office:value="1367">
            <text:p>1367</text:p>
          </table:table-cell>
          <table:table-cell office:value-type="float" office:value="1788">
            <text:p>1788</text:p>
          </table:table-cell>
          <table:table-cell office:value-type="float" office:value="1074">
            <text:p>1074</text:p>
          </table:table-cell>
          <table:table-cell office:value-type="float" office:value="1560">
            <text:p>1560</text:p>
          </table:table-cell>
          <table:table-cell table:style-name="ce3" table:formula="of:=AVERAGE([.B48:.AE48])" office:value-type="float" office:value="1004.8">
            <text:p>1004,8</text:p>
          </table:table-cell>
          <table:table-cell table:formula="of:=STDEVPA([.B48:.AE48])" office:value-type="float" office:value="595.473503468738">
            <text:p>595,473503468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08">
            <text:p>1308</text:p>
          </table:table-cell>
          <table:table-cell office:value-type="float" office:value="1702">
            <text:p>1702</text:p>
          </table:table-cell>
          <table:table-cell office:value-type="float" office:value="1487">
            <text:p>1487</text:p>
          </table:table-cell>
          <table:table-cell office:value-type="float" office:value="1375">
            <text:p>1375</text:p>
          </table:table-cell>
          <table:table-cell office:value-type="float" office:value="1803">
            <text:p>1803</text:p>
          </table:table-cell>
          <table:table-cell office:value-type="float" office:value="512">
            <text:p>512</text:p>
          </table:table-cell>
          <table:table-cell office:value-type="float" office:value="1294">
            <text:p>1294</text:p>
          </table:table-cell>
          <table:table-cell office:value-type="float" office:value="1190">
            <text:p>1190</text:p>
          </table:table-cell>
          <table:table-cell office:value-type="float" office:value="1521">
            <text:p>1521</text:p>
          </table:table-cell>
          <table:table-cell office:value-type="float" office:value="1100">
            <text:p>1100</text:p>
          </table:table-cell>
          <table:table-cell office:value-type="float" office:value="1237">
            <text:p>1237</text:p>
          </table:table-cell>
          <table:table-cell office:value-type="float" office:value="1236">
            <text:p>1236</text:p>
          </table:table-cell>
          <table:table-cell office:value-type="float" office:value="1375">
            <text:p>137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506">
            <text:p>1506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871">
            <text:p>871</text:p>
          </table:table-cell>
          <table:table-cell office:value-type="float" office:value="1565">
            <text:p>1565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741">
            <text:p>1741</text:p>
          </table:table-cell>
          <table:table-cell office:value-type="float" office:value="1396">
            <text:p>1396</text:p>
          </table:table-cell>
          <table:table-cell office:value-type="float" office:value="1366">
            <text:p>1366</text:p>
          </table:table-cell>
          <table:table-cell table:style-name="ce3" table:formula="of:=AVERAGE([.B49:.AE49])" office:value-type="float" office:value="1116.23333333333">
            <text:p>1116,2333333333</text:p>
          </table:table-cell>
          <table:table-cell table:formula="of:=STDEVPA([.B49:.AE49])" office:value-type="float" office:value="526.78317382223">
            <text:p>526,7831738222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98">
            <text:p>1098</text:p>
          </table:table-cell>
          <table:table-cell office:value-type="float" office:value="1644">
            <text:p>1644</text:p>
          </table:table-cell>
          <table:table-cell office:value-type="float" office:value="650">
            <text:p>650</text:p>
          </table:table-cell>
          <table:table-cell office:value-type="float" office:value="1524">
            <text:p>1524</text:p>
          </table:table-cell>
          <table:table-cell office:value-type="float" office:value="1260">
            <text:p>1260</text:p>
          </table:table-cell>
          <table:table-cell office:value-type="float" office:value="1298">
            <text:p>1298</text:p>
          </table:table-cell>
          <table:table-cell office:value-type="float" office:value="563">
            <text:p>563</text:p>
          </table:table-cell>
          <table:table-cell office:value-type="float" office:value="1465">
            <text:p>1465</text:p>
          </table:table-cell>
          <table:table-cell office:value-type="float" office:value="1667">
            <text:p>1667</text:p>
          </table:table-cell>
          <table:table-cell office:value-type="float" office:value="1186">
            <text:p>1186</text:p>
          </table:table-cell>
          <table:table-cell office:value-type="float" office:value="1219">
            <text:p>1219</text:p>
          </table:table-cell>
          <table:table-cell office:value-type="float" office:value="1417">
            <text:p>1417</text:p>
          </table:table-cell>
          <table:table-cell office:value-type="float" office:value="1323">
            <text:p>1323</text:p>
          </table:table-cell>
          <table:table-cell office:value-type="float" office:value="1315">
            <text:p>1315</text:p>
          </table:table-cell>
          <table:table-cell office:value-type="float" office:value="1180">
            <text:p>1180</text:p>
          </table:table-cell>
          <table:table-cell office:value-type="float" office:value="1270">
            <text:p>1270</text:p>
          </table:table-cell>
          <table:table-cell office:value-type="float" office:value="1780">
            <text:p>1780</text:p>
          </table:table-cell>
          <table:table-cell office:value-type="float" office:value="1499">
            <text:p>1499</text:p>
          </table:table-cell>
          <table:table-cell office:value-type="float" office:value="975">
            <text:p>975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256">
            <text:p>1256</text:p>
          </table:table-cell>
          <table:table-cell office:value-type="float" office:value="1600">
            <text:p>1600</text:p>
          </table:table-cell>
          <table:table-cell office:value-type="float" office:value="1287">
            <text:p>1287</text:p>
          </table:table-cell>
          <table:table-cell office:value-type="float" office:value="471">
            <text:p>471</text:p>
          </table:table-cell>
          <table:table-cell office:value-type="float" office:value="1501">
            <text:p>1501</text:p>
          </table:table-cell>
          <table:table-cell office:value-type="float" office:value="1033">
            <text:p>1033</text:p>
          </table:table-cell>
          <table:table-cell office:value-type="float" office:value="119">
            <text:p>119</text:p>
          </table:table-cell>
          <table:table-cell office:value-type="float" office:value="1564">
            <text:p>1564</text:p>
          </table:table-cell>
          <table:table-cell table:style-name="ce3" table:formula="of:=AVERAGE([.B50:.AE50])" office:value-type="float" office:value="1195.66666666667">
            <text:p>1195,6666666667</text:p>
          </table:table-cell>
          <table:table-cell table:formula="of:=STDEVPA([.B50:.AE50])" office:value-type="float" office:value="430.36521957777">
            <text:p>430,365219577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25">
            <text:p>1225</text:p>
          </table:table-cell>
          <table:table-cell office:value-type="float" office:value="1355">
            <text:p>1355</text:p>
          </table:table-cell>
          <table:table-cell office:value-type="float" office:value="667">
            <text:p>667</text:p>
          </table:table-cell>
          <table:table-cell office:value-type="float" office:value="1380">
            <text:p>1380</text:p>
          </table:table-cell>
          <table:table-cell office:value-type="float" office:value="1477">
            <text:p>1477</text:p>
          </table:table-cell>
          <table:table-cell office:value-type="float" office:value="1116">
            <text:p>1116</text:p>
          </table:table-cell>
          <table:table-cell office:value-type="float" office:value="1393">
            <text:p>1393</text:p>
          </table:table-cell>
          <table:table-cell office:value-type="float" office:value="1279">
            <text:p>1279</text:p>
          </table:table-cell>
          <table:table-cell office:value-type="float" office:value="1403">
            <text:p>1403</text:p>
          </table:table-cell>
          <table:table-cell office:value-type="float" office:value="1716">
            <text:p>1716</text:p>
          </table:table-cell>
          <table:table-cell office:value-type="float" office:value="1206">
            <text:p>1206</text:p>
          </table:table-cell>
          <table:table-cell office:value-type="float" office:value="1297">
            <text:p>1297</text:p>
          </table:table-cell>
          <table:table-cell office:value-type="float" office:value="1283">
            <text:p>1283</text:p>
          </table:table-cell>
          <table:table-cell office:value-type="float" office:value="1063">
            <text:p>1063</text:p>
          </table:table-cell>
          <table:table-cell office:value-type="float" office:value="1442">
            <text:p>1442</text:p>
          </table:table-cell>
          <table:table-cell office:value-type="float" office:value="1215">
            <text:p>1215</text:p>
          </table:table-cell>
          <table:table-cell office:value-type="float" office:value="1490">
            <text:p>1490</text:p>
          </table:table-cell>
          <table:table-cell office:value-type="float" office:value="1092">
            <text:p>1092</text:p>
          </table:table-cell>
          <table:table-cell office:value-type="float" office:value="1536">
            <text:p>1536</text:p>
          </table:table-cell>
          <table:table-cell office:value-type="float" office:value="1652">
            <text:p>1652</text:p>
          </table:table-cell>
          <table:table-cell office:value-type="float" office:value="464">
            <text:p>464</text:p>
          </table:table-cell>
          <table:table-cell office:value-type="float" office:value="1410">
            <text:p>1410</text:p>
          </table:table-cell>
          <table:table-cell office:value-type="float" office:value="1163">
            <text:p>1163</text:p>
          </table:table-cell>
          <table:table-cell office:value-type="float" office:value="1015">
            <text:p>1015</text:p>
          </table:table-cell>
          <table:table-cell office:value-type="float" office:value="1397">
            <text:p>1397</text:p>
          </table:table-cell>
          <table:table-cell office:value-type="float" office:value="1470">
            <text:p>1470</text:p>
          </table:table-cell>
          <table:table-cell office:value-type="float" office:value="1246">
            <text:p>1246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table:style-name="ce3" table:formula="of:=AVERAGE([.B51:.AE51])" office:value-type="float" office:value="1237.23333333333">
            <text:p>1237,2333333333</text:p>
          </table:table-cell>
          <table:table-cell table:formula="of:=STDEVPA([.B51:.AE51])" office:value-type="float" office:value="340.343814725965">
            <text:p>340,34381472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3">
            <text:p>1553</text:p>
          </table:table-cell>
          <table:table-cell office:value-type="float" office:value="1439">
            <text:p>1439</text:p>
          </table:table-cell>
          <table:table-cell office:value-type="float" office:value="1625">
            <text:p>1625</text:p>
          </table:table-cell>
          <table:table-cell office:value-type="float" office:value="1148">
            <text:p>1148</text:p>
          </table:table-cell>
          <table:table-cell office:value-type="float" office:value="752">
            <text:p>752</text:p>
          </table:table-cell>
          <table:table-cell office:value-type="float" office:value="1127">
            <text:p>1127</text:p>
          </table:table-cell>
          <table:table-cell office:value-type="float" office:value="942">
            <text:p>942</text:p>
          </table:table-cell>
          <table:table-cell office:value-type="float" office:value="1154">
            <text:p>1154</text:p>
          </table:table-cell>
          <table:table-cell office:value-type="float" office:value="1209">
            <text:p>1209</text:p>
          </table:table-cell>
          <table:table-cell office:value-type="float" office:value="1083">
            <text:p>1083</text:p>
          </table:table-cell>
          <table:table-cell office:value-type="float" office:value="1205">
            <text:p>1205</text:p>
          </table:table-cell>
          <table:table-cell office:value-type="float" office:value="1429">
            <text:p>1429</text:p>
          </table:table-cell>
          <table:table-cell office:value-type="float" office:value="629">
            <text:p>629</text:p>
          </table:table-cell>
          <table:table-cell office:value-type="float" office:value="1641">
            <text:p>1641</text:p>
          </table:table-cell>
          <table:table-cell office:value-type="float" office:value="1535">
            <text:p>1535</text:p>
          </table:table-cell>
          <table:table-cell office:value-type="float" office:value="488">
            <text:p>488</text:p>
          </table:table-cell>
          <table:table-cell office:value-type="float" office:value="1032">
            <text:p>1032</text:p>
          </table:table-cell>
          <table:table-cell office:value-type="float" office:value="959">
            <text:p>959</text:p>
          </table:table-cell>
          <table:table-cell office:value-type="float" office:value="1748">
            <text:p>1748</text:p>
          </table:table-cell>
          <table:table-cell office:value-type="float" office:value="1133">
            <text:p>1133</text:p>
          </table:table-cell>
          <table:table-cell office:value-type="float" office:value="1234">
            <text:p>1234</text:p>
          </table:table-cell>
          <table:table-cell office:value-type="float" office:value="1162">
            <text:p>1162</text:p>
          </table:table-cell>
          <table:table-cell office:value-type="float" office:value="1222">
            <text:p>1222</text:p>
          </table:table-cell>
          <table:table-cell office:value-type="float" office:value="1421">
            <text:p>1421</text:p>
          </table:table-cell>
          <table:table-cell office:value-type="float" office:value="791">
            <text:p>791</text:p>
          </table:table-cell>
          <table:table-cell office:value-type="float" office:value="1401">
            <text:p>1401</text:p>
          </table:table-cell>
          <table:table-cell office:value-type="float" office:value="1460">
            <text:p>146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 table:style-name="ce3" table:formula="of:=AVERAGE([.B52:.AE52])" office:value-type="float" office:value="1150.7">
            <text:p>1150,7</text:p>
          </table:table-cell>
          <table:table-cell table:formula="of:=STDEVPA([.B52:.AE52])" office:value-type="float" office:value="384.358092582078">
            <text:p>384,3580925821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8">
            <text:p>1628</text:p>
          </table:table-cell>
          <table:table-cell office:value-type="float" office:value="789">
            <text:p>789</text:p>
          </table:table-cell>
          <table:table-cell office:value-type="float" office:value="1232">
            <text:p>1232</text:p>
          </table:table-cell>
          <table:table-cell office:value-type="float" office:value="1689">
            <text:p>1689</text:p>
          </table:table-cell>
          <table:table-cell office:value-type="float" office:value="509">
            <text:p>509</text:p>
          </table:table-cell>
          <table:table-cell office:value-type="float" office:value="1066">
            <text:p>1066</text:p>
          </table:table-cell>
          <table:table-cell office:value-type="float" office:value="1384">
            <text:p>1384</text:p>
          </table:table-cell>
          <table:table-cell office:value-type="float" office:value="1544">
            <text:p>1544</text:p>
          </table:table-cell>
          <table:table-cell office:value-type="float" office:value="1256">
            <text:p>1256</text:p>
          </table:table-cell>
          <table:table-cell office:value-type="float" office:value="119">
            <text:p>119</text:p>
          </table:table-cell>
          <table:table-cell office:value-type="float" office:value="1396">
            <text:p>1396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686">
            <text:p>686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410">
            <text:p>1410</text:p>
          </table:table-cell>
          <table:table-cell office:value-type="float" office:value="770">
            <text:p>770</text:p>
          </table:table-cell>
          <table:table-cell office:value-type="float" office:value="1453">
            <text:p>1453</text:p>
          </table:table-cell>
          <table:table-cell office:value-type="float" office:value="1317">
            <text:p>1317</text:p>
          </table:table-cell>
          <table:table-cell office:value-type="float" office:value="82">
            <text:p>82</text:p>
          </table:table-cell>
          <table:table-cell office:value-type="float" office:value="1200">
            <text:p>1200</text:p>
          </table:table-cell>
          <table:table-cell office:value-type="float" office:value="924">
            <text:p>924</text:p>
          </table:table-cell>
          <table:table-cell office:value-type="float" office:value="1147">
            <text:p>1147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219">
            <text:p>1219</text:p>
          </table:table-cell>
          <table:table-cell table:style-name="ce3" table:formula="of:=AVERAGE([.B53:.AE53])" office:value-type="float" office:value="997.666666666667">
            <text:p>997,6666666667</text:p>
          </table:table-cell>
          <table:table-cell table:formula="of:=STDEVPA([.B53:.AE53])" office:value-type="float" office:value="529.882775296155">
            <text:p>529,8827752962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4">
            <text:p>934</text:p>
          </table:table-cell>
          <table:table-cell office:value-type="float" office:value="1724">
            <text:p>1724</text:p>
          </table:table-cell>
          <table:table-cell office:value-type="float" office:value="1670">
            <text:p>1670</text:p>
          </table:table-cell>
          <table:table-cell office:value-type="float" office:value="231">
            <text:p>231</text:p>
          </table:table-cell>
          <table:table-cell office:value-type="float" office:value="1160">
            <text:p>1160</text:p>
          </table:table-cell>
          <table:table-cell office:value-type="float" office:value="1361">
            <text:p>1361</text:p>
          </table:table-cell>
          <table:table-cell office:value-type="float" office:value="1372">
            <text:p>1372</text:p>
          </table:table-cell>
          <table:table-cell office:value-type="float" office:value="1130">
            <text:p>1130</text:p>
          </table:table-cell>
          <table:table-cell office:value-type="float" office:value="1354">
            <text:p>1354</text:p>
          </table:table-cell>
          <table:table-cell office:value-type="float" office:value="1302">
            <text:p>1302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762">
            <text:p>762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333">
            <text:p>333</text:p>
          </table:table-cell>
          <table:table-cell office:value-type="float" office:value="1443">
            <text:p>1443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09">
            <text:p>1109</text:p>
          </table:table-cell>
          <table:table-cell office:value-type="float" office:value="1396">
            <text:p>1396</text:p>
          </table:table-cell>
          <table:table-cell table:number-columns-repeated="2"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405">
            <text:p>1405</text:p>
          </table:table-cell>
          <table:table-cell table:style-name="ce3" table:formula="of:=AVERAGE([.B54:.AE54])" office:value-type="float" office:value="980.933333333333">
            <text:p>980,9333333333</text:p>
          </table:table-cell>
          <table:table-cell table:formula="of:=STDEVPA([.B54:.AE54])" office:value-type="float" office:value="573.607295010174">
            <text:p>573,6072950102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7">
            <text:p>1627</text:p>
          </table:table-cell>
          <table:table-cell office:value-type="float" office:value="1103">
            <text:p>1103</text:p>
          </table:table-cell>
          <table:table-cell office:value-type="float" office:value="383">
            <text:p>383</text:p>
          </table:table-cell>
          <table:table-cell office:value-type="float" office:value="1277">
            <text:p>1277</text:p>
          </table:table-cell>
          <table:table-cell office:value-type="float" office:value="1228">
            <text:p>1228</text:p>
          </table:table-cell>
          <table:table-cell office:value-type="float" office:value="1229">
            <text:p>1229</text:p>
          </table:table-cell>
          <table:table-cell office:value-type="float" office:value="711">
            <text:p>711</text:p>
          </table:table-cell>
          <table:table-cell office:value-type="float" office:value="1276">
            <text:p>1276</text:p>
          </table:table-cell>
          <table:table-cell office:value-type="float" office:value="1482">
            <text:p>1482</text:p>
          </table:table-cell>
          <table:table-cell office:value-type="float" office:value="1802">
            <text:p>1802</text:p>
          </table:table-cell>
          <table:table-cell office:value-type="float" office:value="1340">
            <text:p>1340</text:p>
          </table:table-cell>
          <table:table-cell office:value-type="float" office:value="1501">
            <text:p>1501</text:p>
          </table:table-cell>
          <table:table-cell office:value-type="float" office:value="1596">
            <text:p>1596</text:p>
          </table:table-cell>
          <table:table-cell office:value-type="float" office:value="1433">
            <text:p>1433</text:p>
          </table:table-cell>
          <table:table-cell office:value-type="float" office:value="503">
            <text:p>503</text:p>
          </table:table-cell>
          <table:table-cell office:value-type="float" office:value="1464">
            <text:p>1464</text:p>
          </table:table-cell>
          <table:table-cell office:value-type="float" office:value="1588">
            <text:p>1588</text:p>
          </table:table-cell>
          <table:table-cell office:value-type="float" office:value="1391">
            <text:p>1391</text:p>
          </table:table-cell>
          <table:table-cell office:value-type="float" office:value="1205">
            <text:p>1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344">
            <text:p>344</text:p>
          </table:table-cell>
          <table:table-cell office:value-type="float" office:value="1138">
            <text:p>1138</text:p>
          </table:table-cell>
          <table:table-cell office:value-type="float" office:value="1584">
            <text:p>1584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764">
            <text:p>1764</text:p>
          </table:table-cell>
          <table:table-cell office:value-type="float" office:value="1328">
            <text:p>1328</text:p>
          </table:table-cell>
          <table:table-cell table:style-name="ce3" table:formula="of:=AVERAGE([.B55:.AE55])" office:value-type="float" office:value="1112.76666666667">
            <text:p>1112,7666666667</text:p>
          </table:table-cell>
          <table:table-cell table:formula="of:=STDEVPA([.B55:.AE55])" office:value-type="float" office:value="540.101822704653">
            <text:p>540,1018227047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422">
            <text:p>1422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163">
            <text:p>1163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280">
            <text:p>1280</text:p>
          </table:table-cell>
          <table:table-cell office:value-type="float" office:value="1309">
            <text:p>1309</text:p>
          </table:table-cell>
          <table:table-cell office:value-type="float" office:value="254">
            <text:p>254</text:p>
          </table:table-cell>
          <table:table-cell office:value-type="float" office:value="1553">
            <text:p>1553</text:p>
          </table:table-cell>
          <table:table-cell office:value-type="float" office:value="1178">
            <text:p>1178</text:p>
          </table:table-cell>
          <table:table-cell office:value-type="float" office:value="1046">
            <text:p>1046</text:p>
          </table:table-cell>
          <table:table-cell office:value-type="float" office:value="1627">
            <text:p>1627</text:p>
          </table:table-cell>
          <table:table-cell office:value-type="float" office:value="1481">
            <text:p>1481</text:p>
          </table:table-cell>
          <table:table-cell office:value-type="float" office:value="1348">
            <text:p>1348</text:p>
          </table:table-cell>
          <table:table-cell office:value-type="float" office:value="1500">
            <text:p>1500</text:p>
          </table:table-cell>
          <table:table-cell office:value-type="float" office:value="1674">
            <text:p>1674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615">
            <text:p>1615</text:p>
          </table:table-cell>
          <table:table-cell office:value-type="float" office:value="1333">
            <text:p>1333</text:p>
          </table:table-cell>
          <table:table-cell office:value-type="float" office:value="1284">
            <text:p>1284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363">
            <text:p>1363</text:p>
          </table:table-cell>
          <table:table-cell office:value-type="float" office:value="1679">
            <text:p>1679</text:p>
          </table:table-cell>
          <table:table-cell table:style-name="ce3" table:formula="of:=AVERAGE([.B56:.AE56])" office:value-type="float" office:value="1166.33333333333">
            <text:p>1166,3333333333</text:p>
          </table:table-cell>
          <table:table-cell table:formula="of:=STDEVPA([.B56:.AE56])" office:value-type="float" office:value="525.051510700511">
            <text:p>525,0515107005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0">
            <text:p>1040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 office:value-type="float" office:value="1517">
            <text:p>1517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29">
            <text:p>1329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35">
            <text:p>1535</text:p>
          </table:table-cell>
          <table:table-cell office:value-type="float" office:value="192">
            <text:p>192</text:p>
          </table:table-cell>
          <table:table-cell office:value-type="float" office:value="1507">
            <text:p>1507</text:p>
          </table:table-cell>
          <table:table-cell office:value-type="float" office:value="474">
            <text:p>474</text:p>
          </table:table-cell>
          <table:table-cell office:value-type="float" office:value="223">
            <text:p>223</text:p>
          </table:table-cell>
          <table:table-cell office:value-type="float" office:value="1623">
            <text:p>1623</text:p>
          </table:table-cell>
          <table:table-cell office:value-type="float" office:value="1325">
            <text:p>1325</text:p>
          </table:table-cell>
          <table:table-cell office:value-type="float" office:value="1690">
            <text:p>1690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321">
            <text:p>321</text:p>
          </table:table-cell>
          <table:table-cell office:value-type="float" office:value="913">
            <text:p>913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1516">
            <text:p>1516</text:p>
          </table:table-cell>
          <table:table-cell office:value-type="float" office:value="1110">
            <text:p>1110</text:p>
          </table:table-cell>
          <table:table-cell table:style-name="ce3" table:formula="of:=AVERAGE([.B57:.AE57])" office:value-type="float" office:value="986.766666666667">
            <text:p>986,7666666667</text:p>
          </table:table-cell>
          <table:table-cell table:formula="of:=STDEVPA([.B57:.AE57])" office:value-type="float" office:value="594.362778294723">
            <text:p>594,3627782947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533">
            <text:p>1533</text:p>
          </table:table-cell>
          <table:table-cell office:value-type="float" office:value="985">
            <text:p>985</text:p>
          </table:table-cell>
          <table:table-cell office:value-type="float" office:value="1074">
            <text:p>1074</text:p>
          </table:table-cell>
          <table:table-cell office:value-type="float" office:value="1059">
            <text:p>1059</text:p>
          </table:table-cell>
          <table:table-cell office:value-type="float" office:value="1216">
            <text:p>1216</text:p>
          </table:table-cell>
          <table:table-cell office:value-type="float" office:value="1458">
            <text:p>1458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678">
            <text:p>1678</text:p>
          </table:table-cell>
          <table:table-cell office:value-type="float" office:value="740">
            <text:p>740</text:p>
          </table:table-cell>
          <table:table-cell office:value-type="float" office:value="1649">
            <text:p>1649</text:p>
          </table:table-cell>
          <table:table-cell office:value-type="float" office:value="173">
            <text:p>173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10">
            <text:p>1310</text:p>
          </table:table-cell>
          <table:table-cell office:value-type="float" office:value="1343">
            <text:p>1343</text:p>
          </table:table-cell>
          <table:table-cell table:style-name="ce3" table:formula="of:=AVERAGE([.B58:.AE58])" office:value-type="float" office:value="795.433333333333">
            <text:p>795,4333333333</text:p>
          </table:table-cell>
          <table:table-cell table:formula="of:=STDEVPA([.B58:.AE58])" office:value-type="float" office:value="616.580607508504">
            <text:p>616,5806075085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550">
            <text:p>1550</text:p>
          </table:table-cell>
          <table:table-cell office:value-type="float" office:value="1419">
            <text:p>1419</text:p>
          </table:table-cell>
          <table:table-cell office:value-type="float" office:value="405">
            <text:p>405</text:p>
          </table:table-cell>
          <table:table-cell office:value-type="float" office:value="1349">
            <text:p>1349</text:p>
          </table:table-cell>
          <table:table-cell office:value-type="float" office:value="1161">
            <text:p>1161</text:p>
          </table:table-cell>
          <table:table-cell office:value-type="float" office:value="798">
            <text:p>798</text:p>
          </table:table-cell>
          <table:table-cell office:value-type="float" office:value="786">
            <text:p>786</text:p>
          </table:table-cell>
          <table:table-cell office:value-type="float" office:value="1736">
            <text:p>1736</text:p>
          </table:table-cell>
          <table:table-cell office:value-type="float" office:value="958">
            <text:p>958</text:p>
          </table:table-cell>
          <table:table-cell office:value-type="float" office:value="1206">
            <text:p>1206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283">
            <text:p>128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office:value-type="float" office:value="587">
            <text:p>587</text:p>
          </table:table-cell>
          <table:table-cell table:style-name="ce3" table:formula="of:=AVERAGE([.B59:.AE59])" office:value-type="float" office:value="738.966666666667">
            <text:p>738,9666666667</text:p>
          </table:table-cell>
          <table:table-cell table:formula="of:=STDEVPA([.B59:.AE59])" office:value-type="float" office:value="597.343256055976">
            <text:p>597,343256056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">
            <text:p>437</text:p>
          </table:table-cell>
          <table:table-cell office:value-type="float" office:value="888">
            <text:p>888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333">
            <text:p>1333</text:p>
          </table:table-cell>
          <table:table-cell office:value-type="float" office:value="1560">
            <text:p>1560</text:p>
          </table:table-cell>
          <table:table-cell office:value-type="float" office:value="581">
            <text:p>581</text:p>
          </table:table-cell>
          <table:table-cell office:value-type="float" office:value="1557">
            <text:p>1557</text:p>
          </table:table-cell>
          <table:table-cell office:value-type="float" office:value="1616">
            <text:p>1616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868">
            <text:p>868</text:p>
          </table:table-cell>
          <table:table-cell office:value-type="float" office:value="1282">
            <text:p>1282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518">
            <text:p>1518</text:p>
          </table:table-cell>
          <table:table-cell office:value-type="float" office:value="831">
            <text:p>831</text:p>
          </table:table-cell>
          <table:table-cell office:value-type="float" office:value="1388">
            <text:p>1388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711">
            <text:p>711</text:p>
          </table:table-cell>
          <table:table-cell office:value-type="float" office:value="1431">
            <text:p>1431</text:p>
          </table:table-cell>
          <table:table-cell office:value-type="float" office:value="792">
            <text:p>792</text:p>
          </table:table-cell>
          <table:table-cell office:value-type="float" office:value="609">
            <text:p>6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table:style-name="ce3" table:formula="of:=AVERAGE([.B60:.AE60])" office:value-type="float" office:value="924.866666666667">
            <text:p>924,8666666667</text:p>
          </table:table-cell>
          <table:table-cell table:formula="of:=STDEVPA([.B60:.AE60])" office:value-type="float" office:value="540.234315418371">
            <text:p>540,234315418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1">
            <text:p>1261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161">
            <text:p>1161</text:p>
          </table:table-cell>
          <table:table-cell office:value-type="float" office:value="1420">
            <text:p>1420</text:p>
          </table:table-cell>
          <table:table-cell office:value-type="float" office:value="1457">
            <text:p>1457</text:p>
          </table:table-cell>
          <table:table-cell office:value-type="float" office:value="1273">
            <text:p>1273</text:p>
          </table:table-cell>
          <table:table-cell office:value-type="float" office:value="1949">
            <text:p>1949</text:p>
          </table:table-cell>
          <table:table-cell office:value-type="float" office:value="1234">
            <text:p>1234</text:p>
          </table:table-cell>
          <table:table-cell office:value-type="float" office:value="229">
            <text:p>229</text:p>
          </table:table-cell>
          <table:table-cell office:value-type="float" office:value="1122">
            <text:p>1122</text:p>
          </table:table-cell>
          <table:table-cell office:value-type="float" office:value="1239">
            <text:p>1239</text:p>
          </table:table-cell>
          <table:table-cell office:value-type="float" office:value="1371">
            <text:p>1371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1959">
            <text:p>1959</text:p>
          </table:table-cell>
          <table:table-cell office:value-type="float" office:value="1331">
            <text:p>1331</text:p>
          </table:table-cell>
          <table:table-cell office:value-type="float" office:value="1423">
            <text:p>1423</text:p>
          </table:table-cell>
          <table:table-cell office:value-type="float" office:value="1236">
            <text:p>1236</text:p>
          </table:table-cell>
          <table:table-cell office:value-type="float" office:value="1473">
            <text:p>1473</text:p>
          </table:table-cell>
          <table:table-cell office:value-type="float" office:value="1172">
            <text:p>1172</text:p>
          </table:table-cell>
          <table:table-cell office:value-type="float" office:value="1600">
            <text:p>1600</text:p>
          </table:table-cell>
          <table:table-cell office:value-type="float" office:value="1368">
            <text:p>1368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style-name="ce3" table:formula="of:=AVERAGE([.B61:.AE61])" office:value-type="float" office:value="1069.56666666667">
            <text:p>1069,5666666667</text:p>
          </table:table-cell>
          <table:table-cell table:formula="of:=STDEVPA([.B61:.AE61])" office:value-type="float" office:value="585.914708430805">
            <text:p>585,9147084308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41">
            <text:p>1341</text:p>
          </table:table-cell>
          <table:table-cell office:value-type="float" office:value="1201">
            <text:p>1201</text:p>
          </table:table-cell>
          <table:table-cell office:value-type="float" office:value="848">
            <text:p>848</text:p>
          </table:table-cell>
          <table:table-cell office:value-type="float" office:value="362">
            <text:p>362</text:p>
          </table:table-cell>
          <table:table-cell office:value-type="float" office:value="1356">
            <text:p>1356</text:p>
          </table:table-cell>
          <table:table-cell office:value-type="float" office:value="1279">
            <text:p>1279</text:p>
          </table:table-cell>
          <table:table-cell office:value-type="float" office:value="829">
            <text:p>829</text:p>
          </table:table-cell>
          <table:table-cell office:value-type="float" office:value="1406">
            <text:p>1406</text:p>
          </table:table-cell>
          <table:table-cell office:value-type="float" office:value="815">
            <text:p>815</text:p>
          </table:table-cell>
          <table:table-cell office:value-type="float" office:value="1455">
            <text:p>1455</text:p>
          </table:table-cell>
          <table:table-cell office:value-type="float" office:value="445">
            <text:p>445</text:p>
          </table:table-cell>
          <table:table-cell office:value-type="float" office:value="1233">
            <text:p>1233</text:p>
          </table:table-cell>
          <table:table-cell office:value-type="float" office:value="561">
            <text:p>561</text:p>
          </table:table-cell>
          <table:table-cell office:value-type="float" office:value="1172">
            <text:p>1172</text:p>
          </table:table-cell>
          <table:table-cell office:value-type="float" office:value="1270">
            <text:p>1270</text:p>
          </table:table-cell>
          <table:table-cell office:value-type="float" office:value="737">
            <text:p>737</text:p>
          </table:table-cell>
          <table:table-cell office:value-type="float" office:value="596">
            <text:p>596</text:p>
          </table:table-cell>
          <table:table-cell office:value-type="float" office:value="1279">
            <text:p>1279</text:p>
          </table:table-cell>
          <table:table-cell office:value-type="float" office:value="1382">
            <text:p>1382</text:p>
          </table:table-cell>
          <table:table-cell office:value-type="float" office:value="1316">
            <text:p>1316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475">
            <text:p>475</text:p>
          </table:table-cell>
          <table:table-cell office:value-type="float" office:value="1269">
            <text:p>1269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619">
            <text:p>1619</text:p>
          </table:table-cell>
          <table:table-cell office:value-type="float" office:value="453">
            <text:p>453</text:p>
          </table:table-cell>
          <table:table-cell table:style-name="ce3" table:formula="of:=AVERAGE([.B62:.AE62])" office:value-type="float" office:value="1004">
            <text:p>1004</text:p>
          </table:table-cell>
          <table:table-cell table:formula="of:=STDEVPA([.B62:.AE62])" office:value-type="float" office:value="449.963257759268">
            <text:p>449,963257759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55">
            <text:p>1455</text:p>
          </table:table-cell>
          <table:table-cell office:value-type="float" office:value="1072">
            <text:p>1072</text:p>
          </table:table-cell>
          <table:table-cell office:value-type="float" office:value="923">
            <text:p>923</text:p>
          </table:table-cell>
          <table:table-cell office:value-type="float" office:value="1285">
            <text:p>1285</text:p>
          </table:table-cell>
          <table:table-cell office:value-type="float" office:value="1677">
            <text:p>1677</text:p>
          </table:table-cell>
          <table:table-cell office:value-type="float" office:value="1239">
            <text:p>1239</text:p>
          </table:table-cell>
          <table:table-cell office:value-type="float" office:value="538">
            <text:p>538</text:p>
          </table:table-cell>
          <table:table-cell office:value-type="float" office:value="1274">
            <text:p>1274</text:p>
          </table:table-cell>
          <table:table-cell office:value-type="float" office:value="341">
            <text:p>341</text:p>
          </table:table-cell>
          <table:table-cell office:value-type="float" office:value="98">
            <text:p>98</text:p>
          </table:table-cell>
          <table:table-cell office:value-type="float" office:value="1658">
            <text:p>1658</text:p>
          </table:table-cell>
          <table:table-cell office:value-type="float" office:value="1223">
            <text:p>1223</text:p>
          </table:table-cell>
          <table:table-cell office:value-type="float" office:value="1470">
            <text:p>1470</text:p>
          </table:table-cell>
          <table:table-cell office:value-type="float" office:value="1512">
            <text:p>1512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float" office:value="1268">
            <text:p>1268</text:p>
          </table:table-cell>
          <table:table-cell office:value-type="float" office:value="131">
            <text:p>131</text:p>
          </table:table-cell>
          <table:table-cell office:value-type="float" office:value="709">
            <text:p>709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734">
            <text:p>1734</text:p>
          </table:table-cell>
          <table:table-cell office:value-type="float" office:value="1308">
            <text:p>1308</text:p>
          </table:table-cell>
          <table:table-cell table:style-name="ce3" table:formula="of:=AVERAGE([.B63:.AE63])" office:value-type="float" office:value="972.4">
            <text:p>972,4</text:p>
          </table:table-cell>
          <table:table-cell table:formula="of:=STDEVPA([.B63:.AE63])" office:value-type="float" office:value="576.007384211927">
            <text:p>576,0073842119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93">
            <text:p>1393</text:p>
          </table:table-cell>
          <table:table-cell office:value-type="float" office:value="1140">
            <text:p>1140</text:p>
          </table:table-cell>
          <table:table-cell office:value-type="float" office:value="1200">
            <text:p>1200</text:p>
          </table:table-cell>
          <table:table-cell office:value-type="float" office:value="823">
            <text:p>823</text:p>
          </table:table-cell>
          <table:table-cell office:value-type="float" office:value="1328">
            <text:p>1328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office:value-type="float" office:value="1257">
            <text:p>1257</text:p>
          </table:table-cell>
          <table:table-cell office:value-type="float" office:value="1715">
            <text:p>1715</text:p>
          </table:table-cell>
          <table:table-cell office:value-type="float" office:value="468">
            <text:p>468</text:p>
          </table:table-cell>
          <table:table-cell office:value-type="float" office:value="1308">
            <text:p>1308</text:p>
          </table:table-cell>
          <table:table-cell office:value-type="float" office:value="1548">
            <text:p>1548</text:p>
          </table:table-cell>
          <table:table-cell office:value-type="float" office:value="1318">
            <text:p>1318</text:p>
          </table:table-cell>
          <table:table-cell office:value-type="float" office:value="594">
            <text:p>594</text:p>
          </table:table-cell>
          <table:table-cell office:value-type="float" office:value="1229">
            <text:p>122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473">
            <text:p>473</text:p>
          </table:table-cell>
          <table:table-cell office:value-type="float" office:value="1494">
            <text:p>1494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1442">
            <text:p>1442</text:p>
          </table:table-cell>
          <table:table-cell office:value-type="float" office:value="976">
            <text:p>976</text:p>
          </table:table-cell>
          <table:table-cell table:style-name="ce3" table:formula="of:=AVERAGE([.B64:.AE64])" office:value-type="float" office:value="896">
            <text:p>896</text:p>
          </table:table-cell>
          <table:table-cell table:formula="of:=STDEVPA([.B64:.AE64])" office:value-type="float" office:value="598.2575810914">
            <text:p>598,2575810914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08">
            <text:p>1008</text:p>
          </table:table-cell>
          <table:table-cell office:value-type="float" office:value="1414">
            <text:p>1414</text:p>
          </table:table-cell>
          <table:table-cell office:value-type="float" office:value="1326">
            <text:p>1326</text:p>
          </table:table-cell>
          <table:table-cell office:value-type="float" office:value="1262">
            <text:p>1262</text:p>
          </table:table-cell>
          <table:table-cell office:value-type="float" office:value="1302">
            <text:p>1302</text:p>
          </table:table-cell>
          <table:table-cell office:value-type="float" office:value="678">
            <text:p>678</text:p>
          </table:table-cell>
          <table:table-cell office:value-type="float" office:value="1116">
            <text:p>1116</text:p>
          </table:table-cell>
          <table:table-cell office:value-type="float" office:value="1288">
            <text:p>1288</text:p>
          </table:table-cell>
          <table:table-cell office:value-type="float" office:value="1494">
            <text:p>1494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411">
            <text:p>1411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453">
            <text:p>1453</text:p>
          </table:table-cell>
          <table:table-cell office:value-type="float" office:value="156">
            <text:p>156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427">
            <text:p>1427</text:p>
          </table:table-cell>
          <table:table-cell office:value-type="float" office:value="1461">
            <text:p>1461</text:p>
          </table:table-cell>
          <table:table-cell office:value-type="float" office:value="1438">
            <text:p>1438</text:p>
          </table:table-cell>
          <table:table-cell table:number-columns-repeated="2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571">
            <text:p>1571</text:p>
          </table:table-cell>
          <table:table-cell office:value-type="float" office:value="1068">
            <text:p>1068</text:p>
          </table:table-cell>
          <table:table-cell office:value-type="float" office:value="39">
            <text:p>39</text:p>
          </table:table-cell>
          <table:table-cell table:style-name="ce3" table:formula="of:=AVERAGE([.B65:.AE65])" office:value-type="float" office:value="946.966666666667">
            <text:p>946,9666666667</text:p>
          </table:table-cell>
          <table:table-cell table:formula="of:=STDEVPA([.B65:.AE65])" office:value-type="float" office:value="552.462878592057">
            <text:p>552,4628785921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1">
            <text:p>861</text:p>
          </table:table-cell>
          <table:table-cell office:value-type="float" office:value="1500">
            <text:p>1500</text:p>
          </table:table-cell>
          <table:table-cell office:value-type="float" office:value="1337">
            <text:p>1337</text:p>
          </table:table-cell>
          <table:table-cell office:value-type="float" office:value="1280">
            <text:p>1280</text:p>
          </table:table-cell>
          <table:table-cell office:value-type="float" office:value="1162">
            <text:p>1162</text:p>
          </table:table-cell>
          <table:table-cell office:value-type="float" office:value="1493">
            <text:p>1493</text:p>
          </table:table-cell>
          <table:table-cell office:value-type="float" office:value="1205">
            <text:p>1205</text:p>
          </table:table-cell>
          <table:table-cell office:value-type="float" office:value="354">
            <text:p>354</text:p>
          </table:table-cell>
          <table:table-cell office:value-type="float" office:value="1478">
            <text:p>1478</text:p>
          </table:table-cell>
          <table:table-cell office:value-type="float" office:value="1366">
            <text:p>1366</text:p>
          </table:table-cell>
          <table:table-cell office:value-type="float" office:value="1432">
            <text:p>1432</text:p>
          </table:table-cell>
          <table:table-cell office:value-type="float" office:value="1113">
            <text:p>1113</text:p>
          </table:table-cell>
          <table:table-cell office:value-type="float" office:value="1544">
            <text:p>1544</text:p>
          </table:table-cell>
          <table:table-cell office:value-type="float" office:value="578">
            <text:p>578</text:p>
          </table:table-cell>
          <table:table-cell office:value-type="float" office:value="1370">
            <text:p>1370</text:p>
          </table:table-cell>
          <table:table-cell office:value-type="float" office:value="1261">
            <text:p>1261</text:p>
          </table:table-cell>
          <table:table-cell office:value-type="float" office:value="1314">
            <text:p>1314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547">
            <text:p>1547</text:p>
          </table:table-cell>
          <table:table-cell office:value-type="float" office:value="1758">
            <text:p>1758</text:p>
          </table:table-cell>
          <table:table-cell office:value-type="float" office:value="1407">
            <text:p>1407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910">
            <text:p>910</text:p>
          </table:table-cell>
          <table:table-cell office:value-type="float" office:value="1689">
            <text:p>1689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table:style-name="ce3" table:formula="of:=AVERAGE([.B66:.AE66])" office:value-type="float" office:value="1079.46666666667">
            <text:p>1079,4666666667</text:p>
          </table:table-cell>
          <table:table-cell table:formula="of:=STDEVPA([.B66:.AE66])" office:value-type="float" office:value="521.437994609352">
            <text:p>521,4379946094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43">
            <text:p>1543</text:p>
          </table:table-cell>
          <table:table-cell office:value-type="float" office:value="1246">
            <text:p>1246</text:p>
          </table:table-cell>
          <table:table-cell office:value-type="float" office:value="1520">
            <text:p>1520</text:p>
          </table:table-cell>
          <table:table-cell office:value-type="float" office:value="1414">
            <text:p>1414</text:p>
          </table:table-cell>
          <table:table-cell office:value-type="float" office:value="1106">
            <text:p>1106</text:p>
          </table:table-cell>
          <table:table-cell office:value-type="float" office:value="1656">
            <text:p>1656</text:p>
          </table:table-cell>
          <table:table-cell office:value-type="float" office:value="1481">
            <text:p>1481</text:p>
          </table:table-cell>
          <table:table-cell office:value-type="float" office:value="1227">
            <text:p>1227</text:p>
          </table:table-cell>
          <table:table-cell office:value-type="float" office:value="1483">
            <text:p>1483</text:p>
          </table:table-cell>
          <table:table-cell office:value-type="float" office:value="1124">
            <text:p>1124</text:p>
          </table:table-cell>
          <table:table-cell office:value-type="float" office:value="61">
            <text:p>61</text:p>
          </table:table-cell>
          <table:table-cell office:value-type="float" office:value="597">
            <text:p>597</text:p>
          </table:table-cell>
          <table:table-cell office:value-type="float" office:value="912">
            <text:p>912</text:p>
          </table:table-cell>
          <table:table-cell office:value-type="float" office:value="1126">
            <text:p>1126</text:p>
          </table:table-cell>
          <table:table-cell office:value-type="float" office:value="1276">
            <text:p>1276</text:p>
          </table:table-cell>
          <table:table-cell office:value-type="float" office:value="1324">
            <text:p>1324</text:p>
          </table:table-cell>
          <table:table-cell office:value-type="float" office:value="1718">
            <text:p>1718</text:p>
          </table:table-cell>
          <table:table-cell office:value-type="float" office:value="92">
            <text:p>92</text:p>
          </table:table-cell>
          <table:table-cell office:value-type="float" office:value="1051">
            <text:p>1051</text:p>
          </table:table-cell>
          <table:table-cell office:value-type="float" office:value="1530">
            <text:p>1530</text:p>
          </table:table-cell>
          <table:table-cell office:value-type="float" office:value="1293">
            <text:p>1293</text:p>
          </table:table-cell>
          <table:table-cell office:value-type="float" office:value="74">
            <text:p>74</text:p>
          </table:table-cell>
          <table:table-cell office:value-type="float" office:value="1452">
            <text:p>1452</text:p>
          </table:table-cell>
          <table:table-cell office:value-type="float" office:value="1485">
            <text:p>1485</text:p>
          </table:table-cell>
          <table:table-cell office:value-type="float" office:value="231">
            <text:p>23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67:.AE67])" office:value-type="float" office:value="1032.96666666667">
            <text:p>1032,9666666667</text:p>
          </table:table-cell>
          <table:table-cell table:formula="of:=STDEVPA([.B67:.AE67])" office:value-type="float" office:value="578.974581096231">
            <text:p>578,9745810962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477">
            <text:p>1477</text:p>
          </table:table-cell>
          <table:table-cell office:value-type="float" office:value="832">
            <text:p>832</text:p>
          </table:table-cell>
          <table:table-cell office:value-type="float" office:value="1509">
            <text:p>1509</text:p>
          </table:table-cell>
          <table:table-cell office:value-type="float" office:value="1502">
            <text:p>1502</text:p>
          </table:table-cell>
          <table:table-cell office:value-type="float" office:value="1395">
            <text:p>1395</text:p>
          </table:table-cell>
          <table:table-cell office:value-type="float" office:value="1566">
            <text:p>1566</text:p>
          </table:table-cell>
          <table:table-cell office:value-type="float" office:value="1215">
            <text:p>1215</text:p>
          </table:table-cell>
          <table:table-cell office:value-type="float" office:value="1938">
            <text:p>1938</text:p>
          </table:table-cell>
          <table:table-cell office:value-type="float" office:value="1252">
            <text:p>1252</text:p>
          </table:table-cell>
          <table:table-cell office:value-type="float" office:value="132">
            <text:p>132</text:p>
          </table:table-cell>
          <table:table-cell office:value-type="float" office:value="1100">
            <text:p>1100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1447">
            <text:p>1447</text:p>
          </table:table-cell>
          <table:table-cell office:value-type="float" office:value="1382">
            <text:p>1382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426">
            <text:p>1426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526">
            <text:p>1526</text:p>
          </table:table-cell>
          <table:table-cell office:value-type="float" office:value="1380">
            <text:p>1380</text:p>
          </table:table-cell>
          <table:table-cell office:value-type="float" office:value="885">
            <text:p>885</text:p>
          </table:table-cell>
          <table:table-cell office:value-type="float" office:value="562">
            <text:p>562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table:style-name="ce3" table:formula="of:=AVERAGE([.B68:.AE68])" office:value-type="float" office:value="1072.1">
            <text:p>1072,1</text:p>
          </table:table-cell>
          <table:table-cell table:formula="of:=STDEVPA([.B68:.AE68])" office:value-type="float" office:value="544.103442983654">
            <text:p>544,1034429837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1261">
            <text:p>1261</text:p>
          </table:table-cell>
          <table:table-cell office:value-type="float" office:value="1329">
            <text:p>1329</text:p>
          </table:table-cell>
          <table:table-cell office:value-type="float" office:value="1557">
            <text:p>1557</text:p>
          </table:table-cell>
          <table:table-cell office:value-type="float" office:value="1274">
            <text:p>1274</text:p>
          </table:table-cell>
          <table:table-cell office:value-type="float" office:value="1194">
            <text:p>1194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2106">
            <text:p>2106</text:p>
          </table:table-cell>
          <table:table-cell office:value-type="float" office:value="932">
            <text:p>932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513">
            <text:p>513</text:p>
          </table:table-cell>
          <table:table-cell office:value-type="float" office:value="848">
            <text:p>848</text:p>
          </table:table-cell>
          <table:table-cell office:value-type="float" office:value="2058">
            <text:p>2058</text:p>
          </table:table-cell>
          <table:table-cell office:value-type="float" office:value="1162">
            <text:p>1162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518">
            <text:p>518</text:p>
          </table:table-cell>
          <table:table-cell office:value-type="float" office:value="1378">
            <text:p>1378</text:p>
          </table:table-cell>
          <table:table-cell office:value-type="float" office:value="1421">
            <text:p>1421</text:p>
          </table:table-cell>
          <table:table-cell table:style-name="ce3" table:formula="of:=AVERAGE([.B69:.AE69])" office:value-type="float" office:value="986.233333333333">
            <text:p>986,2333333333</text:p>
          </table:table-cell>
          <table:table-cell table:formula="of:=STDEVPA([.B69:.AE69])" office:value-type="float" office:value="633.424064553562">
            <text:p>633,4240645536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80">
            <text:p>480</text:p>
          </table:table-cell>
          <table:table-cell office:value-type="float" office:value="306">
            <text:p>306</text:p>
          </table:table-cell>
          <table:table-cell office:value-type="float" office:value="1775">
            <text:p>1775</text:p>
          </table:table-cell>
          <table:table-cell office:value-type="float" office:value="1635">
            <text:p>1635</text:p>
          </table:table-cell>
          <table:table-cell office:value-type="float" office:value="1992">
            <text:p>1992</text:p>
          </table:table-cell>
          <table:table-cell office:value-type="float" office:value="2638">
            <text:p>2638</text:p>
          </table:table-cell>
          <table:table-cell office:value-type="float" office:value="1318">
            <text:p>1318</text:p>
          </table:table-cell>
          <table:table-cell office:value-type="float" office:value="2042">
            <text:p>2042</text:p>
          </table:table-cell>
          <table:table-cell office:value-type="float" office:value="2802">
            <text:p>2802</text:p>
          </table:table-cell>
          <table:table-cell office:value-type="float" office:value="1510">
            <text:p>1510</text:p>
          </table:table-cell>
          <table:table-cell office:value-type="float" office:value="2721">
            <text:p>2721</text:p>
          </table:table-cell>
          <table:table-cell office:value-type="float" office:value="1581">
            <text:p>1581</text:p>
          </table:table-cell>
          <table:table-cell office:value-type="float" office:value="2035">
            <text:p>2035</text:p>
          </table:table-cell>
          <table:table-cell office:value-type="float" office:value="1572">
            <text:p>1572</text:p>
          </table:table-cell>
          <table:table-cell office:value-type="float" office:value="1582">
            <text:p>1582</text:p>
          </table:table-cell>
          <table:table-cell office:value-type="float" office:value="1233">
            <text:p>1233</text:p>
          </table:table-cell>
          <table:table-cell office:value-type="float" office:value="2884">
            <text:p>288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float" office:value="3107">
            <text:p>3107</text:p>
          </table:table-cell>
          <table:table-cell office:value-type="float" office:value="1410">
            <text:p>1410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62">
            <text:p>1162</text:p>
          </table:table-cell>
          <table:table-cell office:value-type="float" office:value="2584">
            <text:p>2584</text:p>
          </table:table-cell>
          <table:table-cell office:value-type="float" office:value="1040">
            <text:p>1040</text:p>
          </table:table-cell>
          <table:table-cell table:style-name="ce3" table:formula="of:=AVERAGE([.B70:.AE70])" office:value-type="float" office:value="1506.36666666667">
            <text:p>1506,3666666667</text:p>
          </table:table-cell>
          <table:table-cell table:formula="of:=STDEVPA([.B70:.AE70])" office:value-type="float" office:value="876.781405039034">
            <text:p>876,781405039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9">
            <text:p>1329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3044">
            <text:p>3044</text:p>
          </table:table-cell>
          <table:table-cell office:value-type="float" office:value="3076">
            <text:p>3076</text:p>
          </table:table-cell>
          <table:table-cell office:value-type="float" office:value="2715">
            <text:p>2715</text:p>
          </table:table-cell>
          <table:table-cell office:value-type="float" office:value="2574">
            <text:p>2574</text:p>
          </table:table-cell>
          <table:table-cell office:value-type="float" office:value="2347">
            <text:p>2347</text:p>
          </table:table-cell>
          <table:table-cell office:value-type="float" office:value="2506">
            <text:p>2506</text:p>
          </table:table-cell>
          <table:table-cell office:value-type="float" office:value="2780">
            <text:p>2780</text:p>
          </table:table-cell>
          <table:table-cell office:value-type="float" office:value="2827">
            <text:p>2827</text:p>
          </table:table-cell>
          <table:table-cell office:value-type="float" office:value="2920">
            <text:p>2920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3058">
            <text:p>3058</text:p>
          </table:table-cell>
          <table:table-cell office:value-type="float" office:value="2783">
            <text:p>2783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646">
            <text:p>2646</text:p>
          </table:table-cell>
          <table:table-cell office:value-type="float" office:value="2571">
            <text:p>2571</text:p>
          </table:table-cell>
          <table:table-cell office:value-type="float" office:value="2826">
            <text:p>2826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2848">
            <text:p>2848</text:p>
          </table:table-cell>
          <table:table-cell office:value-type="float" office:value="3012">
            <text:p>3012</text:p>
          </table:table-cell>
          <table:table-cell office:value-type="float" office:value="2132">
            <text:p>2132</text:p>
          </table:table-cell>
          <table:table-cell table:style-name="ce3" table:formula="of:=AVERAGE([.B71:.AE71])" office:value-type="float" office:value="2197.73333333333">
            <text:p>2197,7333333333</text:p>
          </table:table-cell>
          <table:table-cell table:formula="of:=STDEVPA([.B71:.AE71])" office:value-type="float" office:value="1063.49226398482">
            <text:p>1063,4922639848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92">
            <text:p>1892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415">
            <text:p>2415</text:p>
          </table:table-cell>
          <table:table-cell office:value-type="float" office:value="3009">
            <text:p>3009</text:p>
          </table:table-cell>
          <table:table-cell office:value-type="float" office:value="1290">
            <text:p>1290</text:p>
          </table:table-cell>
          <table:table-cell office:value-type="float" office:value="2754">
            <text:p>2754</text:p>
          </table:table-cell>
          <table:table-cell office:value-type="float" office:value="1382">
            <text:p>1382</text:p>
          </table:table-cell>
          <table:table-cell office:value-type="float" office:value="2702">
            <text:p>2702</text:p>
          </table:table-cell>
          <table:table-cell office:value-type="float" office:value="3366">
            <text:p>3366</text:p>
          </table:table-cell>
          <table:table-cell office:value-type="float" office:value="919">
            <text:p>919</text:p>
          </table:table-cell>
          <table:table-cell office:value-type="float" office:value="2568">
            <text:p>2568</text:p>
          </table:table-cell>
          <table:table-cell office:value-type="float" office:value="2754">
            <text:p>2754</text:p>
          </table:table-cell>
          <table:table-cell office:value-type="float" office:value="1047">
            <text:p>1047</text:p>
          </table:table-cell>
          <table:table-cell office:value-type="float" office:value="1281">
            <text:p>1281</text:p>
          </table:table-cell>
          <table:table-cell office:value-type="float" office:value="2700">
            <text:p>2700</text:p>
          </table:table-cell>
          <table:table-cell office:value-type="float" office:value="948">
            <text:p>948</text:p>
          </table:table-cell>
          <table:table-cell office:value-type="float" office:value="937">
            <text:p>937</text:p>
          </table:table-cell>
          <table:table-cell office:value-type="float" office:value="2529">
            <text:p>2529</text:p>
          </table:table-cell>
          <table:table-cell office:value-type="float" office:value="1845">
            <text:p>1845</text:p>
          </table:table-cell>
          <table:table-cell office:value-type="float" office:value="3169">
            <text:p>3169</text:p>
          </table:table-cell>
          <table:table-cell office:value-type="float" office:value="2718">
            <text:p>2718</text:p>
          </table:table-cell>
          <table:table-cell office:value-type="float" office:value="1966">
            <text:p>1966</text:p>
          </table:table-cell>
          <table:table-cell office:value-type="float" office:value="2883">
            <text:p>2883</text:p>
          </table:table-cell>
          <table:table-cell office:value-type="float" office:value="23">
            <text:p>23</text:p>
          </table:table-cell>
          <table:table-cell office:value-type="float" office:value="2809">
            <text:p>2809</text:p>
          </table:table-cell>
          <table:table-cell office:value-type="float" office:value="2779">
            <text:p>2779</text:p>
          </table:table-cell>
          <table:table-cell office:value-type="float" office:value="2441">
            <text:p>2441</text:p>
          </table:table-cell>
          <table:table-cell office:value-type="float" office:value="3370">
            <text:p>3370</text:p>
          </table:table-cell>
          <table:table-cell table:style-name="ce3" table:formula="of:=AVERAGE([.B72:.AE72])" office:value-type="float" office:value="2146.46666666667">
            <text:p>2146,4666666667</text:p>
          </table:table-cell>
          <table:table-cell table:formula="of:=STDEVPA([.B72:.AE72])" office:value-type="float" office:value="941.843431196974">
            <text:p>941,843431197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48">
            <text:p>1648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279">
            <text:p>2279</text:p>
          </table:table-cell>
          <table:table-cell office:value-type="float" office:value="2619">
            <text:p>2619</text:p>
          </table:table-cell>
          <table:table-cell office:value-type="float" office:value="0">
            <text:p>0</text:p>
          </table:table-cell>
          <table:table-cell office:value-type="float" office:value="3065">
            <text:p>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945">
            <text:p>2945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2455">
            <text:p>2455</text:p>
          </table:table-cell>
          <table:table-cell office:value-type="float" office:value="2181">
            <text:p>2181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447">
            <text:p>2447</text:p>
          </table:table-cell>
          <table:table-cell office:value-type="float" office:value="2796">
            <text:p>2796</text:p>
          </table:table-cell>
          <table:table-cell office:value-type="float" office:value="2787">
            <text:p>2787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float" office:value="3244">
            <text:p>3244</text:p>
          </table:table-cell>
          <table:table-cell office:value-type="float" office:value="2751">
            <text:p>2751</text:p>
          </table:table-cell>
          <table:table-cell office:value-type="float" office:value="1240">
            <text:p>1240</text:p>
          </table:table-cell>
          <table:table-cell office:value-type="float" office:value="2676">
            <text:p>2676</text:p>
          </table:table-cell>
          <table:table-cell office:value-type="float" office:value="3004">
            <text:p>3004</text:p>
          </table:table-cell>
          <table:table-cell table:style-name="ce3" table:formula="of:=AVERAGE([.B73:.AE73])" office:value-type="float" office:value="1962.03333333333">
            <text:p>1962,0333333333</text:p>
          </table:table-cell>
          <table:table-cell table:formula="of:=STDEVPA([.B73:.AE73])" office:value-type="float" office:value="1113.26799658583">
            <text:p>1113,2679965858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803">
            <text:p>2803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office:value-type="float" office:value="792">
            <text:p>792</text:p>
          </table:table-cell>
          <table:table-cell office:value-type="float" office:value="437">
            <text:p>437</text:p>
          </table:table-cell>
          <table:table-cell office:value-type="float" office:value="2177">
            <text:p>2177</text:p>
          </table:table-cell>
          <table:table-cell office:value-type="float" office:value="3220">
            <text:p>3220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2788">
            <text:p>2788</text:p>
          </table:table-cell>
          <table:table-cell office:value-type="float" office:value="1956">
            <text:p>1956</text:p>
          </table:table-cell>
          <table:table-cell office:value-type="float" office:value="27">
            <text:p>27</text:p>
          </table:table-cell>
          <table:table-cell office:value-type="float" office:value="3318">
            <text:p>3318</text:p>
          </table:table-cell>
          <table:table-cell office:value-type="float" office:value="2666">
            <text:p>2666</text:p>
          </table:table-cell>
          <table:table-cell office:value-type="float" office:value="1611">
            <text:p>1611</text:p>
          </table:table-cell>
          <table:table-cell office:value-type="float" office:value="1887">
            <text:p>1887</text:p>
          </table:table-cell>
          <table:table-cell office:value-type="float" office:value="2998">
            <text:p>2998</text:p>
          </table:table-cell>
          <table:table-cell table:number-columns-repeated="3"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334">
            <text:p>2334</text:p>
          </table:table-cell>
          <table:table-cell table:style-name="ce3" table:formula="of:=AVERAGE([.B74:.AE74])" office:value-type="float" office:value="1615.86666666667">
            <text:p>1615,8666666667</text:p>
          </table:table-cell>
          <table:table-cell table:formula="of:=STDEVPA([.B74:.AE74])" office:value-type="float" office:value="1231.84765652612">
            <text:p>1231,8476565261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2728">
            <text:p>2728</text:p>
          </table:table-cell>
          <table:table-cell office:value-type="float" office:value="2627">
            <text:p>2627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3085">
            <text:p>3085</text:p>
          </table:table-cell>
          <table:table-cell office:value-type="float" office:value="1739">
            <text:p>1739</text:p>
          </table:table-cell>
          <table:table-cell office:value-type="float" office:value="298">
            <text:p>298</text:p>
          </table:table-cell>
          <table:table-cell office:value-type="float" office:value="1816">
            <text:p>1816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139">
            <text:p>1139</text:p>
          </table:table-cell>
          <table:table-cell office:value-type="float" office:value="3086">
            <text:p>3086</text:p>
          </table:table-cell>
          <table:table-cell office:value-type="float" office:value="3171">
            <text:p>3171</text:p>
          </table:table-cell>
          <table:table-cell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838">
            <text:p>838</text:p>
          </table:table-cell>
          <table:table-cell table:style-name="ce3" table:formula="of:=AVERAGE([.B75:.AE75])" office:value-type="float" office:value="1420.96666666667">
            <text:p>1420,9666666667</text:p>
          </table:table-cell>
          <table:table-cell table:formula="of:=STDEVPA([.B75:.AE75])" office:value-type="float" office:value="1182.60124255342">
            <text:p>1182,6012425534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808">
            <text:p>1808</text:p>
          </table:table-cell>
          <table:table-cell office:value-type="float" office:value="2706">
            <text:p>2706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855">
            <text:p>855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838">
            <text:p>2838</text:p>
          </table:table-cell>
          <table:table-cell office:value-type="float" office:value="1995">
            <text:p>1995</text:p>
          </table:table-cell>
          <table:table-cell office:value-type="float" office:value="382">
            <text:p>382</text:p>
          </table:table-cell>
          <table:table-cell office:value-type="float" office:value="2594">
            <text:p>2594</text:p>
          </table:table-cell>
          <table:table-cell office:value-type="float" office:value="1854">
            <text:p>1854</text:p>
          </table:table-cell>
          <table:table-cell office:value-type="float" office:value="1530">
            <text:p>1530</text:p>
          </table:table-cell>
          <table:table-cell office:value-type="float" office:value="2830">
            <text:p>2830</text:p>
          </table:table-cell>
          <table:table-cell office:value-type="float" office:value="2655">
            <text:p>2655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1885">
            <text:p>1885</text:p>
          </table:table-cell>
          <table:table-cell office:value-type="float" office:value="2776">
            <text:p>2776</text:p>
          </table:table-cell>
          <table:table-cell office:value-type="float" office:value="3183">
            <text:p>3183</text:p>
          </table:table-cell>
          <table:table-cell office:value-type="float" office:value="3410">
            <text:p>3410</text:p>
          </table:table-cell>
          <table:table-cell office:value-type="float" office:value="2254">
            <text:p>2254</text:p>
          </table:table-cell>
          <table:table-cell office:value-type="float" office:value="1594">
            <text:p>1594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table:style-name="ce3" table:formula="of:=AVERAGE([.B76:.AE76])" office:value-type="float" office:value="1753.76666666667">
            <text:p>1753,7666666667</text:p>
          </table:table-cell>
          <table:table-cell table:formula="of:=STDEVPA([.B76:.AE76])" office:value-type="float" office:value="1110.06680529697">
            <text:p>1110,06680529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91">
            <text:p>199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office:value-type="float" office:value="2899">
            <text:p>2899</text:p>
          </table:table-cell>
          <table:table-cell office:value-type="float" office:value="0">
            <text:p>0</text:p>
          </table:table-cell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294">
            <text:p>2294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2756">
            <text:p>2756</text:p>
          </table:table-cell>
          <table:table-cell office:value-type="float" office:value="2520">
            <text:p>2520</text:p>
          </table:table-cell>
          <table:table-cell office:value-type="float" office:value="2776">
            <text:p>2776</text:p>
          </table:table-cell>
          <table:table-cell office:value-type="float" office:value="2137">
            <text:p>2137</text:p>
          </table:table-cell>
          <table:table-cell office:value-type="float" office:value="3076">
            <text:p>3076</text:p>
          </table:table-cell>
          <table:table-cell office:value-type="float" office:value="3107">
            <text:p>3107</text:p>
          </table:table-cell>
          <table:table-cell office:value-type="float" office:value="2972">
            <text:p>2972</text:p>
          </table:table-cell>
          <table:table-cell office:value-type="float" office:value="2833">
            <text:p>2833</text:p>
          </table:table-cell>
          <table:table-cell office:value-type="float" office:value="1893">
            <text:p>1893</text:p>
          </table:table-cell>
          <table:table-cell office:value-type="float" office:value="283">
            <text:p>283</text:p>
          </table:table-cell>
          <table:table-cell office:value-type="float" office:value="2617">
            <text:p>2617</text:p>
          </table:table-cell>
          <table:table-cell office:value-type="float" office:value="2430">
            <text:p>2430</text:p>
          </table:table-cell>
          <table:table-cell office:value-type="float" office:value="3187">
            <text:p>3187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table:style-name="ce3" table:formula="of:=AVERAGE([.B77:.AE77])" office:value-type="float" office:value="1886.4">
            <text:p>1886,4</text:p>
          </table:table-cell>
          <table:table-cell table:formula="of:=STDEVPA([.B77:.AE77])" office:value-type="float" office:value="1140.14009665479">
            <text:p>1140,1400966548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08">
            <text:p>2108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534">
            <text:p>2534</text:p>
          </table:table-cell>
          <table:table-cell office:value-type="float" office:value="1251">
            <text:p>1251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57">
            <text:p>3057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535">
            <text:p>25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2496">
            <text:p>2496</text:p>
          </table:table-cell>
          <table:table-cell office:value-type="float" office:value="3262">
            <text:p>3262</text:p>
          </table:table-cell>
          <table:table-cell office:value-type="float" office:value="2557">
            <text:p>2557</text:p>
          </table:table-cell>
          <table:table-cell office:value-type="float" office:value="2908">
            <text:p>2908</text:p>
          </table:table-cell>
          <table:table-cell office:value-type="float" office:value="521">
            <text:p>521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2993">
            <text:p>2993</text:p>
          </table:table-cell>
          <table:table-cell office:value-type="float" office:value="0">
            <text:p>0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style-name="ce3" table:formula="of:=AVERAGE([.B78:.AE78])" office:value-type="float" office:value="1689.2">
            <text:p>1689,2</text:p>
          </table:table-cell>
          <table:table-cell table:formula="of:=STDEVPA([.B78:.AE78])" office:value-type="float" office:value="1238.16480863144">
            <text:p>1238,1648086314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91">
            <text:p>2691</text:p>
          </table:table-cell>
          <table:table-cell office:value-type="float" office:value="2857">
            <text:p>2857</text:p>
          </table:table-cell>
          <table:table-cell office:value-type="float" office:value="1697">
            <text:p>1697</text:p>
          </table:table-cell>
          <table:table-cell office:value-type="float" office:value="2648">
            <text:p>2648</text:p>
          </table:table-cell>
          <table:table-cell office:value-type="float" office:value="1954">
            <text:p>1954</text:p>
          </table:table-cell>
          <table:table-cell office:value-type="float" office:value="2662">
            <text:p>2662</text:p>
          </table:table-cell>
          <table:table-cell office:value-type="float" office:value="2623">
            <text:p>2623</text:p>
          </table:table-cell>
          <table:table-cell office:value-type="float" office:value="3004">
            <text:p>3004</text:p>
          </table:table-cell>
          <table:table-cell office:value-type="float" office:value="1931">
            <text:p>1931</text:p>
          </table:table-cell>
          <table:table-cell office:value-type="float" office:value="3034">
            <text:p>3034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909">
            <text:p>2909</text:p>
          </table:table-cell>
          <table:table-cell office:value-type="float" office:value="2823">
            <text:p>28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98">
            <text:p>1898</text:p>
          </table:table-cell>
          <table:table-cell office:value-type="float" office:value="1236">
            <text:p>1236</text:p>
          </table:table-cell>
          <table:table-cell office:value-type="float" office:value="1159">
            <text:p>1159</text:p>
          </table:table-cell>
          <table:table-cell office:value-type="float" office:value="2591">
            <text:p>2591</text:p>
          </table:table-cell>
          <table:table-cell office:value-type="float" office:value="3303">
            <text:p>330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209">
            <text:p>209</text:p>
          </table:table-cell>
          <table:table-cell office:value-type="float" office:value="2520">
            <text:p>2520</text:p>
          </table:table-cell>
          <table:table-cell table:style-name="ce3" table:formula="of:=AVERAGE([.B79:.AE79])" office:value-type="float" office:value="1618.2">
            <text:p>1618,2</text:p>
          </table:table-cell>
          <table:table-cell table:formula="of:=STDEVPA([.B79:.AE79])" office:value-type="float" office:value="1199.68080199137">
            <text:p>1199,6808019914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">
            <text:p>2710</text:p>
          </table:table-cell>
          <table:table-cell office:value-type="float" office:value="904">
            <text:p>904</text:p>
          </table:table-cell>
          <table:table-cell office:value-type="float" office:value="2477">
            <text:p>2477</text:p>
          </table:table-cell>
          <table:table-cell office:value-type="float" office:value="2823">
            <text:p>2823</text:p>
          </table:table-cell>
          <table:table-cell office:value-type="float" office:value="2000">
            <text:p>2000</text:p>
          </table:table-cell>
          <table:table-cell office:value-type="float" office:value="2914">
            <text:p>2914</text:p>
          </table:table-cell>
          <table:table-cell office:value-type="float" office:value="373">
            <text:p>373</text:p>
          </table:table-cell>
          <table:table-cell office:value-type="float" office:value="2505">
            <text:p>2505</text:p>
          </table:table-cell>
          <table:table-cell office:value-type="float" office:value="2738">
            <text:p>2738</text:p>
          </table:table-cell>
          <table:table-cell office:value-type="float" office:value="2961">
            <text:p>2961</text:p>
          </table:table-cell>
          <table:table-cell office:value-type="float" office:value="2593">
            <text:p>2593</text:p>
          </table:table-cell>
          <table:table-cell office:value-type="float" office:value="2148">
            <text:p>2148</text:p>
          </table:table-cell>
          <table:table-cell office:value-type="float" office:value="2640">
            <text:p>2640</text:p>
          </table:table-cell>
          <table:table-cell office:value-type="float" office:value="339">
            <text:p>339</text:p>
          </table:table-cell>
          <table:table-cell office:value-type="float" office:value="1337">
            <text:p>1337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table:number-columns-repeated="2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2795">
            <text:p>2795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3196">
            <text:p>3196</text:p>
          </table:table-cell>
          <table:table-cell table:number-columns-repeated="3"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690">
            <text:p>690</text:p>
          </table:table-cell>
          <table:table-cell table:style-name="ce3" table:formula="of:=AVERAGE([.B80:.AE80])" office:value-type="float" office:value="1594.6">
            <text:p>1594,6</text:p>
          </table:table-cell>
          <table:table-cell table:formula="of:=STDEVPA([.B80:.AE80])" office:value-type="float" office:value="1248.31722998069">
            <text:p>1248,3172299807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4">
            <text:p>2514</text:p>
          </table:table-cell>
          <table:table-cell office:value-type="float" office:value="2136">
            <text:p>2136</text:p>
          </table:table-cell>
          <table:table-cell office:value-type="float" office:value="3120">
            <text:p>3120</text:p>
          </table:table-cell>
          <table:table-cell office:value-type="float" office:value="1587">
            <text:p>1587</text:p>
          </table:table-cell>
          <table:table-cell office:value-type="float" office:value="2533">
            <text:p>253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2864">
            <text:p>2864</text:p>
          </table:table-cell>
          <table:table-cell office:value-type="float" office:value="2847">
            <text:p>2847</text:p>
          </table:table-cell>
          <table:table-cell office:value-type="float" office:value="2382">
            <text:p>2382</text:p>
          </table:table-cell>
          <table:table-cell office:value-type="float" office:value="2584">
            <text:p>2584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3177">
            <text:p>3177</text:p>
          </table:table-cell>
          <table:table-cell office:value-type="float" office:value="795">
            <text:p>795</text:p>
          </table:table-cell>
          <table:table-cell office:value-type="float" office:value="2691">
            <text:p>2691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77">
            <text:p>2877</text:p>
          </table:table-cell>
          <table:table-cell office:value-type="float" office:value="2025">
            <text:p>2025</text:p>
          </table:table-cell>
          <table:table-cell office:value-type="float" office:value="2871">
            <text:p>2871</text:p>
          </table:table-cell>
          <table:table-cell office:value-type="float" office:value="2670">
            <text:p>2670</text:p>
          </table:table-cell>
          <table:table-cell office:value-type="float" office:value="505">
            <text:p>505</text:p>
          </table:table-cell>
          <table:table-cell office:value-type="float" office:value="1719">
            <text:p>1719</text:p>
          </table:table-cell>
          <table:table-cell office:value-type="float" office:value="1653">
            <text:p>1653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style-name="ce3" table:formula="of:=AVERAGE([.B81:.AE81])" office:value-type="float" office:value="1843.4">
            <text:p>1843,4</text:p>
          </table:table-cell>
          <table:table-cell table:formula="of:=STDEVPA([.B81:.AE81])" office:value-type="float" office:value="1092.09268837402">
            <text:p>1092,09268837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21">
            <text:p>2621</text:p>
          </table:table-cell>
          <table:table-cell office:value-type="float" office:value="2436">
            <text:p>2436</text:p>
          </table:table-cell>
          <table:table-cell office:value-type="float" office:value="2937">
            <text:p>2937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table:number-columns-repeated="3"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2811">
            <text:p>2811</text:p>
          </table:table-cell>
          <table:table-cell office:value-type="float" office:value="179">
            <text:p>179</text:p>
          </table:table-cell>
          <table:table-cell office:value-type="float" office:value="2156">
            <text:p>2156</text:p>
          </table:table-cell>
          <table:table-cell office:value-type="float" office:value="2202">
            <text:p>2202</text:p>
          </table:table-cell>
          <table:table-cell office:value-type="float" office:value="2849">
            <text:p>2849</text:p>
          </table:table-cell>
          <table:table-cell office:value-type="float" office:value="948">
            <text:p>948</text:p>
          </table:table-cell>
          <table:table-cell office:value-type="float" office:value="2909">
            <text:p>2909</text:p>
          </table:table-cell>
          <table:table-cell office:value-type="float" office:value="2434">
            <text:p>2434</text:p>
          </table:table-cell>
          <table:table-cell office:value-type="float" office:value="2747">
            <text:p>2747</text:p>
          </table:table-cell>
          <table:table-cell office:value-type="float" office:value="384">
            <text:p>384</text:p>
          </table:table-cell>
          <table:table-cell office:value-type="float" office:value="3139">
            <text:p>3139</text:p>
          </table:table-cell>
          <table:table-cell office:value-type="float" office:value="2429">
            <text:p>2429</text:p>
          </table:table-cell>
          <table:table-cell office:value-type="float" office:value="2503">
            <text:p>2503</text:p>
          </table:table-cell>
          <table:table-cell office:value-type="float" office:value="2612">
            <text:p>2612</text:p>
          </table:table-cell>
          <table:table-cell office:value-type="float" office:value="1806">
            <text:p>1806</text:p>
          </table:table-cell>
          <table:table-cell office:value-type="float" office:value="2624">
            <text:p>2624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2:.AE82])" office:value-type="float" office:value="1735.9">
            <text:p>1735,9</text:p>
          </table:table-cell>
          <table:table-cell table:formula="of:=STDEVPA([.B82:.AE82])" office:value-type="float" office:value="1189.39419734025">
            <text:p>1189,3941973403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48">
            <text:p>2748</text:p>
          </table:table-cell>
          <table:table-cell office:value-type="float" office:value="2912">
            <text:p>2912</text:p>
          </table:table-cell>
          <table:table-cell office:value-type="float" office:value="2940">
            <text:p>2940</text:p>
          </table:table-cell>
          <table:table-cell office:value-type="float" office:value="0">
            <text:p>0</text:p>
          </table:table-cell>
          <table:table-cell office:value-type="float" office:value="3007">
            <text:p>3007</text:p>
          </table:table-cell>
          <table:table-cell office:value-type="float" office:value="2050">
            <text:p>2050</text:p>
          </table:table-cell>
          <table:table-cell office:value-type="float" office:value="2514">
            <text:p>2514</text:p>
          </table:table-cell>
          <table:table-cell office:value-type="float" office:value="2418">
            <text:p>2418</text:p>
          </table:table-cell>
          <table:table-cell office:value-type="float" office:value="2959">
            <text:p>2959</text:p>
          </table:table-cell>
          <table:table-cell office:value-type="float" office:value="2251">
            <text:p>225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3013">
            <text:p>30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450">
            <text:p>245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1423">
            <text:p>1423</text:p>
          </table:table-cell>
          <table:table-cell office:value-type="float" office:value="1890">
            <text:p>1890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2892">
            <text:p>2892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3:.AE83])" office:value-type="float" office:value="1695.96666666667">
            <text:p>1695,9666666667</text:p>
          </table:table-cell>
          <table:table-cell table:formula="of:=STDEVPA([.B83:.AE83])" office:value-type="float" office:value="1262.42619542248">
            <text:p>1262,4261954225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644">
            <text:p>2644</text:p>
          </table:table-cell>
          <table:table-cell office:value-type="float" office:value="3008">
            <text:p>3008</text:p>
          </table:table-cell>
          <table:table-cell office:value-type="float" office:value="1033">
            <text:p>1033</text:p>
          </table:table-cell>
          <table:table-cell office:value-type="float" office:value="1328">
            <text:p>1328</text:p>
          </table:table-cell>
          <table:table-cell office:value-type="float" office:value="2586">
            <text:p>2586</text:p>
          </table:table-cell>
          <table:table-cell office:value-type="float" office:value="2674">
            <text:p>2674</text:p>
          </table:table-cell>
          <table:table-cell office:value-type="float" office:value="3088">
            <text:p>3088</text:p>
          </table:table-cell>
          <table:table-cell office:value-type="float" office:value="2575">
            <text:p>2575</text:p>
          </table:table-cell>
          <table:table-cell office:value-type="float" office:value="2733">
            <text:p>2733</text:p>
          </table:table-cell>
          <table:table-cell office:value-type="float" office:value="1450">
            <text:p>1450</text:p>
          </table:table-cell>
          <table:table-cell office:value-type="float" office:value="2737">
            <text:p>2737</text:p>
          </table:table-cell>
          <table:table-cell table:number-columns-repeated="2" office:value-type="float" office:value="0">
            <text:p>0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1112">
            <text:p>1112</text:p>
          </table:table-cell>
          <table:table-cell office:value-type="float" office:value="1532">
            <text:p>1532</text:p>
          </table:table-cell>
          <table:table-cell office:value-type="float" office:value="2648">
            <text:p>2648</text:p>
          </table:table-cell>
          <table:table-cell office:value-type="float" office:value="2534">
            <text:p>2534</text:p>
          </table:table-cell>
          <table:table-cell office:value-type="float" office:value="1371">
            <text:p>1371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3406">
            <text:p>3406</text:p>
          </table:table-cell>
          <table:table-cell office:value-type="float" office:value="1913">
            <text:p>1913</text:p>
          </table:table-cell>
          <table:table-cell table:style-name="ce3" table:formula="of:=AVERAGE([.B84:.AE84])" office:value-type="float" office:value="1736.83333333333">
            <text:p>1736,8333333333</text:p>
          </table:table-cell>
          <table:table-cell table:formula="of:=STDEVPA([.B84:.AE84])" office:value-type="float" office:value="1141.25238468779">
            <text:p>1141,2523846878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3145">
            <text:p>3145</text:p>
          </table:table-cell>
          <table:table-cell office:value-type="float" office:value="875">
            <text:p>875</text:p>
          </table:table-cell>
          <table:table-cell office:value-type="float" office:value="2423">
            <text:p>2423</text:p>
          </table:table-cell>
          <table:table-cell office:value-type="float" office:value="2230">
            <text:p>2230</text:p>
          </table:table-cell>
          <table:table-cell office:value-type="float" office:value="2726">
            <text:p>2726</text:p>
          </table:table-cell>
          <table:table-cell office:value-type="float" office:value="2730">
            <text:p>2730</text:p>
          </table:table-cell>
          <table:table-cell office:value-type="float" office:value="1308">
            <text:p>1308</text:p>
          </table:table-cell>
          <table:table-cell office:value-type="float" office:value="2878">
            <text:p>2878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2917">
            <text:p>2917</text:p>
          </table:table-cell>
          <table:table-cell table:number-columns-repeated="3" office:value-type="float" office:value="0">
            <text:p>0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table:number-columns-repeated="2" office:value-type="float" office:value="0">
            <text:p>0</text:p>
          </table:table-cell>
          <table:table-cell office:value-type="float" office:value="3357">
            <text:p>3357</text:p>
          </table:table-cell>
          <table:table-cell table:number-columns-repeated="2"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2477">
            <text:p>2477</text:p>
          </table:table-cell>
          <table:table-cell office:value-type="float" office:value="2933">
            <text:p>2933</text:p>
          </table:table-cell>
          <table:table-cell table:style-name="ce3" table:formula="of:=AVERAGE([.B85:.AE85])" office:value-type="float" office:value="1304.03333333333">
            <text:p>1304,0333333333</text:p>
          </table:table-cell>
          <table:table-cell table:formula="of:=STDEVPA([.B85:.AE85])" office:value-type="float" office:value="1293.63455641675">
            <text:p>1293,6345564168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3125">
            <text:p>3125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 office:value-type="float" office:value="3285">
            <text:p>3285</text:p>
          </table:table-cell>
          <table:table-cell office:value-type="float" office:value="3081">
            <text:p>3081</text:p>
          </table:table-cell>
          <table:table-cell office:value-type="float" office:value="2505">
            <text:p>2505</text:p>
          </table:table-cell>
          <table:table-cell office:value-type="float" office:value="2871">
            <text:p>2871</text:p>
          </table:table-cell>
          <table:table-cell office:value-type="float" office:value="2257">
            <text:p>2257</text:p>
          </table:table-cell>
          <table:table-cell office:value-type="float" office:value="2934">
            <text:p>2934</text:p>
          </table:table-cell>
          <table:table-cell office:value-type="float" office:value="1725">
            <text:p>1725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table:number-columns-repeated="3"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518">
            <text:p>2518</text:p>
          </table:table-cell>
          <table:table-cell office:value-type="float" office:value="1172">
            <text:p>1172</text:p>
          </table:table-cell>
          <table:table-cell office:value-type="float" office:value="1029">
            <text:p>1029</text:p>
          </table:table-cell>
          <table:table-cell office:value-type="float" office:value="2389">
            <text:p>2389</text:p>
          </table:table-cell>
          <table:table-cell office:value-type="float" office:value="2644">
            <text:p>2644</text:p>
          </table:table-cell>
          <table:table-cell office:value-type="float" office:value="170">
            <text:p>170</text:p>
          </table:table-cell>
          <table:table-cell table:style-name="ce3" table:formula="of:=AVERAGE([.B86:.AE86])" office:value-type="float" office:value="1637.9">
            <text:p>1637,9</text:p>
          </table:table-cell>
          <table:table-cell table:formula="of:=STDEVPA([.B86:.AE86])" office:value-type="float" office:value="1298.06934457807">
            <text:p>1298,0693445781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7">
            <text:p>1327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769">
            <text:p>2769</text:p>
          </table:table-cell>
          <table:table-cell office:value-type="float" office:value="3229">
            <text:p>3229</text:p>
          </table:table-cell>
          <table:table-cell office:value-type="float" office:value="627">
            <text:p>627</text:p>
          </table:table-cell>
          <table:table-cell office:value-type="float" office:value="2385">
            <text:p>2385</text:p>
          </table:table-cell>
          <table:table-cell office:value-type="float" office:value="2571">
            <text:p>2571</text:p>
          </table:table-cell>
          <table:table-cell office:value-type="float" office:value="2518">
            <text:p>2518</text:p>
          </table:table-cell>
          <table:table-cell office:value-type="float" office:value="2858">
            <text:p>2858</text:p>
          </table:table-cell>
          <table:table-cell office:value-type="float" office:value="2742">
            <text:p>2742</text:p>
          </table:table-cell>
          <table:table-cell office:value-type="float" office:value="2529">
            <text:p>2529</text:p>
          </table:table-cell>
          <table:table-cell office:value-type="float" office:value="3179">
            <text:p>3179</text:p>
          </table:table-cell>
          <table:table-cell office:value-type="float" office:value="2466">
            <text:p>2466</text:p>
          </table:table-cell>
          <table:table-cell office:value-type="float" office:value="3143">
            <text:p>3143</text:p>
          </table:table-cell>
          <table:table-cell office:value-type="float" office:value="2527">
            <text:p>2527</text:p>
          </table:table-cell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187">
            <text:p>187</text:p>
          </table:table-cell>
          <table:table-cell office:value-type="float" office:value="1778">
            <text:p>1778</text:p>
          </table:table-cell>
          <table:table-cell office:value-type="float" office:value="3208">
            <text:p>3208</text:p>
          </table:table-cell>
          <table:table-cell office:value-type="float" office:value="2694">
            <text:p>2694</text:p>
          </table:table-cell>
          <table:table-cell office:value-type="float" office:value="2920">
            <text:p>2920</text:p>
          </table:table-cell>
          <table:table-cell office:value-type="float" office:value="1524">
            <text:p>1524</text:p>
          </table:table-cell>
          <table:table-cell office:value-type="float" office:value="1918">
            <text:p>1918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table:style-name="ce3" table:formula="of:=AVERAGE([.B87:.AE87])" office:value-type="float" office:value="1922.5">
            <text:p>1922,5</text:p>
          </table:table-cell>
          <table:table-cell table:formula="of:=STDEVPA([.B87:.AE87])" office:value-type="float" office:value="1078.55856740992">
            <text:p>1078,5585674099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823">
            <text:p>2823</text:p>
          </table:table-cell>
          <table:table-cell office:value-type="float" office:value="3262">
            <text:p>3262</text:p>
          </table:table-cell>
          <table:table-cell office:value-type="float" office:value="531">
            <text:p>531</text:p>
          </table:table-cell>
          <table:table-cell office:value-type="float" office:value="2120">
            <text:p>2120</text:p>
          </table:table-cell>
          <table:table-cell office:value-type="float" office:value="2287">
            <text:p>2287</text:p>
          </table:table-cell>
          <table:table-cell office:value-type="float" office:value="1287">
            <text:p>1287</text:p>
          </table:table-cell>
          <table:table-cell office:value-type="float" office:value="2487">
            <text:p>2487</text:p>
          </table:table-cell>
          <table:table-cell office:value-type="float" office:value="9">
            <text:p>9</text:p>
          </table:table-cell>
          <table:table-cell office:value-type="float" office:value="2881">
            <text:p>2881</text:p>
          </table:table-cell>
          <table:table-cell office:value-type="float" office:value="3065">
            <text:p>3065</text:p>
          </table:table-cell>
          <table:table-cell office:value-type="float" office:value="2780">
            <text:p>2780</text:p>
          </table:table-cell>
          <table:table-cell office:value-type="float" office:value="3146">
            <text:p>3146</text:p>
          </table:table-cell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15">
            <text:p>915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1531">
            <text:p>1531</text:p>
          </table:table-cell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3173">
            <text:p>3173</text:p>
          </table:table-cell>
          <table:table-cell office:value-type="float" office:value="1782">
            <text:p>1782</text:p>
          </table:table-cell>
          <table:table-cell office:value-type="float" office:value="2875">
            <text:p>2875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2570">
            <text:p>2570</text:p>
          </table:table-cell>
          <table:table-cell office:value-type="float" office:value="1654">
            <text:p>1654</text:p>
          </table:table-cell>
          <table:table-cell table:style-name="ce3" table:formula="of:=AVERAGE([.B88:.AE88])" office:value-type="float" office:value="1904.1">
            <text:p>1904,1</text:p>
          </table:table-cell>
          <table:table-cell table:formula="of:=STDEVPA([.B88:.AE88])" office:value-type="float" office:value="1145.60069686897">
            <text:p>1145,600696869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19">
            <text:p>3219</text:p>
          </table:table-cell>
          <table:table-cell office:value-type="float" office:value="2787">
            <text:p>2787</text:p>
          </table:table-cell>
          <table:table-cell office:value-type="float" office:value="2814">
            <text:p>2814</text:p>
          </table:table-cell>
          <table:table-cell office:value-type="float" office:value="2668">
            <text:p>2668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float" office:value="2444">
            <text:p>2444</text:p>
          </table:table-cell>
          <table:table-cell office:value-type="float" office:value="1043">
            <text:p>1043</text:p>
          </table:table-cell>
          <table:table-cell office:value-type="float" office:value="2944">
            <text:p>2944</text:p>
          </table:table-cell>
          <table:table-cell office:value-type="float" office:value="408">
            <text:p>408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979">
            <text:p>2979</text:p>
          </table:table-cell>
          <table:table-cell office:value-type="float" office:value="2791">
            <text:p>2791</text:p>
          </table:table-cell>
          <table:table-cell office:value-type="float" office:value="2602">
            <text:p>2602</text:p>
          </table:table-cell>
          <table:table-cell office:value-type="float" office:value="2621">
            <text:p>2621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059">
            <text:p>2059</text:p>
          </table:table-cell>
          <table:table-cell office:value-type="float" office:value="2955">
            <text:p>2955</text:p>
          </table:table-cell>
          <table:table-cell table:style-name="ce3" table:formula="of:=AVERAGE([.B89:.AE89])" office:value-type="float" office:value="1714.46666666667">
            <text:p>1714,4666666667</text:p>
          </table:table-cell>
          <table:table-cell table:formula="of:=STDEVPA([.B89:.AE89])" office:value-type="float" office:value="1215.8270911423">
            <text:p>1215,8270911423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3">
            <text:p>973</text:p>
          </table:table-cell>
          <table:table-cell office:value-type="float" office:value="651">
            <text:p>651</text:p>
          </table:table-cell>
          <table:table-cell office:value-type="float" office:value="2719">
            <text:p>2719</text:p>
          </table:table-cell>
          <table:table-cell office:value-type="float" office:value="2889">
            <text:p>2889</text:p>
          </table:table-cell>
          <table:table-cell office:value-type="float" office:value="2539">
            <text:p>2539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 office:value-type="float" office:value="1593">
            <text:p>1593</text:p>
          </table:table-cell>
          <table:table-cell office:value-type="float" office:value="2830">
            <text:p>2830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3172">
            <text:p>3172</text:p>
          </table:table-cell>
          <table:table-cell office:value-type="float" office:value="2486">
            <text:p>2486</text:p>
          </table:table-cell>
          <table:table-cell office:value-type="float" office:value="65">
            <text:p>65</text:p>
          </table:table-cell>
          <table:table-cell office:value-type="float" office:value="1127">
            <text:p>1127</text:p>
          </table:table-cell>
          <table:table-cell office:value-type="float" office:value="3076">
            <text:p>3076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0">
            <text:p>0</text:p>
          </table:table-cell>
          <table:table-cell office:value-type="float" office:value="2753">
            <text:p>2753</text:p>
          </table:table-cell>
          <table:table-cell office:value-type="float" office:value="2454">
            <text:p>2454</text:p>
          </table:table-cell>
          <table:table-cell office:value-type="float" office:value="2707">
            <text:p>2707</text:p>
          </table:table-cell>
          <table:table-cell table:number-columns-repeated="4"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843">
            <text:p>2843</text:p>
          </table:table-cell>
          <table:table-cell table:style-name="ce3" table:formula="of:=AVERAGE([.B90:.AE90])" office:value-type="float" office:value="1679.86666666667">
            <text:p>1679,8666666667</text:p>
          </table:table-cell>
          <table:table-cell table:formula="of:=STDEVPA([.B90:.AE90])" office:value-type="float" office:value="1243.88656324531">
            <text:p>1243,8865632453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2798">
            <text:p>2798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843">
            <text:p>2843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377">
            <text:p>377</text:p>
          </table:table-cell>
          <table:table-cell office:value-type="float" office:value="2729">
            <text:p>2729</text:p>
          </table:table-cell>
          <table:table-cell office:value-type="float" office:value="2400">
            <text:p>2400</text:p>
          </table:table-cell>
          <table:table-cell office:value-type="float" office:value="2982">
            <text:p>2982</text:p>
          </table:table-cell>
          <table:table-cell office:value-type="float" office:value="2784">
            <text:p>2784</text:p>
          </table:table-cell>
          <table:table-cell office:value-type="float" office:value="3040">
            <text:p>304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2280">
            <text:p>2280</text:p>
          </table:table-cell>
          <table:table-cell office:value-type="float" office:value="2555">
            <text:p>2555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2555">
            <text:p>2555</text:p>
          </table:table-cell>
          <table:table-cell table:style-name="ce3" table:formula="of:=AVERAGE([.B91:.AE91])" office:value-type="float" office:value="1599.9">
            <text:p>1599,9</text:p>
          </table:table-cell>
          <table:table-cell table:formula="of:=STDEVPA([.B91:.AE91])" office:value-type="float" office:value="1186.4005324229">
            <text:p>1186,400532422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48">
            <text:p>2348</text:p>
          </table:table-cell>
          <table:table-cell office:value-type="float" office:value="2785">
            <text:p>2785</text:p>
          </table:table-cell>
          <table:table-cell office:value-type="float" office:value="3031">
            <text:p>303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float" office:value="2690">
            <text:p>2690</text:p>
          </table:table-cell>
          <table:table-cell office:value-type="float" office:value="3183">
            <text:p>3183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3142">
            <text:p>3142</text:p>
          </table:table-cell>
          <table:table-cell office:value-type="float" office:value="2325">
            <text:p>2325</text:p>
          </table:table-cell>
          <table:table-cell office:value-type="float" office:value="2983">
            <text:p>2983</text:p>
          </table:table-cell>
          <table:table-cell office:value-type="float" office:value="2536">
            <text:p>2536</text:p>
          </table:table-cell>
          <table:table-cell office:value-type="float" office:value="3115">
            <text:p>3115</text:p>
          </table:table-cell>
          <table:table-cell office:value-type="float" office:value="2672">
            <text:p>2672</text:p>
          </table:table-cell>
          <table:table-cell office:value-type="float" office:value="2313">
            <text:p>2313</text:p>
          </table:table-cell>
          <table:table-cell office:value-type="float" office:value="3312">
            <text:p>3312</text:p>
          </table:table-cell>
          <table:table-cell office:value-type="float" office:value="1827">
            <text:p>1827</text:p>
          </table:table-cell>
          <table:table-cell office:value-type="float" office:value="650">
            <text:p>650</text:p>
          </table:table-cell>
          <table:table-cell office:value-type="float" office:value="2738">
            <text:p>2738</text:p>
          </table:table-cell>
          <table:table-cell office:value-type="float" office:value="2947">
            <text:p>2947</text:p>
          </table:table-cell>
          <table:table-cell office:value-type="float" office:value="2424">
            <text:p>2424</text:p>
          </table:table-cell>
          <table:table-cell office:value-type="float" office:value="194">
            <text:p>194</text:p>
          </table:table-cell>
          <table:table-cell office:value-type="float" office:value="2710">
            <text:p>2710</text:p>
          </table:table-cell>
          <table:table-cell office:value-type="float" office:value="2982">
            <text:p>2982</text:p>
          </table:table-cell>
          <table:table-cell office:value-type="float" office:value="32">
            <text:p>32</text:p>
          </table:table-cell>
          <table:table-cell office:value-type="float" office:value="3023">
            <text:p>3023</text:p>
          </table:table-cell>
          <table:table-cell table:style-name="ce3" table:formula="of:=AVERAGE([.B92:.AE92])" office:value-type="float" office:value="2112.6">
            <text:p>2112,6</text:p>
          </table:table-cell>
          <table:table-cell table:formula="of:=STDEVPA([.B92:.AE92])" office:value-type="float" office:value="1153.11030406173">
            <text:p>1153,1103040617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564">
            <text:p>2564</text:p>
          </table:table-cell>
          <table:table-cell office:value-type="float" office:value="3154">
            <text:p>3154</text:p>
          </table:table-cell>
          <table:table-cell office:value-type="float" office:value="2157">
            <text:p>2157</text:p>
          </table:table-cell>
          <table:table-cell table:number-columns-repeated="2" office:value-type="float" office:value="0">
            <text:p>0</text:p>
          </table:table-cell>
          <table:table-cell office:value-type="float" office:value="3175">
            <text:p>3175</text:p>
          </table:table-cell>
          <table:table-cell office:value-type="float" office:value="428">
            <text:p>428</text:p>
          </table:table-cell>
          <table:table-cell office:value-type="float" office:value="604">
            <text:p>604</text:p>
          </table:table-cell>
          <table:table-cell office:value-type="float" office:value="1198">
            <text:p>1198</text:p>
          </table:table-cell>
          <table:table-cell office:value-type="float" office:value="1428">
            <text:p>1428</text:p>
          </table:table-cell>
          <table:table-cell office:value-type="float" office:value="2990">
            <text:p>2990</text:p>
          </table:table-cell>
          <table:table-cell office:value-type="float" office:value="995">
            <text:p>995</text:p>
          </table:table-cell>
          <table:table-cell office:value-type="float" office:value="2567">
            <text:p>2567</text:p>
          </table:table-cell>
          <table:table-cell office:value-type="float" office:value="13">
            <text:p>13</text:p>
          </table:table-cell>
          <table:table-cell office:value-type="float" office:value="2728">
            <text:p>2728</text:p>
          </table:table-cell>
          <table:table-cell office:value-type="float" office:value="3212">
            <text:p>3212</text:p>
          </table:table-cell>
          <table:table-cell office:value-type="float" office:value="2335">
            <text:p>2335</text:p>
          </table:table-cell>
          <table:table-cell office:value-type="float" office:value="229">
            <text:p>229</text:p>
          </table:table-cell>
          <table:table-cell office:value-type="float" office:value="2811">
            <text:p>2811</text:p>
          </table:table-cell>
          <table:table-cell office:value-type="float" office:value="2855">
            <text:p>2855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063">
            <text:p>2063</text:p>
          </table:table-cell>
          <table:table-cell office:value-type="float" office:value="2506">
            <text:p>2506</text:p>
          </table:table-cell>
          <table:table-cell office:value-type="float" office:value="2290">
            <text:p>2290</text:p>
          </table:table-cell>
          <table:table-cell office:value-type="float" office:value="2873">
            <text:p>2873</text:p>
          </table:table-cell>
          <table:table-cell office:value-type="float" office:value="2645">
            <text:p>2645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table:style-name="ce3" table:formula="of:=AVERAGE([.B93:.AE93])" office:value-type="float" office:value="1876">
            <text:p>1876</text:p>
          </table:table-cell>
          <table:table-cell table:formula="of:=STDEVPA([.B93:.AE93])" office:value-type="float" office:value="1160.97318372705">
            <text:p>1160,9731837271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908">
            <text:p>1908</text:p>
          </table:table-cell>
          <table:table-cell office:value-type="float" office:value="2886">
            <text:p>2886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office:value-type="float" office:value="2569">
            <text:p>2569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3118">
            <text:p>3118</text:p>
          </table:table-cell>
          <table:table-cell office:value-type="float" office:value="2081">
            <text:p>2081</text:p>
          </table:table-cell>
          <table:table-cell office:value-type="float" office:value="2965">
            <text:p>2965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2595">
            <text:p>2595</text:p>
          </table:table-cell>
          <table:table-cell office:value-type="float" office:value="2102">
            <text:p>2102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886">
            <text:p>2886</text:p>
          </table:table-cell>
          <table:table-cell office:value-type="float" office:value="2537">
            <text:p>2537</text:p>
          </table:table-cell>
          <table:table-cell office:value-type="float" office:value="369">
            <text:p>369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2786">
            <text:p>2786</text:p>
          </table:table-cell>
          <table:table-cell office:value-type="float" office:value="115">
            <text:p>115</text:p>
          </table:table-cell>
          <table:table-cell office:value-type="float" office:value="1867">
            <text:p>1867</text:p>
          </table:table-cell>
          <table:table-cell office:value-type="float" office:value="772">
            <text:p>772</text:p>
          </table:table-cell>
          <table:table-cell office:value-type="float" office:value="3088">
            <text:p>3088</text:p>
          </table:table-cell>
          <table:table-cell table:style-name="ce3" table:formula="of:=AVERAGE([.B94:.AE94])" office:value-type="float" office:value="1796.63333333333">
            <text:p>1796,6333333333</text:p>
          </table:table-cell>
          <table:table-cell table:formula="of:=STDEVPA([.B94:.AE94])" office:value-type="float" office:value="1152.80213634238">
            <text:p>1152,802136342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05">
            <text:p>305</text:p>
          </table:table-cell>
          <table:table-cell office:value-type="float" office:value="2513">
            <text:p>2513</text:p>
          </table:table-cell>
          <table:table-cell office:value-type="float" office:value="3278">
            <text:p>3278</text:p>
          </table:table-cell>
          <table:table-cell office:value-type="float" office:value="2107">
            <text:p>2107</text:p>
          </table:table-cell>
          <table:table-cell office:value-type="float" office:value="3084">
            <text:p>3084</text:p>
          </table:table-cell>
          <table:table-cell office:value-type="float" office:value="2408">
            <text:p>2408</text:p>
          </table:table-cell>
          <table:table-cell office:value-type="float" office:value="2366">
            <text:p>2366</text:p>
          </table:table-cell>
          <table:table-cell office:value-type="float" office:value="690">
            <text:p>690</text:p>
          </table:table-cell>
          <table:table-cell office:value-type="float" office:value="2968">
            <text:p>2968</text:p>
          </table:table-cell>
          <table:table-cell office:value-type="float" office:value="2398">
            <text:p>2398</text:p>
          </table:table-cell>
          <table:table-cell office:value-type="float" office:value="1125">
            <text:p>1125</text:p>
          </table:table-cell>
          <table:table-cell office:value-type="float" office:value="3107">
            <text:p>3107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2558">
            <text:p>2558</text:p>
          </table:table-cell>
          <table:table-cell office:value-type="float" office:value="2759">
            <text:p>2759</text:p>
          </table:table-cell>
          <table:table-cell table:number-columns-repeated="2"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1334">
            <text:p>1334</text:p>
          </table:table-cell>
          <table:table-cell office:value-type="float" office:value="2603">
            <text:p>2603</text:p>
          </table:table-cell>
          <table:table-cell office:value-type="float" office:value="2396">
            <text:p>2396</text:p>
          </table:table-cell>
          <table:table-cell table:number-columns-repeated="3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633">
            <text:p>1633</text:p>
          </table:table-cell>
          <table:table-cell office:value-type="float" office:value="2944">
            <text:p>2944</text:p>
          </table:table-cell>
          <table:table-cell office:value-type="float" office:value="2817">
            <text:p>2817</text:p>
          </table:table-cell>
          <table:table-cell office:value-type="float" office:value="2675">
            <text:p>2675</text:p>
          </table:table-cell>
          <table:table-cell table:style-name="ce3" table:formula="of:=AVERAGE([.B95:.AE95])" office:value-type="float" office:value="1808.56666666667">
            <text:p>1808,5666666667</text:p>
          </table:table-cell>
          <table:table-cell table:formula="of:=STDEVPA([.B95:.AE95])" office:value-type="float" office:value="1136.71077187158">
            <text:p>1136,7107718716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747">
            <text:p>747</text:p>
          </table:table-cell>
          <table:table-cell office:value-type="float" office:value="2968">
            <text:p>2968</text:p>
          </table:table-cell>
          <table:table-cell office:value-type="float" office:value="947">
            <text:p>947</text:p>
          </table:table-cell>
          <table:table-cell office:value-type="float" office:value="2506">
            <text:p>2506</text:p>
          </table:table-cell>
          <table:table-cell office:value-type="float" office:value="2662">
            <text:p>2662</text:p>
          </table:table-cell>
          <table:table-cell office:value-type="float" office:value="2411">
            <text:p>2411</text:p>
          </table:table-cell>
          <table:table-cell office:value-type="float" office:value="2320">
            <text:p>2320</text:p>
          </table:table-cell>
          <table:table-cell office:value-type="float" office:value="183">
            <text:p>183</text:p>
          </table:table-cell>
          <table:table-cell office:value-type="float" office:value="2543">
            <text:p>2543</text:p>
          </table:table-cell>
          <table:table-cell office:value-type="float" office:value="3291">
            <text:p>3291</text:p>
          </table:table-cell>
          <table:table-cell office:value-type="float" office:value="42">
            <text:p>42</text:p>
          </table:table-cell>
          <table:table-cell office:value-type="float" office:value="2717">
            <text:p>2717</text:p>
          </table:table-cell>
          <table:table-cell office:value-type="float" office:value="1776">
            <text:p>1776</text:p>
          </table:table-cell>
          <table:table-cell office:value-type="float" office:value="2327">
            <text:p>2327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192">
            <text:p>3192</text:p>
          </table:table-cell>
          <table:table-cell office:value-type="float" office:value="0">
            <text:p>0</text:p>
          </table:table-cell>
          <table:table-cell office:value-type="float" office:value="2842">
            <text:p>2842</text:p>
          </table:table-cell>
          <table:table-cell office:value-type="float" office:value="2970">
            <text:p>2970</text:p>
          </table:table-cell>
          <table:table-cell table:number-columns-repeated="2"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2568">
            <text:p>2568</text:p>
          </table:table-cell>
          <table:table-cell office:value-type="float" office:value="2663">
            <text:p>2663</text:p>
          </table:table-cell>
          <table:table-cell office:value-type="float" office:value="2561">
            <text:p>2561</text:p>
          </table:table-cell>
          <table:table-cell office:value-type="float" office:value="2247">
            <text:p>2247</text:p>
          </table:table-cell>
          <table:table-cell office:value-type="float" office:value="622">
            <text:p>622</text:p>
          </table:table-cell>
          <table:table-cell table:style-name="ce3" table:formula="of:=AVERAGE([.B96:.AE96])" office:value-type="float" office:value="1773.16666666667">
            <text:p>1773,1666666667</text:p>
          </table:table-cell>
          <table:table-cell table:formula="of:=STDEVPA([.B96:.AE96])" office:value-type="float" office:value="1186.11250403249">
            <text:p>1186,1125040325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744">
            <text:p>2744</text:p>
          </table:table-cell>
          <table:table-cell office:value-type="float" office:value="3244">
            <text:p>3244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543">
            <text:p>2543</text:p>
          </table:table-cell>
          <table:table-cell office:value-type="float" office:value="2499">
            <text:p>2499</text:p>
          </table:table-cell>
          <table:table-cell office:value-type="float" office:value="2662">
            <text:p>2662</text:p>
          </table:table-cell>
          <table:table-cell office:value-type="float" office:value="0">
            <text:p>0</text:p>
          </table:table-cell>
          <table:table-cell office:value-type="float" office:value="2716">
            <text:p>2716</text:p>
          </table:table-cell>
          <table:table-cell office:value-type="float" office:value="1362">
            <text:p>1362</text:p>
          </table:table-cell>
          <table:table-cell office:value-type="float" office:value="3109">
            <text:p>3109</text:p>
          </table:table-cell>
          <table:table-cell office:value-type="float" office:value="3035">
            <text:p>30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725">
            <text:p>2725</text:p>
          </table:table-cell>
          <table:table-cell office:value-type="float" office:value="2212">
            <text:p>2212</text:p>
          </table:table-cell>
          <table:table-cell office:value-type="float" office:value="540">
            <text:p>540</text:p>
          </table:table-cell>
          <table:table-cell office:value-type="float" office:value="2880">
            <text:p>2880</text:p>
          </table:table-cell>
          <table:table-cell office:value-type="float" office:value="2895">
            <text:p>2895</text:p>
          </table:table-cell>
          <table:table-cell office:value-type="float" office:value="3020">
            <text:p>3020</text:p>
          </table:table-cell>
          <table:table-cell office:value-type="float" office:value="2897">
            <text:p>2897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table:style-name="ce3" table:formula="of:=AVERAGE([.B97:.AE97])" office:value-type="float" office:value="1907.93333333333">
            <text:p>1907,9333333333</text:p>
          </table:table-cell>
          <table:table-cell table:formula="of:=STDEVPA([.B97:.AE97])" office:value-type="float" office:value="1247.47291041618">
            <text:p>1247,472910416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0">
            <text:p>0</text:p>
          </table:table-cell>
          <table:table-cell office:value-type="float" office:value="3054">
            <text:p>3054</text:p>
          </table:table-cell>
          <table:table-cell office:value-type="float" office:value="956">
            <text:p>956</text:p>
          </table:table-cell>
          <table:table-cell office:value-type="float" office:value="3093">
            <text:p>3093</text:p>
          </table:table-cell>
          <table:table-cell office:value-type="float" office:value="667">
            <text:p>667</text:p>
          </table:table-cell>
          <table:table-cell office:value-type="float" office:value="2621">
            <text:p>2621</text:p>
          </table:table-cell>
          <table:table-cell office:value-type="float" office:value="2777">
            <text:p>2777</text:p>
          </table:table-cell>
          <table:table-cell office:value-type="float" office:value="2863">
            <text:p>2863</text:p>
          </table:table-cell>
          <table:table-cell office:value-type="float" office:value="2605">
            <text:p>2605</text:p>
          </table:table-cell>
          <table:table-cell office:value-type="float" office:value="2343">
            <text:p>2343</text:p>
          </table:table-cell>
          <table:table-cell office:value-type="float" office:value="2663">
            <text:p>266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663">
            <text:p>2663</text:p>
          </table:table-cell>
          <table:table-cell office:value-type="float" office:value="2451">
            <text:p>2451</text:p>
          </table:table-cell>
          <table:table-cell office:value-type="float" office:value="2504">
            <text:p>2504</text:p>
          </table:table-cell>
          <table:table-cell office:value-type="float" office:value="2215">
            <text:p>2215</text:p>
          </table:table-cell>
          <table:table-cell office:value-type="float" office:value="2781">
            <text:p>2781</text:p>
          </table:table-cell>
          <table:table-cell office:value-type="float" office:value="2775">
            <text:p>2775</text:p>
          </table:table-cell>
          <table:table-cell office:value-type="float" office:value="2798">
            <text:p>2798</text:p>
          </table:table-cell>
          <table:table-cell office:value-type="float" office:value="3133">
            <text:p>3133</text:p>
          </table:table-cell>
          <table:table-cell office:value-type="float" office:value="1861">
            <text:p>1861</text:p>
          </table:table-cell>
          <table:table-cell office:value-type="float" office:value="2789">
            <text:p>2789</text:p>
          </table:table-cell>
          <table:table-cell office:value-type="float" office:value="2809">
            <text:p>2809</text:p>
          </table:table-cell>
          <table:table-cell office:value-type="float" office:value="2531">
            <text:p>2531</text:p>
          </table:table-cell>
          <table:table-cell office:value-type="float" office:value="945">
            <text:p>945</text:p>
          </table:table-cell>
          <table:table-cell office:value-type="float" office:value="642">
            <text:p>642</text:p>
          </table:table-cell>
          <table:table-cell table:style-name="ce3" table:formula="of:=AVERAGE([.B98:.AE98])" office:value-type="float" office:value="2037.76666666667">
            <text:p>2037,7666666667</text:p>
          </table:table-cell>
          <table:table-cell table:formula="of:=STDEVPA([.B98:.AE98])" office:value-type="float" office:value="1047.3964764543">
            <text:p>1047,396476454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15">
            <text:p>2815</text:p>
          </table:table-cell>
          <table:table-cell office:value-type="float" office:value="753">
            <text:p>753</text:p>
          </table:table-cell>
          <table:table-cell office:value-type="float" office:value="1856">
            <text:p>1856</text:p>
          </table:table-cell>
          <table:table-cell office:value-type="float" office:value="2771">
            <text:p>2771</text:p>
          </table:table-cell>
          <table:table-cell office:value-type="float" office:value="2481">
            <text:p>2481</text:p>
          </table:table-cell>
          <table:table-cell office:value-type="float" office:value="666">
            <text:p>666</text:p>
          </table:table-cell>
          <table:table-cell office:value-type="float" office:value="847">
            <text:p>847</text:p>
          </table:table-cell>
          <table:table-cell office:value-type="float" office:value="2621">
            <text:p>2621</text:p>
          </table:table-cell>
          <table:table-cell office:value-type="float" office:value="2459">
            <text:p>2459</text:p>
          </table:table-cell>
          <table:table-cell office:value-type="float" office:value="2658">
            <text:p>2658</text:p>
          </table:table-cell>
          <table:table-cell office:value-type="float" office:value="3064">
            <text:p>3064</text:p>
          </table:table-cell>
          <table:table-cell office:value-type="float" office:value="2924">
            <text:p>2924</text:p>
          </table:table-cell>
          <table:table-cell office:value-type="float" office:value="2881">
            <text:p>2881</text:p>
          </table:table-cell>
          <table:table-cell office:value-type="float" office:value="2508">
            <text:p>2508</text:p>
          </table:table-cell>
          <table:table-cell office:value-type="float" office:value="2692">
            <text:p>2692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2503">
            <text:p>2503</text:p>
          </table:table-cell>
          <table:table-cell office:value-type="float" office:value="3431">
            <text:p>3431</text:p>
          </table:table-cell>
          <table:table-cell office:value-type="float" office:value="2956">
            <text:p>2956</text:p>
          </table:table-cell>
          <table:table-cell office:value-type="float" office:value="2347">
            <text:p>2347</text:p>
          </table:table-cell>
          <table:table-cell office:value-type="float" office:value="2773">
            <text:p>2773</text:p>
          </table:table-cell>
          <table:table-cell office:value-type="float" office:value="1879">
            <text:p>1879</text:p>
          </table:table-cell>
          <table:table-cell office:value-type="float" office:value="2555">
            <text:p>2555</text:p>
          </table:table-cell>
          <table:table-cell office:value-type="float" office:value="2202">
            <text:p>2202</text:p>
          </table:table-cell>
          <table:table-cell office:value-type="float" office:value="3150">
            <text:p>3150</text:p>
          </table:table-cell>
          <table:table-cell office:value-type="float" office:value="60">
            <text:p>60</text:p>
          </table:table-cell>
          <table:table-cell office:value-type="float" office:value="728">
            <text:p>728</text:p>
          </table:table-cell>
          <table:table-cell office:value-type="float" office:value="2346">
            <text:p>2346</text:p>
          </table:table-cell>
          <table:table-cell office:value-type="float" office:value="2330">
            <text:p>2330</text:p>
          </table:table-cell>
          <table:table-cell table:style-name="ce3" table:formula="of:=AVERAGE([.B99:.AE99])" office:value-type="float" office:value="2200.9">
            <text:p>2200,9</text:p>
          </table:table-cell>
          <table:table-cell table:formula="of:=STDEVPA([.B99:.AE99])" office:value-type="float" office:value="918.611537412124">
            <text:p>918,6115374121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880">
            <text:p>2880</text:p>
          </table:table-cell>
          <table:table-cell office:value-type="float" office:value="2213">
            <text:p>2213</text:p>
          </table:table-cell>
          <table:table-cell office:value-type="float" office:value="2960">
            <text:p>2960</text:p>
          </table:table-cell>
          <table:table-cell office:value-type="float" office:value="2632">
            <text:p>2632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59">
            <text:p>2659</text:p>
          </table:table-cell>
          <table:table-cell office:value-type="float" office:value="3091">
            <text:p>3091</text:p>
          </table:table-cell>
          <table:table-cell office:value-type="float" office:value="2637">
            <text:p>2637</text:p>
          </table:table-cell>
          <table:table-cell office:value-type="float" office:value="1852">
            <text:p>1852</text:p>
          </table:table-cell>
          <table:table-cell office:value-type="float" office:value="2648">
            <text:p>2648</text:p>
          </table:table-cell>
          <table:table-cell office:value-type="float" office:value="539">
            <text:p>539</text:p>
          </table:table-cell>
          <table:table-cell office:value-type="float" office:value="2411">
            <text:p>2411</text:p>
          </table:table-cell>
          <table:table-cell office:value-type="float" office:value="2898">
            <text:p>2898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2836">
            <text:p>2836</text:p>
          </table:table-cell>
          <table:table-cell office:value-type="float" office:value="404">
            <text:p>404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21">
            <text:p>3421</text:p>
          </table:table-cell>
          <table:table-cell office:value-type="float" office:value="3484">
            <text:p>3484</text:p>
          </table:table-cell>
          <table:table-cell table:style-name="ce3" table:formula="of:=AVERAGE([.B100:.AE100])" office:value-type="float" office:value="1827.4">
            <text:p>1827,4</text:p>
          </table:table-cell>
          <table:table-cell table:formula="of:=STDEVPA([.B100:.AE100])" office:value-type="float" office:value="1249.73564137914">
            <text:p>1249,7356413792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2384">
            <text:p>2384</text:p>
          </table:table-cell>
          <table:table-cell office:value-type="float" office:value="2158">
            <text:p>2158</text:p>
          </table:table-cell>
          <table:table-cell office:value-type="float" office:value="2795">
            <text:p>2795</text:p>
          </table:table-cell>
          <table:table-cell office:value-type="float" office:value="1209">
            <text:p>1209</text:p>
          </table:table-cell>
          <table:table-cell office:value-type="float" office:value="820">
            <text:p>820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float" office:value="2680">
            <text:p>2680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933">
            <text:p>2933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668">
            <text:p>668</text:p>
          </table:table-cell>
          <table:table-cell table:style-name="ce3" table:formula="of:=AVERAGE([.B101:.AE101])" office:value-type="float" office:value="1147.36666666667">
            <text:p>1147,3666666667</text:p>
          </table:table-cell>
          <table:table-cell table:formula="of:=STDEVPA([.B101:.AE101])" office:value-type="float" office:value="1177.49597262817">
            <text:p>1177,495972628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80">
            <text:p>1180</text:p>
          </table:table-cell>
          <table:table-cell office:value-type="float" office:value="770">
            <text:p>770</text:p>
          </table:table-cell>
          <table:table-cell office:value-type="float" office:value="1939">
            <text:p>1939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748">
            <text:p>2748</text:p>
          </table:table-cell>
          <table:table-cell office:value-type="float" office:value="2336">
            <text:p>2336</text:p>
          </table:table-cell>
          <table:table-cell table:number-columns-repeated="3"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433">
            <text:p>433</text:p>
          </table:table-cell>
          <table:table-cell office:value-type="float" office:value="799">
            <text:p>799</text:p>
          </table:table-cell>
          <table:table-cell office:value-type="float" office:value="1720">
            <text:p>1720</text:p>
          </table:table-cell>
          <table:table-cell office:value-type="float" office:value="2243">
            <text:p>2243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485">
            <text:p>2485</text:p>
          </table:table-cell>
          <table:table-cell office:value-type="float" office:value="2084">
            <text:p>2084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table:style-name="ce3" table:formula="of:=AVERAGE([.B102:.AE102])" office:value-type="float" office:value="1261.5">
            <text:p>1261,5</text:p>
          </table:table-cell>
          <table:table-cell table:formula="of:=STDEVPA([.B102:.AE102])" office:value-type="float" office:value="1055.35045522013">
            <text:p>1055,3504552201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241">
            <text:p>2241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030">
            <text:p>1030</text:p>
          </table:table-cell>
          <table:table-cell office:value-type="float" office:value="2084">
            <text:p>2084</text:p>
          </table:table-cell>
          <table:table-cell office:value-type="float" office:value="2390">
            <text:p>2390</text:p>
          </table:table-cell>
          <table:table-cell office:value-type="float" office:value="2391">
            <text:p>2391</text:p>
          </table:table-cell>
          <table:table-cell office:value-type="float" office:value="1045">
            <text:p>1045</text:p>
          </table:table-cell>
          <table:table-cell office:value-type="float" office:value="1672">
            <text:p>1672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97">
            <text:p>119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549">
            <text:p>2549</text:p>
          </table:table-cell>
          <table:table-cell office:value-type="float" office:value="1277">
            <text:p>1277</text:p>
          </table:table-cell>
          <table:table-cell office:value-type="float" office:value="2254">
            <text:p>2254</text:p>
          </table:table-cell>
          <table:table-cell office:value-type="float" office:value="2650">
            <text:p>265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2485">
            <text:p>2485</text:p>
          </table:table-cell>
          <table:table-cell office:value-type="float" office:value="2450">
            <text:p>2450</text:p>
          </table:table-cell>
          <table:table-cell office:value-type="float" office:value="820">
            <text:p>820</text:p>
          </table:table-cell>
          <table:table-cell office:value-type="float" office:value="2632">
            <text:p>2632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03:.AE103])" office:value-type="float" office:value="1509.26666666667">
            <text:p>1509,2666666667</text:p>
          </table:table-cell>
          <table:table-cell table:formula="of:=STDEVPA([.B103:.AE103])" office:value-type="float" office:value="1044.20227712621">
            <text:p>1044,2022771262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234">
            <text:p>2234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373">
            <text:p>2373</text:p>
          </table:table-cell>
          <table:table-cell office:value-type="float" office:value="2295">
            <text:p>2295</text:p>
          </table:table-cell>
          <table:table-cell office:value-type="float" office:value="1631">
            <text:p>1631</text:p>
          </table:table-cell>
          <table:table-cell office:value-type="float" office:value="1872">
            <text:p>1872</text:p>
          </table:table-cell>
          <table:table-cell office:value-type="float" office:value="2581">
            <text:p>25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84">
            <text:p>1484</text:p>
          </table:table-cell>
          <table:table-cell office:value-type="float" office:value="2546">
            <text:p>2546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2136">
            <text:p>2136</text:p>
          </table:table-cell>
          <table:table-cell office:value-type="float" office:value="2572">
            <text:p>257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2292">
            <text:p>2292</text:p>
          </table:table-cell>
          <table:table-cell office:value-type="float" office:value="2429">
            <text:p>2429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office:value-type="float" office:value="839">
            <text:p>839</text:p>
          </table:table-cell>
          <table:table-cell office:value-type="float" office:value="2086">
            <text:p>2086</text:p>
          </table:table-cell>
          <table:table-cell office:value-type="float" office:value="2369">
            <text:p>2369</text:p>
          </table:table-cell>
          <table:table-cell office:value-type="float" office:value="616">
            <text:p>616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756">
            <text:p>2756</text:p>
          </table:table-cell>
          <table:table-cell table:style-name="ce3" table:formula="of:=AVERAGE([.B104:.AE104])" office:value-type="float" office:value="1632.16666666667">
            <text:p>1632,1666666667</text:p>
          </table:table-cell>
          <table:table-cell table:formula="of:=STDEVPA([.B104:.AE104])" office:value-type="float" office:value="1032.83877681315">
            <text:p>1032,838776813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409">
            <text:p>2409</text:p>
          </table:table-cell>
          <table:table-cell office:value-type="float" office:value="4">
            <text:p>4</text:p>
          </table:table-cell>
          <table:table-cell office:value-type="float" office:value="2974">
            <text:p>2974</text:p>
          </table:table-cell>
          <table:table-cell office:value-type="float" office:value="2389">
            <text:p>2389</text:p>
          </table:table-cell>
          <table:table-cell office:value-type="float" office:value="2288">
            <text:p>2288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990">
            <text:p>2990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416">
            <text:p>41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office:value-type="float" office:value="1717">
            <text:p>1717</text:p>
          </table:table-cell>
          <table:table-cell office:value-type="float" office:value="850">
            <text:p>850</text:p>
          </table:table-cell>
          <table:table-cell office:value-type="float" office:value="1237">
            <text:p>1237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1983">
            <text:p>1983</text:p>
          </table:table-cell>
          <table:table-cell office:value-type="float" office:value="2800">
            <text:p>2800</text:p>
          </table:table-cell>
          <table:table-cell table:style-name="ce3" table:formula="of:=AVERAGE([.B105:.AE105])" office:value-type="float" office:value="1495.73333333333">
            <text:p>1495,7333333333</text:p>
          </table:table-cell>
          <table:table-cell table:formula="of:=STDEVPA([.B105:.AE105])" office:value-type="float" office:value="1120.06222842999">
            <text:p>1120,06222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3163">
            <text:p>3163</text:p>
          </table:table-cell>
          <table:table-cell office:value-type="float" office:value="2071">
            <text:p>2071</text:p>
          </table:table-cell>
          <table:table-cell office:value-type="float" office:value="2178">
            <text:p>2178</text:p>
          </table:table-cell>
          <table:table-cell office:value-type="float" office:value="1556">
            <text:p>1556</text:p>
          </table:table-cell>
          <table:table-cell office:value-type="float" office:value="2580">
            <text:p>2580</text:p>
          </table:table-cell>
          <table:table-cell table:number-columns-repeated="2"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2339">
            <text:p>2339</text:p>
          </table:table-cell>
          <table:table-cell table:number-columns-repeated="6" office:value-type="float" office:value="0">
            <text:p>0</text:p>
          </table:table-cell>
          <table:table-cell office:value-type="float" office:value="1247">
            <text:p>1247</text:p>
          </table:table-cell>
          <table:table-cell table:number-columns-repeated="2"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496">
            <text:p>2496</text:p>
          </table:table-cell>
          <table:table-cell table:number-columns-repeated="2"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445">
            <text:p>1445</text:p>
          </table:table-cell>
          <table:table-cell table:style-name="ce3" table:formula="of:=AVERAGE([.B106:.AE106])" office:value-type="float" office:value="1029.06666666667">
            <text:p>1029,0666666667</text:p>
          </table:table-cell>
          <table:table-cell table:formula="of:=STDEVPA([.B106:.AE106])" office:value-type="float" office:value="1099.33249241933">
            <text:p>1099,332492419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23">
            <text:p>1123</text:p>
          </table:table-cell>
          <table:table-cell office:value-type="float" office:value="1647">
            <text:p>1647</text:p>
          </table:table-cell>
          <table:table-cell office:value-type="float" office:value="2273">
            <text:p>2273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455">
            <text:p>145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2211">
            <text:p>2211</text:p>
          </table:table-cell>
          <table:table-cell office:value-type="float" office:value="1105">
            <text:p>1105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table:number-columns-repeated="2"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2290">
            <text:p>2290</text:p>
          </table:table-cell>
          <table:table-cell office:value-type="float" office:value="2681">
            <text:p>268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table:style-name="ce3" table:formula="of:=AVERAGE([.B107:.AE107])" office:value-type="float" office:value="1096.46666666667">
            <text:p>1096,4666666667</text:p>
          </table:table-cell>
          <table:table-cell table:formula="of:=STDEVPA([.B107:.AE107])" office:value-type="float" office:value="969.262872267145">
            <text:p>969,2628722671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17">
            <text:p>2717</text:p>
          </table:table-cell>
          <table:table-cell office:value-type="float" office:value="226">
            <text:p>226</text:p>
          </table:table-cell>
          <table:table-cell office:value-type="float" office:value="2795">
            <text:p>2795</text:p>
          </table:table-cell>
          <table:table-cell table:number-columns-repeated="2" office:value-type="float" office:value="0">
            <text:p>0</text:p>
          </table:table-cell>
          <table:table-cell office:value-type="float" office:value="3150">
            <text:p>3150</text:p>
          </table:table-cell>
          <table:table-cell office:value-type="float" office:value="2156">
            <text:p>2156</text:p>
          </table:table-cell>
          <table:table-cell office:value-type="float" office:value="1501">
            <text:p>1501</text:p>
          </table:table-cell>
          <table:table-cell office:value-type="float" office:value="1619">
            <text:p>1619</text:p>
          </table:table-cell>
          <table:table-cell office:value-type="float" office:value="1192">
            <text:p>1192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337">
            <text:p>337</text:p>
          </table:table-cell>
          <table:table-cell office:value-type="float" office:value="2391">
            <text:p>2391</text:p>
          </table:table-cell>
          <table:table-cell office:value-type="float" office:value="2537">
            <text:p>2537</text:p>
          </table:table-cell>
          <table:table-cell office:value-type="float" office:value="1027">
            <text:p>1027</text:p>
          </table:table-cell>
          <table:table-cell office:value-type="float" office:value="1283">
            <text:p>1283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068">
            <text:p>2068</text:p>
          </table:table-cell>
          <table:table-cell office:value-type="float" office:value="2238">
            <text:p>2238</text:p>
          </table:table-cell>
          <table:table-cell office:value-type="float" office:value="2136">
            <text:p>2136</text:p>
          </table:table-cell>
          <table:table-cell office:value-type="float" office:value="2844">
            <text:p>2844</text:p>
          </table:table-cell>
          <table:table-cell office:value-type="float" office:value="2395">
            <text:p>2395</text:p>
          </table:table-cell>
          <table:table-cell office:value-type="float" office:value="911">
            <text:p>911</text:p>
          </table:table-cell>
          <table:table-cell office:value-type="float" office:value="2005">
            <text:p>200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3" table:formula="of:=AVERAGE([.B108:.AE108])" office:value-type="float" office:value="1576.63333333333">
            <text:p>1576,6333333333</text:p>
          </table:table-cell>
          <table:table-cell table:formula="of:=STDEVPA([.B108:.AE108])" office:value-type="float" office:value="1044.29189672024">
            <text:p>1044,2918967202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122">
            <text:p>2122</text:p>
          </table:table-cell>
          <table:table-cell office:value-type="float" office:value="3159">
            <text:p>3159</text:p>
          </table:table-cell>
          <table:table-cell office:value-type="float" office:value="2812">
            <text:p>2812</text:p>
          </table:table-cell>
          <table:table-cell table:number-columns-repeated="2"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2647">
            <text:p>2647</text:p>
          </table:table-cell>
          <table:table-cell office:value-type="float" office:value="3020">
            <text:p>3020</text:p>
          </table:table-cell>
          <table:table-cell table:number-columns-repeated="2" office:value-type="float" office:value="0">
            <text:p>0</text:p>
          </table:table-cell>
          <table:table-cell office:value-type="float" office:value="2935">
            <text:p>2935</text:p>
          </table:table-cell>
          <table:table-cell office:value-type="float" office:value="1488">
            <text:p>1488</text:p>
          </table:table-cell>
          <table:table-cell office:value-type="float" office:value="3422">
            <text:p>3422</text:p>
          </table:table-cell>
          <table:table-cell office:value-type="float" office:value="0">
            <text:p>0</text:p>
          </table:table-cell>
          <table:table-cell office:value-type="float" office:value="3083">
            <text:p>3083</text:p>
          </table:table-cell>
          <table:table-cell office:value-type="float" office:value="2374">
            <text:p>2374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1940">
            <text:p>1940</text:p>
          </table:table-cell>
          <table:table-cell office:value-type="float" office:value="2783">
            <text:p>2783</text:p>
          </table:table-cell>
          <table:table-cell office:value-type="float" office:value="1711">
            <text:p>1711</text:p>
          </table:table-cell>
          <table:table-cell office:value-type="float" office:value="2434">
            <text:p>2434</text:p>
          </table:table-cell>
          <table:table-cell office:value-type="float" office:value="2680">
            <text:p>2680</text:p>
          </table:table-cell>
          <table:table-cell office:value-type="float" office:value="2971">
            <text:p>2971</text:p>
          </table:table-cell>
          <table:table-cell office:value-type="float" office:value="2593">
            <text:p>2593</text:p>
          </table:table-cell>
          <table:table-cell office:value-type="float" office:value="3290">
            <text:p>3290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table:style-name="ce3" table:formula="of:=AVERAGE([.B109:.AE109])" office:value-type="float" office:value="1937.93333333333">
            <text:p>1937,9333333333</text:p>
          </table:table-cell>
          <table:table-cell table:formula="of:=STDEVPA([.B109:.AE109])" office:value-type="float" office:value="1217.23078976649">
            <text:p>1217,230789766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745">
            <text:p>2745</text:p>
          </table:table-cell>
          <table:table-cell office:value-type="float" office:value="3120">
            <text:p>3120</text:p>
          </table:table-cell>
          <table:table-cell office:value-type="float" office:value="3186">
            <text:p>3186</text:p>
          </table:table-cell>
          <table:table-cell office:value-type="float" office:value="974">
            <text:p>974</text:p>
          </table:table-cell>
          <table:table-cell office:value-type="float" office:value="2782">
            <text:p>278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621">
            <text:p>2621</text:p>
          </table:table-cell>
          <table:table-cell office:value-type="float" office:value="2356">
            <text:p>2356</text:p>
          </table:table-cell>
          <table:table-cell office:value-type="float" office:value="2513">
            <text:p>2513</text:p>
          </table:table-cell>
          <table:table-cell office:value-type="float" office:value="85">
            <text:p>85</text:p>
          </table:table-cell>
          <table:table-cell office:value-type="float" office:value="2708">
            <text:p>2708</text:p>
          </table:table-cell>
          <table:table-cell office:value-type="float" office:value="520">
            <text:p>520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2883">
            <text:p>2883</text:p>
          </table:table-cell>
          <table:table-cell office:value-type="float" office:value="1043">
            <text:p>1043</text:p>
          </table:table-cell>
          <table:table-cell office:value-type="float" office:value="2516">
            <text:p>2516</text:p>
          </table:table-cell>
          <table:table-cell office:value-type="float" office:value="2404">
            <text:p>240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50">
            <text:p>350</text:p>
          </table:table-cell>
          <table:table-cell office:value-type="float" office:value="898">
            <text:p>898</text:p>
          </table:table-cell>
          <table:table-cell office:value-type="float" office:value="406">
            <text:p>406</text:p>
          </table:table-cell>
          <table:table-cell office:value-type="float" office:value="2397">
            <text:p>2397</text:p>
          </table:table-cell>
          <table:table-cell table:style-name="ce3" table:formula="of:=AVERAGE([.B110:.AE110])" office:value-type="float" office:value="1671.03333333333">
            <text:p>1671,0333333333</text:p>
          </table:table-cell>
          <table:table-cell table:formula="of:=STDEVPA([.B110:.AE110])" office:value-type="float" office:value="1207.0342023139">
            <text:p>1207,0342023139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88">
            <text:p>488</text:p>
          </table:table-cell>
          <table:table-cell office:value-type="float" office:value="2709">
            <text:p>2709</text:p>
          </table:table-cell>
          <table:table-cell office:value-type="float" office:value="2991">
            <text:p>2991</text:p>
          </table:table-cell>
          <table:table-cell office:value-type="float" office:value="2983">
            <text:p>2983</text:p>
          </table:table-cell>
          <table:table-cell office:value-type="float" office:value="2728">
            <text:p>2728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2837">
            <text:p>2837</text:p>
          </table:table-cell>
          <table:table-cell office:value-type="float" office:value="2916">
            <text:p>2916</text:p>
          </table:table-cell>
          <table:table-cell office:value-type="float" office:value="3322">
            <text:p>3322</text:p>
          </table:table-cell>
          <table:table-cell office:value-type="float" office:value="2650">
            <text:p>2650</text:p>
          </table:table-cell>
          <table:table-cell office:value-type="float" office:value="1710">
            <text:p>1710</text:p>
          </table:table-cell>
          <table:table-cell office:value-type="float" office:value="2798">
            <text:p>2798</text:p>
          </table:table-cell>
          <table:table-cell office:value-type="float" office:value="2804">
            <text:p>2804</text:p>
          </table:table-cell>
          <table:table-cell office:value-type="float" office:value="3118">
            <text:p>3118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3026">
            <text:p>3026</text:p>
          </table:table-cell>
          <table:table-cell office:value-type="float" office:value="224">
            <text:p>224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2826">
            <text:p>2826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style-name="ce3" table:formula="of:=AVERAGE([.B111:.AE111])" office:value-type="float" office:value="1901.63333333333">
            <text:p>1901,6333333333</text:p>
          </table:table-cell>
          <table:table-cell table:formula="of:=STDEVPA([.B111:.AE111])" office:value-type="float" office:value="1267.08290924031">
            <text:p>1267,082909240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46">
            <text:p>3246</text:p>
          </table:table-cell>
          <table:table-cell office:value-type="float" office:value="1204">
            <text:p>1204</text:p>
          </table:table-cell>
          <table:table-cell office:value-type="float" office:value="2829">
            <text:p>2829</text:p>
          </table:table-cell>
          <table:table-cell office:value-type="float" office:value="2930">
            <text:p>2930</text:p>
          </table:table-cell>
          <table:table-cell office:value-type="float" office:value="2605">
            <text:p>2605</text:p>
          </table:table-cell>
          <table:table-cell office:value-type="float" office:value="2636">
            <text:p>2636</text:p>
          </table:table-cell>
          <table:table-cell office:value-type="float" office:value="2527">
            <text:p>2527</text:p>
          </table:table-cell>
          <table:table-cell office:value-type="float" office:value="3229">
            <text:p>3229</text:p>
          </table:table-cell>
          <table:table-cell office:value-type="float" office:value="2807">
            <text:p>2807</text:p>
          </table:table-cell>
          <table:table-cell office:value-type="float" office:value="2836">
            <text:p>2836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3064">
            <text:p>3064</text:p>
          </table:table-cell>
          <table:table-cell office:value-type="float" office:value="1571">
            <text:p>1571</text:p>
          </table:table-cell>
          <table:table-cell office:value-type="float" office:value="1383">
            <text:p>1383</text:p>
          </table:table-cell>
          <table:table-cell office:value-type="float" office:value="3016">
            <text:p>3016</text:p>
          </table:table-cell>
          <table:table-cell office:value-type="float" office:value="3130">
            <text:p>3130</text:p>
          </table:table-cell>
          <table:table-cell table:number-columns-repeated="3" office:value-type="float" office:value="0">
            <text:p>0</text:p>
          </table:table-cell>
          <table:table-cell office:value-type="float" office:value="1711">
            <text:p>1711</text:p>
          </table:table-cell>
          <table:table-cell office:value-type="float" office:value="2694">
            <text:p>2694</text:p>
          </table:table-cell>
          <table:table-cell office:value-type="float" office:value="2467">
            <text:p>2467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3382">
            <text:p>3382</text:p>
          </table:table-cell>
          <table:table-cell office:value-type="float" office:value="3463">
            <text:p>3463</text:p>
          </table:table-cell>
          <table:table-cell table:style-name="ce3" table:formula="of:=AVERAGE([.B112:.AE112])" office:value-type="float" office:value="1877.4">
            <text:p>1877,4</text:p>
          </table:table-cell>
          <table:table-cell table:formula="of:=STDEVPA([.B112:.AE112])" office:value-type="float" office:value="1305.3133876583">
            <text:p>1305,313387658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46">
            <text:p>546</text:p>
          </table:table-cell>
          <table:table-cell office:value-type="float" office:value="2781">
            <text:p>2781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2689">
            <text:p>2689</text:p>
          </table:table-cell>
          <table:table-cell office:value-type="float" office:value="3061">
            <text:p>3061</text:p>
          </table:table-cell>
          <table:table-cell office:value-type="float" office:value="3261">
            <text:p>3261</text:p>
          </table:table-cell>
          <table:table-cell office:value-type="float" office:value="3061">
            <text:p>3061</text:p>
          </table:table-cell>
          <table:table-cell office:value-type="float" office:value="2992">
            <text:p>2992</text:p>
          </table:table-cell>
          <table:table-cell office:value-type="float" office:value="3156">
            <text:p>3156</text:p>
          </table:table-cell>
          <table:table-cell office:value-type="float" office:value="3392">
            <text:p>3392</text:p>
          </table:table-cell>
          <table:table-cell office:value-type="float" office:value="1480">
            <text:p>1480</text:p>
          </table:table-cell>
          <table:table-cell office:value-type="float" office:value="34">
            <text:p>34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2701">
            <text:p>2701</text:p>
          </table:table-cell>
          <table:table-cell office:value-type="float" office:value="2939">
            <text:p>293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83">
            <text:p>583</text:p>
          </table:table-cell>
          <table:table-cell office:value-type="float" office:value="3132">
            <text:p>3132</text:p>
          </table:table-cell>
          <table:table-cell office:value-type="float" office:value="2944">
            <text:p>2944</text:p>
          </table:table-cell>
          <table:table-cell office:value-type="float" office:value="3053">
            <text:p>305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819">
            <text:p>1819</text:p>
          </table:table-cell>
          <table:table-cell office:value-type="float" office:value="2536">
            <text:p>2536</text:p>
          </table:table-cell>
          <table:table-cell table:style-name="ce3" table:formula="of:=AVERAGE([.B113:.AE113])" office:value-type="float" office:value="1823.23333333333">
            <text:p>1823,2333333333</text:p>
          </table:table-cell>
          <table:table-cell table:formula="of:=STDEVPA([.B113:.AE113])" office:value-type="float" office:value="1302.54872418996">
            <text:p>1302,54872419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828">
            <text:p>2828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office:value-type="float" office:value="2580">
            <text:p>2580</text:p>
          </table:table-cell>
          <table:table-cell office:value-type="float" office:value="2166">
            <text:p>2166</text:p>
          </table:table-cell>
          <table:table-cell office:value-type="float" office:value="2969">
            <text:p>2969</text:p>
          </table:table-cell>
          <table:table-cell office:value-type="float" office:value="288">
            <text:p>288</text:p>
          </table:table-cell>
          <table:table-cell office:value-type="float" office:value="2896">
            <text:p>2896</text:p>
          </table:table-cell>
          <table:table-cell office:value-type="float" office:value="2474">
            <text:p>2474</text:p>
          </table:table-cell>
          <table:table-cell office:value-type="float" office:value="2370">
            <text:p>2370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824">
            <text:p>1824</text:p>
          </table:table-cell>
          <table:table-cell office:value-type="float" office:value="3370">
            <text:p>3370</text:p>
          </table:table-cell>
          <table:table-cell office:value-type="float" office:value="2558">
            <text:p>2558</text:p>
          </table:table-cell>
          <table:table-cell office:value-type="float" office:value="3133">
            <text:p>3133</text:p>
          </table:table-cell>
          <table:table-cell office:value-type="float" office:value="1594">
            <text:p>1594</text:p>
          </table:table-cell>
          <table:table-cell office:value-type="float" office:value="1146">
            <text:p>1146</text:p>
          </table:table-cell>
          <table:table-cell office:value-type="float" office:value="2713">
            <text:p>2713</text:p>
          </table:table-cell>
          <table:table-cell office:value-type="float" office:value="3035">
            <text:p>3035</text:p>
          </table:table-cell>
          <table:table-cell office:value-type="float" office:value="2924">
            <text:p>2924</text:p>
          </table:table-cell>
          <table:table-cell office:value-type="float" office:value="2423">
            <text:p>2423</text:p>
          </table:table-cell>
          <table:table-cell office:value-type="float" office:value="2040">
            <text:p>2040</text:p>
          </table:table-cell>
          <table:table-cell office:value-type="float" office:value="2974">
            <text:p>2974</text:p>
          </table:table-cell>
          <table:table-cell office:value-type="float" office:value="2299">
            <text:p>2299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 table:style-name="ce3" table:formula="of:=AVERAGE([.B114:.AE114])" office:value-type="float" office:value="2255.76666666667">
            <text:p>2255,7666666667</text:p>
          </table:table-cell>
          <table:table-cell table:formula="of:=STDEVPA([.B114:.AE114])" office:value-type="float" office:value="979.605964434453">
            <text:p>979,6059644345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545">
            <text:p>2545</text:p>
          </table:table-cell>
          <table:table-cell office:value-type="float" office:value="3146">
            <text:p>3146</text:p>
          </table:table-cell>
          <table:table-cell office:value-type="float" office:value="1337">
            <text:p>1337</text:p>
          </table:table-cell>
          <table:table-cell office:value-type="float" office:value="1740">
            <text:p>1740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3136">
            <text:p>3136</text:p>
          </table:table-cell>
          <table:table-cell office:value-type="float" office:value="2439">
            <text:p>2439</text:p>
          </table:table-cell>
          <table:table-cell office:value-type="float" office:value="3169">
            <text:p>3169</text:p>
          </table:table-cell>
          <table:table-cell office:value-type="float" office:value="3040">
            <text:p>3040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3403">
            <text:p>3403</text:p>
          </table:table-cell>
          <table:table-cell office:value-type="float" office:value="3272">
            <text:p>3272</text:p>
          </table:table-cell>
          <table:table-cell office:value-type="float" office:value="3009">
            <text:p>3009</text:p>
          </table:table-cell>
          <table:table-cell office:value-type="float" office:value="2439">
            <text:p>2439</text:p>
          </table:table-cell>
          <table:table-cell office:value-type="float" office:value="3130">
            <text:p>3130</text:p>
          </table:table-cell>
          <table:table-cell office:value-type="float" office:value="2754">
            <text:p>2754</text:p>
          </table:table-cell>
          <table:table-cell office:value-type="float" office:value="2062">
            <text:p>2062</text:p>
          </table:table-cell>
          <table:table-cell office:value-type="float" office:value="2739">
            <text:p>2739</text:p>
          </table:table-cell>
          <table:table-cell office:value-type="float" office:value="2430">
            <text:p>243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  <table:table-cell office:value-type="float" office:value="3079">
            <text:p>3079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175">
            <text:p>3175</text:p>
          </table:table-cell>
          <table:table-cell table:style-name="ce3" table:formula="of:=AVERAGE([.B115:.AE115])" office:value-type="float" office:value="2200.96666666667">
            <text:p>2200,9666666667</text:p>
          </table:table-cell>
          <table:table-cell table:formula="of:=STDEVPA([.B115:.AE115])" office:value-type="float" office:value="1181.72113132592">
            <text:p>1181,7211313259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267">
            <text:p>2267</text:p>
          </table:table-cell>
          <table:table-cell office:value-type="float" office:value="2623">
            <text:p>2623</text:p>
          </table:table-cell>
          <table:table-cell office:value-type="float" office:value="2910">
            <text:p>2910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407">
            <text:p>1407</text:p>
          </table:table-cell>
          <table:table-cell office:value-type="float" office:value="1674">
            <text:p>1674</text:p>
          </table:table-cell>
          <table:table-cell office:value-type="float" office:value="1224">
            <text:p>1224</text:p>
          </table:table-cell>
          <table:table-cell office:value-type="float" office:value="2928">
            <text:p>2928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3284">
            <text:p>3284</text:p>
          </table:table-cell>
          <table:table-cell office:value-type="float" office:value="393">
            <text:p>393</text:p>
          </table:table-cell>
          <table:table-cell office:value-type="float" office:value="2625">
            <text:p>2625</text:p>
          </table:table-cell>
          <table:table-cell office:value-type="float" office:value="3080">
            <text:p>3080</text:p>
          </table:table-cell>
          <table:table-cell office:value-type="float" office:value="2663">
            <text:p>2663</text:p>
          </table:table-cell>
          <table:table-cell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2845">
            <text:p>2845</text:p>
          </table:table-cell>
          <table:table-cell office:value-type="float" office:value="3382">
            <text:p>3382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3"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45">
            <text:p>345</text:p>
          </table:table-cell>
          <table:table-cell office:value-type="float" office:value="91">
            <text:p>91</text:p>
          </table:table-cell>
          <table:table-cell office:value-type="float" office:value="1529">
            <text:p>1529</text:p>
          </table:table-cell>
          <table:table-cell office:value-type="float" office:value="3059">
            <text:p>3059</text:p>
          </table:table-cell>
          <table:table-cell table:style-name="ce3" table:formula="of:=AVERAGE([.B116:.AE116])" office:value-type="float" office:value="1645.6">
            <text:p>1645,6</text:p>
          </table:table-cell>
          <table:table-cell table:formula="of:=STDEVPA([.B116:.AE116])" office:value-type="float" office:value="1263.06290685249">
            <text:p>1263,0629068525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029">
            <text:p>3029</text:p>
          </table:table-cell>
          <table:table-cell office:value-type="float" office:value="2033">
            <text:p>2033</text:p>
          </table:table-cell>
          <table:table-cell office:value-type="float" office:value="2854">
            <text:p>2854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826">
            <text:p>2826</text:p>
          </table:table-cell>
          <table:table-cell office:value-type="float" office:value="3163">
            <text:p>3163</text:p>
          </table:table-cell>
          <table:table-cell office:value-type="float" office:value="0">
            <text:p>0</text:p>
          </table:table-cell>
          <table:table-cell office:value-type="float" office:value="2804">
            <text:p>2804</text:p>
          </table:table-cell>
          <table:table-cell office:value-type="float" office:value="2915">
            <text:p>2915</text:p>
          </table:table-cell>
          <table:table-cell office:value-type="float" office:value="2855">
            <text:p>2855</text:p>
          </table:table-cell>
          <table:table-cell office:value-type="float" office:value="3127">
            <text:p>3127</text:p>
          </table:table-cell>
          <table:table-cell office:value-type="float" office:value="811">
            <text:p>811</text:p>
          </table:table-cell>
          <table:table-cell office:value-type="float" office:value="3077">
            <text:p>3077</text:p>
          </table:table-cell>
          <table:table-cell office:value-type="float" office:value="939">
            <text:p>939</text:p>
          </table:table-cell>
          <table:table-cell office:value-type="float" office:value="3020">
            <text:p>3020</text:p>
          </table:table-cell>
          <table:table-cell office:value-type="float" office:value="2779">
            <text:p>2779</text:p>
          </table:table-cell>
          <table:table-cell office:value-type="float" office:value="3034">
            <text:p>3034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45">
            <text:p>2745</text:p>
          </table:table-cell>
          <table:table-cell office:value-type="float" office:value="2817">
            <text:p>2817</text:p>
          </table:table-cell>
          <table:table-cell office:value-type="float" office:value="451">
            <text:p>451</text:p>
          </table:table-cell>
          <table:table-cell table:style-name="ce3" table:formula="of:=AVERAGE([.B117:.AE117])" office:value-type="float" office:value="1714.56666666667">
            <text:p>1714,5666666667</text:p>
          </table:table-cell>
          <table:table-cell table:formula="of:=STDEVPA([.B117:.AE117])" office:value-type="float" office:value="1295.11128693852">
            <text:p>1295,1112869385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96">
            <text:p>2396</text:p>
          </table:table-cell>
          <table:table-cell office:value-type="float" office:value="2113">
            <text:p>2113</text:p>
          </table:table-cell>
          <table:table-cell office:value-type="float" office:value="241">
            <text:p>241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">
            <text:p>0</text:p>
          </table:table-cell>
          <table:table-cell office:value-type="float" office:value="2990">
            <text:p>2990</text:p>
          </table:table-cell>
          <table:table-cell office:value-type="float" office:value="2502">
            <text:p>2502</text:p>
          </table:table-cell>
          <table:table-cell office:value-type="float" office:value="0">
            <text:p>0</text:p>
          </table:table-cell>
          <table:table-cell office:value-type="float" office:value="3739">
            <text:p>3739</text:p>
          </table:table-cell>
          <table:table-cell office:value-type="float" office:value="1809">
            <text:p>1809</text:p>
          </table:table-cell>
          <table:table-cell office:value-type="float" office:value="2083">
            <text:p>2083</text:p>
          </table:table-cell>
          <table:table-cell office:value-type="float" office:value="2793">
            <text:p>2793</text:p>
          </table:table-cell>
          <table:table-cell office:value-type="float" office:value="1127">
            <text:p>1127</text:p>
          </table:table-cell>
          <table:table-cell office:value-type="float" office:value="3474">
            <text:p>3474</text:p>
          </table:table-cell>
          <table:table-cell office:value-type="float" office:value="2821">
            <text:p>2821</text:p>
          </table:table-cell>
          <table:table-cell office:value-type="float" office:value="2337">
            <text:p>2337</text:p>
          </table:table-cell>
          <table:table-cell office:value-type="float" office:value="3417">
            <text:p>3417</text:p>
          </table:table-cell>
          <table:table-cell office:value-type="float" office:value="2801">
            <text:p>2801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696">
            <text:p>2696</text:p>
          </table:table-cell>
          <table:table-cell office:value-type="float" office:value="2819">
            <text:p>2819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table:style-name="ce3" table:formula="of:=AVERAGE([.B118:.AE118])" office:value-type="float" office:value="1901.73333333333">
            <text:p>1901,7333333333</text:p>
          </table:table-cell>
          <table:table-cell table:formula="of:=STDEVPA([.B118:.AE118])" office:value-type="float" office:value="1249.06965200326">
            <text:p>1249,06965200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466">
            <text:p>2466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2182">
            <text:p>2182</text:p>
          </table:table-cell>
          <table:table-cell office:value-type="float" office:value="2632">
            <text:p>2632</text:p>
          </table:table-cell>
          <table:table-cell office:value-type="float" office:value="2126">
            <text:p>2126</text:p>
          </table:table-cell>
          <table:table-cell office:value-type="float" office:value="870">
            <text:p>870</text:p>
          </table:table-cell>
          <table:table-cell office:value-type="float" office:value="647">
            <text:p>647</text:p>
          </table:table-cell>
          <table:table-cell office:value-type="float" office:value="2766">
            <text:p>2766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 office:value-type="float" office:value="3092">
            <text:p>3092</text:p>
          </table:table-cell>
          <table:table-cell office:value-type="float" office:value="2965">
            <text:p>2965</text:p>
          </table:table-cell>
          <table:table-cell office:value-type="float" office:value="2998">
            <text:p>2998</text:p>
          </table:table-cell>
          <table:table-cell office:value-type="float" office:value="3502">
            <text:p>3502</text:p>
          </table:table-cell>
          <table:table-cell office:value-type="float" office:value="2968">
            <text:p>2968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2503">
            <text:p>2503</text:p>
          </table:table-cell>
          <table:table-cell office:value-type="float" office:value="2861">
            <text:p>2861</text:p>
          </table:table-cell>
          <table:table-cell office:value-type="float" office:value="488">
            <text:p>488</text:p>
          </table:table-cell>
          <table:table-cell office:value-type="float" office:value="2915">
            <text:p>2915</text:p>
          </table:table-cell>
          <table:table-cell office:value-type="float" office:value="2404">
            <text:p>2404</text:p>
          </table:table-cell>
          <table:table-cell office:value-type="float" office:value="2959">
            <text:p>2959</text:p>
          </table:table-cell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3137">
            <text:p>3137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table:style-name="ce3" table:formula="of:=AVERAGE([.B119:.AE119])" office:value-type="float" office:value="2088.43333333333">
            <text:p>2088,4333333333</text:p>
          </table:table-cell>
          <table:table-cell table:formula="of:=STDEVPA([.B119:.AE119])" office:value-type="float" office:value="1156.15906297053">
            <text:p>1156,1590629705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004">
            <text:p>3004</text:p>
          </table:table-cell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575">
            <text:p>2575</text:p>
          </table:table-cell>
          <table:table-cell office:value-type="float" office:value="3065">
            <text:p>3065</text:p>
          </table:table-cell>
          <table:table-cell office:value-type="float" office:value="3292">
            <text:p>3292</text:p>
          </table:table-cell>
          <table:table-cell office:value-type="float" office:value="2899">
            <text:p>2899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2830">
            <text:p>2830</text:p>
          </table:table-cell>
          <table:table-cell office:value-type="float" office:value="2937">
            <text:p>2937</text:p>
          </table:table-cell>
          <table:table-cell office:value-type="float" office:value="2578">
            <text:p>2578</text:p>
          </table:table-cell>
          <table:table-cell office:value-type="float" office:value="794">
            <text:p>794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902">
            <text:p>2902</text:p>
          </table:table-cell>
          <table:table-cell office:value-type="float" office:value="2916">
            <text:p>2916</text:p>
          </table:table-cell>
          <table:table-cell office:value-type="float" office:value="2591">
            <text:p>2591</text:p>
          </table:table-cell>
          <table:table-cell office:value-type="float" office:value="2670">
            <text:p>2670</text:p>
          </table:table-cell>
          <table:table-cell office:value-type="float" office:value="2818">
            <text:p>2818</text:p>
          </table:table-cell>
          <table:table-cell office:value-type="float" office:value="884">
            <text:p>884</text:p>
          </table:table-cell>
          <table:table-cell office:value-type="float" office:value="3064">
            <text:p>3064</text:p>
          </table:table-cell>
          <table:table-cell office:value-type="float" office:value="2655">
            <text:p>2655</text:p>
          </table:table-cell>
          <table:table-cell office:value-type="float" office:value="1665">
            <text:p>1665</text:p>
          </table:table-cell>
          <table:table-cell office:value-type="float" office:value="2370">
            <text:p>2370</text:p>
          </table:table-cell>
          <table:table-cell office:value-type="float" office:value="2577">
            <text:p>2577</text:p>
          </table:table-cell>
          <table:table-cell office:value-type="float" office:value="2975">
            <text:p>2975</text:p>
          </table:table-cell>
          <table:table-cell table:style-name="ce3" table:formula="of:=AVERAGE([.B120:.AE120])" office:value-type="float" office:value="2188.4">
            <text:p>2188,4</text:p>
          </table:table-cell>
          <table:table-cell table:formula="of:=STDEVPA([.B120:.AE120])" office:value-type="float" office:value="1041.58941366868">
            <text:p>1041,5894136687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05">
            <text:p>1705</text:p>
          </table:table-cell>
          <table:table-cell office:value-type="float" office:value="2582">
            <text:p>258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 office:value-type="float" office:value="1257">
            <text:p>1257</text:p>
          </table:table-cell>
          <table:table-cell office:value-type="float" office:value="2927">
            <text:p>2927</text:p>
          </table:table-cell>
          <table:table-cell office:value-type="float" office:value="3292">
            <text:p>3292</text:p>
          </table:table-cell>
          <table:table-cell office:value-type="float" office:value="2488">
            <text:p>2488</text:p>
          </table:table-cell>
          <table:table-cell office:value-type="float" office:value="2452">
            <text:p>2452</text:p>
          </table:table-cell>
          <table:table-cell table:number-columns-repeated="2" office:value-type="float" office:value="0">
            <text:p>0</text:p>
          </table:table-cell>
          <table:table-cell office:value-type="float" office:value="3392">
            <text:p>3392</text:p>
          </table:table-cell>
          <table:table-cell office:value-type="float" office:value="2695">
            <text:p>2695</text:p>
          </table:table-cell>
          <table:table-cell office:value-type="float" office:value="2940">
            <text:p>2940</text:p>
          </table:table-cell>
          <table:table-cell table:number-columns-repeated="3" office:value-type="float" office:value="0">
            <text:p>0</text:p>
          </table:table-cell>
          <table:table-cell office:value-type="float" office:value="2320">
            <text:p>2320</text:p>
          </table:table-cell>
          <table:table-cell office:value-type="float" office:value="2183">
            <text:p>2183</text:p>
          </table:table-cell>
          <table:table-cell office:value-type="float" office:value="2702">
            <text:p>2702</text:p>
          </table:table-cell>
          <table:table-cell office:value-type="float" office:value="2830">
            <text:p>2830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488">
            <text:p>1488</text:p>
          </table:table-cell>
          <table:table-cell office:value-type="float" office:value="3003">
            <text:p>3003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3013">
            <text:p>3013</text:p>
          </table:table-cell>
          <table:table-cell table:style-name="ce3" table:formula="of:=AVERAGE([.B121:.AE121])" office:value-type="float" office:value="1801.06666666667">
            <text:p>1801,0666666667</text:p>
          </table:table-cell>
          <table:table-cell table:formula="of:=STDEVPA([.B121:.AE121])" office:value-type="float" office:value="1241.43290685491">
            <text:p>1241,4329068549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835">
            <text:p>2835</text:p>
          </table:table-cell>
          <table:table-cell office:value-type="float" office:value="2562">
            <text:p>2562</text:p>
          </table:table-cell>
          <table:table-cell office:value-type="float" office:value="543">
            <text:p>543</text:p>
          </table:table-cell>
          <table:table-cell office:value-type="float" office:value="884">
            <text:p>884</text:p>
          </table:table-cell>
          <table:table-cell office:value-type="float" office:value="2434">
            <text:p>2434</text:p>
          </table:table-cell>
          <table:table-cell office:value-type="float" office:value="616">
            <text:p>616</text:p>
          </table:table-cell>
          <table:table-cell office:value-type="float" office:value="2553">
            <text:p>2553</text:p>
          </table:table-cell>
          <table:table-cell office:value-type="float" office:value="3097">
            <text:p>3097</text:p>
          </table:table-cell>
          <table:table-cell office:value-type="float" office:value="3651">
            <text:p>3651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2779">
            <text:p>2779</text:p>
          </table:table-cell>
          <table:table-cell office:value-type="float" office:value="2920">
            <text:p>2920</text:p>
          </table:table-cell>
          <table:table-cell office:value-type="float" office:value="950">
            <text:p>950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table:number-columns-repeated="2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2672">
            <text:p>2672</text:p>
          </table:table-cell>
          <table:table-cell office:value-type="float" office:value="1683">
            <text:p>1683</text:p>
          </table:table-cell>
          <table:table-cell office:value-type="float" office:value="784">
            <text:p>784</text:p>
          </table:table-cell>
          <table:table-cell office:value-type="float" office:value="2948">
            <text:p>2948</text:p>
          </table:table-cell>
          <table:table-cell office:value-type="float" office:value="0">
            <text:p>0</text:p>
          </table:table-cell>
          <table:table-cell office:value-type="float" office:value="3194">
            <text:p>3194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1646">
            <text:p>1646</text:p>
          </table:table-cell>
          <table:table-cell table:style-name="ce3" table:formula="of:=AVERAGE([.B122:.AE122])" office:value-type="float" office:value="1677.53333333333">
            <text:p>1677,5333333333</text:p>
          </table:table-cell>
          <table:table-cell table:formula="of:=STDEVPA([.B122:.AE122])" office:value-type="float" office:value="1230.14535003886">
            <text:p>1230,1453500389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2820">
            <text:p>2820</text:p>
          </table:table-cell>
          <table:table-cell office:value-type="float" office:value="2843">
            <text:p>2843</text:p>
          </table:table-cell>
          <table:table-cell office:value-type="float" office:value="573">
            <text:p>573</text:p>
          </table:table-cell>
          <table:table-cell office:value-type="float" office:value="2686">
            <text:p>2686</text:p>
          </table:table-cell>
          <table:table-cell office:value-type="float" office:value="2501">
            <text:p>2501</text:p>
          </table:table-cell>
          <table:table-cell office:value-type="float" office:value="2957">
            <text:p>2957</text:p>
          </table:table-cell>
          <table:table-cell office:value-type="float" office:value="2456">
            <text:p>2456</text:p>
          </table:table-cell>
          <table:table-cell office:value-type="float" office:value="2585">
            <text:p>2585</text:p>
          </table:table-cell>
          <table:table-cell office:value-type="float" office:value="0">
            <text:p>0</text:p>
          </table:table-cell>
          <table:table-cell office:value-type="float" office:value="2847">
            <text:p>2847</text:p>
          </table:table-cell>
          <table:table-cell office:value-type="float" office:value="1560">
            <text:p>1560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0">
            <text:p>0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2937">
            <text:p>2937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181">
            <text:p>3181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">
            <text:p>0</text:p>
          </table:table-cell>
          <table:table-cell table:style-name="ce3" table:formula="of:=AVERAGE([.B123:.AE123])" office:value-type="float" office:value="1716.76666666667">
            <text:p>1716,7666666667</text:p>
          </table:table-cell>
          <table:table-cell table:formula="of:=STDEVPA([.B123:.AE123])" office:value-type="float" office:value="1334.92071383368">
            <text:p>1334,920713833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312">
            <text:p>1312</text:p>
          </table:table-cell>
          <table:table-cell office:value-type="float" office:value="2810">
            <text:p>2810</text:p>
          </table:table-cell>
          <table:table-cell office:value-type="float" office:value="8">
            <text:p>8</text:p>
          </table:table-cell>
          <table:table-cell office:value-type="float" office:value="2357">
            <text:p>2357</text:p>
          </table:table-cell>
          <table:table-cell office:value-type="float" office:value="2622">
            <text:p>2622</text:p>
          </table:table-cell>
          <table:table-cell office:value-type="float" office:value="3028">
            <text:p>3028</text:p>
          </table:table-cell>
          <table:table-cell office:value-type="float" office:value="3017">
            <text:p>3017</text:p>
          </table:table-cell>
          <table:table-cell office:value-type="float" office:value="1269">
            <text:p>1269</text:p>
          </table:table-cell>
          <table:table-cell office:value-type="float" office:value="281">
            <text:p>281</text:p>
          </table:table-cell>
          <table:table-cell office:value-type="float" office:value="3449">
            <text:p>3449</text:p>
          </table:table-cell>
          <table:table-cell office:value-type="float" office:value="2288">
            <text:p>2288</text:p>
          </table:table-cell>
          <table:table-cell office:value-type="float" office:value="3166">
            <text:p>3166</text:p>
          </table:table-cell>
          <table:table-cell office:value-type="float" office:value="3444">
            <text:p>3444</text:p>
          </table:table-cell>
          <table:table-cell table:number-columns-repeated="2" office:value-type="float" office:value="0">
            <text:p>0</text:p>
          </table:table-cell>
          <table:table-cell office:value-type="float" office:value="2741">
            <text:p>2741</text:p>
          </table:table-cell>
          <table:table-cell office:value-type="float" office:value="2893">
            <text:p>2893</text:p>
          </table:table-cell>
          <table:table-cell office:value-type="float" office:value="1296">
            <text:p>1296</text:p>
          </table:table-cell>
          <table:table-cell office:value-type="float" office:value="1290">
            <text:p>1290</text:p>
          </table:table-cell>
          <table:table-cell office:value-type="float" office:value="677">
            <text:p>677</text:p>
          </table:table-cell>
          <table:table-cell office:value-type="float" office:value="3361">
            <text:p>336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2801">
            <text:p>2801</text:p>
          </table:table-cell>
          <table:table-cell office:value-type="float" office:value="2696">
            <text:p>2696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1415">
            <text:p>1415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24:.AE124])" office:value-type="float" office:value="1773.43333333333">
            <text:p>1773,4333333333</text:p>
          </table:table-cell>
          <table:table-cell table:formula="of:=STDEVPA([.B124:.AE124])" office:value-type="float" office:value="1254.25940122271">
            <text:p>1254,2594012227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991">
            <text:p>2991</text:p>
          </table:table-cell>
          <table:table-cell office:value-type="float" office:value="3165">
            <text:p>3165</text:p>
          </table:table-cell>
          <table:table-cell office:value-type="float" office:value="1450">
            <text:p>1450</text:p>
          </table:table-cell>
          <table:table-cell office:value-type="float" office:value="2446">
            <text:p>2446</text:p>
          </table:table-cell>
          <table:table-cell office:value-type="float" office:value="2821">
            <text:p>2821</text:p>
          </table:table-cell>
          <table:table-cell office:value-type="float" office:value="1007">
            <text:p>1007</text:p>
          </table:table-cell>
          <table:table-cell office:value-type="float" office:value="2894">
            <text:p>2894</text:p>
          </table:table-cell>
          <table:table-cell table:number-columns-repeated="2"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2937">
            <text:p>2937</text:p>
          </table:table-cell>
          <table:table-cell office:value-type="float" office:value="3186">
            <text:p>3186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977">
            <text:p>977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office:value-type="float" office:value="2598">
            <text:p>2598</text:p>
          </table:table-cell>
          <table:table-cell office:value-type="float" office:value="2426">
            <text:p>2426</text:p>
          </table:table-cell>
          <table:table-cell office:value-type="float" office:value="1181">
            <text:p>1181</text:p>
          </table:table-cell>
          <table:table-cell office:value-type="float" office:value="3149">
            <text:p>3149</text:p>
          </table:table-cell>
          <table:table-cell office:value-type="float" office:value="3068">
            <text:p>3068</text:p>
          </table:table-cell>
          <table:table-cell office:value-type="float" office:value="1974">
            <text:p>1974</text:p>
          </table:table-cell>
          <table:table-cell office:value-type="float" office:value="457">
            <text:p>457</text:p>
          </table:table-cell>
          <table:table-cell office:value-type="float" office:value="3185">
            <text:p>3185</text:p>
          </table:table-cell>
          <table:table-cell office:value-type="float" office:value="2835">
            <text:p>2835</text:p>
          </table:table-cell>
          <table:table-cell office:value-type="float" office:value="1633">
            <text:p>1633</text:p>
          </table:table-cell>
          <table:table-cell office:value-type="float" office:value="2040">
            <text:p>2040</text:p>
          </table:table-cell>
          <table:table-cell table:style-name="ce3" table:formula="of:=AVERAGE([.B125:.AE125])" office:value-type="float" office:value="2004.03333333333">
            <text:p>2004,0333333333</text:p>
          </table:table-cell>
          <table:table-cell table:formula="of:=STDEVPA([.B125:.AE125])" office:value-type="float" office:value="1132.73331616738">
            <text:p>1132,7333161674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149">
            <text:p>2149</text:p>
          </table:table-cell>
          <table:table-cell office:value-type="float" office:value="2812">
            <text:p>2812</text:p>
          </table:table-cell>
          <table:table-cell office:value-type="float" office:value="3086">
            <text:p>3086</text:p>
          </table:table-cell>
          <table:table-cell office:value-type="float" office:value="2952">
            <text:p>2952</text:p>
          </table:table-cell>
          <table:table-cell office:value-type="float" office:value="2712">
            <text:p>271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2"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200">
            <text:p>200</text:p>
          </table:table-cell>
          <table:table-cell office:value-type="float" office:value="2850">
            <text:p>2850</text:p>
          </table:table-cell>
          <table:table-cell office:value-type="float" office:value="2854">
            <text:p>2854</text:p>
          </table:table-cell>
          <table:table-cell office:value-type="float" office:value="2091">
            <text:p>2091</text:p>
          </table:table-cell>
          <table:table-cell office:value-type="float" office:value="3179">
            <text:p>317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001">
            <text:p>3001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1893">
            <text:p>1893</text:p>
          </table:table-cell>
          <table:table-cell office:value-type="float" office:value="3093">
            <text:p>3093</text:p>
          </table:table-cell>
          <table:table-cell office:value-type="string">
            <text:p>-</text:p>
          </table:table-cell>
          <table:table-cell office:value-type="float" office:value="2595">
            <text:p>2595</text:p>
          </table:table-cell>
          <table:table-cell office:value-type="float" office:value="2750">
            <text:p>2750</text:p>
          </table:table-cell>
          <table:table-cell office:value-type="float" office:value="2384">
            <text:p>2384</text:p>
          </table:table-cell>
          <table:table-cell office:value-type="float" office:value="2491">
            <text:p>2491</text:p>
          </table:table-cell>
          <table:table-cell office:value-type="float" office:value="2644">
            <text:p>2644</text:p>
          </table:table-cell>
          <table:table-cell table:style-name="ce3" table:formula="of:=AVERAGE([.B126:.AE126])" office:value-type="float" office:value="1889.31034482759">
            <text:p>1889,3103448276</text:p>
          </table:table-cell>
          <table:table-cell table:formula="of:=STDEVPA([.B126:.AE126])" office:value-type="float" office:value="1236.59474184373">
            <text:p>1236,5947418437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2795">
            <text:p>2795</text:p>
          </table:table-cell>
          <table:table-cell office:value-type="float" office:value="2354">
            <text:p>2354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1223">
            <text:p>1223</text:p>
          </table:table-cell>
          <table:table-cell office:value-type="float" office:value="1433">
            <text:p>1433</text:p>
          </table:table-cell>
          <table:table-cell office:value-type="float" office:value="2667">
            <text:p>2667</text:p>
          </table:table-cell>
          <table:table-cell office:value-type="float" office:value="2732">
            <text:p>2732</text:p>
          </table:table-cell>
          <table:table-cell office:value-type="float" office:value="2875">
            <text:p>2875</text:p>
          </table:table-cell>
          <table:table-cell office:value-type="float" office:value="2444">
            <text:p>2444</text:p>
          </table:table-cell>
          <table:table-cell table:number-columns-repeated="2" office:value-type="float" office:value="0">
            <text:p>0</text:p>
          </table:table-cell>
          <table:table-cell office:value-type="float" office:value="2170">
            <text:p>2170</text:p>
          </table:table-cell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string">
            <text:p>-</text:p>
          </table:table-cell>
          <table:table-cell office:value-type="float" office:value="2776">
            <text:p>2776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42">
            <text:p>3042</text:p>
          </table:table-cell>
          <table:table-cell office:value-type="float" office:value="2443">
            <text:p>2443</text:p>
          </table:table-cell>
          <table:table-cell table:style-name="ce3" table:formula="of:=AVERAGE([.B127:.AE127])" office:value-type="float" office:value="1659.65517241379">
            <text:p>1659,6551724138</text:p>
          </table:table-cell>
          <table:table-cell table:formula="of:=STDEVPA([.B127:.AE127])" office:value-type="float" office:value="1283.52201210402">
            <text:p>1283,522012104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2876">
            <text:p>2876</text:p>
          </table:table-cell>
          <table:table-cell table:number-columns-repeated="2"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976">
            <text:p>1976</text:p>
          </table:table-cell>
          <table:table-cell office:value-type="float" office:value="2156">
            <text:p>2156</text:p>
          </table:table-cell>
          <table:table-cell office:value-type="float" office:value="3037">
            <text:p>3037</text:p>
          </table:table-cell>
          <table:table-cell office:value-type="float" office:value="2851">
            <text:p>2851</text:p>
          </table:table-cell>
          <table:table-cell office:value-type="float" office:value="3219">
            <text:p>3219</text:p>
          </table:table-cell>
          <table:table-cell office:value-type="float" office:value="1772">
            <text:p>1772</text:p>
          </table:table-cell>
          <table:table-cell office:value-type="float" office:value="2547">
            <text:p>2547</text:p>
          </table:table-cell>
          <table:table-cell office:value-type="float" office:value="2740">
            <text:p>2740</text:p>
          </table:table-cell>
          <table:table-cell office:value-type="float" office:value="494">
            <text:p>494</text:p>
          </table:table-cell>
          <table:table-cell office:value-type="float" office:value="1212">
            <text:p>1212</text:p>
          </table:table-cell>
          <table:table-cell office:value-type="float" office:value="1400">
            <text:p>1400</text:p>
          </table:table-cell>
          <table:table-cell office:value-type="float" office:value="2920">
            <text:p>2920</text:p>
          </table:table-cell>
          <table:table-cell table:number-columns-repeated="2"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string">
            <text:p>-</text:p>
          </table:table-cell>
          <table:table-cell office:value-type="float" office:value="2890">
            <text:p>2890</text:p>
          </table:table-cell>
          <table:table-cell office:value-type="float" office:value="0">
            <text:p>0</text:p>
          </table:table-cell>
          <table:table-cell office:value-type="float" office:value="2567">
            <text:p>2567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table:style-name="ce3" table:formula="of:=AVERAGE([.B128:.AE128])" office:value-type="float" office:value="1635.1724137931">
            <text:p>1635,1724137931</text:p>
          </table:table-cell>
          <table:table-cell table:formula="of:=STDEVPA([.B128:.AE128])" office:value-type="float" office:value="1251.55738537587">
            <text:p>1251,5573853759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4">
            <text:p>2414</text:p>
          </table:table-cell>
          <table:table-cell office:value-type="float" office:value="3007">
            <text:p>3007</text:p>
          </table:table-cell>
          <table:table-cell office:value-type="float" office:value="2790">
            <text:p>2790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135">
            <text:p>3135</text:p>
          </table:table-cell>
          <table:table-cell office:value-type="float" office:value="2535">
            <text:p>253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string">
            <text:p>-</text:p>
          </table:table-cell>
          <table:table-cell office:value-type="float" office:value="2852">
            <text:p>2852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table:style-name="ce3" table:formula="of:=AVERAGE([.B129:.AE129])" office:value-type="float" office:value="1336.79310344828">
            <text:p>1336,7931034483</text:p>
          </table:table-cell>
          <table:table-cell table:formula="of:=STDEVPA([.B129:.AE129])" office:value-type="float" office:value="1272.47320032901">
            <text:p>1272,473200329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3233">
            <text:p>3233</text:p>
          </table:table-cell>
          <table:table-cell office:value-type="float" office:value="3134">
            <text:p>313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2759">
            <text:p>2759</text:p>
          </table:table-cell>
          <table:table-cell table:number-columns-repeated="3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354">
            <text:p>2354</text:p>
          </table:table-cell>
          <table:table-cell office:value-type="float" office:value="2813">
            <text:p>2813</text:p>
          </table:table-cell>
          <table:table-cell office:value-type="float" office:value="2771">
            <text:p>2771</text:p>
          </table:table-cell>
          <table:table-cell office:value-type="float" office:value="2655">
            <text:p>2655</text:p>
          </table:table-cell>
          <table:table-cell office:value-type="float" office:value="2510">
            <text:p>2510</text:p>
          </table:table-cell>
          <table:table-cell office:value-type="float" office:value="2895">
            <text:p>2895</text:p>
          </table:table-cell>
          <table:table-cell office:value-type="float" office:value="2225">
            <text:p>2225</text:p>
          </table:table-cell>
          <table:table-cell office:value-type="float" office:value="1997">
            <text:p>1997</text:p>
          </table:table-cell>
          <table:table-cell office:value-type="float" office:value="1533">
            <text:p>1533</text:p>
          </table:table-cell>
          <table:table-cell office:value-type="string">
            <text:p>-</text:p>
          </table:table-cell>
          <table:table-cell office:value-type="float" office:value="3254">
            <text:p>3254</text:p>
          </table:table-cell>
          <table:table-cell office:value-type="float" office:value="1642">
            <text:p>1642</text:p>
          </table:table-cell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828">
            <text:p>2828</text:p>
          </table:table-cell>
          <table:table-cell table:style-name="ce3" table:formula="of:=AVERAGE([.B130:.AE130])" office:value-type="float" office:value="1694.68965517241">
            <text:p>1694,6896551724</text:p>
          </table:table-cell>
          <table:table-cell table:formula="of:=STDEVPA([.B130:.AE130])" office:value-type="float" office:value="1275.6411564386">
            <text:p>1275,641156438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260">
            <text:p>2260</text:p>
          </table:table-cell>
          <table:table-cell office:value-type="float" office:value="2884">
            <text:p>2884</text:p>
          </table:table-cell>
          <table:table-cell office:value-type="float" office:value="1528">
            <text:p>1528</text:p>
          </table:table-cell>
          <table:table-cell office:value-type="float" office:value="3085">
            <text:p>3085</text:p>
          </table:table-cell>
          <table:table-cell office:value-type="float" office:value="2603">
            <text:p>2603</text:p>
          </table:table-cell>
          <table:table-cell office:value-type="float" office:value="2842">
            <text:p>2842</text:p>
          </table:table-cell>
          <table:table-cell office:value-type="float" office:value="1051">
            <text:p>1051</text:p>
          </table:table-cell>
          <table:table-cell office:value-type="float" office:value="1761">
            <text:p>1761</text:p>
          </table:table-cell>
          <table:table-cell office:value-type="float" office:value="2547">
            <text:p>2547</text:p>
          </table:table-cell>
          <table:table-cell office:value-type="float" office:value="2957">
            <text:p>2957</text:p>
          </table:table-cell>
          <table:table-cell office:value-type="float" office:value="58">
            <text:p>58</text:p>
          </table:table-cell>
          <table:table-cell office:value-type="float" office:value="1827">
            <text:p>1827</text:p>
          </table:table-cell>
          <table:table-cell office:value-type="float" office:value="2451">
            <text:p>2451</text:p>
          </table:table-cell>
          <table:table-cell office:value-type="float" office:value="815">
            <text:p>815</text:p>
          </table:table-cell>
          <table:table-cell office:value-type="float" office:value="2814">
            <text:p>2814</text:p>
          </table:table-cell>
          <table:table-cell office:value-type="string">
            <text:p>-</text:p>
          </table:table-cell>
          <table:table-cell office:value-type="float" office:value="2976">
            <text:p>2976</text:p>
          </table:table-cell>
          <table:table-cell office:value-type="float" office:value="2757">
            <text:p>2757</text:p>
          </table:table-cell>
          <table:table-cell office:value-type="float" office:value="3018">
            <text:p>3018</text:p>
          </table:table-cell>
          <table:table-cell office:value-type="float" office:value="3529">
            <text:p>3529</text:p>
          </table:table-cell>
          <table:table-cell office:value-type="string">
            <text:p>-</text:p>
          </table:table-cell>
          <table:table-cell office:value-type="float" office:value="3432">
            <text:p>3432</text:p>
          </table:table-cell>
          <table:table-cell office:value-type="float" office:value="2793">
            <text:p>2793</text:p>
          </table:table-cell>
          <table:table-cell table:number-columns-repeated="2" office:value-type="string">
            <text:p>-</text:p>
          </table:table-cell>
          <table:table-cell office:value-type="float" office:value="2794">
            <text:p>2794</text:p>
          </table:table-cell>
          <table:table-cell office:value-type="float" office:value="2609">
            <text:p>2609</text:p>
          </table:table-cell>
          <table:table-cell office:value-type="float" office:value="1219">
            <text:p>1219</text:p>
          </table:table-cell>
          <table:table-cell office:value-type="float" office:value="2645">
            <text:p>2645</text:p>
          </table:table-cell>
          <table:table-cell office:value-type="float" office:value="2962">
            <text:p>2962</text:p>
          </table:table-cell>
          <table:table-cell table:style-name="ce3" table:formula="of:=AVERAGE([.B131:.AE131])" office:value-type="float" office:value="2392.96153846154">
            <text:p>2392,9615384615</text:p>
          </table:table-cell>
          <table:table-cell table:formula="of:=STDEVPA([.B131:.AE131])" office:value-type="float" office:value="1124.48664880172">
            <text:p>1124,4866488017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242">
            <text:p>242</text:p>
          </table:table-cell>
          <table:table-cell office:value-type="float" office:value="271">
            <text:p>271</text:p>
          </table:table-cell>
          <table:table-cell office:value-type="float" office:value="413">
            <text:p>413</text:p>
          </table:table-cell>
          <table:table-cell office:value-type="float" office:value="219">
            <text:p>219</text:p>
          </table:table-cell>
          <table:table-cell office:value-type="float" office:value="323">
            <text:p>323</text:p>
          </table:table-cell>
          <table:table-cell office:value-type="float" office:value="208">
            <text:p>208</text:p>
          </table:table-cell>
          <table:table-cell office:value-type="float" office:value="240">
            <text:p>240</text:p>
          </table:table-cell>
          <table:table-cell office:value-type="float" office:value="139">
            <text:p>139</text:p>
          </table:table-cell>
          <table:table-cell office:value-type="float" office:value="171">
            <text:p>171</text:p>
          </table:table-cell>
          <table:table-cell office:value-type="string">
            <text:p>-</text:p>
          </table:table-cell>
          <table:table-cell office:value-type="float" office:value="268">
            <text:p>268</text:p>
          </table:table-cell>
          <table:table-cell office:value-type="float" office:value="167">
            <text:p>167</text:p>
          </table:table-cell>
          <table:table-cell office:value-type="float" office:value="337">
            <text:p>337</text:p>
          </table:table-cell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135">
            <text:p>135</text:p>
          </table:table-cell>
          <table:table-cell office:value-type="string">
            <text:p>-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-</text:p>
          </table:table-cell>
          <table:table-cell office:value-type="float" office:value="309">
            <text:p>309</text:p>
          </table:table-cell>
          <table:table-cell office:value-type="float" office:value="346">
            <text:p>346</text:p>
          </table:table-cell>
          <table:table-cell office:value-type="string">
            <text:p>-</text:p>
          </table:table-cell>
          <table:table-cell office:value-type="float" office:value="143">
            <text:p>143</text:p>
          </table:table-cell>
          <table:table-cell office:value-type="float" office:value="348">
            <text:p>348</text:p>
          </table:table-cell>
          <table:table-cell table:style-name="ce3" table:formula="of:=AVERAGE([.B132:.AE132])" office:value-type="float" office:value="226.75">
            <text:p>226,75</text:p>
          </table:table-cell>
          <table:table-cell table:formula="of:=STDEVPA([.B132:.AE132])" office:value-type="float" office:value="118.220302824853">
            <text:p>118,2203028249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spiciousFlow" table:style-name="ta1">
        <table:table-column table:style-name="co2" table:number-columns-repeated="31" table:default-cell-style-name="Default"/>
        <table:table-column table:style-name="co3" table:number-columns-repeated="2" table:default-cell-style-name="ce3"/>
        <table:table-column table:style-name="co3" table:number-columns-repeated="991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2" office:value-type="string">
            <text:p>Average Supicious Flow</text:p>
          </table:table-cell>
          <table:table-cell table:style-name="ce2" office:value-type="string">
            <text:p>Stantard Deviation – Supicious Flow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246">
            <text:p>1246</text:p>
          </table:table-cell>
          <table:table-cell office:value-type="float" office:value="1705">
            <text:p>1705</text:p>
          </table:table-cell>
          <table:table-cell office:value-type="float" office:value="1402">
            <text:p>1402</text:p>
          </table:table-cell>
          <table:table-cell office:value-type="float" office:value="2610">
            <text:p>2610</text:p>
          </table:table-cell>
          <table:table-cell office:value-type="float" office:value="1612">
            <text:p>1612</text:p>
          </table:table-cell>
          <table:table-cell office:value-type="float" office:value="1564">
            <text:p>1564</text:p>
          </table:table-cell>
          <table:table-cell office:value-type="float" office:value="1554">
            <text:p>1554</text:p>
          </table:table-cell>
          <table:table-cell office:value-type="float" office:value="815">
            <text:p>815</text:p>
          </table:table-cell>
          <table:table-cell office:value-type="float" office:value="1334">
            <text:p>1334</text:p>
          </table:table-cell>
          <table:table-cell office:value-type="float" office:value="1116">
            <text:p>1116</text:p>
          </table:table-cell>
          <table:table-cell office:value-type="float" office:value="1246">
            <text:p>1246</text:p>
          </table:table-cell>
          <table:table-cell office:value-type="float" office:value="1669">
            <text:p>1669</text:p>
          </table:table-cell>
          <table:table-cell office:value-type="float" office:value="1095">
            <text:p>1095</text:p>
          </table:table-cell>
          <table:table-cell office:value-type="float" office:value="1531">
            <text:p>1531</text:p>
          </table:table-cell>
          <table:table-cell office:value-type="float" office:value="1617">
            <text:p>1617</text:p>
          </table:table-cell>
          <table:table-cell office:value-type="float" office:value="1011">
            <text:p>1011</text:p>
          </table:table-cell>
          <table:table-cell office:value-type="float" office:value="1068">
            <text:p>1068</text:p>
          </table:table-cell>
          <table:table-cell office:value-type="float" office:value="1321">
            <text:p>1321</text:p>
          </table:table-cell>
          <table:table-cell office:value-type="float" office:value="1254">
            <text:p>1254</text:p>
          </table:table-cell>
          <table:table-cell office:value-type="float" office:value="1238">
            <text:p>1238</text:p>
          </table:table-cell>
          <table:table-cell office:value-type="float" office:value="1360">
            <text:p>1360</text:p>
          </table:table-cell>
          <table:table-cell office:value-type="float" office:value="1746">
            <text:p>1746</text:p>
          </table:table-cell>
          <table:table-cell office:value-type="float" office:value="1244">
            <text:p>1244</text:p>
          </table:table-cell>
          <table:table-cell office:value-type="float" office:value="2575">
            <text:p>2575</text:p>
          </table:table-cell>
          <table:table-cell office:value-type="float" office:value="788">
            <text:p>788</text:p>
          </table:table-cell>
          <table:table-cell office:value-type="float" office:value="1572">
            <text:p>1572</text:p>
          </table:table-cell>
          <table:table-cell office:value-type="float" office:value="1421">
            <text:p>1421</text:p>
          </table:table-cell>
          <table:table-cell office:value-type="float" office:value="1890">
            <text:p>1890</text:p>
          </table:table-cell>
          <table:table-cell office:value-type="float" office:value="1242">
            <text:p>1242</text:p>
          </table:table-cell>
          <table:table-cell table:formula="of:=AVERAGE([.B2:.AE2])" office:value-type="float" office:value="1433.46666666667">
            <text:p>1433,4666666667</text:p>
          </table:table-cell>
          <table:table-cell table:formula="of:=STDEVPA([.B2:.AE2])" office:value-type="float" office:value="403.865054470206">
            <text:p>403,8650544702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1455">
            <text:p>1455</text:p>
          </table:table-cell>
          <table:table-cell office:value-type="float" office:value="1715">
            <text:p>1715</text:p>
          </table:table-cell>
          <table:table-cell office:value-type="float" office:value="1675">
            <text:p>1675</text:p>
          </table:table-cell>
          <table:table-cell office:value-type="float" office:value="801">
            <text:p>801</text:p>
          </table:table-cell>
          <table:table-cell office:value-type="float" office:value="1411">
            <text:p>1411</text:p>
          </table:table-cell>
          <table:table-cell office:value-type="float" office:value="1573">
            <text:p>1573</text:p>
          </table:table-cell>
          <table:table-cell office:value-type="float" office:value="1091">
            <text:p>1091</text:p>
          </table:table-cell>
          <table:table-cell office:value-type="float" office:value="921">
            <text:p>921</text:p>
          </table:table-cell>
          <table:table-cell office:value-type="float" office:value="1648">
            <text:p>1648</text:p>
          </table:table-cell>
          <table:table-cell office:value-type="float" office:value="1095">
            <text:p>1095</text:p>
          </table:table-cell>
          <table:table-cell office:value-type="float" office:value="1564">
            <text:p>1564</text:p>
          </table:table-cell>
          <table:table-cell office:value-type="float" office:value="1495">
            <text:p>1495</text:p>
          </table:table-cell>
          <table:table-cell office:value-type="float" office:value="951">
            <text:p>951</text:p>
          </table:table-cell>
          <table:table-cell office:value-type="float" office:value="1222">
            <text:p>1222</text:p>
          </table:table-cell>
          <table:table-cell office:value-type="float" office:value="1117">
            <text:p>1117</text:p>
          </table:table-cell>
          <table:table-cell office:value-type="float" office:value="1449">
            <text:p>1449</text:p>
          </table:table-cell>
          <table:table-cell office:value-type="float" office:value="1059">
            <text:p>1059</text:p>
          </table:table-cell>
          <table:table-cell office:value-type="float" office:value="1525">
            <text:p>1525</text:p>
          </table:table-cell>
          <table:table-cell office:value-type="float" office:value="1070">
            <text:p>1070</text:p>
          </table:table-cell>
          <table:table-cell office:value-type="float" office:value="822">
            <text:p>822</text:p>
          </table:table-cell>
          <table:table-cell office:value-type="float" office:value="1417">
            <text:p>1417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office:value-type="float" office:value="1855">
            <text:p>1855</text:p>
          </table:table-cell>
          <table:table-cell office:value-type="float" office:value="1325">
            <text:p>1325</text:p>
          </table:table-cell>
          <table:table-cell office:value-type="float" office:value="1904">
            <text:p>1904</text:p>
          </table:table-cell>
          <table:table-cell office:value-type="float" office:value="1011">
            <text:p>1011</text:p>
          </table:table-cell>
          <table:table-cell office:value-type="float" office:value="1286">
            <text:p>1286</text:p>
          </table:table-cell>
          <table:table-cell office:value-type="float" office:value="1290">
            <text:p>1290</text:p>
          </table:table-cell>
          <table:table-cell table:formula="of:=AVERAGE([.B3:.AE3])" office:value-type="float" office:value="1325.96666666667">
            <text:p>1325,9666666667</text:p>
          </table:table-cell>
          <table:table-cell table:formula="of:=STDEVPA([.B3:.AE3])" office:value-type="float" office:value="304.420814370868">
            <text:p>304,420814370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88">
            <text:p>988</text:p>
          </table:table-cell>
          <table:table-cell office:value-type="float" office:value="1308">
            <text:p>1308</text:p>
          </table:table-cell>
          <table:table-cell office:value-type="float" office:value="1138">
            <text:p>1138</text:p>
          </table:table-cell>
          <table:table-cell office:value-type="float" office:value="1367">
            <text:p>1367</text:p>
          </table:table-cell>
          <table:table-cell office:value-type="float" office:value="1098">
            <text:p>1098</text:p>
          </table:table-cell>
          <table:table-cell office:value-type="float" office:value="1262">
            <text:p>1262</text:p>
          </table:table-cell>
          <table:table-cell office:value-type="float" office:value="571">
            <text:p>571</text:p>
          </table:table-cell>
          <table:table-cell office:value-type="float" office:value="1552">
            <text:p>1552</text:p>
          </table:table-cell>
          <table:table-cell office:value-type="float" office:value="1375">
            <text:p>1375</text:p>
          </table:table-cell>
          <table:table-cell office:value-type="float" office:value="852">
            <text:p>852</text:p>
          </table:table-cell>
          <table:table-cell office:value-type="float" office:value="1201">
            <text:p>1201</text:p>
          </table:table-cell>
          <table:table-cell office:value-type="float" office:value="1335">
            <text:p>1335</text:p>
          </table:table-cell>
          <table:table-cell office:value-type="float" office:value="1344">
            <text:p>1344</text:p>
          </table:table-cell>
          <table:table-cell office:value-type="float" office:value="1548">
            <text:p>1548</text:p>
          </table:table-cell>
          <table:table-cell office:value-type="float" office:value="1067">
            <text:p>1067</text:p>
          </table:table-cell>
          <table:table-cell office:value-type="float" office:value="1578">
            <text:p>1578</text:p>
          </table:table-cell>
          <table:table-cell office:value-type="float" office:value="1249">
            <text:p>1249</text:p>
          </table:table-cell>
          <table:table-cell office:value-type="float" office:value="1301">
            <text:p>1301</text:p>
          </table:table-cell>
          <table:table-cell office:value-type="float" office:value="1409">
            <text:p>1409</text:p>
          </table:table-cell>
          <table:table-cell office:value-type="float" office:value="996">
            <text:p>996</text:p>
          </table:table-cell>
          <table:table-cell office:value-type="float" office:value="2010">
            <text:p>2010</text:p>
          </table:table-cell>
          <table:table-cell office:value-type="float" office:value="1001">
            <text:p>1001</text:p>
          </table:table-cell>
          <table:table-cell office:value-type="float" office:value="1392">
            <text:p>1392</text:p>
          </table:table-cell>
          <table:table-cell office:value-type="float" office:value="1438">
            <text:p>1438</text:p>
          </table:table-cell>
          <table:table-cell office:value-type="float" office:value="1366">
            <text:p>1366</text:p>
          </table:table-cell>
          <table:table-cell office:value-type="float" office:value="1159">
            <text:p>1159</text:p>
          </table:table-cell>
          <table:table-cell office:value-type="float" office:value="1872">
            <text:p>1872</text:p>
          </table:table-cell>
          <table:table-cell office:value-type="float" office:value="1659">
            <text:p>1659</text:p>
          </table:table-cell>
          <table:table-cell office:value-type="float" office:value="1426">
            <text:p>1426</text:p>
          </table:table-cell>
          <table:table-cell table:formula="of:=AVERAGE([.B4:.AE4])" office:value-type="float" office:value="1302.46666666667">
            <text:p>1302,4666666667</text:p>
          </table:table-cell>
          <table:table-cell table:formula="of:=STDEVPA([.B4:.AE4])" office:value-type="float" office:value="283.393099578816">
            <text:p>283,3930995788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26">
            <text:p>1026</text:p>
          </table:table-cell>
          <table:table-cell office:value-type="float" office:value="1600">
            <text:p>1600</text:p>
          </table:table-cell>
          <table:table-cell office:value-type="float" office:value="968">
            <text:p>968</text:p>
          </table:table-cell>
          <table:table-cell office:value-type="float" office:value="1117">
            <text:p>1117</text:p>
          </table:table-cell>
          <table:table-cell office:value-type="float" office:value="1478">
            <text:p>1478</text:p>
          </table:table-cell>
          <table:table-cell office:value-type="float" office:value="1398">
            <text:p>1398</text:p>
          </table:table-cell>
          <table:table-cell office:value-type="float" office:value="1479">
            <text:p>1479</text:p>
          </table:table-cell>
          <table:table-cell office:value-type="float" office:value="690">
            <text:p>690</text:p>
          </table:table-cell>
          <table:table-cell office:value-type="float" office:value="829">
            <text:p>829</text:p>
          </table:table-cell>
          <table:table-cell office:value-type="float" office:value="1548">
            <text:p>1548</text:p>
          </table:table-cell>
          <table:table-cell office:value-type="float" office:value="1093">
            <text:p>1093</text:p>
          </table:table-cell>
          <table:table-cell office:value-type="float" office:value="1173">
            <text:p>1173</text:p>
          </table:table-cell>
          <table:table-cell office:value-type="float" office:value="1400">
            <text:p>1400</text:p>
          </table:table-cell>
          <table:table-cell office:value-type="float" office:value="1602">
            <text:p>1602</text:p>
          </table:table-cell>
          <table:table-cell office:value-type="float" office:value="1536">
            <text:p>1536</text:p>
          </table:table-cell>
          <table:table-cell office:value-type="float" office:value="1173">
            <text:p>1173</text:p>
          </table:table-cell>
          <table:table-cell office:value-type="float" office:value="1152">
            <text:p>1152</text:p>
          </table:table-cell>
          <table:table-cell office:value-type="float" office:value="1287">
            <text:p>1287</text:p>
          </table:table-cell>
          <table:table-cell office:value-type="float" office:value="1172">
            <text:p>1172</text:p>
          </table:table-cell>
          <table:table-cell office:value-type="float" office:value="1401">
            <text:p>1401</text:p>
          </table:table-cell>
          <table:table-cell office:value-type="float" office:value="1701">
            <text:p>1701</text:p>
          </table:table-cell>
          <table:table-cell office:value-type="float" office:value="743">
            <text:p>743</text:p>
          </table:table-cell>
          <table:table-cell office:value-type="float" office:value="1274">
            <text:p>1274</text:p>
          </table:table-cell>
          <table:table-cell office:value-type="float" office:value="1198">
            <text:p>1198</text:p>
          </table:table-cell>
          <table:table-cell office:value-type="float" office:value="1378">
            <text:p>1378</text:p>
          </table:table-cell>
          <table:table-cell office:value-type="float" office:value="1601">
            <text:p>1601</text:p>
          </table:table-cell>
          <table:table-cell office:value-type="float" office:value="1620">
            <text:p>1620</text:p>
          </table:table-cell>
          <table:table-cell office:value-type="float" office:value="1613">
            <text:p>1613</text:p>
          </table:table-cell>
          <table:table-cell office:value-type="float" office:value="1497">
            <text:p>1497</text:p>
          </table:table-cell>
          <table:table-cell office:value-type="float" office:value="1392">
            <text:p>1392</text:p>
          </table:table-cell>
          <table:table-cell table:formula="of:=AVERAGE([.B5:.AE5])" office:value-type="float" office:value="1304.63333333333">
            <text:p>1304,6333333333</text:p>
          </table:table-cell>
          <table:table-cell table:formula="of:=STDEVPA([.B5:.AE5])" office:value-type="float" office:value="267.335056104175">
            <text:p>267,3350561042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1188">
            <text:p>1188</text:p>
          </table:table-cell>
          <table:table-cell office:value-type="float" office:value="1472">
            <text:p>1472</text:p>
          </table:table-cell>
          <table:table-cell office:value-type="float" office:value="1464">
            <text:p>1464</text:p>
          </table:table-cell>
          <table:table-cell office:value-type="float" office:value="1370">
            <text:p>1370</text:p>
          </table:table-cell>
          <table:table-cell office:value-type="float" office:value="1244">
            <text:p>1244</text:p>
          </table:table-cell>
          <table:table-cell office:value-type="float" office:value="1637">
            <text:p>1637</text:p>
          </table:table-cell>
          <table:table-cell office:value-type="float" office:value="956">
            <text:p>956</text:p>
          </table:table-cell>
          <table:table-cell office:value-type="float" office:value="670">
            <text:p>670</text:p>
          </table:table-cell>
          <table:table-cell office:value-type="float" office:value="529">
            <text:p>529</text:p>
          </table:table-cell>
          <table:table-cell office:value-type="float" office:value="1571">
            <text:p>1571</text:p>
          </table:table-cell>
          <table:table-cell office:value-type="float" office:value="1049">
            <text:p>1049</text:p>
          </table:table-cell>
          <table:table-cell office:value-type="float" office:value="1104">
            <text:p>1104</text:p>
          </table:table-cell>
          <table:table-cell office:value-type="float" office:value="1669">
            <text:p>1669</text:p>
          </table:table-cell>
          <table:table-cell office:value-type="float" office:value="1089">
            <text:p>1089</text:p>
          </table:table-cell>
          <table:table-cell office:value-type="float" office:value="1178">
            <text:p>1178</text:p>
          </table:table-cell>
          <table:table-cell office:value-type="float" office:value="1322">
            <text:p>1322</text:p>
          </table:table-cell>
          <table:table-cell office:value-type="float" office:value="1238">
            <text:p>1238</text:p>
          </table:table-cell>
          <table:table-cell office:value-type="float" office:value="954">
            <text:p>954</text:p>
          </table:table-cell>
          <table:table-cell office:value-type="float" office:value="1290">
            <text:p>1290</text:p>
          </table:table-cell>
          <table:table-cell office:value-type="float" office:value="1412">
            <text:p>1412</text:p>
          </table:table-cell>
          <table:table-cell office:value-type="float" office:value="1090">
            <text:p>1090</text:p>
          </table:table-cell>
          <table:table-cell office:value-type="float" office:value="1047">
            <text:p>1047</text:p>
          </table:table-cell>
          <table:table-cell office:value-type="float" office:value="1512">
            <text:p>1512</text:p>
          </table:table-cell>
          <table:table-cell office:value-type="float" office:value="1570">
            <text:p>1570</text:p>
          </table:table-cell>
          <table:table-cell office:value-type="float" office:value="1295">
            <text:p>1295</text:p>
          </table:table-cell>
          <table:table-cell office:value-type="float" office:value="1433">
            <text:p>1433</text:p>
          </table:table-cell>
          <table:table-cell office:value-type="float" office:value="1420">
            <text:p>1420</text:p>
          </table:table-cell>
          <table:table-cell office:value-type="float" office:value="1089">
            <text:p>1089</text:p>
          </table:table-cell>
          <table:table-cell office:value-type="float" office:value="1255">
            <text:p>1255</text:p>
          </table:table-cell>
          <table:table-cell table:formula="of:=AVERAGE([.B6:.AE6])" office:value-type="float" office:value="1238.3">
            <text:p>1238,3</text:p>
          </table:table-cell>
          <table:table-cell table:formula="of:=STDEVPA([.B6:.AE6])" office:value-type="float" office:value="262.656194799717">
            <text:p>262,6561947997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1359">
            <text:p>1359</text:p>
          </table:table-cell>
          <table:table-cell office:value-type="float" office:value="1494">
            <text:p>1494</text:p>
          </table:table-cell>
          <table:table-cell office:value-type="float" office:value="1257">
            <text:p>1257</text:p>
          </table:table-cell>
          <table:table-cell office:value-type="float" office:value="1032">
            <text:p>1032</text:p>
          </table:table-cell>
          <table:table-cell office:value-type="float" office:value="1035">
            <text:p>1035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1651">
            <text:p>1651</text:p>
          </table:table-cell>
          <table:table-cell office:value-type="float" office:value="2019">
            <text:p>2019</text:p>
          </table:table-cell>
          <table:table-cell office:value-type="float" office:value="1198">
            <text:p>1198</text:p>
          </table:table-cell>
          <table:table-cell office:value-type="float" office:value="1457">
            <text:p>1457</text:p>
          </table:table-cell>
          <table:table-cell office:value-type="float" office:value="1212">
            <text:p>1212</text:p>
          </table:table-cell>
          <table:table-cell office:value-type="float" office:value="1314">
            <text:p>1314</text:p>
          </table:table-cell>
          <table:table-cell office:value-type="float" office:value="1109">
            <text:p>1109</text:p>
          </table:table-cell>
          <table:table-cell office:value-type="float" office:value="176">
            <text:p>176</text:p>
          </table:table-cell>
          <table:table-cell office:value-type="float" office:value="1746">
            <text:p>1746</text:p>
          </table:table-cell>
          <table:table-cell office:value-type="float" office:value="1160">
            <text:p>1160</text:p>
          </table:table-cell>
          <table:table-cell office:value-type="float" office:value="1342">
            <text:p>1342</text:p>
          </table:table-cell>
          <table:table-cell office:value-type="float" office:value="1710">
            <text:p>1710</text:p>
          </table:table-cell>
          <table:table-cell office:value-type="float" office:value="1584">
            <text:p>1584</text:p>
          </table:table-cell>
          <table:table-cell office:value-type="float" office:value="1626">
            <text:p>1626</text:p>
          </table:table-cell>
          <table:table-cell office:value-type="float" office:value="1056">
            <text:p>1056</text:p>
          </table:table-cell>
          <table:table-cell office:value-type="float" office:value="1820">
            <text:p>1820</text:p>
          </table:table-cell>
          <table:table-cell office:value-type="float" office:value="1614">
            <text:p>1614</text:p>
          </table:table-cell>
          <table:table-cell office:value-type="float" office:value="1122">
            <text:p>1122</text:p>
          </table:table-cell>
          <table:table-cell office:value-type="float" office:value="1678">
            <text:p>1678</text:p>
          </table:table-cell>
          <table:table-cell table:formula="of:=AVERAGE([.B7:.AE7])" office:value-type="float" office:value="1249.53333333333">
            <text:p>1249,5333333333</text:p>
          </table:table-cell>
          <table:table-cell table:formula="of:=STDEVPA([.B7:.AE7])" office:value-type="float" office:value="498.875918663371">
            <text:p>498,8759186634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5">
            <text:p>1745</text:p>
          </table:table-cell>
          <table:table-cell office:value-type="float" office:value="453">
            <text:p>453</text:p>
          </table:table-cell>
          <table:table-cell office:value-type="float" office:value="1100">
            <text:p>1100</text:p>
          </table:table-cell>
          <table:table-cell office:value-type="float" office:value="2019">
            <text:p>2019</text:p>
          </table:table-cell>
          <table:table-cell office:value-type="float" office:value="1446">
            <text:p>1446</text:p>
          </table:table-cell>
          <table:table-cell office:value-type="float" office:value="1551">
            <text:p>1551</text:p>
          </table:table-cell>
          <table:table-cell office:value-type="float" office:value="1738">
            <text:p>1738</text:p>
          </table:table-cell>
          <table:table-cell office:value-type="float" office:value="1662">
            <text:p>1662</text:p>
          </table:table-cell>
          <table:table-cell office:value-type="float" office:value="1611">
            <text:p>1611</text:p>
          </table:table-cell>
          <table:table-cell office:value-type="float" office:value="1112">
            <text:p>1112</text:p>
          </table:table-cell>
          <table:table-cell office:value-type="float" office:value="953">
            <text:p>95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628">
            <text:p>1628</text:p>
          </table:table-cell>
          <table:table-cell office:value-type="float" office:value="1539">
            <text:p>1539</text:p>
          </table:table-cell>
          <table:table-cell office:value-type="float" office:value="1826">
            <text:p>1826</text:p>
          </table:table-cell>
          <table:table-cell office:value-type="float" office:value="876">
            <text:p>876</text:p>
          </table:table-cell>
          <table:table-cell office:value-type="float" office:value="1534">
            <text:p>1534</text:p>
          </table:table-cell>
          <table:table-cell office:value-type="float" office:value="1337">
            <text:p>1337</text:p>
          </table:table-cell>
          <table:table-cell office:value-type="float" office:value="1229">
            <text:p>1229</text:p>
          </table:table-cell>
          <table:table-cell office:value-type="float" office:value="1550">
            <text:p>1550</text:p>
          </table:table-cell>
          <table:table-cell office:value-type="float" office:value="1188">
            <text:p>1188</text:p>
          </table:table-cell>
          <table:table-cell office:value-type="float" office:value="1413">
            <text:p>1413</text:p>
          </table:table-cell>
          <table:table-cell office:value-type="float" office:value="1497">
            <text:p>1497</text:p>
          </table:table-cell>
          <table:table-cell office:value-type="float" office:value="1703">
            <text:p>1703</text:p>
          </table:table-cell>
          <table:table-cell office:value-type="float" office:value="1348">
            <text:p>1348</text:p>
          </table:table-cell>
          <table:table-cell office:value-type="float" office:value="1110">
            <text:p>1110</text:p>
          </table:table-cell>
          <table:table-cell office:value-type="float" office:value="1203">
            <text:p>1203</text:p>
          </table:table-cell>
          <table:table-cell office:value-type="float" office:value="1873">
            <text:p>1873</text:p>
          </table:table-cell>
          <table:table-cell office:value-type="float" office:value="1803">
            <text:p>1803</text:p>
          </table:table-cell>
          <table:table-cell table:formula="of:=AVERAGE([.B8:.AE8])" office:value-type="float" office:value="1406.2">
            <text:p>1406,2</text:p>
          </table:table-cell>
          <table:table-cell table:formula="of:=STDEVPA([.B8:.AE8])" office:value-type="float" office:value="341.642639805592">
            <text:p>341,6426398056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63">
            <text:p>1063</text:p>
          </table:table-cell>
          <table:table-cell office:value-type="float" office:value="1431">
            <text:p>1431</text:p>
          </table:table-cell>
          <table:table-cell office:value-type="float" office:value="1561">
            <text:p>1561</text:p>
          </table:table-cell>
          <table:table-cell office:value-type="float" office:value="1424">
            <text:p>1424</text:p>
          </table:table-cell>
          <table:table-cell office:value-type="float" office:value="1306">
            <text:p>1306</text:p>
          </table:table-cell>
          <table:table-cell office:value-type="float" office:value="1191">
            <text:p>1191</text:p>
          </table:table-cell>
          <table:table-cell office:value-type="float" office:value="1285">
            <text:p>1285</text:p>
          </table:table-cell>
          <table:table-cell office:value-type="float" office:value="1121">
            <text:p>1121</text:p>
          </table:table-cell>
          <table:table-cell office:value-type="float" office:value="2075">
            <text:p>2075</text:p>
          </table:table-cell>
          <table:table-cell office:value-type="float" office:value="1639">
            <text:p>1639</text:p>
          </table:table-cell>
          <table:table-cell office:value-type="float" office:value="982">
            <text:p>982</text:p>
          </table:table-cell>
          <table:table-cell office:value-type="float" office:value="2101">
            <text:p>2101</text:p>
          </table:table-cell>
          <table:table-cell office:value-type="float" office:value="1950">
            <text:p>1950</text:p>
          </table:table-cell>
          <table:table-cell office:value-type="float" office:value="1901">
            <text:p>1901</text:p>
          </table:table-cell>
          <table:table-cell office:value-type="float" office:value="722">
            <text:p>722</text:p>
          </table:table-cell>
          <table:table-cell office:value-type="float" office:value="1052">
            <text:p>1052</text:p>
          </table:table-cell>
          <table:table-cell office:value-type="float" office:value="1348">
            <text:p>1348</text:p>
          </table:table-cell>
          <table:table-cell office:value-type="float" office:value="1291">
            <text:p>1291</text:p>
          </table:table-cell>
          <table:table-cell office:value-type="float" office:value="1045">
            <text:p>1045</text:p>
          </table:table-cell>
          <table:table-cell office:value-type="float" office:value="1080">
            <text:p>1080</text:p>
          </table:table-cell>
          <table:table-cell office:value-type="float" office:value="1326">
            <text:p>1326</text:p>
          </table:table-cell>
          <table:table-cell office:value-type="float" office:value="2121">
            <text:p>2121</text:p>
          </table:table-cell>
          <table:table-cell office:value-type="float" office:value="1393">
            <text:p>1393</text:p>
          </table:table-cell>
          <table:table-cell office:value-type="float" office:value="1255">
            <text:p>1255</text:p>
          </table:table-cell>
          <table:table-cell office:value-type="float" office:value="1897">
            <text:p>1897</text:p>
          </table:table-cell>
          <table:table-cell office:value-type="float" office:value="1618">
            <text:p>1618</text:p>
          </table:table-cell>
          <table:table-cell office:value-type="float" office:value="1250">
            <text:p>1250</text:p>
          </table:table-cell>
          <table:table-cell office:value-type="float" office:value="2078">
            <text:p>2078</text:p>
          </table:table-cell>
          <table:table-cell office:value-type="float" office:value="1495">
            <text:p>1495</text:p>
          </table:table-cell>
          <table:table-cell office:value-type="float" office:value="1369">
            <text:p>1369</text:p>
          </table:table-cell>
          <table:table-cell table:formula="of:=AVERAGE([.B9:.AE9])" office:value-type="float" office:value="1445.66666666667">
            <text:p>1445,6666666667</text:p>
          </table:table-cell>
          <table:table-cell table:formula="of:=STDEVPA([.B9:.AE9])" office:value-type="float" office:value="370.194123250071">
            <text:p>370,194123250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57">
            <text:p>1057</text:p>
          </table:table-cell>
          <table:table-cell office:value-type="float" office:value="1449">
            <text:p>1449</text:p>
          </table:table-cell>
          <table:table-cell office:value-type="float" office:value="1596">
            <text:p>1596</text:p>
          </table:table-cell>
          <table:table-cell office:value-type="float" office:value="1376">
            <text:p>1376</text:p>
          </table:table-cell>
          <table:table-cell office:value-type="float" office:value="1397">
            <text:p>1397</text:p>
          </table:table-cell>
          <table:table-cell office:value-type="float" office:value="1369">
            <text:p>1369</text:p>
          </table:table-cell>
          <table:table-cell office:value-type="float" office:value="1173">
            <text:p>1173</text:p>
          </table:table-cell>
          <table:table-cell office:value-type="float" office:value="983">
            <text:p>983</text:p>
          </table:table-cell>
          <table:table-cell office:value-type="float" office:value="1405">
            <text:p>1405</text:p>
          </table:table-cell>
          <table:table-cell office:value-type="float" office:value="1221">
            <text:p>1221</text:p>
          </table:table-cell>
          <table:table-cell office:value-type="float" office:value="1032">
            <text:p>1032</text:p>
          </table:table-cell>
          <table:table-cell office:value-type="float" office:value="1119">
            <text:p>1119</text:p>
          </table:table-cell>
          <table:table-cell office:value-type="float" office:value="1232">
            <text:p>1232</text:p>
          </table:table-cell>
          <table:table-cell office:value-type="float" office:value="1339">
            <text:p>1339</text:p>
          </table:table-cell>
          <table:table-cell office:value-type="float" office:value="1167">
            <text:p>1167</text:p>
          </table:table-cell>
          <table:table-cell office:value-type="float" office:value="1759">
            <text:p>1759</text:p>
          </table:table-cell>
          <table:table-cell office:value-type="float" office:value="1304">
            <text:p>1304</text:p>
          </table:table-cell>
          <table:table-cell office:value-type="float" office:value="1593">
            <text:p>1593</text:p>
          </table:table-cell>
          <table:table-cell office:value-type="float" office:value="1231">
            <text:p>1231</text:p>
          </table:table-cell>
          <table:table-cell office:value-type="float" office:value="1546">
            <text:p>1546</text:p>
          </table:table-cell>
          <table:table-cell office:value-type="float" office:value="977">
            <text:p>977</text:p>
          </table:table-cell>
          <table:table-cell office:value-type="float" office:value="1162">
            <text:p>1162</text:p>
          </table:table-cell>
          <table:table-cell office:value-type="float" office:value="818">
            <text:p>818</text:p>
          </table:table-cell>
          <table:table-cell office:value-type="float" office:value="1165">
            <text:p>1165</text:p>
          </table:table-cell>
          <table:table-cell office:value-type="float" office:value="1573">
            <text:p>1573</text:p>
          </table:table-cell>
          <table:table-cell office:value-type="float" office:value="1295">
            <text:p>1295</text:p>
          </table:table-cell>
          <table:table-cell office:value-type="float" office:value="1067">
            <text:p>1067</text:p>
          </table:table-cell>
          <table:table-cell office:value-type="float" office:value="1263">
            <text:p>1263</text:p>
          </table:table-cell>
          <table:table-cell office:value-type="float" office:value="1402">
            <text:p>1402</text:p>
          </table:table-cell>
          <table:table-cell table:formula="of:=AVERAGE([.B10:.AE10])" office:value-type="float" office:value="1268.13333333333">
            <text:p>1268,1333333333</text:p>
          </table:table-cell>
          <table:table-cell table:formula="of:=STDEVPA([.B10:.AE10])" office:value-type="float" office:value="216.27817478629">
            <text:p>216,2781747863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8">
            <text:p>988</text:p>
          </table:table-cell>
          <table:table-cell office:value-type="float" office:value="1210">
            <text:p>1210</text:p>
          </table:table-cell>
          <table:table-cell office:value-type="float" office:value="1240">
            <text:p>1240</text:p>
          </table:table-cell>
          <table:table-cell office:value-type="float" office:value="1115">
            <text:p>1115</text:p>
          </table:table-cell>
          <table:table-cell office:value-type="float" office:value="2061">
            <text:p>2061</text:p>
          </table:table-cell>
          <table:table-cell office:value-type="float" office:value="1190">
            <text:p>1190</text:p>
          </table:table-cell>
          <table:table-cell office:value-type="float" office:value="2151">
            <text:p>2151</text:p>
          </table:table-cell>
          <table:table-cell office:value-type="float" office:value="723">
            <text:p>723</text:p>
          </table:table-cell>
          <table:table-cell office:value-type="float" office:value="770">
            <text:p>770</text:p>
          </table:table-cell>
          <table:table-cell office:value-type="float" office:value="1213">
            <text:p>1213</text:p>
          </table:table-cell>
          <table:table-cell office:value-type="float" office:value="1341">
            <text:p>1341</text:p>
          </table:table-cell>
          <table:table-cell office:value-type="float" office:value="1529">
            <text:p>1529</text:p>
          </table:table-cell>
          <table:table-cell office:value-type="float" office:value="1309">
            <text:p>1309</text:p>
          </table:table-cell>
          <table:table-cell office:value-type="float" office:value="837">
            <text:p>837</text:p>
          </table:table-cell>
          <table:table-cell office:value-type="float" office:value="1884">
            <text:p>1884</text:p>
          </table:table-cell>
          <table:table-cell office:value-type="float" office:value="1415">
            <text:p>1415</text:p>
          </table:table-cell>
          <table:table-cell office:value-type="float" office:value="1470">
            <text:p>1470</text:p>
          </table:table-cell>
          <table:table-cell office:value-type="float" office:value="1574">
            <text:p>1574</text:p>
          </table:table-cell>
          <table:table-cell office:value-type="float" office:value="1145">
            <text:p>1145</text:p>
          </table:table-cell>
          <table:table-cell office:value-type="float" office:value="1712">
            <text:p>1712</text:p>
          </table:table-cell>
          <table:table-cell office:value-type="float" office:value="1619">
            <text:p>1619</text:p>
          </table:table-cell>
          <table:table-cell office:value-type="float" office:value="1327">
            <text:p>1327</text:p>
          </table:table-cell>
          <table:table-cell office:value-type="float" office:value="1307">
            <text:p>1307</text:p>
          </table:table-cell>
          <table:table-cell office:value-type="float" office:value="1287">
            <text:p>1287</text:p>
          </table:table-cell>
          <table:table-cell office:value-type="float" office:value="1513">
            <text:p>1513</text:p>
          </table:table-cell>
          <table:table-cell office:value-type="float" office:value="1178">
            <text:p>1178</text:p>
          </table:table-cell>
          <table:table-cell office:value-type="float" office:value="1600">
            <text:p>1600</text:p>
          </table:table-cell>
          <table:table-cell office:value-type="float" office:value="1227">
            <text:p>1227</text:p>
          </table:table-cell>
          <table:table-cell office:value-type="float" office:value="1150">
            <text:p>1150</text:p>
          </table:table-cell>
          <table:table-cell office:value-type="float" office:value="1038">
            <text:p>1038</text:p>
          </table:table-cell>
          <table:table-cell table:formula="of:=AVERAGE([.B11:.AE11])" office:value-type="float" office:value="1337.43333333333">
            <text:p>1337,4333333333</text:p>
          </table:table-cell>
          <table:table-cell table:formula="of:=STDEVPA([.B11:.AE11])" office:value-type="float" office:value="332.068435048494">
            <text:p>332,0684350485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933">
            <text:p>933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264">
            <text:p>1264</text:p>
          </table:table-cell>
          <table:table-cell office:value-type="float" office:value="2019">
            <text:p>2019</text:p>
          </table:table-cell>
          <table:table-cell office:value-type="float" office:value="1052">
            <text:p>1052</text:p>
          </table:table-cell>
          <table:table-cell office:value-type="float" office:value="299">
            <text:p>299</text:p>
          </table:table-cell>
          <table:table-cell office:value-type="float" office:value="1623">
            <text:p>1623</text:p>
          </table:table-cell>
          <table:table-cell office:value-type="float" office:value="645">
            <text:p>645</text:p>
          </table:table-cell>
          <table:table-cell office:value-type="float" office:value="1477">
            <text:p>1477</text:p>
          </table:table-cell>
          <table:table-cell office:value-type="float" office:value="1284">
            <text:p>1284</text:p>
          </table:table-cell>
          <table:table-cell office:value-type="float" office:value="1123">
            <text:p>1123</text:p>
          </table:table-cell>
          <table:table-cell office:value-type="float" office:value="1099">
            <text:p>1099</text:p>
          </table:table-cell>
          <table:table-cell office:value-type="float" office:value="1749">
            <text:p>1749</text:p>
          </table:table-cell>
          <table:table-cell office:value-type="float" office:value="1159">
            <text:p>1159</text:p>
          </table:table-cell>
          <table:table-cell office:value-type="float" office:value="1610">
            <text:p>1610</text:p>
          </table:table-cell>
          <table:table-cell office:value-type="float" office:value="1273">
            <text:p>1273</text:p>
          </table:table-cell>
          <table:table-cell office:value-type="float" office:value="1426">
            <text:p>1426</text:p>
          </table:table-cell>
          <table:table-cell office:value-type="float" office:value="1507">
            <text:p>1507</text:p>
          </table:table-cell>
          <table:table-cell office:value-type="float" office:value="1598">
            <text:p>1598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1636">
            <text:p>1636</text:p>
          </table:table-cell>
          <table:table-cell office:value-type="float" office:value="1016">
            <text:p>1016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140.36666666667">
            <text:p>1140,3666666667</text:p>
          </table:table-cell>
          <table:table-cell table:formula="of:=STDEVPA([.B12:.AE12])" office:value-type="float" office:value="533.477489892706">
            <text:p>533,4774898927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58">
            <text:p>1858</text:p>
          </table:table-cell>
          <table:table-cell office:value-type="float" office:value="1089">
            <text:p>1089</text:p>
          </table:table-cell>
          <table:table-cell office:value-type="float" office:value="697">
            <text:p>697</text:p>
          </table:table-cell>
          <table:table-cell office:value-type="float" office:value="432">
            <text:p>432</text:p>
          </table:table-cell>
          <table:table-cell office:value-type="float" office:value="1609">
            <text:p>160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995">
            <text:p>995</text:p>
          </table:table-cell>
          <table:table-cell office:value-type="float" office:value="1444">
            <text:p>1444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006">
            <text:p>1006</text:p>
          </table:table-cell>
          <table:table-cell office:value-type="float" office:value="1397">
            <text:p>1397</text:p>
          </table:table-cell>
          <table:table-cell office:value-type="float" office:value="1124">
            <text:p>1124</text:p>
          </table:table-cell>
          <table:table-cell office:value-type="float" office:value="1833">
            <text:p>1833</text:p>
          </table:table-cell>
          <table:table-cell office:value-type="float" office:value="1368">
            <text:p>1368</text:p>
          </table:table-cell>
          <table:table-cell office:value-type="float" office:value="1330">
            <text:p>1330</text:p>
          </table:table-cell>
          <table:table-cell office:value-type="float" office:value="1225">
            <text:p>1225</text:p>
          </table:table-cell>
          <table:table-cell office:value-type="float" office:value="836">
            <text:p>836</text:p>
          </table:table-cell>
          <table:table-cell office:value-type="float" office:value="901">
            <text:p>901</text:p>
          </table:table-cell>
          <table:table-cell office:value-type="float" office:value="1282">
            <text:p>1282</text:p>
          </table:table-cell>
          <table:table-cell office:value-type="float" office:value="2037">
            <text:p>2037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365">
            <text:p>1365</text:p>
          </table:table-cell>
          <table:table-cell office:value-type="float" office:value="1043">
            <text:p>1043</text:p>
          </table:table-cell>
          <table:table-cell office:value-type="float" office:value="1193">
            <text:p>1193</text:p>
          </table:table-cell>
          <table:table-cell office:value-type="float" office:value="384">
            <text:p>384</text:p>
          </table:table-cell>
          <table:table-cell table:formula="of:=AVERAGE([.B13:.AE13])" office:value-type="float" office:value="1150.6">
            <text:p>1150,6</text:p>
          </table:table-cell>
          <table:table-cell table:formula="of:=STDEVPA([.B13:.AE13])" office:value-type="float" office:value="481.472436040389">
            <text:p>481,4724360404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98">
            <text:p>1098</text:p>
          </table:table-cell>
          <table:table-cell office:value-type="float" office:value="1308">
            <text:p>1308</text:p>
          </table:table-cell>
          <table:table-cell office:value-type="float" office:value="1464">
            <text:p>1464</text:p>
          </table:table-cell>
          <table:table-cell office:value-type="float" office:value="1780">
            <text:p>1780</text:p>
          </table:table-cell>
          <table:table-cell office:value-type="float" office:value="1185">
            <text:p>1185</text:p>
          </table:table-cell>
          <table:table-cell office:value-type="float" office:value="832">
            <text:p>832</text:p>
          </table:table-cell>
          <table:table-cell office:value-type="float" office:value="1511">
            <text:p>1511</text:p>
          </table:table-cell>
          <table:table-cell office:value-type="float" office:value="1228">
            <text:p>1228</text:p>
          </table:table-cell>
          <table:table-cell office:value-type="float" office:value="1314">
            <text:p>1314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97">
            <text:p>1597</text:p>
          </table:table-cell>
          <table:table-cell office:value-type="float" office:value="1043">
            <text:p>1043</text:p>
          </table:table-cell>
          <table:table-cell office:value-type="float" office:value="1334">
            <text:p>1334</text:p>
          </table:table-cell>
          <table:table-cell office:value-type="float" office:value="122">
            <text:p>122</text:p>
          </table:table-cell>
          <table:table-cell office:value-type="float" office:value="1611">
            <text:p>1611</text:p>
          </table:table-cell>
          <table:table-cell office:value-type="float" office:value="1168">
            <text:p>1168</text:p>
          </table:table-cell>
          <table:table-cell office:value-type="float" office:value="1063">
            <text:p>1063</text:p>
          </table:table-cell>
          <table:table-cell office:value-type="float" office:value="1517">
            <text:p>1517</text:p>
          </table:table-cell>
          <table:table-cell office:value-type="float" office:value="1101">
            <text:p>1101</text:p>
          </table:table-cell>
          <table:table-cell office:value-type="float" office:value="1277">
            <text:p>1277</text:p>
          </table:table-cell>
          <table:table-cell office:value-type="float" office:value="1406">
            <text:p>1406</text:p>
          </table:table-cell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float" office:value="2096">
            <text:p>2096</text:p>
          </table:table-cell>
          <table:table-cell office:value-type="float" office:value="1191">
            <text:p>1191</text:p>
          </table:table-cell>
          <table:table-cell table:formula="of:=AVERAGE([.B14:.AE14])" office:value-type="float" office:value="1198.3">
            <text:p>1198,3</text:p>
          </table:table-cell>
          <table:table-cell table:formula="of:=STDEVPA([.B14:.AE14])" office:value-type="float" office:value="524.559761450813">
            <text:p>524,559761450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0">
            <text:p>2010</text:p>
          </table:table-cell>
          <table:table-cell office:value-type="float" office:value="1432">
            <text:p>1432</text:p>
          </table:table-cell>
          <table:table-cell office:value-type="float" office:value="1706">
            <text:p>1706</text:p>
          </table:table-cell>
          <table:table-cell office:value-type="float" office:value="1331">
            <text:p>1331</text:p>
          </table:table-cell>
          <table:table-cell office:value-type="float" office:value="2418">
            <text:p>2418</text:p>
          </table:table-cell>
          <table:table-cell office:value-type="float" office:value="1431">
            <text:p>1431</text:p>
          </table:table-cell>
          <table:table-cell office:value-type="float" office:value="1764">
            <text:p>1764</text:p>
          </table:table-cell>
          <table:table-cell office:value-type="float" office:value="1336">
            <text:p>1336</text:p>
          </table:table-cell>
          <table:table-cell office:value-type="float" office:value="1313">
            <text:p>1313</text:p>
          </table:table-cell>
          <table:table-cell office:value-type="float" office:value="1378">
            <text:p>1378</text:p>
          </table:table-cell>
          <table:table-cell office:value-type="float" office:value="171">
            <text:p>171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float" office:value="1882">
            <text:p>1882</text:p>
          </table:table-cell>
          <table:table-cell office:value-type="float" office:value="1210">
            <text:p>1210</text:p>
          </table:table-cell>
          <table:table-cell office:value-type="float" office:value="1767">
            <text:p>1767</text:p>
          </table:table-cell>
          <table:table-cell office:value-type="float" office:value="1415">
            <text:p>1415</text:p>
          </table:table-cell>
          <table:table-cell office:value-type="float" office:value="1398">
            <text:p>1398</text:p>
          </table:table-cell>
          <table:table-cell office:value-type="float" office:value="1516">
            <text:p>1516</text:p>
          </table:table-cell>
          <table:table-cell office:value-type="float" office:value="1125">
            <text:p>1125</text:p>
          </table:table-cell>
          <table:table-cell office:value-type="float" office:value="484">
            <text:p>484</text:p>
          </table:table-cell>
          <table:table-cell office:value-type="float" office:value="1774">
            <text:p>1774</text:p>
          </table:table-cell>
          <table:table-cell office:value-type="float" office:value="1372">
            <text:p>1372</text:p>
          </table:table-cell>
          <table:table-cell office:value-type="float" office:value="1621">
            <text:p>1621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875">
            <text:p>875</text:p>
          </table:table-cell>
          <table:table-cell office:value-type="float" office:value="1544">
            <text:p>1544</text:p>
          </table:table-cell>
          <table:table-cell table:formula="of:=AVERAGE([.B15:.AE15])" office:value-type="float" office:value="1363.63333333333">
            <text:p>1363,6333333333</text:p>
          </table:table-cell>
          <table:table-cell table:formula="of:=STDEVPA([.B15:.AE15])" office:value-type="float" office:value="571.553291964586">
            <text:p>571,5532919646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67">
            <text:p>1367</text:p>
          </table:table-cell>
          <table:table-cell office:value-type="float" office:value="1566">
            <text:p>1566</text:p>
          </table:table-cell>
          <table:table-cell office:value-type="float" office:value="615">
            <text:p>615</text:p>
          </table:table-cell>
          <table:table-cell office:value-type="float" office:value="1420">
            <text:p>1420</text:p>
          </table:table-cell>
          <table:table-cell office:value-type="float" office:value="1189">
            <text:p>1189</text:p>
          </table:table-cell>
          <table:table-cell office:value-type="float" office:value="1043">
            <text:p>1043</text:p>
          </table:table-cell>
          <table:table-cell office:value-type="float" office:value="1095">
            <text:p>1095</text:p>
          </table:table-cell>
          <table:table-cell office:value-type="float" office:value="1025">
            <text:p>1025</text:p>
          </table:table-cell>
          <table:table-cell office:value-type="float" office:value="1052">
            <text:p>1052</text:p>
          </table:table-cell>
          <table:table-cell office:value-type="float" office:value="1192">
            <text:p>1192</text:p>
          </table:table-cell>
          <table:table-cell office:value-type="float" office:value="1490">
            <text:p>1490</text:p>
          </table:table-cell>
          <table:table-cell office:value-type="float" office:value="1135">
            <text:p>1135</text:p>
          </table:table-cell>
          <table:table-cell office:value-type="float" office:value="1482">
            <text:p>1482</text:p>
          </table:table-cell>
          <table:table-cell office:value-type="float" office:value="1855">
            <text:p>1855</text:p>
          </table:table-cell>
          <table:table-cell office:value-type="float" office:value="1538">
            <text:p>1538</text:p>
          </table:table-cell>
          <table:table-cell office:value-type="float" office:value="1305">
            <text:p>1305</text:p>
          </table:table-cell>
          <table:table-cell office:value-type="float" office:value="885">
            <text:p>885</text:p>
          </table:table-cell>
          <table:table-cell office:value-type="float" office:value="1538">
            <text:p>1538</text:p>
          </table:table-cell>
          <table:table-cell office:value-type="float" office:value="1242">
            <text:p>1242</text:p>
          </table:table-cell>
          <table:table-cell office:value-type="float" office:value="1564">
            <text:p>1564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728">
            <text:p>728</text:p>
          </table:table-cell>
          <table:table-cell office:value-type="float" office:value="1603">
            <text:p>160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1297">
            <text:p>1297</text:p>
          </table:table-cell>
          <table:table-cell office:value-type="float" office:value="1115">
            <text:p>1115</text:p>
          </table:table-cell>
          <table:table-cell table:formula="of:=AVERAGE([.B16:.AE16])" office:value-type="float" office:value="1166.53333333333">
            <text:p>1166,5333333333</text:p>
          </table:table-cell>
          <table:table-cell table:formula="of:=STDEVPA([.B16:.AE16])" office:value-type="float" office:value="427.329360355946">
            <text:p>427,3293603559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494">
            <text:p>1494</text:p>
          </table:table-cell>
          <table:table-cell table:number-columns-repeated="2"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4"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294">
            <text:p>294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63.633333333333">
            <text:p>463,6333333333</text:p>
          </table:table-cell>
          <table:table-cell table:formula="of:=STDEVPA([.B17:.AE17])" office:value-type="float" office:value="642.250962544151">
            <text:p>642,250962544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544">
            <text:p>1544</text:p>
          </table:table-cell>
          <table:table-cell office:value-type="float" office:value="168">
            <text:p>168</text:p>
          </table:table-cell>
          <table:table-cell office:value-type="float" office:value="887">
            <text:p>887</text:p>
          </table:table-cell>
          <table:table-cell office:value-type="float" office:value="2114">
            <text:p>2114</text:p>
          </table:table-cell>
          <table:table-cell table:number-columns-repeated="2" office:value-type="float" office:value="0">
            <text:p>0</text:p>
          </table:table-cell>
          <table:table-cell office:value-type="float" office:value="714">
            <text:p>714</text:p>
          </table:table-cell>
          <table:table-cell office:value-type="float" office:value="925">
            <text:p>925</text:p>
          </table:table-cell>
          <table:table-cell office:value-type="float" office:value="1305">
            <text:p>1305</text:p>
          </table:table-cell>
          <table:table-cell office:value-type="float" office:value="1620">
            <text:p>1620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389">
            <text:p>1389</text:p>
          </table:table-cell>
          <table:table-cell office:value-type="float" office:value="1083">
            <text:p>1083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776.166666666667">
            <text:p>776,1666666667</text:p>
          </table:table-cell>
          <table:table-cell table:formula="of:=STDEVPA([.B18:.AE18])" office:value-type="float" office:value="720.6093756136">
            <text:p>720,609375613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5">
            <text:p>1685</text:p>
          </table:table-cell>
          <table:table-cell office:value-type="float" office:value="1800">
            <text:p>1800</text:p>
          </table:table-cell>
          <table:table-cell office:value-type="float" office:value="1249">
            <text:p>1249</text:p>
          </table:table-cell>
          <table:table-cell office:value-type="float" office:value="981">
            <text:p>981</text:p>
          </table:table-cell>
          <table:table-cell office:value-type="float" office:value="714">
            <text:p>714</text:p>
          </table:table-cell>
          <table:table-cell office:value-type="float" office:value="1241">
            <text:p>1241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 office:value-type="float" office:value="1192">
            <text:p>1192</text:p>
          </table:table-cell>
          <table:table-cell office:value-type="float" office:value="1108">
            <text:p>1108</text:p>
          </table:table-cell>
          <table:table-cell office:value-type="float" office:value="1325">
            <text:p>132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411">
            <text:p>1411</text:p>
          </table:table-cell>
          <table:table-cell office:value-type="float" office:value="1505">
            <text:p>1505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721">
            <text:p>721</text:p>
          </table:table-cell>
          <table:table-cell office:value-type="float" office:value="1389">
            <text:p>1389</text:p>
          </table:table-cell>
          <table:table-cell office:value-type="float" office:value="1316">
            <text:p>1316</text:p>
          </table:table-cell>
          <table:table-cell office:value-type="float" office:value="1702">
            <text:p>1702</text:p>
          </table:table-cell>
          <table:table-cell office:value-type="float" office:value="1230">
            <text:p>1230</text:p>
          </table:table-cell>
          <table:table-cell office:value-type="float" office:value="939">
            <text:p>939</text:p>
          </table:table-cell>
          <table:table-cell office:value-type="float" office:value="1252">
            <text:p>1252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475">
            <text:p>1475</text:p>
          </table:table-cell>
          <table:table-cell table:formula="of:=AVERAGE([.B19:.AE19])" office:value-type="float" office:value="996.666666666667">
            <text:p>996,6666666667</text:p>
          </table:table-cell>
          <table:table-cell table:formula="of:=STDEVPA([.B19:.AE19])" office:value-type="float" office:value="558.513582844878">
            <text:p>558,5135828449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74">
            <text:p>1074</text:p>
          </table:table-cell>
          <table:table-cell office:value-type="float" office:value="1577">
            <text:p>1577</text:p>
          </table:table-cell>
          <table:table-cell office:value-type="float" office:value="1682">
            <text:p>1682</text:p>
          </table:table-cell>
          <table:table-cell office:value-type="float" office:value="1311">
            <text:p>1311</text:p>
          </table:table-cell>
          <table:table-cell office:value-type="float" office:value="607">
            <text:p>607</text:p>
          </table:table-cell>
          <table:table-cell office:value-type="float" office:value="1036">
            <text:p>1036</text:p>
          </table:table-cell>
          <table:table-cell office:value-type="float" office:value="1460">
            <text:p>1460</text:p>
          </table:table-cell>
          <table:table-cell office:value-type="float" office:value="1497">
            <text:p>1497</text:p>
          </table:table-cell>
          <table:table-cell office:value-type="float" office:value="1481">
            <text:p>1481</text:p>
          </table:table-cell>
          <table:table-cell office:value-type="float" office:value="1231">
            <text:p>1231</text:p>
          </table:table-cell>
          <table:table-cell office:value-type="float" office:value="1168">
            <text:p>1168</text:p>
          </table:table-cell>
          <table:table-cell office:value-type="float" office:value="1402">
            <text:p>1402</text:p>
          </table:table-cell>
          <table:table-cell office:value-type="float" office:value="1098">
            <text:p>1098</text:p>
          </table:table-cell>
          <table:table-cell office:value-type="float" office:value="467">
            <text:p>467</text:p>
          </table:table-cell>
          <table:table-cell office:value-type="float" office:value="1742">
            <text:p>1742</text:p>
          </table:table-cell>
          <table:table-cell office:value-type="float" office:value="1126">
            <text:p>1126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301">
            <text:p>1301</text:p>
          </table:table-cell>
          <table:table-cell office:value-type="float" office:value="1624">
            <text:p>1624</text:p>
          </table:table-cell>
          <table:table-cell office:value-type="float" office:value="1805">
            <text:p>1805</text:p>
          </table:table-cell>
          <table:table-cell office:value-type="float" office:value="1033">
            <text:p>1033</text:p>
          </table:table-cell>
          <table:table-cell office:value-type="float" office:value="1095">
            <text:p>1095</text:p>
          </table:table-cell>
          <table:table-cell office:value-type="float" office:value="1371">
            <text:p>1371</text:p>
          </table:table-cell>
          <table:table-cell office:value-type="float" office:value="1398">
            <text:p>1398</text:p>
          </table:table-cell>
          <table:table-cell office:value-type="float" office:value="1458">
            <text:p>1458</text:p>
          </table:table-cell>
          <table:table-cell office:value-type="float" office:value="1249">
            <text:p>1249</text:p>
          </table:table-cell>
          <table:table-cell office:value-type="float" office:value="1447">
            <text:p>1447</text:p>
          </table:table-cell>
          <table:table-cell office:value-type="float" office:value="1833">
            <text:p>1833</text:p>
          </table:table-cell>
          <table:table-cell table:formula="of:=AVERAGE([.B20:.AE20])" office:value-type="float" office:value="1267.63333333333">
            <text:p>1267,6333333333</text:p>
          </table:table-cell>
          <table:table-cell table:formula="of:=STDEVPA([.B20:.AE20])" office:value-type="float" office:value="390.494514117107">
            <text:p>390,4945141171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6">
            <text:p>1556</text:p>
          </table:table-cell>
          <table:table-cell office:value-type="float" office:value="1162">
            <text:p>1162</text:p>
          </table:table-cell>
          <table:table-cell office:value-type="float" office:value="1761">
            <text:p>1761</text:p>
          </table:table-cell>
          <table:table-cell office:value-type="float" office:value="1353">
            <text:p>1353</text:p>
          </table:table-cell>
          <table:table-cell office:value-type="float" office:value="1716">
            <text:p>1716</text:p>
          </table:table-cell>
          <table:table-cell office:value-type="float" office:value="1074">
            <text:p>1074</text:p>
          </table:table-cell>
          <table:table-cell office:value-type="float" office:value="1929">
            <text:p>1929</text:p>
          </table:table-cell>
          <table:table-cell office:value-type="float" office:value="1010">
            <text:p>1010</text:p>
          </table:table-cell>
          <table:table-cell office:value-type="float" office:value="1560">
            <text:p>1560</text:p>
          </table:table-cell>
          <table:table-cell office:value-type="float" office:value="1623">
            <text:p>1623</text:p>
          </table:table-cell>
          <table:table-cell office:value-type="float" office:value="1381">
            <text:p>1381</text:p>
          </table:table-cell>
          <table:table-cell office:value-type="float" office:value="1670">
            <text:p>1670</text:p>
          </table:table-cell>
          <table:table-cell office:value-type="float" office:value="1331">
            <text:p>1331</text:p>
          </table:table-cell>
          <table:table-cell office:value-type="float" office:value="1764">
            <text:p>1764</text:p>
          </table:table-cell>
          <table:table-cell office:value-type="float" office:value="1498">
            <text:p>1498</text:p>
          </table:table-cell>
          <table:table-cell office:value-type="float" office:value="1214">
            <text:p>1214</text:p>
          </table:table-cell>
          <table:table-cell office:value-type="float" office:value="1909">
            <text:p>1909</text:p>
          </table:table-cell>
          <table:table-cell office:value-type="float" office:value="1005">
            <text:p>1005</text:p>
          </table:table-cell>
          <table:table-cell office:value-type="float" office:value="1622">
            <text:p>1622</text:p>
          </table:table-cell>
          <table:table-cell office:value-type="float" office:value="1491">
            <text:p>1491</text:p>
          </table:table-cell>
          <table:table-cell office:value-type="float" office:value="1199">
            <text:p>1199</text:p>
          </table:table-cell>
          <table:table-cell office:value-type="float" office:value="2016">
            <text:p>2016</text:p>
          </table:table-cell>
          <table:table-cell office:value-type="float" office:value="1479">
            <text:p>1479</text:p>
          </table:table-cell>
          <table:table-cell office:value-type="float" office:value="1446">
            <text:p>1446</text:p>
          </table:table-cell>
          <table:table-cell office:value-type="float" office:value="1632">
            <text:p>1632</text:p>
          </table:table-cell>
          <table:table-cell office:value-type="float" office:value="1536">
            <text:p>1536</text:p>
          </table:table-cell>
          <table:table-cell office:value-type="float" office:value="1435">
            <text:p>1435</text:p>
          </table:table-cell>
          <table:table-cell office:value-type="float" office:value="1296">
            <text:p>1296</text:p>
          </table:table-cell>
          <table:table-cell office:value-type="float" office:value="1514">
            <text:p>1514</text:p>
          </table:table-cell>
          <table:table-cell office:value-type="float" office:value="1389">
            <text:p>1389</text:p>
          </table:table-cell>
          <table:table-cell table:formula="of:=AVERAGE([.B21:.AE21])" office:value-type="float" office:value="1485.7">
            <text:p>1485,7</text:p>
          </table:table-cell>
          <table:table-cell table:formula="of:=STDEVPA([.B21:.AE21])" office:value-type="float" office:value="255.581578626734">
            <text:p>255,58157862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202">
            <text:p>202</text:p>
          </table:table-cell>
          <table:table-cell office:value-type="float" office:value="1185">
            <text:p>1185</text:p>
          </table:table-cell>
          <table:table-cell office:value-type="float" office:value="95">
            <text:p>95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64">
            <text:p>264</text:p>
          </table:table-cell>
          <table:table-cell office:value-type="float" office:value="1353">
            <text:p>1353</text:p>
          </table:table-cell>
          <table:table-cell office:value-type="float" office:value="1278">
            <text:p>1278</text:p>
          </table:table-cell>
          <table:table-cell office:value-type="float" office:value="1321">
            <text:p>1321</text:p>
          </table:table-cell>
          <table:table-cell office:value-type="float" office:value="1756">
            <text:p>1756</text:p>
          </table:table-cell>
          <table:table-cell office:value-type="float" office:value="1367">
            <text:p>1367</text:p>
          </table:table-cell>
          <table:table-cell office:value-type="float" office:value="452">
            <text:p>452</text:p>
          </table:table-cell>
          <table:table-cell office:value-type="float" office:value="1657">
            <text:p>1657</text:p>
          </table:table-cell>
          <table:table-cell office:value-type="float" office:value="1231">
            <text:p>1231</text:p>
          </table:table-cell>
          <table:table-cell office:value-type="float" office:value="563">
            <text:p>563</text:p>
          </table:table-cell>
          <table:table-cell office:value-type="float" office:value="1283">
            <text:p>128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43">
            <text:p>143</text:p>
          </table:table-cell>
          <table:table-cell office:value-type="float" office:value="1283">
            <text:p>1283</text:p>
          </table:table-cell>
          <table:table-cell office:value-type="float" office:value="888">
            <text:p>888</text:p>
          </table:table-cell>
          <table:table-cell office:value-type="float" office:value="1732">
            <text:p>1732</text:p>
          </table:table-cell>
          <table:table-cell office:value-type="float" office:value="1717">
            <text:p>1717</text:p>
          </table:table-cell>
          <table:table-cell office:value-type="float" office:value="506">
            <text:p>506</text:p>
          </table:table-cell>
          <table:table-cell table:formula="of:=AVERAGE([.B22:.AE22])" office:value-type="float" office:value="977.566666666667">
            <text:p>977,5666666667</text:p>
          </table:table-cell>
          <table:table-cell table:formula="of:=STDEVPA([.B22:.AE22])" office:value-type="float" office:value="620.624184904914">
            <text:p>620,6241849049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65">
            <text:p>1265</text:p>
          </table:table-cell>
          <table:table-cell office:value-type="float" office:value="1130">
            <text:p>1130</text:p>
          </table:table-cell>
          <table:table-cell office:value-type="float" office:value="1225">
            <text:p>1225</text:p>
          </table:table-cell>
          <table:table-cell office:value-type="float" office:value="1542">
            <text:p>1542</text:p>
          </table:table-cell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435">
            <text:p>435</text:p>
          </table:table-cell>
          <table:table-cell office:value-type="float" office:value="1107">
            <text:p>1107</text:p>
          </table:table-cell>
          <table:table-cell office:value-type="float" office:value="1132">
            <text:p>1132</text:p>
          </table:table-cell>
          <table:table-cell office:value-type="float" office:value="422">
            <text:p>422</text:p>
          </table:table-cell>
          <table:table-cell office:value-type="float" office:value="1409">
            <text:p>1409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01.766666666667">
            <text:p>901,7666666667</text:p>
          </table:table-cell>
          <table:table-cell table:formula="of:=STDEVPA([.B23:.AE23])" office:value-type="float" office:value="666.126698826048">
            <text:p>666,12669882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16">
            <text:p>1416</text:p>
          </table:table-cell>
          <table:table-cell office:value-type="float" office:value="1471">
            <text:p>1471</text:p>
          </table:table-cell>
          <table:table-cell office:value-type="float" office:value="1326">
            <text:p>1326</text:p>
          </table:table-cell>
          <table:table-cell office:value-type="float" office:value="1697">
            <text:p>1697</text:p>
          </table:table-cell>
          <table:table-cell office:value-type="float" office:value="1995">
            <text:p>1995</text:p>
          </table:table-cell>
          <table:table-cell office:value-type="float" office:value="1081">
            <text:p>1081</text:p>
          </table:table-cell>
          <table:table-cell office:value-type="float" office:value="966">
            <text:p>966</text:p>
          </table:table-cell>
          <table:table-cell office:value-type="float" office:value="1505">
            <text:p>1505</text:p>
          </table:table-cell>
          <table:table-cell office:value-type="float" office:value="1073">
            <text:p>1073</text:p>
          </table:table-cell>
          <table:table-cell office:value-type="float" office:value="806">
            <text:p>806</text:p>
          </table:table-cell>
          <table:table-cell office:value-type="float" office:value="913">
            <text:p>913</text:p>
          </table:table-cell>
          <table:table-cell office:value-type="float" office:value="1378">
            <text:p>1378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1678">
            <text:p>1678</text:p>
          </table:table-cell>
          <table:table-cell office:value-type="float" office:value="185">
            <text:p>185</text:p>
          </table:table-cell>
          <table:table-cell office:value-type="float" office:value="947">
            <text:p>947</text:p>
          </table:table-cell>
          <table:table-cell office:value-type="float" office:value="1883">
            <text:p>1883</text:p>
          </table:table-cell>
          <table:table-cell office:value-type="float" office:value="705">
            <text:p>705</text:p>
          </table:table-cell>
          <table:table-cell office:value-type="float" office:value="1172">
            <text:p>1172</text:p>
          </table:table-cell>
          <table:table-cell office:value-type="float" office:value="1178">
            <text:p>1178</text:p>
          </table:table-cell>
          <table:table-cell office:value-type="float" office:value="1086">
            <text:p>1086</text:p>
          </table:table-cell>
          <table:table-cell office:value-type="float" office:value="1668">
            <text:p>1668</text:p>
          </table:table-cell>
          <table:table-cell office:value-type="float" office:value="1081">
            <text:p>1081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049.4">
            <text:p>1049,4</text:p>
          </table:table-cell>
          <table:table-cell table:formula="of:=STDEVPA([.B24:.AE24])" office:value-type="float" office:value="558.860065967621">
            <text:p>558,8600659676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77">
            <text:p>1777</text:p>
          </table:table-cell>
          <table:table-cell office:value-type="float" office:value="1603">
            <text:p>1603</text:p>
          </table:table-cell>
          <table:table-cell office:value-type="float" office:value="1068">
            <text:p>1068</text:p>
          </table:table-cell>
          <table:table-cell office:value-type="float" office:value="1417">
            <text:p>1417</text:p>
          </table:table-cell>
          <table:table-cell office:value-type="float" office:value="1328">
            <text:p>1328</text:p>
          </table:table-cell>
          <table:table-cell office:value-type="float" office:value="1480">
            <text:p>1480</text:p>
          </table:table-cell>
          <table:table-cell office:value-type="float" office:value="1161">
            <text:p>1161</text:p>
          </table:table-cell>
          <table:table-cell office:value-type="float" office:value="1227">
            <text:p>1227</text:p>
          </table:table-cell>
          <table:table-cell office:value-type="float" office:value="860">
            <text:p>860</text:p>
          </table:table-cell>
          <table:table-cell office:value-type="float" office:value="1646">
            <text:p>1646</text:p>
          </table:table-cell>
          <table:table-cell office:value-type="float" office:value="1449">
            <text:p>1449</text:p>
          </table:table-cell>
          <table:table-cell office:value-type="float" office:value="1374">
            <text:p>1374</text:p>
          </table:table-cell>
          <table:table-cell office:value-type="float" office:value="1110">
            <text:p>1110</text:p>
          </table:table-cell>
          <table:table-cell office:value-type="float" office:value="1899">
            <text:p>1899</text:p>
          </table:table-cell>
          <table:table-cell office:value-type="float" office:value="1469">
            <text:p>1469</text:p>
          </table:table-cell>
          <table:table-cell office:value-type="float" office:value="1721">
            <text:p>1721</text:p>
          </table:table-cell>
          <table:table-cell office:value-type="float" office:value="987">
            <text:p>987</text:p>
          </table:table-cell>
          <table:table-cell office:value-type="float" office:value="1419">
            <text:p>1419</text:p>
          </table:table-cell>
          <table:table-cell office:value-type="float" office:value="1131">
            <text:p>1131</text:p>
          </table:table-cell>
          <table:table-cell office:value-type="float" office:value="1547">
            <text:p>1547</text:p>
          </table:table-cell>
          <table:table-cell office:value-type="float" office:value="972">
            <text:p>972</text:p>
          </table:table-cell>
          <table:table-cell office:value-type="float" office:value="827">
            <text:p>827</text:p>
          </table:table-cell>
          <table:table-cell office:value-type="float" office:value="1379">
            <text:p>1379</text:p>
          </table:table-cell>
          <table:table-cell office:value-type="float" office:value="1150">
            <text:p>1150</text:p>
          </table:table-cell>
          <table:table-cell office:value-type="float" office:value="1458">
            <text:p>1458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1187">
            <text:p>1187</text:p>
          </table:table-cell>
          <table:table-cell office:value-type="float" office:value="101">
            <text:p>101</text:p>
          </table:table-cell>
          <table:table-cell table:formula="of:=AVERAGE([.B25:.AE25])" office:value-type="float" office:value="1198">
            <text:p>1198</text:p>
          </table:table-cell>
          <table:table-cell table:formula="of:=STDEVPA([.B25:.AE25])" office:value-type="float" office:value="440.373099390354">
            <text:p>440,3730993904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28">
            <text:p>1028</text:p>
          </table:table-cell>
          <table:table-cell office:value-type="float" office:value="1451">
            <text:p>1451</text:p>
          </table:table-cell>
          <table:table-cell office:value-type="float" office:value="1646">
            <text:p>1646</text:p>
          </table:table-cell>
          <table:table-cell office:value-type="float" office:value="1212">
            <text:p>1212</text:p>
          </table:table-cell>
          <table:table-cell office:value-type="float" office:value="1103">
            <text:p>1103</text:p>
          </table:table-cell>
          <table:table-cell office:value-type="float" office:value="1513">
            <text:p>1513</text:p>
          </table:table-cell>
          <table:table-cell office:value-type="float" office:value="1214">
            <text:p>1214</text:p>
          </table:table-cell>
          <table:table-cell office:value-type="float" office:value="1683">
            <text:p>1683</text:p>
          </table:table-cell>
          <table:table-cell office:value-type="float" office:value="1169">
            <text:p>1169</text:p>
          </table:table-cell>
          <table:table-cell office:value-type="float" office:value="1613">
            <text:p>1613</text:p>
          </table:table-cell>
          <table:table-cell office:value-type="float" office:value="1516">
            <text:p>1516</text:p>
          </table:table-cell>
          <table:table-cell office:value-type="float" office:value="1277">
            <text:p>1277</text:p>
          </table:table-cell>
          <table:table-cell office:value-type="float" office:value="1438">
            <text:p>1438</text:p>
          </table:table-cell>
          <table:table-cell office:value-type="float" office:value="1115">
            <text:p>1115</text:p>
          </table:table-cell>
          <table:table-cell office:value-type="float" office:value="970">
            <text:p>970</text:p>
          </table:table-cell>
          <table:table-cell office:value-type="float" office:value="1298">
            <text:p>1298</text:p>
          </table:table-cell>
          <table:table-cell office:value-type="float" office:value="1522">
            <text:p>1522</text:p>
          </table:table-cell>
          <table:table-cell office:value-type="float" office:value="215">
            <text:p>215</text:p>
          </table:table-cell>
          <table:table-cell office:value-type="float" office:value="1051">
            <text:p>1051</text:p>
          </table:table-cell>
          <table:table-cell office:value-type="float" office:value="1320">
            <text:p>1320</text:p>
          </table:table-cell>
          <table:table-cell office:value-type="float" office:value="968">
            <text:p>968</text:p>
          </table:table-cell>
          <table:table-cell office:value-type="float" office:value="777">
            <text:p>777</text:p>
          </table:table-cell>
          <table:table-cell office:value-type="float" office:value="1080">
            <text:p>1080</text:p>
          </table:table-cell>
          <table:table-cell office:value-type="float" office:value="1017">
            <text:p>1017</text:p>
          </table:table-cell>
          <table:table-cell office:value-type="float" office:value="2101">
            <text:p>2101</text:p>
          </table:table-cell>
          <table:table-cell office:value-type="float" office:value="1391">
            <text:p>1391</text:p>
          </table:table-cell>
          <table:table-cell office:value-type="float" office:value="619">
            <text:p>619</text:p>
          </table:table-cell>
          <table:table-cell office:value-type="float" office:value="1659">
            <text:p>1659</text:p>
          </table:table-cell>
          <table:table-cell office:value-type="float" office:value="1465">
            <text:p>1465</text:p>
          </table:table-cell>
          <table:table-cell office:value-type="float" office:value="1551">
            <text:p>1551</text:p>
          </table:table-cell>
          <table:table-cell table:formula="of:=AVERAGE([.B26:.AE26])" office:value-type="float" office:value="1266.06666666667">
            <text:p>1266,0666666667</text:p>
          </table:table-cell>
          <table:table-cell table:formula="of:=STDEVPA([.B26:.AE26])" office:value-type="float" office:value="359.923782055158">
            <text:p>359,92378205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1077">
            <text:p>1077</text:p>
          </table:table-cell>
          <table:table-cell office:value-type="float" office:value="1042">
            <text:p>1042</text:p>
          </table:table-cell>
          <table:table-cell office:value-type="float" office:value="836">
            <text:p>836</text:p>
          </table:table-cell>
          <table:table-cell office:value-type="float" office:value="1343">
            <text:p>1343</text:p>
          </table:table-cell>
          <table:table-cell office:value-type="float" office:value="1248">
            <text:p>1248</text:p>
          </table:table-cell>
          <table:table-cell office:value-type="float" office:value="1471">
            <text:p>1471</text:p>
          </table:table-cell>
          <table:table-cell office:value-type="float" office:value="1908">
            <text:p>1908</text:p>
          </table:table-cell>
          <table:table-cell office:value-type="float" office:value="1693">
            <text:p>1693</text:p>
          </table:table-cell>
          <table:table-cell office:value-type="float" office:value="1287">
            <text:p>1287</text:p>
          </table:table-cell>
          <table:table-cell office:value-type="float" office:value="1648">
            <text:p>1648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054">
            <text:p>1054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326">
            <text:p>1326</text:p>
          </table:table-cell>
          <table:table-cell office:value-type="float" office:value="396">
            <text:p>396</text:p>
          </table:table-cell>
          <table:table-cell office:value-type="float" office:value="1124">
            <text:p>1124</text:p>
          </table:table-cell>
          <table:table-cell office:value-type="float" office:value="416">
            <text:p>416</text:p>
          </table:table-cell>
          <table:table-cell office:value-type="float" office:value="816">
            <text:p>816</text:p>
          </table:table-cell>
          <table:table-cell office:value-type="float" office:value="1146">
            <text:p>1146</text:p>
          </table:table-cell>
          <table:table-cell office:value-type="float" office:value="1363">
            <text:p>1363</text:p>
          </table:table-cell>
          <table:table-cell office:value-type="float" office:value="1123">
            <text:p>1123</text:p>
          </table:table-cell>
          <table:table-cell table:formula="of:=AVERAGE([.B27:.AE27])" office:value-type="float" office:value="891">
            <text:p>891</text:p>
          </table:table-cell>
          <table:table-cell table:formula="of:=STDEVPA([.B27:.AE27])" office:value-type="float" office:value="553.074437425319">
            <text:p>553,0744374253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41">
            <text:p>1441</text:p>
          </table:table-cell>
          <table:table-cell table:number-columns-repeated="2" office:value-type="float" office:value="0">
            <text:p>0</text:p>
          </table:table-cell>
          <table:table-cell office:value-type="float" office:value="949">
            <text:p>949</text:p>
          </table:table-cell>
          <table:table-cell office:value-type="float" office:value="978">
            <text:p>978</text:p>
          </table:table-cell>
          <table:table-cell office:value-type="float" office:value="1480">
            <text:p>1480</text:p>
          </table:table-cell>
          <table:table-cell office:value-type="float" office:value="835">
            <text:p>835</text:p>
          </table:table-cell>
          <table:table-cell office:value-type="float" office:value="1429">
            <text:p>1429</text:p>
          </table:table-cell>
          <table:table-cell office:value-type="float" office:value="1203">
            <text:p>1203</text:p>
          </table:table-cell>
          <table:table-cell office:value-type="float" office:value="1067">
            <text:p>1067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440">
            <text:p>144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253">
            <text:p>1253</text:p>
          </table:table-cell>
          <table:table-cell table:number-columns-repeated="3"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1688">
            <text:p>1688</text:p>
          </table:table-cell>
          <table:table-cell office:value-type="float" office:value="1425">
            <text:p>1425</text:p>
          </table:table-cell>
          <table:table-cell office:value-type="float" office:value="1414">
            <text:p>1414</text:p>
          </table:table-cell>
          <table:table-cell table:number-columns-repeated="2" office:value-type="float" office:value="0">
            <text:p>0</text:p>
          </table:table-cell>
          <table:table-cell office:value-type="float" office:value="1503">
            <text:p>1503</text:p>
          </table:table-cell>
          <table:table-cell office:value-type="float" office:value="1082">
            <text:p>1082</text:p>
          </table:table-cell>
          <table:table-cell office:value-type="float" office:value="554">
            <text:p>554</text:p>
          </table:table-cell>
          <table:table-cell table:formula="of:=AVERAGE([.B28:.AE28])" office:value-type="float" office:value="858.233333333333">
            <text:p>858,2333333333</text:p>
          </table:table-cell>
          <table:table-cell table:formula="of:=STDEVPA([.B28:.AE28])" office:value-type="float" office:value="623.932938882234">
            <text:p>623,932938882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85">
            <text:p>1585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071">
            <text:p>1071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756">
            <text:p>1756</text:p>
          </table:table-cell>
          <table:table-cell table:number-columns-repeated="2"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1522">
            <text:p>1522</text:p>
          </table:table-cell>
          <table:table-cell office:value-type="float" office:value="1378">
            <text:p>1378</text:p>
          </table:table-cell>
          <table:table-cell office:value-type="float" office:value="1817">
            <text:p>1817</text:p>
          </table:table-cell>
          <table:table-cell office:value-type="float" office:value="757">
            <text:p>757</text:p>
          </table:table-cell>
          <table:table-cell office:value-type="float" office:value="1388">
            <text:p>1388</text:p>
          </table:table-cell>
          <table:table-cell office:value-type="float" office:value="1350">
            <text:p>1350</text:p>
          </table:table-cell>
          <table:table-cell office:value-type="float" office:value="623">
            <text:p>623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262">
            <text:p>1262</text:p>
          </table:table-cell>
          <table:table-cell office:value-type="float" office:value="1394">
            <text:p>1394</text:p>
          </table:table-cell>
          <table:table-cell office:value-type="float" office:value="864">
            <text:p>864</text:p>
          </table:table-cell>
          <table:table-cell office:value-type="float" office:value="89">
            <text:p>89</text:p>
          </table:table-cell>
          <table:table-cell office:value-type="float" office:value="1271">
            <text:p>1271</text:p>
          </table:table-cell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table:formula="of:=AVERAGE([.B29:.AE29])" office:value-type="float" office:value="949.7">
            <text:p>949,7</text:p>
          </table:table-cell>
          <table:table-cell table:formula="of:=STDEVPA([.B29:.AE29])" office:value-type="float" office:value="620.905368527819">
            <text:p>620,9053685278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4">
            <text:p>964</text:p>
          </table:table-cell>
          <table:table-cell office:value-type="float" office:value="1637">
            <text:p>1637</text:p>
          </table:table-cell>
          <table:table-cell office:value-type="float" office:value="1236">
            <text:p>1236</text:p>
          </table:table-cell>
          <table:table-cell office:value-type="float" office:value="1663">
            <text:p>1663</text:p>
          </table:table-cell>
          <table:table-cell office:value-type="float" office:value="1394">
            <text:p>1394</text:p>
          </table:table-cell>
          <table:table-cell office:value-type="float" office:value="1665">
            <text:p>1665</text:p>
          </table:table-cell>
          <table:table-cell office:value-type="float" office:value="1017">
            <text:p>1017</text:p>
          </table:table-cell>
          <table:table-cell office:value-type="float" office:value="1114">
            <text:p>1114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237">
            <text:p>1237</text:p>
          </table:table-cell>
          <table:table-cell office:value-type="float" office:value="742">
            <text:p>742</text:p>
          </table:table-cell>
          <table:table-cell office:value-type="float" office:value="1209">
            <text:p>1209</text:p>
          </table:table-cell>
          <table:table-cell office:value-type="float" office:value="1372">
            <text:p>1372</text:p>
          </table:table-cell>
          <table:table-cell office:value-type="float" office:value="1235">
            <text:p>1235</text:p>
          </table:table-cell>
          <table:table-cell office:value-type="float" office:value="1131">
            <text:p>1131</text:p>
          </table:table-cell>
          <table:table-cell office:value-type="float" office:value="1309">
            <text:p>1309</text:p>
          </table:table-cell>
          <table:table-cell office:value-type="float" office:value="2084">
            <text:p>2084</text:p>
          </table:table-cell>
          <table:table-cell office:value-type="float" office:value="1605">
            <text:p>1605</text:p>
          </table:table-cell>
          <table:table-cell office:value-type="float" office:value="783">
            <text:p>783</text:p>
          </table:table-cell>
          <table:table-cell office:value-type="float" office:value="1639">
            <text:p>1639</text:p>
          </table:table-cell>
          <table:table-cell office:value-type="float" office:value="1547">
            <text:p>1547</text:p>
          </table:table-cell>
          <table:table-cell office:value-type="float" office:value="1193">
            <text:p>1193</text:p>
          </table:table-cell>
          <table:table-cell office:value-type="float" office:value="1399">
            <text:p>1399</text:p>
          </table:table-cell>
          <table:table-cell office:value-type="float" office:value="1521">
            <text:p>1521</text:p>
          </table:table-cell>
          <table:table-cell office:value-type="float" office:value="1451">
            <text:p>145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table:formula="of:=AVERAGE([.B30:.AE30])" office:value-type="float" office:value="1238.66666666667">
            <text:p>1238,6666666667</text:p>
          </table:table-cell>
          <table:table-cell table:formula="of:=STDEVPA([.B30:.AE30])" office:value-type="float" office:value="468.640824323087">
            <text:p>468,6408243231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9">
            <text:p>1099</text:p>
          </table:table-cell>
          <table:table-cell office:value-type="float" office:value="1659">
            <text:p>1659</text:p>
          </table:table-cell>
          <table:table-cell office:value-type="float" office:value="1231">
            <text:p>1231</text:p>
          </table:table-cell>
          <table:table-cell office:value-type="float" office:value="1904">
            <text:p>1904</text:p>
          </table:table-cell>
          <table:table-cell office:value-type="float" office:value="1496">
            <text:p>1496</text:p>
          </table:table-cell>
          <table:table-cell office:value-type="float" office:value="1540">
            <text:p>1540</text:p>
          </table:table-cell>
          <table:table-cell office:value-type="float" office:value="1054">
            <text:p>1054</text:p>
          </table:table-cell>
          <table:table-cell office:value-type="float" office:value="1551">
            <text:p>1551</text:p>
          </table:table-cell>
          <table:table-cell office:value-type="float" office:value="1174">
            <text:p>1174</text:p>
          </table:table-cell>
          <table:table-cell office:value-type="float" office:value="1191">
            <text:p>1191</text:p>
          </table:table-cell>
          <table:table-cell office:value-type="float" office:value="1716">
            <text:p>1716</text:p>
          </table:table-cell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2256">
            <text:p>2256</text:p>
          </table:table-cell>
          <table:table-cell office:value-type="float" office:value="995">
            <text:p>995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office:value-type="float" office:value="1544">
            <text:p>1544</text:p>
          </table:table-cell>
          <table:table-cell office:value-type="float" office:value="1262">
            <text:p>1262</text:p>
          </table:table-cell>
          <table:table-cell office:value-type="float" office:value="1972">
            <text:p>1972</text:p>
          </table:table-cell>
          <table:table-cell office:value-type="float" office:value="1472">
            <text:p>1472</text:p>
          </table:table-cell>
          <table:table-cell office:value-type="float" office:value="1536">
            <text:p>1536</text:p>
          </table:table-cell>
          <table:table-cell office:value-type="float" office:value="1584">
            <text:p>1584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661">
            <text:p>1661</text:p>
          </table:table-cell>
          <table:table-cell table:formula="of:=AVERAGE([.B31:.AE31])" office:value-type="float" office:value="1342.56666666667">
            <text:p>1342,5666666667</text:p>
          </table:table-cell>
          <table:table-cell table:formula="of:=STDEVPA([.B31:.AE31])" office:value-type="float" office:value="510.533491120373">
            <text:p>510,5334911204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1601">
            <text:p>1601</text:p>
          </table:table-cell>
          <table:table-cell office:value-type="float" office:value="1473">
            <text:p>1473</text:p>
          </table:table-cell>
          <table:table-cell office:value-type="float" office:value="1907">
            <text:p>1907</text:p>
          </table:table-cell>
          <table:table-cell office:value-type="float" office:value="612">
            <text:p>612</text:p>
          </table:table-cell>
          <table:table-cell office:value-type="float" office:value="1484">
            <text:p>1484</text:p>
          </table:table-cell>
          <table:table-cell office:value-type="float" office:value="1610">
            <text:p>1610</text:p>
          </table:table-cell>
          <table:table-cell office:value-type="float" office:value="1582">
            <text:p>1582</text:p>
          </table:table-cell>
          <table:table-cell office:value-type="float" office:value="22">
            <text:p>22</text:p>
          </table:table-cell>
          <table:table-cell office:value-type="float" office:value="1116">
            <text:p>1116</text:p>
          </table:table-cell>
          <table:table-cell office:value-type="float" office:value="1501">
            <text:p>1501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1854">
            <text:p>1854</text:p>
          </table:table-cell>
          <table:table-cell office:value-type="float" office:value="896">
            <text:p>896</text:p>
          </table:table-cell>
          <table:table-cell office:value-type="float" office:value="1389">
            <text:p>1389</text:p>
          </table:table-cell>
          <table:table-cell office:value-type="float" office:value="1442">
            <text:p>1442</text:p>
          </table:table-cell>
          <table:table-cell office:value-type="float" office:value="1592">
            <text:p>1592</text:p>
          </table:table-cell>
          <table:table-cell office:value-type="float" office:value="1220">
            <text:p>1220</text:p>
          </table:table-cell>
          <table:table-cell office:value-type="float" office:value="241">
            <text:p>241</text:p>
          </table:table-cell>
          <table:table-cell office:value-type="float" office:value="1534">
            <text:p>1534</text:p>
          </table:table-cell>
          <table:table-cell office:value-type="float" office:value="1518">
            <text:p>1518</text:p>
          </table:table-cell>
          <table:table-cell office:value-type="float" office:value="799">
            <text:p>799</text:p>
          </table:table-cell>
          <table:table-cell office:value-type="float" office:value="287">
            <text:p>287</text:p>
          </table:table-cell>
          <table:table-cell office:value-type="float" office:value="2204">
            <text:p>2204</text:p>
          </table:table-cell>
          <table:table-cell office:value-type="float" office:value="1780">
            <text:p>178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996">
            <text:p>996</text:p>
          </table:table-cell>
          <table:table-cell office:value-type="float" office:value="1864">
            <text:p>1864</text:p>
          </table:table-cell>
          <table:table-cell table:formula="of:=AVERAGE([.B32:.AE32])" office:value-type="float" office:value="1168.1">
            <text:p>1168,1</text:p>
          </table:table-cell>
          <table:table-cell table:formula="of:=STDEVPA([.B32:.AE32])" office:value-type="float" office:value="595.84888184841">
            <text:p>595,848881848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float" office:value="1166">
            <text:p>1166</text:p>
          </table:table-cell>
          <table:table-cell office:value-type="float" office:value="1557">
            <text:p>1557</text:p>
          </table:table-cell>
          <table:table-cell office:value-type="float" office:value="1403">
            <text:p>1403</text:p>
          </table:table-cell>
          <table:table-cell table:number-columns-repeated="2"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278">
            <text:p>1278</text:p>
          </table:table-cell>
          <table:table-cell office:value-type="float" office:value="1428">
            <text:p>1428</text:p>
          </table:table-cell>
          <table:table-cell office:value-type="float" office:value="1087">
            <text:p>1087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164">
            <text:p>1164</text:p>
          </table:table-cell>
          <table:table-cell office:value-type="float" office:value="289">
            <text:p>289</text:p>
          </table:table-cell>
          <table:table-cell office:value-type="float" office:value="1143">
            <text:p>1143</text:p>
          </table:table-cell>
          <table:table-cell office:value-type="float" office:value="1241">
            <text:p>1241</text:p>
          </table:table-cell>
          <table:table-cell office:value-type="float" office:value="1833">
            <text:p>1833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1436">
            <text:p>1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1557">
            <text:p>1557</text:p>
          </table:table-cell>
          <table:table-cell office:value-type="float" office:value="1373">
            <text:p>1373</text:p>
          </table:table-cell>
          <table:table-cell table:formula="of:=AVERAGE([.B33:.AE33])" office:value-type="float" office:value="862.366666666667">
            <text:p>862,3666666667</text:p>
          </table:table-cell>
          <table:table-cell table:formula="of:=STDEVPA([.B33:.AE33])" office:value-type="float" office:value="602.059602992557">
            <text:p>602,0596029926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63">
            <text:p>1863</text:p>
          </table:table-cell>
          <table:table-cell office:value-type="float" office:value="1428">
            <text:p>1428</text:p>
          </table:table-cell>
          <table:table-cell office:value-type="float" office:value="1578">
            <text:p>1578</text:p>
          </table:table-cell>
          <table:table-cell office:value-type="float" office:value="1693">
            <text:p>1693</text:p>
          </table:table-cell>
          <table:table-cell table:number-columns-repeated="2"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609">
            <text:p>1609</text:p>
          </table:table-cell>
          <table:table-cell office:value-type="float" office:value="1558">
            <text:p>1558</text:p>
          </table:table-cell>
          <table:table-cell office:value-type="float" office:value="1515">
            <text:p>1515</text:p>
          </table:table-cell>
          <table:table-cell office:value-type="float" office:value="1162">
            <text:p>1162</text:p>
          </table:table-cell>
          <table:table-cell office:value-type="float" office:value="688">
            <text:p>688</text:p>
          </table:table-cell>
          <table:table-cell office:value-type="float" office:value="1225">
            <text:p>1225</text:p>
          </table:table-cell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550">
            <text:p>1550</text:p>
          </table:table-cell>
          <table:table-cell office:value-type="float" office:value="1670">
            <text:p>1670</text:p>
          </table:table-cell>
          <table:table-cell office:value-type="float" office:value="1282">
            <text:p>1282</text:p>
          </table:table-cell>
          <table:table-cell table:number-columns-repeated="2" office:value-type="float" office:value="0">
            <text:p>0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float" office:value="1387">
            <text:p>1387</text:p>
          </table:table-cell>
          <table:table-cell office:value-type="float" office:value="1578">
            <text:p>1578</text:p>
          </table:table-cell>
          <table:table-cell table:formula="of:=AVERAGE([.B34:.AE34])" office:value-type="float" office:value="1058.9">
            <text:p>1058,9</text:p>
          </table:table-cell>
          <table:table-cell table:formula="of:=STDEVPA([.B34:.AE34])" office:value-type="float" office:value="675.442983036565">
            <text:p>675,4429830366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54">
            <text:p>1154</text:p>
          </table:table-cell>
          <table:table-cell office:value-type="float" office:value="908">
            <text:p>908</text:p>
          </table:table-cell>
          <table:table-cell office:value-type="float" office:value="384">
            <text:p>384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41">
            <text:p>841</text:p>
          </table:table-cell>
          <table:table-cell office:value-type="float" office:value="954">
            <text:p>954</text:p>
          </table:table-cell>
          <table:table-cell office:value-type="float" office:value="1227">
            <text:p>1227</text:p>
          </table:table-cell>
          <table:table-cell office:value-type="float" office:value="1117">
            <text:p>1117</text:p>
          </table:table-cell>
          <table:table-cell office:value-type="float" office:value="768">
            <text:p>768</text:p>
          </table:table-cell>
          <table:table-cell office:value-type="float" office:value="1110">
            <text:p>1110</text:p>
          </table:table-cell>
          <table:table-cell office:value-type="float" office:value="1325">
            <text:p>1325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239">
            <text:p>1239</text:p>
          </table:table-cell>
          <table:table-cell office:value-type="float" office:value="1072">
            <text:p>1072</text:p>
          </table:table-cell>
          <table:table-cell office:value-type="float" office:value="696">
            <text:p>696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252">
            <text:p>252</text:p>
          </table:table-cell>
          <table:table-cell office:value-type="float" office:value="1236">
            <text:p>1236</text:p>
          </table:table-cell>
          <table:table-cell office:value-type="float" office:value="1391">
            <text:p>139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70">
            <text:p>1270</text:p>
          </table:table-cell>
          <table:table-cell office:value-type="float" office:value="1229">
            <text:p>1229</text:p>
          </table:table-cell>
          <table:table-cell table:formula="of:=AVERAGE([.B35:.AE35])" office:value-type="float" office:value="875.866666666667">
            <text:p>875,8666666667</text:p>
          </table:table-cell>
          <table:table-cell table:formula="of:=STDEVPA([.B35:.AE35])" office:value-type="float" office:value="492.650026782592">
            <text:p>492,6500267826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18">
            <text:p>818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640">
            <text:p>640</text:p>
          </table:table-cell>
          <table:table-cell office:value-type="float" office:value="672">
            <text:p>672</text:p>
          </table:table-cell>
          <table:table-cell office:value-type="float" office:value="103">
            <text:p>103</text:p>
          </table:table-cell>
          <table:table-cell office:value-type="float" office:value="700">
            <text:p>700</text:p>
          </table:table-cell>
          <table:table-cell office:value-type="float" office:value="551">
            <text:p>55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8">
            <text:p>728</text:p>
          </table:table-cell>
          <table:table-cell office:value-type="float" office:value="976">
            <text:p>976</text:p>
          </table:table-cell>
          <table:table-cell office:value-type="float" office:value="157">
            <text:p>157</text:p>
          </table:table-cell>
          <table:table-cell office:value-type="float" office:value="873">
            <text:p>873</text:p>
          </table:table-cell>
          <table:table-cell office:value-type="float" office:value="852">
            <text:p>852</text:p>
          </table:table-cell>
          <table:table-cell office:value-type="float" office:value="726">
            <text:p>726</text:p>
          </table:table-cell>
          <table:table-cell office:value-type="float" office:value="643">
            <text:p>643</text:p>
          </table:table-cell>
          <table:table-cell office:value-type="float" office:value="825">
            <text:p>82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916">
            <text:p>916</text:p>
          </table:table-cell>
          <table:table-cell office:value-type="float" office:value="919">
            <text:p>919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698">
            <text:p>698</text:p>
          </table:table-cell>
          <table:table-cell office:value-type="float" office:value="671">
            <text:p>671</text:p>
          </table:table-cell>
          <table:table-cell table:formula="of:=AVERAGE([.B36:.AE36])" office:value-type="float" office:value="578.633333333333">
            <text:p>578,6333333333</text:p>
          </table:table-cell>
          <table:table-cell table:formula="of:=STDEVPA([.B36:.AE36])" office:value-type="float" office:value="305.623241190122">
            <text:p>305,6232411901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580">
            <text:p>580</text:p>
          </table:table-cell>
          <table:table-cell office:value-type="float" office:value="648">
            <text:p>648</text:p>
          </table:table-cell>
          <table:table-cell office:value-type="float" office:value="611">
            <text:p>611</text:p>
          </table:table-cell>
          <table:table-cell office:value-type="float" office:value="168">
            <text:p>168</text:p>
          </table:table-cell>
          <table:table-cell office:value-type="float" office:value="685">
            <text:p>685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694">
            <text:p>694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office:value-type="float" office:value="63">
            <text:p>6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7">
            <text:p>347</text:p>
          </table:table-cell>
          <table:table-cell office:value-type="float" office:value="778">
            <text:p>778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212">
            <text:p>212</text:p>
          </table:table-cell>
          <table:table-cell office:value-type="float" office:value="281">
            <text:p>281</text:p>
          </table:table-cell>
          <table:table-cell office:value-type="float" office:value="244">
            <text:p>244</text:p>
          </table:table-cell>
          <table:table-cell office:value-type="float" office:value="319">
            <text:p>319</text:p>
          </table:table-cell>
          <table:table-cell office:value-type="float" office:value="212">
            <text:p>212</text:p>
          </table:table-cell>
          <table:table-cell office:value-type="float" office:value="647">
            <text:p>647</text:p>
          </table:table-cell>
          <table:table-cell office:value-type="float" office:value="671">
            <text:p>671</text:p>
          </table:table-cell>
          <table:table-cell table:formula="of:=AVERAGE([.B37:.AE37])" office:value-type="float" office:value="453.1">
            <text:p>453,1</text:p>
          </table:table-cell>
          <table:table-cell table:formula="of:=STDEVPA([.B37:.AE37])" office:value-type="float" office:value="255.026972429715">
            <text:p>255,026972429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82">
            <text:p>682</text:p>
          </table:table-cell>
          <table:table-cell office:value-type="float" office:value="580">
            <text:p>580</text:p>
          </table:table-cell>
          <table:table-cell office:value-type="float" office:value="626">
            <text:p>626</text:p>
          </table:table-cell>
          <table:table-cell office:value-type="float" office:value="616">
            <text:p>616</text:p>
          </table:table-cell>
          <table:table-cell office:value-type="float" office:value="730">
            <text:p>730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78">
            <text:p>578</text:p>
          </table:table-cell>
          <table:table-cell office:value-type="float" office:value="339">
            <text:p>339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96">
            <text:p>96</text:p>
          </table:table-cell>
          <table:table-cell table:formula="of:=AVERAGE([.B38:.AE38])" office:value-type="float" office:value="359.2">
            <text:p>359,2</text:p>
          </table:table-cell>
          <table:table-cell table:formula="of:=STDEVPA([.B38:.AE38])" office:value-type="float" office:value="287.394084838223">
            <text:p>287,3940848382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8">
            <text:p>528</text:p>
          </table:table-cell>
          <table:table-cell office:value-type="float" office:value="178">
            <text:p>178</text:p>
          </table:table-cell>
          <table:table-cell office:value-type="float" office:value="555">
            <text:p>555</text:p>
          </table:table-cell>
          <table:table-cell office:value-type="float" office:value="701">
            <text:p>701</text:p>
          </table:table-cell>
          <table:table-cell office:value-type="float" office:value="371">
            <text:p>371</text:p>
          </table:table-cell>
          <table:table-cell office:value-type="float" office:value="635">
            <text:p>63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618">
            <text:p>618</text:p>
          </table:table-cell>
          <table:table-cell office:value-type="float" office:value="659">
            <text:p>659</text:p>
          </table:table-cell>
          <table:table-cell office:value-type="float" office:value="499">
            <text:p>499</text:p>
          </table:table-cell>
          <table:table-cell office:value-type="float" office:value="641">
            <text:p>641</text:p>
          </table:table-cell>
          <table:table-cell office:value-type="float" office:value="596">
            <text:p>59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81">
            <text:p>81</text:p>
          </table:table-cell>
          <table:table-cell office:value-type="float" office:value="695">
            <text:p>695</text:p>
          </table:table-cell>
          <table:table-cell office:value-type="float" office:value="627">
            <text:p>627</text:p>
          </table:table-cell>
          <table:table-cell office:value-type="float" office:value="603">
            <text:p>603</text:p>
          </table:table-cell>
          <table:table-cell office:value-type="float" office:value="692">
            <text:p>692</text:p>
          </table:table-cell>
          <table:table-cell office:value-type="float" office:value="129">
            <text:p>129</text:p>
          </table:table-cell>
          <table:table-cell office:value-type="float" office:value="228">
            <text:p>22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12.9">
            <text:p>412,9</text:p>
          </table:table-cell>
          <table:table-cell table:formula="of:=STDEVPA([.B39:.AE39])" office:value-type="float" office:value="255.245679036231">
            <text:p>255,245679036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8">
            <text:p>528</text:p>
          </table:table-cell>
          <table:table-cell office:value-type="float" office:value="586">
            <text:p>586</text:p>
          </table:table-cell>
          <table:table-cell office:value-type="float" office:value="328">
            <text:p>328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607">
            <text:p>607</text:p>
          </table:table-cell>
          <table:table-cell office:value-type="float" office:value="286">
            <text:p>286</text:p>
          </table:table-cell>
          <table:table-cell office:value-type="float" office:value="642">
            <text:p>642</text:p>
          </table:table-cell>
          <table:table-cell office:value-type="float" office:value="626">
            <text:p>626</text:p>
          </table:table-cell>
          <table:table-cell office:value-type="float" office:value="664">
            <text:p>664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2">
            <text:p>502</text:p>
          </table:table-cell>
          <table:table-cell office:value-type="float" office:value="669">
            <text:p>669</text:p>
          </table:table-cell>
          <table:table-cell office:value-type="float" office:value="661">
            <text:p>661</text:p>
          </table:table-cell>
          <table:table-cell office:value-type="float" office:value="493">
            <text:p>493</text:p>
          </table:table-cell>
          <table:table-cell office:value-type="float" office:value="555">
            <text:p>555</text:p>
          </table:table-cell>
          <table:table-cell office:value-type="float" office:value="533">
            <text:p>533</text:p>
          </table:table-cell>
          <table:table-cell office:value-type="float" office:value="679">
            <text:p>679</text:p>
          </table:table-cell>
          <table:table-cell office:value-type="float" office:value="567">
            <text:p>567</text:p>
          </table:table-cell>
          <table:table-cell office:value-type="float" office:value="661">
            <text:p>661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office:value-type="float" office:value="642">
            <text:p>642</text:p>
          </table:table-cell>
          <table:table-cell office:value-type="float" office:value="461">
            <text:p>461</text:p>
          </table:table-cell>
          <table:table-cell office:value-type="float" office:value="214">
            <text:p>214</text:p>
          </table:table-cell>
          <table:table-cell office:value-type="float" office:value="681">
            <text:p>681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12.066666666667">
            <text:p>512,0666666667</text:p>
          </table:table-cell>
          <table:table-cell table:formula="of:=STDEVPA([.B40:.AE40])" office:value-type="float" office:value="188.859548047984">
            <text:p>188,859548048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8">
            <text:p>558</text:p>
          </table:table-cell>
          <table:table-cell office:value-type="float" office:value="506">
            <text:p>506</text:p>
          </table:table-cell>
          <table:table-cell office:value-type="float" office:value="314">
            <text:p>314</text:p>
          </table:table-cell>
          <table:table-cell office:value-type="float" office:value="653">
            <text:p>653</text:p>
          </table:table-cell>
          <table:table-cell office:value-type="float" office:value="803">
            <text:p>803</text:p>
          </table:table-cell>
          <table:table-cell office:value-type="float" office:value="555">
            <text:p>555</text:p>
          </table:table-cell>
          <table:table-cell office:value-type="float" office:value="38">
            <text:p>38</text:p>
          </table:table-cell>
          <table:table-cell office:value-type="float" office:value="556">
            <text:p>556</text:p>
          </table:table-cell>
          <table:table-cell office:value-type="float" office:value="702">
            <text:p>702</text:p>
          </table:table-cell>
          <table:table-cell office:value-type="float" office:value="735">
            <text:p>73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41">
            <text:p>541</text:p>
          </table:table-cell>
          <table:table-cell office:value-type="float" office:value="580">
            <text:p>580</text:p>
          </table:table-cell>
          <table:table-cell office:value-type="float" office:value="654">
            <text:p>654</text:p>
          </table:table-cell>
          <table:table-cell office:value-type="float" office:value="153">
            <text:p>153</text:p>
          </table:table-cell>
          <table:table-cell office:value-type="float" office:value="603">
            <text:p>603</text:p>
          </table:table-cell>
          <table:table-cell office:value-type="float" office:value="549">
            <text:p>549</text:p>
          </table:table-cell>
          <table:table-cell office:value-type="float" office:value="750">
            <text:p>750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603">
            <text:p>603</text:p>
          </table:table-cell>
          <table:table-cell office:value-type="float" office:value="621">
            <text:p>621</text:p>
          </table:table-cell>
          <table:table-cell office:value-type="float" office:value="689">
            <text:p>689</text:p>
          </table:table-cell>
          <table:table-cell office:value-type="float" office:value="642">
            <text:p>642</text:p>
          </table:table-cell>
          <table:table-cell office:value-type="float" office:value="550">
            <text:p>550</text:p>
          </table:table-cell>
          <table:table-cell table:formula="of:=AVERAGE([.B41:.AE41])" office:value-type="float" office:value="511.166666666667">
            <text:p>511,1666666667</text:p>
          </table:table-cell>
          <table:table-cell table:formula="of:=STDEVPA([.B41:.AE41])" office:value-type="float" office:value="227.124500855564">
            <text:p>227,1245008556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float" office:value="249">
            <text:p>249</text:p>
          </table:table-cell>
          <table:table-cell office:value-type="float" office:value="688">
            <text:p>688</text:p>
          </table:table-cell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  <table:table-cell office:value-type="float" office:value="726">
            <text:p>726</text:p>
          </table:table-cell>
          <table:table-cell office:value-type="float" office:value="555">
            <text:p>555</text:p>
          </table:table-cell>
          <table:table-cell office:value-type="float" office:value="476">
            <text:p>476</text:p>
          </table:table-cell>
          <table:table-cell office:value-type="float" office:value="299">
            <text:p>299</text:p>
          </table:table-cell>
          <table:table-cell office:value-type="float" office:value="719">
            <text:p>719</text:p>
          </table:table-cell>
          <table:table-cell office:value-type="float" office:value="599">
            <text:p>599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605">
            <text:p>605</text:p>
          </table:table-cell>
          <table:table-cell office:value-type="float" office:value="204">
            <text:p>20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645">
            <text:p>645</text:p>
          </table:table-cell>
          <table:table-cell office:value-type="float" office:value="411">
            <text:p>411</text:p>
          </table:table-cell>
          <table:table-cell office:value-type="float" office:value="316">
            <text:p>316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 table:formula="of:=AVERAGE([.B42:.AE42])" office:value-type="float" office:value="448.033333333333">
            <text:p>448,0333333333</text:p>
          </table:table-cell>
          <table:table-cell table:formula="of:=STDEVPA([.B42:.AE42])" office:value-type="float" office:value="231.764892845218">
            <text:p>231,7648928452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235">
            <text:p>235</text:p>
          </table:table-cell>
          <table:table-cell office:value-type="float" office:value="690">
            <text:p>690</text:p>
          </table:table-cell>
          <table:table-cell office:value-type="float" office:value="235">
            <text:p>235</text:p>
          </table:table-cell>
          <table:table-cell office:value-type="float" office:value="653">
            <text:p>653</text:p>
          </table:table-cell>
          <table:table-cell office:value-type="float" office:value="580">
            <text:p>580</text:p>
          </table:table-cell>
          <table:table-cell office:value-type="float" office:value="565">
            <text:p>565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08">
            <text:p>608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office:value-type="float" office:value="543">
            <text:p>543</text:p>
          </table:table-cell>
          <table:table-cell office:value-type="float" office:value="500">
            <text:p>5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 office:value-type="float" office:value="598">
            <text:p>598</text:p>
          </table:table-cell>
          <table:table-cell table:formula="of:=AVERAGE([.B43:.AE43])" office:value-type="float" office:value="408.966666666667">
            <text:p>408,9666666667</text:p>
          </table:table-cell>
          <table:table-cell table:formula="of:=STDEVPA([.B43:.AE43])" office:value-type="float" office:value="260.65014653533">
            <text:p>260,6501465353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96">
            <text:p>596</text:p>
          </table:table-cell>
          <table:table-cell office:value-type="float" office:value="506">
            <text:p>506</text:p>
          </table:table-cell>
          <table:table-cell office:value-type="float" office:value="586">
            <text:p>586</text:p>
          </table:table-cell>
          <table:table-cell office:value-type="float" office:value="277">
            <text:p>277</text:p>
          </table:table-cell>
          <table:table-cell office:value-type="float" office:value="562">
            <text:p>562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570">
            <text:p>570</text:p>
          </table:table-cell>
          <table:table-cell office:value-type="float" office:value="655">
            <text:p>655</text:p>
          </table:table-cell>
          <table:table-cell office:value-type="float" office:value="644">
            <text:p>644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98">
            <text:p>598</text:p>
          </table:table-cell>
          <table:table-cell office:value-type="float" office:value="604">
            <text:p>604</text:p>
          </table:table-cell>
          <table:table-cell office:value-type="float" office:value="584">
            <text:p>584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603">
            <text:p>603</text:p>
          </table:table-cell>
          <table:table-cell office:value-type="float" office:value="377">
            <text:p>377</text:p>
          </table:table-cell>
          <table:table-cell office:value-type="float" office:value="120">
            <text:p>120</text:p>
          </table:table-cell>
          <table:table-cell table:formula="of:=AVERAGE([.B44:.AE44])" office:value-type="float" office:value="405.333333333333">
            <text:p>405,3333333333</text:p>
          </table:table-cell>
          <table:table-cell table:formula="of:=STDEVPA([.B44:.AE44])" office:value-type="float" office:value="251.12391806083">
            <text:p>251,1239180608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 office:value-type="float" office:value="598">
            <text:p>598</text:p>
          </table:table-cell>
          <table:table-cell office:value-type="float" office:value="631">
            <text:p>631</text:p>
          </table:table-cell>
          <table:table-cell office:value-type="float" office:value="583">
            <text:p>583</text:p>
          </table:table-cell>
          <table:table-cell office:value-type="float" office:value="671">
            <text:p>671</text:p>
          </table:table-cell>
          <table:table-cell office:value-type="float" office:value="581">
            <text:p>581</text:p>
          </table:table-cell>
          <table:table-cell office:value-type="float" office:value="635">
            <text:p>635</text:p>
          </table:table-cell>
          <table:table-cell office:value-type="float" office:value="554">
            <text:p>554</text:p>
          </table:table-cell>
          <table:table-cell office:value-type="float" office:value="507">
            <text:p>507</text:p>
          </table:table-cell>
          <table:table-cell office:value-type="float" office:value="642">
            <text:p>64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 office:value-type="float" office:value="655">
            <text:p>655</text:p>
          </table:table-cell>
          <table:table-cell office:value-type="float" office:value="393">
            <text:p>393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473">
            <text:p>473</text:p>
          </table:table-cell>
          <table:table-cell office:value-type="float" office:value="561">
            <text:p>561</text:p>
          </table:table-cell>
          <table:table-cell office:value-type="float" office:value="127">
            <text:p>127</text:p>
          </table:table-cell>
          <table:table-cell office:value-type="float" office:value="327">
            <text:p>327</text:p>
          </table:table-cell>
          <table:table-cell office:value-type="float" office:value="568">
            <text:p>568</text:p>
          </table:table-cell>
          <table:table-cell office:value-type="float" office:value="427">
            <text:p>427</text:p>
          </table:table-cell>
          <table:table-cell office:value-type="float" office:value="636">
            <text:p>636</text:p>
          </table:table-cell>
          <table:table-cell office:value-type="float" office:value="629">
            <text:p>629</text:p>
          </table:table-cell>
          <table:table-cell office:value-type="float" office:value="518">
            <text:p>518</text:p>
          </table:table-cell>
          <table:table-cell office:value-type="float" office:value="293">
            <text:p>293</text:p>
          </table:table-cell>
          <table:table-cell office:value-type="float" office:value="569">
            <text:p>569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493.233333333333">
            <text:p>493,2333333333</text:p>
          </table:table-cell>
          <table:table-cell table:formula="of:=STDEVPA([.B45:.AE45])" office:value-type="float" office:value="186.713270967962">
            <text:p>186,71327096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 office:value-type="float" office:value="685">
            <text:p>685</text:p>
          </table:table-cell>
          <table:table-cell office:value-type="float" office:value="551">
            <text:p>551</text:p>
          </table:table-cell>
          <table:table-cell office:value-type="float" office:value="528">
            <text:p>528</text:p>
          </table:table-cell>
          <table:table-cell office:value-type="float" office:value="570">
            <text:p>570</text:p>
          </table:table-cell>
          <table:table-cell office:value-type="float" office:value="531">
            <text:p>531</text:p>
          </table:table-cell>
          <table:table-cell office:value-type="float" office:value="582">
            <text:p>582</text:p>
          </table:table-cell>
          <table:table-cell office:value-type="float" office:value="654">
            <text:p>654</text:p>
          </table:table-cell>
          <table:table-cell office:value-type="float" office:value="94">
            <text:p>94</text:p>
          </table:table-cell>
          <table:table-cell office:value-type="float" office:value="649">
            <text:p>649</text:p>
          </table:table-cell>
          <table:table-cell office:value-type="float" office:value="640">
            <text:p>640</text:p>
          </table:table-cell>
          <table:table-cell office:value-type="float" office:value="618">
            <text:p>618</text:p>
          </table:table-cell>
          <table:table-cell office:value-type="float" office:value="589">
            <text:p>589</text:p>
          </table:table-cell>
          <table:table-cell office:value-type="float" office:value="645">
            <text:p>645</text:p>
          </table:table-cell>
          <table:table-cell office:value-type="float" office:value="534">
            <text:p>534</text:p>
          </table:table-cell>
          <table:table-cell office:value-type="float" office:value="565">
            <text:p>565</text:p>
          </table:table-cell>
          <table:table-cell office:value-type="float" office:value="511">
            <text:p>511</text:p>
          </table:table-cell>
          <table:table-cell office:value-type="float" office:value="606">
            <text:p>606</text:p>
          </table:table-cell>
          <table:table-cell office:value-type="float" office:value="615">
            <text:p>615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594">
            <text:p>594</text:p>
          </table:table-cell>
          <table:table-cell office:value-type="float" office:value="636">
            <text:p>636</text:p>
          </table:table-cell>
          <table:table-cell office:value-type="float" office:value="569">
            <text:p>569</text:p>
          </table:table-cell>
          <table:table-cell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688">
            <text:p>688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49.866666666667">
            <text:p>549,8666666667</text:p>
          </table:table-cell>
          <table:table-cell table:formula="of:=STDEVPA([.B46:.AE46])" office:value-type="float" office:value="180.939535634298">
            <text:p>180,9395356343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office:value-type="float" office:value="702">
            <text:p>702</text:p>
          </table:table-cell>
          <table:table-cell office:value-type="float" office:value="681">
            <text:p>681</text:p>
          </table:table-cell>
          <table:table-cell office:value-type="float" office:value="464">
            <text:p>464</text:p>
          </table:table-cell>
          <table:table-cell office:value-type="float" office:value="543">
            <text:p>543</text:p>
          </table:table-cell>
          <table:table-cell office:value-type="float" office:value="525">
            <text:p>525</text:p>
          </table:table-cell>
          <table:table-cell office:value-type="float" office:value="560">
            <text:p>56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696">
            <text:p>696</text:p>
          </table:table-cell>
          <table:table-cell office:value-type="float" office:value="639">
            <text:p>639</text:p>
          </table:table-cell>
          <table:table-cell office:value-type="float" office:value="256">
            <text:p>256</text:p>
          </table:table-cell>
          <table:table-cell office:value-type="float" office:value="646">
            <text:p>646</text:p>
          </table:table-cell>
          <table:table-cell office:value-type="float" office:value="535">
            <text:p>535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2"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275">
            <text:p>275</text:p>
          </table:table-cell>
          <table:table-cell office:value-type="float" office:value="657">
            <text:p>657</text:p>
          </table:table-cell>
          <table:table-cell office:value-type="float" office:value="688">
            <text:p>688</text:p>
          </table:table-cell>
          <table:table-cell office:value-type="float" office:value="442">
            <text:p>442</text:p>
          </table:table-cell>
          <table:table-cell office:value-type="float" office:value="728">
            <text:p>728</text:p>
          </table:table-cell>
          <table:table-cell office:value-type="float" office:value="629">
            <text:p>629</text:p>
          </table:table-cell>
          <table:table-cell office:value-type="float" office:value="280">
            <text:p>280</text:p>
          </table:table-cell>
          <table:table-cell table:formula="of:=AVERAGE([.B47:.AE47])" office:value-type="float" office:value="498.333333333333">
            <text:p>498,3333333333</text:p>
          </table:table-cell>
          <table:table-cell table:formula="of:=STDEVPA([.B47:.AE47])" office:value-type="float" office:value="211.517742885923">
            <text:p>211,5177428859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9">
            <text:p>679</text:p>
          </table:table-cell>
          <table:table-cell office:value-type="float" office:value="604">
            <text:p>604</text:p>
          </table:table-cell>
          <table:table-cell office:value-type="float" office:value="528">
            <text:p>528</text:p>
          </table:table-cell>
          <table:table-cell office:value-type="float" office:value="490">
            <text:p>490</text:p>
          </table:table-cell>
          <table:table-cell office:value-type="float" office:value="498">
            <text:p>498</text:p>
          </table:table-cell>
          <table:table-cell office:value-type="float" office:value="179">
            <text:p>179</text:p>
          </table:table-cell>
          <table:table-cell office:value-type="float" office:value="657">
            <text:p>657</text:p>
          </table:table-cell>
          <table:table-cell office:value-type="float" office:value="547">
            <text:p>547</text:p>
          </table:table-cell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office:value-type="float" office:value="488">
            <text:p>488</text:p>
          </table:table-cell>
          <table:table-cell office:value-type="float" office:value="636">
            <text:p>636</text:p>
          </table:table-cell>
          <table:table-cell office:value-type="float" office:value="562">
            <text:p>562</text:p>
          </table:table-cell>
          <table:table-cell office:value-type="float" office:value="609">
            <text:p>609</text:p>
          </table:table-cell>
          <table:table-cell office:value-type="float" office:value="154">
            <text:p>154</text:p>
          </table:table-cell>
          <table:table-cell office:value-type="float" office:value="613">
            <text:p>613</text:p>
          </table:table-cell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17">
            <text:p>617</text:p>
          </table:table-cell>
          <table:table-cell office:value-type="float" office:value="538">
            <text:p>538</text:p>
          </table:table-cell>
          <table:table-cell office:value-type="float" office:value="185">
            <text:p>185</text:p>
          </table:table-cell>
          <table:table-cell office:value-type="float" office:value="659">
            <text:p>659</text:p>
          </table:table-cell>
          <table:table-cell office:value-type="float" office:value="735">
            <text:p>735</text:p>
          </table:table-cell>
          <table:table-cell office:value-type="float" office:value="525">
            <text:p>525</text:p>
          </table:table-cell>
          <table:table-cell office:value-type="float" office:value="664">
            <text:p>664</text:p>
          </table:table-cell>
          <table:table-cell table:formula="of:=AVERAGE([.B48:.AE48])" office:value-type="float" office:value="445.766666666667">
            <text:p>445,7666666667</text:p>
          </table:table-cell>
          <table:table-cell table:formula="of:=STDEVPA([.B48:.AE48])" office:value-type="float" office:value="246.076368001661">
            <text:p>246,076368001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0">
            <text:p>590</text:p>
          </table:table-cell>
          <table:table-cell office:value-type="float" office:value="653">
            <text:p>653</text:p>
          </table:table-cell>
          <table:table-cell office:value-type="float" office:value="622">
            <text:p>622</text:p>
          </table:table-cell>
          <table:table-cell office:value-type="float" office:value="568">
            <text:p>568</text:p>
          </table:table-cell>
          <table:table-cell office:value-type="float" office:value="729">
            <text:p>729</text:p>
          </table:table-cell>
          <table:table-cell office:value-type="float" office:value="191">
            <text:p>191</text:p>
          </table:table-cell>
          <table:table-cell office:value-type="float" office:value="585">
            <text:p>585</text:p>
          </table:table-cell>
          <table:table-cell office:value-type="float" office:value="613">
            <text:p>613</text:p>
          </table:table-cell>
          <table:table-cell office:value-type="float" office:value="723">
            <text:p>723</text:p>
          </table:table-cell>
          <table:table-cell office:value-type="float" office:value="506">
            <text:p>506</text:p>
          </table:table-cell>
          <table:table-cell office:value-type="float" office:value="568">
            <text:p>568</text:p>
          </table:table-cell>
          <table:table-cell office:value-type="float" office:value="521">
            <text:p>521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449">
            <text:p>449</text:p>
          </table:table-cell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46">
            <text:p>646</text:p>
          </table:table-cell>
          <table:table-cell office:value-type="float" office:value="651">
            <text:p>651</text:p>
          </table:table-cell>
          <table:table-cell office:value-type="float" office:value="607">
            <text:p>607</text:p>
          </table:table-cell>
          <table:table-cell table:formula="of:=AVERAGE([.B49:.AE49])" office:value-type="float" office:value="487.6">
            <text:p>487,6</text:p>
          </table:table-cell>
          <table:table-cell table:formula="of:=STDEVPA([.B49:.AE49])" office:value-type="float" office:value="225.41245159337">
            <text:p>225,4124515934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4">
            <text:p>514</text:p>
          </table:table-cell>
          <table:table-cell office:value-type="float" office:value="638">
            <text:p>638</text:p>
          </table:table-cell>
          <table:table-cell office:value-type="float" office:value="253">
            <text:p>253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20">
            <text:p>620</text:p>
          </table:table-cell>
          <table:table-cell office:value-type="float" office:value="335">
            <text:p>335</text:p>
          </table:table-cell>
          <table:table-cell office:value-type="float" office:value="581">
            <text:p>581</text:p>
          </table:table-cell>
          <table:table-cell office:value-type="float" office:value="723">
            <text:p>723</text:p>
          </table:table-cell>
          <table:table-cell office:value-type="float" office:value="534">
            <text:p>534</text:p>
          </table:table-cell>
          <table:table-cell office:value-type="float" office:value="606">
            <text:p>606</text:p>
          </table:table-cell>
          <table:table-cell office:value-type="float" office:value="690">
            <text:p>690</text:p>
          </table:table-cell>
          <table:table-cell office:value-type="float" office:value="583">
            <text:p>583</text:p>
          </table:table-cell>
          <table:table-cell office:value-type="float" office:value="657">
            <text:p>657</text:p>
          </table:table-cell>
          <table:table-cell office:value-type="float" office:value="484">
            <text:p>484</text:p>
          </table:table-cell>
          <table:table-cell office:value-type="float" office:value="598">
            <text:p>598</text:p>
          </table:table-cell>
          <table:table-cell office:value-type="float" office:value="710">
            <text:p>710</text:p>
          </table:table-cell>
          <table:table-cell office:value-type="float" office:value="604">
            <text:p>604</text:p>
          </table:table-cell>
          <table:table-cell office:value-type="float" office:value="426">
            <text:p>426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569">
            <text:p>569</text:p>
          </table:table-cell>
          <table:table-cell office:value-type="float" office:value="660">
            <text:p>660</text:p>
          </table:table-cell>
          <table:table-cell office:value-type="float" office:value="581">
            <text:p>581</text:p>
          </table:table-cell>
          <table:table-cell office:value-type="float" office:value="188">
            <text:p>188</text:p>
          </table:table-cell>
          <table:table-cell office:value-type="float" office:value="662">
            <text:p>662</text:p>
          </table:table-cell>
          <table:table-cell office:value-type="float" office:value="487">
            <text:p>487</text:p>
          </table:table-cell>
          <table:table-cell office:value-type="float" office:value="106">
            <text:p>106</text:p>
          </table:table-cell>
          <table:table-cell office:value-type="float" office:value="682">
            <text:p>682</text:p>
          </table:table-cell>
          <table:table-cell table:formula="of:=AVERAGE([.B50:.AE50])" office:value-type="float" office:value="533.1">
            <text:p>533,1</text:p>
          </table:table-cell>
          <table:table-cell table:formula="of:=STDEVPA([.B50:.AE50])" office:value-type="float" office:value="180.292974534968">
            <text:p>180,292974535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8">
            <text:p>608</text:p>
          </table:table-cell>
          <table:table-cell office:value-type="float" office:value="656">
            <text:p>656</text:p>
          </table:table-cell>
          <table:table-cell office:value-type="float" office:value="298">
            <text:p>298</text:p>
          </table:table-cell>
          <table:table-cell office:value-type="float" office:value="613">
            <text:p>613</text:p>
          </table:table-cell>
          <table:table-cell office:value-type="float" office:value="553">
            <text:p>553</text:p>
          </table:table-cell>
          <table:table-cell office:value-type="float" office:value="528">
            <text:p>528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office:value-type="float" office:value="606">
            <text:p>606</text:p>
          </table:table-cell>
          <table:table-cell office:value-type="float" office:value="696">
            <text:p>696</text:p>
          </table:table-cell>
          <table:table-cell office:value-type="float" office:value="513">
            <text:p>513</text:p>
          </table:table-cell>
          <table:table-cell office:value-type="float" office:value="649">
            <text:p>649</text:p>
          </table:table-cell>
          <table:table-cell office:value-type="float" office:value="556">
            <text:p>556</text:p>
          </table:table-cell>
          <table:table-cell office:value-type="float" office:value="520">
            <text:p>520</text:p>
          </table:table-cell>
          <table:table-cell office:value-type="float" office:value="666">
            <text:p>666</text:p>
          </table:table-cell>
          <table:table-cell office:value-type="float" office:value="608">
            <text:p>608</text:p>
          </table:table-cell>
          <table:table-cell office:value-type="float" office:value="659">
            <text:p>659</text:p>
          </table:table-cell>
          <table:table-cell office:value-type="float" office:value="579">
            <text:p>579</text:p>
          </table:table-cell>
          <table:table-cell office:value-type="float" office:value="742">
            <text:p>742</text:p>
          </table:table-cell>
          <table:table-cell office:value-type="float" office:value="684">
            <text:p>684</text:p>
          </table:table-cell>
          <table:table-cell office:value-type="float" office:value="234">
            <text:p>234</text:p>
          </table:table-cell>
          <table:table-cell office:value-type="float" office:value="578">
            <text:p>578</text:p>
          </table:table-cell>
          <table:table-cell office:value-type="float" office:value="645">
            <text:p>645</text:p>
          </table:table-cell>
          <table:table-cell office:value-type="float" office:value="536">
            <text:p>536</text:p>
          </table:table-cell>
          <table:table-cell office:value-type="float" office:value="591">
            <text:p>591</text:p>
          </table:table-cell>
          <table:table-cell office:value-type="float" office:value="589">
            <text:p>589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AVERAGE([.B51:.AE51])" office:value-type="float" office:value="566.433333333333">
            <text:p>566,4333333333</text:p>
          </table:table-cell>
          <table:table-cell table:formula="of:=STDEVPA([.B51:.AE51])" office:value-type="float" office:value="145.604872476469">
            <text:p>145,6048724765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4">
            <text:p>564</text:p>
          </table:table-cell>
          <table:table-cell office:value-type="float" office:value="591">
            <text:p>591</text:p>
          </table:table-cell>
          <table:table-cell office:value-type="float" office:value="659">
            <text:p>659</text:p>
          </table:table-cell>
          <table:table-cell office:value-type="float" office:value="522">
            <text:p>522</text:p>
          </table:table-cell>
          <table:table-cell office:value-type="float" office:value="508">
            <text:p>508</text:p>
          </table:table-cell>
          <table:table-cell office:value-type="float" office:value="595">
            <text:p>595</text:p>
          </table:table-cell>
          <table:table-cell office:value-type="float" office:value="521">
            <text:p>521</text:p>
          </table:table-cell>
          <table:table-cell office:value-type="float" office:value="504">
            <text:p>504</text:p>
          </table:table-cell>
          <table:table-cell office:value-type="float" office:value="674">
            <text:p>674</text:p>
          </table:table-cell>
          <table:table-cell office:value-type="float" office:value="449">
            <text:p>449</text:p>
          </table:table-cell>
          <table:table-cell office:value-type="float" office:value="549">
            <text:p>549</text:p>
          </table:table-cell>
          <table:table-cell office:value-type="float" office:value="650">
            <text:p>650</text:p>
          </table:table-cell>
          <table:table-cell office:value-type="float" office:value="291">
            <text:p>291</text:p>
          </table:table-cell>
          <table:table-cell office:value-type="float" office:value="630">
            <text:p>630</text:p>
          </table:table-cell>
          <table:table-cell office:value-type="float" office:value="688">
            <text:p>688</text:p>
          </table:table-cell>
          <table:table-cell office:value-type="float" office:value="234">
            <text:p>234</text:p>
          </table:table-cell>
          <table:table-cell office:value-type="float" office:value="501">
            <text:p>501</text:p>
          </table:table-cell>
          <table:table-cell office:value-type="float" office:value="580">
            <text:p>580</text:p>
          </table:table-cell>
          <table:table-cell office:value-type="float" office:value="665">
            <text:p>665</text:p>
          </table:table-cell>
          <table:table-cell office:value-type="float" office:value="496">
            <text:p>496</text:p>
          </table:table-cell>
          <table:table-cell office:value-type="float" office:value="597">
            <text:p>597</text:p>
          </table:table-cell>
          <table:table-cell office:value-type="float" office:value="534">
            <text:p>534</text:p>
          </table:table-cell>
          <table:table-cell office:value-type="float" office:value="623">
            <text:p>623</text:p>
          </table:table-cell>
          <table:table-cell office:value-type="float" office:value="658">
            <text:p>658</text:p>
          </table:table-cell>
          <table:table-cell office:value-type="float" office:value="402">
            <text:p>402</text:p>
          </table:table-cell>
          <table:table-cell office:value-type="float" office:value="584">
            <text:p>584</text:p>
          </table:table-cell>
          <table:table-cell office:value-type="float" office:value="671">
            <text:p>67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AVERAGE([.B52:.AE52])" office:value-type="float" office:value="529.2">
            <text:p>529,2</text:p>
          </table:table-cell>
          <table:table-cell table:formula="of:=STDEVPA([.B52:.AE52])" office:value-type="float" office:value="152.780757950731">
            <text:p>152,780757950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00">
            <text:p>700</text:p>
          </table:table-cell>
          <table:table-cell office:value-type="float" office:value="401">
            <text:p>401</text:p>
          </table:table-cell>
          <table:table-cell office:value-type="float" office:value="591">
            <text:p>591</text:p>
          </table:table-cell>
          <table:table-cell office:value-type="float" office:value="679">
            <text:p>679</text:p>
          </table:table-cell>
          <table:table-cell office:value-type="float" office:value="110">
            <text:p>110</text:p>
          </table:table-cell>
          <table:table-cell office:value-type="float" office:value="569">
            <text:p>569</text:p>
          </table:table-cell>
          <table:table-cell office:value-type="float" office:value="648">
            <text:p>648</text:p>
          </table:table-cell>
          <table:table-cell office:value-type="float" office:value="707">
            <text:p>707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34">
            <text:p>234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617">
            <text:p>617</text:p>
          </table:table-cell>
          <table:table-cell office:value-type="float" office:value="296">
            <text:p>296</text:p>
          </table:table-cell>
          <table:table-cell office:value-type="float" office:value="627">
            <text:p>627</text:p>
          </table:table-cell>
          <table:table-cell office:value-type="float" office:value="568">
            <text:p>568</text:p>
          </table:table-cell>
          <table:table-cell office:value-type="float" office:value="84">
            <text:p>84</text:p>
          </table:table-cell>
          <table:table-cell office:value-type="float" office:value="600">
            <text:p>600</text:p>
          </table:table-cell>
          <table:table-cell office:value-type="float" office:value="282">
            <text:p>282</text:p>
          </table:table-cell>
          <table:table-cell office:value-type="float" office:value="478">
            <text:p>47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603">
            <text:p>603</text:p>
          </table:table-cell>
          <table:table-cell table:formula="of:=AVERAGE([.B53:.AE53])" office:value-type="float" office:value="430.366666666667">
            <text:p>430,3666666667</text:p>
          </table:table-cell>
          <table:table-cell table:formula="of:=STDEVPA([.B53:.AE53])" office:value-type="float" office:value="237.954124897123">
            <text:p>237,9541248971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4">
            <text:p>414</text:p>
          </table:table-cell>
          <table:table-cell office:value-type="float" office:value="719">
            <text:p>719</text:p>
          </table:table-cell>
          <table:table-cell office:value-type="float" office:value="679">
            <text:p>679</text:p>
          </table:table-cell>
          <table:table-cell office:value-type="float" office:value="102">
            <text:p>102</text:p>
          </table:table-cell>
          <table:table-cell office:value-type="float" office:value="615">
            <text:p>615</text:p>
          </table:table-cell>
          <table:table-cell office:value-type="float" office:value="602">
            <text:p>602</text:p>
          </table:table-cell>
          <table:table-cell office:value-type="float" office:value="705">
            <text:p>705</text:p>
          </table:table-cell>
          <table:table-cell office:value-type="float" office:value="513">
            <text:p>513</text:p>
          </table:table-cell>
          <table:table-cell office:value-type="float" office:value="552">
            <text:p>552</text:p>
          </table:table-cell>
          <table:table-cell office:value-type="float" office:value="584">
            <text:p>584</text:p>
          </table:table-cell>
          <table:table-cell office:value-type="float" office:value="523">
            <text:p>523</text:p>
          </table:table-cell>
          <table:table-cell office:value-type="float" office:value="587">
            <text:p>587</text:p>
          </table:table-cell>
          <table:table-cell office:value-type="float" office:value="314">
            <text:p>314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02">
            <text:p>102</text:p>
          </table:table-cell>
          <table:table-cell office:value-type="float" office:value="668">
            <text:p>668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93">
            <text:p>693</text:p>
          </table:table-cell>
          <table:table-cell table:formula="of:=AVERAGE([.B54:.AE54])" office:value-type="float" office:value="434.333333333333">
            <text:p>434,3333333333</text:p>
          </table:table-cell>
          <table:table-cell table:formula="of:=STDEVPA([.B54:.AE54])" office:value-type="float" office:value="259.543616544289">
            <text:p>259,543616544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">
            <text:p>694</text:p>
          </table:table-cell>
          <table:table-cell office:value-type="float" office:value="583">
            <text:p>583</text:p>
          </table:table-cell>
          <table:table-cell office:value-type="float" office:value="193">
            <text:p>193</text:p>
          </table:table-cell>
          <table:table-cell office:value-type="float" office:value="589">
            <text:p>589</text:p>
          </table:table-cell>
          <table:table-cell office:value-type="float" office:value="588">
            <text:p>588</text:p>
          </table:table-cell>
          <table:table-cell office:value-type="float" office:value="531">
            <text:p>531</text:p>
          </table:table-cell>
          <table:table-cell office:value-type="float" office:value="389">
            <text:p>389</text:p>
          </table:table-cell>
          <table:table-cell office:value-type="float" office:value="570">
            <text:p>570</text:p>
          </table:table-cell>
          <table:table-cell office:value-type="float" office:value="689">
            <text:p>689</text:p>
          </table:table-cell>
          <table:table-cell office:value-type="float" office:value="731">
            <text:p>731</text:p>
          </table:table-cell>
          <table:table-cell office:value-type="float" office:value="605">
            <text:p>605</text:p>
          </table:table-cell>
          <table:table-cell office:value-type="float" office:value="661">
            <text:p>661</text:p>
          </table:table-cell>
          <table:table-cell office:value-type="float" office:value="682">
            <text:p>682</text:p>
          </table:table-cell>
          <table:table-cell office:value-type="float" office:value="630">
            <text:p>630</text:p>
          </table:table-cell>
          <table:table-cell office:value-type="float" office:value="328">
            <text:p>328</text:p>
          </table:table-cell>
          <table:table-cell office:value-type="float" office:value="736">
            <text:p>736</text:p>
          </table:table-cell>
          <table:table-cell office:value-type="float" office:value="664">
            <text:p>664</text:p>
          </table:table-cell>
          <table:table-cell office:value-type="float" office:value="595">
            <text:p>595</text:p>
          </table:table-cell>
          <table:table-cell office:value-type="float" office:value="607">
            <text:p>60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149">
            <text:p>149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686">
            <text:p>686</text:p>
          </table:table-cell>
          <table:table-cell office:value-type="float" office:value="763">
            <text:p>763</text:p>
          </table:table-cell>
          <table:table-cell table:formula="of:=AVERAGE([.B55:.AE55])" office:value-type="float" office:value="510.2">
            <text:p>510,2</text:p>
          </table:table-cell>
          <table:table-cell table:formula="of:=STDEVPA([.B55:.AE55])" office:value-type="float" office:value="228.901055771557">
            <text:p>228,9010557716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35">
            <text:p>635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office:value-type="float" office:value="164">
            <text:p>164</text:p>
          </table:table-cell>
          <table:table-cell office:value-type="float" office:value="606">
            <text:p>606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23">
            <text:p>623</text:p>
          </table:table-cell>
          <table:table-cell office:value-type="float" office:value="702">
            <text:p>702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736">
            <text:p>736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64">
            <text:p>664</text:p>
          </table:table-cell>
          <table:table-cell office:value-type="float" office:value="607">
            <text:p>607</text:p>
          </table:table-cell>
          <table:table-cell office:value-type="float" office:value="627">
            <text:p>627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 office:value-type="float" office:value="625">
            <text:p>625</text:p>
          </table:table-cell>
          <table:table-cell table:formula="of:=AVERAGE([.B56:.AE56])" office:value-type="float" office:value="514.433333333333">
            <text:p>514,4333333333</text:p>
          </table:table-cell>
          <table:table-cell table:formula="of:=STDEVPA([.B56:.AE56])" office:value-type="float" office:value="220.628146184681">
            <text:p>220,6281461847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1">
            <text:p>60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87">
            <text:p>587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548">
            <text:p>548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685">
            <text:p>685</text:p>
          </table:table-cell>
          <table:table-cell office:value-type="float" office:value="118">
            <text:p>118</text:p>
          </table:table-cell>
          <table:table-cell office:value-type="float" office:value="682">
            <text:p>682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631">
            <text:p>631</text:p>
          </table:table-cell>
          <table:table-cell office:value-type="float" office:value="575">
            <text:p>575</text:p>
          </table:table-cell>
          <table:table-cell office:value-type="float" office:value="711">
            <text:p>711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90">
            <text:p>590</text:p>
          </table:table-cell>
          <table:table-cell office:value-type="float" office:value="542">
            <text:p>542</text:p>
          </table:table-cell>
          <table:table-cell table:formula="of:=AVERAGE([.B57:.AE57])" office:value-type="float" office:value="445.266666666667">
            <text:p>445,2666666667</text:p>
          </table:table-cell>
          <table:table-cell table:formula="of:=STDEVPA([.B57:.AE57])" office:value-type="float" office:value="249.040014633972">
            <text:p>249,040014634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85">
            <text:p>585</text:p>
          </table:table-cell>
          <table:table-cell office:value-type="float" office:value="687">
            <text:p>687</text:p>
          </table:table-cell>
          <table:table-cell office:value-type="float" office:value="541">
            <text:p>541</text:p>
          </table:table-cell>
          <table:table-cell office:value-type="float" office:value="469">
            <text:p>469</text:p>
          </table:table-cell>
          <table:table-cell office:value-type="float" office:value="577">
            <text:p>577</text:p>
          </table:table-cell>
          <table:table-cell office:value-type="float" office:value="674">
            <text:p>67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686">
            <text:p>686</text:p>
          </table:table-cell>
          <table:table-cell office:value-type="float" office:value="328">
            <text:p>328</text:p>
          </table:table-cell>
          <table:table-cell office:value-type="float" office:value="671">
            <text:p>671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99">
            <text:p>599</text:p>
          </table:table-cell>
          <table:table-cell office:value-type="float" office:value="602">
            <text:p>602</text:p>
          </table:table-cell>
          <table:table-cell table:formula="of:=AVERAGE([.B58:.AE58])" office:value-type="float" office:value="363.266666666667">
            <text:p>363,2666666667</text:p>
          </table:table-cell>
          <table:table-cell table:formula="of:=STDEVPA([.B58:.AE58])" office:value-type="float" office:value="277.052814860673">
            <text:p>277,052814860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35">
            <text:p>535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564">
            <text:p>564</text:p>
          </table:table-cell>
          <table:table-cell office:value-type="float" office:value="540">
            <text:p>540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680">
            <text:p>680</text:p>
          </table:table-cell>
          <table:table-cell office:value-type="float" office:value="515">
            <text:p>515</text:p>
          </table:table-cell>
          <table:table-cell office:value-type="float" office:value="603">
            <text:p>6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561">
            <text:p>561</text:p>
          </table:table-cell>
          <table:table-cell table:number-columns-repeated="4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281">
            <text:p>281</text:p>
          </table:table-cell>
          <table:table-cell table:formula="of:=AVERAGE([.B59:.AE59])" office:value-type="float" office:value="331.266666666667">
            <text:p>331,2666666667</text:p>
          </table:table-cell>
          <table:table-cell table:formula="of:=STDEVPA([.B59:.AE59])" office:value-type="float" office:value="266.009640593887">
            <text:p>266,0096405939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6">
            <text:p>206</text:p>
          </table:table-cell>
          <table:table-cell office:value-type="float" office:value="402">
            <text:p>402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3">
            <text:p>673</text:p>
          </table:table-cell>
          <table:table-cell office:value-type="float" office:value="639">
            <text:p>639</text:p>
          </table:table-cell>
          <table:table-cell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30">
            <text:p>630</text:p>
          </table:table-cell>
          <table:table-cell office:value-type="float" office:value="430">
            <text:p>430</text:p>
          </table:table-cell>
          <table:table-cell office:value-type="float" office:value="547">
            <text:p>547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564">
            <text:p>564</text:p>
          </table:table-cell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3.2">
            <text:p>423,2</text:p>
          </table:table-cell>
          <table:table-cell table:formula="of:=STDEVPA([.B60:.AE60])" office:value-type="float" office:value="239.098780144665">
            <text:p>239,0987801447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9">
            <text:p>579</text:p>
          </table:table-cell>
          <table:table-cell office:value-type="float" office:value="696">
            <text:p>696</text:p>
          </table:table-cell>
          <table:table-cell table:number-columns-repeated="2"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700">
            <text:p>700</text:p>
          </table:table-cell>
          <table:table-cell office:value-type="float" office:value="733">
            <text:p>733</text:p>
          </table:table-cell>
          <table:table-cell office:value-type="float" office:value="608">
            <text:p>608</text:p>
          </table:table-cell>
          <table:table-cell office:value-type="float" office:value="767">
            <text:p>767</text:p>
          </table:table-cell>
          <table:table-cell office:value-type="float" office:value="672">
            <text:p>672</text:p>
          </table:table-cell>
          <table:table-cell office:value-type="float" office:value="157">
            <text:p>157</text:p>
          </table:table-cell>
          <table:table-cell office:value-type="float" office:value="564">
            <text:p>564</text:p>
          </table:table-cell>
          <table:table-cell office:value-type="float" office:value="558">
            <text:p>558</text:p>
          </table:table-cell>
          <table:table-cell office:value-type="float" office:value="540">
            <text:p>540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81">
            <text:p>781</text:p>
          </table:table-cell>
          <table:table-cell office:value-type="float" office:value="631">
            <text:p>631</text:p>
          </table:table-cell>
          <table:table-cell office:value-type="float" office:value="612">
            <text:p>612</text:p>
          </table:table-cell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  <table:table-cell office:value-type="float" office:value="533">
            <text:p>533</text:p>
          </table:table-cell>
          <table:table-cell office:value-type="float" office:value="707">
            <text:p>707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1.4">
            <text:p>501,4</text:p>
          </table:table-cell>
          <table:table-cell table:formula="of:=STDEVPA([.B61:.AE61])" office:value-type="float" office:value="262.445118072331">
            <text:p>262,4451180723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8">
            <text:p>588</text:p>
          </table:table-cell>
          <table:table-cell office:value-type="float" office:value="649">
            <text:p>649</text:p>
          </table:table-cell>
          <table:table-cell office:value-type="float" office:value="384">
            <text:p>384</text:p>
          </table:table-cell>
          <table:table-cell office:value-type="float" office:value="188">
            <text:p>188</text:p>
          </table:table-cell>
          <table:table-cell office:value-type="float" office:value="564">
            <text:p>564</text:p>
          </table:table-cell>
          <table:table-cell office:value-type="float" office:value="656">
            <text:p>656</text:p>
          </table:table-cell>
          <table:table-cell office:value-type="float" office:value="419">
            <text:p>419</text:p>
          </table:table-cell>
          <table:table-cell office:value-type="float" office:value="580">
            <text:p>580</text:p>
          </table:table-cell>
          <table:table-cell office:value-type="float" office:value="352">
            <text:p>352</text:p>
          </table:table-cell>
          <table:table-cell office:value-type="float" office:value="591">
            <text:p>591</text:p>
          </table:table-cell>
          <table:table-cell office:value-type="float" office:value="168">
            <text:p>168</text:p>
          </table:table-cell>
          <table:table-cell office:value-type="float" office:value="592">
            <text:p>592</text:p>
          </table:table-cell>
          <table:table-cell office:value-type="float" office:value="301">
            <text:p>301</text:p>
          </table:table-cell>
          <table:table-cell office:value-type="float" office:value="516">
            <text:p>516</text:p>
          </table:table-cell>
          <table:table-cell office:value-type="float" office:value="528">
            <text:p>528</text:p>
          </table:table-cell>
          <table:table-cell office:value-type="float" office:value="313">
            <text:p>313</text:p>
          </table:table-cell>
          <table:table-cell office:value-type="float" office:value="304">
            <text:p>304</text:p>
          </table:table-cell>
          <table:table-cell office:value-type="float" office:value="543">
            <text:p>543</text:p>
          </table:table-cell>
          <table:table-cell office:value-type="float" office:value="578">
            <text:p>578</text:p>
          </table:table-cell>
          <table:table-cell office:value-type="float" office:value="565">
            <text:p>565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260">
            <text:p>260</text:p>
          </table:table-cell>
          <table:table-cell office:value-type="float" office:value="613">
            <text:p>613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654">
            <text:p>654</text:p>
          </table:table-cell>
          <table:table-cell office:value-type="float" office:value="232">
            <text:p>232</text:p>
          </table:table-cell>
          <table:table-cell table:formula="of:=AVERAGE([.B62:.AE62])" office:value-type="float" office:value="453.566666666667">
            <text:p>453,5666666667</text:p>
          </table:table-cell>
          <table:table-cell table:formula="of:=STDEVPA([.B62:.AE62])" office:value-type="float" office:value="192.935167579394">
            <text:p>192,9351675794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5">
            <text:p>675</text:p>
          </table:table-cell>
          <table:table-cell office:value-type="float" office:value="585">
            <text:p>585</text:p>
          </table:table-cell>
          <table:table-cell office:value-type="float" office:value="491">
            <text:p>491</text:p>
          </table:table-cell>
          <table:table-cell office:value-type="float" office:value="592">
            <text:p>592</text:p>
          </table:table-cell>
          <table:table-cell office:value-type="float" office:value="723">
            <text:p>723</text:p>
          </table:table-cell>
          <table:table-cell office:value-type="float" office:value="607">
            <text:p>607</text:p>
          </table:table-cell>
          <table:table-cell office:value-type="float" office:value="186">
            <text:p>186</text:p>
          </table:table-cell>
          <table:table-cell office:value-type="float" office:value="616">
            <text:p>61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540">
            <text:p>540</text:p>
          </table:table-cell>
          <table:table-cell office:value-type="float" office:value="648">
            <text:p>648</text:p>
          </table:table-cell>
          <table:table-cell office:value-type="float" office:value="632">
            <text:p>632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 office:value-type="float" office:value="64">
            <text:p>64</text:p>
          </table:table-cell>
          <table:table-cell office:value-type="float" office:value="377">
            <text:p>377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 office:value-type="float" office:value="595">
            <text:p>595</text:p>
          </table:table-cell>
          <table:table-cell table:formula="of:=AVERAGE([.B63:.AE63])" office:value-type="float" office:value="433.9">
            <text:p>433,9</text:p>
          </table:table-cell>
          <table:table-cell table:formula="of:=STDEVPA([.B63:.AE63])" office:value-type="float" office:value="253.276048347779">
            <text:p>253,2760483478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">
            <text:p>619</text:p>
          </table:table-cell>
          <table:table-cell office:value-type="float" office:value="523">
            <text:p>523</text:p>
          </table:table-cell>
          <table:table-cell office:value-type="float" office:value="574">
            <text:p>574</text:p>
          </table:table-cell>
          <table:table-cell office:value-type="float" office:value="461">
            <text:p>461</text:p>
          </table:table-cell>
          <table:table-cell office:value-type="float" office:value="661">
            <text:p>661</text:p>
          </table:table-cell>
          <table:table-cell office:value-type="float" office:value="568">
            <text:p>568</text:p>
          </table:table-cell>
          <table:table-cell office:value-type="float" office:value="605">
            <text:p>605</text:p>
          </table:table-cell>
          <table:table-cell office:value-type="float" office:value="547">
            <text:p>547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51">
            <text:p>651</text:p>
          </table:table-cell>
          <table:table-cell office:value-type="float" office:value="230">
            <text:p>230</text:p>
          </table:table-cell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40">
            <text:p>140</text:p>
          </table:table-cell>
          <table:table-cell office:value-type="float" office:value="673">
            <text:p>67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613">
            <text:p>613</text:p>
          </table:table-cell>
          <table:table-cell office:value-type="float" office:value="526">
            <text:p>526</text:p>
          </table:table-cell>
          <table:table-cell table:formula="of:=AVERAGE([.B64:.AE64])" office:value-type="float" office:value="406.166666666667">
            <text:p>406,1666666667</text:p>
          </table:table-cell>
          <table:table-cell table:formula="of:=STDEVPA([.B64:.AE64])" office:value-type="float" office:value="267.744664849845">
            <text:p>267,7446648498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79">
            <text:p>479</text:p>
          </table:table-cell>
          <table:table-cell office:value-type="float" office:value="606">
            <text:p>606</text:p>
          </table:table-cell>
          <table:table-cell office:value-type="float" office:value="609">
            <text:p>609</text:p>
          </table:table-cell>
          <table:table-cell office:value-type="float" office:value="538">
            <text:p>538</text:p>
          </table:table-cell>
          <table:table-cell office:value-type="float" office:value="546">
            <text:p>546</text:p>
          </table:table-cell>
          <table:table-cell office:value-type="float" office:value="265">
            <text:p>265</text:p>
          </table:table-cell>
          <table:table-cell office:value-type="float" office:value="520">
            <text:p>520</text:p>
          </table:table-cell>
          <table:table-cell office:value-type="float" office:value="629">
            <text:p>629</text:p>
          </table:table-cell>
          <table:table-cell office:value-type="float" office:value="592">
            <text:p>592</text:p>
          </table:table-cell>
          <table:table-cell office:value-type="float" office:value="538">
            <text:p>538</text:p>
          </table:table-cell>
          <table:table-cell office:value-type="float" office:value="610">
            <text:p>610</text:p>
          </table:table-cell>
          <table:table-cell office:value-type="float" office:value="701">
            <text:p>701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49">
            <text:p>49</text:p>
          </table:table-cell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669">
            <text:p>669</text:p>
          </table:table-cell>
          <table:table-cell office:value-type="float" office:value="621">
            <text:p>621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650">
            <text:p>650</text:p>
          </table:table-cell>
          <table:table-cell office:value-type="float" office:value="595">
            <text:p>595</text:p>
          </table:table-cell>
          <table:table-cell office:value-type="float" office:value="11">
            <text:p>11</text:p>
          </table:table-cell>
          <table:table-cell table:formula="of:=AVERAGE([.B65:.AE65])" office:value-type="float" office:value="435">
            <text:p>435</text:p>
          </table:table-cell>
          <table:table-cell table:formula="of:=STDEVPA([.B65:.AE65])" office:value-type="float" office:value="257.60344200599">
            <text:p>257,603442006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42">
            <text:p>342</text:p>
          </table:table-cell>
          <table:table-cell office:value-type="float" office:value="670">
            <text:p>670</text:p>
          </table:table-cell>
          <table:table-cell office:value-type="float" office:value="619">
            <text:p>619</text:p>
          </table:table-cell>
          <table:table-cell office:value-type="float" office:value="582">
            <text:p>582</text:p>
          </table:table-cell>
          <table:table-cell office:value-type="float" office:value="633">
            <text:p>633</text:p>
          </table:table-cell>
          <table:table-cell office:value-type="float" office:value="680">
            <text:p>680</text:p>
          </table:table-cell>
          <table:table-cell office:value-type="float" office:value="578">
            <text:p>578</text:p>
          </table:table-cell>
          <table:table-cell office:value-type="float" office:value="154">
            <text:p>154</text:p>
          </table:table-cell>
          <table:table-cell office:value-type="float" office:value="643">
            <text:p>643</text:p>
          </table:table-cell>
          <table:table-cell office:value-type="float" office:value="580">
            <text:p>580</text:p>
          </table:table-cell>
          <table:table-cell office:value-type="float" office:value="707">
            <text:p>707</text:p>
          </table:table-cell>
          <table:table-cell office:value-type="float" office:value="556">
            <text:p>556</text:p>
          </table:table-cell>
          <table:table-cell office:value-type="float" office:value="626">
            <text:p>626</text:p>
          </table:table-cell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624">
            <text:p>624</text:p>
          </table:table-cell>
          <table:table-cell office:value-type="float" office:value="621">
            <text:p>62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566">
            <text:p>566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 office:value-type="float" office:value="710">
            <text:p>71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492.666666666667">
            <text:p>492,6666666667</text:p>
          </table:table-cell>
          <table:table-cell table:formula="of:=STDEVPA([.B66:.AE66])" office:value-type="float" office:value="221.148115273201">
            <text:p>221,1481152732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1">
            <text:p>651</text:p>
          </table:table-cell>
          <table:table-cell office:value-type="float" office:value="658">
            <text:p>658</text:p>
          </table:table-cell>
          <table:table-cell office:value-type="float" office:value="728">
            <text:p>728</text:p>
          </table:table-cell>
          <table:table-cell office:value-type="float" office:value="615">
            <text:p>615</text:p>
          </table:table-cell>
          <table:table-cell office:value-type="float" office:value="600">
            <text:p>600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float" office:value="535">
            <text:p>535</text:p>
          </table:table-cell>
          <table:table-cell office:value-type="float" office:value="648">
            <text:p>648</text:p>
          </table:table-cell>
          <table:table-cell office:value-type="float" office:value="557">
            <text:p>557</text:p>
          </table:table-cell>
          <table:table-cell office:value-type="float" office:value="38">
            <text:p>38</text:p>
          </table:table-cell>
          <table:table-cell office:value-type="float" office:value="241">
            <text:p>241</text:p>
          </table:table-cell>
          <table:table-cell office:value-type="float" office:value="359">
            <text:p>359</text:p>
          </table:table-cell>
          <table:table-cell office:value-type="float" office:value="513">
            <text:p>513</text:p>
          </table:table-cell>
          <table:table-cell office:value-type="float" office:value="659">
            <text:p>659</text:p>
          </table:table-cell>
          <table:table-cell office:value-type="float" office:value="532">
            <text:p>532</text:p>
          </table:table-cell>
          <table:table-cell office:value-type="float" office:value="627">
            <text:p>627</text:p>
          </table:table-cell>
          <table:table-cell office:value-type="float" office:value="96">
            <text:p>96</text:p>
          </table:table-cell>
          <table:table-cell office:value-type="float" office:value="430">
            <text:p>430</text:p>
          </table:table-cell>
          <table:table-cell office:value-type="float" office:value="608">
            <text:p>608</text:p>
          </table:table-cell>
          <table:table-cell office:value-type="float" office:value="614">
            <text:p>614</text:p>
          </table:table-cell>
          <table:table-cell office:value-type="float" office:value="53">
            <text:p>53</text:p>
          </table:table-cell>
          <table:table-cell office:value-type="float" office:value="593">
            <text:p>593</text:p>
          </table:table-cell>
          <table:table-cell office:value-type="float" office:value="645">
            <text:p>645</text:p>
          </table:table-cell>
          <table:table-cell office:value-type="float" office:value="38">
            <text:p>38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4.633333333333">
            <text:p>454,6333333333</text:p>
          </table:table-cell>
          <table:table-cell table:formula="of:=STDEVPA([.B67:.AE67])" office:value-type="float" office:value="252.26500395858">
            <text:p>252,265003958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7">
            <text:p>727</text:p>
          </table:table-cell>
          <table:table-cell office:value-type="float" office:value="382">
            <text:p>382</text:p>
          </table:table-cell>
          <table:table-cell office:value-type="float" office:value="626">
            <text:p>626</text:p>
          </table:table-cell>
          <table:table-cell office:value-type="float" office:value="639">
            <text:p>639</text:p>
          </table:table-cell>
          <table:table-cell office:value-type="float" office:value="660">
            <text:p>660</text:p>
          </table:table-cell>
          <table:table-cell office:value-type="float" office:value="814">
            <text:p>814</text:p>
          </table:table-cell>
          <table:table-cell office:value-type="float" office:value="695">
            <text:p>695</text:p>
          </table:table-cell>
          <table:table-cell office:value-type="float" office:value="595">
            <text:p>595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721">
            <text:p>721</text:p>
          </table:table-cell>
          <table:table-cell office:value-type="float" office:value="601">
            <text:p>60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732">
            <text:p>732</text:p>
          </table:table-cell>
          <table:table-cell office:value-type="float" office:value="611">
            <text:p>611</text:p>
          </table:table-cell>
          <table:table-cell office:value-type="float" office:value="469">
            <text:p>469</text:p>
          </table:table-cell>
          <table:table-cell office:value-type="float" office:value="266">
            <text:p>26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AVERAGE([.B68:.AE68])" office:value-type="float" office:value="506.766666666667">
            <text:p>506,7666666667</text:p>
          </table:table-cell>
          <table:table-cell table:formula="of:=STDEVPA([.B68:.AE68])" office:value-type="float" office:value="254.719412077071">
            <text:p>254,7194120771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811">
            <text:p>811</text:p>
          </table:table-cell>
          <table:table-cell office:value-type="float" office:value="780">
            <text:p>780</text:p>
          </table:table-cell>
          <table:table-cell office:value-type="float" office:value="792">
            <text:p>792</text:p>
          </table:table-cell>
          <table:table-cell office:value-type="float" office:value="879">
            <text:p>879</text:p>
          </table:table-cell>
          <table:table-cell office:value-type="float" office:value="793">
            <text:p>793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545">
            <text:p>545</text:p>
          </table:table-cell>
          <table:table-cell office:value-type="float" office:value="764">
            <text:p>764</text:p>
          </table:table-cell>
          <table:table-cell office:value-type="float" office:value="792">
            <text:p>792</text:p>
          </table:table-cell>
          <table:table-cell table:number-columns-repeated="2"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70">
            <text:p>270</text:p>
          </table:table-cell>
          <table:table-cell office:value-type="float" office:value="463">
            <text:p>463</text:p>
          </table:table-cell>
          <table:table-cell office:value-type="float" office:value="744">
            <text:p>744</text:p>
          </table:table-cell>
          <table:table-cell office:value-type="float" office:value="656">
            <text:p>65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81">
            <text:p>581</text:p>
          </table:table-cell>
          <table:table-cell office:value-type="float" office:value="830">
            <text:p>830</text:p>
          </table:table-cell>
          <table:table-cell office:value-type="float" office:value="684">
            <text:p>684</text:p>
          </table:table-cell>
          <table:table-cell table:formula="of:=AVERAGE([.B69:.AE69])" office:value-type="float" office:value="562.266666666667">
            <text:p>562,2666666667</text:p>
          </table:table-cell>
          <table:table-cell table:formula="of:=STDEVPA([.B69:.AE69])" office:value-type="float" office:value="325.212334056109">
            <text:p>325,2123340561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7">
            <text:p>2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695">
            <text:p>695</text:p>
          </table:table-cell>
          <table:table-cell office:value-type="float" office:value="489">
            <text:p>489</text:p>
          </table:table-cell>
          <table:table-cell office:value-type="float" office:value="869">
            <text:p>869</text:p>
          </table:table-cell>
          <table:table-cell office:value-type="float" office:value="741">
            <text:p>741</text:p>
          </table:table-cell>
          <table:table-cell office:value-type="float" office:value="681">
            <text:p>681</text:p>
          </table:table-cell>
          <table:table-cell office:value-type="float" office:value="132">
            <text:p>132</text:p>
          </table:table-cell>
          <table:table-cell office:value-type="float" office:value="407">
            <text:p>407</text:p>
          </table:table-cell>
          <table:table-cell office:value-type="float" office:value="146">
            <text:p>146</text:p>
          </table:table-cell>
          <table:table-cell office:value-type="float" office:value="397">
            <text:p>397</text:p>
          </table:table-cell>
          <table:table-cell office:value-type="float" office:value="95">
            <text:p>95</text:p>
          </table:table-cell>
          <table:table-cell office:value-type="float" office:value="516">
            <text:p>516</text:p>
          </table:table-cell>
          <table:table-cell office:value-type="float" office:value="57">
            <text:p>57</text:p>
          </table:table-cell>
          <table:table-cell office:value-type="float" office:value="482">
            <text:p>482</text:p>
          </table:table-cell>
          <table:table-cell office:value-type="float" office:value="553">
            <text:p>553</text:p>
          </table:table-cell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152">
            <text:p>152</text:p>
          </table:table-cell>
          <table:table-cell office:value-type="float" office:value="1023">
            <text:p>102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938">
            <text:p>938</text:p>
          </table:table-cell>
          <table:table-cell office:value-type="float" office:value="431">
            <text:p>431</text:p>
          </table:table-cell>
          <table:table-cell office:value-type="float" office:value="802">
            <text:p>802</text:p>
          </table:table-cell>
          <table:table-cell table:formula="of:=AVERAGE([.B70:.AE70])" office:value-type="float" office:value="432.8">
            <text:p>432,8</text:p>
          </table:table-cell>
          <table:table-cell table:formula="of:=STDEVPA([.B70:.AE70])" office:value-type="float" office:value="326.981793580825">
            <text:p>326,9817935808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85">
            <text:p>185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table:formula="of:=AVERAGE([.B71:.AE71])" office:value-type="float" office:value="133.4">
            <text:p>133,4</text:p>
          </table:table-cell>
          <table:table-cell table:formula="of:=STDEVPA([.B71:.AE71])" office:value-type="float" office:value="87.5007047590666">
            <text:p>87,5007047591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office:value-type="float" office:value="79">
            <text:p>7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  <table:table-cell table:formula="of:=AVERAGE([.B72:.AE72])" office:value-type="float" office:value="110.4">
            <text:p>110,4</text:p>
          </table:table-cell>
          <table:table-cell table:formula="of:=STDEVPA([.B72:.AE72])" office:value-type="float" office:value="42.992712560774">
            <text:p>42,9927125608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table:formula="of:=AVERAGE([.B73:.AE73])" office:value-type="float" office:value="100.6">
            <text:p>100,6</text:p>
          </table:table-cell>
          <table:table-cell table:formula="of:=STDEVPA([.B73:.AE73])" office:value-type="float" office:value="55.5419361083737">
            <text:p>55,5419361084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table:formula="of:=AVERAGE([.B74:.AE74])" office:value-type="float" office:value="82.0666666666667">
            <text:p>82,0666666667</text:p>
          </table:table-cell>
          <table:table-cell table:formula="of:=STDEVPA([.B74:.AE74])" office:value-type="float" office:value="61.224141934008">
            <text:p>61,224141934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table:formula="of:=AVERAGE([.B75:.AE75])" office:value-type="float" office:value="73.2666666666667">
            <text:p>73,2666666667</text:p>
          </table:table-cell>
          <table:table-cell table:formula="of:=STDEVPA([.B75:.AE75])" office:value-type="float" office:value="61.958014457821">
            <text:p>61,958014457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89.9">
            <text:p>89,9</text:p>
          </table:table-cell>
          <table:table-cell table:formula="of:=STDEVPA([.B76:.AE76])" office:value-type="float" office:value="55.9323102806717">
            <text:p>55,932310280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AVERAGE([.B77:.AE77])" office:value-type="float" office:value="99.8333333333333">
            <text:p>99,8333333333</text:p>
          </table:table-cell>
          <table:table-cell table:formula="of:=STDEVPA([.B77:.AE77])" office:value-type="float" office:value="59.2419239690572">
            <text:p>59,2419239691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AVERAGE([.B78:.AE78])" office:value-type="float" office:value="85.1666666666667">
            <text:p>85,1666666667</text:p>
          </table:table-cell>
          <table:table-cell table:formula="of:=STDEVPA([.B78:.AE78])" office:value-type="float" office:value="63.7364800478414">
            <text:p>63,736480047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127">
            <text:p>127</text:p>
          </table:table-cell>
          <table:table-cell office:value-type="float" office:value="85">
            <text:p>85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AVERAGE([.B79:.AE79])" office:value-type="float" office:value="78.1">
            <text:p>78,1</text:p>
          </table:table-cell>
          <table:table-cell table:formula="of:=STDEVPA([.B79:.AE79])" office:value-type="float" office:value="58.3114339845397">
            <text:p>58,3114339845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table:formula="of:=AVERAGE([.B80:.AE80])" office:value-type="float" office:value="76.9333333333333">
            <text:p>76,9333333333</text:p>
          </table:table-cell>
          <table:table-cell table:formula="of:=STDEVPA([.B80:.AE80])" office:value-type="float" office:value="59.7790004005494">
            <text:p>59,7790004005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82.2666666666667">
            <text:p>82,2666666667</text:p>
          </table:table-cell>
          <table:table-cell table:formula="of:=STDEVPA([.B81:.AE81])" office:value-type="float" office:value="47.7479028044397">
            <text:p>47,747902804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85.9333333333333">
            <text:p>85,9333333333</text:p>
          </table:table-cell>
          <table:table-cell table:formula="of:=STDEVPA([.B82:.AE82])" office:value-type="float" office:value="57.9660436999303">
            <text:p>57,9660436999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80.1333333333333">
            <text:p>80,1333333333</text:p>
          </table:table-cell>
          <table:table-cell table:formula="of:=STDEVPA([.B83:.AE83])" office:value-type="float" office:value="61.0146066300703">
            <text:p>61,0146066301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4">
            <text:p>134</text:p>
          </table:table-cell>
          <table:table-cell office:value-type="float" office:value="102">
            <text:p>102</text:p>
          </table:table-cell>
          <table:table-cell table:formula="of:=AVERAGE([.B84:.AE84])" office:value-type="float" office:value="83.6666666666667">
            <text:p>83,6666666667</text:p>
          </table:table-cell>
          <table:table-cell table:formula="of:=STDEVPA([.B84:.AE84])" office:value-type="float" office:value="54.0076126321301">
            <text:p>54,0076126321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table:formula="of:=AVERAGE([.B85:.AE85])" office:value-type="float" office:value="65.1666666666667">
            <text:p>65,1666666667</text:p>
          </table:table-cell>
          <table:table-cell table:formula="of:=STDEVPA([.B85:.AE85])" office:value-type="float" office:value="65.5128910130586">
            <text:p>65,5128910131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56">
            <text:p>156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6">
            <text:p>12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table:formula="of:=AVERAGE([.B86:.AE86])" office:value-type="float" office:value="76.2">
            <text:p>76,2</text:p>
          </table:table-cell>
          <table:table-cell table:formula="of:=STDEVPA([.B86:.AE86])" office:value-type="float" office:value="61.4423306849602">
            <text:p>61,442330685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86.2666666666667">
            <text:p>86,2666666667</text:p>
          </table:table-cell>
          <table:table-cell table:formula="of:=STDEVPA([.B87:.AE87])" office:value-type="float" office:value="47.1712718599879">
            <text:p>47,17127186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table:formula="of:=AVERAGE([.B88:.AE88])" office:value-type="float" office:value="82.0333333333333">
            <text:p>82,0333333333</text:p>
          </table:table-cell>
          <table:table-cell table:formula="of:=STDEVPA([.B88:.AE88])" office:value-type="float" office:value="50.0323117817099">
            <text:p>50,032311781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104">
            <text:p>104</text:p>
          </table:table-cell>
          <table:table-cell table:formula="of:=AVERAGE([.B89:.AE89])" office:value-type="float" office:value="75.6666666666667">
            <text:p>75,6666666667</text:p>
          </table:table-cell>
          <table:table-cell table:formula="of:=STDEVPA([.B89:.AE89])" office:value-type="float" office:value="51.2069873704317">
            <text:p>51,2069873704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table:formula="of:=AVERAGE([.B90:.AE90])" office:value-type="float" office:value="67.3">
            <text:p>67,3</text:p>
          </table:table-cell>
          <table:table-cell table:formula="of:=STDEVPA([.B90:.AE90])" office:value-type="float" office:value="48.8413417779105">
            <text:p>48,8413417779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table:formula="of:=AVERAGE([.B91:.AE91])" office:value-type="float" office:value="67.5333333333333">
            <text:p>67,5333333333</text:p>
          </table:table-cell>
          <table:table-cell table:formula="of:=STDEVPA([.B91:.AE91])" office:value-type="float" office:value="51.7008918900073">
            <text:p>51,7008918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table:formula="of:=AVERAGE([.B92:.AE92])" office:value-type="float" office:value="82.1">
            <text:p>82,1</text:p>
          </table:table-cell>
          <table:table-cell table:formula="of:=STDEVPA([.B92:.AE92])" office:value-type="float" office:value="44.3841938832583">
            <text:p>44,38419388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table:number-columns-repeated="2"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AVERAGE([.B93:.AE93])" office:value-type="float" office:value="74.8666666666667">
            <text:p>74,8666666667</text:p>
          </table:table-cell>
          <table:table-cell table:formula="of:=STDEVPA([.B93:.AE93])" office:value-type="float" office:value="43.3264609935109">
            <text:p>43,3264609935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AVERAGE([.B94:.AE94])" office:value-type="float" office:value="69.6">
            <text:p>69,6</text:p>
          </table:table-cell>
          <table:table-cell table:formula="of:=STDEVPA([.B94:.AE94])" office:value-type="float" office:value="44.8416473084267">
            <text:p>44,841647308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table:formula="of:=AVERAGE([.B95:.AE95])" office:value-type="float" office:value="68.9666666666667">
            <text:p>68,9666666667</text:p>
          </table:table-cell>
          <table:table-cell table:formula="of:=STDEVPA([.B95:.AE95])" office:value-type="float" office:value="43.2577417605476">
            <text:p>43,2577417605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AVERAGE([.B96:.AE96])" office:value-type="float" office:value="70.3666666666667">
            <text:p>70,3666666667</text:p>
          </table:table-cell>
          <table:table-cell table:formula="of:=STDEVPA([.B96:.AE96])" office:value-type="float" office:value="46.8547282091739">
            <text:p>46,854728209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2.9666666666667">
            <text:p>72,9666666667</text:p>
          </table:table-cell>
          <table:table-cell table:formula="of:=STDEVPA([.B97:.AE97])" office:value-type="float" office:value="48.1805516319143">
            <text:p>48,1805516319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AVERAGE([.B98:.AE98])" office:value-type="float" office:value="79.4">
            <text:p>79,4</text:p>
          </table:table-cell>
          <table:table-cell table:formula="of:=STDEVPA([.B98:.AE98])" office:value-type="float" office:value="40.4488153926251">
            <text:p>40,4488153926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AVERAGE([.B99:.AE99])" office:value-type="float" office:value="87.3">
            <text:p>87,3</text:p>
          </table:table-cell>
          <table:table-cell table:formula="of:=STDEVPA([.B99:.AE99])" office:value-type="float" office:value="34.5891601517007">
            <text:p>34,5891601517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f:=AVERAGE([.B100:.AE100])" office:value-type="float" office:value="71.2">
            <text:p>71,2</text:p>
          </table:table-cell>
          <table:table-cell table:formula="of:=STDEVPA([.B100:.AE100])" office:value-type="float" office:value="46.3252271086356">
            <text:p>46,3252271086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formula="of:=AVERAGE([.B101:.AE101])" office:value-type="float" office:value="46.6333333333333">
            <text:p>46,6333333333</text:p>
          </table:table-cell>
          <table:table-cell table:formula="of:=STDEVPA([.B101:.AE101])" office:value-type="float" office:value="47.1455076214997">
            <text:p>47,1455076215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3.7333333333333">
            <text:p>53,7333333333</text:p>
          </table:table-cell>
          <table:table-cell table:formula="of:=STDEVPA([.B102:.AE102])" office:value-type="float" office:value="44.7652643116165">
            <text:p>44,7652643116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4.0333333333333">
            <text:p>64,0333333333</text:p>
          </table:table-cell>
          <table:table-cell table:formula="of:=STDEVPA([.B103:.AE103])" office:value-type="float" office:value="44.9180612028416">
            <text:p>44,9180612028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04:.AE104])" office:value-type="float" office:value="71.2666666666667">
            <text:p>71,2666666667</text:p>
          </table:table-cell>
          <table:table-cell table:formula="of:=STDEVPA([.B104:.AE104])" office:value-type="float" office:value="43.3604530521637">
            <text:p>43,360453052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table:formula="of:=AVERAGE([.B105:.AE105])" office:value-type="float" office:value="61.0333333333333">
            <text:p>61,0333333333</text:p>
          </table:table-cell>
          <table:table-cell table:formula="of:=STDEVPA([.B105:.AE105])" office:value-type="float" office:value="44.1319863842794">
            <text:p>44,1319863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table:formula="of:=AVERAGE([.B106:.AE106])" office:value-type="float" office:value="42.9">
            <text:p>42,9</text:p>
          </table:table-cell>
          <table:table-cell table:formula="of:=STDEVPA([.B106:.AE106])" office:value-type="float" office:value="45.115666163023">
            <text:p>45,11566616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.0333333333333">
            <text:p>45,0333333333</text:p>
          </table:table-cell>
          <table:table-cell table:formula="of:=STDEVPA([.B107:.AE107])" office:value-type="float" office:value="40.6681557104436">
            <text:p>40,6681557104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8.2">
            <text:p>58,2</text:p>
          </table:table-cell>
          <table:table-cell table:formula="of:=STDEVPA([.B108:.AE108])" office:value-type="float" office:value="44.0449770121407">
            <text:p>44,0449770121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AVERAGE([.B109:.AE109])" office:value-type="float" office:value="47.7666666666667">
            <text:p>47,7666666667</text:p>
          </table:table-cell>
          <table:table-cell table:formula="of:=STDEVPA([.B109:.AE109])" office:value-type="float" office:value="49.9457594685364">
            <text:p>49,945759468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10:.AE110])" office:value-type="float" office:value="28.7666666666667">
            <text:p>28,7666666667</text:p>
          </table:table-cell>
          <table:table-cell table:formula="of:=STDEVPA([.B110:.AE110])" office:value-type="float" office:value="44.1691320066653">
            <text:p>44,16913200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1:.AE111])" office:value-type="float" office:value="2.8">
            <text:p>2,8</text:p>
          </table:table-cell>
          <table:table-cell table:formula="of:=STDEVPA([.B111:.AE111])" office:value-type="float" office:value="9.95791142760368">
            <text:p>9,9579114276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formula="of:=STDEVPA([.B112:.AE11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formula="of:=STDEVPA([.B113:.AE11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formula="of:=STDEVPA([.B114:.AE11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formula="of:=STDEVPA([.B115:.AE1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formula="of:=STDEVPA([.B116:.AE1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formula="of:=STDEVPA([.B117:.AE1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formula="of:=STDEVPA([.B118:.AE1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formula="of:=STDEVPA([.B119:.AE1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formula="of:=STDEVPA([.B120:.AE1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formula="of:=STDEVPA([.B121:.AE1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formula="of:=STDEVPA([.B122:.AE1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formula="of:=STDEVPA([.B123:.AE1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formula="of:=STDEVPA([.B124:.AE1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formula="of:=STDEVPA([.B125:.AE1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formula="of:=STDEVPA([.B126:.AE1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formula="of:=STDEVPA([.B127:.AE1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formula="of:=STDEVPA([.B128:.AE1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formula="of:=STDEVPA([.B129:.AE1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formula="of:=STDEVPA([.B130:.AE1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formula="of:=STDEVPA([.B131:.AE1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formula="of:=STDEVPA([.B132:.AE1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formula="of:=STDEVPA([.B133:.AE1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formula="of:=STDEVPA([.B134:.AE1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formula="of:=STDEVPA([.B135:.AE1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136:.AE136])" office:value-type="float" office:value="0">
            <text:p>0</text:p>
          </table:table-cell>
          <table:table-cell table:formula="of:=STDEVPA([.B136:.AE1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formula="of:=STDEVPA([.B137:.AE1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formula="of:=STDEVPA([.B138:.AE1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formula="of:=STDEVPA([.B139:.AE13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formula="of:=STDEVPA([.B140:.AE14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table:number-columns-repeated="2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1.17241379310345">
            <text:p>1,1724137931</text:p>
          </table:table-cell>
          <table:table-cell table:formula="of:=STDEVPA([.B141:.AE141])" office:value-type="float" office:value="6.10318678141911">
            <text:p>6,1031867814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7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0">
            <text:p>0</text:p>
          </table:table-cell>
          <table:table-cell table:formula="of:=STDEVPA([.B142:.AE1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0">
            <text:p>0</text:p>
          </table:table-cell>
          <table:table-cell table:formula="of:=STDEVPA([.B143:.AE1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0">
            <text:p>0</text:p>
          </table:table-cell>
          <table:table-cell table:formula="of:=STDEVPA([.B144:.AE14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0">
            <text:p>0</text:p>
          </table:table-cell>
          <table:table-cell table:formula="of:=STDEVPA([.B145:.AE14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0">
            <text:p>0</text:p>
          </table:table-cell>
          <table:table-cell table:formula="of:=STDEVPA([.B146:.AE14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0">
            <text:p>0</text:p>
          </table:table-cell>
          <table:table-cell table:formula="of:=STDEVPA([.B147:.AE14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48:.AE148])" office:value-type="float" office:value="0">
            <text:p>0</text:p>
          </table:table-cell>
          <table:table-cell table:formula="of:=STDEVPA([.B148:.AE14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0">
            <text:p>0</text:p>
          </table:table-cell>
          <table:table-cell table:formula="of:=STDEVPA([.B149:.AE14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0">
            <text:p>0</text:p>
          </table:table-cell>
          <table:table-cell table:formula="of:=STDEVPA([.B150:.AE15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0">
            <text:p>0</text:p>
          </table:table-cell>
          <table:table-cell table:formula="of:=STDEVPA([.B151:.AE15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formula="of:=STDEVPA([.B152:.AE15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53:.AE153])" office:value-type="float" office:value="0">
            <text:p>0</text:p>
          </table:table-cell>
          <table:table-cell table:formula="of:=STDEVPA([.B153:.AE15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0">
            <text:p>0</text:p>
          </table:table-cell>
          <table:table-cell table:formula="of:=STDEVPA([.B154:.AE1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formula="of:=STDEVPA([.B155:.AE1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formula="of:=STDEVPA([.B156:.AE1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0">
            <text:p>0</text:p>
          </table:table-cell>
          <table:table-cell table:formula="of:=STDEVPA([.B157:.AE1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0">
            <text:p>0</text:p>
          </table:table-cell>
          <table:table-cell table:formula="of:=STDEVPA([.B158:.AE1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0">
            <text:p>0</text:p>
          </table:table-cell>
          <table:table-cell table:formula="of:=STDEVPA([.B159:.AE1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-</text:p>
          </table:table-cell>
          <table:table-cell table:formula="of:=AVERAGE([.B160:.AE160])" office:value-type="float" office:value="0">
            <text:p>0</text:p>
          </table:table-cell>
          <table:table-cell table:formula="of:=STDEVPA([.B160:.AE16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formula="of:=STDEVPA([.B161:.AE16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formula="of:=STDEVPA([.B162:.AE1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0">
            <text:p>0</text:p>
          </table:table-cell>
          <table:table-cell table:formula="of:=STDEVPA([.B163:.AE1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formula="of:=STDEVPA([.B164:.AE16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formula="of:=STDEVPA([.B165:.AE16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formula="of:=STDEVPA([.B166:.AE16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formula="of:=STDEVPA([.B167:.AE16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0">
            <text:p>0</text:p>
          </table:table-cell>
          <table:table-cell table:formula="of:=STDEVPA([.B168:.AE16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0">
            <text:p>0</text:p>
          </table:table-cell>
          <table:table-cell table:formula="of:=STDEVPA([.B169:.AE16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table:formula="of:=AVERAGE([.B170:.AE170])" office:value-type="float" office:value="0">
            <text:p>0</text:p>
          </table:table-cell>
          <table:table-cell table:formula="of:=STDEVPA([.B170:.AE17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formula="of:=STDEVPA([.B171:.AE17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2:.AE172])" office:value-type="float" office:value="0">
            <text:p>0</text:p>
          </table:table-cell>
          <table:table-cell table:formula="of:=STDEVPA([.B172:.AE17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3:.AE173])" office:value-type="float" office:value="0">
            <text:p>0</text:p>
          </table:table-cell>
          <table:table-cell table:formula="of:=STDEVPA([.B173:.AE17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formula="of:=STDEVPA([.B174:.AE17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formula="of:=STDEVPA([.B175:.AE17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formula="of:=STDEVPA([.B176:.AE17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/>
          <table:table-cell table:number-columns-repeated="18" office:value-type="string">
            <text:p>-</text:p>
          </table:table-cell>
          <table:table-cell table:formula="of:=AVERAGE([.B177:.AE177])" office:value-type="float" office:value="0">
            <text:p>#DIV/0!</text:p>
          </table:table-cell>
          <table:table-cell table:formula="of:=STDEVPA([.B177:.AE177])" office:value-type="float" office:value="0">
            <text:p>0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30.142cm" svg:height="14.11cm" svg:x="14.244cm" svg:y="18.542cm">
            <draw:object draw:notify-on-update-of-ranges="Average.B1:Average.B1 Average.B2:Average.B132 Average.E2:Average.E132 Average.E2:Average.E1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0.087cm" svg:height="13.977cm" svg:x="14.34cm" svg:y="30.595cm">
            <draw:object draw:notify-on-update-of-ranges="Average.C1:Average.C1 Average.C2:Average.C132 Average.F2:Average.F132 Average.F2:Average.F1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9.968cm" svg:height="18.798cm" svg:x="14.445cm" svg:y="0cm">
            <draw:object draw:notify-on-update-of-ranges="Average.A2:Average.A132 Average.B1:Average.B1 Average.B2:Average.B132 Average.C1:Average.C1 Average.C2:Average.C132 Average.D1:Average.D1 Average.D2:Average.D1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3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004" table:default-cell-style-name="Default"/>
        <table:table-row table:style-name="ro4">
          <table:table-cell table:style-name="ce1" office:value-type="string">
            <text:p>Time</text:p>
          </table:table-cell>
          <table:table-cell table:style-name="ce2" office:value-type="string">
            <text:p>Normal Traffic</text:p>
          </table:table-cell>
          <table:table-cell table:style-name="ce2" office:value-type="string">
            <text:p>Suspicious Traffic</text:p>
          </table:table-cell>
          <table:table-cell table:style-name="ce2" office:value-type="string">
            <text:p>Alert Message</text:p>
          </table:table-cell>
          <table:table-cell table:style-name="ce2" office:value-type="string">
            <text:p>Standard Deviation – Normal Flow</text:p>
          </table:table-cell>
          <table:table-cell table:style-name="ce2" office:value-type="string">
            <text:p>Standard Deviation – Suspicious Flow</text:p>
          </table:table-cell>
          <table:table-cell table:style-name="ce1" table:number-columns-repeated="15"/>
          <table:table-cell table:style-name="ce1" office:value-type="string">
            <text:p>Alerta</text:p>
          </table:table-cell>
          <table:table-cell table:style-name="ce1" office:value-type="string">
            <text:p>Inicio reação</text:p>
          </table:table-cell>
          <table:table-cell table:style-name="ce1" office:value-type="string">
            <text:p>estabilização reação</text:p>
          </table:table-cell>
          <table:table-cell table:style-name="ce1" office:value-type="string">
            <text:p>Alerta até inicio da reação</text:p>
          </table:table-cell>
          <table:table-cell table:style-name="ce1" office:value-type="string">
            <text:p>inicio da reação até estabilização</text:p>
          </table:table-cell>
          <table:table-cell table:style-name="ce1" table:number-columns-repeated="998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float" office:value="879.666666666667">
            <text:p>879,6666666667</text:p>
          </table:table-cell>
          <table:table-cell office:value-type="float" office:value="1433.46666666667">
            <text:p>1433,4666666667</text:p>
          </table:table-cell>
          <table:table-cell/>
          <table:table-cell table:formula="of:=STDEVPA([.B2:.B132])" office:value-type="float" office:value="499.393099015246">
            <text:p>499,3930990152</text:p>
          </table:table-cell>
          <table:table-cell table:formula="of:=STDEVPA([.C2:.C132])" office:value-type="float" office:value="465.689358651948">
            <text:p>465,6893586519</text:p>
          </table:table-cell>
          <table:table-cell table:number-columns-repeated="14"/>
          <table:table-cell table:style-name="ce6" office:value-type="string" table:number-columns-spanned="1" table:number-rows-spanned="3">
            <text:p>tempo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9">
            <text:p>39</text:p>
          </table:table-cell>
          <table:table-cell table:formula="of:=[.W2]-[.V2]" office:value-type="float" office:value="3">
            <text:p>3</text:p>
          </table:table-cell>
          <table:table-cell table:formula="of:=[.X2]-[.W2]" office:value-type="float" office:value="6">
            <text:p>6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925.666666666667">
            <text:p>925,6666666667</text:p>
          </table:table-cell>
          <table:table-cell office:value-type="float" office:value="1325.96666666667">
            <text:p>1325,9666666667</text:p>
          </table:table-cell>
          <table:table-cell/>
          <table:table-cell table:formula="of:=STDEVPA([.B3:.B133])" office:value-type="float" office:value="499.960696445434">
            <text:p>499,9606964454</text:p>
          </table:table-cell>
          <table:table-cell table:formula="of:=STDEVPA([.C3:.C133])" office:value-type="float" office:value="459.301096851833">
            <text:p>459,3010968518</text:p>
          </table:table-cell>
          <table:table-cell table:number-columns-repeated="14"/>
          <table:covered-table-cell/>
          <table:table-cell table:style-name="ce5" office:value-type="float" office:value="64">
            <text:p>6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2">
            <text:p>72</text:p>
          </table:table-cell>
          <table:table-cell table:formula="of:=[.W3]-[.V3]" office:value-type="float" office:value="6">
            <text:p>6</text:p>
          </table:table-cell>
          <table:table-cell table:formula="of:=[.X3]-[.W3]" office:value-type="float" office:value="2">
            <text:p>2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871.8">
            <text:p>871,8</text:p>
          </table:table-cell>
          <table:table-cell office:value-type="float" office:value="1302.46666666667">
            <text:p>1302,4666666667</text:p>
          </table:table-cell>
          <table:table-cell/>
          <table:table-cell table:formula="of:=STDEVPA([.B4:.B134])" office:value-type="float" office:value="500.800814190648">
            <text:p>500,8008141906</text:p>
          </table:table-cell>
          <table:table-cell table:formula="of:=STDEVPA([.C4:.C134])" office:value-type="float" office:value="454.336349085867">
            <text:p>454,3363490859</text:p>
          </table:table-cell>
          <table:table-cell table:number-columns-repeated="14"/>
          <table:covered-table-cell/>
          <table:table-cell table:style-name="ce5" office:value-type="float" office:value="96">
            <text:p>9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10">
            <text:p>110</text:p>
          </table:table-cell>
          <table:table-cell table:formula="of:=[.W4]-[.V4]" office:value-type="float" office:value="12">
            <text:p>12</text:p>
          </table:table-cell>
          <table:table-cell table:formula="of:=[.X4]-[.W4]" office:value-type="float" office:value="2">
            <text:p>2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902.3">
            <text:p>902,3</text:p>
          </table:table-cell>
          <table:table-cell office:value-type="float" office:value="1304.63333333333">
            <text:p>1304,6333333333</text:p>
          </table:table-cell>
          <table:table-cell/>
          <table:table-cell table:formula="of:=STDEVPA([.B5:.B135])" office:value-type="float" office:value="501.293241431009">
            <text:p>501,293241431</text:p>
          </table:table-cell>
          <table:table-cell table:formula="of:=STDEVPA([.C5:.C135])" office:value-type="float" office:value="449.49370777826">
            <text:p>449,4937077783</text:p>
          </table:table-cell>
          <table:table-cell table:number-columns-repeated="17"/>
          <table:table-cell table:style-name="ce5" office:value-type="string">
            <text:p>média</text:p>
          </table:table-cell>
          <table:table-cell table:style-name="ce5" table:formula="of:=AVERAGE([.Y2:.Y4])" office:value-type="float" office:value="7">
            <text:p>7</text:p>
          </table:table-cell>
          <table:table-cell table:style-name="ce5" table:formula="of:=AVERAGE([.Z2:.Z4])" office:value-type="float" office:value="3.33333333333333">
            <text:p>3,3333333333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884.4">
            <text:p>884,4</text:p>
          </table:table-cell>
          <table:table-cell office:value-type="float" office:value="1238.3">
            <text:p>1238,3</text:p>
          </table:table-cell>
          <table:table-cell/>
          <table:table-cell table:formula="of:=STDEVPA([.B6:.B136])" office:value-type="float" office:value="501.972119559391">
            <text:p>501,9721195594</text:p>
          </table:table-cell>
          <table:table-cell table:formula="of:=STDEVPA([.C6:.C136])" office:value-type="float" office:value="444.379801233547">
            <text:p>444,3798012335</text:p>
          </table:table-cell>
          <table:table-cell table:number-columns-repeated="17"/>
          <table:table-cell table:style-name="ce5" office:value-type="string">
            <text:p>tempo total</text:p>
          </table:table-cell>
          <table:table-cell table:style-name="ce7" table:formula="of:=[.Y5]+[.Z5]" office:value-type="float" office:value="10.3333333333333">
            <text:p>10</text:p>
          </table:table-cell>
          <table:table-cell table:style-name="ce5"/>
          <table:table-cell table:number-columns-repeated="998"/>
        </table:table-row>
        <table:table-row table:style-name="ro5">
          <table:table-cell/>
          <table:table-cell table:style-name="ce3" office:value-type="float" office:value="789.166666666667">
            <text:p>789,1666666667</text:p>
          </table:table-cell>
          <table:table-cell office:value-type="float" office:value="1249.53333333333">
            <text:p>1249,5333333333</text:p>
          </table:table-cell>
          <table:table-cell/>
          <table:table-cell table:formula="of:=STDEVPA([.B7:.B137])" office:value-type="float" office:value="502.521519476211">
            <text:p>502,5215194762</text:p>
          </table:table-cell>
          <table:table-cell table:formula="of:=STDEVPA([.C7:.C137])" office:value-type="float" office:value="440.043638597347">
            <text:p>440,043638597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00.933333333333">
            <text:p>900,9333333333</text:p>
          </table:table-cell>
          <table:table-cell office:value-type="float" office:value="1406.2">
            <text:p>1406,2</text:p>
          </table:table-cell>
          <table:table-cell/>
          <table:table-cell table:formula="of:=STDEVPA([.B8:.B138])" office:value-type="float" office:value="502.328030512156">
            <text:p>502,3280305122</text:p>
          </table:table-cell>
          <table:table-cell table:formula="of:=STDEVPA([.C8:.C138])" office:value-type="float" office:value="435.320376431663">
            <text:p>435,320376431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46.366666666667">
            <text:p>946,3666666667</text:p>
          </table:table-cell>
          <table:table-cell office:value-type="float" office:value="1445.66666666667">
            <text:p>1445,6666666667</text:p>
          </table:table-cell>
          <table:table-cell/>
          <table:table-cell table:formula="of:=STDEVPA([.B9:.B139])" office:value-type="float" office:value="502.949572135698">
            <text:p>502,9495721357</text:p>
          </table:table-cell>
          <table:table-cell table:formula="of:=STDEVPA([.C9:.C139])" office:value-type="float" office:value="427.615478059392">
            <text:p>427,615478059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9.866666666667">
            <text:p>959,8666666667</text:p>
          </table:table-cell>
          <table:table-cell office:value-type="float" office:value="1268.13333333333">
            <text:p>1268,1333333333</text:p>
          </table:table-cell>
          <table:table-cell/>
          <table:table-cell table:formula="of:=STDEVPA([.B10:.B140])" office:value-type="float" office:value="503.851069090138">
            <text:p>503,8510690901</text:p>
          </table:table-cell>
          <table:table-cell table:formula="of:=STDEVPA([.C10:.C140])" office:value-type="float" office:value="418.685050477275">
            <text:p>418,6850504773</text:p>
          </table:table-cell>
          <table:table-cell table:number-columns-repeated="1018"/>
        </table:table-row>
        <table:table-row table:style-name="ro5">
          <table:table-cell office:value-type="float" office:value="10">
            <text:p>10</text:p>
          </table:table-cell>
          <table:table-cell table:style-name="ce3" office:value-type="float" office:value="847.5">
            <text:p>847,5</text:p>
          </table:table-cell>
          <table:table-cell office:value-type="float" office:value="1337.43333333333">
            <text:p>1337,4333333333</text:p>
          </table:table-cell>
          <table:table-cell/>
          <table:table-cell table:formula="of:=STDEVPA([.B11:.B141])" office:value-type="float" office:value="504.828812493755">
            <text:p>504,8288124938</text:p>
          </table:table-cell>
          <table:table-cell table:formula="of:=STDEVPA([.C11:.C141])" office:value-type="float" office:value="412.689835914799">
            <text:p>412,689835914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68.8">
            <text:p>768,8</text:p>
          </table:table-cell>
          <table:table-cell office:value-type="float" office:value="1140.36666666667">
            <text:p>1140,3666666667</text:p>
          </table:table-cell>
          <table:table-cell/>
          <table:table-cell table:formula="of:=STDEVPA([.B12:.B142])" office:value-type="float" office:value="505.018879106642">
            <text:p>505,0188791066</text:p>
          </table:table-cell>
          <table:table-cell table:formula="of:=STDEVPA([.C12:.C142])" office:value-type="float" office:value="405.059044641607">
            <text:p>405,059044641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09.833333333333">
            <text:p>809,8333333333</text:p>
          </table:table-cell>
          <table:table-cell office:value-type="float" office:value="1150.6">
            <text:p>1150,6</text:p>
          </table:table-cell>
          <table:table-cell/>
          <table:table-cell table:formula="of:=STDEVPA([.B13:.B143])" office:value-type="float" office:value="504.495619680176">
            <text:p>504,4956196802</text:p>
          </table:table-cell>
          <table:table-cell table:formula="of:=STDEVPA([.C13:.C143])" office:value-type="float" office:value="400.590654111811">
            <text:p>400,590654111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56">
            <text:p>756</text:p>
          </table:table-cell>
          <table:table-cell office:value-type="float" office:value="1198.3">
            <text:p>1198,3</text:p>
          </table:table-cell>
          <table:table-cell/>
          <table:table-cell table:formula="of:=STDEVPA([.B14:.B144])" office:value-type="float" office:value="504.295087822214">
            <text:p>504,2950878222</text:p>
          </table:table-cell>
          <table:table-cell table:formula="of:=STDEVPA([.C14:.C144])" office:value-type="float" office:value="395.718185201134">
            <text:p>395,718185201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89.4">
            <text:p>789,4</text:p>
          </table:table-cell>
          <table:table-cell office:value-type="float" office:value="1363.63333333333">
            <text:p>1363,6333333333</text:p>
          </table:table-cell>
          <table:table-cell/>
          <table:table-cell table:formula="of:=STDEVPA([.B15:.B145])" office:value-type="float" office:value="503.542765888041">
            <text:p>503,542765888</text:p>
          </table:table-cell>
          <table:table-cell table:formula="of:=STDEVPA([.C15:.C145])" office:value-type="float" office:value="389.733878002112">
            <text:p>389,733878002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35.466666666667">
            <text:p>735,4666666667</text:p>
          </table:table-cell>
          <table:table-cell office:value-type="float" office:value="1166.53333333333">
            <text:p>1166,5333333333</text:p>
          </table:table-cell>
          <table:table-cell/>
          <table:table-cell table:formula="of:=STDEVPA([.B16:.B146])" office:value-type="float" office:value="503.054015019543">
            <text:p>503,0540150195</text:p>
          </table:table-cell>
          <table:table-cell table:formula="of:=STDEVPA([.C16:.C146])" office:value-type="float" office:value="379.944991969564">
            <text:p>379,944991969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93.333333333333">
            <text:p>293,3333333333</text:p>
          </table:table-cell>
          <table:table-cell office:value-type="float" office:value="463.633333333333">
            <text:p>463,6333333333</text:p>
          </table:table-cell>
          <table:table-cell/>
          <table:table-cell table:formula="of:=STDEVPA([.B17:.B147])" office:value-type="float" office:value="501.96212890495">
            <text:p>501,962128905</text:p>
          </table:table-cell>
          <table:table-cell table:formula="of:=STDEVPA([.C17:.C147])" office:value-type="float" office:value="373.767068030533">
            <text:p>373,767068030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492.7">
            <text:p>492,7</text:p>
          </table:table-cell>
          <table:table-cell office:value-type="float" office:value="776.166666666667">
            <text:p>776,1666666667</text:p>
          </table:table-cell>
          <table:table-cell/>
          <table:table-cell table:formula="of:=STDEVPA([.B18:.B148])" office:value-type="float" office:value="494.240183549223">
            <text:p>494,2401835492</text:p>
          </table:table-cell>
          <table:table-cell table:formula="of:=STDEVPA([.C18:.C148])" office:value-type="float" office:value="375.197156167106">
            <text:p>375,197156167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56.033333333333">
            <text:p>756,0333333333</text:p>
          </table:table-cell>
          <table:table-cell office:value-type="float" office:value="996.666666666667">
            <text:p>996,6666666667</text:p>
          </table:table-cell>
          <table:table-cell/>
          <table:table-cell table:formula="of:=STDEVPA([.B19:.B149])" office:value-type="float" office:value="489.588715771501">
            <text:p>489,5887157715</text:p>
          </table:table-cell>
          <table:table-cell table:formula="of:=STDEVPA([.C19:.C149])" office:value-type="float" office:value="374.542055153063">
            <text:p>374,542055153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24.333333333333">
            <text:p>924,3333333333</text:p>
          </table:table-cell>
          <table:table-cell office:value-type="float" office:value="1267.63333333333">
            <text:p>1267,6333333333</text:p>
          </table:table-cell>
          <table:table-cell/>
          <table:table-cell table:formula="of:=STDEVPA([.B20:.B150])" office:value-type="float" office:value="488.297021878324">
            <text:p>488,2970218783</text:p>
          </table:table-cell>
          <table:table-cell table:formula="of:=STDEVPA([.C20:.C150])" office:value-type="float" office:value="370.894729003307">
            <text:p>370,8947290033</text:p>
          </table:table-cell>
          <table:table-cell table:number-columns-repeated="1018"/>
        </table:table-row>
        <table:table-row table:style-name="ro5">
          <table:table-cell office:value-type="float" office:value="20">
            <text:p>20</text:p>
          </table:table-cell>
          <table:table-cell table:style-name="ce3" office:value-type="float" office:value="881.066666666667">
            <text:p>881,0666666667</text:p>
          </table:table-cell>
          <table:table-cell office:value-type="float" office:value="1485.7">
            <text:p>1485,7</text:p>
          </table:table-cell>
          <table:table-cell/>
          <table:table-cell table:formula="of:=STDEVPA([.B21:.B151])" office:value-type="float" office:value="488.585283025346">
            <text:p>488,5852830253</text:p>
          </table:table-cell>
          <table:table-cell table:formula="of:=STDEVPA([.C21:.C151])" office:value-type="float" office:value="361.638640187977">
            <text:p>361,63864018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82.533333333333">
            <text:p>582,5333333333</text:p>
          </table:table-cell>
          <table:table-cell office:value-type="float" office:value="977.566666666667">
            <text:p>977,5666666667</text:p>
          </table:table-cell>
          <table:table-cell/>
          <table:table-cell table:formula="of:=STDEVPA([.B22:.B152])" office:value-type="float" office:value="488.459070071677">
            <text:p>488,4590700717</text:p>
          </table:table-cell>
          <table:table-cell table:formula="of:=STDEVPA([.C22:.C152])" office:value-type="float" office:value="345.731998984979">
            <text:p>345,73199898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65.1">
            <text:p>565,1</text:p>
          </table:table-cell>
          <table:table-cell office:value-type="float" office:value="901.766666666667">
            <text:p>901,7666666667</text:p>
          </table:table-cell>
          <table:table-cell/>
          <table:table-cell table:formula="of:=STDEVPA([.B23:.B153])" office:value-type="float" office:value="484.606341533929">
            <text:p>484,6063415339</text:p>
          </table:table-cell>
          <table:table-cell table:formula="of:=STDEVPA([.C23:.C153])" office:value-type="float" office:value="341.287941345301">
            <text:p>341,287941345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73.5">
            <text:p>773,5</text:p>
          </table:table-cell>
          <table:table-cell office:value-type="float" office:value="1049.4">
            <text:p>1049,4</text:p>
          </table:table-cell>
          <table:table-cell/>
          <table:table-cell table:formula="of:=STDEVPA([.B24:.B154])" office:value-type="float" office:value="480.261936778363">
            <text:p>480,2619367784</text:p>
          </table:table-cell>
          <table:table-cell table:formula="of:=STDEVPA([.C24:.C154])" office:value-type="float" office:value="337.919942972423">
            <text:p>337,919942972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81.433333333333">
            <text:p>881,4333333333</text:p>
          </table:table-cell>
          <table:table-cell office:value-type="float" office:value="1198">
            <text:p>1198</text:p>
          </table:table-cell>
          <table:table-cell/>
          <table:table-cell table:formula="of:=STDEVPA([.B25:.B155])" office:value-type="float" office:value="478.656450482446">
            <text:p>478,6564504824</text:p>
          </table:table-cell>
          <table:table-cell table:formula="of:=STDEVPA([.C25:.C155])" office:value-type="float" office:value="331.537352206955">
            <text:p>331,5373522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15.566666666667">
            <text:p>815,5666666667</text:p>
          </table:table-cell>
          <table:table-cell office:value-type="float" office:value="1266.06666666667">
            <text:p>1266,0666666667</text:p>
          </table:table-cell>
          <table:table-cell/>
          <table:table-cell table:formula="of:=STDEVPA([.B26:.B156])" office:value-type="float" office:value="478.177048625397">
            <text:p>478,1770486254</text:p>
          </table:table-cell>
          <table:table-cell table:formula="of:=STDEVPA([.C26:.C156])" office:value-type="float" office:value="321.120675974848">
            <text:p>321,120675974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40.933333333333">
            <text:p>640,9333333333</text:p>
          </table:table-cell>
          <table:table-cell office:value-type="float" office:value="891">
            <text:p>891</text:p>
          </table:table-cell>
          <table:table-cell/>
          <table:table-cell table:formula="of:=STDEVPA([.B27:.B157])" office:value-type="float" office:value="476.896571270455">
            <text:p>476,8965712705</text:p>
          </table:table-cell>
          <table:table-cell table:formula="of:=STDEVPA([.C27:.C157])" office:value-type="float" office:value="307.906953742985">
            <text:p>307,90695374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64.366666666667">
            <text:p>564,3666666667</text:p>
          </table:table-cell>
          <table:table-cell office:value-type="float" office:value="858.233333333333">
            <text:p>858,2333333333</text:p>
          </table:table-cell>
          <table:table-cell/>
          <table:table-cell table:formula="of:=STDEVPA([.B28:.B158])" office:value-type="float" office:value="473.081826011951">
            <text:p>473,081826012</text:p>
          </table:table-cell>
          <table:table-cell table:formula="of:=STDEVPA([.C28:.C158])" office:value-type="float" office:value="303.305193811774">
            <text:p>303,305193811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47.333333333333">
            <text:p>647,3333333333</text:p>
          </table:table-cell>
          <table:table-cell office:value-type="float" office:value="949.7">
            <text:p>949,7</text:p>
          </table:table-cell>
          <table:table-cell/>
          <table:table-cell table:formula="of:=STDEVPA([.B29:.B159])" office:value-type="float" office:value="467.738021483791">
            <text:p>467,7380214838</text:p>
          </table:table-cell>
          <table:table-cell table:formula="of:=STDEVPA([.C29:.C159])" office:value-type="float" office:value="299.071883710747">
            <text:p>299,07188371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71.133333333333">
            <text:p>771,1333333333</text:p>
          </table:table-cell>
          <table:table-cell office:value-type="float" office:value="1238.66666666667">
            <text:p>1238,6666666667</text:p>
          </table:table-cell>
          <table:table-cell/>
          <table:table-cell table:formula="of:=STDEVPA([.B30:.B160])" office:value-type="float" office:value="463.527522552181">
            <text:p>463,5275225522</text:p>
          </table:table-cell>
          <table:table-cell table:formula="of:=STDEVPA([.C30:.C160])" office:value-type="float" office:value="292.605794962417">
            <text:p>292,6057949624</text:p>
          </table:table-cell>
          <table:table-cell table:number-columns-repeated="1018"/>
        </table:table-row>
        <table:table-row table:style-name="ro5">
          <table:table-cell office:value-type="float" office:value="30">
            <text:p>30</text:p>
          </table:table-cell>
          <table:table-cell table:style-name="ce3" office:value-type="float" office:value="804.233333333333">
            <text:p>804,2333333333</text:p>
          </table:table-cell>
          <table:table-cell office:value-type="float" office:value="1342.56666666667">
            <text:p>1342,5666666667</text:p>
          </table:table-cell>
          <table:table-cell office:value-type="float" office:value="0">
            <text:p>0</text:p>
          </table:table-cell>
          <table:table-cell table:formula="of:=STDEVPA([.B31:.B161])" office:value-type="float" office:value="461.011893222709">
            <text:p>461,0118932227</text:p>
          </table:table-cell>
          <table:table-cell table:formula="of:=STDEVPA([.C31:.C161])" office:value-type="float" office:value="277.1280359849">
            <text:p>277,128035984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93.7">
            <text:p>693,7</text:p>
          </table:table-cell>
          <table:table-cell office:value-type="float" office:value="1168.1">
            <text:p>1168,1</text:p>
          </table:table-cell>
          <table:table-cell office:value-type="float" office:value="2500">
            <text:p>2500</text:p>
          </table:table-cell>
          <table:table-cell table:formula="of:=STDEVPA([.B32:.B162])" office:value-type="float" office:value="458.811253196263">
            <text:p>458,8112531963</text:p>
          </table:table-cell>
          <table:table-cell table:formula="of:=STDEVPA([.C32:.C162])" office:value-type="float" office:value="255.800188433338">
            <text:p>255,800188433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37.533333333333">
            <text:p>637,5333333333</text:p>
          </table:table-cell>
          <table:table-cell office:value-type="float" office:value="862.366666666667">
            <text:p>862,3666666667</text:p>
          </table:table-cell>
          <table:table-cell office:value-type="float" office:value="2500">
            <text:p>2500</text:p>
          </table:table-cell>
          <table:table-cell table:formula="of:=STDEVPA([.B33:.B163])" office:value-type="float" office:value="454.738809867172">
            <text:p>454,7388098672</text:p>
          </table:table-cell>
          <table:table-cell table:formula="of:=STDEVPA([.C33:.C163])" office:value-type="float" office:value="239.18055729697">
            <text:p>239,18055729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32.566666666667">
            <text:p>632,5666666667</text:p>
          </table:table-cell>
          <table:table-cell office:value-type="float" office:value="1058.9">
            <text:p>1058,9</text:p>
          </table:table-cell>
          <table:table-cell office:value-type="float" office:value="2500">
            <text:p>2500</text:p>
          </table:table-cell>
          <table:table-cell table:formula="of:=STDEVPA([.B34:.B164])" office:value-type="float" office:value="449.401413894501">
            <text:p>449,4014138945</text:p>
          </table:table-cell>
          <table:table-cell table:formula="of:=STDEVPA([.C34:.C164])" office:value-type="float" office:value="231.491821252268">
            <text:p>231,491821252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53.8">
            <text:p>653,8</text:p>
          </table:table-cell>
          <table:table-cell office:value-type="float" office:value="875.866666666667">
            <text:p>875,8666666667</text:p>
          </table:table-cell>
          <table:table-cell office:value-type="float" office:value="2500">
            <text:p>2500</text:p>
          </table:table-cell>
          <table:table-cell table:formula="of:=STDEVPA([.B35:.B165])" office:value-type="float" office:value="443.632099724168">
            <text:p>443,6320997242</text:p>
          </table:table-cell>
          <table:table-cell table:formula="of:=STDEVPA([.C35:.C165])" office:value-type="float" office:value="216.301184851989">
            <text:p>216,30118485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1.566666666667">
            <text:p>951,5666666667</text:p>
          </table:table-cell>
          <table:table-cell office:value-type="float" office:value="578.633333333333">
            <text:p>578,6333333333</text:p>
          </table:table-cell>
          <table:table-cell office:value-type="float" office:value="2500">
            <text:p>2500</text:p>
          </table:table-cell>
          <table:table-cell table:formula="of:=STDEVPA([.B36:.B166])" office:value-type="float" office:value="437.91533343359">
            <text:p>437,9153334336</text:p>
          </table:table-cell>
          <table:table-cell table:formula="of:=STDEVPA([.C36:.C166])" office:value-type="float" office:value="206.382807693583">
            <text:p>206,382807693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18.2">
            <text:p>1018,2</text:p>
          </table:table-cell>
          <table:table-cell office:value-type="float" office:value="453.1">
            <text:p>453,1</text:p>
          </table:table-cell>
          <table:table-cell office:value-type="float" office:value="2500">
            <text:p>2500</text:p>
          </table:table-cell>
          <table:table-cell table:formula="of:=STDEVPA([.B37:.B167])" office:value-type="float" office:value="436.760980863241">
            <text:p>436,7609808632</text:p>
          </table:table-cell>
          <table:table-cell table:formula="of:=STDEVPA([.C37:.C167])" office:value-type="float" office:value="203.766599719723">
            <text:p>203,766599719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39.466666666667">
            <text:p>839,4666666667</text:p>
          </table:table-cell>
          <table:table-cell office:value-type="float" office:value="359.2">
            <text:p>359,2</text:p>
          </table:table-cell>
          <table:table-cell office:value-type="float" office:value="2500">
            <text:p>2500</text:p>
          </table:table-cell>
          <table:table-cell table:formula="of:=STDEVPA([.B38:.B168])" office:value-type="float" office:value="436.329733534185">
            <text:p>436,3297335342</text:p>
          </table:table-cell>
          <table:table-cell table:formula="of:=STDEVPA([.C38:.C168])" office:value-type="float" office:value="203.100137526343">
            <text:p>203,100137526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3.3">
            <text:p>953,3</text:p>
          </table:table-cell>
          <table:table-cell office:value-type="float" office:value="412.9">
            <text:p>412,9</text:p>
          </table:table-cell>
          <table:table-cell office:value-type="float" office:value="0">
            <text:p>0</text:p>
          </table:table-cell>
          <table:table-cell table:formula="of:=STDEVPA([.B39:.B169])" office:value-type="float" office:value="433.319223662607">
            <text:p>433,3192236626</text:p>
          </table:table-cell>
          <table:table-cell table:formula="of:=STDEVPA([.C39:.C169])" office:value-type="float" office:value="203.44333585393">
            <text:p>203,443335853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85.16666666667">
            <text:p>1185,1666666667</text:p>
          </table:table-cell>
          <table:table-cell office:value-type="float" office:value="512.066666666667">
            <text:p>512,0666666667</text:p>
          </table:table-cell>
          <table:table-cell/>
          <table:table-cell table:formula="of:=STDEVPA([.B40:.B170])" office:value-type="float" office:value="431.848116229037">
            <text:p>431,848116229</text:p>
          </table:table-cell>
          <table:table-cell table:formula="of:=STDEVPA([.C40:.C170])" office:value-type="float" office:value="203.216741303448">
            <text:p>203,2167413034</text:p>
          </table:table-cell>
          <table:table-cell table:number-columns-repeated="1018"/>
        </table:table-row>
        <table:table-row table:style-name="ro5">
          <table:table-cell office:value-type="float" office:value="40">
            <text:p>40</text:p>
          </table:table-cell>
          <table:table-cell table:style-name="ce3" office:value-type="float" office:value="1160.16666666667">
            <text:p>1160,1666666667</text:p>
          </table:table-cell>
          <table:table-cell office:value-type="float" office:value="511.166666666667">
            <text:p>511,1666666667</text:p>
          </table:table-cell>
          <table:table-cell/>
          <table:table-cell table:formula="of:=STDEVPA([.B41:.B171])" office:value-type="float" office:value="432.85523451599">
            <text:p>432,855234516</text:p>
          </table:table-cell>
          <table:table-cell table:formula="of:=STDEVPA([.C41:.C171])" office:value-type="float" office:value="201.477873450677">
            <text:p>201,47787345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10.1">
            <text:p>1010,1</text:p>
          </table:table-cell>
          <table:table-cell office:value-type="float" office:value="448.033333333333">
            <text:p>448,0333333333</text:p>
          </table:table-cell>
          <table:table-cell/>
          <table:table-cell table:formula="of:=STDEVPA([.B42:.B172])" office:value-type="float" office:value="433.634481067081">
            <text:p>433,6344810671</text:p>
          </table:table-cell>
          <table:table-cell table:formula="of:=STDEVPA([.C42:.C172])" office:value-type="float" office:value="199.637383872984">
            <text:p>199,63738387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35.6">
            <text:p>935,6</text:p>
          </table:table-cell>
          <table:table-cell office:value-type="float" office:value="408.966666666667">
            <text:p>408,9666666667</text:p>
          </table:table-cell>
          <table:table-cell/>
          <table:table-cell table:formula="of:=STDEVPA([.B43:.B173])" office:value-type="float" office:value="432.714587423303">
            <text:p>432,7145874233</text:p>
          </table:table-cell>
          <table:table-cell table:formula="of:=STDEVPA([.C43:.C173])" office:value-type="float" office:value="198.739247458188">
            <text:p>198,739247458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10.5">
            <text:p>910,5</text:p>
          </table:table-cell>
          <table:table-cell office:value-type="float" office:value="405.333333333333">
            <text:p>405,3333333333</text:p>
          </table:table-cell>
          <table:table-cell/>
          <table:table-cell table:formula="of:=STDEVPA([.B44:.B174])" office:value-type="float" office:value="430.616729446622">
            <text:p>430,6167294466</text:p>
          </table:table-cell>
          <table:table-cell table:formula="of:=STDEVPA([.C44:.C174])" office:value-type="float" office:value="198.331902680217">
            <text:p>198,331902680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25.13333333333">
            <text:p>1125,1333333333</text:p>
          </table:table-cell>
          <table:table-cell office:value-type="float" office:value="493.233333333333">
            <text:p>493,2333333333</text:p>
          </table:table-cell>
          <table:table-cell/>
          <table:table-cell table:formula="of:=STDEVPA([.B45:.B175])" office:value-type="float" office:value="427.947153455808">
            <text:p>427,9471534558</text:p>
          </table:table-cell>
          <table:table-cell table:formula="of:=STDEVPA([.C45:.C175])" office:value-type="float" office:value="197.928140283636">
            <text:p>197,928140283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233.83333333333">
            <text:p>1233,8333333333</text:p>
          </table:table-cell>
          <table:table-cell office:value-type="float" office:value="549.866666666667">
            <text:p>549,8666666667</text:p>
          </table:table-cell>
          <table:table-cell/>
          <table:table-cell table:formula="of:=STDEVPA([.B46:.B176])" office:value-type="float" office:value="428.11101211753">
            <text:p>428,1110121175</text:p>
          </table:table-cell>
          <table:table-cell table:formula="of:=STDEVPA([.C46:.C176])" office:value-type="float" office:value="196.043034099303">
            <text:p>196,043034099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89.86666666667">
            <text:p>1089,8666666667</text:p>
          </table:table-cell>
          <table:table-cell office:value-type="float" office:value="498.333333333333">
            <text:p>498,3333333333</text:p>
          </table:table-cell>
          <table:table-cell/>
          <table:table-cell table:formula="of:=STDEVPA([.B47:.B177])" office:value-type="float" office:value="429.302594449069">
            <text:p>429,3025944491</text:p>
          </table:table-cell>
          <table:table-cell table:formula="of:=STDEVPA([.C47:.C177])" office:value-type="float" office:value="192.809307491873">
            <text:p>192,809307491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04.8">
            <text:p>1004,8</text:p>
          </table:table-cell>
          <table:table-cell office:value-type="float" office:value="445.766666666667">
            <text:p>445,7666666667</text:p>
          </table:table-cell>
          <table:table-cell/>
          <table:table-cell table:formula="of:=STDEVPA([.B48:.B178])" office:value-type="float" office:value="428.962129966599">
            <text:p>428,9621299666</text:p>
          </table:table-cell>
          <table:table-cell table:formula="of:=STDEVPA([.C48:.C178])" office:value-type="float" office:value="190.49572701405">
            <text:p>190,495727014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16.23333333333">
            <text:p>1116,2333333333</text:p>
          </table:table-cell>
          <table:table-cell office:value-type="float" office:value="487.6">
            <text:p>487,6</text:p>
          </table:table-cell>
          <table:table-cell/>
          <table:table-cell table:formula="of:=STDEVPA([.B49:.B179])" office:value-type="float" office:value="427.340753190413">
            <text:p>427,3407531904</text:p>
          </table:table-cell>
          <table:table-cell table:formula="of:=STDEVPA([.C49:.C179])" office:value-type="float" office:value="189.057918919968">
            <text:p>189,0579189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95.66666666667">
            <text:p>1195,6666666667</text:p>
          </table:table-cell>
          <table:table-cell office:value-type="float" office:value="533.1">
            <text:p>533,1</text:p>
          </table:table-cell>
          <table:table-cell/>
          <table:table-cell table:formula="of:=STDEVPA([.B50:.B180])" office:value-type="float" office:value="427.151530630359">
            <text:p>427,1515306304</text:p>
          </table:table-cell>
          <table:table-cell table:formula="of:=STDEVPA([.C50:.C180])" office:value-type="float" office:value="186.667455545133">
            <text:p>186,6674555451</text:p>
          </table:table-cell>
          <table:table-cell table:number-columns-repeated="1018"/>
        </table:table-row>
        <table:table-row table:style-name="ro5">
          <table:table-cell office:value-type="float" office:value="50">
            <text:p>50</text:p>
          </table:table-cell>
          <table:table-cell table:style-name="ce3" office:value-type="float" office:value="1237.23333333333">
            <text:p>1237,2333333333</text:p>
          </table:table-cell>
          <table:table-cell office:value-type="float" office:value="566.433333333333">
            <text:p>566,4333333333</text:p>
          </table:table-cell>
          <table:table-cell/>
          <table:table-cell table:formula="of:=STDEVPA([.B51:.B181])" office:value-type="float" office:value="427.820158840241">
            <text:p>427,8201588402</text:p>
          </table:table-cell>
          <table:table-cell table:formula="of:=STDEVPA([.C51:.C181])" office:value-type="float" office:value="183.005548784405">
            <text:p>183,005548784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50.7">
            <text:p>1150,7</text:p>
          </table:table-cell>
          <table:table-cell office:value-type="float" office:value="529.2">
            <text:p>529,2</text:p>
          </table:table-cell>
          <table:table-cell/>
          <table:table-cell table:formula="of:=STDEVPA([.B52:.B182])" office:value-type="float" office:value="428.879752438641">
            <text:p>428,8797524386</text:p>
          </table:table-cell>
          <table:table-cell table:formula="of:=STDEVPA([.C52:.C182])" office:value-type="float" office:value="178.116295309017">
            <text:p>178,11629530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97.666666666667">
            <text:p>997,6666666667</text:p>
          </table:table-cell>
          <table:table-cell office:value-type="float" office:value="430.366666666667">
            <text:p>430,3666666667</text:p>
          </table:table-cell>
          <table:table-cell/>
          <table:table-cell table:formula="of:=STDEVPA([.B53:.B183])" office:value-type="float" office:value="428.963891905565">
            <text:p>428,9638919056</text:p>
          </table:table-cell>
          <table:table-cell table:formula="of:=STDEVPA([.C53:.C183])" office:value-type="float" office:value="173.900392993614">
            <text:p>173,900392993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0.933333333333">
            <text:p>980,9333333333</text:p>
          </table:table-cell>
          <table:table-cell office:value-type="float" office:value="434.333333333333">
            <text:p>434,3333333333</text:p>
          </table:table-cell>
          <table:table-cell/>
          <table:table-cell table:formula="of:=STDEVPA([.B54:.B184])" office:value-type="float" office:value="426.685378538209">
            <text:p>426,6853785382</text:p>
          </table:table-cell>
          <table:table-cell table:formula="of:=STDEVPA([.C54:.C184])" office:value-type="float" office:value="171.858107960207">
            <text:p>171,858107960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12.76666666667">
            <text:p>1112,7666666667</text:p>
          </table:table-cell>
          <table:table-cell office:value-type="float" office:value="510.2">
            <text:p>510,2</text:p>
          </table:table-cell>
          <table:table-cell/>
          <table:table-cell table:formula="of:=STDEVPA([.B55:.B185])" office:value-type="float" office:value="423.900706252556">
            <text:p>423,9007062526</text:p>
          </table:table-cell>
          <table:table-cell table:formula="of:=STDEVPA([.C55:.C185])" office:value-type="float" office:value="169.564375080829">
            <text:p>169,56437508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66.33333333333">
            <text:p>1166,3333333333</text:p>
          </table:table-cell>
          <table:table-cell office:value-type="float" office:value="514.433333333333">
            <text:p>514,4333333333</text:p>
          </table:table-cell>
          <table:table-cell/>
          <table:table-cell table:formula="of:=STDEVPA([.B56:.B186])" office:value-type="float" office:value="423.111747861278">
            <text:p>423,1117478613</text:p>
          </table:table-cell>
          <table:table-cell table:formula="of:=STDEVPA([.C56:.C186])" office:value-type="float" office:value="165.038091595372">
            <text:p>165,038091595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6.766666666667">
            <text:p>986,7666666667</text:p>
          </table:table-cell>
          <table:table-cell office:value-type="float" office:value="445.266666666667">
            <text:p>445,2666666667</text:p>
          </table:table-cell>
          <table:table-cell/>
          <table:table-cell table:formula="of:=STDEVPA([.B57:.B187])" office:value-type="float" office:value="422.978142545216">
            <text:p>422,9781425452</text:p>
          </table:table-cell>
          <table:table-cell table:formula="of:=STDEVPA([.C57:.C187])" office:value-type="float" office:value="159.966632928102">
            <text:p>159,966632928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95.433333333333">
            <text:p>795,4333333333</text:p>
          </table:table-cell>
          <table:table-cell office:value-type="float" office:value="363.266666666667">
            <text:p>363,2666666667</text:p>
          </table:table-cell>
          <table:table-cell/>
          <table:table-cell table:formula="of:=STDEVPA([.B58:.B188])" office:value-type="float" office:value="419.733918019847">
            <text:p>419,7339180198</text:p>
          </table:table-cell>
          <table:table-cell table:formula="of:=STDEVPA([.C58:.C188])" office:value-type="float" office:value="156.566088692268">
            <text:p>156,566088692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38.966666666667">
            <text:p>738,9666666667</text:p>
          </table:table-cell>
          <table:table-cell office:value-type="float" office:value="331.266666666667">
            <text:p>331,2666666667</text:p>
          </table:table-cell>
          <table:table-cell/>
          <table:table-cell table:formula="of:=STDEVPA([.B59:.B189])" office:value-type="float" office:value="411.652695592526">
            <text:p>411,6526955925</text:p>
          </table:table-cell>
          <table:table-cell table:formula="of:=STDEVPA([.C59:.C189])" office:value-type="float" office:value="154.963876717807">
            <text:p>154,96387671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24.866666666667">
            <text:p>924,8666666667</text:p>
          </table:table-cell>
          <table:table-cell office:value-type="float" office:value="423.2">
            <text:p>423,2</text:p>
          </table:table-cell>
          <table:table-cell/>
          <table:table-cell table:formula="of:=STDEVPA([.B60:.B190])" office:value-type="float" office:value="401.201618177489">
            <text:p>401,2016181775</text:p>
          </table:table-cell>
          <table:table-cell table:formula="of:=STDEVPA([.C60:.C190])" office:value-type="float" office:value="153.900934256765">
            <text:p>153,9009342568</text:p>
          </table:table-cell>
          <table:table-cell table:number-columns-repeated="1018"/>
        </table:table-row>
        <table:table-row table:style-name="ro5">
          <table:table-cell office:value-type="float" office:value="60">
            <text:p>60</text:p>
          </table:table-cell>
          <table:table-cell table:style-name="ce3" office:value-type="float" office:value="1069.56666666667">
            <text:p>1069,5666666667</text:p>
          </table:table-cell>
          <table:table-cell office:value-type="float" office:value="501.4">
            <text:p>501,4</text:p>
          </table:table-cell>
          <table:table-cell/>
          <table:table-cell table:formula="of:=STDEVPA([.B61:.B191])" office:value-type="float" office:value="395.125787542246">
            <text:p>395,1257875422</text:p>
          </table:table-cell>
          <table:table-cell table:formula="of:=STDEVPA([.C61:.C191])" office:value-type="float" office:value="150.464391557321">
            <text:p>150,464391557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04">
            <text:p>1004</text:p>
          </table:table-cell>
          <table:table-cell office:value-type="float" office:value="453.566666666667">
            <text:p>453,5666666667</text:p>
          </table:table-cell>
          <table:table-cell/>
          <table:table-cell table:formula="of:=STDEVPA([.B62:.B192])" office:value-type="float" office:value="391.942546673928">
            <text:p>391,9425466739</text:p>
          </table:table-cell>
          <table:table-cell table:formula="of:=STDEVPA([.C62:.C192])" office:value-type="float" office:value="143.9783926753">
            <text:p>143,978392675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72.4">
            <text:p>972,4</text:p>
          </table:table-cell>
          <table:table-cell office:value-type="float" office:value="433.9">
            <text:p>433,9</text:p>
          </table:table-cell>
          <table:table-cell/>
          <table:table-cell table:formula="of:=STDEVPA([.B63:.B193])" office:value-type="float" office:value="386.959283161946">
            <text:p>386,9592831619</text:p>
          </table:table-cell>
          <table:table-cell table:formula="of:=STDEVPA([.C63:.C193])" office:value-type="float" office:value="138.647012187192">
            <text:p>138,647012187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96">
            <text:p>896</text:p>
          </table:table-cell>
          <table:table-cell office:value-type="float" office:value="406.166666666667">
            <text:p>406,1666666667</text:p>
          </table:table-cell>
          <table:table-cell office:value-type="float" office:value="0">
            <text:p>0</text:p>
          </table:table-cell>
          <table:table-cell table:formula="of:=STDEVPA([.B64:.B194])" office:value-type="float" office:value="380.709651346137">
            <text:p>380,7096513461</text:p>
          </table:table-cell>
          <table:table-cell table:formula="of:=STDEVPA([.C64:.C194])" office:value-type="float" office:value="133.494349459896">
            <text:p>133,494349459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46.966666666667">
            <text:p>946,9666666667</text:p>
          </table:table-cell>
          <table:table-cell office:value-type="float" office:value="435">
            <text:p>435</text:p>
          </table:table-cell>
          <table:table-cell office:value-type="float" office:value="2500">
            <text:p>2500</text:p>
          </table:table-cell>
          <table:table-cell table:formula="of:=STDEVPA([.B65:.B195])" office:value-type="float" office:value="371.636439132614">
            <text:p>371,6364391326</text:p>
          </table:table-cell>
          <table:table-cell table:formula="of:=STDEVPA([.C65:.C195])" office:value-type="float" office:value="128.839094617119">
            <text:p>128,839094617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79.46666666667">
            <text:p>1079,4666666667</text:p>
          </table:table-cell>
          <table:table-cell office:value-type="float" office:value="492.666666666667">
            <text:p>492,6666666667</text:p>
          </table:table-cell>
          <table:table-cell office:value-type="float" office:value="2500">
            <text:p>2500</text:p>
          </table:table-cell>
          <table:table-cell table:formula="of:=STDEVPA([.B66:.B196])" office:value-type="float" office:value="363.299997343537">
            <text:p>363,2999973435</text:p>
          </table:table-cell>
          <table:table-cell table:formula="of:=STDEVPA([.C66:.C196])" office:value-type="float" office:value="122.494222291056">
            <text:p>122,494222291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32.96666666667">
            <text:p>1032,9666666667</text:p>
          </table:table-cell>
          <table:table-cell office:value-type="float" office:value="454.633333333333">
            <text:p>454,6333333333</text:p>
          </table:table-cell>
          <table:table-cell office:value-type="float" office:value="2500">
            <text:p>2500</text:p>
          </table:table-cell>
          <table:table-cell table:formula="of:=STDEVPA([.B67:.B197])" office:value-type="float" office:value="358.041898855275">
            <text:p>358,0418988553</text:p>
          </table:table-cell>
          <table:table-cell table:formula="of:=STDEVPA([.C67:.C197])" office:value-type="float" office:value="112.365941857629">
            <text:p>112,365941857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72.1">
            <text:p>1072,1</text:p>
          </table:table-cell>
          <table:table-cell office:value-type="float" office:value="506.766666666667">
            <text:p>506,7666666667</text:p>
          </table:table-cell>
          <table:table-cell office:value-type="float" office:value="2500">
            <text:p>2500</text:p>
          </table:table-cell>
          <table:table-cell table:formula="of:=STDEVPA([.B68:.B198])" office:value-type="float" office:value="350.948135784777">
            <text:p>350,9481357848</text:p>
          </table:table-cell>
          <table:table-cell table:formula="of:=STDEVPA([.C68:.C198])" office:value-type="float" office:value="102.794420368562">
            <text:p>102,794420368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6.233333333333">
            <text:p>986,2333333333</text:p>
          </table:table-cell>
          <table:table-cell office:value-type="float" office:value="562.266666666667">
            <text:p>562,2666666667</text:p>
          </table:table-cell>
          <table:table-cell office:value-type="float" office:value="2500">
            <text:p>2500</text:p>
          </table:table-cell>
          <table:table-cell table:formula="of:=STDEVPA([.B69:.B199])" office:value-type="float" office:value="344.348377722486">
            <text:p>344,3483777225</text:p>
          </table:table-cell>
          <table:table-cell table:formula="of:=STDEVPA([.C69:.C199])" office:value-type="float" office:value="87.6933736360773">
            <text:p>87,693373636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06.36666666667">
            <text:p>1506,3666666667</text:p>
          </table:table-cell>
          <table:table-cell office:value-type="float" office:value="432.8">
            <text:p>432,8</text:p>
          </table:table-cell>
          <table:table-cell office:value-type="float" office:value="2500">
            <text:p>2500</text:p>
          </table:table-cell>
          <table:table-cell table:formula="of:=STDEVPA([.B70:.B200])" office:value-type="float" office:value="334.231342487832">
            <text:p>334,2313424878</text:p>
          </table:table-cell>
          <table:table-cell table:formula="of:=STDEVPA([.C70:.C200])" office:value-type="float" office:value="61.4705171219395">
            <text:p>61,4705171219</text:p>
          </table:table-cell>
          <table:table-cell table:number-columns-repeated="1018"/>
        </table:table-row>
        <table:table-row table:style-name="ro5">
          <table:table-cell office:value-type="float" office:value="70">
            <text:p>70</text:p>
          </table:table-cell>
          <table:table-cell table:style-name="ce3" office:value-type="float" office:value="2197.73333333333">
            <text:p>2197,7333333333</text:p>
          </table:table-cell>
          <table:table-cell office:value-type="float" office:value="133.4">
            <text:p>133,4</text:p>
          </table:table-cell>
          <table:table-cell office:value-type="float" office:value="2500">
            <text:p>2500</text:p>
          </table:table-cell>
          <table:table-cell table:formula="of:=STDEVPA([.B71:.B201])" office:value-type="float" office:value="335.648265923958">
            <text:p>335,648265924</text:p>
          </table:table-cell>
          <table:table-cell table:formula="of:=STDEVPA([.C71:.C201])" office:value-type="float" office:value="38.6027867717958">
            <text:p>38,602786771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46.46666666667">
            <text:p>2146,4666666667</text:p>
          </table:table-cell>
          <table:table-cell office:value-type="float" office:value="110.4">
            <text:p>110,4</text:p>
          </table:table-cell>
          <table:table-cell office:value-type="float" office:value="2500">
            <text:p>2500</text:p>
          </table:table-cell>
          <table:table-cell table:formula="of:=STDEVPA([.B72:.B202])" office:value-type="float" office:value="333.14713959319">
            <text:p>333,1471395932</text:p>
          </table:table-cell>
          <table:table-cell table:formula="of:=STDEVPA([.C72:.C202])" office:value-type="float" office:value="37.3269734460108">
            <text:p>37,32697344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62.03333333333">
            <text:p>1962,0333333333</text:p>
          </table:table-cell>
          <table:table-cell office:value-type="float" office:value="100.6">
            <text:p>100,6</text:p>
          </table:table-cell>
          <table:table-cell office:value-type="float" office:value="0">
            <text:p>0</text:p>
          </table:table-cell>
          <table:table-cell table:formula="of:=STDEVPA([.B73:.B203])" office:value-type="float" office:value="331.521183925246">
            <text:p>331,5211839252</text:p>
          </table:table-cell>
          <table:table-cell table:formula="of:=STDEVPA([.C73:.C203])" office:value-type="float" office:value="36.7113356656772">
            <text:p>36,711335665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15.86666666667">
            <text:p>1615,8666666667</text:p>
          </table:table-cell>
          <table:table-cell office:value-type="float" office:value="82.0666666666667">
            <text:p>82,0666666667</text:p>
          </table:table-cell>
          <table:table-cell/>
          <table:table-cell table:formula="of:=STDEVPA([.B74:.B204])" office:value-type="float" office:value="332.850948466636">
            <text:p>332,8509484666</text:p>
          </table:table-cell>
          <table:table-cell table:formula="of:=STDEVPA([.C74:.C204])" office:value-type="float" office:value="36.3105393466332">
            <text:p>36,310539346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420.96666666667">
            <text:p>1420,9666666667</text:p>
          </table:table-cell>
          <table:table-cell office:value-type="float" office:value="73.2666666666667">
            <text:p>73,2666666667</text:p>
          </table:table-cell>
          <table:table-cell/>
          <table:table-cell table:formula="of:=STDEVPA([.B75:.B205])" office:value-type="float" office:value="335.426747886965">
            <text:p>335,426747887</text:p>
          </table:table-cell>
          <table:table-cell table:formula="of:=STDEVPA([.C75:.C205])" office:value-type="float" office:value="36.2860561636525">
            <text:p>36,286056163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53.76666666667">
            <text:p>1753,7666666667</text:p>
          </table:table-cell>
          <table:table-cell office:value-type="float" office:value="89.9">
            <text:p>89,9</text:p>
          </table:table-cell>
          <table:table-cell/>
          <table:table-cell table:formula="of:=STDEVPA([.B76:.B206])" office:value-type="float" office:value="335.966568733714">
            <text:p>335,9665687337</text:p>
          </table:table-cell>
          <table:table-cell table:formula="of:=STDEVPA([.C76:.C206])" office:value-type="float" office:value="36.3940693273848">
            <text:p>36,394069327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86.4">
            <text:p>1886,4</text:p>
          </table:table-cell>
          <table:table-cell office:value-type="float" office:value="99.8333333333333">
            <text:p>99,8333333333</text:p>
          </table:table-cell>
          <table:table-cell/>
          <table:table-cell table:formula="of:=STDEVPA([.B77:.B207])" office:value-type="float" office:value="338.933332545268">
            <text:p>338,9333325453</text:p>
          </table:table-cell>
          <table:table-cell table:formula="of:=STDEVPA([.C77:.C207])" office:value-type="float" office:value="36.1813997664402">
            <text:p>36,181399766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89.2">
            <text:p>1689,2</text:p>
          </table:table-cell>
          <table:table-cell office:value-type="float" office:value="85.1666666666667">
            <text:p>85,1666666667</text:p>
          </table:table-cell>
          <table:table-cell/>
          <table:table-cell table:formula="of:=STDEVPA([.B78:.B208])" office:value-type="float" office:value="341.305380086202">
            <text:p>341,3053800862</text:p>
          </table:table-cell>
          <table:table-cell table:formula="of:=STDEVPA([.C78:.C208])" office:value-type="float" office:value="35.6716186876623">
            <text:p>35,671618687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18.2">
            <text:p>1618,2</text:p>
          </table:table-cell>
          <table:table-cell office:value-type="float" office:value="78.1">
            <text:p>78,1</text:p>
          </table:table-cell>
          <table:table-cell/>
          <table:table-cell table:formula="of:=STDEVPA([.B79:.B209])" office:value-type="float" office:value="344.419300651318">
            <text:p>344,4193006513</text:p>
          </table:table-cell>
          <table:table-cell table:formula="of:=STDEVPA([.C79:.C209])" office:value-type="float" office:value="35.5010846042489">
            <text:p>35,501084604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94.6">
            <text:p>1594,6</text:p>
          </table:table-cell>
          <table:table-cell office:value-type="float" office:value="76.9333333333333">
            <text:p>76,9333333333</text:p>
          </table:table-cell>
          <table:table-cell/>
          <table:table-cell table:formula="of:=STDEVPA([.B80:.B210])" office:value-type="float" office:value="347.344200894658">
            <text:p>347,3442008947</text:p>
          </table:table-cell>
          <table:table-cell table:formula="of:=STDEVPA([.C80:.C210])" office:value-type="float" office:value="35.4603800914203">
            <text:p>35,4603800914</text:p>
          </table:table-cell>
          <table:table-cell table:number-columns-repeated="1018"/>
        </table:table-row>
        <table:table-row table:style-name="ro5">
          <table:table-cell office:value-type="float" office:value="80">
            <text:p>80</text:p>
          </table:table-cell>
          <table:table-cell table:style-name="ce3" office:value-type="float" office:value="1843.4">
            <text:p>1843,4</text:p>
          </table:table-cell>
          <table:table-cell office:value-type="float" office:value="82.2666666666667">
            <text:p>82,2666666667</text:p>
          </table:table-cell>
          <table:table-cell/>
          <table:table-cell table:formula="of:=STDEVPA([.B81:.B211])" office:value-type="float" office:value="350.185896217243">
            <text:p>350,1858962172</text:p>
          </table:table-cell>
          <table:table-cell table:formula="of:=STDEVPA([.C81:.C211])" office:value-type="float" office:value="35.4274253469819">
            <text:p>35,42742534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35.9">
            <text:p>1735,9</text:p>
          </table:table-cell>
          <table:table-cell office:value-type="float" office:value="85.9333333333333">
            <text:p>85,9333333333</text:p>
          </table:table-cell>
          <table:table-cell/>
          <table:table-cell table:formula="of:=STDEVPA([.B82:.B212])" office:value-type="float" office:value="353.228625888749">
            <text:p>353,2286258887</text:p>
          </table:table-cell>
          <table:table-cell table:formula="of:=STDEVPA([.C82:.C212])" office:value-type="float" office:value="35.2569312208458">
            <text:p>35,25693122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95.96666666667">
            <text:p>1695,9666666667</text:p>
          </table:table-cell>
          <table:table-cell office:value-type="float" office:value="80.1333333333333">
            <text:p>80,1333333333</text:p>
          </table:table-cell>
          <table:table-cell/>
          <table:table-cell table:formula="of:=STDEVPA([.B83:.B213])" office:value-type="float" office:value="356.74072729332">
            <text:p>356,7407272933</text:p>
          </table:table-cell>
          <table:table-cell table:formula="of:=STDEVPA([.C83:.C213])" office:value-type="float" office:value="34.9602058282779">
            <text:p>34,960205828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36.83333333333">
            <text:p>1736,8333333333</text:p>
          </table:table-cell>
          <table:table-cell office:value-type="float" office:value="83.6666666666667">
            <text:p>83,6666666667</text:p>
          </table:table-cell>
          <table:table-cell/>
          <table:table-cell table:formula="of:=STDEVPA([.B84:.B214])" office:value-type="float" office:value="360.3365039487">
            <text:p>360,3365039487</text:p>
          </table:table-cell>
          <table:table-cell table:formula="of:=STDEVPA([.C84:.C214])" office:value-type="float" office:value="34.7791358308223">
            <text:p>34,77913583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304.03333333333">
            <text:p>1304,0333333333</text:p>
          </table:table-cell>
          <table:table-cell office:value-type="float" office:value="65.1666666666667">
            <text:p>65,1666666667</text:p>
          </table:table-cell>
          <table:table-cell/>
          <table:table-cell table:formula="of:=STDEVPA([.B85:.B215])" office:value-type="float" office:value="364.067604871684">
            <text:p>364,0676048717</text:p>
          </table:table-cell>
          <table:table-cell table:formula="of:=STDEVPA([.C85:.C215])" office:value-type="float" office:value="34.4682025408994">
            <text:p>34,468202540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7.9">
            <text:p>1637,9</text:p>
          </table:table-cell>
          <table:table-cell office:value-type="float" office:value="76.2">
            <text:p>76,2</text:p>
          </table:table-cell>
          <table:table-cell/>
          <table:table-cell table:formula="of:=STDEVPA([.B86:.B216])" office:value-type="float" office:value="362.614284358635">
            <text:p>362,6142843586</text:p>
          </table:table-cell>
          <table:table-cell table:formula="of:=STDEVPA([.C86:.C216])" office:value-type="float" office:value="34.5631890676952">
            <text:p>34,563189067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22.5">
            <text:p>1922,5</text:p>
          </table:table-cell>
          <table:table-cell office:value-type="float" office:value="86.2666666666667">
            <text:p>86,2666666667</text:p>
          </table:table-cell>
          <table:table-cell/>
          <table:table-cell table:formula="of:=STDEVPA([.B87:.B217])" office:value-type="float" office:value="366.24653375418">
            <text:p>366,2465337542</text:p>
          </table:table-cell>
          <table:table-cell table:formula="of:=STDEVPA([.C87:.C217])" office:value-type="float" office:value="34.3980801877796">
            <text:p>34,39808018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4.1">
            <text:p>1904,1</text:p>
          </table:table-cell>
          <table:table-cell office:value-type="float" office:value="82.0333333333333">
            <text:p>82,0333333333</text:p>
          </table:table-cell>
          <table:table-cell/>
          <table:table-cell table:formula="of:=STDEVPA([.B88:.B218])" office:value-type="float" office:value="369.24226974386">
            <text:p>369,2422697439</text:p>
          </table:table-cell>
          <table:table-cell table:formula="of:=STDEVPA([.C88:.C218])" office:value-type="float" office:value="33.8847012510834">
            <text:p>33,884701251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4.46666666667">
            <text:p>1714,4666666667</text:p>
          </table:table-cell>
          <table:table-cell office:value-type="float" office:value="75.6666666666667">
            <text:p>75,6666666667</text:p>
          </table:table-cell>
          <table:table-cell/>
          <table:table-cell table:formula="of:=STDEVPA([.B89:.B219])" office:value-type="float" office:value="372.506490735796">
            <text:p>372,5064907358</text:p>
          </table:table-cell>
          <table:table-cell table:formula="of:=STDEVPA([.C89:.C219])" office:value-type="float" office:value="33.4471311211314">
            <text:p>33,447131121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9.86666666667">
            <text:p>1679,8666666667</text:p>
          </table:table-cell>
          <table:table-cell office:value-type="float" office:value="67.3">
            <text:p>67,3</text:p>
          </table:table-cell>
          <table:table-cell/>
          <table:table-cell table:formula="of:=STDEVPA([.B90:.B220])" office:value-type="float" office:value="376.805925171214">
            <text:p>376,8059251712</text:p>
          </table:table-cell>
          <table:table-cell table:formula="of:=STDEVPA([.C90:.C220])" office:value-type="float" office:value="33.1575008555983">
            <text:p>33,1575008556</text:p>
          </table:table-cell>
          <table:table-cell table:number-columns-repeated="1018"/>
        </table:table-row>
        <table:table-row table:style-name="ro5">
          <table:table-cell office:value-type="float" office:value="90">
            <text:p>90</text:p>
          </table:table-cell>
          <table:table-cell table:style-name="ce3" office:value-type="float" office:value="1599.9">
            <text:p>1599,9</text:p>
          </table:table-cell>
          <table:table-cell office:value-type="float" office:value="67.5333333333333">
            <text:p>67,5333333333</text:p>
          </table:table-cell>
          <table:table-cell/>
          <table:table-cell table:formula="of:=STDEVPA([.B91:.B221])" office:value-type="float" office:value="381.185429045887">
            <text:p>381,1854290459</text:p>
          </table:table-cell>
          <table:table-cell table:formula="of:=STDEVPA([.C91:.C221])" office:value-type="float" office:value="33.0682250915889">
            <text:p>33,068225091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12.6">
            <text:p>2112,6</text:p>
          </table:table-cell>
          <table:table-cell office:value-type="float" office:value="82.1">
            <text:p>82,1</text:p>
          </table:table-cell>
          <table:table-cell/>
          <table:table-cell table:formula="of:=STDEVPA([.B92:.B222])" office:value-type="float" office:value="385.24870478449">
            <text:p>385,2487047845</text:p>
          </table:table-cell>
          <table:table-cell table:formula="of:=STDEVPA([.C92:.C222])" office:value-type="float" office:value="32.9434178829363">
            <text:p>32,943417882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76">
            <text:p>1876</text:p>
          </table:table-cell>
          <table:table-cell office:value-type="float" office:value="74.8666666666667">
            <text:p>74,8666666667</text:p>
          </table:table-cell>
          <table:table-cell/>
          <table:table-cell table:formula="of:=STDEVPA([.B93:.B223])" office:value-type="float" office:value="385.303373517939">
            <text:p>385,3033735179</text:p>
          </table:table-cell>
          <table:table-cell table:formula="of:=STDEVPA([.C93:.C223])" office:value-type="float" office:value="32.2615222203203">
            <text:p>32,261522220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96.63333333333">
            <text:p>1796,6333333333</text:p>
          </table:table-cell>
          <table:table-cell office:value-type="float" office:value="69.6">
            <text:p>69,6</text:p>
          </table:table-cell>
          <table:table-cell/>
          <table:table-cell table:formula="of:=STDEVPA([.B94:.B224])" office:value-type="float" office:value="389.44060975016">
            <text:p>389,4406097502</text:p>
          </table:table-cell>
          <table:table-cell table:formula="of:=STDEVPA([.C94:.C224])" office:value-type="float" office:value="31.7731586551996">
            <text:p>31,773158655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08.56666666667">
            <text:p>1808,5666666667</text:p>
          </table:table-cell>
          <table:table-cell office:value-type="float" office:value="68.9666666666667">
            <text:p>68,9666666667</text:p>
          </table:table-cell>
          <table:table-cell/>
          <table:table-cell table:formula="of:=STDEVPA([.B95:.B225])" office:value-type="float" office:value="394.335230201717">
            <text:p>394,3352302017</text:p>
          </table:table-cell>
          <table:table-cell table:formula="of:=STDEVPA([.C95:.C225])" office:value-type="float" office:value="31.4075393007913">
            <text:p>31,40753930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73.16666666667">
            <text:p>1773,1666666667</text:p>
          </table:table-cell>
          <table:table-cell office:value-type="float" office:value="70.3666666666667">
            <text:p>70,3666666667</text:p>
          </table:table-cell>
          <table:table-cell/>
          <table:table-cell table:formula="of:=STDEVPA([.B96:.B226])" office:value-type="float" office:value="399.349332095108">
            <text:p>399,3493320951</text:p>
          </table:table-cell>
          <table:table-cell table:formula="of:=STDEVPA([.C96:.C226])" office:value-type="float" office:value="30.9978034886089">
            <text:p>30,997803488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7.93333333333">
            <text:p>1907,9333333333</text:p>
          </table:table-cell>
          <table:table-cell office:value-type="float" office:value="72.9666666666667">
            <text:p>72,9666666667</text:p>
          </table:table-cell>
          <table:table-cell office:value-type="float" office:value="0">
            <text:p>0</text:p>
          </table:table-cell>
          <table:table-cell table:formula="of:=STDEVPA([.B97:.B227])" office:value-type="float" office:value="404.744595152183">
            <text:p>404,7445951522</text:p>
          </table:table-cell>
          <table:table-cell table:formula="of:=STDEVPA([.C97:.C227])" office:value-type="float" office:value="30.4511750664678">
            <text:p>30,451175066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37.76666666667">
            <text:p>2037,7666666667</text:p>
          </table:table-cell>
          <table:table-cell office:value-type="float" office:value="79.4">
            <text:p>79,4</text:p>
          </table:table-cell>
          <table:table-cell office:value-type="float" office:value="2500">
            <text:p>2500</text:p>
          </table:table-cell>
          <table:table-cell table:formula="of:=STDEVPA([.B98:.B228])" office:value-type="float" office:value="409.15018519272">
            <text:p>409,1501851927</text:p>
          </table:table-cell>
          <table:table-cell table:formula="of:=STDEVPA([.C98:.C228])" office:value-type="float" office:value="29.6783790378269">
            <text:p>29,67837903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00.9">
            <text:p>2200,9</text:p>
          </table:table-cell>
          <table:table-cell office:value-type="float" office:value="87.3">
            <text:p>87,3</text:p>
          </table:table-cell>
          <table:table-cell office:value-type="float" office:value="2500">
            <text:p>2500</text:p>
          </table:table-cell>
          <table:table-cell table:formula="of:=STDEVPA([.B99:.B229])" office:value-type="float" office:value="411.172718969402">
            <text:p>411,1727189694</text:p>
          </table:table-cell>
          <table:table-cell table:formula="of:=STDEVPA([.C99:.C229])" office:value-type="float" office:value="28.3895844355175">
            <text:p>28,389584435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27.4">
            <text:p>1827,4</text:p>
          </table:table-cell>
          <table:table-cell office:value-type="float" office:value="71.2">
            <text:p>71,2</text:p>
          </table:table-cell>
          <table:table-cell office:value-type="float" office:value="2500">
            <text:p>2500</text:p>
          </table:table-cell>
          <table:table-cell table:formula="of:=STDEVPA([.B100:.B230])" office:value-type="float" office:value="407.853810415388">
            <text:p>407,8538104154</text:p>
          </table:table-cell>
          <table:table-cell table:formula="of:=STDEVPA([.C100:.C230])" office:value-type="float" office:value="26.2500255318818">
            <text:p>26,2500255319</text:p>
          </table:table-cell>
          <table:table-cell table:number-columns-repeated="1018"/>
        </table:table-row>
        <table:table-row table:style-name="ro5">
          <table:table-cell office:value-type="float" office:value="100">
            <text:p>100</text:p>
          </table:table-cell>
          <table:table-cell table:style-name="ce3" office:value-type="float" office:value="1147.36666666667">
            <text:p>1147,3666666667</text:p>
          </table:table-cell>
          <table:table-cell office:value-type="float" office:value="46.6333333333333">
            <text:p>46,6333333333</text:p>
          </table:table-cell>
          <table:table-cell office:value-type="float" office:value="2500">
            <text:p>2500</text:p>
          </table:table-cell>
          <table:table-cell table:formula="of:=STDEVPA([.B101:.B231])" office:value-type="float" office:value="413.382960898973">
            <text:p>413,382960899</text:p>
          </table:table-cell>
          <table:table-cell table:formula="of:=STDEVPA([.C101:.C231])" office:value-type="float" office:value="24.8861881377209">
            <text:p>24,886188137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261.5">
            <text:p>1261,5</text:p>
          </table:table-cell>
          <table:table-cell office:value-type="float" office:value="53.7333333333333">
            <text:p>53,7333333333</text:p>
          </table:table-cell>
          <table:table-cell office:value-type="float" office:value="2500">
            <text:p>2500</text:p>
          </table:table-cell>
          <table:table-cell table:formula="of:=STDEVPA([.B102:.B232])" office:value-type="float" office:value="408.592388496493">
            <text:p>408,5923884965</text:p>
          </table:table-cell>
          <table:table-cell table:formula="of:=STDEVPA([.C102:.C232])" office:value-type="float" office:value="24.6718018766173">
            <text:p>24,671801876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09.26666666667">
            <text:p>1509,2666666667</text:p>
          </table:table-cell>
          <table:table-cell office:value-type="float" office:value="64.0333333333333">
            <text:p>64,0333333333</text:p>
          </table:table-cell>
          <table:table-cell office:value-type="float" office:value="2500">
            <text:p>2500</text:p>
          </table:table-cell>
          <table:table-cell table:formula="of:=STDEVPA([.B103:.B233])" office:value-type="float" office:value="407.396000653079">
            <text:p>407,3960006531</text:p>
          </table:table-cell>
          <table:table-cell table:formula="of:=STDEVPA([.C103:.C233])" office:value-type="float" office:value="24.0460890790997">
            <text:p>24,046089079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2.16666666667">
            <text:p>1632,1666666667</text:p>
          </table:table-cell>
          <table:table-cell office:value-type="float" office:value="71.2666666666667">
            <text:p>71,2666666667</text:p>
          </table:table-cell>
          <table:table-cell office:value-type="float" office:value="2500">
            <text:p>2500</text:p>
          </table:table-cell>
          <table:table-cell table:formula="of:=STDEVPA([.B104:.B234])" office:value-type="float" office:value="412.590973750247">
            <text:p>412,5909737502</text:p>
          </table:table-cell>
          <table:table-cell table:formula="of:=STDEVPA([.C104:.C234])" office:value-type="float" office:value="22.5625437155032">
            <text:p>22,562543715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495.73333333333">
            <text:p>1495,7333333333</text:p>
          </table:table-cell>
          <table:table-cell office:value-type="float" office:value="61.0333333333333">
            <text:p>61,0333333333</text:p>
          </table:table-cell>
          <table:table-cell office:value-type="float" office:value="2500">
            <text:p>2500</text:p>
          </table:table-cell>
          <table:table-cell table:formula="of:=STDEVPA([.B105:.B235])" office:value-type="float" office:value="419.56339176201">
            <text:p>419,563391762</text:p>
          </table:table-cell>
          <table:table-cell table:formula="of:=STDEVPA([.C105:.C235])" office:value-type="float" office:value="19.9698214419668">
            <text:p>19,96982144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29.06666666667">
            <text:p>1029,0666666667</text:p>
          </table:table-cell>
          <table:table-cell office:value-type="float" office:value="42.9">
            <text:p>42,9</text:p>
          </table:table-cell>
          <table:table-cell office:value-type="float" office:value="0">
            <text:p>0</text:p>
          </table:table-cell>
          <table:table-cell table:formula="of:=STDEVPA([.B106:.B236])" office:value-type="float" office:value="424.957415459627">
            <text:p>424,9574154596</text:p>
          </table:table-cell>
          <table:table-cell table:formula="of:=STDEVPA([.C106:.C236])" office:value-type="float" office:value="17.7324569781843">
            <text:p>17,732456978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96.46666666667">
            <text:p>1096,4666666667</text:p>
          </table:table-cell>
          <table:table-cell office:value-type="float" office:value="45.0333333333333">
            <text:p>45,0333333333</text:p>
          </table:table-cell>
          <table:table-cell/>
          <table:table-cell table:formula="of:=STDEVPA([.B107:.B237])" office:value-type="float" office:value="409.752013111083">
            <text:p>409,7520131111</text:p>
          </table:table-cell>
          <table:table-cell table:formula="of:=STDEVPA([.C107:.C237])" office:value-type="float" office:value="16.6990453238247">
            <text:p>16,699045323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76.63333333333">
            <text:p>1576,6333333333</text:p>
          </table:table-cell>
          <table:table-cell office:value-type="float" office:value="58.2">
            <text:p>58,2</text:p>
          </table:table-cell>
          <table:table-cell/>
          <table:table-cell table:formula="of:=STDEVPA([.B108:.B238])" office:value-type="float" office:value="395.537243339494">
            <text:p>395,5372433395</text:p>
          </table:table-cell>
          <table:table-cell table:formula="of:=STDEVPA([.C108:.C238])" office:value-type="float" office:value="15.1626367686421">
            <text:p>15,162636768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37.93333333333">
            <text:p>1937,9333333333</text:p>
          </table:table-cell>
          <table:table-cell office:value-type="float" office:value="47.7666666666667">
            <text:p>47,7666666667</text:p>
          </table:table-cell>
          <table:table-cell/>
          <table:table-cell table:formula="of:=STDEVPA([.B109:.B239])" office:value-type="float" office:value="401.382865595195">
            <text:p>401,3828655952</text:p>
          </table:table-cell>
          <table:table-cell table:formula="of:=STDEVPA([.C109:.C239])" office:value-type="float" office:value="10.906372019021">
            <text:p>10,90637201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1.03333333333">
            <text:p>1671,0333333333</text:p>
          </table:table-cell>
          <table:table-cell office:value-type="float" office:value="28.7666666666667">
            <text:p>28,7666666667</text:p>
          </table:table-cell>
          <table:table-cell/>
          <table:table-cell table:formula="of:=STDEVPA([.B110:.B240])" office:value-type="float" office:value="408.840432274094">
            <text:p>408,8404322741</text:p>
          </table:table-cell>
          <table:table-cell table:formula="of:=STDEVPA([.C110:.C240])" office:value-type="float" office:value="5.86825285024323">
            <text:p>5,8682528502</text:p>
          </table:table-cell>
          <table:table-cell table:number-columns-repeated="1018"/>
        </table:table-row>
        <table:table-row table:style-name="ro5">
          <table:table-cell office:value-type="float" office:value="110">
            <text:p>110</text:p>
          </table:table-cell>
          <table:table-cell table:style-name="ce3" office:value-type="float" office:value="1901.63333333333">
            <text:p>1901,6333333333</text:p>
          </table:table-cell>
          <table:table-cell office:value-type="float" office:value="2.8">
            <text:p>2,8</text:p>
          </table:table-cell>
          <table:table-cell/>
          <table:table-cell table:formula="of:=STDEVPA([.B111:.B241])" office:value-type="float" office:value="417.277676985798">
            <text:p>417,2776769858</text:p>
          </table:table-cell>
          <table:table-cell table:formula="of:=STDEVPA([.C111:.C241])" office:value-type="float" office:value="0.583236906630743">
            <text:p>0,583236906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77.4">
            <text:p>1877,4</text:p>
          </table:table-cell>
          <table:table-cell office:value-type="float" office:value="0">
            <text:p>0</text:p>
          </table:table-cell>
          <table:table-cell/>
          <table:table-cell table:formula="of:=STDEVPA([.B112:.B242])" office:value-type="float" office:value="426.384187509743">
            <text:p>426,3841875097</text:p>
          </table:table-cell>
          <table:table-cell table:formula="of:=STDEVPA([.C112:.C242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23.23333333333">
            <text:p>1823,2333333333</text:p>
          </table:table-cell>
          <table:table-cell office:value-type="float" office:value="0">
            <text:p>0</text:p>
          </table:table-cell>
          <table:table-cell/>
          <table:table-cell table:formula="of:=STDEVPA([.B113:.B243])" office:value-type="float" office:value="436.410670389388">
            <text:p>436,4106703894</text:p>
          </table:table-cell>
          <table:table-cell table:formula="of:=STDEVPA([.C113:.C243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55.76666666667">
            <text:p>2255,7666666667</text:p>
          </table:table-cell>
          <table:table-cell office:value-type="float" office:value="0">
            <text:p>0</text:p>
          </table:table-cell>
          <table:table-cell/>
          <table:table-cell table:formula="of:=STDEVPA([.B114:.B244])" office:value-type="float" office:value="447.639324456323">
            <text:p>447,6393244563</text:p>
          </table:table-cell>
          <table:table-cell table:formula="of:=STDEVPA([.C114:.C244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00.96666666667">
            <text:p>2200,9666666667</text:p>
          </table:table-cell>
          <table:table-cell office:value-type="float" office:value="0">
            <text:p>0</text:p>
          </table:table-cell>
          <table:table-cell/>
          <table:table-cell table:formula="of:=STDEVPA([.B115:.B245])" office:value-type="float" office:value="445.18679974317">
            <text:p>445,1867997432</text:p>
          </table:table-cell>
          <table:table-cell table:formula="of:=STDEVPA([.C115:.C245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45.6">
            <text:p>1645,6</text:p>
          </table:table-cell>
          <table:table-cell office:value-type="float" office:value="0">
            <text:p>0</text:p>
          </table:table-cell>
          <table:table-cell/>
          <table:table-cell table:formula="of:=STDEVPA([.B116:.B246])" office:value-type="float" office:value="444.220483462353">
            <text:p>444,2204834624</text:p>
          </table:table-cell>
          <table:table-cell table:formula="of:=STDEVPA([.C116:.C246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4.56666666667">
            <text:p>1714,5666666667</text:p>
          </table:table-cell>
          <table:table-cell office:value-type="float" office:value="0">
            <text:p>0</text:p>
          </table:table-cell>
          <table:table-cell/>
          <table:table-cell table:formula="of:=STDEVPA([.B117:.B247])" office:value-type="float" office:value="457.419648178995">
            <text:p>457,419648179</text:p>
          </table:table-cell>
          <table:table-cell table:formula="of:=STDEVPA([.C117:.C247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1.73333333333">
            <text:p>1901,7333333333</text:p>
          </table:table-cell>
          <table:table-cell office:value-type="float" office:value="0">
            <text:p>0</text:p>
          </table:table-cell>
          <table:table-cell/>
          <table:table-cell table:formula="of:=STDEVPA([.B118:.B248])" office:value-type="float" office:value="472.399828331112">
            <text:p>472,3998283311</text:p>
          </table:table-cell>
          <table:table-cell table:formula="of:=STDEVPA([.C118:.C248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88.43333333333">
            <text:p>2088,4333333333</text:p>
          </table:table-cell>
          <table:table-cell office:value-type="float" office:value="0">
            <text:p>0</text:p>
          </table:table-cell>
          <table:table-cell/>
          <table:table-cell table:formula="of:=STDEVPA([.B119:.B249])" office:value-type="float" office:value="486.732529420181">
            <text:p>486,7325294202</text:p>
          </table:table-cell>
          <table:table-cell table:formula="of:=STDEVPA([.C119:.C249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88.4">
            <text:p>2188,4</text:p>
          </table:table-cell>
          <table:table-cell office:value-type="float" office:value="0">
            <text:p>0</text:p>
          </table:table-cell>
          <table:table-cell/>
          <table:table-cell table:formula="of:=STDEVPA([.B120:.B250])" office:value-type="float" office:value="493.871525133595">
            <text:p>493,8715251336</text:p>
          </table:table-cell>
          <table:table-cell table:formula="of:=STDEVPA([.C120:.C250])" office:value-type="float" office:value="0">
            <text:p>0</text:p>
          </table:table-cell>
          <table:table-cell table:number-columns-repeated="1018"/>
        </table:table-row>
        <table:table-row table:style-name="ro5">
          <table:table-cell office:value-type="float" office:value="120">
            <text:p>120</text:p>
          </table:table-cell>
          <table:table-cell table:style-name="ce3" office:value-type="float" office:value="1801.06666666667">
            <text:p>1801,0666666667</text:p>
          </table:table-cell>
          <table:table-cell office:value-type="float" office:value="0">
            <text:p>0</text:p>
          </table:table-cell>
          <table:table-cell/>
          <table:table-cell table:formula="of:=STDEVPA([.B121:.B251])" office:value-type="float" office:value="491.927967185528">
            <text:p>491,9279671855</text:p>
          </table:table-cell>
          <table:table-cell table:formula="of:=STDEVPA([.C121:.C251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7.53333333333">
            <text:p>1677,5333333333</text:p>
          </table:table-cell>
          <table:table-cell office:value-type="float" office:value="0">
            <text:p>0</text:p>
          </table:table-cell>
          <table:table-cell/>
          <table:table-cell table:formula="of:=STDEVPA([.B122:.B252])" office:value-type="float" office:value="511.614688799994">
            <text:p>511,6146888</text:p>
          </table:table-cell>
          <table:table-cell table:formula="of:=STDEVPA([.C122:.C252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6.76666666667">
            <text:p>1716,7666666667</text:p>
          </table:table-cell>
          <table:table-cell office:value-type="float" office:value="0">
            <text:p>0</text:p>
          </table:table-cell>
          <table:table-cell/>
          <table:table-cell table:formula="of:=STDEVPA([.B123:.B253])" office:value-type="float" office:value="536.417658466886">
            <text:p>536,4176584669</text:p>
          </table:table-cell>
          <table:table-cell table:formula="of:=STDEVPA([.C123:.C253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73.43333333333">
            <text:p>1773,4333333333</text:p>
          </table:table-cell>
          <table:table-cell office:value-type="float" office:value="0">
            <text:p>0</text:p>
          </table:table-cell>
          <table:table-cell/>
          <table:table-cell table:formula="of:=STDEVPA([.B124:.B254])" office:value-type="float" office:value="564.666514081292">
            <text:p>564,6665140813</text:p>
          </table:table-cell>
          <table:table-cell table:formula="of:=STDEVPA([.C124:.C254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04.03333333333">
            <text:p>2004,0333333333</text:p>
          </table:table-cell>
          <table:table-cell office:value-type="float" office:value="0">
            <text:p>0</text:p>
          </table:table-cell>
          <table:table-cell/>
          <table:table-cell table:formula="of:=STDEVPA([.B125:.B255])" office:value-type="float" office:value="596.279413068683">
            <text:p>596,2794130687</text:p>
          </table:table-cell>
          <table:table-cell table:formula="of:=STDEVPA([.C125:.C255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89.31034482759">
            <text:p>1889,3103448276</text:p>
          </table:table-cell>
          <table:table-cell office:value-type="float" office:value="0">
            <text:p>0</text:p>
          </table:table-cell>
          <table:table-cell/>
          <table:table-cell table:formula="of:=STDEVPA([.B126:.B256])" office:value-type="float" office:value="616.713219657443">
            <text:p>616,7132196574</text:p>
          </table:table-cell>
          <table:table-cell table:formula="of:=STDEVPA([.C126:.C256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59.65517241379">
            <text:p>1659,6551724138</text:p>
          </table:table-cell>
          <table:table-cell office:value-type="float" office:value="0">
            <text:p>0</text:p>
          </table:table-cell>
          <table:table-cell/>
          <table:table-cell table:formula="of:=STDEVPA([.B127:.B257])" office:value-type="float" office:value="648.891641433467">
            <text:p>648,8916414335</text:p>
          </table:table-cell>
          <table:table-cell table:formula="of:=STDEVPA([.C127:.C257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5.1724137931">
            <text:p>1635,1724137931</text:p>
          </table:table-cell>
          <table:table-cell office:value-type="float" office:value="0">
            <text:p>0</text:p>
          </table:table-cell>
          <table:table-cell/>
          <table:table-cell table:formula="of:=STDEVPA([.B128:.B258])" office:value-type="float" office:value="706.0071061386">
            <text:p>706,0071061386</text:p>
          </table:table-cell>
          <table:table-cell table:formula="of:=STDEVPA([.C128:.C258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336.79310344828">
            <text:p>1336,7931034483</text:p>
          </table:table-cell>
          <table:table-cell office:value-type="float" office:value="0">
            <text:p>0</text:p>
          </table:table-cell>
          <table:table-cell/>
          <table:table-cell table:formula="of:=STDEVPA([.B129:.B259])" office:value-type="float" office:value="783.05013728174">
            <text:p>783,0501372817</text:p>
          </table:table-cell>
          <table:table-cell table:formula="of:=STDEVPA([.C129:.C259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94.68965517241">
            <text:p>1694,6896551724</text:p>
          </table:table-cell>
          <table:table-cell office:value-type="float" office:value="0">
            <text:p>0</text:p>
          </table:table-cell>
          <table:table-cell/>
          <table:table-cell table:formula="of:=STDEVPA([.B130:.B260])" office:value-type="float" office:value="902.76752782047">
            <text:p>902,7675278205</text:p>
          </table:table-cell>
          <table:table-cell table:formula="of:=STDEVPA([.C130:.C260])" office:value-type="float" office:value="0">
            <text:p>0</text:p>
          </table:table-cell>
          <table:table-cell table:number-columns-repeated="1018"/>
        </table:table-row>
        <table:table-row table:style-name="ro5">
          <table:table-cell office:value-type="float" office:value="130">
            <text:p>130</text:p>
          </table:table-cell>
          <table:table-cell table:style-name="ce3" office:value-type="float" office:value="2392.96153846154">
            <text:p>2392,9615384615</text:p>
          </table:table-cell>
          <table:table-cell office:value-type="float" office:value="0">
            <text:p>0</text:p>
          </table:table-cell>
          <table:table-cell/>
          <table:table-cell table:formula="of:=STDEVPA([.B131:.B261])" office:value-type="float" office:value="1083.10576923077">
            <text:p>1083,1057692308</text:p>
          </table:table-cell>
          <table:table-cell table:formula="of:=STDEVPA([.C131:.C261])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6.75">
            <text:p>226,75</text:p>
          </table:table-cell>
          <table:table-cell office:value-type="float" office:value="0">
            <text:p>0</text:p>
          </table:table-cell>
          <table:table-cell/>
          <table:table-cell table:formula="of:=STDEVPA([.B132:.B262])" office:value-type="float" office:value="0">
            <text:p>0</text:p>
          </table:table-cell>
          <table:table-cell table:formula="of:=STDEVPA([.C132:.C262])" office:value-type="float" office:value="0">
            <text:p>0</text:p>
          </table:table-cell>
          <table:table-cell table:number-columns-repeated="1018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CMP" table:style-name="ta1">
        <table:table-column table:style-name="co1" table:default-cell-style-name="Default"/>
        <table:table-column table:style-name="co5" table:number-columns-repeated="30" table:default-cell-style-name="Default"/>
        <table:table-column table:style-name="co3" table:default-cell-style-name="ce3"/>
        <table:table-column table:style-name="co3" table:number-columns-repeated="992" table:default-cell-style-name="Default"/>
        <table:table-row table:style-name="ro6">
          <table:table-cell table:style-name="ce1" office:value-type="string">
            <text:p>Time</text:p>
          </table:table-cell>
          <table:table-cell table:style-name="ce1" office:value-type="string">
            <text:p>stat-140323-165754-Porta8-1.txt</text:p>
          </table:table-cell>
          <table:table-cell table:style-name="ce1" office:value-type="string">
            <text:p>stat-140323-170110-Porta8-2.txt</text:p>
          </table:table-cell>
          <table:table-cell table:style-name="ce1" office:value-type="string">
            <text:p>stat-140323-170443-Porta8-3.txt</text:p>
          </table:table-cell>
          <table:table-cell table:style-name="ce1" office:value-type="string">
            <text:p>stat-140323-170827-Porta8-4.txt</text:p>
          </table:table-cell>
          <table:table-cell table:style-name="ce1" office:value-type="string">
            <text:p>stat-140323-171146-Porta8-5.txt</text:p>
          </table:table-cell>
          <table:table-cell table:style-name="ce1" office:value-type="string">
            <text:p>stat-140323-171538-Porta8-6.txt</text:p>
          </table:table-cell>
          <table:table-cell table:style-name="ce1" office:value-type="string">
            <text:p>stat-140323-172116-Porta8-7.txt</text:p>
          </table:table-cell>
          <table:table-cell table:style-name="ce1" office:value-type="string">
            <text:p>stat-140323-172430-Porta8-8.txt</text:p>
          </table:table-cell>
          <table:table-cell table:style-name="ce1" office:value-type="string">
            <text:p>stat-140323-175630-Porta8-9.txt</text:p>
          </table:table-cell>
          <table:table-cell table:style-name="ce1" office:value-type="string">
            <text:p>stat-140323-180112-Porta8-10.txt</text:p>
          </table:table-cell>
          <table:table-cell table:style-name="ce1" office:value-type="string">
            <text:p>stat-140323-180435-Porta8-11.txt</text:p>
          </table:table-cell>
          <table:table-cell table:style-name="ce1" office:value-type="string">
            <text:p>stat-140323-181113-Porta8-12.txt</text:p>
          </table:table-cell>
          <table:table-cell table:style-name="ce1" office:value-type="string">
            <text:p>stat-140323-181502-Porta8-13.txt</text:p>
          </table:table-cell>
          <table:table-cell table:style-name="ce1" office:value-type="string">
            <text:p>stat-140323-181815-Porta8-14.txt</text:p>
          </table:table-cell>
          <table:table-cell table:style-name="ce1" office:value-type="string">
            <text:p>stat-140323-182337-Porta8-15.txt</text:p>
          </table:table-cell>
          <table:table-cell table:style-name="ce1" office:value-type="string">
            <text:p>stat-140323-182724-Porta8-16.txt</text:p>
          </table:table-cell>
          <table:table-cell table:style-name="ce1" office:value-type="string">
            <text:p>stat-140323-183053-Porta8-17.txt</text:p>
          </table:table-cell>
          <table:table-cell table:style-name="ce1" office:value-type="string">
            <text:p>stat-140323-183416-Porta8-18.txt</text:p>
          </table:table-cell>
          <table:table-cell table:style-name="ce1" office:value-type="string">
            <text:p>stat-140323-184039-Porta8-19.txt</text:p>
          </table:table-cell>
          <table:table-cell table:style-name="ce1" office:value-type="string">
            <text:p>stat-140323-211037-Porta8-20.txt</text:p>
          </table:table-cell>
          <table:table-cell table:style-name="ce1" office:value-type="string">
            <text:p>stat-140323-211944-Porta8-21.txt</text:p>
          </table:table-cell>
          <table:table-cell table:style-name="ce1" office:value-type="string">
            <text:p>stat-140323-212256-Porta8-22.txt</text:p>
          </table:table-cell>
          <table:table-cell table:style-name="ce1" office:value-type="string">
            <text:p>stat-140323-212658-Porta8-23.txt</text:p>
          </table:table-cell>
          <table:table-cell table:style-name="ce1" office:value-type="string">
            <text:p>stat-140323-213104-Porta8-24.txt</text:p>
          </table:table-cell>
          <table:table-cell table:style-name="ce1" office:value-type="string">
            <text:p>stat-140323-213427-Porta8-25.txt</text:p>
          </table:table-cell>
          <table:table-cell table:style-name="ce1" office:value-type="string">
            <text:p>stat-140323-213801-Porta8-26.txt</text:p>
          </table:table-cell>
          <table:table-cell table:style-name="ce1" office:value-type="string">
            <text:p>stat-140323-214220-Porta8-27.txt</text:p>
          </table:table-cell>
          <table:table-cell table:style-name="ce1" office:value-type="string">
            <text:p>stat-140323-214643-Porta8-28.txt</text:p>
          </table:table-cell>
          <table:table-cell table:style-name="ce1" office:value-type="string">
            <text:p>stat-140323-215116-Porta8-29.txt</text:p>
          </table:table-cell>
          <table:table-cell table:style-name="ce1" office:value-type="string">
            <text:p>stat-140323-215431-Porta8-30.txt</text:p>
          </table:table-cell>
          <table:table-cell table:style-name="ce2" office:value-type="string">
            <text:p>Média ICMP</text:p>
          </table:table-cell>
          <table:table-cell table:style-name="ce1" table:number-columns-repeated="99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:.AE2])" office:value-type="float" office:value="1.2">
            <text:p>1,2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3:.AE3])" office:value-type="float" office:value="0.3">
            <text:p>0,3</text:p>
          </table:table-cell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4:.AE4])" office:value-type="float" office:value="0.2">
            <text:p>0,2</text:p>
          </table:table-cell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5:.AE5])" office:value-type="float" office:value="0.166666666666667">
            <text:p>0,1666666667</text:p>
          </table:table-cell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table:number-columns-repeated="30" office:value-type="float" office:value="0">
            <text:p>0</text:p>
          </table:table-cell>
          <table:table-cell table:formula="of:=AVERAGE([.B6:.AE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table:number-columns-repeated="30" office:value-type="float" office:value="0">
            <text:p>0</text:p>
          </table:table-cell>
          <table:table-cell table:formula="of:=AVERAGE([.B7:.AE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table:number-columns-repeated="30" office:value-type="float" office:value="0">
            <text:p>0</text:p>
          </table:table-cell>
          <table:table-cell table:formula="of:=AVERAGE([.B8:.AE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table:number-columns-repeated="30" office:value-type="float" office:value="0">
            <text:p>0</text:p>
          </table:table-cell>
          <table:table-cell table:formula="of:=AVERAGE([.B9:.AE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 table:number-columns-repeated="30" office:value-type="float" office:value="0">
            <text:p>0</text:p>
          </table:table-cell>
          <table:table-cell table:formula="of:=AVERAGE([.B10:.AE1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table:number-columns-repeated="30" office:value-type="float" office:value="0">
            <text:p>0</text:p>
          </table:table-cell>
          <table:table-cell table:formula="of:=AVERAGE([.B11:.AE1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table:number-columns-repeated="30" office:value-type="float" office:value="0">
            <text:p>0</text:p>
          </table:table-cell>
          <table:table-cell table:formula="of:=AVERAGE([.B12:.AE1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1">
            <text:p>11</text:p>
          </table:table-cell>
          <table:table-cell table:number-columns-repeated="30" office:value-type="float" office:value="0">
            <text:p>0</text:p>
          </table:table-cell>
          <table:table-cell table:formula="of:=AVERAGE([.B13:.AE1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2">
            <text:p>12</text:p>
          </table:table-cell>
          <table:table-cell table:number-columns-repeated="30" office:value-type="float" office:value="0">
            <text:p>0</text:p>
          </table:table-cell>
          <table:table-cell table:formula="of:=AVERAGE([.B14:.AE1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3">
            <text:p>13</text:p>
          </table:table-cell>
          <table:table-cell table:number-columns-repeated="30" office:value-type="float" office:value="0">
            <text:p>0</text:p>
          </table:table-cell>
          <table:table-cell table:formula="of:=AVERAGE([.B15:.AE1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4">
            <text:p>14</text:p>
          </table:table-cell>
          <table:table-cell table:number-columns-repeated="30" office:value-type="float" office:value="0">
            <text:p>0</text:p>
          </table:table-cell>
          <table:table-cell table:formula="of:=AVERAGE([.B16:.AE1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5">
            <text:p>15</text:p>
          </table:table-cell>
          <table:table-cell table:number-columns-repeated="30" office:value-type="float" office:value="0">
            <text:p>0</text:p>
          </table:table-cell>
          <table:table-cell table:formula="of:=AVERAGE([.B17:.AE1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6">
            <text:p>16</text:p>
          </table:table-cell>
          <table:table-cell table:number-columns-repeated="30" office:value-type="float" office:value="0">
            <text:p>0</text:p>
          </table:table-cell>
          <table:table-cell table:formula="of:=AVERAGE([.B18:.AE1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7">
            <text:p>17</text:p>
          </table:table-cell>
          <table:table-cell table:number-columns-repeated="30" office:value-type="float" office:value="0">
            <text:p>0</text:p>
          </table:table-cell>
          <table:table-cell table:formula="of:=AVERAGE([.B19:.AE1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8">
            <text:p>18</text:p>
          </table:table-cell>
          <table:table-cell table:number-columns-repeated="30" office:value-type="float" office:value="0">
            <text:p>0</text:p>
          </table:table-cell>
          <table:table-cell table:formula="of:=AVERAGE([.B20:.AE2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9">
            <text:p>19</text:p>
          </table:table-cell>
          <table:table-cell table:number-columns-repeated="30" office:value-type="float" office:value="0">
            <text:p>0</text:p>
          </table:table-cell>
          <table:table-cell table:formula="of:=AVERAGE([.B21:.AE2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0">
            <text:p>20</text:p>
          </table:table-cell>
          <table:table-cell table:number-columns-repeated="30" office:value-type="float" office:value="0">
            <text:p>0</text:p>
          </table:table-cell>
          <table:table-cell table:formula="of:=AVERAGE([.B22:.AE2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1">
            <text:p>21</text:p>
          </table:table-cell>
          <table:table-cell table:number-columns-repeated="30" office:value-type="float" office:value="0">
            <text:p>0</text:p>
          </table:table-cell>
          <table:table-cell table:formula="of:=AVERAGE([.B23:.AE2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2">
            <text:p>22</text:p>
          </table:table-cell>
          <table:table-cell table:number-columns-repeated="30" office:value-type="float" office:value="0">
            <text:p>0</text:p>
          </table:table-cell>
          <table:table-cell table:formula="of:=AVERAGE([.B24:.AE2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3">
            <text:p>23</text:p>
          </table:table-cell>
          <table:table-cell table:number-columns-repeated="30" office:value-type="float" office:value="0">
            <text:p>0</text:p>
          </table:table-cell>
          <table:table-cell table:formula="of:=AVERAGE([.B25:.AE2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4">
            <text:p>24</text:p>
          </table:table-cell>
          <table:table-cell table:number-columns-repeated="30" office:value-type="float" office:value="0">
            <text:p>0</text:p>
          </table:table-cell>
          <table:table-cell table:formula="of:=AVERAGE([.B26:.AE2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5">
            <text:p>25</text:p>
          </table:table-cell>
          <table:table-cell table:number-columns-repeated="30" office:value-type="float" office:value="0">
            <text:p>0</text:p>
          </table:table-cell>
          <table:table-cell table:formula="of:=AVERAGE([.B27:.AE2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6">
            <text:p>26</text:p>
          </table:table-cell>
          <table:table-cell table:number-columns-repeated="30" office:value-type="float" office:value="0">
            <text:p>0</text:p>
          </table:table-cell>
          <table:table-cell table:formula="of:=AVERAGE([.B28:.AE2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7">
            <text:p>27</text:p>
          </table:table-cell>
          <table:table-cell table:number-columns-repeated="30" office:value-type="float" office:value="0">
            <text:p>0</text:p>
          </table:table-cell>
          <table:table-cell table:formula="of:=AVERAGE([.B29:.AE2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8">
            <text:p>28</text:p>
          </table:table-cell>
          <table:table-cell table:number-columns-repeated="30" office:value-type="float" office:value="0">
            <text:p>0</text:p>
          </table:table-cell>
          <table:table-cell table:formula="of:=AVERAGE([.B30:.AE3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9">
            <text:p>29</text:p>
          </table:table-cell>
          <table:table-cell table:number-columns-repeated="30" office:value-type="float" office:value="0">
            <text:p>0</text:p>
          </table:table-cell>
          <table:table-cell table:formula="of:=AVERAGE([.B31:.AE3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formula="of:=AVERAGE([.B32:.AE32])" office:value-type="float" office:value="0.0333333333333333">
            <text:p>0,0333333333</text:p>
          </table:table-cell>
          <table:table-cell table:number-columns-repeated="99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33:.AE33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34:.AE34])" office:value-type="float" office:value="0.0666666666666667">
            <text:p>0,0666666667</text:p>
          </table:table-cell>
          <table:table-cell table:number-columns-repeated="992"/>
        </table:table-row>
        <table:table-row table:style-name="ro2">
          <table:table-cell office:value-type="float" office:value="33">
            <text:p>3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5:.AE35])" office:value-type="float" office:value="0.466666666666667">
            <text:p>0,4666666667</text:p>
          </table:table-cell>
          <table:table-cell table:number-columns-repeated="992"/>
        </table:table-row>
        <table:table-row table:style-name="ro2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6:.AE36])" office:value-type="float" office:value="0.5">
            <text:p>0,5</text:p>
          </table:table-cell>
          <table:table-cell table:number-columns-repeated="99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7:.AE37])" office:value-type="float" office:value="0.433333333333333">
            <text:p>0,4333333333</text:p>
          </table:table-cell>
          <table:table-cell table:number-columns-repeated="99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8:.AE38])" office:value-type="float" office:value="0.366666666666667">
            <text:p>0,3666666667</text:p>
          </table:table-cell>
          <table:table-cell table:number-columns-repeated="992"/>
        </table:table-row>
        <table:table-row table:style-name="ro2">
          <table:table-cell office:value-type="float" office:value="37">
            <text:p>37</text:p>
          </table:table-cell>
          <table:table-cell table:number-columns-repeated="30" office:value-type="float" office:value="0">
            <text:p>0</text:p>
          </table:table-cell>
          <table:table-cell table:formula="of:=AVERAGE([.B39:.AE3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8">
            <text:p>38</text:p>
          </table:table-cell>
          <table:table-cell table:number-columns-repeated="30" office:value-type="float" office:value="0">
            <text:p>0</text:p>
          </table:table-cell>
          <table:table-cell table:formula="of:=AVERAGE([.B40:.AE4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9">
            <text:p>39</text:p>
          </table:table-cell>
          <table:table-cell table:number-columns-repeated="30" office:value-type="float" office:value="0">
            <text:p>0</text:p>
          </table:table-cell>
          <table:table-cell table:formula="of:=AVERAGE([.B41:.AE4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0">
            <text:p>40</text:p>
          </table:table-cell>
          <table:table-cell table:number-columns-repeated="30" office:value-type="float" office:value="0">
            <text:p>0</text:p>
          </table:table-cell>
          <table:table-cell table:formula="of:=AVERAGE([.B42:.AE4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1">
            <text:p>41</text:p>
          </table:table-cell>
          <table:table-cell table:number-columns-repeated="30" office:value-type="float" office:value="0">
            <text:p>0</text:p>
          </table:table-cell>
          <table:table-cell table:formula="of:=AVERAGE([.B43:.AE4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2">
            <text:p>42</text:p>
          </table:table-cell>
          <table:table-cell table:number-columns-repeated="30" office:value-type="float" office:value="0">
            <text:p>0</text:p>
          </table:table-cell>
          <table:table-cell table:formula="of:=AVERAGE([.B44:.AE4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3">
            <text:p>43</text:p>
          </table:table-cell>
          <table:table-cell table:number-columns-repeated="30" office:value-type="float" office:value="0">
            <text:p>0</text:p>
          </table:table-cell>
          <table:table-cell table:formula="of:=AVERAGE([.B45:.AE4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4">
            <text:p>44</text:p>
          </table:table-cell>
          <table:table-cell table:number-columns-repeated="30" office:value-type="float" office:value="0">
            <text:p>0</text:p>
          </table:table-cell>
          <table:table-cell table:formula="of:=AVERAGE([.B46:.AE4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5">
            <text:p>45</text:p>
          </table:table-cell>
          <table:table-cell table:number-columns-repeated="30" office:value-type="float" office:value="0">
            <text:p>0</text:p>
          </table:table-cell>
          <table:table-cell table:formula="of:=AVERAGE([.B47:.AE4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6">
            <text:p>46</text:p>
          </table:table-cell>
          <table:table-cell table:number-columns-repeated="30" office:value-type="float" office:value="0">
            <text:p>0</text:p>
          </table:table-cell>
          <table:table-cell table:formula="of:=AVERAGE([.B48:.AE4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7">
            <text:p>47</text:p>
          </table:table-cell>
          <table:table-cell table:number-columns-repeated="30" office:value-type="float" office:value="0">
            <text:p>0</text:p>
          </table:table-cell>
          <table:table-cell table:formula="of:=AVERAGE([.B49:.AE4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8">
            <text:p>48</text:p>
          </table:table-cell>
          <table:table-cell table:number-columns-repeated="30" office:value-type="float" office:value="0">
            <text:p>0</text:p>
          </table:table-cell>
          <table:table-cell table:formula="of:=AVERAGE([.B50:.AE5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9">
            <text:p>49</text:p>
          </table:table-cell>
          <table:table-cell table:number-columns-repeated="30" office:value-type="float" office:value="0">
            <text:p>0</text:p>
          </table:table-cell>
          <table:table-cell table:formula="of:=AVERAGE([.B51:.AE5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0">
            <text:p>50</text:p>
          </table:table-cell>
          <table:table-cell table:number-columns-repeated="30" office:value-type="float" office:value="0">
            <text:p>0</text:p>
          </table:table-cell>
          <table:table-cell table:formula="of:=AVERAGE([.B52:.AE5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1">
            <text:p>51</text:p>
          </table:table-cell>
          <table:table-cell table:number-columns-repeated="30" office:value-type="float" office:value="0">
            <text:p>0</text:p>
          </table:table-cell>
          <table:table-cell table:formula="of:=AVERAGE([.B53:.AE5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2">
            <text:p>52</text:p>
          </table:table-cell>
          <table:table-cell table:number-columns-repeated="30" office:value-type="float" office:value="0">
            <text:p>0</text:p>
          </table:table-cell>
          <table:table-cell table:formula="of:=AVERAGE([.B54:.AE5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3">
            <text:p>53</text:p>
          </table:table-cell>
          <table:table-cell table:number-columns-repeated="30" office:value-type="float" office:value="0">
            <text:p>0</text:p>
          </table:table-cell>
          <table:table-cell table:formula="of:=AVERAGE([.B55:.AE5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4">
            <text:p>54</text:p>
          </table:table-cell>
          <table:table-cell table:number-columns-repeated="30" office:value-type="float" office:value="0">
            <text:p>0</text:p>
          </table:table-cell>
          <table:table-cell table:formula="of:=AVERAGE([.B56:.AE5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5">
            <text:p>55</text:p>
          </table:table-cell>
          <table:table-cell table:number-columns-repeated="30" office:value-type="float" office:value="0">
            <text:p>0</text:p>
          </table:table-cell>
          <table:table-cell table:formula="of:=AVERAGE([.B57:.AE5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6">
            <text:p>56</text:p>
          </table:table-cell>
          <table:table-cell table:number-columns-repeated="30" office:value-type="float" office:value="0">
            <text:p>0</text:p>
          </table:table-cell>
          <table:table-cell table:formula="of:=AVERAGE([.B58:.AE5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7">
            <text:p>57</text:p>
          </table:table-cell>
          <table:table-cell table:number-columns-repeated="30" office:value-type="float" office:value="0">
            <text:p>0</text:p>
          </table:table-cell>
          <table:table-cell table:formula="of:=AVERAGE([.B59:.AE5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8">
            <text:p>58</text:p>
          </table:table-cell>
          <table:table-cell table:number-columns-repeated="30" office:value-type="float" office:value="0">
            <text:p>0</text:p>
          </table:table-cell>
          <table:table-cell table:formula="of:=AVERAGE([.B60:.AE6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9">
            <text:p>59</text:p>
          </table:table-cell>
          <table:table-cell table:number-columns-repeated="30" office:value-type="float" office:value="0">
            <text:p>0</text:p>
          </table:table-cell>
          <table:table-cell table:formula="of:=AVERAGE([.B61:.AE6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0">
            <text:p>60</text:p>
          </table:table-cell>
          <table:table-cell table:number-columns-repeated="30" office:value-type="float" office:value="0">
            <text:p>0</text:p>
          </table:table-cell>
          <table:table-cell table:formula="of:=AVERAGE([.B62:.AE6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1">
            <text:p>61</text:p>
          </table:table-cell>
          <table:table-cell table:number-columns-repeated="30" office:value-type="float" office:value="0">
            <text:p>0</text:p>
          </table:table-cell>
          <table:table-cell table:formula="of:=AVERAGE([.B63:.AE6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2">
            <text:p>62</text:p>
          </table:table-cell>
          <table:table-cell table:number-columns-repeated="30" office:value-type="float" office:value="0">
            <text:p>0</text:p>
          </table:table-cell>
          <table:table-cell table:formula="of:=AVERAGE([.B64:.AE6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3">
            <text:p>63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5:.AE65])" office:value-type="float" office:value="0.0333333333333333">
            <text:p>0,0333333333</text:p>
          </table:table-cell>
          <table:table-cell table:number-columns-repeated="99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6:.AE66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67:.AE67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68:.AE68])" office:value-type="float" office:value="0.6">
            <text:p>0,6</text:p>
          </table:table-cell>
          <table:table-cell table:number-columns-repeated="992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69:.AE69])" office:value-type="float" office:value="0.533333333333333">
            <text:p>0,5333333333</text:p>
          </table:table-cell>
          <table:table-cell table:number-columns-repeated="99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0:.AE70])" office:value-type="float" office:value="0.448275862068966">
            <text:p>0,4482758621</text:p>
          </table:table-cell>
          <table:table-cell table:number-columns-repeated="99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1:.AE71])" office:value-type="float" office:value="0.344827586206897">
            <text:p>0,3448275862</text:p>
          </table:table-cell>
          <table:table-cell table:number-columns-repeated="99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2:.AE72])" office:value-type="float" office:value="0.0714285714285714">
            <text:p>0,0714285714</text:p>
          </table:table-cell>
          <table:table-cell table:number-columns-repeated="99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3:.AE7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4:.AE7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5:.AE7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6:.AE7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7:.AE7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8:.AE7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9:.AE7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0:.AE8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1:.AE8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4:.AE8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5:.AE8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6:.AE8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7:.AE8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8:.AE8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9:.AE8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0:.AE9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1:.AE9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2:.AE9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3:.AE9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4:.AE9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5:.AE9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6:.AE9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7:.AE9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8:.AE98])" office:value-type="float" office:value="0.0357142857142857">
            <text:p>0,0357142857</text:p>
          </table:table-cell>
          <table:table-cell table:number-columns-repeated="99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9:.AE99])" office:value-type="float" office:value="0.0357142857142857">
            <text:p>0,0357142857</text:p>
          </table:table-cell>
          <table:table-cell table:number-columns-repeated="99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0:.AE100])" office:value-type="float" office:value="0.107142857142857">
            <text:p>0,1071428571</text:p>
          </table:table-cell>
          <table:table-cell table:number-columns-repeated="99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1:.AE101])" office:value-type="float" office:value="0.285714285714286">
            <text:p>0,2857142857</text:p>
          </table:table-cell>
          <table:table-cell table:number-columns-repeated="99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2:.AE102])" office:value-type="float" office:value="0.851851851851852">
            <text:p>0,8518518519</text:p>
          </table:table-cell>
          <table:table-cell table:number-columns-repeated="99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3:.AE103])" office:value-type="float" office:value="0.962962962962963">
            <text:p>0,962962963</text:p>
          </table:table-cell>
          <table:table-cell table:number-columns-repeated="99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4:.AE104])" office:value-type="float" office:value="0.96">
            <text:p>0,96</text:p>
          </table:table-cell>
          <table:table-cell table:number-columns-repeated="99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5:.AE105])" office:value-type="float" office:value="1">
            <text:p>1</text:p>
          </table:table-cell>
          <table:table-cell table:number-columns-repeated="99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Flow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3" table:number-columns-repeated="982" table:default-cell-style-name="Default"/>
        <table:table-row table:style-name="ro7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8" office:value-type="string">
            <text:p>Average – Normal Flow (in Bytes)</text:p>
          </table:table-cell>
          <table:table-cell table:style-name="ce8" office:value-type="string">
            <text:p>Average – Normal Flow (Mbps)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5012">
            <text:p>855012</text:p>
          </table:table-cell>
          <table:table-cell office:value-type="float" office:value="989120">
            <text:p>989120</text:p>
          </table:table-cell>
          <table:table-cell office:value-type="float" office:value="1007268">
            <text:p>1007268</text:p>
          </table:table-cell>
          <table:table-cell office:value-type="float" office:value="943100">
            <text:p>943100</text:p>
          </table:table-cell>
          <table:table-cell office:value-type="float" office:value="699124">
            <text:p>699124</text:p>
          </table:table-cell>
          <table:table-cell office:value-type="float" office:value="816528">
            <text:p>816528</text:p>
          </table:table-cell>
          <table:table-cell office:value-type="float" office:value="961676">
            <text:p>961676</text:p>
          </table:table-cell>
          <table:table-cell office:value-type="float" office:value="815560">
            <text:p>815560</text:p>
          </table:table-cell>
          <table:table-cell office:value-type="float" office:value="893336">
            <text:p>893336</text:p>
          </table:table-cell>
          <table:table-cell office:value-type="float" office:value="1162584">
            <text:p>1162584</text:p>
          </table:table-cell>
          <table:table-cell office:value-type="float" office:value="698044">
            <text:p>698044</text:p>
          </table:table-cell>
          <table:table-cell office:value-type="float" office:value="733132">
            <text:p>733132</text:p>
          </table:table-cell>
          <table:table-cell office:value-type="float" office:value="1285920">
            <text:p>1285920</text:p>
          </table:table-cell>
          <table:table-cell office:value-type="float" office:value="694176">
            <text:p>694176</text:p>
          </table:table-cell>
          <table:table-cell office:value-type="float" office:value="647724">
            <text:p>647724</text:p>
          </table:table-cell>
          <table:table-cell office:value-type="float" office:value="781096">
            <text:p>781096</text:p>
          </table:table-cell>
          <table:table-cell office:value-type="float" office:value="921012">
            <text:p>921012</text:p>
          </table:table-cell>
          <table:table-cell office:value-type="float" office:value="976056">
            <text:p>976056</text:p>
          </table:table-cell>
          <table:table-cell office:value-type="float" office:value="1161520">
            <text:p>1161520</text:p>
          </table:table-cell>
          <table:table-cell office:value-type="float" office:value="813832">
            <text:p>813832</text:p>
          </table:table-cell>
          <table:table-cell office:value-type="float" office:value="1061928">
            <text:p>1061928</text:p>
          </table:table-cell>
          <table:table-cell office:value-type="float" office:value="1025012">
            <text:p>1025012</text:p>
          </table:table-cell>
          <table:table-cell office:value-type="float" office:value="834108">
            <text:p>834108</text:p>
          </table:table-cell>
          <table:table-cell office:value-type="float" office:value="908644">
            <text:p>908644</text:p>
          </table:table-cell>
          <table:table-cell office:value-type="float" office:value="529372">
            <text:p>529372</text:p>
          </table:table-cell>
          <table:table-cell office:value-type="float" office:value="1136624">
            <text:p>1136624</text:p>
          </table:table-cell>
          <table:table-cell office:value-type="float" office:value="836172">
            <text:p>836172</text:p>
          </table:table-cell>
          <table:table-cell office:value-type="float" office:value="692076">
            <text:p>692076</text:p>
          </table:table-cell>
          <table:table-cell office:value-type="float" office:value="906816">
            <text:p>906816</text:p>
          </table:table-cell>
          <table:table-cell office:value-type="float" office:value="796804">
            <text:p>796804</text:p>
          </table:table-cell>
          <table:table-cell table:formula="of:=AVERAGE([.B2:.AE2])" office:value-type="float" office:value="886112.533333333">
            <text:p>886112,533333333</text:p>
          </table:table-cell>
          <table:table-cell table:formula="of:=(([.AF2]*8)/1000)/1000" office:value-type="float" office:value="7.08890026666667">
            <text:p>7,0889002667</text:p>
          </table:table-cell>
          <table:table-cell table:number-columns-repeated="991"/>
        </table:table-row>
        <table:table-row table:style-name="ro8">
          <table:table-cell office:value-type="float" office:value="1">
            <text:p>1</text:p>
          </table:table-cell>
          <table:table-cell office:value-type="float" office:value="885240">
            <text:p>885240</text:p>
          </table:table-cell>
          <table:table-cell office:value-type="float" office:value="1154484">
            <text:p>1154484</text:p>
          </table:table-cell>
          <table:table-cell office:value-type="float" office:value="942108">
            <text:p>942108</text:p>
          </table:table-cell>
          <table:table-cell office:value-type="float" office:value="1009780">
            <text:p>1009780</text:p>
          </table:table-cell>
          <table:table-cell office:value-type="float" office:value="899092">
            <text:p>899092</text:p>
          </table:table-cell>
          <table:table-cell office:value-type="float" office:value="696304">
            <text:p>696304</text:p>
          </table:table-cell>
          <table:table-cell office:value-type="float" office:value="659296">
            <text:p>659296</text:p>
          </table:table-cell>
          <table:table-cell office:value-type="float" office:value="1165256">
            <text:p>1165256</text:p>
          </table:table-cell>
          <table:table-cell office:value-type="float" office:value="1000924">
            <text:p>1000924</text:p>
          </table:table-cell>
          <table:table-cell office:value-type="float" office:value="616764">
            <text:p>616764</text:p>
          </table:table-cell>
          <table:table-cell office:value-type="float" office:value="1003728">
            <text:p>1003728</text:p>
          </table:table-cell>
          <table:table-cell office:value-type="float" office:value="1339584">
            <text:p>1339584</text:p>
          </table:table-cell>
          <table:table-cell office:value-type="float" office:value="897832">
            <text:p>897832</text:p>
          </table:table-cell>
          <table:table-cell office:value-type="float" office:value="681464">
            <text:p>681464</text:p>
          </table:table-cell>
          <table:table-cell office:value-type="float" office:value="1018260">
            <text:p>1018260</text:p>
          </table:table-cell>
          <table:table-cell office:value-type="float" office:value="799512">
            <text:p>799512</text:p>
          </table:table-cell>
          <table:table-cell office:value-type="float" office:value="827588">
            <text:p>827588</text:p>
          </table:table-cell>
          <table:table-cell office:value-type="float" office:value="857884">
            <text:p>857884</text:p>
          </table:table-cell>
          <table:table-cell office:value-type="float" office:value="1308148">
            <text:p>1308148</text:p>
          </table:table-cell>
          <table:table-cell office:value-type="float" office:value="879252">
            <text:p>879252</text:p>
          </table:table-cell>
          <table:table-cell office:value-type="float" office:value="831972">
            <text:p>831972</text:p>
          </table:table-cell>
          <table:table-cell office:value-type="float" office:value="882272">
            <text:p>882272</text:p>
          </table:table-cell>
          <table:table-cell office:value-type="float" office:value="894188">
            <text:p>894188</text:p>
          </table:table-cell>
          <table:table-cell office:value-type="float" office:value="1049488">
            <text:p>1049488</text:p>
          </table:table-cell>
          <table:table-cell office:value-type="float" office:value="884616">
            <text:p>884616</text:p>
          </table:table-cell>
          <table:table-cell office:value-type="float" office:value="950404">
            <text:p>950404</text:p>
          </table:table-cell>
          <table:table-cell office:value-type="float" office:value="1032332">
            <text:p>1032332</text:p>
          </table:table-cell>
          <table:table-cell office:value-type="float" office:value="1061028">
            <text:p>1061028</text:p>
          </table:table-cell>
          <table:table-cell office:value-type="float" office:value="801916">
            <text:p>801916</text:p>
          </table:table-cell>
          <table:table-cell office:value-type="float" office:value="1785708">
            <text:p>1785708</text:p>
          </table:table-cell>
          <table:table-cell table:formula="of:=AVERAGE([.B3:.AE3])" office:value-type="float" office:value="960547.466666667">
            <text:p>960547,466666667</text:p>
          </table:table-cell>
          <table:table-cell table:formula="of:=(([.AF3]*8)/1000)/1000" office:value-type="float" office:value="7.68437973333333">
            <text:p>7,6843797333</text:p>
          </table:table-cell>
          <table:table-cell/>
          <table:table-cell table:style-name="ce5" office:value-type="string">
            <text:p>Normal Traciffic</text:p>
          </table:table-cell>
          <table:table-cell table:style-name="ce5"/>
          <table:table-cell/>
          <table:table-cell table:style-name="ce11" office:value-type="string">
            <text:p>Restriction of data rate Transmission Applied/Period of Time in Seconds</text:p>
          </table:table-cell>
          <table:table-cell table:style-name="ce14" office:value-type="string">
            <text:p>Normal/1-30</text:p>
          </table:table-cell>
          <table:table-cell table:style-name="ce16" office:value-type="string">
            <text:p>Soft/39-64</text:p>
          </table:table-cell>
          <table:table-cell table:style-name="ce16" office:value-type="string">
            <text:p>Hard/72-92</text:p>
          </table:table-cell>
          <table:table-cell table:style-name="ce18" office:value-type="string">
            <text:p>Block/110-130</text:p>
          </table:table-cell>
          <table:table-cell table:number-columns-repeated="982"/>
        </table:table-row>
        <table:table-row table:style-name="ro8">
          <table:table-cell office:value-type="float" office:value="2">
            <text:p>2</text:p>
          </table:table-cell>
          <table:table-cell office:value-type="float" office:value="986720">
            <text:p>986720</text:p>
          </table:table-cell>
          <table:table-cell office:value-type="float" office:value="768496">
            <text:p>768496</text:p>
          </table:table-cell>
          <table:table-cell office:value-type="float" office:value="604876">
            <text:p>604876</text:p>
          </table:table-cell>
          <table:table-cell office:value-type="float" office:value="782768">
            <text:p>782768</text:p>
          </table:table-cell>
          <table:table-cell office:value-type="float" office:value="938960">
            <text:p>938960</text:p>
          </table:table-cell>
          <table:table-cell office:value-type="float" office:value="803212">
            <text:p>803212</text:p>
          </table:table-cell>
          <table:table-cell office:value-type="float" office:value="1150288">
            <text:p>1150288</text:p>
          </table:table-cell>
          <table:table-cell office:value-type="float" office:value="884836">
            <text:p>884836</text:p>
          </table:table-cell>
          <table:table-cell office:value-type="float" office:value="933044">
            <text:p>933044</text:p>
          </table:table-cell>
          <table:table-cell office:value-type="float" office:value="907844">
            <text:p>907844</text:p>
          </table:table-cell>
          <table:table-cell office:value-type="float" office:value="1116192">
            <text:p>1116192</text:p>
          </table:table-cell>
          <table:table-cell office:value-type="float" office:value="884348">
            <text:p>884348</text:p>
          </table:table-cell>
          <table:table-cell office:value-type="float" office:value="859540">
            <text:p>859540</text:p>
          </table:table-cell>
          <table:table-cell office:value-type="float" office:value="566252">
            <text:p>566252</text:p>
          </table:table-cell>
          <table:table-cell office:value-type="float" office:value="719220">
            <text:p>719220</text:p>
          </table:table-cell>
          <table:table-cell office:value-type="float" office:value="1001820">
            <text:p>1001820</text:p>
          </table:table-cell>
          <table:table-cell office:value-type="float" office:value="1003136">
            <text:p>1003136</text:p>
          </table:table-cell>
          <table:table-cell office:value-type="float" office:value="592068">
            <text:p>592068</text:p>
          </table:table-cell>
          <table:table-cell office:value-type="float" office:value="763812">
            <text:p>763812</text:p>
          </table:table-cell>
          <table:table-cell office:value-type="float" office:value="1182964">
            <text:p>1182964</text:p>
          </table:table-cell>
          <table:table-cell office:value-type="float" office:value="1137300">
            <text:p>1137300</text:p>
          </table:table-cell>
          <table:table-cell office:value-type="float" office:value="908888">
            <text:p>908888</text:p>
          </table:table-cell>
          <table:table-cell office:value-type="float" office:value="847240">
            <text:p>847240</text:p>
          </table:table-cell>
          <table:table-cell office:value-type="float" office:value="749160">
            <text:p>749160</text:p>
          </table:table-cell>
          <table:table-cell office:value-type="float" office:value="901264">
            <text:p>901264</text:p>
          </table:table-cell>
          <table:table-cell office:value-type="float" office:value="960300">
            <text:p>960300</text:p>
          </table:table-cell>
          <table:table-cell office:value-type="float" office:value="832032">
            <text:p>832032</text:p>
          </table:table-cell>
          <table:table-cell office:value-type="float" office:value="852668">
            <text:p>852668</text:p>
          </table:table-cell>
          <table:table-cell office:value-type="float" office:value="1464884">
            <text:p>1464884</text:p>
          </table:table-cell>
          <table:table-cell office:value-type="float" office:value="996668">
            <text:p>996668</text:p>
          </table:table-cell>
          <table:table-cell table:formula="of:=AVERAGE([.B4:.AE4])" office:value-type="float" office:value="903360">
            <text:p>903360</text:p>
          </table:table-cell>
          <table:table-cell table:formula="of:=(([.AF4]*8)/1000)/1000" office:value-type="float" office:value="7.22688">
            <text:p>7,22688</text:p>
          </table:table-cell>
          <table:table-cell/>
          <table:table-cell table:style-name="ce5" office:value-type="string">
            <text:p>Normal Flow (1-30)</text:p>
          </table:table-cell>
          <table:table-cell table:style-name="ce5" table:formula="of:=AVERAGE([.AG2:.AG32])" office:value-type="float" office:value="6.4674159483871">
            <text:p>6,4674159484</text:p>
          </table:table-cell>
          <table:table-cell/>
          <table:table-cell table:style-name="ce12" office:value-type="string">
            <text:p>Data rate of normal flow in Mbps</text:p>
          </table:table-cell>
          <table:table-cell table:style-name="ce15" table:formula="of:=[.AJ4]" office:value-type="float" office:value="6.4674159483871">
            <text:p>6,47</text:p>
          </table:table-cell>
          <table:table-cell table:style-name="ce17" table:formula="of:=[.AJ5]" office:value-type="float" office:value="8.98699327179487">
            <text:p>8,99</text:p>
          </table:table-cell>
          <table:table-cell table:style-name="ce17" table:formula="of:=[.AJ6]" office:value-type="float" office:value="14.7235926186667">
            <text:p>14,72</text:p>
          </table:table-cell>
          <table:table-cell table:style-name="ce19" table:formula="of:=[.AJ7]" office:value-type="float" office:value="15.0399007673951">
            <text:p>15,04</text:p>
          </table:table-cell>
          <table:table-cell table:number-columns-repeated="982"/>
        </table:table-row>
        <table:table-row table:style-name="ro9">
          <table:table-cell office:value-type="float" office:value="3">
            <text:p>3</text:p>
          </table:table-cell>
          <table:table-cell office:value-type="float" office:value="1168636">
            <text:p>1168636</text:p>
          </table:table-cell>
          <table:table-cell office:value-type="float" office:value="958704">
            <text:p>958704</text:p>
          </table:table-cell>
          <table:table-cell office:value-type="float" office:value="866564">
            <text:p>866564</text:p>
          </table:table-cell>
          <table:table-cell office:value-type="float" office:value="613432">
            <text:p>613432</text:p>
          </table:table-cell>
          <table:table-cell office:value-type="float" office:value="1181516">
            <text:p>1181516</text:p>
          </table:table-cell>
          <table:table-cell office:value-type="float" office:value="1013516">
            <text:p>1013516</text:p>
          </table:table-cell>
          <table:table-cell office:value-type="float" office:value="1194524">
            <text:p>1194524</text:p>
          </table:table-cell>
          <table:table-cell office:value-type="float" office:value="640072">
            <text:p>640072</text:p>
          </table:table-cell>
          <table:table-cell office:value-type="float" office:value="1113760">
            <text:p>1113760</text:p>
          </table:table-cell>
          <table:table-cell office:value-type="float" office:value="1132528">
            <text:p>1132528</text:p>
          </table:table-cell>
          <table:table-cell office:value-type="float" office:value="818512">
            <text:p>818512</text:p>
          </table:table-cell>
          <table:table-cell office:value-type="float" office:value="782528">
            <text:p>782528</text:p>
          </table:table-cell>
          <table:table-cell office:value-type="float" office:value="1235908">
            <text:p>1235908</text:p>
          </table:table-cell>
          <table:table-cell office:value-type="float" office:value="1021916">
            <text:p>1021916</text:p>
          </table:table-cell>
          <table:table-cell office:value-type="float" office:value="885004">
            <text:p>885004</text:p>
          </table:table-cell>
          <table:table-cell office:value-type="float" office:value="1002264">
            <text:p>1002264</text:p>
          </table:table-cell>
          <table:table-cell office:value-type="float" office:value="843872">
            <text:p>843872</text:p>
          </table:table-cell>
          <table:table-cell office:value-type="float" office:value="996620">
            <text:p>996620</text:p>
          </table:table-cell>
          <table:table-cell office:value-type="float" office:value="990540">
            <text:p>990540</text:p>
          </table:table-cell>
          <table:table-cell office:value-type="float" office:value="734364">
            <text:p>734364</text:p>
          </table:table-cell>
          <table:table-cell office:value-type="float" office:value="722108">
            <text:p>722108</text:p>
          </table:table-cell>
          <table:table-cell office:value-type="float" office:value="465128">
            <text:p>465128</text:p>
          </table:table-cell>
          <table:table-cell office:value-type="float" office:value="1056644">
            <text:p>1056644</text:p>
          </table:table-cell>
          <table:table-cell office:value-type="float" office:value="964788">
            <text:p>964788</text:p>
          </table:table-cell>
          <table:table-cell office:value-type="float" office:value="530356">
            <text:p>530356</text:p>
          </table:table-cell>
          <table:table-cell office:value-type="float" office:value="869720">
            <text:p>869720</text:p>
          </table:table-cell>
          <table:table-cell office:value-type="float" office:value="1016812">
            <text:p>1016812</text:p>
          </table:table-cell>
          <table:table-cell office:value-type="float" office:value="975116">
            <text:p>975116</text:p>
          </table:table-cell>
          <table:table-cell office:value-type="float" office:value="1362492">
            <text:p>1362492</text:p>
          </table:table-cell>
          <table:table-cell office:value-type="float" office:value="1079860">
            <text:p>1079860</text:p>
          </table:table-cell>
          <table:table-cell table:formula="of:=AVERAGE([.B5:.AE5])" office:value-type="float" office:value="941260.133333333">
            <text:p>941260,133333333</text:p>
          </table:table-cell>
          <table:table-cell table:formula="of:=(([.AF5]*8)/1000)/1000" office:value-type="float" office:value="7.53008106666667">
            <text:p>7,5300810667</text:p>
          </table:table-cell>
          <table:table-cell/>
          <table:table-cell table:style-name="ce5" office:value-type="string">
            <text:p>Soft Flow (39-64)</text:p>
          </table:table-cell>
          <table:table-cell table:style-name="ce9" table:formula="of:=AVERAGE([.AG41:.AG66])" office:value-type="float" office:value="8.98699327179487">
            <text:p>8,98699</text:p>
          </table:table-cell>
          <table:table-cell table:style-name="ce10"/>
          <table:table-cell table:style-name="ce13" office:value-type="string">
            <text:p>Data rate of suspicious flow in Mbps</text:p>
          </table:table-cell>
          <table:table-cell table:style-name="ce15" table:formula="of:=[.AJ11]" office:value-type="float" office:value="9.86682195268817">
            <text:p>9,87</text:p>
          </table:table-cell>
          <table:table-cell table:style-name="ce17" table:formula="of:=[.AJ12]" office:value-type="float" office:value="3.78064352820513">
            <text:p>3,78</text:p>
          </table:table-cell>
          <table:table-cell table:style-name="ce17" table:formula="of:=[.AJ13]" office:value-type="float" office:value="0.557922773333333">
            <text:p>0,56</text:p>
          </table:table-cell>
          <table:table-cell table:style-name="ce19" table:formula="of:=[.AJ14]" office:value-type="float" office:value="0">
            <text:p>0,00</text:p>
          </table:table-cell>
          <table:table-cell table:number-columns-repeated="982"/>
        </table:table-row>
        <table:table-row table:style-name="ro8">
          <table:table-cell office:value-type="float" office:value="4">
            <text:p>4</text:p>
          </table:table-cell>
          <table:table-cell office:value-type="float" office:value="889256">
            <text:p>889256</text:p>
          </table:table-cell>
          <table:table-cell office:value-type="float" office:value="802964">
            <text:p>802964</text:p>
          </table:table-cell>
          <table:table-cell office:value-type="float" office:value="523296">
            <text:p>523296</text:p>
          </table:table-cell>
          <table:table-cell office:value-type="float" office:value="1616112">
            <text:p>1616112</text:p>
          </table:table-cell>
          <table:table-cell office:value-type="float" office:value="957060">
            <text:p>957060</text:p>
          </table:table-cell>
          <table:table-cell office:value-type="float" office:value="1047632">
            <text:p>1047632</text:p>
          </table:table-cell>
          <table:table-cell office:value-type="float" office:value="605544">
            <text:p>605544</text:p>
          </table:table-cell>
          <table:table-cell office:value-type="float" office:value="958632">
            <text:p>958632</text:p>
          </table:table-cell>
          <table:table-cell office:value-type="float" office:value="935428">
            <text:p>935428</text:p>
          </table:table-cell>
          <table:table-cell office:value-type="float" office:value="863672">
            <text:p>863672</text:p>
          </table:table-cell>
          <table:table-cell office:value-type="float" office:value="1011208">
            <text:p>1011208</text:p>
          </table:table-cell>
          <table:table-cell office:value-type="float" office:value="1005288">
            <text:p>1005288</text:p>
          </table:table-cell>
          <table:table-cell office:value-type="float" office:value="850824">
            <text:p>850824</text:p>
          </table:table-cell>
          <table:table-cell office:value-type="float" office:value="822656">
            <text:p>822656</text:p>
          </table:table-cell>
          <table:table-cell office:value-type="float" office:value="651376">
            <text:p>651376</text:p>
          </table:table-cell>
          <table:table-cell office:value-type="float" office:value="1446176">
            <text:p>1446176</text:p>
          </table:table-cell>
          <table:table-cell office:value-type="float" office:value="914056">
            <text:p>914056</text:p>
          </table:table-cell>
          <table:table-cell office:value-type="float" office:value="701132">
            <text:p>701132</text:p>
          </table:table-cell>
          <table:table-cell office:value-type="float" office:value="979260">
            <text:p>979260</text:p>
          </table:table-cell>
          <table:table-cell office:value-type="float" office:value="1126308">
            <text:p>1126308</text:p>
          </table:table-cell>
          <table:table-cell office:value-type="float" office:value="770832">
            <text:p>770832</text:p>
          </table:table-cell>
          <table:table-cell office:value-type="float" office:value="932316">
            <text:p>932316</text:p>
          </table:table-cell>
          <table:table-cell office:value-type="float" office:value="869492">
            <text:p>869492</text:p>
          </table:table-cell>
          <table:table-cell office:value-type="float" office:value="635000">
            <text:p>635000</text:p>
          </table:table-cell>
          <table:table-cell office:value-type="float" office:value="868364">
            <text:p>868364</text:p>
          </table:table-cell>
          <table:table-cell office:value-type="float" office:value="844264">
            <text:p>844264</text:p>
          </table:table-cell>
          <table:table-cell office:value-type="float" office:value="1105968">
            <text:p>1105968</text:p>
          </table:table-cell>
          <table:table-cell office:value-type="float" office:value="594608">
            <text:p>594608</text:p>
          </table:table-cell>
          <table:table-cell office:value-type="float" office:value="857356">
            <text:p>857356</text:p>
          </table:table-cell>
          <table:table-cell office:value-type="float" office:value="1288272">
            <text:p>1288272</text:p>
          </table:table-cell>
          <table:table-cell table:formula="of:=AVERAGE([.B6:.AE6])" office:value-type="float" office:value="915811.733333333">
            <text:p>915811,733333333</text:p>
          </table:table-cell>
          <table:table-cell table:formula="of:=(([.AF6]*8)/1000)/1000" office:value-type="float" office:value="7.32649386666667">
            <text:p>7,3264938667</text:p>
          </table:table-cell>
          <table:table-cell/>
          <table:table-cell table:style-name="ce5" office:value-type="string">
            <text:p>Hard Flow (72-96)</text:p>
          </table:table-cell>
          <table:table-cell table:style-name="ce5" table:formula="of:=AVERAGE([.AG74:.AG98])" office:value-type="float" office:value="14.7235926186667">
            <text:p>14,7235926187</text:p>
          </table:table-cell>
          <table:table-cell table:number-columns-repeated="988"/>
        </table:table-row>
        <table:table-row table:style-name="ro8">
          <table:table-cell office:value-type="float" office:value="5">
            <text:p>5</text:p>
          </table:table-cell>
          <table:table-cell office:value-type="float" office:value="767292">
            <text:p>767292</text:p>
          </table:table-cell>
          <table:table-cell office:value-type="float" office:value="0">
            <text:p>0</text:p>
          </table:table-cell>
          <table:table-cell office:value-type="float" office:value="964436">
            <text:p>964436</text:p>
          </table:table-cell>
          <table:table-cell office:value-type="float" office:value="887596">
            <text:p>887596</text:p>
          </table:table-cell>
          <table:table-cell office:value-type="float" office:value="632348">
            <text:p>632348</text:p>
          </table:table-cell>
          <table:table-cell office:value-type="float" office:value="917052">
            <text:p>917052</text:p>
          </table:table-cell>
          <table:table-cell office:value-type="float" office:value="703372">
            <text:p>703372</text:p>
          </table:table-cell>
          <table:table-cell office:value-type="float" office:value="1168460">
            <text:p>1168460</text:p>
          </table:table-cell>
          <table:table-cell office:value-type="float" office:value="663528">
            <text:p>663528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771464">
            <text:p>771464</text:p>
          </table:table-cell>
          <table:table-cell office:value-type="float" office:value="940512">
            <text:p>940512</text:p>
          </table:table-cell>
          <table:table-cell office:value-type="float" office:value="897536">
            <text:p>897536</text:p>
          </table:table-cell>
          <table:table-cell office:value-type="float" office:value="757524">
            <text:p>757524</text:p>
          </table:table-cell>
          <table:table-cell office:value-type="float" office:value="954360">
            <text:p>954360</text:p>
          </table:table-cell>
          <table:table-cell office:value-type="float" office:value="1121688">
            <text:p>1121688</text:p>
          </table:table-cell>
          <table:table-cell office:value-type="float" office:value="703040">
            <text:p>703040</text:p>
          </table:table-cell>
          <table:table-cell office:value-type="float" office:value="57344">
            <text:p>57344</text:p>
          </table:table-cell>
          <table:table-cell office:value-type="float" office:value="848928">
            <text:p>848928</text:p>
          </table:table-cell>
          <table:table-cell office:value-type="float" office:value="858284">
            <text:p>858284</text:p>
          </table:table-cell>
          <table:table-cell office:value-type="float" office:value="1117552">
            <text:p>1117552</text:p>
          </table:table-cell>
          <table:table-cell office:value-type="float" office:value="852708">
            <text:p>852708</text:p>
          </table:table-cell>
          <table:table-cell office:value-type="float" office:value="1189676">
            <text:p>1189676</text:p>
          </table:table-cell>
          <table:table-cell office:value-type="float" office:value="1396680">
            <text:p>1396680</text:p>
          </table:table-cell>
          <table:table-cell office:value-type="float" office:value="1187916">
            <text:p>1187916</text:p>
          </table:table-cell>
          <table:table-cell office:value-type="float" office:value="1092768">
            <text:p>1092768</text:p>
          </table:table-cell>
          <table:table-cell office:value-type="float" office:value="840692">
            <text:p>840692</text:p>
          </table:table-cell>
          <table:table-cell office:value-type="float" office:value="1098232">
            <text:p>1098232</text:p>
          </table:table-cell>
          <table:table-cell office:value-type="float" office:value="839752">
            <text:p>839752</text:p>
          </table:table-cell>
          <table:table-cell table:formula="of:=AVERAGE([.B7:.AE7])" office:value-type="float" office:value="829068.933333333">
            <text:p>829068,933333333</text:p>
          </table:table-cell>
          <table:table-cell table:formula="of:=(([.AF7]*8)/1000)/1000" office:value-type="float" office:value="6.63255146666667">
            <text:p>6,6325514667</text:p>
          </table:table-cell>
          <table:table-cell/>
          <table:table-cell table:style-name="ce5" office:value-type="string">
            <text:p>Block Flow (110-130)</text:p>
          </table:table-cell>
          <table:table-cell table:style-name="ce5" table:formula="of:=AVERAGE([.AG112:.AG132])" office:value-type="float" office:value="15.0399007673951">
            <text:p>15,0399007674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9396">
            <text:p>1159396</text:p>
          </table:table-cell>
          <table:table-cell office:value-type="float" office:value="495096">
            <text:p>495096</text:p>
          </table:table-cell>
          <table:table-cell office:value-type="float" office:value="921820">
            <text:p>921820</text:p>
          </table:table-cell>
          <table:table-cell office:value-type="float" office:value="955972">
            <text:p>955972</text:p>
          </table:table-cell>
          <table:table-cell office:value-type="float" office:value="979936">
            <text:p>979936</text:p>
          </table:table-cell>
          <table:table-cell office:value-type="float" office:value="736332">
            <text:p>736332</text:p>
          </table:table-cell>
          <table:table-cell office:value-type="float" office:value="1373524">
            <text:p>1373524</text:p>
          </table:table-cell>
          <table:table-cell office:value-type="float" office:value="831388">
            <text:p>831388</text:p>
          </table:table-cell>
          <table:table-cell office:value-type="float" office:value="1052984">
            <text:p>1052984</text:p>
          </table:table-cell>
          <table:table-cell office:value-type="float" office:value="545044">
            <text:p>545044</text:p>
          </table:table-cell>
          <table:table-cell office:value-type="float" office:value="208236">
            <text:p>208236</text:p>
          </table:table-cell>
          <table:table-cell office:value-type="float" office:value="925272">
            <text:p>925272</text:p>
          </table:table-cell>
          <table:table-cell office:value-type="float" office:value="1363420">
            <text:p>1363420</text:p>
          </table:table-cell>
          <table:table-cell office:value-type="float" office:value="842176">
            <text:p>842176</text:p>
          </table:table-cell>
          <table:table-cell office:value-type="float" office:value="1061560">
            <text:p>1061560</text:p>
          </table:table-cell>
          <table:table-cell office:value-type="float" office:value="1091792">
            <text:p>1091792</text:p>
          </table:table-cell>
          <table:table-cell office:value-type="float" office:value="747288">
            <text:p>747288</text:p>
          </table:table-cell>
          <table:table-cell office:value-type="float" office:value="884948">
            <text:p>884948</text:p>
          </table:table-cell>
          <table:table-cell office:value-type="float" office:value="881260">
            <text:p>881260</text:p>
          </table:table-cell>
          <table:table-cell office:value-type="float" office:value="824648">
            <text:p>824648</text:p>
          </table:table-cell>
          <table:table-cell office:value-type="float" office:value="1063808">
            <text:p>1063808</text:p>
          </table:table-cell>
          <table:table-cell office:value-type="float" office:value="707272">
            <text:p>707272</text:p>
          </table:table-cell>
          <table:table-cell office:value-type="float" office:value="1002396">
            <text:p>1002396</text:p>
          </table:table-cell>
          <table:table-cell office:value-type="float" office:value="981616">
            <text:p>981616</text:p>
          </table:table-cell>
          <table:table-cell office:value-type="float" office:value="1289988">
            <text:p>1289988</text:p>
          </table:table-cell>
          <table:table-cell office:value-type="float" office:value="944716">
            <text:p>944716</text:p>
          </table:table-cell>
          <table:table-cell office:value-type="float" office:value="998984">
            <text:p>998984</text:p>
          </table:table-cell>
          <table:table-cell office:value-type="float" office:value="1517592">
            <text:p>1517592</text:p>
          </table:table-cell>
          <table:table-cell office:value-type="float" office:value="1095408">
            <text:p>1095408</text:p>
          </table:table-cell>
          <table:table-cell office:value-type="float" office:value="858480">
            <text:p>858480</text:p>
          </table:table-cell>
          <table:table-cell table:formula="of:=AVERAGE([.B8:.AE8])" office:value-type="float" office:value="944745.066666667">
            <text:p>944745,066666667</text:p>
          </table:table-cell>
          <table:table-cell table:formula="of:=(([.AF8]*8)/1000)/1000" office:value-type="float" office:value="7.55796053333333">
            <text:p>7,5579605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5288">
            <text:p>905288</text:p>
          </table:table-cell>
          <table:table-cell office:value-type="float" office:value="851624">
            <text:p>851624</text:p>
          </table:table-cell>
          <table:table-cell office:value-type="float" office:value="710516">
            <text:p>710516</text:p>
          </table:table-cell>
          <table:table-cell office:value-type="float" office:value="1050948">
            <text:p>1050948</text:p>
          </table:table-cell>
          <table:table-cell office:value-type="float" office:value="1147772">
            <text:p>1147772</text:p>
          </table:table-cell>
          <table:table-cell office:value-type="float" office:value="779048">
            <text:p>779048</text:p>
          </table:table-cell>
          <table:table-cell office:value-type="float" office:value="791468">
            <text:p>791468</text:p>
          </table:table-cell>
          <table:table-cell office:value-type="float" office:value="1432536">
            <text:p>1432536</text:p>
          </table:table-cell>
          <table:table-cell office:value-type="float" office:value="1183112">
            <text:p>1183112</text:p>
          </table:table-cell>
          <table:table-cell office:value-type="float" office:value="1318012">
            <text:p>1318012</text:p>
          </table:table-cell>
          <table:table-cell office:value-type="float" office:value="1023080">
            <text:p>1023080</text:p>
          </table:table-cell>
          <table:table-cell office:value-type="float" office:value="992876">
            <text:p>992876</text:p>
          </table:table-cell>
          <table:table-cell office:value-type="float" office:value="1130744">
            <text:p>1130744</text:p>
          </table:table-cell>
          <table:table-cell office:value-type="float" office:value="761220">
            <text:p>761220</text:p>
          </table:table-cell>
          <table:table-cell office:value-type="float" office:value="937420">
            <text:p>937420</text:p>
          </table:table-cell>
          <table:table-cell office:value-type="float" office:value="992748">
            <text:p>992748</text:p>
          </table:table-cell>
          <table:table-cell office:value-type="float" office:value="889336">
            <text:p>889336</text:p>
          </table:table-cell>
          <table:table-cell office:value-type="float" office:value="1186012">
            <text:p>1186012</text:p>
          </table:table-cell>
          <table:table-cell office:value-type="float" office:value="690952">
            <text:p>690952</text:p>
          </table:table-cell>
          <table:table-cell office:value-type="float" office:value="1187236">
            <text:p>1187236</text:p>
          </table:table-cell>
          <table:table-cell office:value-type="float" office:value="1005420">
            <text:p>1005420</text:p>
          </table:table-cell>
          <table:table-cell office:value-type="float" office:value="1338656">
            <text:p>1338656</text:p>
          </table:table-cell>
          <table:table-cell office:value-type="float" office:value="1389200">
            <text:p>1389200</text:p>
          </table:table-cell>
          <table:table-cell office:value-type="float" office:value="1024264">
            <text:p>1024264</text:p>
          </table:table-cell>
          <table:table-cell office:value-type="float" office:value="1016840">
            <text:p>1016840</text:p>
          </table:table-cell>
          <table:table-cell office:value-type="float" office:value="445912">
            <text:p>445912</text:p>
          </table:table-cell>
          <table:table-cell office:value-type="float" office:value="826012">
            <text:p>826012</text:p>
          </table:table-cell>
          <table:table-cell office:value-type="float" office:value="923100">
            <text:p>923100</text:p>
          </table:table-cell>
          <table:table-cell office:value-type="float" office:value="1188660">
            <text:p>1188660</text:p>
          </table:table-cell>
          <table:table-cell office:value-type="float" office:value="836424">
            <text:p>836424</text:p>
          </table:table-cell>
          <table:table-cell table:formula="of:=AVERAGE([.B9:.AE9])" office:value-type="float" office:value="998547.866666667">
            <text:p>998547,866666667</text:p>
          </table:table-cell>
          <table:table-cell table:formula="of:=(([.AF9]*8)/1000)/1000" office:value-type="float" office:value="7.98838293333333">
            <text:p>7,9883829333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2608">
            <text:p>1282608</text:p>
          </table:table-cell>
          <table:table-cell office:value-type="float" office:value="874932">
            <text:p>874932</text:p>
          </table:table-cell>
          <table:table-cell office:value-type="float" office:value="980680">
            <text:p>980680</text:p>
          </table:table-cell>
          <table:table-cell office:value-type="float" office:value="1268000">
            <text:p>1268000</text:p>
          </table:table-cell>
          <table:table-cell office:value-type="float" office:value="1060800">
            <text:p>1060800</text:p>
          </table:table-cell>
          <table:table-cell office:value-type="float" office:value="1026688">
            <text:p>1026688</text:p>
          </table:table-cell>
          <table:table-cell office:value-type="float" office:value="697648">
            <text:p>697648</text:p>
          </table:table-cell>
          <table:table-cell office:value-type="float" office:value="918040">
            <text:p>918040</text:p>
          </table:table-cell>
          <table:table-cell office:value-type="float" office:value="1303640">
            <text:p>1303640</text:p>
          </table:table-cell>
          <table:table-cell office:value-type="float" office:value="1096808">
            <text:p>1096808</text:p>
          </table:table-cell>
          <table:table-cell office:value-type="float" office:value="1231632">
            <text:p>1231632</text:p>
          </table:table-cell>
          <table:table-cell office:value-type="float" office:value="1009640">
            <text:p>1009640</text:p>
          </table:table-cell>
          <table:table-cell office:value-type="float" office:value="931364">
            <text:p>931364</text:p>
          </table:table-cell>
          <table:table-cell office:value-type="float" office:value="805652">
            <text:p>805652</text:p>
          </table:table-cell>
          <table:table-cell office:value-type="float" office:value="666948">
            <text:p>666948</text:p>
          </table:table-cell>
          <table:table-cell office:value-type="float" office:value="815888">
            <text:p>815888</text:p>
          </table:table-cell>
          <table:table-cell office:value-type="float" office:value="1298832">
            <text:p>1298832</text:p>
          </table:table-cell>
          <table:table-cell office:value-type="float" office:value="1079272">
            <text:p>1079272</text:p>
          </table:table-cell>
          <table:table-cell office:value-type="float" office:value="1095884">
            <text:p>1095884</text:p>
          </table:table-cell>
          <table:table-cell office:value-type="float" office:value="990676">
            <text:p>990676</text:p>
          </table:table-cell>
          <table:table-cell office:value-type="float" office:value="669096">
            <text:p>669096</text:p>
          </table:table-cell>
          <table:table-cell office:value-type="float" office:value="816616">
            <text:p>816616</text:p>
          </table:table-cell>
          <table:table-cell office:value-type="float" office:value="1089104">
            <text:p>1089104</text:p>
          </table:table-cell>
          <table:table-cell office:value-type="float" office:value="759388">
            <text:p>759388</text:p>
          </table:table-cell>
          <table:table-cell office:value-type="float" office:value="1032064">
            <text:p>1032064</text:p>
          </table:table-cell>
          <table:table-cell office:value-type="float" office:value="727188">
            <text:p>727188</text:p>
          </table:table-cell>
          <table:table-cell office:value-type="float" office:value="1319140">
            <text:p>1319140</text:p>
          </table:table-cell>
          <table:table-cell office:value-type="float" office:value="1137676">
            <text:p>1137676</text:p>
          </table:table-cell>
          <table:table-cell office:value-type="float" office:value="1367028">
            <text:p>1367028</text:p>
          </table:table-cell>
          <table:table-cell office:value-type="float" office:value="1153308">
            <text:p>1153308</text:p>
          </table:table-cell>
          <table:table-cell table:formula="of:=AVERAGE([.B10:.AE10])" office:value-type="float" office:value="1016874.66666667">
            <text:p>1016874,66666667</text:p>
          </table:table-cell>
          <table:table-cell table:formula="of:=(([.AF10]*8)/1000)/1000" office:value-type="float" office:value="8.13499733333333">
            <text:p>8,1349973333</text:p>
          </table:table-cell>
          <table:table-cell/>
          <table:table-cell table:style-name="ce5" table:formula="of:=[$SuspiciousFlowBytes.$AI$3]" office:value-type="string" office:string-value="Supicious Traffic">
            <text:p>Supicious Traffic</text:p>
          </table:table-cell>
          <table:table-cell table:style-name="ce5"/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2224">
            <text:p>712224</text:p>
          </table:table-cell>
          <table:table-cell office:value-type="float" office:value="1078040">
            <text:p>1078040</text:p>
          </table:table-cell>
          <table:table-cell office:value-type="float" office:value="787628">
            <text:p>787628</text:p>
          </table:table-cell>
          <table:table-cell office:value-type="float" office:value="692816">
            <text:p>692816</text:p>
          </table:table-cell>
          <table:table-cell office:value-type="float" office:value="743868">
            <text:p>743868</text:p>
          </table:table-cell>
          <table:table-cell office:value-type="float" office:value="1131988">
            <text:p>1131988</text:p>
          </table:table-cell>
          <table:table-cell office:value-type="float" office:value="862088">
            <text:p>862088</text:p>
          </table:table-cell>
          <table:table-cell office:value-type="float" office:value="680304">
            <text:p>680304</text:p>
          </table:table-cell>
          <table:table-cell office:value-type="float" office:value="546980">
            <text:p>546980</text:p>
          </table:table-cell>
          <table:table-cell office:value-type="float" office:value="901116">
            <text:p>901116</text:p>
          </table:table-cell>
          <table:table-cell office:value-type="float" office:value="948512">
            <text:p>948512</text:p>
          </table:table-cell>
          <table:table-cell office:value-type="float" office:value="491044">
            <text:p>491044</text:p>
          </table:table-cell>
          <table:table-cell office:value-type="float" office:value="883824">
            <text:p>883824</text:p>
          </table:table-cell>
          <table:table-cell office:value-type="float" office:value="1009600">
            <text:p>1009600</text:p>
          </table:table-cell>
          <table:table-cell office:value-type="float" office:value="884488">
            <text:p>884488</text:p>
          </table:table-cell>
          <table:table-cell office:value-type="float" office:value="1112852">
            <text:p>1112852</text:p>
          </table:table-cell>
          <table:table-cell office:value-type="float" office:value="1026236">
            <text:p>1026236</text:p>
          </table:table-cell>
          <table:table-cell office:value-type="float" office:value="938128">
            <text:p>938128</text:p>
          </table:table-cell>
          <table:table-cell office:value-type="float" office:value="967236">
            <text:p>967236</text:p>
          </table:table-cell>
          <table:table-cell office:value-type="float" office:value="1202032">
            <text:p>1202032</text:p>
          </table:table-cell>
          <table:table-cell office:value-type="float" office:value="1089740">
            <text:p>1089740</text:p>
          </table:table-cell>
          <table:table-cell office:value-type="float" office:value="855684">
            <text:p>855684</text:p>
          </table:table-cell>
          <table:table-cell office:value-type="float" office:value="735228">
            <text:p>735228</text:p>
          </table:table-cell>
          <table:table-cell office:value-type="float" office:value="1061692">
            <text:p>1061692</text:p>
          </table:table-cell>
          <table:table-cell office:value-type="float" office:value="1007668">
            <text:p>1007668</text:p>
          </table:table-cell>
          <table:table-cell office:value-type="float" office:value="1178172">
            <text:p>1178172</text:p>
          </table:table-cell>
          <table:table-cell office:value-type="float" office:value="1003112">
            <text:p>1003112</text:p>
          </table:table-cell>
          <table:table-cell office:value-type="float" office:value="673492">
            <text:p>673492</text:p>
          </table:table-cell>
          <table:table-cell office:value-type="float" office:value="590076">
            <text:p>590076</text:p>
          </table:table-cell>
          <table:table-cell office:value-type="float" office:value="764984">
            <text:p>764984</text:p>
          </table:table-cell>
          <table:table-cell table:formula="of:=AVERAGE([.B11:.AE11])" office:value-type="float" office:value="885361.733333333">
            <text:p>885361,733333333</text:p>
          </table:table-cell>
          <table:table-cell table:formula="of:=(([.AF11]*8)/1000)/1000" office:value-type="float" office:value="7.08289386666667">
            <text:p>7,0828938667</text:p>
          </table:table-cell>
          <table:table-cell/>
          <table:table-cell table:style-name="ce5" table:formula="of:=[$SuspiciousFlowBytes.$AI$4]" office:value-type="string" office:string-value="Normal Flow (1-30)">
            <text:p>Normal Flow (1-30)</text:p>
          </table:table-cell>
          <table:table-cell table:style-name="ce5" table:formula="of:=[$SuspiciousFlowBytes.$AJ$4]" office:value-type="float" office:value="9.86682195268817">
            <text:p>9,8668219527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2540">
            <text:p>302540</text:p>
          </table:table-cell>
          <table:table-cell office:value-type="float" office:value="1482796">
            <text:p>1482796</text:p>
          </table:table-cell>
          <table:table-cell office:value-type="float" office:value="582572">
            <text:p>582572</text:p>
          </table:table-cell>
          <table:table-cell office:value-type="float" office:value="0">
            <text:p>0</text:p>
          </table:table-cell>
          <table:table-cell office:value-type="float" office:value="1371000">
            <text:p>1371000</text:p>
          </table:table-cell>
          <table:table-cell office:value-type="float" office:value="692812">
            <text:p>692812</text:p>
          </table:table-cell>
          <table:table-cell office:value-type="float" office:value="773704">
            <text:p>773704</text:p>
          </table:table-cell>
          <table:table-cell office:value-type="float" office:value="601180">
            <text:p>601180</text:p>
          </table:table-cell>
          <table:table-cell office:value-type="float" office:value="349788">
            <text:p>349788</text:p>
          </table:table-cell>
          <table:table-cell office:value-type="float" office:value="1051196">
            <text:p>1051196</text:p>
          </table:table-cell>
          <table:table-cell office:value-type="float" office:value="502340">
            <text:p>502340</text:p>
          </table:table-cell>
          <table:table-cell office:value-type="float" office:value="959464">
            <text:p>959464</text:p>
          </table:table-cell>
          <table:table-cell office:value-type="float" office:value="736684">
            <text:p>736684</text:p>
          </table:table-cell>
          <table:table-cell office:value-type="float" office:value="990092">
            <text:p>990092</text:p>
          </table:table-cell>
          <table:table-cell office:value-type="float" office:value="889300">
            <text:p>889300</text:p>
          </table:table-cell>
          <table:table-cell office:value-type="float" office:value="1304016">
            <text:p>1304016</text:p>
          </table:table-cell>
          <table:table-cell office:value-type="float" office:value="1500068">
            <text:p>1500068</text:p>
          </table:table-cell>
          <table:table-cell office:value-type="float" office:value="1159516">
            <text:p>1159516</text:p>
          </table:table-cell>
          <table:table-cell office:value-type="float" office:value="1162704">
            <text:p>1162704</text:p>
          </table:table-cell>
          <table:table-cell office:value-type="float" office:value="941000">
            <text:p>941000</text:p>
          </table:table-cell>
          <table:table-cell office:value-type="float" office:value="548820">
            <text:p>548820</text:p>
          </table:table-cell>
          <table:table-cell office:value-type="float" office:value="1016700">
            <text:p>1016700</text:p>
          </table:table-cell>
          <table:table-cell office:value-type="float" office:value="943388">
            <text:p>943388</text:p>
          </table:table-cell>
          <table:table-cell office:value-type="float" office:value="875172">
            <text:p>875172</text:p>
          </table:table-cell>
          <table:table-cell office:value-type="float" office:value="0">
            <text:p>0</text:p>
          </table:table-cell>
          <table:table-cell office:value-type="float" office:value="1096916">
            <text:p>1096916</text:p>
          </table:table-cell>
          <table:table-cell office:value-type="float" office:value="860296">
            <text:p>860296</text:p>
          </table:table-cell>
          <table:table-cell office:value-type="float" office:value="753764">
            <text:p>753764</text:p>
          </table:table-cell>
          <table:table-cell office:value-type="float" office:value="861884">
            <text:p>861884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810323.733333333">
            <text:p>810323,733333333</text:p>
          </table:table-cell>
          <table:table-cell table:formula="of:=(([.AF12]*8)/1000)/1000" office:value-type="float" office:value="6.48258986666667">
            <text:p>6,4825898667</text:p>
          </table:table-cell>
          <table:table-cell/>
          <table:table-cell table:style-name="ce5" table:formula="of:=[$SuspiciousFlowBytes.$AI$5]" office:value-type="string" office:string-value="Soft Flow (39-64)">
            <text:p>Soft Flow (39-64)</text:p>
          </table:table-cell>
          <table:table-cell table:style-name="ce9" table:formula="of:=[$SuspiciousFlowBytes.$AJ$5]" office:value-type="float" office:value="3.78064352820513">
            <text:p>3,78064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31160">
            <text:p>1031160</text:p>
          </table:table-cell>
          <table:table-cell office:value-type="float" office:value="1155672">
            <text:p>1155672</text:p>
          </table:table-cell>
          <table:table-cell office:value-type="float" office:value="1162780">
            <text:p>1162780</text:p>
          </table:table-cell>
          <table:table-cell office:value-type="float" office:value="287508">
            <text:p>287508</text:p>
          </table:table-cell>
          <table:table-cell office:value-type="float" office:value="803208">
            <text:p>803208</text:p>
          </table:table-cell>
          <table:table-cell office:value-type="float" office:value="588596">
            <text:p>588596</text:p>
          </table:table-cell>
          <table:table-cell office:value-type="float" office:value="1064992">
            <text:p>1064992</text:p>
          </table:table-cell>
          <table:table-cell office:value-type="float" office:value="1077464">
            <text:p>1077464</text:p>
          </table:table-cell>
          <table:table-cell office:value-type="float" office:value="1208260">
            <text:p>1208260</text:p>
          </table:table-cell>
          <table:table-cell office:value-type="float" office:value="1111168">
            <text:p>1111168</text:p>
          </table:table-cell>
          <table:table-cell office:value-type="float" office:value="0">
            <text:p>0</text:p>
          </table:table-cell>
          <table:table-cell office:value-type="float" office:value="731508">
            <text:p>731508</text:p>
          </table:table-cell>
          <table:table-cell office:value-type="float" office:value="1361552">
            <text:p>1361552</text:p>
          </table:table-cell>
          <table:table-cell office:value-type="float" office:value="818996">
            <text:p>818996</text:p>
          </table:table-cell>
          <table:table-cell office:value-type="float" office:value="698368">
            <text:p>698368</text:p>
          </table:table-cell>
          <table:table-cell office:value-type="float" office:value="874992">
            <text:p>874992</text:p>
          </table:table-cell>
          <table:table-cell office:value-type="float" office:value="1040292">
            <text:p>1040292</text:p>
          </table:table-cell>
          <table:table-cell office:value-type="float" office:value="887516">
            <text:p>887516</text:p>
          </table:table-cell>
          <table:table-cell office:value-type="float" office:value="1005172">
            <text:p>1005172</text:p>
          </table:table-cell>
          <table:table-cell office:value-type="float" office:value="1072240">
            <text:p>1072240</text:p>
          </table:table-cell>
          <table:table-cell office:value-type="float" office:value="774712">
            <text:p>774712</text:p>
          </table:table-cell>
          <table:table-cell office:value-type="float" office:value="1490272">
            <text:p>1490272</text:p>
          </table:table-cell>
          <table:table-cell office:value-type="float" office:value="1197896">
            <text:p>1197896</text:p>
          </table:table-cell>
          <table:table-cell office:value-type="float" office:value="919616">
            <text:p>919616</text:p>
          </table:table-cell>
          <table:table-cell office:value-type="float" office:value="0">
            <text:p>0</text:p>
          </table:table-cell>
          <table:table-cell office:value-type="float" office:value="848716">
            <text:p>848716</text:p>
          </table:table-cell>
          <table:table-cell office:value-type="float" office:value="373068">
            <text:p>373068</text:p>
          </table:table-cell>
          <table:table-cell office:value-type="float" office:value="1043540">
            <text:p>1043540</text:p>
          </table:table-cell>
          <table:table-cell office:value-type="float" office:value="883896">
            <text:p>883896</text:p>
          </table:table-cell>
          <table:table-cell office:value-type="float" office:value="203196">
            <text:p>203196</text:p>
          </table:table-cell>
          <table:table-cell table:formula="of:=AVERAGE([.B13:.AE13])" office:value-type="float" office:value="857211.866666667">
            <text:p>857211,866666667</text:p>
          </table:table-cell>
          <table:table-cell table:formula="of:=(([.AF13]*8)/1000)/1000" office:value-type="float" office:value="6.85769493333333">
            <text:p>6,8576949333</text:p>
          </table:table-cell>
          <table:table-cell/>
          <table:table-cell table:style-name="ce5" table:formula="of:=[$SuspiciousFlowBytes.$AI$6]" office:value-type="string" office:string-value="Hard Flow (72-96)">
            <text:p>Hard Flow (72-96)</text:p>
          </table:table-cell>
          <table:table-cell table:style-name="ce5" table:formula="of:=[$SuspiciousFlowBytes.$AJ$6]" office:value-type="float" office:value="0.557922773333333">
            <text:p>0,5579227733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40624">
            <text:p>1040624</text:p>
          </table:table-cell>
          <table:table-cell office:value-type="float" office:value="1159800">
            <text:p>1159800</text:p>
          </table:table-cell>
          <table:table-cell office:value-type="float" office:value="652828">
            <text:p>652828</text:p>
          </table:table-cell>
          <table:table-cell office:value-type="float" office:value="900948">
            <text:p>900948</text:p>
          </table:table-cell>
          <table:table-cell office:value-type="float" office:value="768648">
            <text:p>768648</text:p>
          </table:table-cell>
          <table:table-cell office:value-type="float" office:value="828292">
            <text:p>828292</text:p>
          </table:table-cell>
          <table:table-cell office:value-type="float" office:value="1122268">
            <text:p>1122268</text:p>
          </table:table-cell>
          <table:table-cell office:value-type="float" office:value="676908">
            <text:p>676908</text:p>
          </table:table-cell>
          <table:table-cell office:value-type="float" office:value="862876">
            <text:p>862876</text:p>
          </table:table-cell>
          <table:table-cell office:value-type="float" office:value="834376">
            <text:p>834376</text:p>
          </table:table-cell>
          <table:table-cell office:value-type="float" office:value="0">
            <text:p>0</text:p>
          </table:table-cell>
          <table:table-cell office:value-type="float" office:value="865972">
            <text:p>865972</text:p>
          </table:table-cell>
          <table:table-cell office:value-type="float" office:value="0">
            <text:p>0</text:p>
          </table:table-cell>
          <table:table-cell office:value-type="float" office:value="987688">
            <text:p>987688</text:p>
          </table:table-cell>
          <table:table-cell office:value-type="float" office:value="611880">
            <text:p>611880</text:p>
          </table:table-cell>
          <table:table-cell office:value-type="float" office:value="751452">
            <text:p>751452</text:p>
          </table:table-cell>
          <table:table-cell office:value-type="float" office:value="896224">
            <text:p>896224</text:p>
          </table:table-cell>
          <table:table-cell office:value-type="float" office:value="124728">
            <text:p>124728</text:p>
          </table:table-cell>
          <table:table-cell office:value-type="float" office:value="830680">
            <text:p>830680</text:p>
          </table:table-cell>
          <table:table-cell office:value-type="float" office:value="1196496">
            <text:p>1196496</text:p>
          </table:table-cell>
          <table:table-cell office:value-type="float" office:value="797656">
            <text:p>797656</text:p>
          </table:table-cell>
          <table:table-cell office:value-type="float" office:value="1099664">
            <text:p>1099664</text:p>
          </table:table-cell>
          <table:table-cell office:value-type="float" office:value="1097720">
            <text:p>1097720</text:p>
          </table:table-cell>
          <table:table-cell office:value-type="float" office:value="920544">
            <text:p>920544</text:p>
          </table:table-cell>
          <table:table-cell office:value-type="float" office:value="868608">
            <text:p>868608</text:p>
          </table:table-cell>
          <table:table-cell office:value-type="float" office:value="668856">
            <text:p>668856</text:p>
          </table:table-cell>
          <table:table-cell office:value-type="float" office:value="0">
            <text:p>0</text:p>
          </table:table-cell>
          <table:table-cell office:value-type="float" office:value="1042600">
            <text:p>1042600</text:p>
          </table:table-cell>
          <table:table-cell office:value-type="float" office:value="1343772">
            <text:p>1343772</text:p>
          </table:table-cell>
          <table:table-cell office:value-type="float" office:value="828916">
            <text:p>828916</text:p>
          </table:table-cell>
          <table:table-cell table:formula="of:=AVERAGE([.B14:.AE14])" office:value-type="float" office:value="792700.8">
            <text:p>792700,8</text:p>
          </table:table-cell>
          <table:table-cell table:formula="of:=(([.AF14]*8)/1000)/1000" office:value-type="float" office:value="6.3416064">
            <text:p>6,3416064</text:p>
          </table:table-cell>
          <table:table-cell/>
          <table:table-cell table:style-name="ce5" table:formula="of:=[$SuspiciousFlowBytes.$AI$7]" office:value-type="string" office:string-value="Block Flow (110-130)">
            <text:p>Block Flow (110-130)</text:p>
          </table:table-cell>
          <table:table-cell table:style-name="ce3" table:formula="of:=[$SuspiciousFlowBytes.$AJ$7]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97960">
            <text:p>1097960</text:p>
          </table:table-cell>
          <table:table-cell office:value-type="float" office:value="990424">
            <text:p>990424</text:p>
          </table:table-cell>
          <table:table-cell office:value-type="float" office:value="1148292">
            <text:p>1148292</text:p>
          </table:table-cell>
          <table:table-cell office:value-type="float" office:value="790260">
            <text:p>790260</text:p>
          </table:table-cell>
          <table:table-cell office:value-type="float" office:value="762220">
            <text:p>762220</text:p>
          </table:table-cell>
          <table:table-cell office:value-type="float" office:value="716972">
            <text:p>716972</text:p>
          </table:table-cell>
          <table:table-cell office:value-type="float" office:value="670844">
            <text:p>670844</text:p>
          </table:table-cell>
          <table:table-cell office:value-type="float" office:value="899544">
            <text:p>899544</text:p>
          </table:table-cell>
          <table:table-cell office:value-type="float" office:value="665084">
            <text:p>665084</text:p>
          </table:table-cell>
          <table:table-cell office:value-type="float" office:value="776504">
            <text:p>776504</text:p>
          </table:table-cell>
          <table:table-cell office:value-type="float" office:value="575476">
            <text:p>575476</text:p>
          </table:table-cell>
          <table:table-cell office:value-type="float" office:value="903000">
            <text:p>903000</text:p>
          </table:table-cell>
          <table:table-cell office:value-type="float" office:value="0">
            <text:p>0</text:p>
          </table:table-cell>
          <table:table-cell office:value-type="float" office:value="861492">
            <text:p>861492</text:p>
          </table:table-cell>
          <table:table-cell office:value-type="float" office:value="1166360">
            <text:p>1166360</text:p>
          </table:table-cell>
          <table:table-cell office:value-type="float" office:value="1113960">
            <text:p>1113960</text:p>
          </table:table-cell>
          <table:table-cell office:value-type="float" office:value="1133896">
            <text:p>1133896</text:p>
          </table:table-cell>
          <table:table-cell office:value-type="float" office:value="1217172">
            <text:p>1217172</text:p>
          </table:table-cell>
          <table:table-cell office:value-type="float" office:value="605432">
            <text:p>605432</text:p>
          </table:table-cell>
          <table:table-cell office:value-type="float" office:value="865704">
            <text:p>865704</text:p>
          </table:table-cell>
          <table:table-cell office:value-type="float" office:value="946604">
            <text:p>946604</text:p>
          </table:table-cell>
          <table:table-cell office:value-type="float" office:value="174324">
            <text:p>174324</text:p>
          </table:table-cell>
          <table:table-cell office:value-type="float" office:value="845492">
            <text:p>845492</text:p>
          </table:table-cell>
          <table:table-cell office:value-type="float" office:value="958456">
            <text:p>958456</text:p>
          </table:table-cell>
          <table:table-cell office:value-type="float" office:value="1124556">
            <text:p>1124556</text:p>
          </table:table-cell>
          <table:table-cell office:value-type="float" office:value="1119364">
            <text:p>1119364</text:p>
          </table:table-cell>
          <table:table-cell office:value-type="float" office:value="0">
            <text:p>0</text:p>
          </table:table-cell>
          <table:table-cell office:value-type="float" office:value="1242948">
            <text:p>1242948</text:p>
          </table:table-cell>
          <table:table-cell office:value-type="float" office:value="759512">
            <text:p>759512</text:p>
          </table:table-cell>
          <table:table-cell office:value-type="float" office:value="851212">
            <text:p>851212</text:p>
          </table:table-cell>
          <table:table-cell table:formula="of:=AVERAGE([.B15:.AE15])" office:value-type="float" office:value="832768.8">
            <text:p>832768,8</text:p>
          </table:table-cell>
          <table:table-cell table:formula="of:=(([.AF15]*8)/1000)/1000" office:value-type="float" office:value="6.6621504">
            <text:p>6,66215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1564">
            <text:p>951564</text:p>
          </table:table-cell>
          <table:table-cell office:value-type="float" office:value="604848">
            <text:p>604848</text:p>
          </table:table-cell>
          <table:table-cell office:value-type="float" office:value="760088">
            <text:p>760088</text:p>
          </table:table-cell>
          <table:table-cell office:value-type="float" office:value="956120">
            <text:p>956120</text:p>
          </table:table-cell>
          <table:table-cell office:value-type="float" office:value="892436">
            <text:p>892436</text:p>
          </table:table-cell>
          <table:table-cell office:value-type="float" office:value="757864">
            <text:p>757864</text:p>
          </table:table-cell>
          <table:table-cell office:value-type="float" office:value="645952">
            <text:p>645952</text:p>
          </table:table-cell>
          <table:table-cell office:value-type="float" office:value="659236">
            <text:p>659236</text:p>
          </table:table-cell>
          <table:table-cell office:value-type="float" office:value="572856">
            <text:p>572856</text:p>
          </table:table-cell>
          <table:table-cell office:value-type="float" office:value="1144780">
            <text:p>1144780</text:p>
          </table:table-cell>
          <table:table-cell office:value-type="float" office:value="1039988">
            <text:p>1039988</text:p>
          </table:table-cell>
          <table:table-cell office:value-type="float" office:value="1075292">
            <text:p>1075292</text:p>
          </table:table-cell>
          <table:table-cell office:value-type="float" office:value="583220">
            <text:p>583220</text:p>
          </table:table-cell>
          <table:table-cell office:value-type="float" office:value="947804">
            <text:p>947804</text:p>
          </table:table-cell>
          <table:table-cell office:value-type="float" office:value="1197004">
            <text:p>1197004</text:p>
          </table:table-cell>
          <table:table-cell office:value-type="float" office:value="596912">
            <text:p>596912</text:p>
          </table:table-cell>
          <table:table-cell office:value-type="float" office:value="960248">
            <text:p>960248</text:p>
          </table:table-cell>
          <table:table-cell office:value-type="float" office:value="331716">
            <text:p>331716</text:p>
          </table:table-cell>
          <table:table-cell office:value-type="float" office:value="904480">
            <text:p>904480</text:p>
          </table:table-cell>
          <table:table-cell office:value-type="float" office:value="1069188">
            <text:p>1069188</text:p>
          </table:table-cell>
          <table:table-cell office:value-type="float" office:value="588696">
            <text:p>588696</text:p>
          </table:table-cell>
          <table:table-cell office:value-type="float" office:value="0">
            <text:p>0</text:p>
          </table:table-cell>
          <table:table-cell office:value-type="float" office:value="1198688">
            <text:p>1198688</text:p>
          </table:table-cell>
          <table:table-cell office:value-type="float" office:value="833360">
            <text:p>833360</text:p>
          </table:table-cell>
          <table:table-cell office:value-type="float" office:value="1093212">
            <text:p>1093212</text:p>
          </table:table-cell>
          <table:table-cell office:value-type="float" office:value="716192">
            <text:p>716192</text:p>
          </table:table-cell>
          <table:table-cell office:value-type="float" office:value="0">
            <text:p>0</text:p>
          </table:table-cell>
          <table:table-cell office:value-type="float" office:value="784732">
            <text:p>784732</text:p>
          </table:table-cell>
          <table:table-cell office:value-type="float" office:value="573496">
            <text:p>573496</text:p>
          </table:table-cell>
          <table:table-cell office:value-type="float" office:value="993524">
            <text:p>993524</text:p>
          </table:table-cell>
          <table:table-cell table:formula="of:=AVERAGE([.B16:.AE16])" office:value-type="float" office:value="781116.533333333">
            <text:p>781116,533333333</text:p>
          </table:table-cell>
          <table:table-cell table:formula="of:=(([.AF16]*8)/1000)/1000" office:value-type="float" office:value="6.24893226666667">
            <text:p>6,248932266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77496">
            <text:p>1077496</text:p>
          </table:table-cell>
          <table:table-cell office:value-type="float" office:value="1031728">
            <text:p>1031728</text:p>
          </table:table-cell>
          <table:table-cell table:number-columns-repeated="2" office:value-type="float" office:value="0">
            <text:p>0</text:p>
          </table:table-cell>
          <table:table-cell office:value-type="float" office:value="994216">
            <text:p>994216</text:p>
          </table:table-cell>
          <table:table-cell table:number-columns-repeated="4" office:value-type="float" office:value="0">
            <text:p>0</text:p>
          </table:table-cell>
          <table:table-cell office:value-type="float" office:value="957980">
            <text:p>957980</text:p>
          </table:table-cell>
          <table:table-cell office:value-type="float" office:value="170780">
            <text:p>170780</text:p>
          </table:table-cell>
          <table:table-cell office:value-type="float" office:value="940948">
            <text:p>940948</text:p>
          </table:table-cell>
          <table:table-cell office:value-type="float" office:value="0">
            <text:p>0</text:p>
          </table:table-cell>
          <table:table-cell office:value-type="float" office:value="1088392">
            <text:p>1088392</text:p>
          </table:table-cell>
          <table:table-cell office:value-type="float" office:value="64948">
            <text:p>64948</text:p>
          </table:table-cell>
          <table:table-cell office:value-type="float" office:value="0">
            <text:p>0</text:p>
          </table:table-cell>
          <table:table-cell office:value-type="float" office:value="690380">
            <text:p>690380</text:p>
          </table:table-cell>
          <table:table-cell office:value-type="float" office:value="0">
            <text:p>0</text:p>
          </table:table-cell>
          <table:table-cell office:value-type="float" office:value="279708">
            <text:p>279708</text:p>
          </table:table-cell>
          <table:table-cell office:value-type="float" office:value="1068708">
            <text:p>1068708</text:p>
          </table:table-cell>
          <table:table-cell office:value-type="float" office:value="0">
            <text:p>0</text:p>
          </table:table-cell>
          <table:table-cell office:value-type="float" office:value="937964">
            <text:p>937964</text:p>
          </table:table-cell>
          <table:table-cell table:number-columns-repeated="7" office:value-type="float" office:value="0">
            <text:p>0</text:p>
          </table:table-cell>
          <table:table-cell table:formula="of:=AVERAGE([.B17:.AE17])" office:value-type="float" office:value="310108.266666667">
            <text:p>310108,266666667</text:p>
          </table:table-cell>
          <table:table-cell table:formula="of:=(([.AF17]*8)/1000)/1000" office:value-type="float" office:value="2.48086613333333">
            <text:p>2,4808661333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36976">
            <text:p>1236976</text:p>
          </table:table-cell>
          <table:table-cell office:value-type="float" office:value="1340464">
            <text:p>1340464</text:p>
          </table:table-cell>
          <table:table-cell office:value-type="float" office:value="51136">
            <text:p>51136</text:p>
          </table:table-cell>
          <table:table-cell office:value-type="float" office:value="836628">
            <text:p>836628</text:p>
          </table:table-cell>
          <table:table-cell office:value-type="float" office:value="920856">
            <text:p>920856</text:p>
          </table:table-cell>
          <table:table-cell table:number-columns-repeated="2" office:value-type="float" office:value="0">
            <text:p>0</text:p>
          </table:table-cell>
          <table:table-cell office:value-type="float" office:value="550764">
            <text:p>550764</text:p>
          </table:table-cell>
          <table:table-cell office:value-type="float" office:value="44228">
            <text:p>44228</text:p>
          </table:table-cell>
          <table:table-cell office:value-type="float" office:value="876056">
            <text:p>876056</text:p>
          </table:table-cell>
          <table:table-cell office:value-type="float" office:value="786828">
            <text:p>786828</text:p>
          </table:table-cell>
          <table:table-cell office:value-type="float" office:value="885528">
            <text:p>885528</text:p>
          </table:table-cell>
          <table:table-cell office:value-type="float" office:value="0">
            <text:p>0</text:p>
          </table:table-cell>
          <table:table-cell office:value-type="float" office:value="988560">
            <text:p>988560</text:p>
          </table:table-cell>
          <table:table-cell office:value-type="float" office:value="1002260">
            <text:p>1002260</text:p>
          </table:table-cell>
          <table:table-cell office:value-type="float" office:value="0">
            <text:p>0</text:p>
          </table:table-cell>
          <table:table-cell office:value-type="float" office:value="881600">
            <text:p>881600</text:p>
          </table:table-cell>
          <table:table-cell office:value-type="float" office:value="0">
            <text:p>0</text:p>
          </table:table-cell>
          <table:table-cell office:value-type="float" office:value="860524">
            <text:p>860524</text:p>
          </table:table-cell>
          <table:table-cell office:value-type="float" office:value="1365032">
            <text:p>1365032</text:p>
          </table:table-cell>
          <table:table-cell office:value-type="float" office:value="787764">
            <text:p>787764</text:p>
          </table:table-cell>
          <table:table-cell office:value-type="float" office:value="983844">
            <text:p>983844</text:p>
          </table:table-cell>
          <table:table-cell office:value-type="float" office:value="150664">
            <text:p>150664</text:p>
          </table:table-cell>
          <table:table-cell office:value-type="float" office:value="0">
            <text:p>0</text:p>
          </table:table-cell>
          <table:table-cell office:value-type="float" office:value="962844">
            <text:p>962844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517085.2">
            <text:p>517085,2</text:p>
          </table:table-cell>
          <table:table-cell table:formula="of:=(([.AF18]*8)/1000)/1000" office:value-type="float" office:value="4.1366816">
            <text:p>4,136681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0992">
            <text:p>1100992</text:p>
          </table:table-cell>
          <table:table-cell office:value-type="float" office:value="899168">
            <text:p>899168</text:p>
          </table:table-cell>
          <table:table-cell office:value-type="float" office:value="1031456">
            <text:p>1031456</text:p>
          </table:table-cell>
          <table:table-cell office:value-type="float" office:value="1177580">
            <text:p>1177580</text:p>
          </table:table-cell>
          <table:table-cell office:value-type="float" office:value="1041424">
            <text:p>1041424</text:p>
          </table:table-cell>
          <table:table-cell office:value-type="float" office:value="939836">
            <text:p>939836</text:p>
          </table:table-cell>
          <table:table-cell office:value-type="float" office:value="751448">
            <text:p>751448</text:p>
          </table:table-cell>
          <table:table-cell office:value-type="float" office:value="14616">
            <text:p>14616</text:p>
          </table:table-cell>
          <table:table-cell office:value-type="float" office:value="730888">
            <text:p>730888</text:p>
          </table:table-cell>
          <table:table-cell office:value-type="float" office:value="818476">
            <text:p>818476</text:p>
          </table:table-cell>
          <table:table-cell office:value-type="float" office:value="944628">
            <text:p>944628</text:p>
          </table:table-cell>
          <table:table-cell office:value-type="float" office:value="1216796">
            <text:p>1216796</text:p>
          </table:table-cell>
          <table:table-cell office:value-type="float" office:value="821716">
            <text:p>821716</text:p>
          </table:table-cell>
          <table:table-cell office:value-type="float" office:value="0">
            <text:p>0</text:p>
          </table:table-cell>
          <table:table-cell office:value-type="float" office:value="1157776">
            <text:p>1157776</text:p>
          </table:table-cell>
          <table:table-cell office:value-type="float" office:value="1238300">
            <text:p>123830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96988">
            <text:p>196988</text:p>
          </table:table-cell>
          <table:table-cell office:value-type="float" office:value="1234344">
            <text:p>1234344</text:p>
          </table:table-cell>
          <table:table-cell office:value-type="float" office:value="1054320">
            <text:p>1054320</text:p>
          </table:table-cell>
          <table:table-cell office:value-type="float" office:value="1077188">
            <text:p>1077188</text:p>
          </table:table-cell>
          <table:table-cell office:value-type="float" office:value="812464">
            <text:p>812464</text:p>
          </table:table-cell>
          <table:table-cell office:value-type="float" office:value="1100468">
            <text:p>1100468</text:p>
          </table:table-cell>
          <table:table-cell office:value-type="float" office:value="891760">
            <text:p>891760</text:p>
          </table:table-cell>
          <table:table-cell office:value-type="float" office:value="1188652">
            <text:p>1188652</text:p>
          </table:table-cell>
          <table:table-cell office:value-type="float" office:value="806560">
            <text:p>806560</text:p>
          </table:table-cell>
          <table:table-cell office:value-type="float" office:value="0">
            <text:p>0</text:p>
          </table:table-cell>
          <table:table-cell office:value-type="float" office:value="596068">
            <text:p>596068</text:p>
          </table:table-cell>
          <table:table-cell office:value-type="float" office:value="882892">
            <text:p>882892</text:p>
          </table:table-cell>
          <table:table-cell table:formula="of:=AVERAGE([.B19:.AE19])" office:value-type="float" office:value="791293.466666667">
            <text:p>791293,466666667</text:p>
          </table:table-cell>
          <table:table-cell table:formula="of:=(([.AF19]*8)/1000)/1000" office:value-type="float" office:value="6.33034773333333">
            <text:p>6,3303477333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63696">
            <text:p>1263696</text:p>
          </table:table-cell>
          <table:table-cell office:value-type="float" office:value="1420360">
            <text:p>1420360</text:p>
          </table:table-cell>
          <table:table-cell office:value-type="float" office:value="1284196">
            <text:p>1284196</text:p>
          </table:table-cell>
          <table:table-cell office:value-type="float" office:value="1016812">
            <text:p>1016812</text:p>
          </table:table-cell>
          <table:table-cell office:value-type="float" office:value="1155960">
            <text:p>1155960</text:p>
          </table:table-cell>
          <table:table-cell office:value-type="float" office:value="1056312">
            <text:p>1056312</text:p>
          </table:table-cell>
          <table:table-cell office:value-type="float" office:value="806480">
            <text:p>806480</text:p>
          </table:table-cell>
          <table:table-cell office:value-type="float" office:value="1012240">
            <text:p>1012240</text:p>
          </table:table-cell>
          <table:table-cell office:value-type="float" office:value="897408">
            <text:p>897408</text:p>
          </table:table-cell>
          <table:table-cell office:value-type="float" office:value="828708">
            <text:p>828708</text:p>
          </table:table-cell>
          <table:table-cell office:value-type="float" office:value="1325756">
            <text:p>1325756</text:p>
          </table:table-cell>
          <table:table-cell office:value-type="float" office:value="616328">
            <text:p>616328</text:p>
          </table:table-cell>
          <table:table-cell office:value-type="float" office:value="1009156">
            <text:p>1009156</text:p>
          </table:table-cell>
          <table:table-cell office:value-type="float" office:value="468388">
            <text:p>468388</text:p>
          </table:table-cell>
          <table:table-cell office:value-type="float" office:value="1471508">
            <text:p>1471508</text:p>
          </table:table-cell>
          <table:table-cell office:value-type="float" office:value="952856">
            <text:p>952856</text:p>
          </table:table-cell>
          <table:table-cell office:value-type="float" office:value="1142052">
            <text:p>1142052</text:p>
          </table:table-cell>
          <table:table-cell office:value-type="float" office:value="0">
            <text:p>0</text:p>
          </table:table-cell>
          <table:table-cell office:value-type="float" office:value="866144">
            <text:p>866144</text:p>
          </table:table-cell>
          <table:table-cell office:value-type="float" office:value="700468">
            <text:p>700468</text:p>
          </table:table-cell>
          <table:table-cell office:value-type="float" office:value="1341008">
            <text:p>1341008</text:p>
          </table:table-cell>
          <table:table-cell office:value-type="float" office:value="1134068">
            <text:p>1134068</text:p>
          </table:table-cell>
          <table:table-cell office:value-type="float" office:value="1128392">
            <text:p>1128392</text:p>
          </table:table-cell>
          <table:table-cell office:value-type="float" office:value="1072056">
            <text:p>1072056</text:p>
          </table:table-cell>
          <table:table-cell office:value-type="float" office:value="922772">
            <text:p>922772</text:p>
          </table:table-cell>
          <table:table-cell office:value-type="float" office:value="1209700">
            <text:p>1209700</text:p>
          </table:table-cell>
          <table:table-cell office:value-type="float" office:value="935348">
            <text:p>935348</text:p>
          </table:table-cell>
          <table:table-cell office:value-type="float" office:value="404184">
            <text:p>404184</text:p>
          </table:table-cell>
          <table:table-cell office:value-type="float" office:value="1090588">
            <text:p>1090588</text:p>
          </table:table-cell>
          <table:table-cell office:value-type="float" office:value="880872">
            <text:p>880872</text:p>
          </table:table-cell>
          <table:table-cell table:formula="of:=AVERAGE([.B20:.AE20])" office:value-type="float" office:value="980460.533333333">
            <text:p>980460,533333333</text:p>
          </table:table-cell>
          <table:table-cell table:formula="of:=(([.AF20]*8)/1000)/1000" office:value-type="float" office:value="7.84368426666667">
            <text:p>7,843684266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09392">
            <text:p>609392</text:p>
          </table:table-cell>
          <table:table-cell office:value-type="float" office:value="601224">
            <text:p>601224</text:p>
          </table:table-cell>
          <table:table-cell office:value-type="float" office:value="984304">
            <text:p>984304</text:p>
          </table:table-cell>
          <table:table-cell office:value-type="float" office:value="915932">
            <text:p>915932</text:p>
          </table:table-cell>
          <table:table-cell office:value-type="float" office:value="901560">
            <text:p>901560</text:p>
          </table:table-cell>
          <table:table-cell office:value-type="float" office:value="860824">
            <text:p>860824</text:p>
          </table:table-cell>
          <table:table-cell office:value-type="float" office:value="652576">
            <text:p>652576</text:p>
          </table:table-cell>
          <table:table-cell office:value-type="float" office:value="866120">
            <text:p>866120</text:p>
          </table:table-cell>
          <table:table-cell office:value-type="float" office:value="1242052">
            <text:p>1242052</text:p>
          </table:table-cell>
          <table:table-cell office:value-type="float" office:value="856784">
            <text:p>856784</text:p>
          </table:table-cell>
          <table:table-cell office:value-type="float" office:value="821928">
            <text:p>821928</text:p>
          </table:table-cell>
          <table:table-cell office:value-type="float" office:value="1114948">
            <text:p>1114948</text:p>
          </table:table-cell>
          <table:table-cell office:value-type="float" office:value="886852">
            <text:p>886852</text:p>
          </table:table-cell>
          <table:table-cell office:value-type="float" office:value="1143356">
            <text:p>1143356</text:p>
          </table:table-cell>
          <table:table-cell office:value-type="float" office:value="921436">
            <text:p>921436</text:p>
          </table:table-cell>
          <table:table-cell office:value-type="float" office:value="755172">
            <text:p>755172</text:p>
          </table:table-cell>
          <table:table-cell office:value-type="float" office:value="997380">
            <text:p>997380</text:p>
          </table:table-cell>
          <table:table-cell office:value-type="float" office:value="943024">
            <text:p>943024</text:p>
          </table:table-cell>
          <table:table-cell office:value-type="float" office:value="948664">
            <text:p>948664</text:p>
          </table:table-cell>
          <table:table-cell office:value-type="float" office:value="992924">
            <text:p>992924</text:p>
          </table:table-cell>
          <table:table-cell office:value-type="float" office:value="1120172">
            <text:p>1120172</text:p>
          </table:table-cell>
          <table:table-cell office:value-type="float" office:value="912680">
            <text:p>912680</text:p>
          </table:table-cell>
          <table:table-cell office:value-type="float" office:value="697996">
            <text:p>697996</text:p>
          </table:table-cell>
          <table:table-cell office:value-type="float" office:value="1110916">
            <text:p>1110916</text:p>
          </table:table-cell>
          <table:table-cell office:value-type="float" office:value="985132">
            <text:p>985132</text:p>
          </table:table-cell>
          <table:table-cell office:value-type="float" office:value="974900">
            <text:p>974900</text:p>
          </table:table-cell>
          <table:table-cell office:value-type="float" office:value="958156">
            <text:p>958156</text:p>
          </table:table-cell>
          <table:table-cell office:value-type="float" office:value="1070452">
            <text:p>1070452</text:p>
          </table:table-cell>
          <table:table-cell office:value-type="float" office:value="1144520">
            <text:p>1144520</text:p>
          </table:table-cell>
          <table:table-cell office:value-type="float" office:value="844512">
            <text:p>844512</text:p>
          </table:table-cell>
          <table:table-cell table:formula="of:=AVERAGE([.B21:.AE21])" office:value-type="float" office:value="927862.933333333">
            <text:p>927862,933333333</text:p>
          </table:table-cell>
          <table:table-cell table:formula="of:=(([.AF21]*8)/1000)/1000" office:value-type="float" office:value="7.42290346666667">
            <text:p>7,42290346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92724">
            <text:p>892724</text:p>
          </table:table-cell>
          <table:table-cell office:value-type="float" office:value="0">
            <text:p>0</text:p>
          </table:table-cell>
          <table:table-cell office:value-type="float" office:value="736152">
            <text:p>736152</text:p>
          </table:table-cell>
          <table:table-cell office:value-type="float" office:value="200788">
            <text:p>200788</text:p>
          </table:table-cell>
          <table:table-cell office:value-type="float" office:value="857844">
            <text:p>857844</text:p>
          </table:table-cell>
          <table:table-cell office:value-type="float" office:value="0">
            <text:p>0</text:p>
          </table:table-cell>
          <table:table-cell office:value-type="float" office:value="532192">
            <text:p>532192</text:p>
          </table:table-cell>
          <table:table-cell office:value-type="float" office:value="158008">
            <text:p>158008</text:p>
          </table:table-cell>
          <table:table-cell office:value-type="float" office:value="1032608">
            <text:p>1032608</text:p>
          </table:table-cell>
          <table:table-cell office:value-type="float" office:value="964792">
            <text:p>964792</text:p>
          </table:table-cell>
          <table:table-cell office:value-type="float" office:value="951524">
            <text:p>951524</text:p>
          </table:table-cell>
          <table:table-cell office:value-type="float" office:value="1172240">
            <text:p>1172240</text:p>
          </table:table-cell>
          <table:table-cell office:value-type="float" office:value="676368">
            <text:p>676368</text:p>
          </table:table-cell>
          <table:table-cell office:value-type="float" office:value="326028">
            <text:p>326028</text:p>
          </table:table-cell>
          <table:table-cell office:value-type="float" office:value="614764">
            <text:p>614764</text:p>
          </table:table-cell>
          <table:table-cell office:value-type="float" office:value="890384">
            <text:p>890384</text:p>
          </table:table-cell>
          <table:table-cell office:value-type="float" office:value="174124">
            <text:p>174124</text:p>
          </table:table-cell>
          <table:table-cell office:value-type="float" office:value="896640">
            <text:p>896640</text:p>
          </table:table-cell>
          <table:table-cell office:value-type="float" office:value="187260">
            <text:p>187260</text:p>
          </table:table-cell>
          <table:table-cell office:value-type="float" office:value="0">
            <text:p>0</text:p>
          </table:table-cell>
          <table:table-cell office:value-type="float" office:value="1066388">
            <text:p>1066388</text:p>
          </table:table-cell>
          <table:table-cell office:value-type="float" office:value="1401076">
            <text:p>1401076</text:p>
          </table:table-cell>
          <table:table-cell office:value-type="float" office:value="0">
            <text:p>0</text:p>
          </table:table-cell>
          <table:table-cell office:value-type="float" office:value="990228">
            <text:p>990228</text:p>
          </table:table-cell>
          <table:table-cell office:value-type="float" office:value="16760">
            <text:p>16760</text:p>
          </table:table-cell>
          <table:table-cell office:value-type="float" office:value="884916">
            <text:p>884916</text:p>
          </table:table-cell>
          <table:table-cell office:value-type="float" office:value="720268">
            <text:p>720268</text:p>
          </table:table-cell>
          <table:table-cell office:value-type="float" office:value="902424">
            <text:p>902424</text:p>
          </table:table-cell>
          <table:table-cell office:value-type="float" office:value="1054848">
            <text:p>1054848</text:p>
          </table:table-cell>
          <table:table-cell office:value-type="float" office:value="321644">
            <text:p>321644</text:p>
          </table:table-cell>
          <table:table-cell table:formula="of:=AVERAGE([.B22:.AE22])" office:value-type="float" office:value="620766.4">
            <text:p>620766,4</text:p>
          </table:table-cell>
          <table:table-cell table:formula="of:=(([.AF22]*8)/1000)/1000" office:value-type="float" office:value="4.9661312">
            <text:p>4,9661312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22708">
            <text:p>922708</text:p>
          </table:table-cell>
          <table:table-cell office:value-type="float" office:value="1182884">
            <text:p>1182884</text:p>
          </table:table-cell>
          <table:table-cell office:value-type="float" office:value="1221540">
            <text:p>1221540</text:p>
          </table:table-cell>
          <table:table-cell office:value-type="float" office:value="757536">
            <text:p>757536</text:p>
          </table:table-cell>
          <table:table-cell office:value-type="float" office:value="656508">
            <text:p>656508</text:p>
          </table:table-cell>
          <table:table-cell office:value-type="float" office:value="0">
            <text:p>0</text:p>
          </table:table-cell>
          <table:table-cell office:value-type="float" office:value="809668">
            <text:p>809668</text:p>
          </table:table-cell>
          <table:table-cell office:value-type="float" office:value="302456">
            <text:p>302456</text:p>
          </table:table-cell>
          <table:table-cell office:value-type="float" office:value="905480">
            <text:p>905480</text:p>
          </table:table-cell>
          <table:table-cell office:value-type="float" office:value="817632">
            <text:p>817632</text:p>
          </table:table-cell>
          <table:table-cell office:value-type="float" office:value="284048">
            <text:p>284048</text:p>
          </table:table-cell>
          <table:table-cell office:value-type="float" office:value="1006304">
            <text:p>1006304</text:p>
          </table:table-cell>
          <table:table-cell office:value-type="float" office:value="769012">
            <text:p>769012</text:p>
          </table:table-cell>
          <table:table-cell office:value-type="float" office:value="0">
            <text:p>0</text:p>
          </table:table-cell>
          <table:table-cell office:value-type="float" office:value="1189348">
            <text:p>1189348</text:p>
          </table:table-cell>
          <table:table-cell office:value-type="float" office:value="1145324">
            <text:p>1145324</text:p>
          </table:table-cell>
          <table:table-cell office:value-type="float" office:value="0">
            <text:p>0</text:p>
          </table:table-cell>
          <table:table-cell office:value-type="float" office:value="830676">
            <text:p>830676</text:p>
          </table:table-cell>
          <table:table-cell table:number-columns-repeated="2" office:value-type="float" office:value="0">
            <text:p>0</text:p>
          </table:table-cell>
          <table:table-cell office:value-type="float" office:value="872588">
            <text:p>872588</text:p>
          </table:table-cell>
          <table:table-cell office:value-type="float" office:value="842436">
            <text:p>842436</text:p>
          </table:table-cell>
          <table:table-cell office:value-type="float" office:value="0">
            <text:p>0</text:p>
          </table:table-cell>
          <table:table-cell office:value-type="float" office:value="630924">
            <text:p>630924</text:p>
          </table:table-cell>
          <table:table-cell office:value-type="float" office:value="0">
            <text:p>0</text:p>
          </table:table-cell>
          <table:table-cell office:value-type="float" office:value="794792">
            <text:p>794792</text:p>
          </table:table-cell>
          <table:table-cell office:value-type="float" office:value="0">
            <text:p>0</text:p>
          </table:table-cell>
          <table:table-cell office:value-type="float" office:value="942332">
            <text:p>942332</text:p>
          </table:table-cell>
          <table:table-cell office:value-type="float" office:value="1054736">
            <text:p>1054736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597964.4">
            <text:p>597964,4</text:p>
          </table:table-cell>
          <table:table-cell table:formula="of:=(([.AF23]*8)/1000)/1000" office:value-type="float" office:value="4.7837152">
            <text:p>4,7837152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30780">
            <text:p>730780</text:p>
          </table:table-cell>
          <table:table-cell office:value-type="float" office:value="1164892">
            <text:p>1164892</text:p>
          </table:table-cell>
          <table:table-cell office:value-type="float" office:value="780860">
            <text:p>780860</text:p>
          </table:table-cell>
          <table:table-cell office:value-type="float" office:value="1148552">
            <text:p>1148552</text:p>
          </table:table-cell>
          <table:table-cell office:value-type="float" office:value="1053084">
            <text:p>1053084</text:p>
          </table:table-cell>
          <table:table-cell office:value-type="float" office:value="793284">
            <text:p>793284</text:p>
          </table:table-cell>
          <table:table-cell office:value-type="float" office:value="1441260">
            <text:p>1441260</text:p>
          </table:table-cell>
          <table:table-cell office:value-type="float" office:value="1271356">
            <text:p>1271356</text:p>
          </table:table-cell>
          <table:table-cell office:value-type="float" office:value="783652">
            <text:p>783652</text:p>
          </table:table-cell>
          <table:table-cell office:value-type="float" office:value="682024">
            <text:p>682024</text:p>
          </table:table-cell>
          <table:table-cell office:value-type="float" office:value="827152">
            <text:p>827152</text:p>
          </table:table-cell>
          <table:table-cell office:value-type="float" office:value="1083952">
            <text:p>1083952</text:p>
          </table:table-cell>
          <table:table-cell office:value-type="float" office:value="753364">
            <text:p>753364</text:p>
          </table:table-cell>
          <table:table-cell office:value-type="float" office:value="0">
            <text:p>0</text:p>
          </table:table-cell>
          <table:table-cell office:value-type="float" office:value="1337728">
            <text:p>1337728</text:p>
          </table:table-cell>
          <table:table-cell office:value-type="float" office:value="1070792">
            <text:p>1070792</text:p>
          </table:table-cell>
          <table:table-cell office:value-type="float" office:value="332508">
            <text:p>332508</text:p>
          </table:table-cell>
          <table:table-cell office:value-type="float" office:value="849008">
            <text:p>849008</text:p>
          </table:table-cell>
          <table:table-cell office:value-type="float" office:value="1405568">
            <text:p>1405568</text:p>
          </table:table-cell>
          <table:table-cell office:value-type="float" office:value="365756">
            <text:p>365756</text:p>
          </table:table-cell>
          <table:table-cell office:value-type="float" office:value="931648">
            <text:p>931648</text:p>
          </table:table-cell>
          <table:table-cell office:value-type="float" office:value="1064664">
            <text:p>1064664</text:p>
          </table:table-cell>
          <table:table-cell office:value-type="float" office:value="983224">
            <text:p>983224</text:p>
          </table:table-cell>
          <table:table-cell office:value-type="float" office:value="1095600">
            <text:p>1095600</text:p>
          </table:table-cell>
          <table:table-cell office:value-type="float" office:value="686272">
            <text:p>686272</text:p>
          </table:table-cell>
          <table:table-cell office:value-type="float" office:value="890936">
            <text:p>890936</text:p>
          </table:table-cell>
          <table:table-cell office:value-type="float" office:value="0">
            <text:p>0</text:p>
          </table:table-cell>
          <table:table-cell office:value-type="float" office:value="1006496">
            <text:p>1006496</text:p>
          </table:table-cell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table:formula="of:=AVERAGE([.B24:.AE24])" office:value-type="float" office:value="820080.4">
            <text:p>820080,4</text:p>
          </table:table-cell>
          <table:table-cell table:formula="of:=(([.AF24]*8)/1000)/1000" office:value-type="float" office:value="6.5606432">
            <text:p>6,5606432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36192">
            <text:p>1136192</text:p>
          </table:table-cell>
          <table:table-cell office:value-type="float" office:value="873868">
            <text:p>873868</text:p>
          </table:table-cell>
          <table:table-cell office:value-type="float" office:value="822604">
            <text:p>822604</text:p>
          </table:table-cell>
          <table:table-cell office:value-type="float" office:value="1097220">
            <text:p>1097220</text:p>
          </table:table-cell>
          <table:table-cell office:value-type="float" office:value="941704">
            <text:p>941704</text:p>
          </table:table-cell>
          <table:table-cell office:value-type="float" office:value="1183228">
            <text:p>1183228</text:p>
          </table:table-cell>
          <table:table-cell office:value-type="float" office:value="1059992">
            <text:p>1059992</text:p>
          </table:table-cell>
          <table:table-cell office:value-type="float" office:value="935432">
            <text:p>935432</text:p>
          </table:table-cell>
          <table:table-cell office:value-type="float" office:value="911588">
            <text:p>911588</text:p>
          </table:table-cell>
          <table:table-cell office:value-type="float" office:value="855524">
            <text:p>855524</text:p>
          </table:table-cell>
          <table:table-cell office:value-type="float" office:value="1139944">
            <text:p>1139944</text:p>
          </table:table-cell>
          <table:table-cell office:value-type="float" office:value="853972">
            <text:p>853972</text:p>
          </table:table-cell>
          <table:table-cell office:value-type="float" office:value="1033484">
            <text:p>1033484</text:p>
          </table:table-cell>
          <table:table-cell office:value-type="float" office:value="826448">
            <text:p>826448</text:p>
          </table:table-cell>
          <table:table-cell office:value-type="float" office:value="1197344">
            <text:p>1197344</text:p>
          </table:table-cell>
          <table:table-cell office:value-type="float" office:value="1405500">
            <text:p>1405500</text:p>
          </table:table-cell>
          <table:table-cell office:value-type="float" office:value="906792">
            <text:p>906792</text:p>
          </table:table-cell>
          <table:table-cell office:value-type="float" office:value="1197332">
            <text:p>1197332</text:p>
          </table:table-cell>
          <table:table-cell office:value-type="float" office:value="870480">
            <text:p>870480</text:p>
          </table:table-cell>
          <table:table-cell office:value-type="float" office:value="1094868">
            <text:p>1094868</text:p>
          </table:table-cell>
          <table:table-cell office:value-type="float" office:value="1059068">
            <text:p>1059068</text:p>
          </table:table-cell>
          <table:table-cell office:value-type="float" office:value="640796">
            <text:p>640796</text:p>
          </table:table-cell>
          <table:table-cell office:value-type="float" office:value="1353984">
            <text:p>1353984</text:p>
          </table:table-cell>
          <table:table-cell office:value-type="float" office:value="979172">
            <text:p>979172</text:p>
          </table:table-cell>
          <table:table-cell office:value-type="float" office:value="1134088">
            <text:p>1134088</text:p>
          </table:table-cell>
          <table:table-cell office:value-type="float" office:value="1037928">
            <text:p>1037928</text:p>
          </table:table-cell>
          <table:table-cell office:value-type="float" office:value="0">
            <text:p>0</text:p>
          </table:table-cell>
          <table:table-cell office:value-type="float" office:value="353144">
            <text:p>353144</text:p>
          </table:table-cell>
          <table:table-cell office:value-type="float" office:value="910304">
            <text:p>910304</text:p>
          </table:table-cell>
          <table:table-cell office:value-type="float" office:value="241132">
            <text:p>241132</text:p>
          </table:table-cell>
          <table:table-cell table:formula="of:=AVERAGE([.B25:.AE25])" office:value-type="float" office:value="935104.4">
            <text:p>935104,4</text:p>
          </table:table-cell>
          <table:table-cell table:formula="of:=(([.AF25]*8)/1000)/1000" office:value-type="float" office:value="7.4808352">
            <text:p>7,4808352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76860">
            <text:p>576860</text:p>
          </table:table-cell>
          <table:table-cell office:value-type="float" office:value="904540">
            <text:p>904540</text:p>
          </table:table-cell>
          <table:table-cell office:value-type="float" office:value="833172">
            <text:p>833172</text:p>
          </table:table-cell>
          <table:table-cell office:value-type="float" office:value="1213352">
            <text:p>1213352</text:p>
          </table:table-cell>
          <table:table-cell office:value-type="float" office:value="880412">
            <text:p>880412</text:p>
          </table:table-cell>
          <table:table-cell office:value-type="float" office:value="638964">
            <text:p>638964</text:p>
          </table:table-cell>
          <table:table-cell office:value-type="float" office:value="831884">
            <text:p>831884</text:p>
          </table:table-cell>
          <table:table-cell office:value-type="float" office:value="1035092">
            <text:p>1035092</text:p>
          </table:table-cell>
          <table:table-cell office:value-type="float" office:value="909800">
            <text:p>909800</text:p>
          </table:table-cell>
          <table:table-cell office:value-type="float" office:value="856400">
            <text:p>856400</text:p>
          </table:table-cell>
          <table:table-cell office:value-type="float" office:value="1447932">
            <text:p>1447932</text:p>
          </table:table-cell>
          <table:table-cell office:value-type="float" office:value="950460">
            <text:p>950460</text:p>
          </table:table-cell>
          <table:table-cell office:value-type="float" office:value="1149752">
            <text:p>1149752</text:p>
          </table:table-cell>
          <table:table-cell office:value-type="float" office:value="659036">
            <text:p>659036</text:p>
          </table:table-cell>
          <table:table-cell office:value-type="float" office:value="885916">
            <text:p>885916</text:p>
          </table:table-cell>
          <table:table-cell office:value-type="float" office:value="816448">
            <text:p>816448</text:p>
          </table:table-cell>
          <table:table-cell office:value-type="float" office:value="1174056">
            <text:p>1174056</text:p>
          </table:table-cell>
          <table:table-cell office:value-type="float" office:value="134184">
            <text:p>134184</text:p>
          </table:table-cell>
          <table:table-cell office:value-type="float" office:value="1109672">
            <text:p>1109672</text:p>
          </table:table-cell>
          <table:table-cell office:value-type="float" office:value="544132">
            <text:p>544132</text:p>
          </table:table-cell>
          <table:table-cell office:value-type="float" office:value="640632">
            <text:p>640632</text:p>
          </table:table-cell>
          <table:table-cell office:value-type="float" office:value="510096">
            <text:p>510096</text:p>
          </table:table-cell>
          <table:table-cell office:value-type="float" office:value="1100980">
            <text:p>1100980</text:p>
          </table:table-cell>
          <table:table-cell office:value-type="float" office:value="970828">
            <text:p>970828</text:p>
          </table:table-cell>
          <table:table-cell office:value-type="float" office:value="784188">
            <text:p>784188</text:p>
          </table:table-cell>
          <table:table-cell office:value-type="float" office:value="908680">
            <text:p>908680</text:p>
          </table:table-cell>
          <table:table-cell office:value-type="float" office:value="422160">
            <text:p>422160</text:p>
          </table:table-cell>
          <table:table-cell office:value-type="float" office:value="800512">
            <text:p>800512</text:p>
          </table:table-cell>
          <table:table-cell office:value-type="float" office:value="1205964">
            <text:p>1205964</text:p>
          </table:table-cell>
          <table:table-cell office:value-type="float" office:value="836828">
            <text:p>836828</text:p>
          </table:table-cell>
          <table:table-cell table:formula="of:=AVERAGE([.B26:.AE26])" office:value-type="float" office:value="857764.4">
            <text:p>857764,4</text:p>
          </table:table-cell>
          <table:table-cell table:formula="of:=(([.AF26]*8)/1000)/1000" office:value-type="float" office:value="6.8621152">
            <text:p>6,86211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86052">
            <text:p>1186052</text:p>
          </table:table-cell>
          <table:table-cell office:value-type="float" office:value="0">
            <text:p>0</text:p>
          </table:table-cell>
          <table:table-cell office:value-type="float" office:value="542952">
            <text:p>542952</text:p>
          </table:table-cell>
          <table:table-cell office:value-type="float" office:value="1188344">
            <text:p>1188344</text:p>
          </table:table-cell>
          <table:table-cell office:value-type="float" office:value="971524">
            <text:p>971524</text:p>
          </table:table-cell>
          <table:table-cell office:value-type="float" office:value="212944">
            <text:p>212944</text:p>
          </table:table-cell>
          <table:table-cell office:value-type="float" office:value="1017480">
            <text:p>1017480</text:p>
          </table:table-cell>
          <table:table-cell office:value-type="float" office:value="1143192">
            <text:p>1143192</text:p>
          </table:table-cell>
          <table:table-cell office:value-type="float" office:value="1135632">
            <text:p>1135632</text:p>
          </table:table-cell>
          <table:table-cell office:value-type="float" office:value="876564">
            <text:p>876564</text:p>
          </table:table-cell>
          <table:table-cell office:value-type="float" office:value="1005068">
            <text:p>1005068</text:p>
          </table:table-cell>
          <table:table-cell office:value-type="float" office:value="952400">
            <text:p>952400</text:p>
          </table:table-cell>
          <table:table-cell office:value-type="float" office:value="1096188">
            <text:p>1096188</text:p>
          </table:table-cell>
          <table:table-cell office:value-type="float" office:value="197040">
            <text:p>197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58632">
            <text:p>1058632</text:p>
          </table:table-cell>
          <table:table-cell office:value-type="float" office:value="604268">
            <text:p>604268</text:p>
          </table:table-cell>
          <table:table-cell office:value-type="float" office:value="115280">
            <text:p>115280</text:p>
          </table:table-cell>
          <table:table-cell table:number-columns-repeated="2" office:value-type="float" office:value="0">
            <text:p>0</text:p>
          </table:table-cell>
          <table:table-cell office:value-type="float" office:value="1085212">
            <text:p>1085212</text:p>
          </table:table-cell>
          <table:table-cell office:value-type="float" office:value="1009836">
            <text:p>1009836</text:p>
          </table:table-cell>
          <table:table-cell office:value-type="float" office:value="301040">
            <text:p>301040</text:p>
          </table:table-cell>
          <table:table-cell office:value-type="float" office:value="1164744">
            <text:p>1164744</text:p>
          </table:table-cell>
          <table:table-cell office:value-type="float" office:value="133820">
            <text:p>133820</text:p>
          </table:table-cell>
          <table:table-cell office:value-type="float" office:value="482856">
            <text:p>482856</text:p>
          </table:table-cell>
          <table:table-cell office:value-type="float" office:value="822484">
            <text:p>822484</text:p>
          </table:table-cell>
          <table:table-cell office:value-type="float" office:value="1103316">
            <text:p>1103316</text:p>
          </table:table-cell>
          <table:table-cell office:value-type="float" office:value="1018348">
            <text:p>1018348</text:p>
          </table:table-cell>
          <table:table-cell table:formula="of:=AVERAGE([.B27:.AE27])" office:value-type="float" office:value="680840.533333333">
            <text:p>680840,533333333</text:p>
          </table:table-cell>
          <table:table-cell table:formula="of:=(([.AF27]*8)/1000)/1000" office:value-type="float" office:value="5.44672426666667">
            <text:p>5,4467242667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89436">
            <text:p>1089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69844">
            <text:p>1269844</text:p>
          </table:table-cell>
          <table:table-cell office:value-type="float" office:value="714096">
            <text:p>714096</text:p>
          </table:table-cell>
          <table:table-cell office:value-type="float" office:value="1129204">
            <text:p>1129204</text:p>
          </table:table-cell>
          <table:table-cell office:value-type="float" office:value="349580">
            <text:p>349580</text:p>
          </table:table-cell>
          <table:table-cell office:value-type="float" office:value="847708">
            <text:p>847708</text:p>
          </table:table-cell>
          <table:table-cell office:value-type="float" office:value="1181660">
            <text:p>1181660</text:p>
          </table:table-cell>
          <table:table-cell office:value-type="float" office:value="923336">
            <text:p>923336</text:p>
          </table:table-cell>
          <table:table-cell office:value-type="float" office:value="481748">
            <text:p>481748</text:p>
          </table:table-cell>
          <table:table-cell office:value-type="float" office:value="0">
            <text:p>0</text:p>
          </table:table-cell>
          <table:table-cell office:value-type="float" office:value="997632">
            <text:p>997632</text:p>
          </table:table-cell>
          <table:table-cell office:value-type="float" office:value="514656">
            <text:p>514656</text:p>
          </table:table-cell>
          <table:table-cell office:value-type="float" office:value="624668">
            <text:p>624668</text:p>
          </table:table-cell>
          <table:table-cell office:value-type="float" office:value="0">
            <text:p>0</text:p>
          </table:table-cell>
          <table:table-cell office:value-type="float" office:value="883252">
            <text:p>883252</text:p>
          </table:table-cell>
          <table:table-cell office:value-type="float" office:value="801884">
            <text:p>801884</text:p>
          </table:table-cell>
          <table:table-cell table:number-columns-repeated="3" office:value-type="float" office:value="0">
            <text:p>0</text:p>
          </table:table-cell>
          <table:table-cell office:value-type="float" office:value="1123056">
            <text:p>1123056</text:p>
          </table:table-cell>
          <table:table-cell office:value-type="float" office:value="735460">
            <text:p>735460</text:p>
          </table:table-cell>
          <table:table-cell office:value-type="float" office:value="990348">
            <text:p>990348</text:p>
          </table:table-cell>
          <table:table-cell office:value-type="float" office:value="863724">
            <text:p>863724</text:p>
          </table:table-cell>
          <table:table-cell table:number-columns-repeated="2" office:value-type="float" office:value="0">
            <text:p>0</text:p>
          </table:table-cell>
          <table:table-cell office:value-type="float" office:value="1012060">
            <text:p>1012060</text:p>
          </table:table-cell>
          <table:table-cell office:value-type="float" office:value="537732">
            <text:p>537732</text:p>
          </table:table-cell>
          <table:table-cell office:value-type="float" office:value="770552">
            <text:p>770552</text:p>
          </table:table-cell>
          <table:table-cell table:formula="of:=AVERAGE([.B28:.AE28])" office:value-type="float" office:value="594721.2">
            <text:p>594721,2</text:p>
          </table:table-cell>
          <table:table-cell table:formula="of:=(([.AF28]*8)/1000)/1000" office:value-type="float" office:value="4.7577696">
            <text:p>4,7577696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7192">
            <text:p>607192</text:p>
          </table:table-cell>
          <table:table-cell office:value-type="float" office:value="688512">
            <text:p>688512</text:p>
          </table:table-cell>
          <table:table-cell office:value-type="float" office:value="0">
            <text:p>0</text:p>
          </table:table-cell>
          <table:table-cell office:value-type="float" office:value="868072">
            <text:p>868072</text:p>
          </table:table-cell>
          <table:table-cell office:value-type="float" office:value="764276">
            <text:p>764276</text:p>
          </table:table-cell>
          <table:table-cell office:value-type="float" office:value="1197336">
            <text:p>1197336</text:p>
          </table:table-cell>
          <table:table-cell office:value-type="float" office:value="0">
            <text:p>0</text:p>
          </table:table-cell>
          <table:table-cell office:value-type="float" office:value="926084">
            <text:p>926084</text:p>
          </table:table-cell>
          <table:table-cell office:value-type="float" office:value="965908">
            <text:p>965908</text:p>
          </table:table-cell>
          <table:table-cell table:number-columns-repeated="2" office:value-type="float" office:value="0">
            <text:p>0</text:p>
          </table:table-cell>
          <table:table-cell office:value-type="float" office:value="941440">
            <text:p>941440</text:p>
          </table:table-cell>
          <table:table-cell office:value-type="float" office:value="786544">
            <text:p>786544</text:p>
          </table:table-cell>
          <table:table-cell office:value-type="float" office:value="1022684">
            <text:p>1022684</text:p>
          </table:table-cell>
          <table:table-cell office:value-type="float" office:value="861404">
            <text:p>861404</text:p>
          </table:table-cell>
          <table:table-cell office:value-type="float" office:value="785072">
            <text:p>785072</text:p>
          </table:table-cell>
          <table:table-cell office:value-type="float" office:value="953000">
            <text:p>953000</text:p>
          </table:table-cell>
          <table:table-cell office:value-type="float" office:value="681196">
            <text:p>681196</text:p>
          </table:table-cell>
          <table:table-cell office:value-type="float" office:value="574504">
            <text:p>574504</text:p>
          </table:table-cell>
          <table:table-cell office:value-type="float" office:value="549732">
            <text:p>549732</text:p>
          </table:table-cell>
          <table:table-cell office:value-type="float" office:value="0">
            <text:p>0</text:p>
          </table:table-cell>
          <table:table-cell office:value-type="float" office:value="897396">
            <text:p>897396</text:p>
          </table:table-cell>
          <table:table-cell office:value-type="float" office:value="961200">
            <text:p>961200</text:p>
          </table:table-cell>
          <table:table-cell office:value-type="float" office:value="956612">
            <text:p>956612</text:p>
          </table:table-cell>
          <table:table-cell office:value-type="float" office:value="1165916">
            <text:p>1165916</text:p>
          </table:table-cell>
          <table:table-cell office:value-type="float" office:value="367204">
            <text:p>367204</text:p>
          </table:table-cell>
          <table:table-cell office:value-type="float" office:value="900260">
            <text:p>900260</text:p>
          </table:table-cell>
          <table:table-cell office:value-type="float" office:value="870804">
            <text:p>870804</text:p>
          </table:table-cell>
          <table:table-cell office:value-type="float" office:value="0">
            <text:p>0</text:p>
          </table:table-cell>
          <table:table-cell office:value-type="float" office:value="1144940">
            <text:p>1144940</text:p>
          </table:table-cell>
          <table:table-cell table:formula="of:=AVERAGE([.B29:.AE29])" office:value-type="float" office:value="681242.933333333">
            <text:p>681242,933333333</text:p>
          </table:table-cell>
          <table:table-cell table:formula="of:=(([.AF29]*8)/1000)/1000" office:value-type="float" office:value="5.44994346666667">
            <text:p>5,4499434667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7524">
            <text:p>747524</text:p>
          </table:table-cell>
          <table:table-cell office:value-type="float" office:value="975072">
            <text:p>975072</text:p>
          </table:table-cell>
          <table:table-cell office:value-type="float" office:value="1011136">
            <text:p>1011136</text:p>
          </table:table-cell>
          <table:table-cell office:value-type="float" office:value="823864">
            <text:p>823864</text:p>
          </table:table-cell>
          <table:table-cell office:value-type="float" office:value="919196">
            <text:p>919196</text:p>
          </table:table-cell>
          <table:table-cell office:value-type="float" office:value="826688">
            <text:p>826688</text:p>
          </table:table-cell>
          <table:table-cell office:value-type="float" office:value="860848">
            <text:p>860848</text:p>
          </table:table-cell>
          <table:table-cell office:value-type="float" office:value="851952">
            <text:p>851952</text:p>
          </table:table-cell>
          <table:table-cell office:value-type="float" office:value="832488">
            <text:p>832488</text:p>
          </table:table-cell>
          <table:table-cell office:value-type="float" office:value="0">
            <text:p>0</text:p>
          </table:table-cell>
          <table:table-cell office:value-type="float" office:value="955632">
            <text:p>955632</text:p>
          </table:table-cell>
          <table:table-cell office:value-type="float" office:value="987876">
            <text:p>987876</text:p>
          </table:table-cell>
          <table:table-cell office:value-type="float" office:value="462948">
            <text:p>462948</text:p>
          </table:table-cell>
          <table:table-cell office:value-type="float" office:value="684988">
            <text:p>684988</text:p>
          </table:table-cell>
          <table:table-cell office:value-type="float" office:value="1084656">
            <text:p>1084656</text:p>
          </table:table-cell>
          <table:table-cell office:value-type="float" office:value="1269972">
            <text:p>1269972</text:p>
          </table:table-cell>
          <table:table-cell office:value-type="float" office:value="1172564">
            <text:p>1172564</text:p>
          </table:table-cell>
          <table:table-cell office:value-type="float" office:value="961572">
            <text:p>961572</text:p>
          </table:table-cell>
          <table:table-cell office:value-type="float" office:value="1002496">
            <text:p>1002496</text:p>
          </table:table-cell>
          <table:table-cell office:value-type="float" office:value="814704">
            <text:p>814704</text:p>
          </table:table-cell>
          <table:table-cell office:value-type="float" office:value="551356">
            <text:p>551356</text:p>
          </table:table-cell>
          <table:table-cell office:value-type="float" office:value="1276148">
            <text:p>1276148</text:p>
          </table:table-cell>
          <table:table-cell office:value-type="float" office:value="836036">
            <text:p>836036</text:p>
          </table:table-cell>
          <table:table-cell office:value-type="float" office:value="1053996">
            <text:p>1053996</text:p>
          </table:table-cell>
          <table:table-cell office:value-type="float" office:value="880560">
            <text:p>880560</text:p>
          </table:table-cell>
          <table:table-cell office:value-type="float" office:value="860072">
            <text:p>860072</text:p>
          </table:table-cell>
          <table:table-cell office:value-type="float" office:value="846704">
            <text:p>846704</text:p>
          </table:table-cell>
          <table:table-cell office:value-type="float" office:value="209996">
            <text:p>209996</text:p>
          </table:table-cell>
          <table:table-cell office:value-type="float" office:value="0">
            <text:p>0</text:p>
          </table:table-cell>
          <table:table-cell office:value-type="float" office:value="827988">
            <text:p>827988</text:p>
          </table:table-cell>
          <table:table-cell table:formula="of:=AVERAGE([.B30:.AE30])" office:value-type="float" office:value="819634.4">
            <text:p>819634,4</text:p>
          </table:table-cell>
          <table:table-cell table:formula="of:=(([.AF30]*8)/1000)/1000" office:value-type="float" office:value="6.5570752">
            <text:p>6,5570752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1532">
            <text:p>761532</text:p>
          </table:table-cell>
          <table:table-cell office:value-type="float" office:value="1042788">
            <text:p>1042788</text:p>
          </table:table-cell>
          <table:table-cell office:value-type="float" office:value="1049224">
            <text:p>1049224</text:p>
          </table:table-cell>
          <table:table-cell office:value-type="float" office:value="871380">
            <text:p>871380</text:p>
          </table:table-cell>
          <table:table-cell office:value-type="float" office:value="821252">
            <text:p>821252</text:p>
          </table:table-cell>
          <table:table-cell office:value-type="float" office:value="757044">
            <text:p>757044</text:p>
          </table:table-cell>
          <table:table-cell office:value-type="float" office:value="1002080">
            <text:p>1002080</text:p>
          </table:table-cell>
          <table:table-cell office:value-type="float" office:value="826744">
            <text:p>826744</text:p>
          </table:table-cell>
          <table:table-cell office:value-type="float" office:value="873576">
            <text:p>873576</text:p>
          </table:table-cell>
          <table:table-cell office:value-type="float" office:value="774416">
            <text:p>774416</text:p>
          </table:table-cell>
          <table:table-cell office:value-type="float" office:value="848704">
            <text:p>848704</text:p>
          </table:table-cell>
          <table:table-cell office:value-type="float" office:value="1144688">
            <text:p>1144688</text:p>
          </table:table-cell>
          <table:table-cell office:value-type="float" office:value="0">
            <text:p>0</text:p>
          </table:table-cell>
          <table:table-cell office:value-type="float" office:value="1029336">
            <text:p>1029336</text:p>
          </table:table-cell>
          <table:table-cell office:value-type="float" office:value="732332">
            <text:p>732332</text:p>
          </table:table-cell>
          <table:table-cell office:value-type="float" office:value="803236">
            <text:p>803236</text:p>
          </table:table-cell>
          <table:table-cell office:value-type="float" office:value="990376">
            <text:p>990376</text:p>
          </table:table-cell>
          <table:table-cell office:value-type="float" office:value="780384">
            <text:p>780384</text:p>
          </table:table-cell>
          <table:table-cell office:value-type="float" office:value="1234304">
            <text:p>1234304</text:p>
          </table:table-cell>
          <table:table-cell office:value-type="float" office:value="1019180">
            <text:p>1019180</text:p>
          </table:table-cell>
          <table:table-cell office:value-type="float" office:value="828544">
            <text:p>828544</text:p>
          </table:table-cell>
          <table:table-cell office:value-type="float" office:value="654092">
            <text:p>654092</text:p>
          </table:table-cell>
          <table:table-cell office:value-type="float" office:value="1056128">
            <text:p>1056128</text:p>
          </table:table-cell>
          <table:table-cell office:value-type="float" office:value="898220">
            <text:p>898220</text:p>
          </table:table-cell>
          <table:table-cell office:value-type="float" office:value="915928">
            <text:p>915928</text:p>
          </table:table-cell>
          <table:table-cell office:value-type="float" office:value="1113260">
            <text:p>1113260</text:p>
          </table:table-cell>
          <table:table-cell office:value-type="float" office:value="1018000">
            <text:p>1018000</text:p>
          </table:table-cell>
          <table:table-cell office:value-type="float" office:value="0">
            <text:p>0</text:p>
          </table:table-cell>
          <table:table-cell office:value-type="float" office:value="514132">
            <text:p>514132</text:p>
          </table:table-cell>
          <table:table-cell office:value-type="float" office:value="925428">
            <text:p>925428</text:p>
          </table:table-cell>
          <table:table-cell table:formula="of:=AVERAGE([.B31:.AE31])" office:value-type="float" office:value="842876.933333333">
            <text:p>842876,933333333</text:p>
          </table:table-cell>
          <table:table-cell table:formula="of:=(([.AF31]*8)/1000)/1000" office:value-type="float" office:value="6.74301546666667">
            <text:p>6,7430154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9216">
            <text:p>319216</text:p>
          </table:table-cell>
          <table:table-cell office:value-type="float" office:value="432516">
            <text:p>432516</text:p>
          </table:table-cell>
          <table:table-cell office:value-type="float" office:value="770156">
            <text:p>770156</text:p>
          </table:table-cell>
          <table:table-cell office:value-type="float" office:value="934908">
            <text:p>934908</text:p>
          </table:table-cell>
          <table:table-cell office:value-type="float" office:value="238988">
            <text:p>238988</text:p>
          </table:table-cell>
          <table:table-cell office:value-type="float" office:value="639616">
            <text:p>639616</text:p>
          </table:table-cell>
          <table:table-cell office:value-type="float" office:value="1112544">
            <text:p>1112544</text:p>
          </table:table-cell>
          <table:table-cell office:value-type="float" office:value="1109700">
            <text:p>1109700</text:p>
          </table:table-cell>
          <table:table-cell office:value-type="float" office:value="45832">
            <text:p>45832</text:p>
          </table:table-cell>
          <table:table-cell office:value-type="float" office:value="1031736">
            <text:p>1031736</text:p>
          </table:table-cell>
          <table:table-cell office:value-type="float" office:value="867924">
            <text:p>867924</text:p>
          </table:table-cell>
          <table:table-cell office:value-type="float" office:value="451680">
            <text:p>451680</text:p>
          </table:table-cell>
          <table:table-cell office:value-type="float" office:value="159560">
            <text:p>159560</text:p>
          </table:table-cell>
          <table:table-cell office:value-type="float" office:value="974648">
            <text:p>974648</text:p>
          </table:table-cell>
          <table:table-cell office:value-type="float" office:value="1205932">
            <text:p>1205932</text:p>
          </table:table-cell>
          <table:table-cell office:value-type="float" office:value="1120428">
            <text:p>1120428</text:p>
          </table:table-cell>
          <table:table-cell office:value-type="float" office:value="1034708">
            <text:p>1034708</text:p>
          </table:table-cell>
          <table:table-cell office:value-type="float" office:value="912940">
            <text:p>912940</text:p>
          </table:table-cell>
          <table:table-cell office:value-type="float" office:value="985596">
            <text:p>985596</text:p>
          </table:table-cell>
          <table:table-cell office:value-type="float" office:value="128624">
            <text:p>128624</text:p>
          </table:table-cell>
          <table:table-cell office:value-type="float" office:value="749408">
            <text:p>749408</text:p>
          </table:table-cell>
          <table:table-cell office:value-type="float" office:value="631932">
            <text:p>631932</text:p>
          </table:table-cell>
          <table:table-cell office:value-type="float" office:value="753044">
            <text:p>753044</text:p>
          </table:table-cell>
          <table:table-cell office:value-type="float" office:value="273236">
            <text:p>273236</text:p>
          </table:table-cell>
          <table:table-cell office:value-type="float" office:value="961044">
            <text:p>961044</text:p>
          </table:table-cell>
          <table:table-cell office:value-type="float" office:value="1152184">
            <text:p>1152184</text:p>
          </table:table-cell>
          <table:table-cell office:value-type="float" office:value="735024">
            <text:p>735024</text:p>
          </table:table-cell>
          <table:table-cell office:value-type="float" office:value="0">
            <text:p>0</text:p>
          </table:table-cell>
          <table:table-cell office:value-type="float" office:value="953144">
            <text:p>953144</text:p>
          </table:table-cell>
          <table:table-cell office:value-type="float" office:value="1142288">
            <text:p>1142288</text:p>
          </table:table-cell>
          <table:table-cell table:formula="of:=AVERAGE([.B32:.AE32])" office:value-type="float" office:value="727618.533333333">
            <text:p>727618,533333333</text:p>
          </table:table-cell>
          <table:table-cell table:formula="of:=(([.AF32]*8)/1000)/1000" office:value-type="float" office:value="5.82094826666667">
            <text:p>5,8209482667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260">
            <text:p>143260</text:p>
          </table:table-cell>
          <table:table-cell office:value-type="float" office:value="808080">
            <text:p>808080</text:p>
          </table:table-cell>
          <table:table-cell office:value-type="float" office:value="1027812">
            <text:p>1027812</text:p>
          </table:table-cell>
          <table:table-cell office:value-type="float" office:value="899632">
            <text:p>899632</text:p>
          </table:table-cell>
          <table:table-cell table:number-columns-repeated="2" office:value-type="float" office:value="0">
            <text:p>0</text:p>
          </table:table-cell>
          <table:table-cell office:value-type="float" office:value="1133020">
            <text:p>1133020</text:p>
          </table:table-cell>
          <table:table-cell office:value-type="float" office:value="1153616">
            <text:p>1153616</text:p>
          </table:table-cell>
          <table:table-cell office:value-type="float" office:value="1000504">
            <text:p>1000504</text:p>
          </table:table-cell>
          <table:table-cell office:value-type="float" office:value="1121272">
            <text:p>1121272</text:p>
          </table:table-cell>
          <table:table-cell office:value-type="float" office:value="986592">
            <text:p>986592</text:p>
          </table:table-cell>
          <table:table-cell office:value-type="float" office:value="0">
            <text:p>0</text:p>
          </table:table-cell>
          <table:table-cell office:value-type="float" office:value="954452">
            <text:p>954452</text:p>
          </table:table-cell>
          <table:table-cell office:value-type="float" office:value="1100420">
            <text:p>1100420</text:p>
          </table:table-cell>
          <table:table-cell office:value-type="float" office:value="358972">
            <text:p>358972</text:p>
          </table:table-cell>
          <table:table-cell office:value-type="float" office:value="882300">
            <text:p>882300</text:p>
          </table:table-cell>
          <table:table-cell office:value-type="float" office:value="1259248">
            <text:p>1259248</text:p>
          </table:table-cell>
          <table:table-cell office:value-type="float" office:value="932812">
            <text:p>932812</text:p>
          </table:table-cell>
          <table:table-cell office:value-type="float" office:value="1114380">
            <text:p>1114380</text:p>
          </table:table-cell>
          <table:table-cell office:value-type="float" office:value="0">
            <text:p>0</text:p>
          </table:table-cell>
          <table:table-cell office:value-type="float" office:value="433412">
            <text:p>433412</text:p>
          </table:table-cell>
          <table:table-cell office:value-type="float" office:value="704972">
            <text:p>704972</text:p>
          </table:table-cell>
          <table:table-cell table:number-columns-repeated="2" office:value-type="float" office:value="0">
            <text:p>0</text:p>
          </table:table-cell>
          <table:table-cell office:value-type="float" office:value="1118344">
            <text:p>1118344</text:p>
          </table:table-cell>
          <table:table-cell office:value-type="float" office:value="1039624">
            <text:p>1039624</text:p>
          </table:table-cell>
          <table:table-cell office:value-type="float" office:value="0">
            <text:p>0</text:p>
          </table:table-cell>
          <table:table-cell office:value-type="float" office:value="348668">
            <text:p>348668</text:p>
          </table:table-cell>
          <table:table-cell office:value-type="float" office:value="999120">
            <text:p>999120</text:p>
          </table:table-cell>
          <table:table-cell office:value-type="float" office:value="696792">
            <text:p>696792</text:p>
          </table:table-cell>
          <table:table-cell table:formula="of:=AVERAGE([.B33:.AE33])" office:value-type="float" office:value="673910.133333333">
            <text:p>673910,133333333</text:p>
          </table:table-cell>
          <table:table-cell table:formula="of:=(([.AF33]*8)/1000)/1000" office:value-type="float" office:value="5.39128106666667">
            <text:p>5,39128106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6844">
            <text:p>1036844</text:p>
          </table:table-cell>
          <table:table-cell office:value-type="float" office:value="751608">
            <text:p>751608</text:p>
          </table:table-cell>
          <table:table-cell office:value-type="float" office:value="930692">
            <text:p>930692</text:p>
          </table:table-cell>
          <table:table-cell office:value-type="float" office:value="956116">
            <text:p>956116</text:p>
          </table:table-cell>
          <table:table-cell table:number-columns-repeated="2" office:value-type="float" office:value="0">
            <text:p>0</text:p>
          </table:table-cell>
          <table:table-cell office:value-type="float" office:value="881496">
            <text:p>881496</text:p>
          </table:table-cell>
          <table:table-cell office:value-type="float" office:value="808600">
            <text:p>808600</text:p>
          </table:table-cell>
          <table:table-cell office:value-type="float" office:value="1083588">
            <text:p>1083588</text:p>
          </table:table-cell>
          <table:table-cell office:value-type="float" office:value="704168">
            <text:p>704168</text:p>
          </table:table-cell>
          <table:table-cell office:value-type="float" office:value="879948">
            <text:p>879948</text:p>
          </table:table-cell>
          <table:table-cell office:value-type="float" office:value="729480">
            <text:p>729480</text:p>
          </table:table-cell>
          <table:table-cell office:value-type="float" office:value="754808">
            <text:p>754808</text:p>
          </table:table-cell>
          <table:table-cell office:value-type="float" office:value="743736">
            <text:p>743736</text:p>
          </table:table-cell>
          <table:table-cell office:value-type="float" office:value="0">
            <text:p>0</text:p>
          </table:table-cell>
          <table:table-cell office:value-type="float" office:value="858500">
            <text:p>858500</text:p>
          </table:table-cell>
          <table:table-cell office:value-type="float" office:value="678524">
            <text:p>678524</text:p>
          </table:table-cell>
          <table:table-cell office:value-type="float" office:value="943300">
            <text:p>943300</text:p>
          </table:table-cell>
          <table:table-cell office:value-type="float" office:value="1165460">
            <text:p>1165460</text:p>
          </table:table-cell>
          <table:table-cell table:number-columns-repeated="2" office:value-type="float" office:value="0">
            <text:p>0</text:p>
          </table:table-cell>
          <table:table-cell office:value-type="float" office:value="719312">
            <text:p>719312</text:p>
          </table:table-cell>
          <table:table-cell table:number-columns-repeated="2" office:value-type="float" office:value="0">
            <text:p>0</text:p>
          </table:table-cell>
          <table:table-cell office:value-type="float" office:value="817860">
            <text:p>817860</text:p>
          </table:table-cell>
          <table:table-cell office:value-type="float" office:value="1071544">
            <text:p>1071544</text:p>
          </table:table-cell>
          <table:table-cell office:value-type="float" office:value="0">
            <text:p>0</text:p>
          </table:table-cell>
          <table:table-cell office:value-type="float" office:value="1033812">
            <text:p>1033812</text:p>
          </table:table-cell>
          <table:table-cell office:value-type="float" office:value="988388">
            <text:p>988388</text:p>
          </table:table-cell>
          <table:table-cell office:value-type="float" office:value="1603212">
            <text:p>1603212</text:p>
          </table:table-cell>
          <table:table-cell table:formula="of:=AVERAGE([.B34:.AE34])" office:value-type="float" office:value="671366.533333333">
            <text:p>671366,533333333</text:p>
          </table:table-cell>
          <table:table-cell table:formula="of:=(([.AF34]*8)/1000)/1000" office:value-type="float" office:value="5.37093226666667">
            <text:p>5,3709322667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5740">
            <text:p>915740</text:p>
          </table:table-cell>
          <table:table-cell office:value-type="float" office:value="625216">
            <text:p>625216</text:p>
          </table:table-cell>
          <table:table-cell office:value-type="float" office:value="390604">
            <text:p>390604</text:p>
          </table:table-cell>
          <table:table-cell office:value-type="float" office:value="797644">
            <text:p>797644</text:p>
          </table:table-cell>
          <table:table-cell office:value-type="float" office:value="2384">
            <text:p>2384</text:p>
          </table:table-cell>
          <table:table-cell office:value-type="float" office:value="90000">
            <text:p>90000</text:p>
          </table:table-cell>
          <table:table-cell office:value-type="float" office:value="411196">
            <text:p>411196</text:p>
          </table:table-cell>
          <table:table-cell office:value-type="float" office:value="978360">
            <text:p>978360</text:p>
          </table:table-cell>
          <table:table-cell office:value-type="float" office:value="1443064">
            <text:p>1443064</text:p>
          </table:table-cell>
          <table:table-cell office:value-type="float" office:value="976316">
            <text:p>976316</text:p>
          </table:table-cell>
          <table:table-cell office:value-type="float" office:value="265476">
            <text:p>265476</text:p>
          </table:table-cell>
          <table:table-cell office:value-type="float" office:value="933720">
            <text:p>933720</text:p>
          </table:table-cell>
          <table:table-cell office:value-type="float" office:value="568840">
            <text:p>568840</text:p>
          </table:table-cell>
          <table:table-cell office:value-type="float" office:value="707812">
            <text:p>707812</text:p>
          </table:table-cell>
          <table:table-cell office:value-type="float" office:value="0">
            <text:p>0</text:p>
          </table:table-cell>
          <table:table-cell office:value-type="float" office:value="642232">
            <text:p>642232</text:p>
          </table:table-cell>
          <table:table-cell office:value-type="float" office:value="1115996">
            <text:p>1115996</text:p>
          </table:table-cell>
          <table:table-cell office:value-type="float" office:value="1163228">
            <text:p>1163228</text:p>
          </table:table-cell>
          <table:table-cell office:value-type="float" office:value="1335464">
            <text:p>1335464</text:p>
          </table:table-cell>
          <table:table-cell office:value-type="float" office:value="576600">
            <text:p>576600</text:p>
          </table:table-cell>
          <table:table-cell office:value-type="float" office:value="0">
            <text:p>0</text:p>
          </table:table-cell>
          <table:table-cell office:value-type="float" office:value="519124">
            <text:p>519124</text:p>
          </table:table-cell>
          <table:table-cell office:value-type="float" office:value="575196">
            <text:p>575196</text:p>
          </table:table-cell>
          <table:table-cell office:value-type="float" office:value="736332">
            <text:p>736332</text:p>
          </table:table-cell>
          <table:table-cell office:value-type="float" office:value="803772">
            <text:p>803772</text:p>
          </table:table-cell>
          <table:table-cell office:value-type="float" office:value="929084">
            <text:p>929084</text:p>
          </table:table-cell>
          <table:table-cell office:value-type="float" office:value="0">
            <text:p>0</text:p>
          </table:table-cell>
          <table:table-cell office:value-type="float" office:value="925544">
            <text:p>925544</text:p>
          </table:table-cell>
          <table:table-cell office:value-type="float" office:value="679292">
            <text:p>679292</text:p>
          </table:table-cell>
          <table:table-cell office:value-type="float" office:value="1090772">
            <text:p>1090772</text:p>
          </table:table-cell>
          <table:table-cell table:formula="of:=AVERAGE([.B35:.AE35])" office:value-type="float" office:value="673300.266666667">
            <text:p>673300,266666667</text:p>
          </table:table-cell>
          <table:table-cell table:formula="of:=(([.AF35]*8)/1000)/1000" office:value-type="float" office:value="5.38640213333333">
            <text:p>5,3864021333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9712">
            <text:p>769712</text:p>
          </table:table-cell>
          <table:table-cell office:value-type="float" office:value="1062456">
            <text:p>1062456</text:p>
          </table:table-cell>
          <table:table-cell office:value-type="float" office:value="0">
            <text:p>0</text:p>
          </table:table-cell>
          <table:table-cell office:value-type="float" office:value="212424">
            <text:p>212424</text:p>
          </table:table-cell>
          <table:table-cell office:value-type="float" office:value="1774340">
            <text:p>1774340</text:p>
          </table:table-cell>
          <table:table-cell office:value-type="float" office:value="1806708">
            <text:p>1806708</text:p>
          </table:table-cell>
          <table:table-cell office:value-type="float" office:value="321540">
            <text:p>321540</text:p>
          </table:table-cell>
          <table:table-cell office:value-type="float" office:value="1708096">
            <text:p>1708096</text:p>
          </table:table-cell>
          <table:table-cell office:value-type="float" office:value="1143424">
            <text:p>1143424</text:p>
          </table:table-cell>
          <table:table-cell office:value-type="float" office:value="1721752">
            <text:p>1721752</text:p>
          </table:table-cell>
          <table:table-cell office:value-type="float" office:value="0">
            <text:p>0</text:p>
          </table:table-cell>
          <table:table-cell office:value-type="float" office:value="1915844">
            <text:p>1915844</text:p>
          </table:table-cell>
          <table:table-cell office:value-type="float" office:value="1572788">
            <text:p>1572788</text:p>
          </table:table-cell>
          <table:table-cell office:value-type="float" office:value="1245728">
            <text:p>1245728</text:p>
          </table:table-cell>
          <table:table-cell office:value-type="float" office:value="328560">
            <text:p>328560</text:p>
          </table:table-cell>
          <table:table-cell office:value-type="float" office:value="1627944">
            <text:p>1627944</text:p>
          </table:table-cell>
          <table:table-cell office:value-type="float" office:value="1273444">
            <text:p>1273444</text:p>
          </table:table-cell>
          <table:table-cell office:value-type="float" office:value="851388">
            <text:p>851388</text:p>
          </table:table-cell>
          <table:table-cell office:value-type="float" office:value="1769808">
            <text:p>1769808</text:p>
          </table:table-cell>
          <table:table-cell office:value-type="float" office:value="576140">
            <text:p>576140</text:p>
          </table:table-cell>
          <table:table-cell office:value-type="float" office:value="218716">
            <text:p>218716</text:p>
          </table:table-cell>
          <table:table-cell office:value-type="float" office:value="0">
            <text:p>0</text:p>
          </table:table-cell>
          <table:table-cell office:value-type="float" office:value="821348">
            <text:p>821348</text:p>
          </table:table-cell>
          <table:table-cell office:value-type="float" office:value="614232">
            <text:p>614232</text:p>
          </table:table-cell>
          <table:table-cell office:value-type="float" office:value="1252348">
            <text:p>1252348</text:p>
          </table:table-cell>
          <table:table-cell office:value-type="float" office:value="1322664">
            <text:p>1322664</text:p>
          </table:table-cell>
          <table:table-cell office:value-type="float" office:value="0">
            <text:p>0</text:p>
          </table:table-cell>
          <table:table-cell office:value-type="float" office:value="1884876">
            <text:p>1884876</text:p>
          </table:table-cell>
          <table:table-cell office:value-type="float" office:value="1158512">
            <text:p>1158512</text:p>
          </table:table-cell>
          <table:table-cell office:value-type="float" office:value="1528508">
            <text:p>1528508</text:p>
          </table:table-cell>
          <table:table-cell table:formula="of:=AVERAGE([.B36:.AE36])" office:value-type="float" office:value="1016110">
            <text:p>1016110</text:p>
          </table:table-cell>
          <table:table-cell table:formula="of:=(([.AF36]*8)/1000)/1000" office:value-type="float" office:value="8.12888">
            <text:p>8,12888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50788">
            <text:p>1850788</text:p>
          </table:table-cell>
          <table:table-cell office:value-type="float" office:value="453708">
            <text:p>453708</text:p>
          </table:table-cell>
          <table:table-cell office:value-type="float" office:value="0">
            <text:p>0</text:p>
          </table:table-cell>
          <table:table-cell office:value-type="float" office:value="1116508">
            <text:p>1116508</text:p>
          </table:table-cell>
          <table:table-cell office:value-type="float" office:value="1300288">
            <text:p>1300288</text:p>
          </table:table-cell>
          <table:table-cell office:value-type="float" office:value="1762080">
            <text:p>1762080</text:p>
          </table:table-cell>
          <table:table-cell office:value-type="float" office:value="1894976">
            <text:p>1894976</text:p>
          </table:table-cell>
          <table:table-cell office:value-type="float" office:value="263216">
            <text:p>263216</text:p>
          </table:table-cell>
          <table:table-cell office:value-type="float" office:value="1934528">
            <text:p>1934528</text:p>
          </table:table-cell>
          <table:table-cell office:value-type="float" office:value="1877828">
            <text:p>1877828</text:p>
          </table:table-cell>
          <table:table-cell office:value-type="float" office:value="116624">
            <text:p>116624</text:p>
          </table:table-cell>
          <table:table-cell office:value-type="float" office:value="1756816">
            <text:p>1756816</text:p>
          </table:table-cell>
          <table:table-cell office:value-type="float" office:value="1506944">
            <text:p>1506944</text:p>
          </table:table-cell>
          <table:table-cell office:value-type="float" office:value="1486916">
            <text:p>1486916</text:p>
          </table:table-cell>
          <table:table-cell office:value-type="float" office:value="1596504">
            <text:p>1596504</text:p>
          </table:table-cell>
          <table:table-cell office:value-type="float" office:value="135144">
            <text:p>135144</text:p>
          </table:table-cell>
          <table:table-cell office:value-type="float" office:value="614588">
            <text:p>614588</text:p>
          </table:table-cell>
          <table:table-cell office:value-type="float" office:value="1784164">
            <text:p>1784164</text:p>
          </table:table-cell>
          <table:table-cell office:value-type="float" office:value="827744">
            <text:p>827744</text:p>
          </table:table-cell>
          <table:table-cell office:value-type="float" office:value="1955328">
            <text:p>1955328</text:p>
          </table:table-cell>
          <table:table-cell office:value-type="float" office:value="1869288">
            <text:p>1869288</text:p>
          </table:table-cell>
          <table:table-cell office:value-type="float" office:value="0">
            <text:p>0</text:p>
          </table:table-cell>
          <table:table-cell office:value-type="float" office:value="1252096">
            <text:p>1252096</text:p>
          </table:table-cell>
          <table:table-cell office:value-type="float" office:value="360196">
            <text:p>360196</text:p>
          </table:table-cell>
          <table:table-cell office:value-type="float" office:value="648684">
            <text:p>648684</text:p>
          </table:table-cell>
          <table:table-cell office:value-type="float" office:value="476860">
            <text:p>476860</text:p>
          </table:table-cell>
          <table:table-cell office:value-type="float" office:value="854200">
            <text:p>854200</text:p>
          </table:table-cell>
          <table:table-cell office:value-type="float" office:value="556384">
            <text:p>556384</text:p>
          </table:table-cell>
          <table:table-cell office:value-type="float" office:value="1859924">
            <text:p>1859924</text:p>
          </table:table-cell>
          <table:table-cell office:value-type="float" office:value="1582748">
            <text:p>1582748</text:p>
          </table:table-cell>
          <table:table-cell table:formula="of:=AVERAGE([.B37:.AE37])" office:value-type="float" office:value="1123169.06666667">
            <text:p>1123169,06666667</text:p>
          </table:table-cell>
          <table:table-cell table:formula="of:=(([.AF37]*8)/1000)/1000" office:value-type="float" office:value="8.98535253333333">
            <text:p>8,9853525333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25052">
            <text:p>1525052</text:p>
          </table:table-cell>
          <table:table-cell office:value-type="float" office:value="0">
            <text:p>0</text:p>
          </table:table-cell>
          <table:table-cell office:value-type="float" office:value="813060">
            <text:p>813060</text:p>
          </table:table-cell>
          <table:table-cell office:value-type="float" office:value="1851364">
            <text:p>1851364</text:p>
          </table:table-cell>
          <table:table-cell office:value-type="float" office:value="0">
            <text:p>0</text:p>
          </table:table-cell>
          <table:table-cell office:value-type="float" office:value="1575224">
            <text:p>1575224</text:p>
          </table:table-cell>
          <table:table-cell office:value-type="float" office:value="1404012">
            <text:p>1404012</text:p>
          </table:table-cell>
          <table:table-cell office:value-type="float" office:value="0">
            <text:p>0</text:p>
          </table:table-cell>
          <table:table-cell office:value-type="float" office:value="1834372">
            <text:p>1834372</text:p>
          </table:table-cell>
          <table:table-cell office:value-type="float" office:value="1775096">
            <text:p>1775096</text:p>
          </table:table-cell>
          <table:table-cell office:value-type="float" office:value="1250032">
            <text:p>1250032</text:p>
          </table:table-cell>
          <table:table-cell office:value-type="float" office:value="1618372">
            <text:p>1618372</text:p>
          </table:table-cell>
          <table:table-cell office:value-type="float" office:value="1524088">
            <text:p>1524088</text:p>
          </table:table-cell>
          <table:table-cell office:value-type="float" office:value="1614984">
            <text:p>1614984</text:p>
          </table:table-cell>
          <table:table-cell office:value-type="float" office:value="1550692">
            <text:p>1550692</text:p>
          </table:table-cell>
          <table:table-cell table:number-columns-repeated="2" office:value-type="float" office:value="0">
            <text:p>0</text:p>
          </table:table-cell>
          <table:table-cell office:value-type="float" office:value="1757552">
            <text:p>1757552</text:p>
          </table:table-cell>
          <table:table-cell office:value-type="float" office:value="0">
            <text:p>0</text:p>
          </table:table-cell>
          <table:table-cell office:value-type="float" office:value="1747632">
            <text:p>1747632</text:p>
          </table:table-cell>
          <table:table-cell office:value-type="float" office:value="1391308">
            <text:p>1391308</text:p>
          </table:table-cell>
          <table:table-cell office:value-type="float" office:value="966424">
            <text:p>966424</text:p>
          </table:table-cell>
          <table:table-cell office:value-type="float" office:value="552488">
            <text:p>552488</text:p>
          </table:table-cell>
          <table:table-cell table:number-columns-repeated="2" office:value-type="float" office:value="0">
            <text:p>0</text:p>
          </table:table-cell>
          <table:table-cell office:value-type="float" office:value="648644">
            <text:p>648644</text:p>
          </table:table-cell>
          <table:table-cell office:value-type="float" office:value="428816">
            <text:p>428816</text:p>
          </table:table-cell>
          <table:table-cell office:value-type="float" office:value="0">
            <text:p>0</text:p>
          </table:table-cell>
          <table:table-cell office:value-type="float" office:value="1579484">
            <text:p>1579484</text:p>
          </table:table-cell>
          <table:table-cell office:value-type="float" office:value="266448">
            <text:p>266448</text:p>
          </table:table-cell>
          <table:table-cell table:formula="of:=AVERAGE([.B38:.AE38])" office:value-type="float" office:value="922504.8">
            <text:p>922504,8</text:p>
          </table:table-cell>
          <table:table-cell table:formula="of:=(([.AF38]*8)/1000)/1000" office:value-type="float" office:value="7.3800384">
            <text:p>7,3800384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94108">
            <text:p>1394108</text:p>
          </table:table-cell>
          <table:table-cell office:value-type="float" office:value="379880">
            <text:p>379880</text:p>
          </table:table-cell>
          <table:table-cell office:value-type="float" office:value="1311928">
            <text:p>1311928</text:p>
          </table:table-cell>
          <table:table-cell office:value-type="float" office:value="1588404">
            <text:p>1588404</text:p>
          </table:table-cell>
          <table:table-cell office:value-type="float" office:value="1325892">
            <text:p>1325892</text:p>
          </table:table-cell>
          <table:table-cell office:value-type="float" office:value="1689892">
            <text:p>1689892</text:p>
          </table:table-cell>
          <table:table-cell office:value-type="float" office:value="735360">
            <text:p>735360</text:p>
          </table:table-cell>
          <table:table-cell office:value-type="float" office:value="91012">
            <text:p>91012</text:p>
          </table:table-cell>
          <table:table-cell office:value-type="float" office:value="1681516">
            <text:p>1681516</text:p>
          </table:table-cell>
          <table:table-cell office:value-type="float" office:value="1612592">
            <text:p>1612592</text:p>
          </table:table-cell>
          <table:table-cell office:value-type="float" office:value="1967468">
            <text:p>1967468</text:p>
          </table:table-cell>
          <table:table-cell office:value-type="float" office:value="1417916">
            <text:p>1417916</text:p>
          </table:table-cell>
          <table:table-cell office:value-type="float" office:value="1505664">
            <text:p>1505664</text:p>
          </table:table-cell>
          <table:table-cell office:value-type="float" office:value="1534464">
            <text:p>1534464</text:p>
          </table:table-cell>
          <table:table-cell office:value-type="float" office:value="1416640">
            <text:p>1416640</text:p>
          </table:table-cell>
          <table:table-cell office:value-type="float" office:value="0">
            <text:p>0</text:p>
          </table:table-cell>
          <table:table-cell office:value-type="float" office:value="50228">
            <text:p>50228</text:p>
          </table:table-cell>
          <table:table-cell office:value-type="float" office:value="1759956">
            <text:p>1759956</text:p>
          </table:table-cell>
          <table:table-cell office:value-type="float" office:value="224996">
            <text:p>224996</text:p>
          </table:table-cell>
          <table:table-cell office:value-type="float" office:value="1685612">
            <text:p>1685612</text:p>
          </table:table-cell>
          <table:table-cell office:value-type="float" office:value="1434156">
            <text:p>1434156</text:p>
          </table:table-cell>
          <table:table-cell office:value-type="float" office:value="1464892">
            <text:p>1464892</text:p>
          </table:table-cell>
          <table:table-cell office:value-type="float" office:value="1690000">
            <text:p>1690000</text:p>
          </table:table-cell>
          <table:table-cell office:value-type="float" office:value="236988">
            <text:p>236988</text:p>
          </table:table-cell>
          <table:table-cell office:value-type="float" office:value="740756">
            <text:p>740756</text:p>
          </table:table-cell>
          <table:table-cell office:value-type="float" office:value="1198892">
            <text:p>1198892</text:p>
          </table:table-cell>
          <table:table-cell office:value-type="float" office:value="0">
            <text:p>0</text:p>
          </table:table-cell>
          <table:table-cell office:value-type="float" office:value="363252">
            <text:p>363252</text:p>
          </table:table-cell>
          <table:table-cell office:value-type="float" office:value="1087804">
            <text:p>1087804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1053008.93333333">
            <text:p>1053008,93333333</text:p>
          </table:table-cell>
          <table:table-cell table:formula="of:=(([.AF39]*8)/1000)/1000" office:value-type="float" office:value="8.42407146666667">
            <text:p>8,4240714667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65344">
            <text:p>1365344</text:p>
          </table:table-cell>
          <table:table-cell office:value-type="float" office:value="1634636">
            <text:p>1634636</text:p>
          </table:table-cell>
          <table:table-cell office:value-type="float" office:value="739160">
            <text:p>739160</text:p>
          </table:table-cell>
          <table:table-cell office:value-type="float" office:value="1271668">
            <text:p>1271668</text:p>
          </table:table-cell>
          <table:table-cell office:value-type="float" office:value="1691880">
            <text:p>1691880</text:p>
          </table:table-cell>
          <table:table-cell office:value-type="float" office:value="1550040">
            <text:p>1550040</text:p>
          </table:table-cell>
          <table:table-cell office:value-type="float" office:value="684264">
            <text:p>684264</text:p>
          </table:table-cell>
          <table:table-cell office:value-type="float" office:value="1438868">
            <text:p>1438868</text:p>
          </table:table-cell>
          <table:table-cell office:value-type="float" office:value="1799640">
            <text:p>1799640</text:p>
          </table:table-cell>
          <table:table-cell office:value-type="float" office:value="1692032">
            <text:p>1692032</text:p>
          </table:table-cell>
          <table:table-cell office:value-type="float" office:value="2001204">
            <text:p>2001204</text:p>
          </table:table-cell>
          <table:table-cell office:value-type="float" office:value="0">
            <text:p>0</text:p>
          </table:table-cell>
          <table:table-cell office:value-type="float" office:value="1122920">
            <text:p>1122920</text:p>
          </table:table-cell>
          <table:table-cell office:value-type="float" office:value="896644">
            <text:p>896644</text:p>
          </table:table-cell>
          <table:table-cell office:value-type="float" office:value="1498380">
            <text:p>1498380</text:p>
          </table:table-cell>
          <table:table-cell office:value-type="float" office:value="1595264">
            <text:p>1595264</text:p>
          </table:table-cell>
          <table:table-cell office:value-type="float" office:value="1290192">
            <text:p>1290192</text:p>
          </table:table-cell>
          <table:table-cell office:value-type="float" office:value="1420208">
            <text:p>1420208</text:p>
          </table:table-cell>
          <table:table-cell office:value-type="float" office:value="1569264">
            <text:p>1569264</text:p>
          </table:table-cell>
          <table:table-cell office:value-type="float" office:value="1907932">
            <text:p>1907932</text:p>
          </table:table-cell>
          <table:table-cell office:value-type="float" office:value="1309312">
            <text:p>1309312</text:p>
          </table:table-cell>
          <table:table-cell office:value-type="float" office:value="1646740">
            <text:p>1646740</text:p>
          </table:table-cell>
          <table:table-cell office:value-type="float" office:value="1398256">
            <text:p>1398256</text:p>
          </table:table-cell>
          <table:table-cell office:value-type="float" office:value="1477332">
            <text:p>1477332</text:p>
          </table:table-cell>
          <table:table-cell office:value-type="float" office:value="1457492">
            <text:p>1457492</text:p>
          </table:table-cell>
          <table:table-cell office:value-type="float" office:value="1158108">
            <text:p>1158108</text:p>
          </table:table-cell>
          <table:table-cell office:value-type="float" office:value="621264">
            <text:p>621264</text:p>
          </table:table-cell>
          <table:table-cell office:value-type="float" office:value="1526000">
            <text:p>1526000</text:p>
          </table:table-cell>
          <table:table-cell office:value-type="float" office:value="746016">
            <text:p>746016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1283668.66666667">
            <text:p>1283668,66666667</text:p>
          </table:table-cell>
          <table:table-cell table:formula="of:=(([.AF40]*8)/1000)/1000" office:value-type="float" office:value="10.2693493333333">
            <text:p>10,2693493333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55044">
            <text:p>1555044</text:p>
          </table:table-cell>
          <table:table-cell office:value-type="float" office:value="1122456">
            <text:p>1122456</text:p>
          </table:table-cell>
          <table:table-cell office:value-type="float" office:value="719080">
            <text:p>719080</text:p>
          </table:table-cell>
          <table:table-cell office:value-type="float" office:value="1589836">
            <text:p>1589836</text:p>
          </table:table-cell>
          <table:table-cell office:value-type="float" office:value="2199812">
            <text:p>2199812</text:p>
          </table:table-cell>
          <table:table-cell office:value-type="float" office:value="1562212">
            <text:p>1562212</text:p>
          </table:table-cell>
          <table:table-cell office:value-type="float" office:value="127704">
            <text:p>127704</text:p>
          </table:table-cell>
          <table:table-cell office:value-type="float" office:value="1263296">
            <text:p>1263296</text:p>
          </table:table-cell>
          <table:table-cell office:value-type="float" office:value="2002576">
            <text:p>2002576</text:p>
          </table:table-cell>
          <table:table-cell office:value-type="float" office:value="1753436">
            <text:p>1753436</text:p>
          </table:table-cell>
          <table:table-cell office:value-type="float" office:value="1617524">
            <text:p>1617524</text:p>
          </table:table-cell>
          <table:table-cell table:number-columns-repeated="2" office:value-type="float" office:value="0">
            <text:p>0</text:p>
          </table:table-cell>
          <table:table-cell office:value-type="float" office:value="890264">
            <text:p>890264</text:p>
          </table:table-cell>
          <table:table-cell office:value-type="float" office:value="1474076">
            <text:p>1474076</text:p>
          </table:table-cell>
          <table:table-cell office:value-type="float" office:value="1424124">
            <text:p>1424124</text:p>
          </table:table-cell>
          <table:table-cell office:value-type="float" office:value="1522412">
            <text:p>1522412</text:p>
          </table:table-cell>
          <table:table-cell office:value-type="float" office:value="317412">
            <text:p>317412</text:p>
          </table:table-cell>
          <table:table-cell office:value-type="float" office:value="1460800">
            <text:p>1460800</text:p>
          </table:table-cell>
          <table:table-cell office:value-type="float" office:value="1350516">
            <text:p>1350516</text:p>
          </table:table-cell>
          <table:table-cell office:value-type="float" office:value="1855820">
            <text:p>1855820</text:p>
          </table:table-cell>
          <table:table-cell office:value-type="float" office:value="30268">
            <text:p>30268</text:p>
          </table:table-cell>
          <table:table-cell office:value-type="float" office:value="1507280">
            <text:p>1507280</text:p>
          </table:table-cell>
          <table:table-cell office:value-type="float" office:value="1642816">
            <text:p>1642816</text:p>
          </table:table-cell>
          <table:table-cell office:value-type="float" office:value="1347572">
            <text:p>1347572</text:p>
          </table:table-cell>
          <table:table-cell office:value-type="float" office:value="1456804">
            <text:p>1456804</text:p>
          </table:table-cell>
          <table:table-cell office:value-type="float" office:value="1448124">
            <text:p>1448124</text:p>
          </table:table-cell>
          <table:table-cell office:value-type="float" office:value="1904196">
            <text:p>1904196</text:p>
          </table:table-cell>
          <table:table-cell office:value-type="float" office:value="1758160">
            <text:p>1758160</text:p>
          </table:table-cell>
          <table:table-cell office:value-type="float" office:value="1103136">
            <text:p>1103136</text:p>
          </table:table-cell>
          <table:table-cell table:formula="of:=AVERAGE([.B41:.AE41])" office:value-type="float" office:value="1266891.86666667">
            <text:p>1266891,86666667</text:p>
          </table:table-cell>
          <table:table-cell table:formula="of:=(([.AF41]*8)/1000)/1000" office:value-type="float" office:value="10.1351349333333">
            <text:p>10,1351349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40664">
            <text:p>1640664</text:p>
          </table:table-cell>
          <table:table-cell office:value-type="float" office:value="654496">
            <text:p>654496</text:p>
          </table:table-cell>
          <table:table-cell office:value-type="float" office:value="1737176">
            <text:p>1737176</text:p>
          </table:table-cell>
          <table:table-cell office:value-type="float" office:value="36052">
            <text:p>36052</text:p>
          </table:table-cell>
          <table:table-cell office:value-type="float" office:value="1850776">
            <text:p>1850776</text:p>
          </table:table-cell>
          <table:table-cell office:value-type="float" office:value="1900164">
            <text:p>1900164</text:p>
          </table:table-cell>
          <table:table-cell office:value-type="float" office:value="1228348">
            <text:p>1228348</text:p>
          </table:table-cell>
          <table:table-cell office:value-type="float" office:value="1269868">
            <text:p>1269868</text:p>
          </table:table-cell>
          <table:table-cell office:value-type="float" office:value="800140">
            <text:p>800140</text:p>
          </table:table-cell>
          <table:table-cell office:value-type="float" office:value="1822224">
            <text:p>1822224</text:p>
          </table:table-cell>
          <table:table-cell office:value-type="float" office:value="1535900">
            <text:p>1535900</text:p>
          </table:table-cell>
          <table:table-cell office:value-type="float" office:value="1363516">
            <text:p>1363516</text:p>
          </table:table-cell>
          <table:table-cell office:value-type="float" office:value="0">
            <text:p>0</text:p>
          </table:table-cell>
          <table:table-cell office:value-type="float" office:value="607028">
            <text:p>607028</text:p>
          </table:table-cell>
          <table:table-cell office:value-type="float" office:value="1371064">
            <text:p>1371064</text:p>
          </table:table-cell>
          <table:table-cell office:value-type="float" office:value="468360">
            <text:p>468360</text:p>
          </table:table-cell>
          <table:table-cell office:value-type="float" office:value="863552">
            <text:p>863552</text:p>
          </table:table-cell>
          <table:table-cell office:value-type="float" office:value="0">
            <text:p>0</text:p>
          </table:table-cell>
          <table:table-cell office:value-type="float" office:value="848788">
            <text:p>848788</text:p>
          </table:table-cell>
          <table:table-cell office:value-type="float" office:value="1316332">
            <text:p>1316332</text:p>
          </table:table-cell>
          <table:table-cell office:value-type="float" office:value="1995280">
            <text:p>1995280</text:p>
          </table:table-cell>
          <table:table-cell office:value-type="float" office:value="12884">
            <text:p>12884</text:p>
          </table:table-cell>
          <table:table-cell office:value-type="float" office:value="972432">
            <text:p>972432</text:p>
          </table:table-cell>
          <table:table-cell office:value-type="float" office:value="1270344">
            <text:p>1270344</text:p>
          </table:table-cell>
          <table:table-cell office:value-type="float" office:value="899452">
            <text:p>899452</text:p>
          </table:table-cell>
          <table:table-cell office:value-type="float" office:value="711036">
            <text:p>711036</text:p>
          </table:table-cell>
          <table:table-cell office:value-type="float" office:value="1353344">
            <text:p>1353344</text:p>
          </table:table-cell>
          <table:table-cell office:value-type="float" office:value="1570080">
            <text:p>1570080</text:p>
          </table:table-cell>
          <table:table-cell office:value-type="float" office:value="1522612">
            <text:p>1522612</text:p>
          </table:table-cell>
          <table:table-cell office:value-type="float" office:value="1277044">
            <text:p>1277044</text:p>
          </table:table-cell>
          <table:table-cell table:formula="of:=AVERAGE([.B42:.AE42])" office:value-type="float" office:value="1096631.86666667">
            <text:p>1096631,86666667</text:p>
          </table:table-cell>
          <table:table-cell table:formula="of:=(([.AF42]*8)/1000)/1000" office:value-type="float" office:value="8.77305493333333">
            <text:p>8,7730549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49012">
            <text:p>1549012</text:p>
          </table:table-cell>
          <table:table-cell office:value-type="float" office:value="0">
            <text:p>0</text:p>
          </table:table-cell>
          <table:table-cell office:value-type="float" office:value="1500032">
            <text:p>1500032</text:p>
          </table:table-cell>
          <table:table-cell office:value-type="float" office:value="530412">
            <text:p>530412</text:p>
          </table:table-cell>
          <table:table-cell office:value-type="float" office:value="1711900">
            <text:p>1711900</text:p>
          </table:table-cell>
          <table:table-cell office:value-type="float" office:value="610624">
            <text:p>610624</text:p>
          </table:table-cell>
          <table:table-cell office:value-type="float" office:value="1620212">
            <text:p>1620212</text:p>
          </table:table-cell>
          <table:table-cell office:value-type="float" office:value="1459584">
            <text:p>1459584</text:p>
          </table:table-cell>
          <table:table-cell office:value-type="float" office:value="1560696">
            <text:p>1560696</text:p>
          </table:table-cell>
          <table:table-cell office:value-type="float" office:value="1804364">
            <text:p>1804364</text:p>
          </table:table-cell>
          <table:table-cell office:value-type="float" office:value="1756756">
            <text:p>1756756</text:p>
          </table:table-cell>
          <table:table-cell office:value-type="float" office:value="1573236">
            <text:p>1573236</text:p>
          </table:table-cell>
          <table:table-cell office:value-type="float" office:value="749560">
            <text:p>749560</text:p>
          </table:table-cell>
          <table:table-cell office:value-type="float" office:value="0">
            <text:p>0</text:p>
          </table:table-cell>
          <table:table-cell office:value-type="float" office:value="1307500">
            <text:p>1307500</text:p>
          </table:table-cell>
          <table:table-cell office:value-type="float" office:value="1152104">
            <text:p>1152104</text:p>
          </table:table-cell>
          <table:table-cell table:number-columns-repeated="4" office:value-type="float" office:value="0">
            <text:p>0</text:p>
          </table:table-cell>
          <table:table-cell office:value-type="float" office:value="1662184">
            <text:p>1662184</text:p>
          </table:table-cell>
          <table:table-cell office:value-type="float" office:value="1603740">
            <text:p>1603740</text:p>
          </table:table-cell>
          <table:table-cell office:value-type="float" office:value="1422964">
            <text:p>1422964</text:p>
          </table:table-cell>
          <table:table-cell office:value-type="float" office:value="1119772">
            <text:p>1119772</text:p>
          </table:table-cell>
          <table:table-cell office:value-type="float" office:value="447684">
            <text:p>447684</text:p>
          </table:table-cell>
          <table:table-cell office:value-type="float" office:value="0">
            <text:p>0</text:p>
          </table:table-cell>
          <table:table-cell office:value-type="float" office:value="1175904">
            <text:p>1175904</text:p>
          </table:table-cell>
          <table:table-cell office:value-type="float" office:value="1523356">
            <text:p>1523356</text:p>
          </table:table-cell>
          <table:table-cell office:value-type="float" office:value="1251972">
            <text:p>1251972</text:p>
          </table:table-cell>
          <table:table-cell office:value-type="float" office:value="1360224">
            <text:p>1360224</text:p>
          </table:table-cell>
          <table:table-cell table:formula="of:=AVERAGE([.B43:.AE43])" office:value-type="float" office:value="1015126.4">
            <text:p>1015126,4</text:p>
          </table:table-cell>
          <table:table-cell table:formula="of:=(([.AF43]*8)/1000)/1000" office:value-type="float" office:value="8.1210112">
            <text:p>8,121011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float" office:value="1666672">
            <text:p>1666672</text:p>
          </table:table-cell>
          <table:table-cell office:value-type="float" office:value="1236344">
            <text:p>1236344</text:p>
          </table:table-cell>
          <table:table-cell office:value-type="float" office:value="1412172">
            <text:p>1412172</text:p>
          </table:table-cell>
          <table:table-cell office:value-type="float" office:value="748776">
            <text:p>748776</text:p>
          </table:table-cell>
          <table:table-cell office:value-type="float" office:value="1646232">
            <text:p>1646232</text:p>
          </table:table-cell>
          <table:table-cell office:value-type="float" office:value="1747148">
            <text:p>1747148</text:p>
          </table:table-cell>
          <table:table-cell office:value-type="float" office:value="1880276">
            <text:p>1880276</text:p>
          </table:table-cell>
          <table:table-cell office:value-type="float" office:value="1416096">
            <text:p>1416096</text:p>
          </table:table-cell>
          <table:table-cell office:value-type="float" office:value="1494956">
            <text:p>1494956</text:p>
          </table:table-cell>
          <table:table-cell office:value-type="float" office:value="1632904">
            <text:p>1632904</text:p>
          </table:table-cell>
          <table:table-cell office:value-type="float" office:value="1007948">
            <text:p>1007948</text:p>
          </table:table-cell>
          <table:table-cell office:value-type="float" office:value="0">
            <text:p>0</text:p>
          </table:table-cell>
          <table:table-cell office:value-type="float" office:value="1339160">
            <text:p>1339160</text:p>
          </table:table-cell>
          <table:table-cell office:value-type="float" office:value="1280244">
            <text:p>1280244</text:p>
          </table:table-cell>
          <table:table-cell office:value-type="float" office:value="0">
            <text:p>0</text:p>
          </table:table-cell>
          <table:table-cell office:value-type="float" office:value="263896">
            <text:p>263896</text:p>
          </table:table-cell>
          <table:table-cell table:number-columns-repeated="2" office:value-type="float" office:value="0">
            <text:p>0</text:p>
          </table:table-cell>
          <table:table-cell office:value-type="float" office:value="1452140">
            <text:p>1452140</text:p>
          </table:table-cell>
          <table:table-cell office:value-type="float" office:value="1427732">
            <text:p>1427732</text:p>
          </table:table-cell>
          <table:table-cell office:value-type="float" office:value="1568256">
            <text:p>1568256</text:p>
          </table:table-cell>
          <table:table-cell office:value-type="float" office:value="1433800">
            <text:p>1433800</text:p>
          </table:table-cell>
          <table:table-cell office:value-type="float" office:value="1396388">
            <text:p>1396388</text:p>
          </table:table-cell>
          <table:table-cell office:value-type="float" office:value="0">
            <text:p>0</text:p>
          </table:table-cell>
          <table:table-cell office:value-type="float" office:value="1038640">
            <text:p>1038640</text:p>
          </table:table-cell>
          <table:table-cell office:value-type="float" office:value="1505336">
            <text:p>1505336</text:p>
          </table:table-cell>
          <table:table-cell office:value-type="float" office:value="654996">
            <text:p>654996</text:p>
          </table:table-cell>
          <table:table-cell office:value-type="float" office:value="244604">
            <text:p>244604</text:p>
          </table:table-cell>
          <table:table-cell table:formula="of:=AVERAGE([.B44:.AE44])" office:value-type="float" office:value="994825.466666667">
            <text:p>994825,466666667</text:p>
          </table:table-cell>
          <table:table-cell table:formula="of:=(([.AF44]*8)/1000)/1000" office:value-type="float" office:value="7.95860373333333">
            <text:p>7,9586037333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0236">
            <text:p>610236</text:p>
          </table:table-cell>
          <table:table-cell office:value-type="float" office:value="1327760">
            <text:p>1327760</text:p>
          </table:table-cell>
          <table:table-cell office:value-type="float" office:value="1616556">
            <text:p>1616556</text:p>
          </table:table-cell>
          <table:table-cell office:value-type="float" office:value="1455612">
            <text:p>1455612</text:p>
          </table:table-cell>
          <table:table-cell office:value-type="float" office:value="1448040">
            <text:p>1448040</text:p>
          </table:table-cell>
          <table:table-cell office:value-type="float" office:value="1690380">
            <text:p>1690380</text:p>
          </table:table-cell>
          <table:table-cell office:value-type="float" office:value="1595136">
            <text:p>1595136</text:p>
          </table:table-cell>
          <table:table-cell office:value-type="float" office:value="1550676">
            <text:p>1550676</text:p>
          </table:table-cell>
          <table:table-cell office:value-type="float" office:value="1191852">
            <text:p>1191852</text:p>
          </table:table-cell>
          <table:table-cell office:value-type="float" office:value="1597992">
            <text:p>1597992</text:p>
          </table:table-cell>
          <table:table-cell office:value-type="float" office:value="1578336">
            <text:p>1578336</text:p>
          </table:table-cell>
          <table:table-cell office:value-type="float" office:value="1724400">
            <text:p>1724400</text:p>
          </table:table-cell>
          <table:table-cell office:value-type="float" office:value="1464524">
            <text:p>1464524</text:p>
          </table:table-cell>
          <table:table-cell office:value-type="float" office:value="765484">
            <text:p>765484</text:p>
          </table:table-cell>
          <table:table-cell office:value-type="float" office:value="1405604">
            <text:p>1405604</text:p>
          </table:table-cell>
          <table:table-cell office:value-type="float" office:value="1421064">
            <text:p>1421064</text:p>
          </table:table-cell>
          <table:table-cell office:value-type="float" office:value="1384784">
            <text:p>1384784</text:p>
          </table:table-cell>
          <table:table-cell office:value-type="float" office:value="1654176">
            <text:p>1654176</text:p>
          </table:table-cell>
          <table:table-cell office:value-type="float" office:value="327772">
            <text:p>327772</text:p>
          </table:table-cell>
          <table:table-cell office:value-type="float" office:value="708384">
            <text:p>708384</text:p>
          </table:table-cell>
          <table:table-cell office:value-type="float" office:value="1444552">
            <text:p>1444552</text:p>
          </table:table-cell>
          <table:table-cell office:value-type="float" office:value="983960">
            <text:p>983960</text:p>
          </table:table-cell>
          <table:table-cell office:value-type="float" office:value="1650004">
            <text:p>1650004</text:p>
          </table:table-cell>
          <table:table-cell office:value-type="float" office:value="1641976">
            <text:p>1641976</text:p>
          </table:table-cell>
          <table:table-cell office:value-type="float" office:value="1403284">
            <text:p>1403284</text:p>
          </table:table-cell>
          <table:table-cell office:value-type="float" office:value="734240">
            <text:p>734240</text:p>
          </table:table-cell>
          <table:table-cell office:value-type="float" office:value="1292856">
            <text:p>1292856</text:p>
          </table:table-cell>
          <table:table-cell office:value-type="float" office:value="1385928">
            <text:p>1385928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1235185.6">
            <text:p>1235185,6</text:p>
          </table:table-cell>
          <table:table-cell table:formula="of:=(([.AF45]*8)/1000)/1000" office:value-type="float" office:value="9.8814848">
            <text:p>9,881484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79488">
            <text:p>1479488</text:p>
          </table:table-cell>
          <table:table-cell office:value-type="float" office:value="1860884">
            <text:p>1860884</text:p>
          </table:table-cell>
          <table:table-cell office:value-type="float" office:value="1864612">
            <text:p>1864612</text:p>
          </table:table-cell>
          <table:table-cell office:value-type="float" office:value="1509856">
            <text:p>1509856</text:p>
          </table:table-cell>
          <table:table-cell office:value-type="float" office:value="1258392">
            <text:p>1258392</text:p>
          </table:table-cell>
          <table:table-cell office:value-type="float" office:value="1231120">
            <text:p>1231120</text:p>
          </table:table-cell>
          <table:table-cell office:value-type="float" office:value="1399188">
            <text:p>1399188</text:p>
          </table:table-cell>
          <table:table-cell office:value-type="float" office:value="1377828">
            <text:p>1377828</text:p>
          </table:table-cell>
          <table:table-cell office:value-type="float" office:value="1761160">
            <text:p>1761160</text:p>
          </table:table-cell>
          <table:table-cell office:value-type="float" office:value="423400">
            <text:p>423400</text:p>
          </table:table-cell>
          <table:table-cell office:value-type="float" office:value="1880692">
            <text:p>1880692</text:p>
          </table:table-cell>
          <table:table-cell office:value-type="float" office:value="1495376">
            <text:p>1495376</text:p>
          </table:table-cell>
          <table:table-cell office:value-type="float" office:value="1295316">
            <text:p>1295316</text:p>
          </table:table-cell>
          <table:table-cell office:value-type="float" office:value="1455212">
            <text:p>1455212</text:p>
          </table:table-cell>
          <table:table-cell office:value-type="float" office:value="1596056">
            <text:p>1596056</text:p>
          </table:table-cell>
          <table:table-cell office:value-type="float" office:value="1123256">
            <text:p>1123256</text:p>
          </table:table-cell>
          <table:table-cell office:value-type="float" office:value="1614924">
            <text:p>1614924</text:p>
          </table:table-cell>
          <table:table-cell office:value-type="float" office:value="1054136">
            <text:p>1054136</text:p>
          </table:table-cell>
          <table:table-cell office:value-type="float" office:value="1534864">
            <text:p>1534864</text:p>
          </table:table-cell>
          <table:table-cell office:value-type="float" office:value="1550632">
            <text:p>1550632</text:p>
          </table:table-cell>
          <table:table-cell office:value-type="float" office:value="1325604">
            <text:p>1325604</text:p>
          </table:table-cell>
          <table:table-cell office:value-type="float" office:value="21312">
            <text:p>21312</text:p>
          </table:table-cell>
          <table:table-cell office:value-type="float" office:value="1511156">
            <text:p>1511156</text:p>
          </table:table-cell>
          <table:table-cell office:value-type="float" office:value="1421684">
            <text:p>1421684</text:p>
          </table:table-cell>
          <table:table-cell office:value-type="float" office:value="1253660">
            <text:p>1253660</text:p>
          </table:table-cell>
          <table:table-cell office:value-type="float" office:value="1899476">
            <text:p>1899476</text:p>
          </table:table-cell>
          <table:table-cell office:value-type="float" office:value="1460756">
            <text:p>1460756</text:p>
          </table:table-cell>
          <table:table-cell office:value-type="float" office:value="1716640">
            <text:p>1716640</text:p>
          </table:table-cell>
          <table:table-cell office:value-type="float" office:value="996388">
            <text:p>996388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1345768.93333333">
            <text:p>1345768,93333333</text:p>
          </table:table-cell>
          <table:table-cell table:formula="of:=(([.AF46]*8)/1000)/1000" office:value-type="float" office:value="10.7661514666667">
            <text:p>10,7661514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83564">
            <text:p>1283564</text:p>
          </table:table-cell>
          <table:table-cell office:value-type="float" office:value="1387008">
            <text:p>1387008</text:p>
          </table:table-cell>
          <table:table-cell office:value-type="float" office:value="1912048">
            <text:p>1912048</text:p>
          </table:table-cell>
          <table:table-cell office:value-type="float" office:value="1793980">
            <text:p>1793980</text:p>
          </table:table-cell>
          <table:table-cell office:value-type="float" office:value="970104">
            <text:p>970104</text:p>
          </table:table-cell>
          <table:table-cell office:value-type="float" office:value="1124428">
            <text:p>1124428</text:p>
          </table:table-cell>
          <table:table-cell office:value-type="float" office:value="1495784">
            <text:p>1495784</text:p>
          </table:table-cell>
          <table:table-cell office:value-type="float" office:value="1343196">
            <text:p>1343196</text:p>
          </table:table-cell>
          <table:table-cell office:value-type="float" office:value="497260">
            <text:p>497260</text:p>
          </table:table-cell>
          <table:table-cell office:value-type="float" office:value="0">
            <text:p>0</text:p>
          </table:table-cell>
          <table:table-cell office:value-type="float" office:value="1735064">
            <text:p>1735064</text:p>
          </table:table-cell>
          <table:table-cell office:value-type="float" office:value="1690076">
            <text:p>1690076</text:p>
          </table:table-cell>
          <table:table-cell office:value-type="float" office:value="1557688">
            <text:p>1557688</text:p>
          </table:table-cell>
          <table:table-cell office:value-type="float" office:value="546068">
            <text:p>546068</text:p>
          </table:table-cell>
          <table:table-cell office:value-type="float" office:value="1506248">
            <text:p>1506248</text:p>
          </table:table-cell>
          <table:table-cell office:value-type="float" office:value="1335468">
            <text:p>1335468</text:p>
          </table:table-cell>
          <table:table-cell office:value-type="float" office:value="1606208">
            <text:p>1606208</text:p>
          </table:table-cell>
          <table:table-cell office:value-type="float" office:value="0">
            <text:p>0</text:p>
          </table:table-cell>
          <table:table-cell office:value-type="float" office:value="1146392">
            <text:p>1146392</text:p>
          </table:table-cell>
          <table:table-cell office:value-type="float" office:value="1355220">
            <text:p>1355220</text:p>
          </table:table-cell>
          <table:table-cell office:value-type="float" office:value="1369292">
            <text:p>1369292</text:p>
          </table:table-cell>
          <table:table-cell office:value-type="float" office:value="0">
            <text:p>0</text:p>
          </table:table-cell>
          <table:table-cell office:value-type="float" office:value="832292">
            <text:p>832292</text:p>
          </table:table-cell>
          <table:table-cell office:value-type="float" office:value="429724">
            <text:p>429724</text:p>
          </table:table-cell>
          <table:table-cell office:value-type="float" office:value="1716272">
            <text:p>1716272</text:p>
          </table:table-cell>
          <table:table-cell office:value-type="float" office:value="1829960">
            <text:p>1829960</text:p>
          </table:table-cell>
          <table:table-cell office:value-type="float" office:value="1050792">
            <text:p>1050792</text:p>
          </table:table-cell>
          <table:table-cell office:value-type="float" office:value="1631356">
            <text:p>1631356</text:p>
          </table:table-cell>
          <table:table-cell office:value-type="float" office:value="1182340">
            <text:p>1182340</text:p>
          </table:table-cell>
          <table:table-cell office:value-type="float" office:value="719144">
            <text:p>719144</text:p>
          </table:table-cell>
          <table:table-cell table:formula="of:=AVERAGE([.B47:.AE47])" office:value-type="float" office:value="1168232.53333333">
            <text:p>1168232,53333333</text:p>
          </table:table-cell>
          <table:table-cell table:formula="of:=(([.AF47]*8)/1000)/1000" office:value-type="float" office:value="9.34586026666667">
            <text:p>9,3458602667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38076">
            <text:p>1738076</text:p>
          </table:table-cell>
          <table:table-cell office:value-type="float" office:value="1617780">
            <text:p>1617780</text:p>
          </table:table-cell>
          <table:table-cell office:value-type="float" office:value="1277288">
            <text:p>1277288</text:p>
          </table:table-cell>
          <table:table-cell office:value-type="float" office:value="1132760">
            <text:p>1132760</text:p>
          </table:table-cell>
          <table:table-cell office:value-type="float" office:value="1425076">
            <text:p>1425076</text:p>
          </table:table-cell>
          <table:table-cell office:value-type="float" office:value="400848">
            <text:p>400848</text:p>
          </table:table-cell>
          <table:table-cell office:value-type="float" office:value="1635800">
            <text:p>1635800</text:p>
          </table:table-cell>
          <table:table-cell office:value-type="float" office:value="1328660">
            <text:p>1328660</text:p>
          </table:table-cell>
          <table:table-cell office:value-type="float" office:value="419520">
            <text:p>419520</text:p>
          </table:table-cell>
          <table:table-cell office:value-type="float" office:value="0">
            <text:p>0</text:p>
          </table:table-cell>
          <table:table-cell office:value-type="float" office:value="1046452">
            <text:p>1046452</text:p>
          </table:table-cell>
          <table:table-cell office:value-type="float" office:value="1590804">
            <text:p>1590804</text:p>
          </table:table-cell>
          <table:table-cell office:value-type="float" office:value="1192792">
            <text:p>1192792</text:p>
          </table:table-cell>
          <table:table-cell office:value-type="float" office:value="1055456">
            <text:p>1055456</text:p>
          </table:table-cell>
          <table:table-cell office:value-type="float" office:value="342088">
            <text:p>342088</text:p>
          </table:table-cell>
          <table:table-cell office:value-type="float" office:value="1740268">
            <text:p>1740268</text:p>
          </table:table-cell>
          <table:table-cell office:value-type="float" office:value="1868768">
            <text:p>1868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76656">
            <text:p>1576656</text:p>
          </table:table-cell>
          <table:table-cell office:value-type="float" office:value="1600196">
            <text:p>1600196</text:p>
          </table:table-cell>
          <table:table-cell office:value-type="float" office:value="0">
            <text:p>0</text:p>
          </table:table-cell>
          <table:table-cell office:value-type="float" office:value="18260">
            <text:p>18260</text:p>
          </table:table-cell>
          <table:table-cell office:value-type="float" office:value="1629056">
            <text:p>1629056</text:p>
          </table:table-cell>
          <table:table-cell office:value-type="float" office:value="1529772">
            <text:p>1529772</text:p>
          </table:table-cell>
          <table:table-cell office:value-type="float" office:value="323132">
            <text:p>323132</text:p>
          </table:table-cell>
          <table:table-cell office:value-type="float" office:value="1468628">
            <text:p>1468628</text:p>
          </table:table-cell>
          <table:table-cell office:value-type="float" office:value="2054016">
            <text:p>2054016</text:p>
          </table:table-cell>
          <table:table-cell office:value-type="float" office:value="1236944">
            <text:p>1236944</text:p>
          </table:table-cell>
          <table:table-cell office:value-type="float" office:value="1686536">
            <text:p>1686536</text:p>
          </table:table-cell>
          <table:table-cell table:formula="of:=AVERAGE([.B48:.AE48])" office:value-type="float" office:value="1097854.4">
            <text:p>1097854,4</text:p>
          </table:table-cell>
          <table:table-cell table:formula="of:=(([.AF48]*8)/1000)/1000" office:value-type="float" office:value="8.7828352">
            <text:p>8,7828352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34368">
            <text:p>1534368</text:p>
          </table:table-cell>
          <table:table-cell office:value-type="float" office:value="1767072">
            <text:p>1767072</text:p>
          </table:table-cell>
          <table:table-cell office:value-type="float" office:value="1673412">
            <text:p>1673412</text:p>
          </table:table-cell>
          <table:table-cell office:value-type="float" office:value="1413324">
            <text:p>1413324</text:p>
          </table:table-cell>
          <table:table-cell office:value-type="float" office:value="1968556">
            <text:p>1968556</text:p>
          </table:table-cell>
          <table:table-cell office:value-type="float" office:value="574080">
            <text:p>574080</text:p>
          </table:table-cell>
          <table:table-cell office:value-type="float" office:value="1438880">
            <text:p>1438880</text:p>
          </table:table-cell>
          <table:table-cell office:value-type="float" office:value="1444248">
            <text:p>1444248</text:p>
          </table:table-cell>
          <table:table-cell office:value-type="float" office:value="1792412">
            <text:p>1792412</text:p>
          </table:table-cell>
          <table:table-cell office:value-type="float" office:value="1219472">
            <text:p>1219472</text:p>
          </table:table-cell>
          <table:table-cell office:value-type="float" office:value="1357668">
            <text:p>1357668</text:p>
          </table:table-cell>
          <table:table-cell office:value-type="float" office:value="1377944">
            <text:p>1377944</text:p>
          </table:table-cell>
          <table:table-cell office:value-type="float" office:value="1447436">
            <text:p>1447436</text:p>
          </table:table-cell>
          <table:table-cell office:value-type="float" office:value="1146552">
            <text:p>1146552</text:p>
          </table:table-cell>
          <table:table-cell office:value-type="float" office:value="0">
            <text:p>0</text:p>
          </table:table-cell>
          <table:table-cell office:value-type="float" office:value="1625720">
            <text:p>1625720</text:p>
          </table:table-cell>
          <table:table-cell office:value-type="float" office:value="1643992">
            <text:p>1643992</text:p>
          </table:table-cell>
          <table:table-cell office:value-type="float" office:value="534604">
            <text:p>534604</text:p>
          </table:table-cell>
          <table:table-cell office:value-type="float" office:value="0">
            <text:p>0</text:p>
          </table:table-cell>
          <table:table-cell office:value-type="float" office:value="1344164">
            <text:p>1344164</text:p>
          </table:table-cell>
          <table:table-cell office:value-type="float" office:value="0">
            <text:p>0</text:p>
          </table:table-cell>
          <table:table-cell office:value-type="float" office:value="1141548">
            <text:p>1141548</text:p>
          </table:table-cell>
          <table:table-cell office:value-type="float" office:value="943972">
            <text:p>943972</text:p>
          </table:table-cell>
          <table:table-cell office:value-type="float" office:value="1641964">
            <text:p>1641964</text:p>
          </table:table-cell>
          <table:table-cell office:value-type="float" office:value="1470924">
            <text:p>1470924</text:p>
          </table:table-cell>
          <table:table-cell office:value-type="float" office:value="0">
            <text:p>0</text:p>
          </table:table-cell>
          <table:table-cell office:value-type="float" office:value="1240552">
            <text:p>1240552</text:p>
          </table:table-cell>
          <table:table-cell office:value-type="float" office:value="1901620">
            <text:p>1901620</text:p>
          </table:table-cell>
          <table:table-cell office:value-type="float" office:value="1630976">
            <text:p>1630976</text:p>
          </table:table-cell>
          <table:table-cell office:value-type="float" office:value="1485256">
            <text:p>1485256</text:p>
          </table:table-cell>
          <table:table-cell table:formula="of:=AVERAGE([.B49:.AE49])" office:value-type="float" office:value="1225357.2">
            <text:p>1225357,2</text:p>
          </table:table-cell>
          <table:table-cell table:formula="of:=(([.AF49]*8)/1000)/1000" office:value-type="float" office:value="9.8028576">
            <text:p>9,8028576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166432">
            <text:p>1166432</text:p>
          </table:table-cell>
          <table:table-cell office:value-type="float" office:value="1780736">
            <text:p>1780736</text:p>
          </table:table-cell>
          <table:table-cell office:value-type="float" office:value="715976">
            <text:p>715976</text:p>
          </table:table-cell>
          <table:table-cell office:value-type="float" office:value="1683968">
            <text:p>1683968</text:p>
          </table:table-cell>
          <table:table-cell office:value-type="float" office:value="1397264">
            <text:p>1397264</text:p>
          </table:table-cell>
          <table:table-cell office:value-type="float" office:value="1420960">
            <text:p>1420960</text:p>
          </table:table-cell>
          <table:table-cell office:value-type="float" office:value="611484">
            <text:p>611484</text:p>
          </table:table-cell>
          <table:table-cell office:value-type="float" office:value="1586724">
            <text:p>1586724</text:p>
          </table:table-cell>
          <table:table-cell office:value-type="float" office:value="1817380">
            <text:p>1817380</text:p>
          </table:table-cell>
          <table:table-cell office:value-type="float" office:value="1290552">
            <text:p>1290552</text:p>
          </table:table-cell>
          <table:table-cell office:value-type="float" office:value="1374108">
            <text:p>1374108</text:p>
          </table:table-cell>
          <table:table-cell office:value-type="float" office:value="1550980">
            <text:p>1550980</text:p>
          </table:table-cell>
          <table:table-cell office:value-type="float" office:value="1292580">
            <text:p>1292580</text:p>
          </table:table-cell>
          <table:table-cell office:value-type="float" office:value="1405860">
            <text:p>1405860</text:p>
          </table:table-cell>
          <table:table-cell office:value-type="float" office:value="1304720">
            <text:p>1304720</text:p>
          </table:table-cell>
          <table:table-cell office:value-type="float" office:value="1355736">
            <text:p>1355736</text:p>
          </table:table-cell>
          <table:table-cell office:value-type="float" office:value="2038368">
            <text:p>2038368</text:p>
          </table:table-cell>
          <table:table-cell office:value-type="float" office:value="1505316">
            <text:p>1505316</text:p>
          </table:table-cell>
          <table:table-cell office:value-type="float" office:value="1160036">
            <text:p>1160036</text:p>
          </table:table-cell>
          <table:table-cell office:value-type="float" office:value="1322864">
            <text:p>1322864</text:p>
          </table:table-cell>
          <table:table-cell office:value-type="float" office:value="0">
            <text:p>0</text:p>
          </table:table-cell>
          <table:table-cell office:value-type="float" office:value="1705024">
            <text:p>1705024</text:p>
          </table:table-cell>
          <table:table-cell office:value-type="float" office:value="1301432">
            <text:p>1301432</text:p>
          </table:table-cell>
          <table:table-cell office:value-type="float" office:value="1721224">
            <text:p>1721224</text:p>
          </table:table-cell>
          <table:table-cell office:value-type="float" office:value="1387084">
            <text:p>1387084</text:p>
          </table:table-cell>
          <table:table-cell office:value-type="float" office:value="522716">
            <text:p>522716</text:p>
          </table:table-cell>
          <table:table-cell office:value-type="float" office:value="1539364">
            <text:p>1539364</text:p>
          </table:table-cell>
          <table:table-cell office:value-type="float" office:value="1121868">
            <text:p>1121868</text:p>
          </table:table-cell>
          <table:table-cell office:value-type="float" office:value="146700">
            <text:p>146700</text:p>
          </table:table-cell>
          <table:table-cell office:value-type="float" office:value="1700528">
            <text:p>1700528</text:p>
          </table:table-cell>
          <table:table-cell table:formula="of:=AVERAGE([.B50:.AE50])" office:value-type="float" office:value="1297599.46666667">
            <text:p>1297599,46666667</text:p>
          </table:table-cell>
          <table:table-cell table:formula="of:=(([.AF50]*8)/1000)/1000" office:value-type="float" office:value="10.3807957333333">
            <text:p>10,3807957333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43260">
            <text:p>1343260</text:p>
          </table:table-cell>
          <table:table-cell office:value-type="float" office:value="1501364">
            <text:p>1501364</text:p>
          </table:table-cell>
          <table:table-cell office:value-type="float" office:value="687844">
            <text:p>687844</text:p>
          </table:table-cell>
          <table:table-cell office:value-type="float" office:value="1464320">
            <text:p>1464320</text:p>
          </table:table-cell>
          <table:table-cell office:value-type="float" office:value="1539620">
            <text:p>1539620</text:p>
          </table:table-cell>
          <table:table-cell office:value-type="float" office:value="1307240">
            <text:p>1307240</text:p>
          </table:table-cell>
          <table:table-cell office:value-type="float" office:value="1481620">
            <text:p>1481620</text:p>
          </table:table-cell>
          <table:table-cell office:value-type="float" office:value="1363444">
            <text:p>1363444</text:p>
          </table:table-cell>
          <table:table-cell office:value-type="float" office:value="1532124">
            <text:p>1532124</text:p>
          </table:table-cell>
          <table:table-cell office:value-type="float" office:value="1809096">
            <text:p>1809096</text:p>
          </table:table-cell>
          <table:table-cell office:value-type="float" office:value="1317768">
            <text:p>1317768</text:p>
          </table:table-cell>
          <table:table-cell office:value-type="float" office:value="1418764">
            <text:p>1418764</text:p>
          </table:table-cell>
          <table:table-cell office:value-type="float" office:value="1364404">
            <text:p>1364404</text:p>
          </table:table-cell>
          <table:table-cell office:value-type="float" office:value="1116244">
            <text:p>1116244</text:p>
          </table:table-cell>
          <table:table-cell office:value-type="float" office:value="1563112">
            <text:p>1563112</text:p>
          </table:table-cell>
          <table:table-cell office:value-type="float" office:value="1315228">
            <text:p>1315228</text:p>
          </table:table-cell>
          <table:table-cell office:value-type="float" office:value="1513424">
            <text:p>1513424</text:p>
          </table:table-cell>
          <table:table-cell office:value-type="float" office:value="1153896">
            <text:p>1153896</text:p>
          </table:table-cell>
          <table:table-cell office:value-type="float" office:value="1720096">
            <text:p>1720096</text:p>
          </table:table-cell>
          <table:table-cell office:value-type="float" office:value="1793432">
            <text:p>1793432</text:p>
          </table:table-cell>
          <table:table-cell office:value-type="float" office:value="562896">
            <text:p>562896</text:p>
          </table:table-cell>
          <table:table-cell office:value-type="float" office:value="1589656">
            <text:p>1589656</text:p>
          </table:table-cell>
          <table:table-cell office:value-type="float" office:value="1270476">
            <text:p>1270476</text:p>
          </table:table-cell>
          <table:table-cell office:value-type="float" office:value="1081780">
            <text:p>1081780</text:p>
          </table:table-cell>
          <table:table-cell office:value-type="float" office:value="1618804">
            <text:p>1618804</text:p>
          </table:table-cell>
          <table:table-cell office:value-type="float" office:value="1563760">
            <text:p>1563760</text:p>
          </table:table-cell>
          <table:table-cell office:value-type="float" office:value="1389352">
            <text:p>1389352</text:p>
          </table:table-cell>
          <table:table-cell office:value-type="float" office:value="1396840">
            <text:p>1396840</text:p>
          </table:table-cell>
          <table:table-cell office:value-type="float" office:value="0">
            <text:p>0</text:p>
          </table:table-cell>
          <table:table-cell office:value-type="float" office:value="1536300">
            <text:p>1536300</text:p>
          </table:table-cell>
          <table:table-cell table:formula="of:=AVERAGE([.B51:.AE51])" office:value-type="float" office:value="1343872.13333333">
            <text:p>1343872,13333333</text:p>
          </table:table-cell>
          <table:table-cell table:formula="of:=(([.AF51]*8)/1000)/1000" office:value-type="float" office:value="10.7509770666667">
            <text:p>10,7509770667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44988">
            <text:p>1644988</text:p>
          </table:table-cell>
          <table:table-cell office:value-type="float" office:value="1523860">
            <text:p>1523860</text:p>
          </table:table-cell>
          <table:table-cell office:value-type="float" office:value="1792084">
            <text:p>1792084</text:p>
          </table:table-cell>
          <table:table-cell office:value-type="float" office:value="1339256">
            <text:p>1339256</text:p>
          </table:table-cell>
          <table:table-cell office:value-type="float" office:value="848704">
            <text:p>848704</text:p>
          </table:table-cell>
          <table:table-cell office:value-type="float" office:value="1205004">
            <text:p>1205004</text:p>
          </table:table-cell>
          <table:table-cell office:value-type="float" office:value="1044040">
            <text:p>1044040</text:p>
          </table:table-cell>
          <table:table-cell office:value-type="float" office:value="1222976">
            <text:p>1222976</text:p>
          </table:table-cell>
          <table:table-cell office:value-type="float" office:value="1431508">
            <text:p>1431508</text:p>
          </table:table-cell>
          <table:table-cell office:value-type="float" office:value="1174340">
            <text:p>1174340</text:p>
          </table:table-cell>
          <table:table-cell office:value-type="float" office:value="1346564">
            <text:p>1346564</text:p>
          </table:table-cell>
          <table:table-cell office:value-type="float" office:value="1508860">
            <text:p>1508860</text:p>
          </table:table-cell>
          <table:table-cell office:value-type="float" office:value="647524">
            <text:p>647524</text:p>
          </table:table-cell>
          <table:table-cell office:value-type="float" office:value="1820372">
            <text:p>1820372</text:p>
          </table:table-cell>
          <table:table-cell office:value-type="float" office:value="1659172">
            <text:p>1659172</text:p>
          </table:table-cell>
          <table:table-cell office:value-type="float" office:value="545376">
            <text:p>545376</text:p>
          </table:table-cell>
          <table:table-cell office:value-type="float" office:value="1082608">
            <text:p>1082608</text:p>
          </table:table-cell>
          <table:table-cell office:value-type="float" office:value="1018052">
            <text:p>1018052</text:p>
          </table:table-cell>
          <table:table-cell office:value-type="float" office:value="1901288">
            <text:p>1901288</text:p>
          </table:table-cell>
          <table:table-cell office:value-type="float" office:value="1188692">
            <text:p>1188692</text:p>
          </table:table-cell>
          <table:table-cell office:value-type="float" office:value="1316968">
            <text:p>1316968</text:p>
          </table:table-cell>
          <table:table-cell office:value-type="float" office:value="1273376">
            <text:p>1273376</text:p>
          </table:table-cell>
          <table:table-cell office:value-type="float" office:value="1456744">
            <text:p>1456744</text:p>
          </table:table-cell>
          <table:table-cell office:value-type="float" office:value="1508500">
            <text:p>1508500</text:p>
          </table:table-cell>
          <table:table-cell office:value-type="float" office:value="846388">
            <text:p>846388</text:p>
          </table:table-cell>
          <table:table-cell office:value-type="float" office:value="1529876">
            <text:p>1529876</text:p>
          </table:table-cell>
          <table:table-cell office:value-type="float" office:value="1595208">
            <text:p>1595208</text:p>
          </table:table-cell>
          <table:table-cell office:value-type="float" office:value="616132">
            <text:p>616132</text:p>
          </table:table-cell>
          <table:table-cell office:value-type="float" office:value="0">
            <text:p>0</text:p>
          </table:table-cell>
          <table:table-cell office:value-type="float" office:value="1624760">
            <text:p>1624760</text:p>
          </table:table-cell>
          <table:table-cell table:formula="of:=AVERAGE([.B52:.AE52])" office:value-type="float" office:value="1257107.33333333">
            <text:p>1257107,33333333</text:p>
          </table:table-cell>
          <table:table-cell table:formula="of:=(([.AF52]*8)/1000)/1000" office:value-type="float" office:value="10.0568586666667">
            <text:p>10,056858666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79152">
            <text:p>1779152</text:p>
          </table:table-cell>
          <table:table-cell office:value-type="float" office:value="925924">
            <text:p>925924</text:p>
          </table:table-cell>
          <table:table-cell office:value-type="float" office:value="1346520">
            <text:p>1346520</text:p>
          </table:table-cell>
          <table:table-cell office:value-type="float" office:value="1749020">
            <text:p>1749020</text:p>
          </table:table-cell>
          <table:table-cell office:value-type="float" office:value="566684">
            <text:p>566684</text:p>
          </table:table-cell>
          <table:table-cell office:value-type="float" office:value="1177856">
            <text:p>1177856</text:p>
          </table:table-cell>
          <table:table-cell office:value-type="float" office:value="1486248">
            <text:p>1486248</text:p>
          </table:table-cell>
          <table:table-cell office:value-type="float" office:value="1711824">
            <text:p>1711824</text:p>
          </table:table-cell>
          <table:table-cell office:value-type="float" office:value="1407888">
            <text:p>1407888</text:p>
          </table:table-cell>
          <table:table-cell office:value-type="float" office:value="101060">
            <text:p>101060</text:p>
          </table:table-cell>
          <table:table-cell office:value-type="float" office:value="1420264">
            <text:p>1420264</text:p>
          </table:table-cell>
          <table:table-cell office:value-type="float" office:value="1721612">
            <text:p>1721612</text:p>
          </table:table-cell>
          <table:table-cell office:value-type="float" office:value="0">
            <text:p>0</text:p>
          </table:table-cell>
          <table:table-cell office:value-type="float" office:value="1557296">
            <text:p>1557296</text:p>
          </table:table-cell>
          <table:table-cell office:value-type="float" office:value="743856">
            <text:p>743856</text:p>
          </table:table-cell>
          <table:table-cell office:value-type="float" office:value="1228164">
            <text:p>1228164</text:p>
          </table:table-cell>
          <table:table-cell office:value-type="float" office:value="0">
            <text:p>0</text:p>
          </table:table-cell>
          <table:table-cell office:value-type="float" office:value="1359812">
            <text:p>1359812</text:p>
          </table:table-cell>
          <table:table-cell office:value-type="float" office:value="1533936">
            <text:p>1533936</text:p>
          </table:table-cell>
          <table:table-cell office:value-type="float" office:value="822824">
            <text:p>822824</text:p>
          </table:table-cell>
          <table:table-cell office:value-type="float" office:value="1564492">
            <text:p>1564492</text:p>
          </table:table-cell>
          <table:table-cell office:value-type="float" office:value="1460988">
            <text:p>1460988</text:p>
          </table:table-cell>
          <table:table-cell office:value-type="float" office:value="95544">
            <text:p>95544</text:p>
          </table:table-cell>
          <table:table-cell office:value-type="float" office:value="1315896">
            <text:p>1315896</text:p>
          </table:table-cell>
          <table:table-cell office:value-type="float" office:value="968504">
            <text:p>968504</text:p>
          </table:table-cell>
          <table:table-cell office:value-type="float" office:value="1264604">
            <text:p>1264604</text:p>
          </table:table-cell>
          <table:table-cell office:value-type="float" office:value="391416">
            <text:p>391416</text:p>
          </table:table-cell>
          <table:table-cell office:value-type="float" office:value="0">
            <text:p>0</text:p>
          </table:table-cell>
          <table:table-cell office:value-type="float" office:value="1410796">
            <text:p>1410796</text:p>
          </table:table-cell>
          <table:table-cell office:value-type="float" office:value="1288620">
            <text:p>1288620</text:p>
          </table:table-cell>
          <table:table-cell table:formula="of:=AVERAGE([.B53:.AE53])" office:value-type="float" office:value="1080026.66666667">
            <text:p>1080026,66666667</text:p>
          </table:table-cell>
          <table:table-cell table:formula="of:=(([.AF53]*8)/1000)/1000" office:value-type="float" office:value="8.64021333333333">
            <text:p>8,6402133333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99344">
            <text:p>1099344</text:p>
          </table:table-cell>
          <table:table-cell office:value-type="float" office:value="1842760">
            <text:p>1842760</text:p>
          </table:table-cell>
          <table:table-cell office:value-type="float" office:value="1881304">
            <text:p>1881304</text:p>
          </table:table-cell>
          <table:table-cell office:value-type="float" office:value="278500">
            <text:p>278500</text:p>
          </table:table-cell>
          <table:table-cell office:value-type="float" office:value="1299336">
            <text:p>1299336</text:p>
          </table:table-cell>
          <table:table-cell office:value-type="float" office:value="1417748">
            <text:p>1417748</text:p>
          </table:table-cell>
          <table:table-cell office:value-type="float" office:value="1585592">
            <text:p>1585592</text:p>
          </table:table-cell>
          <table:table-cell office:value-type="float" office:value="1210144">
            <text:p>1210144</text:p>
          </table:table-cell>
          <table:table-cell office:value-type="float" office:value="1470848">
            <text:p>1470848</text:p>
          </table:table-cell>
          <table:table-cell office:value-type="float" office:value="1380512">
            <text:p>1380512</text:p>
          </table:table-cell>
          <table:table-cell office:value-type="float" office:value="1304316">
            <text:p>1304316</text:p>
          </table:table-cell>
          <table:table-cell office:value-type="float" office:value="1501332">
            <text:p>1501332</text:p>
          </table:table-cell>
          <table:table-cell office:value-type="float" office:value="815920">
            <text:p>815920</text:p>
          </table:table-cell>
          <table:table-cell office:value-type="float" office:value="1736912">
            <text:p>1736912</text:p>
          </table:table-cell>
          <table:table-cell office:value-type="float" office:value="0">
            <text:p>0</text:p>
          </table:table-cell>
          <table:table-cell office:value-type="float" office:value="1405468">
            <text:p>1405468</text:p>
          </table:table-cell>
          <table:table-cell office:value-type="float" office:value="325100">
            <text:p>325100</text:p>
          </table:table-cell>
          <table:table-cell office:value-type="float" office:value="1690644">
            <text:p>1690644</text:p>
          </table:table-cell>
          <table:table-cell office:value-type="float" office:value="1525316">
            <text:p>1525316</text:p>
          </table:table-cell>
          <table:table-cell office:value-type="float" office:value="0">
            <text:p>0</text:p>
          </table:table-cell>
          <table:table-cell office:value-type="float" office:value="112124">
            <text:p>112124</text:p>
          </table:table-cell>
          <table:table-cell office:value-type="float" office:value="1374260">
            <text:p>1374260</text:p>
          </table:table-cell>
          <table:table-cell office:value-type="float" office:value="0">
            <text:p>0</text:p>
          </table:table-cell>
          <table:table-cell office:value-type="float" office:value="1229004">
            <text:p>1229004</text:p>
          </table:table-cell>
          <table:table-cell office:value-type="float" office:value="1206796">
            <text:p>1206796</text:p>
          </table:table-cell>
          <table:table-cell office:value-type="float" office:value="1523072">
            <text:p>1523072</text:p>
          </table:table-cell>
          <table:table-cell table:number-columns-repeated="2" office:value-type="float" office:value="0">
            <text:p>0</text:p>
          </table:table-cell>
          <table:table-cell office:value-type="float" office:value="1448068">
            <text:p>1448068</text:p>
          </table:table-cell>
          <table:table-cell office:value-type="float" office:value="1567732">
            <text:p>1567732</text:p>
          </table:table-cell>
          <table:table-cell table:formula="of:=AVERAGE([.B54:.AE54])" office:value-type="float" office:value="1074405.06666667">
            <text:p>1074405,06666667</text:p>
          </table:table-cell>
          <table:table-cell table:formula="of:=(([.AF54]*8)/1000)/1000" office:value-type="float" office:value="8.59524053333333">
            <text:p>8,595240533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68268">
            <text:p>1768268</text:p>
          </table:table-cell>
          <table:table-cell office:value-type="float" office:value="1196460">
            <text:p>1196460</text:p>
          </table:table-cell>
          <table:table-cell office:value-type="float" office:value="418924">
            <text:p>418924</text:p>
          </table:table-cell>
          <table:table-cell office:value-type="float" office:value="1441532">
            <text:p>1441532</text:p>
          </table:table-cell>
          <table:table-cell office:value-type="float" office:value="1267424">
            <text:p>1267424</text:p>
          </table:table-cell>
          <table:table-cell office:value-type="float" office:value="1311612">
            <text:p>1311612</text:p>
          </table:table-cell>
          <table:table-cell office:value-type="float" office:value="716196">
            <text:p>716196</text:p>
          </table:table-cell>
          <table:table-cell office:value-type="float" office:value="1355408">
            <text:p>1355408</text:p>
          </table:table-cell>
          <table:table-cell office:value-type="float" office:value="1622472">
            <text:p>1622472</text:p>
          </table:table-cell>
          <table:table-cell office:value-type="float" office:value="2090944">
            <text:p>2090944</text:p>
          </table:table-cell>
          <table:table-cell office:value-type="float" office:value="1609240">
            <text:p>1609240</text:p>
          </table:table-cell>
          <table:table-cell office:value-type="float" office:value="1553204">
            <text:p>1553204</text:p>
          </table:table-cell>
          <table:table-cell office:value-type="float" office:value="1710128">
            <text:p>1710128</text:p>
          </table:table-cell>
          <table:table-cell office:value-type="float" office:value="1577876">
            <text:p>1577876</text:p>
          </table:table-cell>
          <table:table-cell office:value-type="float" office:value="550444">
            <text:p>550444</text:p>
          </table:table-cell>
          <table:table-cell office:value-type="float" office:value="1727936">
            <text:p>1727936</text:p>
          </table:table-cell>
          <table:table-cell office:value-type="float" office:value="1656888">
            <text:p>1656888</text:p>
          </table:table-cell>
          <table:table-cell office:value-type="float" office:value="1441668">
            <text:p>1441668</text:p>
          </table:table-cell>
          <table:table-cell office:value-type="float" office:value="1361044">
            <text:p>1361044</text:p>
          </table:table-cell>
          <table:table-cell office:value-type="float" office:value="35124">
            <text:p>35124</text:p>
          </table:table-cell>
          <table:table-cell office:value-type="float" office:value="0">
            <text:p>0</text:p>
          </table:table-cell>
          <table:table-cell office:value-type="float" office:value="1626168">
            <text:p>1626168</text:p>
          </table:table-cell>
          <table:table-cell office:value-type="float" office:value="389384">
            <text:p>389384</text:p>
          </table:table-cell>
          <table:table-cell office:value-type="float" office:value="1209864">
            <text:p>1209864</text:p>
          </table:table-cell>
          <table:table-cell office:value-type="float" office:value="1640808">
            <text:p>1640808</text:p>
          </table:table-cell>
          <table:table-cell office:value-type="float" office:value="1517784">
            <text:p>1517784</text:p>
          </table:table-cell>
          <table:table-cell office:value-type="float" office:value="0">
            <text:p>0</text:p>
          </table:table-cell>
          <table:table-cell office:value-type="float" office:value="310268">
            <text:p>310268</text:p>
          </table:table-cell>
          <table:table-cell office:value-type="float" office:value="1948456">
            <text:p>1948456</text:p>
          </table:table-cell>
          <table:table-cell office:value-type="float" office:value="1528920">
            <text:p>1528920</text:p>
          </table:table-cell>
          <table:table-cell table:formula="of:=AVERAGE([.B55:.AE55])" office:value-type="float" office:value="1219481.46666667">
            <text:p>1219481,46666667</text:p>
          </table:table-cell>
          <table:table-cell table:formula="of:=(([.AF55]*8)/1000)/1000" office:value-type="float" office:value="9.75585173333333">
            <text:p>9,7558517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38904">
            <text:p>1538904</text:p>
          </table:table-cell>
          <table:table-cell office:value-type="float" office:value="1397848">
            <text:p>1397848</text:p>
          </table:table-cell>
          <table:table-cell office:value-type="float" office:value="0">
            <text:p>0</text:p>
          </table:table-cell>
          <table:table-cell office:value-type="float" office:value="1645984">
            <text:p>1645984</text:p>
          </table:table-cell>
          <table:table-cell office:value-type="float" office:value="1344436">
            <text:p>1344436</text:p>
          </table:table-cell>
          <table:table-cell office:value-type="float" office:value="1145952">
            <text:p>1145952</text:p>
          </table:table-cell>
          <table:table-cell office:value-type="float" office:value="0">
            <text:p>0</text:p>
          </table:table-cell>
          <table:table-cell office:value-type="float" office:value="1625032">
            <text:p>1625032</text:p>
          </table:table-cell>
          <table:table-cell office:value-type="float" office:value="1480088">
            <text:p>1480088</text:p>
          </table:table-cell>
          <table:table-cell office:value-type="float" office:value="1410700">
            <text:p>1410700</text:p>
          </table:table-cell>
          <table:table-cell office:value-type="float" office:value="274600">
            <text:p>274600</text:p>
          </table:table-cell>
          <table:table-cell office:value-type="float" office:value="1643540">
            <text:p>1643540</text:p>
          </table:table-cell>
          <table:table-cell office:value-type="float" office:value="1204704">
            <text:p>1204704</text:p>
          </table:table-cell>
          <table:table-cell office:value-type="float" office:value="1231896">
            <text:p>1231896</text:p>
          </table:table-cell>
          <table:table-cell office:value-type="float" office:value="1783444">
            <text:p>1783444</text:p>
          </table:table-cell>
          <table:table-cell office:value-type="float" office:value="1631052">
            <text:p>1631052</text:p>
          </table:table-cell>
          <table:table-cell office:value-type="float" office:value="1554688">
            <text:p>1554688</text:p>
          </table:table-cell>
          <table:table-cell office:value-type="float" office:value="1508208">
            <text:p>1508208</text:p>
          </table:table-cell>
          <table:table-cell office:value-type="float" office:value="1882208">
            <text:p>1882208</text:p>
          </table:table-cell>
          <table:table-cell office:value-type="float" office:value="1489336">
            <text:p>1489336</text:p>
          </table:table-cell>
          <table:table-cell office:value-type="float" office:value="0">
            <text:p>0</text:p>
          </table:table-cell>
          <table:table-cell office:value-type="float" office:value="1543772">
            <text:p>1543772</text:p>
          </table:table-cell>
          <table:table-cell office:value-type="float" office:value="1683660">
            <text:p>1683660</text:p>
          </table:table-cell>
          <table:table-cell office:value-type="float" office:value="1431412">
            <text:p>1431412</text:p>
          </table:table-cell>
          <table:table-cell office:value-type="float" office:value="1399208">
            <text:p>1399208</text:p>
          </table:table-cell>
          <table:table-cell office:value-type="float" office:value="1703628">
            <text:p>1703628</text:p>
          </table:table-cell>
          <table:table-cell office:value-type="float" office:value="0">
            <text:p>0</text:p>
          </table:table-cell>
          <table:table-cell office:value-type="float" office:value="1302324">
            <text:p>1302324</text:p>
          </table:table-cell>
          <table:table-cell office:value-type="float" office:value="1414956">
            <text:p>1414956</text:p>
          </table:table-cell>
          <table:table-cell office:value-type="float" office:value="1740564">
            <text:p>1740564</text:p>
          </table:table-cell>
          <table:table-cell table:formula="of:=AVERAGE([.B56:.AE56])" office:value-type="float" office:value="1267071.46666667">
            <text:p>1267071,46666667</text:p>
          </table:table-cell>
          <table:table-cell table:formula="of:=(([.AF56]*8)/1000)/1000" office:value-type="float" office:value="10.1365717333333">
            <text:p>10,1365717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69264">
            <text:p>1169264</text:p>
          </table:table-cell>
          <table:table-cell office:value-type="float" office:value="1451716">
            <text:p>1451716</text:p>
          </table:table-cell>
          <table:table-cell office:value-type="float" office:value="0">
            <text:p>0</text:p>
          </table:table-cell>
          <table:table-cell office:value-type="float" office:value="1113052">
            <text:p>1113052</text:p>
          </table:table-cell>
          <table:table-cell office:value-type="float" office:value="1558324">
            <text:p>1558324</text:p>
          </table:table-cell>
          <table:table-cell office:value-type="float" office:value="1412172">
            <text:p>1412172</text:p>
          </table:table-cell>
          <table:table-cell office:value-type="float" office:value="0">
            <text:p>0</text:p>
          </table:table-cell>
          <table:table-cell office:value-type="float" office:value="1592136">
            <text:p>1592136</text:p>
          </table:table-cell>
          <table:table-cell office:value-type="float" office:value="1396508">
            <text:p>1396508</text:p>
          </table:table-cell>
          <table:table-cell office:value-type="float" office:value="1332616">
            <text:p>1332616</text:p>
          </table:table-cell>
          <table:table-cell office:value-type="float" office:value="0">
            <text:p>0</text:p>
          </table:table-cell>
          <table:table-cell office:value-type="float" office:value="1725764">
            <text:p>1725764</text:p>
          </table:table-cell>
          <table:table-cell office:value-type="float" office:value="1566500">
            <text:p>1566500</text:p>
          </table:table-cell>
          <table:table-cell office:value-type="float" office:value="225040">
            <text:p>225040</text:p>
          </table:table-cell>
          <table:table-cell office:value-type="float" office:value="1628812">
            <text:p>1628812</text:p>
          </table:table-cell>
          <table:table-cell office:value-type="float" office:value="519976">
            <text:p>519976</text:p>
          </table:table-cell>
          <table:table-cell office:value-type="float" office:value="215068">
            <text:p>215068</text:p>
          </table:table-cell>
          <table:table-cell office:value-type="float" office:value="1883260">
            <text:p>1883260</text:p>
          </table:table-cell>
          <table:table-cell office:value-type="float" office:value="1479644">
            <text:p>1479644</text:p>
          </table:table-cell>
          <table:table-cell office:value-type="float" office:value="1803400">
            <text:p>1803400</text:p>
          </table:table-cell>
          <table:table-cell office:value-type="float" office:value="1237916">
            <text:p>1237916</text:p>
          </table:table-cell>
          <table:table-cell office:value-type="float" office:value="0">
            <text:p>0</text:p>
          </table:table-cell>
          <table:table-cell office:value-type="float" office:value="1664464">
            <text:p>1664464</text:p>
          </table:table-cell>
          <table:table-cell office:value-type="float" office:value="338204">
            <text:p>338204</text:p>
          </table:table-cell>
          <table:table-cell office:value-type="float" office:value="990348">
            <text:p>990348</text:p>
          </table:table-cell>
          <table:table-cell office:value-type="float" office:value="1126540">
            <text:p>1126540</text:p>
          </table:table-cell>
          <table:table-cell office:value-type="float" office:value="0">
            <text:p>0</text:p>
          </table:table-cell>
          <table:table-cell office:value-type="float" office:value="1718272">
            <text:p>1718272</text:p>
          </table:table-cell>
          <table:table-cell office:value-type="float" office:value="1768288">
            <text:p>1768288</text:p>
          </table:table-cell>
          <table:table-cell office:value-type="float" office:value="1198328">
            <text:p>1198328</text:p>
          </table:table-cell>
          <table:table-cell table:formula="of:=AVERAGE([.B57:.AE57])" office:value-type="float" office:value="1070520.4">
            <text:p>1070520,4</text:p>
          </table:table-cell>
          <table:table-cell table:formula="of:=(([.AF57]*8)/1000)/1000" office:value-type="float" office:value="8.5641632">
            <text:p>8,5641632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04140">
            <text:p>1204140</text:p>
          </table:table-cell>
          <table:table-cell office:value-type="float" office:value="0">
            <text:p>0</text:p>
          </table:table-cell>
          <table:table-cell office:value-type="float" office:value="1433700">
            <text:p>1433700</text:p>
          </table:table-cell>
          <table:table-cell office:value-type="float" office:value="1565644">
            <text:p>1565644</text:p>
          </table:table-cell>
          <table:table-cell office:value-type="float" office:value="1043324">
            <text:p>1043324</text:p>
          </table:table-cell>
          <table:table-cell office:value-type="float" office:value="1202888">
            <text:p>1202888</text:p>
          </table:table-cell>
          <table:table-cell office:value-type="float" office:value="1100748">
            <text:p>1100748</text:p>
          </table:table-cell>
          <table:table-cell office:value-type="float" office:value="1342152">
            <text:p>1342152</text:p>
          </table:table-cell>
          <table:table-cell office:value-type="float" office:value="1574024">
            <text:p>1574024</text:p>
          </table:table-cell>
          <table:table-cell office:value-type="float" office:value="825048">
            <text:p>825048</text:p>
          </table:table-cell>
          <table:table-cell office:value-type="float" office:value="0">
            <text:p>0</text:p>
          </table:table-cell>
          <table:table-cell office:value-type="float" office:value="1402168">
            <text:p>1402168</text:p>
          </table:table-cell>
          <table:table-cell office:value-type="float" office:value="1707960">
            <text:p>1707960</text:p>
          </table:table-cell>
          <table:table-cell office:value-type="float" office:value="0">
            <text:p>0</text:p>
          </table:table-cell>
          <table:table-cell office:value-type="float" office:value="1601476">
            <text:p>1601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18464">
            <text:p>1418464</text:p>
          </table:table-cell>
          <table:table-cell office:value-type="float" office:value="1926664">
            <text:p>1926664</text:p>
          </table:table-cell>
          <table:table-cell office:value-type="float" office:value="789464">
            <text:p>789464</text:p>
          </table:table-cell>
          <table:table-cell office:value-type="float" office:value="1826580">
            <text:p>1826580</text:p>
          </table:table-cell>
          <table:table-cell office:value-type="float" office:value="213220">
            <text:p>213220</text:p>
          </table:table-cell>
          <table:table-cell office:value-type="float" office:value="353724">
            <text:p>353724</text:p>
          </table:table-cell>
          <table:table-cell table:number-columns-repeated="2" office:value-type="float" office:value="0">
            <text:p>0</text:p>
          </table:table-cell>
          <table:table-cell office:value-type="float" office:value="592232">
            <text:p>592232</text:p>
          </table:table-cell>
          <table:table-cell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1336960">
            <text:p>1336960</text:p>
          </table:table-cell>
          <table:table-cell office:value-type="float" office:value="1465236">
            <text:p>1465236</text:p>
          </table:table-cell>
          <table:table-cell table:formula="of:=AVERAGE([.B58:.AE58])" office:value-type="float" office:value="865668.133333333">
            <text:p>865668,133333333</text:p>
          </table:table-cell>
          <table:table-cell table:formula="of:=(([.AF58]*8)/1000)/1000" office:value-type="float" office:value="6.92534506666667">
            <text:p>6,9253450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68240">
            <text:p>668240</text:p>
          </table:table-cell>
          <table:table-cell office:value-type="float" office:value="0">
            <text:p>0</text:p>
          </table:table-cell>
          <table:table-cell office:value-type="float" office:value="1590560">
            <text:p>1590560</text:p>
          </table:table-cell>
          <table:table-cell office:value-type="float" office:value="0">
            <text:p>0</text:p>
          </table:table-cell>
          <table:table-cell office:value-type="float" office:value="475524">
            <text:p>475524</text:p>
          </table:table-cell>
          <table:table-cell office:value-type="float" office:value="1543304">
            <text:p>1543304</text:p>
          </table:table-cell>
          <table:table-cell office:value-type="float" office:value="1603964">
            <text:p>1603964</text:p>
          </table:table-cell>
          <table:table-cell office:value-type="float" office:value="418620">
            <text:p>418620</text:p>
          </table:table-cell>
          <table:table-cell office:value-type="float" office:value="1452572">
            <text:p>1452572</text:p>
          </table:table-cell>
          <table:table-cell office:value-type="float" office:value="1262492">
            <text:p>1262492</text:p>
          </table:table-cell>
          <table:table-cell office:value-type="float" office:value="857584">
            <text:p>857584</text:p>
          </table:table-cell>
          <table:table-cell office:value-type="float" office:value="813576">
            <text:p>813576</text:p>
          </table:table-cell>
          <table:table-cell office:value-type="float" office:value="1895568">
            <text:p>1895568</text:p>
          </table:table-cell>
          <table:table-cell office:value-type="float" office:value="1097696">
            <text:p>1097696</text:p>
          </table:table-cell>
          <table:table-cell office:value-type="float" office:value="1230136">
            <text:p>1230136</text:p>
          </table:table-cell>
          <table:table-cell office:value-type="float" office:value="293248">
            <text:p>293248</text:p>
          </table:table-cell>
          <table:table-cell office:value-type="float" office:value="0">
            <text:p>0</text:p>
          </table:table-cell>
          <table:table-cell office:value-type="float" office:value="1161808">
            <text:p>1161808</text:p>
          </table:table-cell>
          <table:table-cell office:value-type="float" office:value="1494688">
            <text:p>1494688</text:p>
          </table:table-cell>
          <table:table-cell office:value-type="float" office:value="0">
            <text:p>0</text:p>
          </table:table-cell>
          <table:table-cell office:value-type="float" office:value="1714996">
            <text:p>1714996</text:p>
          </table:table-cell>
          <table:table-cell office:value-type="float" office:value="1333940">
            <text:p>1333940</text:p>
          </table:table-cell>
          <table:table-cell table:number-columns-repeated="3" office:value-type="float" office:value="0">
            <text:p>0</text:p>
          </table:table-cell>
          <table:table-cell office:value-type="float" office:value="58760">
            <text:p>58760</text:p>
          </table:table-cell>
          <table:table-cell office:value-type="float" office:value="637772">
            <text:p>637772</text:p>
          </table:table-cell>
          <table:table-cell office:value-type="float" office:value="0">
            <text:p>0</text:p>
          </table:table-cell>
          <table:table-cell office:value-type="float" office:value="1385160">
            <text:p>1385160</text:p>
          </table:table-cell>
          <table:table-cell office:value-type="float" office:value="737316">
            <text:p>737316</text:p>
          </table:table-cell>
          <table:table-cell table:formula="of:=AVERAGE([.B59:.AE59])" office:value-type="float" office:value="790917.466666667">
            <text:p>790917,466666667</text:p>
          </table:table-cell>
          <table:table-cell table:formula="of:=(([.AF59]*8)/1000)/1000" office:value-type="float" office:value="6.32733973333333">
            <text:p>6,3273397333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0268">
            <text:p>470268</text:p>
          </table:table-cell>
          <table:table-cell office:value-type="float" office:value="986096">
            <text:p>986096</text:p>
          </table:table-cell>
          <table:table-cell office:value-type="float" office:value="445012">
            <text:p>445012</text:p>
          </table:table-cell>
          <table:table-cell office:value-type="float" office:value="0">
            <text:p>0</text:p>
          </table:table-cell>
          <table:table-cell office:value-type="float" office:value="1420124">
            <text:p>1420124</text:p>
          </table:table-cell>
          <table:table-cell office:value-type="float" office:value="1487188">
            <text:p>1487188</text:p>
          </table:table-cell>
          <table:table-cell office:value-type="float" office:value="1617088">
            <text:p>1617088</text:p>
          </table:table-cell>
          <table:table-cell office:value-type="float" office:value="695012">
            <text:p>695012</text:p>
          </table:table-cell>
          <table:table-cell office:value-type="float" office:value="1695764">
            <text:p>1695764</text:p>
          </table:table-cell>
          <table:table-cell office:value-type="float" office:value="1627184">
            <text:p>1627184</text:p>
          </table:table-cell>
          <table:table-cell office:value-type="float" office:value="1477648">
            <text:p>1477648</text:p>
          </table:table-cell>
          <table:table-cell office:value-type="float" office:value="0">
            <text:p>0</text:p>
          </table:table-cell>
          <table:table-cell office:value-type="float" office:value="1121616">
            <text:p>1121616</text:p>
          </table:table-cell>
          <table:table-cell office:value-type="float" office:value="975728">
            <text:p>975728</text:p>
          </table:table-cell>
          <table:table-cell office:value-type="float" office:value="1346976">
            <text:p>1346976</text:p>
          </table:table-cell>
          <table:table-cell office:value-type="float" office:value="1638272">
            <text:p>1638272</text:p>
          </table:table-cell>
          <table:table-cell office:value-type="float" office:value="0">
            <text:p>0</text:p>
          </table:table-cell>
          <table:table-cell office:value-type="float" office:value="1234176">
            <text:p>1234176</text:p>
          </table:table-cell>
          <table:table-cell office:value-type="float" office:value="1669176">
            <text:p>1669176</text:p>
          </table:table-cell>
          <table:table-cell office:value-type="float" office:value="847020">
            <text:p>847020</text:p>
          </table:table-cell>
          <table:table-cell office:value-type="float" office:value="1501632">
            <text:p>1501632</text:p>
          </table:table-cell>
          <table:table-cell office:value-type="float" office:value="1520780">
            <text:p>1520780</text:p>
          </table:table-cell>
          <table:table-cell office:value-type="float" office:value="0">
            <text:p>0</text:p>
          </table:table-cell>
          <table:table-cell office:value-type="float" office:value="961172">
            <text:p>961172</text:p>
          </table:table-cell>
          <table:table-cell office:value-type="float" office:value="808172">
            <text:p>808172</text:p>
          </table:table-cell>
          <table:table-cell office:value-type="float" office:value="1596596">
            <text:p>1596596</text:p>
          </table:table-cell>
          <table:table-cell office:value-type="float" office:value="837000">
            <text:p>837000</text:p>
          </table:table-cell>
          <table:table-cell office:value-type="float" office:value="634204">
            <text:p>634204</text:p>
          </table:table-cell>
          <table:table-cell office:value-type="float" office:value="1267920">
            <text:p>1267920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996060.8">
            <text:p>996060,8</text:p>
          </table:table-cell>
          <table:table-cell table:formula="of:=(([.AF60]*8)/1000)/1000" office:value-type="float" office:value="7.9684864">
            <text:p>7,968486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55268">
            <text:p>1355268</text:p>
          </table:table-cell>
          <table:table-cell office:value-type="float" office:value="1264092">
            <text:p>1264092</text:p>
          </table:table-cell>
          <table:table-cell table:number-columns-repeated="2" office:value-type="float" office:value="0">
            <text:p>0</text:p>
          </table:table-cell>
          <table:table-cell office:value-type="float" office:value="1572040">
            <text:p>1572040</text:p>
          </table:table-cell>
          <table:table-cell office:value-type="float" office:value="1271180">
            <text:p>1271180</text:p>
          </table:table-cell>
          <table:table-cell office:value-type="float" office:value="1540248">
            <text:p>1540248</text:p>
          </table:table-cell>
          <table:table-cell office:value-type="float" office:value="1664556">
            <text:p>1664556</text:p>
          </table:table-cell>
          <table:table-cell office:value-type="float" office:value="1352300">
            <text:p>1352300</text:p>
          </table:table-cell>
          <table:table-cell office:value-type="float" office:value="2157900">
            <text:p>2157900</text:p>
          </table:table-cell>
          <table:table-cell office:value-type="float" office:value="1255400">
            <text:p>1255400</text:p>
          </table:table-cell>
          <table:table-cell office:value-type="float" office:value="255228">
            <text:p>255228</text:p>
          </table:table-cell>
          <table:table-cell office:value-type="float" office:value="1185864">
            <text:p>1185864</text:p>
          </table:table-cell>
          <table:table-cell office:value-type="float" office:value="1401212">
            <text:p>1401212</text:p>
          </table:table-cell>
          <table:table-cell office:value-type="float" office:value="1463796">
            <text:p>1463796</text:p>
          </table:table-cell>
          <table:table-cell office:value-type="float" office:value="1778196">
            <text:p>1778196</text:p>
          </table:table-cell>
          <table:table-cell office:value-type="float" office:value="0">
            <text:p>0</text:p>
          </table:table-cell>
          <table:table-cell office:value-type="float" office:value="973772">
            <text:p>973772</text:p>
          </table:table-cell>
          <table:table-cell office:value-type="float" office:value="2188884">
            <text:p>2188884</text:p>
          </table:table-cell>
          <table:table-cell office:value-type="float" office:value="1482044">
            <text:p>1482044</text:p>
          </table:table-cell>
          <table:table-cell office:value-type="float" office:value="1611412">
            <text:p>1611412</text:p>
          </table:table-cell>
          <table:table-cell office:value-type="float" office:value="1401752">
            <text:p>1401752</text:p>
          </table:table-cell>
          <table:table-cell office:value-type="float" office:value="1632028">
            <text:p>1632028</text:p>
          </table:table-cell>
          <table:table-cell office:value-type="float" office:value="1237640">
            <text:p>1237640</text:p>
          </table:table-cell>
          <table:table-cell office:value-type="float" office:value="1755224">
            <text:p>1755224</text:p>
          </table:table-cell>
          <table:table-cell office:value-type="float" office:value="1559264">
            <text:p>1559264</text:p>
          </table:table-cell>
          <table:table-cell office:value-type="float" office:value="0">
            <text:p>0</text:p>
          </table:table-cell>
          <table:table-cell office:value-type="float" office:value="1362904">
            <text:p>1362904</text:p>
          </table:table-cell>
          <table:table-cell office:value-type="float" office:value="394768">
            <text:p>394768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1170565.73333333">
            <text:p>1170565,73333333</text:p>
          </table:table-cell>
          <table:table-cell table:formula="of:=(([.AF61]*8)/1000)/1000" office:value-type="float" office:value="9.36452586666667">
            <text:p>9,3645258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95708">
            <text:p>1495708</text:p>
          </table:table-cell>
          <table:table-cell office:value-type="float" office:value="1317396">
            <text:p>1317396</text:p>
          </table:table-cell>
          <table:table-cell office:value-type="float" office:value="910920">
            <text:p>910920</text:p>
          </table:table-cell>
          <table:table-cell office:value-type="float" office:value="434512">
            <text:p>434512</text:p>
          </table:table-cell>
          <table:table-cell office:value-type="float" office:value="1405152">
            <text:p>1405152</text:p>
          </table:table-cell>
          <table:table-cell office:value-type="float" office:value="1392404">
            <text:p>1392404</text:p>
          </table:table-cell>
          <table:table-cell office:value-type="float" office:value="864292">
            <text:p>864292</text:p>
          </table:table-cell>
          <table:table-cell office:value-type="float" office:value="1520640">
            <text:p>1520640</text:p>
          </table:table-cell>
          <table:table-cell office:value-type="float" office:value="867964">
            <text:p>867964</text:p>
          </table:table-cell>
          <table:table-cell office:value-type="float" office:value="1513804">
            <text:p>1513804</text:p>
          </table:table-cell>
          <table:table-cell office:value-type="float" office:value="522812">
            <text:p>522812</text:p>
          </table:table-cell>
          <table:table-cell office:value-type="float" office:value="1408892">
            <text:p>1408892</text:p>
          </table:table-cell>
          <table:table-cell office:value-type="float" office:value="616476">
            <text:p>616476</text:p>
          </table:table-cell>
          <table:table-cell office:value-type="float" office:value="1224664">
            <text:p>1224664</text:p>
          </table:table-cell>
          <table:table-cell office:value-type="float" office:value="1319536">
            <text:p>1319536</text:p>
          </table:table-cell>
          <table:table-cell office:value-type="float" office:value="778420">
            <text:p>778420</text:p>
          </table:table-cell>
          <table:table-cell office:value-type="float" office:value="656640">
            <text:p>656640</text:p>
          </table:table-cell>
          <table:table-cell office:value-type="float" office:value="1379372">
            <text:p>1379372</text:p>
          </table:table-cell>
          <table:table-cell office:value-type="float" office:value="1415136">
            <text:p>1415136</text:p>
          </table:table-cell>
          <table:table-cell office:value-type="float" office:value="1405272">
            <text:p>1405272</text:p>
          </table:table-cell>
          <table:table-cell office:value-type="float" office:value="1799896">
            <text:p>1799896</text:p>
          </table:table-cell>
          <table:table-cell office:value-type="float" office:value="0">
            <text:p>0</text:p>
          </table:table-cell>
          <table:table-cell office:value-type="float" office:value="1336976">
            <text:p>1336976</text:p>
          </table:table-cell>
          <table:table-cell office:value-type="float" office:value="506300">
            <text:p>506300</text:p>
          </table:table-cell>
          <table:table-cell office:value-type="float" office:value="1385340">
            <text:p>1385340</text:p>
          </table:table-cell>
          <table:table-cell office:value-type="float" office:value="1558108">
            <text:p>1558108</text:p>
          </table:table-cell>
          <table:table-cell office:value-type="float" office:value="0">
            <text:p>0</text:p>
          </table:table-cell>
          <table:table-cell office:value-type="float" office:value="1373712">
            <text:p>1373712</text:p>
          </table:table-cell>
          <table:table-cell office:value-type="float" office:value="1741036">
            <text:p>1741036</text:p>
          </table:table-cell>
          <table:table-cell office:value-type="float" office:value="517436">
            <text:p>517436</text:p>
          </table:table-cell>
          <table:table-cell table:formula="of:=AVERAGE([.B62:.AE62])" office:value-type="float" office:value="1088960.53333333">
            <text:p>1088960,53333333</text:p>
          </table:table-cell>
          <table:table-cell table:formula="of:=(([.AF62]*8)/1000)/1000" office:value-type="float" office:value="8.71168426666667">
            <text:p>8,7116842667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24604">
            <text:p>1624604</text:p>
          </table:table-cell>
          <table:table-cell office:value-type="float" office:value="1169536">
            <text:p>1169536</text:p>
          </table:table-cell>
          <table:table-cell office:value-type="float" office:value="960460">
            <text:p>960460</text:p>
          </table:table-cell>
          <table:table-cell office:value-type="float" office:value="1331204">
            <text:p>1331204</text:p>
          </table:table-cell>
          <table:table-cell office:value-type="float" office:value="1782396">
            <text:p>1782396</text:p>
          </table:table-cell>
          <table:table-cell office:value-type="float" office:value="1420788">
            <text:p>1420788</text:p>
          </table:table-cell>
          <table:table-cell office:value-type="float" office:value="574040">
            <text:p>574040</text:p>
          </table:table-cell>
          <table:table-cell office:value-type="float" office:value="1446528">
            <text:p>1446528</text:p>
          </table:table-cell>
          <table:table-cell office:value-type="float" office:value="384132">
            <text:p>384132</text:p>
          </table:table-cell>
          <table:table-cell office:value-type="float" office:value="89832">
            <text:p>89832</text:p>
          </table:table-cell>
          <table:table-cell office:value-type="float" office:value="1916824">
            <text:p>1916824</text:p>
          </table:table-cell>
          <table:table-cell office:value-type="float" office:value="1259172">
            <text:p>1259172</text:p>
          </table:table-cell>
          <table:table-cell office:value-type="float" office:value="1633320">
            <text:p>1633320</text:p>
          </table:table-cell>
          <table:table-cell office:value-type="float" office:value="1653632">
            <text:p>1653632</text:p>
          </table:table-cell>
          <table:table-cell office:value-type="float" office:value="1612244">
            <text:p>1612244</text:p>
          </table:table-cell>
          <table:table-cell office:value-type="float" office:value="0">
            <text:p>0</text:p>
          </table:table-cell>
          <table:table-cell office:value-type="float" office:value="1371220">
            <text:p>1371220</text:p>
          </table:table-cell>
          <table:table-cell office:value-type="float" office:value="1448416">
            <text:p>1448416</text:p>
          </table:table-cell>
          <table:table-cell office:value-type="float" office:value="124852">
            <text:p>124852</text:p>
          </table:table-cell>
          <table:table-cell office:value-type="float" office:value="771172">
            <text:p>771172</text:p>
          </table:table-cell>
          <table:table-cell office:value-type="float" office:value="1475624">
            <text:p>1475624</text:p>
          </table:table-cell>
          <table:table-cell office:value-type="float" office:value="0">
            <text:p>0</text:p>
          </table:table-cell>
          <table:table-cell office:value-type="float" office:value="1561344">
            <text:p>1561344</text:p>
          </table:table-cell>
          <table:table-cell office:value-type="float" office:value="0">
            <text:p>0</text:p>
          </table:table-cell>
          <table:table-cell office:value-type="float" office:value="623344">
            <text:p>623344</text:p>
          </table:table-cell>
          <table:table-cell office:value-type="float" office:value="672448">
            <text:p>672448</text:p>
          </table:table-cell>
          <table:table-cell office:value-type="float" office:value="0">
            <text:p>0</text:p>
          </table:table-cell>
          <table:table-cell office:value-type="float" office:value="1584980">
            <text:p>1584980</text:p>
          </table:table-cell>
          <table:table-cell office:value-type="float" office:value="1913592">
            <text:p>1913592</text:p>
          </table:table-cell>
          <table:table-cell office:value-type="float" office:value="1379432">
            <text:p>1379432</text:p>
          </table:table-cell>
          <table:table-cell table:formula="of:=AVERAGE([.B63:.AE63])" office:value-type="float" office:value="1059504.53333333">
            <text:p>1059504,53333333</text:p>
          </table:table-cell>
          <table:table-cell table:formula="of:=(([.AF63]*8)/1000)/1000" office:value-type="float" office:value="8.47603626666667">
            <text:p>8,4760362667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54108">
            <text:p>1454108</text:p>
          </table:table-cell>
          <table:table-cell office:value-type="float" office:value="1218712">
            <text:p>1218712</text:p>
          </table:table-cell>
          <table:table-cell office:value-type="float" office:value="1389048">
            <text:p>1389048</text:p>
          </table:table-cell>
          <table:table-cell office:value-type="float" office:value="918252">
            <text:p>918252</text:p>
          </table:table-cell>
          <table:table-cell office:value-type="float" office:value="1462368">
            <text:p>1462368</text:p>
          </table:table-cell>
          <table:table-cell office:value-type="float" office:value="1413280">
            <text:p>1413280</text:p>
          </table:table-cell>
          <table:table-cell office:value-type="float" office:value="1459956">
            <text:p>1459956</text:p>
          </table:table-cell>
          <table:table-cell office:value-type="float" office:value="1349268">
            <text:p>1349268</text:p>
          </table:table-cell>
          <table:table-cell office:value-type="float" office:value="1796764">
            <text:p>1796764</text:p>
          </table:table-cell>
          <table:table-cell office:value-type="float" office:value="448656">
            <text:p>448656</text:p>
          </table:table-cell>
          <table:table-cell office:value-type="float" office:value="1451192">
            <text:p>1451192</text:p>
          </table:table-cell>
          <table:table-cell office:value-type="float" office:value="1543952">
            <text:p>1543952</text:p>
          </table:table-cell>
          <table:table-cell office:value-type="float" office:value="1419160">
            <text:p>1419160</text:p>
          </table:table-cell>
          <table:table-cell office:value-type="float" office:value="666728">
            <text:p>666728</text:p>
          </table:table-cell>
          <table:table-cell office:value-type="float" office:value="1335476">
            <text:p>1335476</text:p>
          </table:table-cell>
          <table:table-cell office:value-type="float" office:value="50720">
            <text:p>50720</text:p>
          </table:table-cell>
          <table:table-cell office:value-type="float" office:value="0">
            <text:p>0</text:p>
          </table:table-cell>
          <table:table-cell office:value-type="float" office:value="1685800">
            <text:p>1685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92464">
            <text:p>1592464</text:p>
          </table:table-cell>
          <table:table-cell office:value-type="float" office:value="501100">
            <text:p>501100</text:p>
          </table:table-cell>
          <table:table-cell office:value-type="float" office:value="1591936">
            <text:p>1591936</text:p>
          </table:table-cell>
          <table:table-cell office:value-type="float" office:value="171716">
            <text:p>171716</text:p>
          </table:table-cell>
          <table:table-cell table:number-columns-repeated="3" office:value-type="float" office:value="0">
            <text:p>0</text:p>
          </table:table-cell>
          <table:table-cell office:value-type="float" office:value="1438360">
            <text:p>1438360</text:p>
          </table:table-cell>
          <table:table-cell office:value-type="float" office:value="1516080">
            <text:p>1516080</text:p>
          </table:table-cell>
          <table:table-cell office:value-type="float" office:value="1044360">
            <text:p>1044360</text:p>
          </table:table-cell>
          <table:table-cell table:formula="of:=AVERAGE([.B64:.AE64])" office:value-type="float" office:value="963981.866666667">
            <text:p>963981,866666667</text:p>
          </table:table-cell>
          <table:table-cell table:formula="of:=(([.AF64]*8)/1000)/1000" office:value-type="float" office:value="7.71185493333333">
            <text:p>7,7118549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224">
            <text:p>1116224</text:p>
          </table:table-cell>
          <table:table-cell office:value-type="float" office:value="1613032">
            <text:p>1613032</text:p>
          </table:table-cell>
          <table:table-cell office:value-type="float" office:value="1395600">
            <text:p>1395600</text:p>
          </table:table-cell>
          <table:table-cell office:value-type="float" office:value="1403912">
            <text:p>1403912</text:p>
          </table:table-cell>
          <table:table-cell office:value-type="float" office:value="1334288">
            <text:p>1334288</text:p>
          </table:table-cell>
          <table:table-cell office:value-type="float" office:value="709440">
            <text:p>709440</text:p>
          </table:table-cell>
          <table:table-cell office:value-type="float" office:value="1187752">
            <text:p>1187752</text:p>
          </table:table-cell>
          <table:table-cell office:value-type="float" office:value="1361768">
            <text:p>1361768</text:p>
          </table:table-cell>
          <table:table-cell office:value-type="float" office:value="1518728">
            <text:p>1518728</text:p>
          </table:table-cell>
          <table:table-cell office:value-type="float" office:value="1212520">
            <text:p>1212520</text:p>
          </table:table-cell>
          <table:table-cell office:value-type="float" office:value="1278484">
            <text:p>1278484</text:p>
          </table:table-cell>
          <table:table-cell office:value-type="float" office:value="1543428">
            <text:p>1543428</text:p>
          </table:table-cell>
          <table:table-cell office:value-type="float" office:value="1147692">
            <text:p>1147692</text:p>
          </table:table-cell>
          <table:table-cell office:value-type="float" office:value="0">
            <text:p>0</text:p>
          </table:table-cell>
          <table:table-cell office:value-type="float" office:value="1151280">
            <text:p>1151280</text:p>
          </table:table-cell>
          <table:table-cell office:value-type="float" office:value="1564380">
            <text:p>1564380</text:p>
          </table:table-cell>
          <table:table-cell office:value-type="float" office:value="205792">
            <text:p>205792</text:p>
          </table:table-cell>
          <table:table-cell office:value-type="float" office:value="1325960">
            <text:p>1325960</text:p>
          </table:table-cell>
          <table:table-cell table:number-columns-repeated="2" office:value-type="float" office:value="0">
            <text:p>0</text:p>
          </table:table-cell>
          <table:table-cell office:value-type="float" office:value="1508752">
            <text:p>1508752</text:p>
          </table:table-cell>
          <table:table-cell office:value-type="float" office:value="1567428">
            <text:p>1567428</text:p>
          </table:table-cell>
          <table:table-cell office:value-type="float" office:value="1645940">
            <text:p>1645940</text:p>
          </table:table-cell>
          <table:table-cell office:value-type="float" office:value="1543384">
            <text:p>1543384</text:p>
          </table:table-cell>
          <table:table-cell table:number-columns-repeated="2" office:value-type="float" office:value="0">
            <text:p>0</text:p>
          </table:table-cell>
          <table:table-cell office:value-type="float" office:value="523716">
            <text:p>523716</text:p>
          </table:table-cell>
          <table:table-cell office:value-type="float" office:value="1738596">
            <text:p>1738596</text:p>
          </table:table-cell>
          <table:table-cell office:value-type="float" office:value="1235880">
            <text:p>1235880</text:p>
          </table:table-cell>
          <table:table-cell office:value-type="float" office:value="48364">
            <text:p>48364</text:p>
          </table:table-cell>
          <table:table-cell table:formula="of:=AVERAGE([.B65:.AE65])" office:value-type="float" office:value="1029411.33333333">
            <text:p>1029411,33333333</text:p>
          </table:table-cell>
          <table:table-cell table:formula="of:=(([.AF65]*8)/1000)/1000" office:value-type="float" office:value="8.23529066666667">
            <text:p>8,2352906667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1868">
            <text:p>931868</text:p>
          </table:table-cell>
          <table:table-cell office:value-type="float" office:value="1624048">
            <text:p>1624048</text:p>
          </table:table-cell>
          <table:table-cell office:value-type="float" office:value="1578676">
            <text:p>1578676</text:p>
          </table:table-cell>
          <table:table-cell office:value-type="float" office:value="1425064">
            <text:p>1425064</text:p>
          </table:table-cell>
          <table:table-cell office:value-type="float" office:value="1256000">
            <text:p>1256000</text:p>
          </table:table-cell>
          <table:table-cell office:value-type="float" office:value="1702516">
            <text:p>1702516</text:p>
          </table:table-cell>
          <table:table-cell office:value-type="float" office:value="1405180">
            <text:p>1405180</text:p>
          </table:table-cell>
          <table:table-cell office:value-type="float" office:value="444984">
            <text:p>444984</text:p>
          </table:table-cell>
          <table:table-cell office:value-type="float" office:value="1528784">
            <text:p>1528784</text:p>
          </table:table-cell>
          <table:table-cell office:value-type="float" office:value="1452008">
            <text:p>1452008</text:p>
          </table:table-cell>
          <table:table-cell office:value-type="float" office:value="1613216">
            <text:p>1613216</text:p>
          </table:table-cell>
          <table:table-cell office:value-type="float" office:value="1148444">
            <text:p>1148444</text:p>
          </table:table-cell>
          <table:table-cell office:value-type="float" office:value="1683616">
            <text:p>1683616</text:p>
          </table:table-cell>
          <table:table-cell office:value-type="float" office:value="626688">
            <text:p>626688</text:p>
          </table:table-cell>
          <table:table-cell office:value-type="float" office:value="1476832">
            <text:p>1476832</text:p>
          </table:table-cell>
          <table:table-cell office:value-type="float" office:value="1322020">
            <text:p>1322020</text:p>
          </table:table-cell>
          <table:table-cell office:value-type="float" office:value="1437720">
            <text:p>1437720</text:p>
          </table:table-cell>
          <table:table-cell office:value-type="float" office:value="1583484">
            <text:p>1583484</text:p>
          </table:table-cell>
          <table:table-cell office:value-type="float" office:value="0">
            <text:p>0</text:p>
          </table:table-cell>
          <table:table-cell office:value-type="float" office:value="315664">
            <text:p>315664</text:p>
          </table:table-cell>
          <table:table-cell office:value-type="float" office:value="1675780">
            <text:p>1675780</text:p>
          </table:table-cell>
          <table:table-cell office:value-type="float" office:value="1864856">
            <text:p>1864856</text:p>
          </table:table-cell>
          <table:table-cell office:value-type="float" office:value="1627900">
            <text:p>1627900</text:p>
          </table:table-cell>
          <table:table-cell office:value-type="float" office:value="1499136">
            <text:p>1499136</text:p>
          </table:table-cell>
          <table:table-cell office:value-type="float" office:value="0">
            <text:p>0</text:p>
          </table:table-cell>
          <table:table-cell office:value-type="float" office:value="1148332">
            <text:p>1148332</text:p>
          </table:table-cell>
          <table:table-cell office:value-type="float" office:value="966272">
            <text:p>966272</text:p>
          </table:table-cell>
          <table:table-cell office:value-type="float" office:value="1870708">
            <text:p>1870708</text:p>
          </table:table-cell>
          <table:table-cell office:value-type="float" office:value="391188">
            <text:p>391188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1186699.46666667">
            <text:p>1186699,46666667</text:p>
          </table:table-cell>
          <table:table-cell table:formula="of:=(([.AF66]*8)/1000)/1000" office:value-type="float" office:value="9.49359573333333">
            <text:p>9,493595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807340">
            <text:p>1807340</text:p>
          </table:table-cell>
          <table:table-cell office:value-type="float" office:value="1374760">
            <text:p>1374760</text:p>
          </table:table-cell>
          <table:table-cell office:value-type="float" office:value="1680920">
            <text:p>1680920</text:p>
          </table:table-cell>
          <table:table-cell office:value-type="float" office:value="1555864">
            <text:p>1555864</text:p>
          </table:table-cell>
          <table:table-cell office:value-type="float" office:value="1218336">
            <text:p>1218336</text:p>
          </table:table-cell>
          <table:table-cell office:value-type="float" office:value="1803080">
            <text:p>1803080</text:p>
          </table:table-cell>
          <table:table-cell office:value-type="float" office:value="1562300">
            <text:p>1562300</text:p>
          </table:table-cell>
          <table:table-cell office:value-type="float" office:value="1316548">
            <text:p>1316548</text:p>
          </table:table-cell>
          <table:table-cell office:value-type="float" office:value="1663708">
            <text:p>1663708</text:p>
          </table:table-cell>
          <table:table-cell office:value-type="float" office:value="1246784">
            <text:p>1246784</text:p>
          </table:table-cell>
          <table:table-cell office:value-type="float" office:value="83564">
            <text:p>83564</text:p>
          </table:table-cell>
          <table:table-cell office:value-type="float" office:value="602420">
            <text:p>602420</text:p>
          </table:table-cell>
          <table:table-cell office:value-type="float" office:value="1045320">
            <text:p>1045320</text:p>
          </table:table-cell>
          <table:table-cell office:value-type="float" office:value="1254128">
            <text:p>1254128</text:p>
          </table:table-cell>
          <table:table-cell office:value-type="float" office:value="1391496">
            <text:p>1391496</text:p>
          </table:table-cell>
          <table:table-cell office:value-type="float" office:value="1349160">
            <text:p>1349160</text:p>
          </table:table-cell>
          <table:table-cell office:value-type="float" office:value="1911256">
            <text:p>1911256</text:p>
          </table:table-cell>
          <table:table-cell office:value-type="float" office:value="119928">
            <text:p>119928</text:p>
          </table:table-cell>
          <table:table-cell office:value-type="float" office:value="1130852">
            <text:p>1130852</text:p>
          </table:table-cell>
          <table:table-cell office:value-type="float" office:value="1773416">
            <text:p>1773416</text:p>
          </table:table-cell>
          <table:table-cell office:value-type="float" office:value="1369964">
            <text:p>1369964</text:p>
          </table:table-cell>
          <table:table-cell office:value-type="float" office:value="90728">
            <text:p>90728</text:p>
          </table:table-cell>
          <table:table-cell office:value-type="float" office:value="1607824">
            <text:p>1607824</text:p>
          </table:table-cell>
          <table:table-cell office:value-type="float" office:value="1626972">
            <text:p>1626972</text:p>
          </table:table-cell>
          <table:table-cell office:value-type="float" office:value="240100">
            <text:p>240100</text:p>
          </table:table-cell>
          <table:table-cell office:value-type="float" office:value="1535984">
            <text:p>1535984</text:p>
          </table:table-cell>
          <table:table-cell office:value-type="float" office:value="0">
            <text:p>0</text:p>
          </table:table-cell>
          <table:table-cell office:value-type="float" office:value="1677036">
            <text:p>16770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1134659.6">
            <text:p>1134659,6</text:p>
          </table:table-cell>
          <table:table-cell table:formula="of:=(([.AF67]*8)/1000)/1000" office:value-type="float" office:value="9.0772768">
            <text:p>9,0772768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95340">
            <text:p>1595340</text:p>
          </table:table-cell>
          <table:table-cell office:value-type="float" office:value="897112">
            <text:p>897112</text:p>
          </table:table-cell>
          <table:table-cell office:value-type="float" office:value="1584028">
            <text:p>1584028</text:p>
          </table:table-cell>
          <table:table-cell office:value-type="float" office:value="1677032">
            <text:p>1677032</text:p>
          </table:table-cell>
          <table:table-cell office:value-type="float" office:value="1490524">
            <text:p>1490524</text:p>
          </table:table-cell>
          <table:table-cell office:value-type="float" office:value="1732488">
            <text:p>1732488</text:p>
          </table:table-cell>
          <table:table-cell office:value-type="float" office:value="1366660">
            <text:p>1366660</text:p>
          </table:table-cell>
          <table:table-cell office:value-type="float" office:value="2018320">
            <text:p>2018320</text:p>
          </table:table-cell>
          <table:table-cell office:value-type="float" office:value="1208348">
            <text:p>1208348</text:p>
          </table:table-cell>
          <table:table-cell office:value-type="float" office:value="152416">
            <text:p>152416</text:p>
          </table:table-cell>
          <table:table-cell office:value-type="float" office:value="1082564">
            <text:p>1082564</text:p>
          </table:table-cell>
          <table:table-cell office:value-type="float" office:value="975836">
            <text:p>975836</text:p>
          </table:table-cell>
          <table:table-cell office:value-type="float" office:value="0">
            <text:p>0</text:p>
          </table:table-cell>
          <table:table-cell office:value-type="float" office:value="1967632">
            <text:p>1967632</text:p>
          </table:table-cell>
          <table:table-cell office:value-type="float" office:value="1498776">
            <text:p>1498776</text:p>
          </table:table-cell>
          <table:table-cell office:value-type="float" office:value="1592544">
            <text:p>1592544</text:p>
          </table:table-cell>
          <table:table-cell office:value-type="float" office:value="1293148">
            <text:p>1293148</text:p>
          </table:table-cell>
          <table:table-cell office:value-type="float" office:value="0">
            <text:p>0</text:p>
          </table:table-cell>
          <table:table-cell office:value-type="float" office:value="1298616">
            <text:p>1298616</text:p>
          </table:table-cell>
          <table:table-cell office:value-type="float" office:value="1467296">
            <text:p>1467296</text:p>
          </table:table-cell>
          <table:table-cell office:value-type="float" office:value="1406516">
            <text:p>1406516</text:p>
          </table:table-cell>
          <table:table-cell office:value-type="float" office:value="0">
            <text:p>0</text:p>
          </table:table-cell>
          <table:table-cell office:value-type="float" office:value="1055096">
            <text:p>1055096</text:p>
          </table:table-cell>
          <table:table-cell office:value-type="float" office:value="1709384">
            <text:p>1709384</text:p>
          </table:table-cell>
          <table:table-cell office:value-type="float" office:value="1442656">
            <text:p>1442656</text:p>
          </table:table-cell>
          <table:table-cell office:value-type="float" office:value="962076">
            <text:p>962076</text:p>
          </table:table-cell>
          <table:table-cell office:value-type="float" office:value="640392">
            <text:p>640392</text:p>
          </table:table-cell>
          <table:table-cell office:value-type="float" office:value="895280">
            <text:p>895280</text:p>
          </table:table-cell>
          <table:table-cell office:value-type="float" office:value="0">
            <text:p>0</text:p>
          </table:table-cell>
          <table:table-cell office:value-type="float" office:value="1427816">
            <text:p>1427816</text:p>
          </table:table-cell>
          <table:table-cell table:formula="of:=AVERAGE([.B68:.AE68])" office:value-type="float" office:value="1147929.86666667">
            <text:p>1147929,86666667</text:p>
          </table:table-cell>
          <table:table-cell table:formula="of:=(([.AF68]*8)/1000)/1000" office:value-type="float" office:value="9.18343893333333">
            <text:p>9,1834389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83932">
            <text:p>483932</text:p>
          </table:table-cell>
          <table:table-cell office:value-type="float" office:value="0">
            <text:p>0</text:p>
          </table:table-cell>
          <table:table-cell office:value-type="float" office:value="785952">
            <text:p>785952</text:p>
          </table:table-cell>
          <table:table-cell office:value-type="float" office:value="1272884">
            <text:p>1272884</text:p>
          </table:table-cell>
          <table:table-cell office:value-type="float" office:value="1189736">
            <text:p>1189736</text:p>
          </table:table-cell>
          <table:table-cell office:value-type="float" office:value="1616876">
            <text:p>1616876</text:p>
          </table:table-cell>
          <table:table-cell office:value-type="float" office:value="1347312">
            <text:p>1347312</text:p>
          </table:table-cell>
          <table:table-cell office:value-type="float" office:value="1236256">
            <text:p>1236256</text:p>
          </table:table-cell>
          <table:table-cell office:value-type="float" office:value="1996692">
            <text:p>1996692</text:p>
          </table:table-cell>
          <table:table-cell office:value-type="float" office:value="0">
            <text:p>0</text:p>
          </table:table-cell>
          <table:table-cell office:value-type="float" office:value="1976272">
            <text:p>1976272</text:p>
          </table:table-cell>
          <table:table-cell office:value-type="float" office:value="1210636">
            <text:p>1210636</text:p>
          </table:table-cell>
          <table:table-cell office:value-type="float" office:value="0">
            <text:p>0</text:p>
          </table:table-cell>
          <table:table-cell office:value-type="float" office:value="1620764">
            <text:p>1620764</text:p>
          </table:table-cell>
          <table:table-cell office:value-type="float" office:value="2051556">
            <text:p>2051556</text:p>
          </table:table-cell>
          <table:table-cell office:value-type="float" office:value="844348">
            <text:p>844348</text:p>
          </table:table-cell>
          <table:table-cell office:value-type="float" office:value="1467368">
            <text:p>1467368</text:p>
          </table:table-cell>
          <table:table-cell table:number-columns-repeated="2" office:value-type="float" office:value="0">
            <text:p>0</text:p>
          </table:table-cell>
          <table:table-cell office:value-type="float" office:value="973924">
            <text:p>973924</text:p>
          </table:table-cell>
          <table:table-cell office:value-type="float" office:value="477676">
            <text:p>477676</text:p>
          </table:table-cell>
          <table:table-cell office:value-type="float" office:value="905824">
            <text:p>905824</text:p>
          </table:table-cell>
          <table:table-cell office:value-type="float" office:value="2146192">
            <text:p>2146192</text:p>
          </table:table-cell>
          <table:table-cell office:value-type="float" office:value="1128256">
            <text:p>1128256</text:p>
          </table:table-cell>
          <table:table-cell office:value-type="float" office:value="1381116">
            <text:p>1381116</text:p>
          </table:table-cell>
          <table:table-cell office:value-type="float" office:value="0">
            <text:p>0</text:p>
          </table:table-cell>
          <table:table-cell office:value-type="float" office:value="967432">
            <text:p>967432</text:p>
          </table:table-cell>
          <table:table-cell office:value-type="float" office:value="544752">
            <text:p>544752</text:p>
          </table:table-cell>
          <table:table-cell office:value-type="float" office:value="1340548">
            <text:p>1340548</text:p>
          </table:table-cell>
          <table:table-cell office:value-type="float" office:value="1481144">
            <text:p>1481144</text:p>
          </table:table-cell>
          <table:table-cell table:formula="of:=AVERAGE([.B69:.AE69])" office:value-type="float" office:value="1014914.93333333">
            <text:p>1014914,93333333</text:p>
          </table:table-cell>
          <table:table-cell table:formula="of:=(([.AF69]*8)/1000)/1000" office:value-type="float" office:value="8.11931946666667">
            <text:p>8,1193194667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94024">
            <text:p>594024</text:p>
          </table:table-cell>
          <table:table-cell office:value-type="float" office:value="346864">
            <text:p>346864</text:p>
          </table:table-cell>
          <table:table-cell office:value-type="float" office:value="2113796">
            <text:p>2113796</text:p>
          </table:table-cell>
          <table:table-cell office:value-type="float" office:value="1822260">
            <text:p>1822260</text:p>
          </table:table-cell>
          <table:table-cell office:value-type="float" office:value="2044992">
            <text:p>2044992</text:p>
          </table:table-cell>
          <table:table-cell office:value-type="float" office:value="2773792">
            <text:p>2773792</text:p>
          </table:table-cell>
          <table:table-cell office:value-type="float" office:value="1409720">
            <text:p>1409720</text:p>
          </table:table-cell>
          <table:table-cell office:value-type="float" office:value="2248280">
            <text:p>2248280</text:p>
          </table:table-cell>
          <table:table-cell office:value-type="float" office:value="2938008">
            <text:p>2938008</text:p>
          </table:table-cell>
          <table:table-cell office:value-type="float" office:value="1599256">
            <text:p>1599256</text:p>
          </table:table-cell>
          <table:table-cell office:value-type="float" office:value="2851956">
            <text:p>2851956</text:p>
          </table:table-cell>
          <table:table-cell office:value-type="float" office:value="1701412">
            <text:p>1701412</text:p>
          </table:table-cell>
          <table:table-cell office:value-type="float" office:value="2147892">
            <text:p>2147892</text:p>
          </table:table-cell>
          <table:table-cell office:value-type="float" office:value="1670536">
            <text:p>1670536</text:p>
          </table:table-cell>
          <table:table-cell office:value-type="float" office:value="1886808">
            <text:p>1886808</text:p>
          </table:table-cell>
          <table:table-cell office:value-type="float" office:value="1567476">
            <text:p>1567476</text:p>
          </table:table-cell>
          <table:table-cell office:value-type="float" office:value="2960400">
            <text:p>2960400</text:p>
          </table:table-cell>
          <table:table-cell office:value-type="float" office:value="109124">
            <text:p>109124</text:p>
          </table:table-cell>
          <table:table-cell office:value-type="float" office:value="0">
            <text:p>0</text:p>
          </table:table-cell>
          <table:table-cell office:value-type="float" office:value="1234480">
            <text:p>1234480</text:p>
          </table:table-cell>
          <table:table-cell office:value-type="float" office:value="0">
            <text:p>0</text:p>
          </table:table-cell>
          <table:table-cell office:value-type="float" office:value="2049064">
            <text:p>2049064</text:p>
          </table:table-cell>
          <table:table-cell office:value-type="float" office:value="3377548">
            <text:p>3377548</text:p>
          </table:table-cell>
          <table:table-cell office:value-type="float" office:value="1587568">
            <text:p>1587568</text:p>
          </table:table-cell>
          <table:table-cell office:value-type="float" office:value="1298720">
            <text:p>1298720</text:p>
          </table:table-cell>
          <table:table-cell office:value-type="float" office:value="0">
            <text:p>0</text:p>
          </table:table-cell>
          <table:table-cell office:value-type="float" office:value="1235628">
            <text:p>1235628</text:p>
          </table:table-cell>
          <table:table-cell office:value-type="float" office:value="1234808">
            <text:p>1234808</text:p>
          </table:table-cell>
          <table:table-cell office:value-type="float" office:value="2676168">
            <text:p>2676168</text:p>
          </table:table-cell>
          <table:table-cell office:value-type="float" office:value="1162580">
            <text:p>1162580</text:p>
          </table:table-cell>
          <table:table-cell table:formula="of:=AVERAGE([.B70:.AE70])" office:value-type="float" office:value="1621438.66666667">
            <text:p>1621438,66666667</text:p>
          </table:table-cell>
          <table:table-cell table:formula="of:=(([.AF70]*8)/1000)/1000" office:value-type="float" office:value="12.9715093333333">
            <text:p>12,9715093333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2452">
            <text:p>1702452</text:p>
          </table:table-cell>
          <table:table-cell office:value-type="float" office:value="3026732">
            <text:p>3026732</text:p>
          </table:table-cell>
          <table:table-cell office:value-type="float" office:value="0">
            <text:p>0</text:p>
          </table:table-cell>
          <table:table-cell office:value-type="float" office:value="2953900">
            <text:p>2953900</text:p>
          </table:table-cell>
          <table:table-cell office:value-type="float" office:value="3203408">
            <text:p>3203408</text:p>
          </table:table-cell>
          <table:table-cell office:value-type="float" office:value="3309328">
            <text:p>3309328</text:p>
          </table:table-cell>
          <table:table-cell office:value-type="float" office:value="2832180">
            <text:p>2832180</text:p>
          </table:table-cell>
          <table:table-cell office:value-type="float" office:value="2733624">
            <text:p>2733624</text:p>
          </table:table-cell>
          <table:table-cell office:value-type="float" office:value="2495764">
            <text:p>2495764</text:p>
          </table:table-cell>
          <table:table-cell office:value-type="float" office:value="2599712">
            <text:p>2599712</text:p>
          </table:table-cell>
          <table:table-cell office:value-type="float" office:value="2864520">
            <text:p>2864520</text:p>
          </table:table-cell>
          <table:table-cell office:value-type="float" office:value="2916196">
            <text:p>2916196</text:p>
          </table:table-cell>
          <table:table-cell office:value-type="float" office:value="2970960">
            <text:p>2970960</text:p>
          </table:table-cell>
          <table:table-cell office:value-type="float" office:value="2935592">
            <text:p>2935592</text:p>
          </table:table-cell>
          <table:table-cell office:value-type="float" office:value="0">
            <text:p>0</text:p>
          </table:table-cell>
          <table:table-cell office:value-type="float" office:value="1731416">
            <text:p>1731416</text:p>
          </table:table-cell>
          <table:table-cell office:value-type="float" office:value="3263448">
            <text:p>3263448</text:p>
          </table:table-cell>
          <table:table-cell office:value-type="float" office:value="3070292">
            <text:p>3070292</text:p>
          </table:table-cell>
          <table:table-cell office:value-type="float" office:value="0">
            <text:p>0</text:p>
          </table:table-cell>
          <table:table-cell office:value-type="float" office:value="2301848">
            <text:p>2301848</text:p>
          </table:table-cell>
          <table:table-cell office:value-type="float" office:value="0">
            <text:p>0</text:p>
          </table:table-cell>
          <table:table-cell office:value-type="float" office:value="3134000">
            <text:p>3134000</text:p>
          </table:table-cell>
          <table:table-cell office:value-type="float" office:value="2937944">
            <text:p>2937944</text:p>
          </table:table-cell>
          <table:table-cell office:value-type="float" office:value="2670396">
            <text:p>2670396</text:p>
          </table:table-cell>
          <table:table-cell office:value-type="float" office:value="2990688">
            <text:p>2990688</text:p>
          </table:table-cell>
          <table:table-cell office:value-type="float" office:value="0">
            <text:p>0</text:p>
          </table:table-cell>
          <table:table-cell office:value-type="float" office:value="2897792">
            <text:p>2897792</text:p>
          </table:table-cell>
          <table:table-cell office:value-type="float" office:value="3120760">
            <text:p>3120760</text:p>
          </table:table-cell>
          <table:table-cell office:value-type="float" office:value="3176320">
            <text:p>3176320</text:p>
          </table:table-cell>
          <table:table-cell office:value-type="float" office:value="2234136">
            <text:p>2234136</text:p>
          </table:table-cell>
          <table:table-cell table:formula="of:=AVERAGE([.B71:.AE71])" office:value-type="float" office:value="2335780.26666667">
            <text:p>2335780,26666667</text:p>
          </table:table-cell>
          <table:table-cell table:formula="of:=(([.AF71]*8)/1000)/1000" office:value-type="float" office:value="18.6862421333333">
            <text:p>18,6862421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21848">
            <text:p>2421848</text:p>
          </table:table-cell>
          <table:table-cell office:value-type="float" office:value="2955040">
            <text:p>2955040</text:p>
          </table:table-cell>
          <table:table-cell office:value-type="float" office:value="0">
            <text:p>0</text:p>
          </table:table-cell>
          <table:table-cell office:value-type="float" office:value="3143384">
            <text:p>3143384</text:p>
          </table:table-cell>
          <table:table-cell office:value-type="float" office:value="2586236">
            <text:p>2586236</text:p>
          </table:table-cell>
          <table:table-cell office:value-type="float" office:value="3099420">
            <text:p>3099420</text:p>
          </table:table-cell>
          <table:table-cell office:value-type="float" office:value="1379248">
            <text:p>1379248</text:p>
          </table:table-cell>
          <table:table-cell office:value-type="float" office:value="2864560">
            <text:p>2864560</text:p>
          </table:table-cell>
          <table:table-cell office:value-type="float" office:value="1541864">
            <text:p>1541864</text:p>
          </table:table-cell>
          <table:table-cell office:value-type="float" office:value="2809728">
            <text:p>2809728</text:p>
          </table:table-cell>
          <table:table-cell office:value-type="float" office:value="3427216">
            <text:p>3427216</text:p>
          </table:table-cell>
          <table:table-cell office:value-type="float" office:value="932684">
            <text:p>932684</text:p>
          </table:table-cell>
          <table:table-cell office:value-type="float" office:value="2617360">
            <text:p>2617360</text:p>
          </table:table-cell>
          <table:table-cell office:value-type="float" office:value="2819728">
            <text:p>2819728</text:p>
          </table:table-cell>
          <table:table-cell office:value-type="float" office:value="1139220">
            <text:p>1139220</text:p>
          </table:table-cell>
          <table:table-cell office:value-type="float" office:value="1579356">
            <text:p>1579356</text:p>
          </table:table-cell>
          <table:table-cell office:value-type="float" office:value="2769832">
            <text:p>2769832</text:p>
          </table:table-cell>
          <table:table-cell office:value-type="float" office:value="950872">
            <text:p>950872</text:p>
          </table:table-cell>
          <table:table-cell office:value-type="float" office:value="945260">
            <text:p>945260</text:p>
          </table:table-cell>
          <table:table-cell office:value-type="float" office:value="2679044">
            <text:p>2679044</text:p>
          </table:table-cell>
          <table:table-cell office:value-type="float" office:value="1974332">
            <text:p>1974332</text:p>
          </table:table-cell>
          <table:table-cell office:value-type="float" office:value="3283700">
            <text:p>3283700</text:p>
          </table:table-cell>
          <table:table-cell office:value-type="float" office:value="2860544">
            <text:p>2860544</text:p>
          </table:table-cell>
          <table:table-cell office:value-type="float" office:value="2005296">
            <text:p>2005296</text:p>
          </table:table-cell>
          <table:table-cell office:value-type="float" office:value="2974132">
            <text:p>2974132</text:p>
          </table:table-cell>
          <table:table-cell office:value-type="float" office:value="34500">
            <text:p>34500</text:p>
          </table:table-cell>
          <table:table-cell office:value-type="float" office:value="2987660">
            <text:p>2987660</text:p>
          </table:table-cell>
          <table:table-cell office:value-type="float" office:value="2895572">
            <text:p>2895572</text:p>
          </table:table-cell>
          <table:table-cell office:value-type="float" office:value="2521036">
            <text:p>2521036</text:p>
          </table:table-cell>
          <table:table-cell office:value-type="float" office:value="3544712">
            <text:p>3544712</text:p>
          </table:table-cell>
          <table:table-cell table:formula="of:=AVERAGE([.B72:.AE72])" office:value-type="float" office:value="2258112.8">
            <text:p>2258112,8</text:p>
          </table:table-cell>
          <table:table-cell table:formula="of:=(([.AF72]*8)/1000)/1000" office:value-type="float" office:value="18.0649024">
            <text:p>18,0649024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38216">
            <text:p>2038216</text:p>
          </table:table-cell>
          <table:table-cell office:value-type="float" office:value="2019916">
            <text:p>2019916</text:p>
          </table:table-cell>
          <table:table-cell office:value-type="float" office:value="0">
            <text:p>0</text:p>
          </table:table-cell>
          <table:table-cell office:value-type="float" office:value="2796320">
            <text:p>2796320</text:p>
          </table:table-cell>
          <table:table-cell office:value-type="float" office:value="2354724">
            <text:p>2354724</text:p>
          </table:table-cell>
          <table:table-cell office:value-type="float" office:value="2727220">
            <text:p>2727220</text:p>
          </table:table-cell>
          <table:table-cell office:value-type="float" office:value="0">
            <text:p>0</text:p>
          </table:table-cell>
          <table:table-cell office:value-type="float" office:value="3126252">
            <text:p>3126252</text:p>
          </table:table-cell>
          <table:table-cell office:value-type="float" office:value="0">
            <text:p>0</text:p>
          </table:table-cell>
          <table:table-cell office:value-type="float" office:value="3108428">
            <text:p>3108428</text:p>
          </table:table-cell>
          <table:table-cell office:value-type="float" office:value="3090356">
            <text:p>3090356</text:p>
          </table:table-cell>
          <table:table-cell office:value-type="float" office:value="1078580">
            <text:p>1078580</text:p>
          </table:table-cell>
          <table:table-cell office:value-type="float" office:value="0">
            <text:p>0</text:p>
          </table:table-cell>
          <table:table-cell office:value-type="float" office:value="3390588">
            <text:p>3390588</text:p>
          </table:table-cell>
          <table:table-cell office:value-type="float" office:value="2536244">
            <text:p>2536244</text:p>
          </table:table-cell>
          <table:table-cell office:value-type="float" office:value="2425508">
            <text:p>2425508</text:p>
          </table:table-cell>
          <table:table-cell office:value-type="float" office:value="2927248">
            <text:p>2927248</text:p>
          </table:table-cell>
          <table:table-cell office:value-type="float" office:value="0">
            <text:p>0</text:p>
          </table:table-cell>
          <table:table-cell office:value-type="float" office:value="2796848">
            <text:p>2796848</text:p>
          </table:table-cell>
          <table:table-cell office:value-type="float" office:value="2620452">
            <text:p>2620452</text:p>
          </table:table-cell>
          <table:table-cell office:value-type="float" office:value="3080408">
            <text:p>3080408</text:p>
          </table:table-cell>
          <table:table-cell office:value-type="float" office:value="3034996">
            <text:p>3034996</text:p>
          </table:table-cell>
          <table:table-cell office:value-type="float" office:value="1768840">
            <text:p>1768840</text:p>
          </table:table-cell>
          <table:table-cell office:value-type="float" office:value="0">
            <text:p>0</text:p>
          </table:table-cell>
          <table:table-cell office:value-type="float" office:value="2252928">
            <text:p>2252928</text:p>
          </table:table-cell>
          <table:table-cell office:value-type="float" office:value="3417976">
            <text:p>3417976</text:p>
          </table:table-cell>
          <table:table-cell office:value-type="float" office:value="2939004">
            <text:p>2939004</text:p>
          </table:table-cell>
          <table:table-cell office:value-type="float" office:value="1254264">
            <text:p>1254264</text:p>
          </table:table-cell>
          <table:table-cell office:value-type="float" office:value="2780864">
            <text:p>2780864</text:p>
          </table:table-cell>
          <table:table-cell office:value-type="float" office:value="3285312">
            <text:p>3285312</text:p>
          </table:table-cell>
          <table:table-cell table:formula="of:=AVERAGE([.B73:.AE73])" office:value-type="float" office:value="2095049.73333333">
            <text:p>2095049,73333333</text:p>
          </table:table-cell>
          <table:table-cell table:formula="of:=(([.AF73]*8)/1000)/1000" office:value-type="float" office:value="16.7603978666667">
            <text:p>16,7603978667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35068">
            <text:p>1235068</text:p>
          </table:table-cell>
          <table:table-cell office:value-type="float" office:value="0">
            <text:p>0</text:p>
          </table:table-cell>
          <table:table-cell office:value-type="float" office:value="3041620">
            <text:p>3041620</text:p>
          </table:table-cell>
          <table:table-cell office:value-type="float" office:value="2315784">
            <text:p>2315784</text:p>
          </table:table-cell>
          <table:table-cell office:value-type="float" office:value="0">
            <text:p>0</text:p>
          </table:table-cell>
          <table:table-cell office:value-type="float" office:value="2782600">
            <text:p>2782600</text:p>
          </table:table-cell>
          <table:table-cell office:value-type="float" office:value="0">
            <text:p>0</text:p>
          </table:table-cell>
          <table:table-cell office:value-type="float" office:value="2751732">
            <text:p>2751732</text:p>
          </table:table-cell>
          <table:table-cell office:value-type="float" office:value="816032">
            <text:p>816032</text:p>
          </table:table-cell>
          <table:table-cell office:value-type="float" office:value="478204">
            <text:p>478204</text:p>
          </table:table-cell>
          <table:table-cell office:value-type="float" office:value="2368884">
            <text:p>2368884</text:p>
          </table:table-cell>
          <table:table-cell office:value-type="float" office:value="3305928">
            <text:p>3305928</text:p>
          </table:table-cell>
          <table:table-cell office:value-type="float" office:value="0">
            <text:p>0</text:p>
          </table:table-cell>
          <table:table-cell office:value-type="float" office:value="2791268">
            <text:p>2791268</text:p>
          </table:table-cell>
          <table:table-cell office:value-type="float" office:value="2891640">
            <text:p>2891640</text:p>
          </table:table-cell>
          <table:table-cell office:value-type="float" office:value="2160744">
            <text:p>2160744</text:p>
          </table:table-cell>
          <table:table-cell office:value-type="float" office:value="27468">
            <text:p>27468</text:p>
          </table:table-cell>
          <table:table-cell office:value-type="float" office:value="3403000">
            <text:p>3403000</text:p>
          </table:table-cell>
          <table:table-cell office:value-type="float" office:value="2804264">
            <text:p>2804264</text:p>
          </table:table-cell>
          <table:table-cell office:value-type="float" office:value="1640708">
            <text:p>1640708</text:p>
          </table:table-cell>
          <table:table-cell office:value-type="float" office:value="1916508">
            <text:p>1916508</text:p>
          </table:table-cell>
          <table:table-cell office:value-type="float" office:value="3124216">
            <text:p>3124216</text:p>
          </table:table-cell>
          <table:table-cell table:number-columns-repeated="3" office:value-type="float" office:value="0">
            <text:p>0</text:p>
          </table:table-cell>
          <table:table-cell office:value-type="float" office:value="3012804">
            <text:p>3012804</text:p>
          </table:table-cell>
          <table:table-cell office:value-type="float" office:value="3065292">
            <text:p>3065292</text:p>
          </table:table-cell>
          <table:table-cell office:value-type="float" office:value="0">
            <text:p>0</text:p>
          </table:table-cell>
          <table:table-cell office:value-type="float" office:value="2838852">
            <text:p>2838852</text:p>
          </table:table-cell>
          <table:table-cell office:value-type="float" office:value="2483560">
            <text:p>2483560</text:p>
          </table:table-cell>
          <table:table-cell table:formula="of:=AVERAGE([.B74:.AE74])" office:value-type="float" office:value="1708539.2">
            <text:p>1708539,2</text:p>
          </table:table-cell>
          <table:table-cell table:formula="of:=(([.AF74]*8)/1000)/1000" office:value-type="float" office:value="13.6683136">
            <text:p>13,668313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61832">
            <text:p>2761832</text:p>
          </table:table-cell>
          <table:table-cell office:value-type="float" office:value="0">
            <text:p>0</text:p>
          </table:table-cell>
          <table:table-cell office:value-type="float" office:value="926696">
            <text:p>926696</text:p>
          </table:table-cell>
          <table:table-cell office:value-type="float" office:value="411416">
            <text:p>411416</text:p>
          </table:table-cell>
          <table:table-cell office:value-type="float" office:value="2816176">
            <text:p>2816176</text:p>
          </table:table-cell>
          <table:table-cell office:value-type="float" office:value="2886916">
            <text:p>2886916</text:p>
          </table:table-cell>
          <table:table-cell office:value-type="float" office:value="2699848">
            <text:p>2699848</text:p>
          </table:table-cell>
          <table:table-cell office:value-type="float" office:value="0">
            <text:p>0</text:p>
          </table:table-cell>
          <table:table-cell office:value-type="float" office:value="2772484">
            <text:p>2772484</text:p>
          </table:table-cell>
          <table:table-cell office:value-type="float" office:value="3183012">
            <text:p>3183012</text:p>
          </table:table-cell>
          <table:table-cell office:value-type="float" office:value="1779940">
            <text:p>1779940</text:p>
          </table:table-cell>
          <table:table-cell office:value-type="float" office:value="334864">
            <text:p>334864</text:p>
          </table:table-cell>
          <table:table-cell office:value-type="float" office:value="2068448">
            <text:p>2068448</text:p>
          </table:table-cell>
          <table:table-cell office:value-type="float" office:value="1996496">
            <text:p>1996496</text:p>
          </table:table-cell>
          <table:table-cell office:value-type="float" office:value="0">
            <text:p>0</text:p>
          </table:table-cell>
          <table:table-cell office:value-type="float" office:value="2763000">
            <text:p>2763000</text:p>
          </table:table-cell>
          <table:table-cell office:value-type="float" office:value="2555800">
            <text:p>2555800</text:p>
          </table:table-cell>
          <table:table-cell table:number-columns-repeated="2" office:value-type="float" office:value="0">
            <text:p>0</text:p>
          </table:table-cell>
          <table:table-cell office:value-type="float" office:value="2516352">
            <text:p>2516352</text:p>
          </table:table-cell>
          <table:table-cell office:value-type="float" office:value="0">
            <text:p>0</text:p>
          </table:table-cell>
          <table:table-cell office:value-type="float" office:value="1603680">
            <text:p>1603680</text:p>
          </table:table-cell>
          <table:table-cell office:value-type="float" office:value="1244668">
            <text:p>1244668</text:p>
          </table:table-cell>
          <table:table-cell office:value-type="float" office:value="3240288">
            <text:p>3240288</text:p>
          </table:table-cell>
          <table:table-cell office:value-type="float" office:value="3359852">
            <text:p>3359852</text:p>
          </table:table-cell>
          <table:table-cell office:value-type="float" office:value="0">
            <text:p>0</text:p>
          </table:table-cell>
          <table:table-cell office:value-type="float" office:value="2345524">
            <text:p>2345524</text:p>
          </table:table-cell>
          <table:table-cell office:value-type="float" office:value="847384">
            <text:p>847384</text:p>
          </table:table-cell>
          <table:table-cell table:formula="of:=AVERAGE([.B75:.AE75])" office:value-type="float" office:value="1503822.53333333">
            <text:p>1503822,53333333</text:p>
          </table:table-cell>
          <table:table-cell table:formula="of:=(([.AF75]*8)/1000)/1000" office:value-type="float" office:value="12.0305802666667">
            <text:p>12,0305802667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7472">
            <text:p>347472</text:p>
          </table:table-cell>
          <table:table-cell office:value-type="float" office:value="0">
            <text:p>0</text:p>
          </table:table-cell>
          <table:table-cell office:value-type="float" office:value="1625084">
            <text:p>1625084</text:p>
          </table:table-cell>
          <table:table-cell office:value-type="float" office:value="1831952">
            <text:p>1831952</text:p>
          </table:table-cell>
          <table:table-cell office:value-type="float" office:value="2865768">
            <text:p>2865768</text:p>
          </table:table-cell>
          <table:table-cell office:value-type="float" office:value="0">
            <text:p>0</text:p>
          </table:table-cell>
          <table:table-cell office:value-type="float" office:value="3116544">
            <text:p>3116544</text:p>
          </table:table-cell>
          <table:table-cell office:value-type="float" office:value="863500">
            <text:p>863500</text:p>
          </table:table-cell>
          <table:table-cell office:value-type="float" office:value="2654944">
            <text:p>2654944</text:p>
          </table:table-cell>
          <table:table-cell office:value-type="float" office:value="0">
            <text:p>0</text:p>
          </table:table-cell>
          <table:table-cell office:value-type="float" office:value="2645048">
            <text:p>2645048</text:p>
          </table:table-cell>
          <table:table-cell office:value-type="float" office:value="2931248">
            <text:p>2931248</text:p>
          </table:table-cell>
          <table:table-cell office:value-type="float" office:value="2110364">
            <text:p>2110364</text:p>
          </table:table-cell>
          <table:table-cell office:value-type="float" office:value="394952">
            <text:p>394952</text:p>
          </table:table-cell>
          <table:table-cell office:value-type="float" office:value="2652016">
            <text:p>2652016</text:p>
          </table:table-cell>
          <table:table-cell office:value-type="float" office:value="1973048">
            <text:p>1973048</text:p>
          </table:table-cell>
          <table:table-cell office:value-type="float" office:value="1650224">
            <text:p>1650224</text:p>
          </table:table-cell>
          <table:table-cell office:value-type="float" office:value="2949600">
            <text:p>2949600</text:p>
          </table:table-cell>
          <table:table-cell office:value-type="float" office:value="2826164">
            <text:p>2826164</text:p>
          </table:table-cell>
          <table:table-cell office:value-type="float" office:value="2328880">
            <text:p>2328880</text:p>
          </table:table-cell>
          <table:table-cell office:value-type="float" office:value="0">
            <text:p>0</text:p>
          </table:table-cell>
          <table:table-cell office:value-type="float" office:value="2908048">
            <text:p>2908048</text:p>
          </table:table-cell>
          <table:table-cell office:value-type="float" office:value="1876556">
            <text:p>1876556</text:p>
          </table:table-cell>
          <table:table-cell office:value-type="float" office:value="2833152">
            <text:p>2833152</text:p>
          </table:table-cell>
          <table:table-cell office:value-type="float" office:value="3379300">
            <text:p>3379300</text:p>
          </table:table-cell>
          <table:table-cell office:value-type="float" office:value="3508448">
            <text:p>3508448</text:p>
          </table:table-cell>
          <table:table-cell office:value-type="float" office:value="2405496">
            <text:p>2405496</text:p>
          </table:table-cell>
          <table:table-cell office:value-type="float" office:value="1873704">
            <text:p>1873704</text:p>
          </table:table-cell>
          <table:table-cell office:value-type="float" office:value="697460">
            <text:p>697460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1841632.4">
            <text:p>1841632,4</text:p>
          </table:table-cell>
          <table:table-cell table:formula="of:=(([.AF76]*8)/1000)/1000" office:value-type="float" office:value="14.7330592">
            <text:p>14,7330592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5252">
            <text:p>2285252</text:p>
          </table:table-cell>
          <table:table-cell office:value-type="float" office:value="1346836">
            <text:p>1346836</text:p>
          </table:table-cell>
          <table:table-cell office:value-type="float" office:value="0">
            <text:p>0</text:p>
          </table:table-cell>
          <table:table-cell office:value-type="float" office:value="2579476">
            <text:p>2579476</text:p>
          </table:table-cell>
          <table:table-cell office:value-type="float" office:value="2987996">
            <text:p>2987996</text:p>
          </table:table-cell>
          <table:table-cell office:value-type="float" office:value="0">
            <text:p>0</text:p>
          </table:table-cell>
          <table:table-cell office:value-type="float" office:value="3234448">
            <text:p>3234448</text:p>
          </table:table-cell>
          <table:table-cell office:value-type="float" office:value="0">
            <text:p>0</text:p>
          </table:table-cell>
          <table:table-cell office:value-type="float" office:value="3060352">
            <text:p>3060352</text:p>
          </table:table-cell>
          <table:table-cell office:value-type="float" office:value="2395352">
            <text:p>2395352</text:p>
          </table:table-cell>
          <table:table-cell office:value-type="float" office:value="0">
            <text:p>0</text:p>
          </table:table-cell>
          <table:table-cell office:value-type="float" office:value="1396424">
            <text:p>1396424</text:p>
          </table:table-cell>
          <table:table-cell office:value-type="float" office:value="2910304">
            <text:p>2910304</text:p>
          </table:table-cell>
          <table:table-cell office:value-type="float" office:value="2764760">
            <text:p>2764760</text:p>
          </table:table-cell>
          <table:table-cell office:value-type="float" office:value="2839696">
            <text:p>2839696</text:p>
          </table:table-cell>
          <table:table-cell office:value-type="float" office:value="2228548">
            <text:p>2228548</text:p>
          </table:table-cell>
          <table:table-cell office:value-type="float" office:value="3303480">
            <text:p>3303480</text:p>
          </table:table-cell>
          <table:table-cell office:value-type="float" office:value="3229796">
            <text:p>3229796</text:p>
          </table:table-cell>
          <table:table-cell office:value-type="float" office:value="3211080">
            <text:p>3211080</text:p>
          </table:table-cell>
          <table:table-cell office:value-type="float" office:value="2928732">
            <text:p>2928732</text:p>
          </table:table-cell>
          <table:table-cell office:value-type="float" office:value="2013836">
            <text:p>2013836</text:p>
          </table:table-cell>
          <table:table-cell office:value-type="float" office:value="286996">
            <text:p>286996</text:p>
          </table:table-cell>
          <table:table-cell office:value-type="float" office:value="2714084">
            <text:p>2714084</text:p>
          </table:table-cell>
          <table:table-cell office:value-type="float" office:value="2466832">
            <text:p>2466832</text:p>
          </table:table-cell>
          <table:table-cell office:value-type="float" office:value="3305660">
            <text:p>3305660</text:p>
          </table:table-cell>
          <table:table-cell office:value-type="float" office:value="2257008">
            <text:p>2257008</text:p>
          </table:table-cell>
          <table:table-cell office:value-type="float" office:value="0">
            <text:p>0</text:p>
          </table:table-cell>
          <table:table-cell office:value-type="float" office:value="2505104">
            <text:p>2505104</text:p>
          </table:table-cell>
          <table:table-cell office:value-type="float" office:value="0">
            <text:p>0</text:p>
          </table:table-cell>
          <table:table-cell office:value-type="float" office:value="1248396">
            <text:p>1248396</text:p>
          </table:table-cell>
          <table:table-cell table:formula="of:=AVERAGE([.B77:.AE77])" office:value-type="float" office:value="1983348.26666667">
            <text:p>1983348,26666667</text:p>
          </table:table-cell>
          <table:table-cell table:formula="of:=(([.AF77]*8)/1000)/1000" office:value-type="float" office:value="15.8667861333333">
            <text:p>15,8667861333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97408">
            <text:p>2297408</text:p>
          </table:table-cell>
          <table:table-cell office:value-type="float" office:value="2857908">
            <text:p>2857908</text:p>
          </table:table-cell>
          <table:table-cell office:value-type="float" office:value="0">
            <text:p>0</text:p>
          </table:table-cell>
          <table:table-cell office:value-type="float" office:value="2894244">
            <text:p>2894244</text:p>
          </table:table-cell>
          <table:table-cell office:value-type="float" office:value="2699576">
            <text:p>2699576</text:p>
          </table:table-cell>
          <table:table-cell office:value-type="float" office:value="1328684">
            <text:p>1328684</text:p>
          </table:table-cell>
          <table:table-cell office:value-type="float" office:value="2786712">
            <text:p>2786712</text:p>
          </table:table-cell>
          <table:table-cell office:value-type="float" office:value="0">
            <text:p>0</text:p>
          </table:table-cell>
          <table:table-cell office:value-type="float" office:value="15208">
            <text:p>15208</text:p>
          </table:table-cell>
          <table:table-cell office:value-type="float" office:value="3253204">
            <text:p>3253204</text:p>
          </table:table-cell>
          <table:table-cell office:value-type="float" office:value="1121836">
            <text:p>1121836</text:p>
          </table:table-cell>
          <table:table-cell office:value-type="float" office:value="0">
            <text:p>0</text:p>
          </table:table-cell>
          <table:table-cell office:value-type="float" office:value="2439324">
            <text:p>2439324</text:p>
          </table:table-cell>
          <table:table-cell office:value-type="float" office:value="2780020">
            <text:p>2780020</text:p>
          </table:table-cell>
          <table:table-cell office:value-type="float" office:value="32020">
            <text:p>32020</text:p>
          </table:table-cell>
          <table:table-cell office:value-type="float" office:value="0">
            <text:p>0</text:p>
          </table:table-cell>
          <table:table-cell office:value-type="float" office:value="2877584">
            <text:p>2877584</text:p>
          </table:table-cell>
          <table:table-cell office:value-type="float" office:value="2579560">
            <text:p>2579560</text:p>
          </table:table-cell>
          <table:table-cell office:value-type="float" office:value="3412480">
            <text:p>3412480</text:p>
          </table:table-cell>
          <table:table-cell office:value-type="float" office:value="2731988">
            <text:p>2731988</text:p>
          </table:table-cell>
          <table:table-cell office:value-type="float" office:value="3088432">
            <text:p>3088432</text:p>
          </table:table-cell>
          <table:table-cell office:value-type="float" office:value="536900">
            <text:p>536900</text:p>
          </table:table-cell>
          <table:table-cell office:value-type="float" office:value="2725524">
            <text:p>2725524</text:p>
          </table:table-cell>
          <table:table-cell office:value-type="float" office:value="0">
            <text:p>0</text:p>
          </table:table-cell>
          <table:table-cell office:value-type="float" office:value="1878924">
            <text:p>1878924</text:p>
          </table:table-cell>
          <table:table-cell office:value-type="float" office:value="3110924">
            <text:p>3110924</text:p>
          </table:table-cell>
          <table:table-cell office:value-type="float" office:value="0">
            <text:p>0</text:p>
          </table:table-cell>
          <table:table-cell office:value-type="float" office:value="2904020">
            <text:p>2904020</text:p>
          </table:table-cell>
          <table:table-cell office:value-type="float" office:value="0">
            <text:p>0</text:p>
          </table:table-cell>
          <table:table-cell office:value-type="float" office:value="3058968">
            <text:p>3058968</text:p>
          </table:table-cell>
          <table:table-cell table:formula="of:=AVERAGE([.B78:.AE78])" office:value-type="float" office:value="1780381.6">
            <text:p>1780381,6</text:p>
          </table:table-cell>
          <table:table-cell table:formula="of:=(([.AF78]*8)/1000)/1000" office:value-type="float" office:value="14.2430528">
            <text:p>14,243052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03420">
            <text:p>2803420</text:p>
          </table:table-cell>
          <table:table-cell office:value-type="float" office:value="3003884">
            <text:p>3003884</text:p>
          </table:table-cell>
          <table:table-cell office:value-type="float" office:value="1752388">
            <text:p>1752388</text:p>
          </table:table-cell>
          <table:table-cell office:value-type="float" office:value="2699712">
            <text:p>2699712</text:p>
          </table:table-cell>
          <table:table-cell office:value-type="float" office:value="2009016">
            <text:p>2009016</text:p>
          </table:table-cell>
          <table:table-cell office:value-type="float" office:value="2798264">
            <text:p>2798264</text:p>
          </table:table-cell>
          <table:table-cell office:value-type="float" office:value="2810716">
            <text:p>2810716</text:p>
          </table:table-cell>
          <table:table-cell office:value-type="float" office:value="3165016">
            <text:p>3165016</text:p>
          </table:table-cell>
          <table:table-cell office:value-type="float" office:value="1974516">
            <text:p>1974516</text:p>
          </table:table-cell>
          <table:table-cell office:value-type="float" office:value="3105816">
            <text:p>3105816</text:p>
          </table:table-cell>
          <table:table-cell office:value-type="float" office:value="2902776">
            <text:p>2902776</text:p>
          </table:table-cell>
          <table:table-cell office:value-type="float" office:value="0">
            <text:p>0</text:p>
          </table:table-cell>
          <table:table-cell office:value-type="float" office:value="3165228">
            <text:p>3165228</text:p>
          </table:table-cell>
          <table:table-cell office:value-type="float" office:value="3016652">
            <text:p>3016652</text:p>
          </table:table-cell>
          <table:table-cell table:number-columns-repeated="2" office:value-type="float" office:value="0">
            <text:p>0</text:p>
          </table:table-cell>
          <table:table-cell office:value-type="float" office:value="3908">
            <text:p>3908</text:p>
          </table:table-cell>
          <table:table-cell office:value-type="float" office:value="2041608">
            <text:p>2041608</text:p>
          </table:table-cell>
          <table:table-cell office:value-type="float" office:value="1264888">
            <text:p>1264888</text:p>
          </table:table-cell>
          <table:table-cell office:value-type="float" office:value="1154484">
            <text:p>1154484</text:p>
          </table:table-cell>
          <table:table-cell office:value-type="float" office:value="2798220">
            <text:p>2798220</text:p>
          </table:table-cell>
          <table:table-cell office:value-type="float" office:value="3427532">
            <text:p>3427532</text:p>
          </table:table-cell>
          <table:table-cell office:value-type="float" office:value="86312">
            <text:p>86312</text:p>
          </table:table-cell>
          <table:table-cell office:value-type="float" office:value="0">
            <text:p>0</text:p>
          </table:table-cell>
          <table:table-cell office:value-type="float" office:value="294488">
            <text:p>294488</text:p>
          </table:table-cell>
          <table:table-cell office:value-type="float" office:value="1288060">
            <text:p>1288060</text:p>
          </table:table-cell>
          <table:table-cell office:value-type="float" office:value="0">
            <text:p>0</text:p>
          </table:table-cell>
          <table:table-cell office:value-type="float" office:value="422956">
            <text:p>422956</text:p>
          </table:table-cell>
          <table:table-cell office:value-type="float" office:value="255636">
            <text:p>255636</text:p>
          </table:table-cell>
          <table:table-cell office:value-type="float" office:value="2723576">
            <text:p>2723576</text:p>
          </table:table-cell>
          <table:table-cell table:formula="of:=AVERAGE([.B79:.AE79])" office:value-type="float" office:value="1698969.06666667">
            <text:p>1698969,06666667</text:p>
          </table:table-cell>
          <table:table-cell table:formula="of:=(([.AF79]*8)/1000)/1000" office:value-type="float" office:value="13.5917525333333">
            <text:p>13,5917525333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7504">
            <text:p>2877504</text:p>
          </table:table-cell>
          <table:table-cell office:value-type="float" office:value="928312">
            <text:p>928312</text:p>
          </table:table-cell>
          <table:table-cell office:value-type="float" office:value="2503332">
            <text:p>2503332</text:p>
          </table:table-cell>
          <table:table-cell office:value-type="float" office:value="2982596">
            <text:p>2982596</text:p>
          </table:table-cell>
          <table:table-cell office:value-type="float" office:value="2066488">
            <text:p>2066488</text:p>
          </table:table-cell>
          <table:table-cell office:value-type="float" office:value="3200936">
            <text:p>3200936</text:p>
          </table:table-cell>
          <table:table-cell office:value-type="float" office:value="380756">
            <text:p>380756</text:p>
          </table:table-cell>
          <table:table-cell office:value-type="float" office:value="2695228">
            <text:p>2695228</text:p>
          </table:table-cell>
          <table:table-cell office:value-type="float" office:value="2864480">
            <text:p>2864480</text:p>
          </table:table-cell>
          <table:table-cell office:value-type="float" office:value="3192548">
            <text:p>3192548</text:p>
          </table:table-cell>
          <table:table-cell office:value-type="float" office:value="2738900">
            <text:p>2738900</text:p>
          </table:table-cell>
          <table:table-cell office:value-type="float" office:value="2249392">
            <text:p>2249392</text:p>
          </table:table-cell>
          <table:table-cell office:value-type="float" office:value="2874616">
            <text:p>2874616</text:p>
          </table:table-cell>
          <table:table-cell office:value-type="float" office:value="351476">
            <text:p>351476</text:p>
          </table:table-cell>
          <table:table-cell office:value-type="float" office:value="1453340">
            <text:p>1453340</text:p>
          </table:table-cell>
          <table:table-cell office:value-type="float" office:value="3368772">
            <text:p>3368772</text:p>
          </table:table-cell>
          <table:table-cell office:value-type="float" office:value="0">
            <text:p>0</text:p>
          </table:table-cell>
          <table:table-cell office:value-type="float" office:value="2560724">
            <text:p>2560724</text:p>
          </table:table-cell>
          <table:table-cell table:number-columns-repeated="2" office:value-type="float" office:value="0">
            <text:p>0</text:p>
          </table:table-cell>
          <table:table-cell office:value-type="float" office:value="450476">
            <text:p>450476</text:p>
          </table:table-cell>
          <table:table-cell office:value-type="float" office:value="3036916">
            <text:p>3036916</text:p>
          </table:table-cell>
          <table:table-cell office:value-type="float" office:value="0">
            <text:p>0</text:p>
          </table:table-cell>
          <table:table-cell office:value-type="float" office:value="491184">
            <text:p>491184</text:p>
          </table:table-cell>
          <table:table-cell office:value-type="float" office:value="3340184">
            <text:p>3340184</text:p>
          </table:table-cell>
          <table:table-cell table:number-columns-repeated="3" office:value-type="float" office:value="0">
            <text:p>0</text:p>
          </table:table-cell>
          <table:table-cell office:value-type="float" office:value="3545976">
            <text:p>3545976</text:p>
          </table:table-cell>
          <table:table-cell office:value-type="float" office:value="694136">
            <text:p>694136</text:p>
          </table:table-cell>
          <table:table-cell table:formula="of:=AVERAGE([.B80:.AE80])" office:value-type="float" office:value="1694942.4">
            <text:p>1694942,4</text:p>
          </table:table-cell>
          <table:table-cell table:formula="of:=(([.AF80]*8)/1000)/1000" office:value-type="float" office:value="13.5595392">
            <text:p>13,5595392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96448">
            <text:p>2696448</text:p>
          </table:table-cell>
          <table:table-cell office:value-type="float" office:value="2256008">
            <text:p>2256008</text:p>
          </table:table-cell>
          <table:table-cell office:value-type="float" office:value="3196472">
            <text:p>3196472</text:p>
          </table:table-cell>
          <table:table-cell office:value-type="float" office:value="1649596">
            <text:p>1649596</text:p>
          </table:table-cell>
          <table:table-cell office:value-type="float" office:value="2581540">
            <text:p>2581540</text:p>
          </table:table-cell>
          <table:table-cell office:value-type="float" office:value="222904">
            <text:p>222904</text:p>
          </table:table-cell>
          <table:table-cell office:value-type="float" office:value="0">
            <text:p>0</text:p>
          </table:table-cell>
          <table:table-cell office:value-type="float" office:value="1678124">
            <text:p>1678124</text:p>
          </table:table-cell>
          <table:table-cell office:value-type="float" office:value="3039752">
            <text:p>3039752</text:p>
          </table:table-cell>
          <table:table-cell office:value-type="float" office:value="3074316">
            <text:p>3074316</text:p>
          </table:table-cell>
          <table:table-cell office:value-type="float" office:value="2498392">
            <text:p>2498392</text:p>
          </table:table-cell>
          <table:table-cell office:value-type="float" office:value="2852880">
            <text:p>2852880</text:p>
          </table:table-cell>
          <table:table-cell office:value-type="float" office:value="3194264">
            <text:p>3194264</text:p>
          </table:table-cell>
          <table:table-cell office:value-type="float" office:value="0">
            <text:p>0</text:p>
          </table:table-cell>
          <table:table-cell office:value-type="float" office:value="2921484">
            <text:p>2921484</text:p>
          </table:table-cell>
          <table:table-cell office:value-type="float" office:value="3313828">
            <text:p>3313828</text:p>
          </table:table-cell>
          <table:table-cell office:value-type="float" office:value="821980">
            <text:p>821980</text:p>
          </table:table-cell>
          <table:table-cell office:value-type="float" office:value="2846108">
            <text:p>2846108</text:p>
          </table:table-cell>
          <table:table-cell office:value-type="float" office:value="673804">
            <text:p>673804</text:p>
          </table:table-cell>
          <table:table-cell office:value-type="float" office:value="0">
            <text:p>0</text:p>
          </table:table-cell>
          <table:table-cell office:value-type="float" office:value="2768840">
            <text:p>2768840</text:p>
          </table:table-cell>
          <table:table-cell office:value-type="float" office:value="2956444">
            <text:p>2956444</text:p>
          </table:table-cell>
          <table:table-cell office:value-type="float" office:value="2127156">
            <text:p>2127156</text:p>
          </table:table-cell>
          <table:table-cell office:value-type="float" office:value="3014052">
            <text:p>3014052</text:p>
          </table:table-cell>
          <table:table-cell office:value-type="float" office:value="2732768">
            <text:p>2732768</text:p>
          </table:table-cell>
          <table:table-cell office:value-type="float" office:value="508556">
            <text:p>508556</text:p>
          </table:table-cell>
          <table:table-cell office:value-type="float" office:value="1898332">
            <text:p>1898332</text:p>
          </table:table-cell>
          <table:table-cell office:value-type="float" office:value="1694324">
            <text:p>1694324</text:p>
          </table:table-cell>
          <table:table-cell office:value-type="float" office:value="838116">
            <text:p>838116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1935216.26666667">
            <text:p>1935216,26666667</text:p>
          </table:table-cell>
          <table:table-cell table:formula="of:=(([.AF81]*8)/1000)/1000" office:value-type="float" office:value="15.4817301333333">
            <text:p>15,4817301333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55588">
            <text:p>2755588</text:p>
          </table:table-cell>
          <table:table-cell office:value-type="float" office:value="2579392">
            <text:p>2579392</text:p>
          </table:table-cell>
          <table:table-cell office:value-type="float" office:value="3075404">
            <text:p>3075404</text:p>
          </table:table-cell>
          <table:table-cell office:value-type="float" office:value="0">
            <text:p>0</text:p>
          </table:table-cell>
          <table:table-cell office:value-type="float" office:value="2617924">
            <text:p>2617924</text:p>
          </table:table-cell>
          <table:table-cell table:number-columns-repeated="3" office:value-type="float" office:value="0">
            <text:p>0</text:p>
          </table:table-cell>
          <table:table-cell office:value-type="float" office:value="3117192">
            <text:p>3117192</text:p>
          </table:table-cell>
          <table:table-cell office:value-type="float" office:value="2711764">
            <text:p>2711764</text:p>
          </table:table-cell>
          <table:table-cell office:value-type="float" office:value="0">
            <text:p>0</text:p>
          </table:table-cell>
          <table:table-cell office:value-type="float" office:value="1153652">
            <text:p>1153652</text:p>
          </table:table-cell>
          <table:table-cell office:value-type="float" office:value="2960252">
            <text:p>2960252</text:p>
          </table:table-cell>
          <table:table-cell office:value-type="float" office:value="186020">
            <text:p>186020</text:p>
          </table:table-cell>
          <table:table-cell office:value-type="float" office:value="2322208">
            <text:p>2322208</text:p>
          </table:table-cell>
          <table:table-cell office:value-type="float" office:value="2302880">
            <text:p>2302880</text:p>
          </table:table-cell>
          <table:table-cell office:value-type="float" office:value="3080964">
            <text:p>3080964</text:p>
          </table:table-cell>
          <table:table-cell office:value-type="float" office:value="945832">
            <text:p>945832</text:p>
          </table:table-cell>
          <table:table-cell office:value-type="float" office:value="3214348">
            <text:p>3214348</text:p>
          </table:table-cell>
          <table:table-cell office:value-type="float" office:value="2689336">
            <text:p>2689336</text:p>
          </table:table-cell>
          <table:table-cell office:value-type="float" office:value="2830196">
            <text:p>2830196</text:p>
          </table:table-cell>
          <table:table-cell office:value-type="float" office:value="449384">
            <text:p>449384</text:p>
          </table:table-cell>
          <table:table-cell office:value-type="float" office:value="3339364">
            <text:p>3339364</text:p>
          </table:table-cell>
          <table:table-cell office:value-type="float" office:value="2518908">
            <text:p>2518908</text:p>
          </table:table-cell>
          <table:table-cell office:value-type="float" office:value="2684236">
            <text:p>2684236</text:p>
          </table:table-cell>
          <table:table-cell office:value-type="float" office:value="2800704">
            <text:p>2800704</text:p>
          </table:table-cell>
          <table:table-cell office:value-type="float" office:value="1970160">
            <text:p>1970160</text:p>
          </table:table-cell>
          <table:table-cell office:value-type="float" office:value="2783952">
            <text:p>2783952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1836322">
            <text:p>1836322</text:p>
          </table:table-cell>
          <table:table-cell table:formula="of:=(([.AF82]*8)/1000)/1000" office:value-type="float" office:value="14.690576">
            <text:p>14,690576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12816">
            <text:p>2812816</text:p>
          </table:table-cell>
          <table:table-cell office:value-type="float" office:value="3114704">
            <text:p>3114704</text:p>
          </table:table-cell>
          <table:table-cell office:value-type="float" office:value="3093688">
            <text:p>3093688</text:p>
          </table:table-cell>
          <table:table-cell office:value-type="float" office:value="0">
            <text:p>0</text:p>
          </table:table-cell>
          <table:table-cell office:value-type="float" office:value="3043540">
            <text:p>3043540</text:p>
          </table:table-cell>
          <table:table-cell office:value-type="float" office:value="2073432">
            <text:p>2073432</text:p>
          </table:table-cell>
          <table:table-cell office:value-type="float" office:value="2595032">
            <text:p>2595032</text:p>
          </table:table-cell>
          <table:table-cell office:value-type="float" office:value="2592184">
            <text:p>2592184</text:p>
          </table:table-cell>
          <table:table-cell office:value-type="float" office:value="3043244">
            <text:p>3043244</text:p>
          </table:table-cell>
          <table:table-cell office:value-type="float" office:value="2317068">
            <text:p>2317068</text:p>
          </table:table-cell>
          <table:table-cell office:value-type="float" office:value="168020">
            <text:p>168020</text:p>
          </table:table-cell>
          <table:table-cell office:value-type="float" office:value="0">
            <text:p>0</text:p>
          </table:table-cell>
          <table:table-cell office:value-type="float" office:value="1245500">
            <text:p>1245500</text:p>
          </table:table-cell>
          <table:table-cell office:value-type="float" office:value="3187316">
            <text:p>3187316</text:p>
          </table:table-cell>
          <table:table-cell office:value-type="float" office:value="30520">
            <text:p>30520</text:p>
          </table:table-cell>
          <table:table-cell office:value-type="float" office:value="0">
            <text:p>0</text:p>
          </table:table-cell>
          <table:table-cell office:value-type="float" office:value="2843048">
            <text:p>2843048</text:p>
          </table:table-cell>
          <table:table-cell office:value-type="float" office:value="0">
            <text:p>0</text:p>
          </table:table-cell>
          <table:table-cell office:value-type="float" office:value="2907736">
            <text:p>2907736</text:p>
          </table:table-cell>
          <table:table-cell office:value-type="float" office:value="2596048">
            <text:p>2596048</text:p>
          </table:table-cell>
          <table:table-cell office:value-type="float" office:value="3271700">
            <text:p>3271700</text:p>
          </table:table-cell>
          <table:table-cell office:value-type="float" office:value="0">
            <text:p>0</text:p>
          </table:table-cell>
          <table:table-cell office:value-type="float" office:value="2687584">
            <text:p>2687584</text:p>
          </table:table-cell>
          <table:table-cell office:value-type="float" office:value="1463604">
            <text:p>1463604</text:p>
          </table:table-cell>
          <table:table-cell office:value-type="float" office:value="1927496">
            <text:p>1927496</text:p>
          </table:table-cell>
          <table:table-cell office:value-type="float" office:value="3177468">
            <text:p>3177468</text:p>
          </table:table-cell>
          <table:table-cell office:value-type="float" office:value="0">
            <text:p>0</text:p>
          </table:table-cell>
          <table:table-cell office:value-type="float" office:value="3119456">
            <text:p>3119456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1777040.13333333">
            <text:p>1777040,13333333</text:p>
          </table:table-cell>
          <table:table-cell table:formula="of:=(([.AF83]*8)/1000)/1000" office:value-type="float" office:value="14.2163210666667">
            <text:p>14,2163210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87192">
            <text:p>2787192</text:p>
          </table:table-cell>
          <table:table-cell office:value-type="float" office:value="3278280">
            <text:p>3278280</text:p>
          </table:table-cell>
          <table:table-cell office:value-type="float" office:value="1124764">
            <text:p>1124764</text:p>
          </table:table-cell>
          <table:table-cell office:value-type="float" office:value="1434856">
            <text:p>1434856</text:p>
          </table:table-cell>
          <table:table-cell office:value-type="float" office:value="2727648">
            <text:p>2727648</text:p>
          </table:table-cell>
          <table:table-cell office:value-type="float" office:value="2823504">
            <text:p>2823504</text:p>
          </table:table-cell>
          <table:table-cell office:value-type="float" office:value="3152064">
            <text:p>3152064</text:p>
          </table:table-cell>
          <table:table-cell office:value-type="float" office:value="2761940">
            <text:p>2761940</text:p>
          </table:table-cell>
          <table:table-cell office:value-type="float" office:value="2822980">
            <text:p>2822980</text:p>
          </table:table-cell>
          <table:table-cell office:value-type="float" office:value="1448384">
            <text:p>1448384</text:p>
          </table:table-cell>
          <table:table-cell office:value-type="float" office:value="2844100">
            <text:p>2844100</text:p>
          </table:table-cell>
          <table:table-cell table:number-columns-repeated="2" office:value-type="float" office:value="0">
            <text:p>0</text:p>
          </table:table-cell>
          <table:table-cell office:value-type="float" office:value="3619804">
            <text:p>3619804</text:p>
          </table:table-cell>
          <table:table-cell table:number-columns-repeated="2" office:value-type="float" office:value="0">
            <text:p>0</text:p>
          </table:table-cell>
          <table:table-cell office:value-type="float" office:value="1402940">
            <text:p>1402940</text:p>
          </table:table-cell>
          <table:table-cell office:value-type="float" office:value="1202024">
            <text:p>1202024</text:p>
          </table:table-cell>
          <table:table-cell office:value-type="float" office:value="1553312">
            <text:p>1553312</text:p>
          </table:table-cell>
          <table:table-cell office:value-type="float" office:value="2927160">
            <text:p>2927160</text:p>
          </table:table-cell>
          <table:table-cell office:value-type="float" office:value="2678664">
            <text:p>2678664</text:p>
          </table:table-cell>
          <table:table-cell office:value-type="float" office:value="1450068">
            <text:p>1450068</text:p>
          </table:table-cell>
          <table:table-cell office:value-type="float" office:value="211444">
            <text:p>211444</text:p>
          </table:table-cell>
          <table:table-cell office:value-type="float" office:value="0">
            <text:p>0</text:p>
          </table:table-cell>
          <table:table-cell office:value-type="float" office:value="2691564">
            <text:p>2691564</text:p>
          </table:table-cell>
          <table:table-cell office:value-type="float" office:value="1622848">
            <text:p>1622848</text:p>
          </table:table-cell>
          <table:table-cell office:value-type="float" office:value="0">
            <text:p>0</text:p>
          </table:table-cell>
          <table:table-cell office:value-type="float" office:value="2810964">
            <text:p>2810964</text:p>
          </table:table-cell>
          <table:table-cell office:value-type="float" office:value="3527064">
            <text:p>3527064</text:p>
          </table:table-cell>
          <table:table-cell office:value-type="float" office:value="2020668">
            <text:p>2020668</text:p>
          </table:table-cell>
          <table:table-cell table:formula="of:=AVERAGE([.B84:.AE84])" office:value-type="float" office:value="1830807.86666667">
            <text:p>1830807,86666667</text:p>
          </table:table-cell>
          <table:table-cell table:formula="of:=(([.AF84]*8)/1000)/1000" office:value-type="float" office:value="14.6464629333333">
            <text:p>14,6464629333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93480">
            <text:p>793480</text:p>
          </table:table-cell>
          <table:table-cell office:value-type="float" office:value="3052">
            <text:p>3052</text:p>
          </table:table-cell>
          <table:table-cell office:value-type="float" office:value="3194876">
            <text:p>3194876</text:p>
          </table:table-cell>
          <table:table-cell office:value-type="float" office:value="1016580">
            <text:p>1016580</text:p>
          </table:table-cell>
          <table:table-cell office:value-type="float" office:value="2535276">
            <text:p>2535276</text:p>
          </table:table-cell>
          <table:table-cell office:value-type="float" office:value="2340592">
            <text:p>2340592</text:p>
          </table:table-cell>
          <table:table-cell office:value-type="float" office:value="2854472">
            <text:p>2854472</text:p>
          </table:table-cell>
          <table:table-cell office:value-type="float" office:value="2873448">
            <text:p>2873448</text:p>
          </table:table-cell>
          <table:table-cell office:value-type="float" office:value="1397560">
            <text:p>1397560</text:p>
          </table:table-cell>
          <table:table-cell office:value-type="float" office:value="2978216">
            <text:p>2978216</text:p>
          </table:table-cell>
          <table:table-cell office:value-type="float" office:value="535816">
            <text:p>535816</text:p>
          </table:table-cell>
          <table:table-cell office:value-type="float" office:value="0">
            <text:p>0</text:p>
          </table:table-cell>
          <table:table-cell office:value-type="float" office:value="3028780">
            <text:p>3028780</text:p>
          </table:table-cell>
          <table:table-cell table:number-columns-repeated="3" office:value-type="float" office:value="0">
            <text:p>0</text:p>
          </table:table-cell>
          <table:table-cell office:value-type="float" office:value="2553040">
            <text:p>2553040</text:p>
          </table:table-cell>
          <table:table-cell office:value-type="float" office:value="0">
            <text:p>0</text:p>
          </table:table-cell>
          <table:table-cell office:value-type="float" office:value="254188">
            <text:p>254188</text:p>
          </table:table-cell>
          <table:table-cell office:value-type="float" office:value="0">
            <text:p>0</text:p>
          </table:table-cell>
          <table:table-cell office:value-type="float" office:value="2927148">
            <text:p>2927148</text:p>
          </table:table-cell>
          <table:table-cell table:number-columns-repeated="2" office:value-type="float" office:value="0">
            <text:p>0</text:p>
          </table:table-cell>
          <table:table-cell office:value-type="float" office:value="3544036">
            <text:p>3544036</text:p>
          </table:table-cell>
          <table:table-cell table:number-columns-repeated="2" office:value-type="float" office:value="0">
            <text:p>0</text:p>
          </table:table-cell>
          <table:table-cell office:value-type="float" office:value="2419732">
            <text:p>2419732</text:p>
          </table:table-cell>
          <table:table-cell office:value-type="float" office:value="2627052">
            <text:p>2627052</text:p>
          </table:table-cell>
          <table:table-cell office:value-type="float" office:value="3104212">
            <text:p>3104212</text:p>
          </table:table-cell>
          <table:table-cell table:formula="of:=AVERAGE([.B85:.AE85])" office:value-type="float" office:value="1366051.86666667">
            <text:p>1366051,86666667</text:p>
          </table:table-cell>
          <table:table-cell table:formula="of:=(([.AF85]*8)/1000)/1000" office:value-type="float" office:value="10.9284149333333">
            <text:p>10,9284149333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77692">
            <text:p>2977692</text:p>
          </table:table-cell>
          <table:table-cell office:value-type="float" office:value="3164820">
            <text:p>3164820</text:p>
          </table:table-cell>
          <table:table-cell office:value-type="float" office:value="3383428">
            <text:p>3383428</text:p>
          </table:table-cell>
          <table:table-cell office:value-type="float" office:value="0">
            <text:p>0</text:p>
          </table:table-cell>
          <table:table-cell office:value-type="float" office:value="3062524">
            <text:p>3062524</text:p>
          </table:table-cell>
          <table:table-cell office:value-type="float" office:value="3517124">
            <text:p>3517124</text:p>
          </table:table-cell>
          <table:table-cell office:value-type="float" office:value="3323316">
            <text:p>3323316</text:p>
          </table:table-cell>
          <table:table-cell office:value-type="float" office:value="2665572">
            <text:p>2665572</text:p>
          </table:table-cell>
          <table:table-cell office:value-type="float" office:value="3003164">
            <text:p>3003164</text:p>
          </table:table-cell>
          <table:table-cell office:value-type="float" office:value="2418740">
            <text:p>2418740</text:p>
          </table:table-cell>
          <table:table-cell office:value-type="float" office:value="3072992">
            <text:p>3072992</text:p>
          </table:table-cell>
          <table:table-cell office:value-type="float" office:value="1828388">
            <text:p>1828388</text:p>
          </table:table-cell>
          <table:table-cell office:value-type="float" office:value="2108072">
            <text:p>2108072</text:p>
          </table:table-cell>
          <table:table-cell office:value-type="float" office:value="0">
            <text:p>0</text:p>
          </table:table-cell>
          <table:table-cell office:value-type="float" office:value="3001904">
            <text:p>3001904</text:p>
          </table:table-cell>
          <table:table-cell table:number-columns-repeated="3" office:value-type="float" office:value="0">
            <text:p>0</text:p>
          </table:table-cell>
          <table:table-cell office:value-type="float" office:value="3145384">
            <text:p>3145384</text:p>
          </table:table-cell>
          <table:table-cell office:value-type="float" office:value="0">
            <text:p>0</text:p>
          </table:table-cell>
          <table:table-cell office:value-type="float" office:value="675964">
            <text:p>675964</text:p>
          </table:table-cell>
          <table:table-cell office:value-type="float" office:value="2542304">
            <text:p>2542304</text:p>
          </table:table-cell>
          <table:table-cell office:value-type="float" office:value="1262312">
            <text:p>1262312</text:p>
          </table:table-cell>
          <table:table-cell office:value-type="float" office:value="1101332">
            <text:p>1101332</text:p>
          </table:table-cell>
          <table:table-cell office:value-type="float" office:value="2494356">
            <text:p>2494356</text:p>
          </table:table-cell>
          <table:table-cell office:value-type="float" office:value="2753944">
            <text:p>2753944</text:p>
          </table:table-cell>
          <table:table-cell office:value-type="float" office:value="171768">
            <text:p>171768</text:p>
          </table:table-cell>
          <table:table-cell table:formula="of:=AVERAGE([.B86:.AE86])" office:value-type="float" office:value="1722503.33333333">
            <text:p>1722503,33333333</text:p>
          </table:table-cell>
          <table:table-cell table:formula="of:=(([.AF86]*8)/1000)/1000" office:value-type="float" office:value="13.7800266666667">
            <text:p>13,7800266667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510796">
            <text:p>1510796</text:p>
          </table:table-cell>
          <table:table-cell office:value-type="float" office:value="1195368">
            <text:p>1195368</text:p>
          </table:table-cell>
          <table:table-cell office:value-type="float" office:value="0">
            <text:p>0</text:p>
          </table:table-cell>
          <table:table-cell office:value-type="float" office:value="2513292">
            <text:p>2513292</text:p>
          </table:table-cell>
          <table:table-cell office:value-type="float" office:value="2959516">
            <text:p>2959516</text:p>
          </table:table-cell>
          <table:table-cell office:value-type="float" office:value="3522204">
            <text:p>3522204</text:p>
          </table:table-cell>
          <table:table-cell office:value-type="float" office:value="671284">
            <text:p>671284</text:p>
          </table:table-cell>
          <table:table-cell office:value-type="float" office:value="2597068">
            <text:p>2597068</text:p>
          </table:table-cell>
          <table:table-cell office:value-type="float" office:value="2781892">
            <text:p>2781892</text:p>
          </table:table-cell>
          <table:table-cell office:value-type="float" office:value="2608216">
            <text:p>2608216</text:p>
          </table:table-cell>
          <table:table-cell office:value-type="float" office:value="3093016">
            <text:p>3093016</text:p>
          </table:table-cell>
          <table:table-cell office:value-type="float" office:value="2920408">
            <text:p>2920408</text:p>
          </table:table-cell>
          <table:table-cell office:value-type="float" office:value="2626164">
            <text:p>2626164</text:p>
          </table:table-cell>
          <table:table-cell office:value-type="float" office:value="3275532">
            <text:p>3275532</text:p>
          </table:table-cell>
          <table:table-cell office:value-type="float" office:value="2547648">
            <text:p>2547648</text:p>
          </table:table-cell>
          <table:table-cell office:value-type="float" office:value="3392508">
            <text:p>3392508</text:p>
          </table:table-cell>
          <table:table-cell office:value-type="float" office:value="2569644">
            <text:p>2569644</text:p>
          </table:table-cell>
          <table:table-cell office:value-type="float" office:value="1443252">
            <text:p>1443252</text:p>
          </table:table-cell>
          <table:table-cell table:number-columns-repeated="2" office:value-type="float" office:value="0">
            <text:p>0</text:p>
          </table:table-cell>
          <table:table-cell office:value-type="float" office:value="965448">
            <text:p>965448</text:p>
          </table:table-cell>
          <table:table-cell office:value-type="float" office:value="187884">
            <text:p>187884</text:p>
          </table:table-cell>
          <table:table-cell office:value-type="float" office:value="1864448">
            <text:p>1864448</text:p>
          </table:table-cell>
          <table:table-cell office:value-type="float" office:value="3411760">
            <text:p>3411760</text:p>
          </table:table-cell>
          <table:table-cell office:value-type="float" office:value="2812208">
            <text:p>2812208</text:p>
          </table:table-cell>
          <table:table-cell office:value-type="float" office:value="3057840">
            <text:p>3057840</text:p>
          </table:table-cell>
          <table:table-cell office:value-type="float" office:value="1647824">
            <text:p>1647824</text:p>
          </table:table-cell>
          <table:table-cell office:value-type="float" office:value="2070912">
            <text:p>2070912</text:p>
          </table:table-cell>
          <table:table-cell office:value-type="float" office:value="2748248">
            <text:p>2748248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2033146">
            <text:p>2033146</text:p>
          </table:table-cell>
          <table:table-cell table:formula="of:=(([.AF87]*8)/1000)/1000" office:value-type="float" office:value="16.265168">
            <text:p>16,26516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966668">
            <text:p>2966668</text:p>
          </table:table-cell>
          <table:table-cell office:value-type="float" office:value="3368232">
            <text:p>3368232</text:p>
          </table:table-cell>
          <table:table-cell office:value-type="float" office:value="548308">
            <text:p>548308</text:p>
          </table:table-cell>
          <table:table-cell office:value-type="float" office:value="2266064">
            <text:p>2266064</text:p>
          </table:table-cell>
          <table:table-cell office:value-type="float" office:value="2459340">
            <text:p>2459340</text:p>
          </table:table-cell>
          <table:table-cell office:value-type="float" office:value="1384132">
            <text:p>1384132</text:p>
          </table:table-cell>
          <table:table-cell office:value-type="float" office:value="2630524">
            <text:p>2630524</text:p>
          </table:table-cell>
          <table:table-cell office:value-type="float" office:value="9156">
            <text:p>9156</text:p>
          </table:table-cell>
          <table:table-cell office:value-type="float" office:value="3010980">
            <text:p>3010980</text:p>
          </table:table-cell>
          <table:table-cell office:value-type="float" office:value="3318196">
            <text:p>3318196</text:p>
          </table:table-cell>
          <table:table-cell office:value-type="float" office:value="2933272">
            <text:p>2933272</text:p>
          </table:table-cell>
          <table:table-cell office:value-type="float" office:value="3235472">
            <text:p>3235472</text:p>
          </table:table-cell>
          <table:table-cell office:value-type="float" office:value="2804312">
            <text:p>2804312</text:p>
          </table:table-cell>
          <table:table-cell office:value-type="float" office:value="3052">
            <text:p>3052</text:p>
          </table:table-cell>
          <table:table-cell office:value-type="float" office:value="48000">
            <text:p>48000</text:p>
          </table:table-cell>
          <table:table-cell office:value-type="float" office:value="967284">
            <text:p>967284</text:p>
          </table:table-cell>
          <table:table-cell office:value-type="float" office:value="2846052">
            <text:p>2846052</text:p>
          </table:table-cell>
          <table:table-cell office:value-type="float" office:value="0">
            <text:p>0</text:p>
          </table:table-cell>
          <table:table-cell office:value-type="float" office:value="2867204">
            <text:p>2867204</text:p>
          </table:table-cell>
          <table:table-cell office:value-type="float" office:value="1600348">
            <text:p>1600348</text:p>
          </table:table-cell>
          <table:table-cell office:value-type="float" office:value="3044572">
            <text:p>3044572</text:p>
          </table:table-cell>
          <table:table-cell office:value-type="float" office:value="0">
            <text:p>0</text:p>
          </table:table-cell>
          <table:table-cell office:value-type="float" office:value="3306380">
            <text:p>3306380</text:p>
          </table:table-cell>
          <table:table-cell office:value-type="float" office:value="1869000">
            <text:p>1869000</text:p>
          </table:table-cell>
          <table:table-cell office:value-type="float" office:value="3038820">
            <text:p>3038820</text:p>
          </table:table-cell>
          <table:table-cell office:value-type="float" office:value="2574628">
            <text:p>2574628</text:p>
          </table:table-cell>
          <table:table-cell office:value-type="float" office:value="0">
            <text:p>0</text:p>
          </table:table-cell>
          <table:table-cell office:value-type="float" office:value="2709544">
            <text:p>2709544</text:p>
          </table:table-cell>
          <table:table-cell office:value-type="float" office:value="2660208">
            <text:p>2660208</text:p>
          </table:table-cell>
          <table:table-cell office:value-type="float" office:value="1680592">
            <text:p>1680592</text:p>
          </table:table-cell>
          <table:table-cell table:formula="of:=AVERAGE([.B88:.AE88])" office:value-type="float" office:value="2005011.33333333">
            <text:p>2005011,33333333</text:p>
          </table:table-cell>
          <table:table-cell table:formula="of:=(([.AF88]*8)/1000)/1000" office:value-type="float" office:value="16.0400906666667">
            <text:p>16,0400906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61652">
            <text:p>3361652</text:p>
          </table:table-cell>
          <table:table-cell office:value-type="float" office:value="2886604">
            <text:p>2886604</text:p>
          </table:table-cell>
          <table:table-cell office:value-type="float" office:value="3017576">
            <text:p>3017576</text:p>
          </table:table-cell>
          <table:table-cell office:value-type="float" office:value="2810856">
            <text:p>2810856</text:p>
          </table:table-cell>
          <table:table-cell office:value-type="float" office:value="2817376">
            <text:p>2817376</text:p>
          </table:table-cell>
          <table:table-cell office:value-type="float" office:value="0">
            <text:p>0</text:p>
          </table:table-cell>
          <table:table-cell office:value-type="float" office:value="2190832">
            <text:p>2190832</text:p>
          </table:table-cell>
          <table:table-cell office:value-type="float" office:value="0">
            <text:p>0</text:p>
          </table:table-cell>
          <table:table-cell office:value-type="float" office:value="2451040">
            <text:p>2451040</text:p>
          </table:table-cell>
          <table:table-cell office:value-type="float" office:value="2508160">
            <text:p>2508160</text:p>
          </table:table-cell>
          <table:table-cell office:value-type="float" office:value="1097020">
            <text:p>1097020</text:p>
          </table:table-cell>
          <table:table-cell office:value-type="float" office:value="3069224">
            <text:p>3069224</text:p>
          </table:table-cell>
          <table:table-cell office:value-type="float" office:value="430360">
            <text:p>430360</text:p>
          </table:table-cell>
          <table:table-cell office:value-type="float" office:value="2103108">
            <text:p>2103108</text:p>
          </table:table-cell>
          <table:table-cell table:number-columns-repeated="2" office:value-type="float" office:value="0">
            <text:p>0</text:p>
          </table:table-cell>
          <table:table-cell office:value-type="float" office:value="3365716">
            <text:p>3365716</text:p>
          </table:table-cell>
          <table:table-cell office:value-type="float" office:value="0">
            <text:p>0</text:p>
          </table:table-cell>
          <table:table-cell office:value-type="float" office:value="2511008">
            <text:p>2511008</text:p>
          </table:table-cell>
          <table:table-cell office:value-type="float" office:value="3199972">
            <text:p>3199972</text:p>
          </table:table-cell>
          <table:table-cell office:value-type="float" office:value="2914324">
            <text:p>2914324</text:p>
          </table:table-cell>
          <table:table-cell office:value-type="float" office:value="2774816">
            <text:p>2774816</text:p>
          </table:table-cell>
          <table:table-cell office:value-type="float" office:value="2710588">
            <text:p>2710588</text:p>
          </table:table-cell>
          <table:table-cell office:value-type="float" office:value="148904">
            <text:p>148904</text:p>
          </table:table-cell>
          <table:table-cell office:value-type="float" office:value="7500">
            <text:p>7500</text:p>
          </table:table-cell>
          <table:table-cell office:value-type="float" office:value="2130468">
            <text:p>2130468</text:p>
          </table:table-cell>
          <table:table-cell office:value-type="float" office:value="0">
            <text:p>0</text:p>
          </table:table-cell>
          <table:table-cell office:value-type="float" office:value="425712">
            <text:p>425712</text:p>
          </table:table-cell>
          <table:table-cell office:value-type="float" office:value="2172308">
            <text:p>2172308</text:p>
          </table:table-cell>
          <table:table-cell office:value-type="float" office:value="3085028">
            <text:p>3085028</text:p>
          </table:table-cell>
          <table:table-cell table:formula="of:=AVERAGE([.B89:.AE89])" office:value-type="float" office:value="1806338.4">
            <text:p>1806338,4</text:p>
          </table:table-cell>
          <table:table-cell table:formula="of:=(([.AF89]*8)/1000)/1000" office:value-type="float" office:value="14.4507072">
            <text:p>14,4507072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6788">
            <text:p>976788</text:p>
          </table:table-cell>
          <table:table-cell office:value-type="float" office:value="666044">
            <text:p>666044</text:p>
          </table:table-cell>
          <table:table-cell office:value-type="float" office:value="2854108">
            <text:p>2854108</text:p>
          </table:table-cell>
          <table:table-cell office:value-type="float" office:value="3016436">
            <text:p>3016436</text:p>
          </table:table-cell>
          <table:table-cell office:value-type="float" office:value="2635372">
            <text:p>2635372</text:p>
          </table:table-cell>
          <table:table-cell office:value-type="float" office:value="0">
            <text:p>0</text:p>
          </table:table-cell>
          <table:table-cell office:value-type="float" office:value="2621004">
            <text:p>2621004</text:p>
          </table:table-cell>
          <table:table-cell office:value-type="float" office:value="1704876">
            <text:p>1704876</text:p>
          </table:table-cell>
          <table:table-cell office:value-type="float" office:value="2892432">
            <text:p>2892432</text:p>
          </table:table-cell>
          <table:table-cell office:value-type="float" office:value="1989212">
            <text:p>1989212</text:p>
          </table:table-cell>
          <table:table-cell office:value-type="float" office:value="0">
            <text:p>0</text:p>
          </table:table-cell>
          <table:table-cell office:value-type="float" office:value="2879620">
            <text:p>2879620</text:p>
          </table:table-cell>
          <table:table-cell office:value-type="float" office:value="3382376">
            <text:p>3382376</text:p>
          </table:table-cell>
          <table:table-cell office:value-type="float" office:value="2565368">
            <text:p>2565368</text:p>
          </table:table-cell>
          <table:table-cell office:value-type="float" office:value="64948">
            <text:p>64948</text:p>
          </table:table-cell>
          <table:table-cell office:value-type="float" office:value="1162204">
            <text:p>1162204</text:p>
          </table:table-cell>
          <table:table-cell office:value-type="float" office:value="3263688">
            <text:p>3263688</text:p>
          </table:table-cell>
          <table:table-cell office:value-type="float" office:value="2722192">
            <text:p>2722192</text:p>
          </table:table-cell>
          <table:table-cell office:value-type="float" office:value="0">
            <text:p>0</text:p>
          </table:table-cell>
          <table:table-cell office:value-type="float" office:value="3328952">
            <text:p>3328952</text:p>
          </table:table-cell>
          <table:table-cell office:value-type="float" office:value="0">
            <text:p>0</text:p>
          </table:table-cell>
          <table:table-cell office:value-type="float" office:value="2999172">
            <text:p>2999172</text:p>
          </table:table-cell>
          <table:table-cell office:value-type="float" office:value="2582472">
            <text:p>2582472</text:p>
          </table:table-cell>
          <table:table-cell office:value-type="float" office:value="2943956">
            <text:p>2943956</text:p>
          </table:table-cell>
          <table:table-cell table:number-columns-repeated="4" office:value-type="float" office:value="0">
            <text:p>0</text:p>
          </table:table-cell>
          <table:table-cell office:value-type="float" office:value="2858536">
            <text:p>2858536</text:p>
          </table:table-cell>
          <table:table-cell office:value-type="float" office:value="2975644">
            <text:p>2975644</text:p>
          </table:table-cell>
          <table:table-cell table:formula="of:=AVERAGE([.B90:.AE90])" office:value-type="float" office:value="1769513.33333333">
            <text:p>1769513,33333333</text:p>
          </table:table-cell>
          <table:table-cell table:formula="of:=(([.AF90]*8)/1000)/1000" office:value-type="float" office:value="14.1561066666667">
            <text:p>14,1561066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70272">
            <text:p>1670272</text:p>
          </table:table-cell>
          <table:table-cell office:value-type="float" office:value="2957432">
            <text:p>2957432</text:p>
          </table:table-cell>
          <table:table-cell office:value-type="float" office:value="2765716">
            <text:p>2765716</text:p>
          </table:table-cell>
          <table:table-cell table:number-columns-repeated="2" office:value-type="float" office:value="0">
            <text:p>0</text:p>
          </table:table-cell>
          <table:table-cell office:value-type="float" office:value="2258776">
            <text:p>2258776</text:p>
          </table:table-cell>
          <table:table-cell office:value-type="float" office:value="3020588">
            <text:p>3020588</text:p>
          </table:table-cell>
          <table:table-cell office:value-type="float" office:value="2545548">
            <text:p>2545548</text:p>
          </table:table-cell>
          <table:table-cell office:value-type="float" office:value="0">
            <text:p>0</text:p>
          </table:table-cell>
          <table:table-cell office:value-type="float" office:value="552420">
            <text:p>552420</text:p>
          </table:table-cell>
          <table:table-cell office:value-type="float" office:value="391796">
            <text:p>391796</text:p>
          </table:table-cell>
          <table:table-cell office:value-type="float" office:value="2884980">
            <text:p>2884980</text:p>
          </table:table-cell>
          <table:table-cell office:value-type="float" office:value="2492088">
            <text:p>2492088</text:p>
          </table:table-cell>
          <table:table-cell office:value-type="float" office:value="3237080">
            <text:p>3237080</text:p>
          </table:table-cell>
          <table:table-cell office:value-type="float" office:value="3012368">
            <text:p>3012368</text:p>
          </table:table-cell>
          <table:table-cell office:value-type="float" office:value="3256664">
            <text:p>3256664</text:p>
          </table:table-cell>
          <table:table-cell office:value-type="float" office:value="2402312">
            <text:p>2402312</text:p>
          </table:table-cell>
          <table:table-cell office:value-type="float" office:value="0">
            <text:p>0</text:p>
          </table:table-cell>
          <table:table-cell office:value-type="float" office:value="2769744">
            <text:p>2769744</text:p>
          </table:table-cell>
          <table:table-cell office:value-type="float" office:value="0">
            <text:p>0</text:p>
          </table:table-cell>
          <table:table-cell office:value-type="float" office:value="2882896">
            <text:p>2882896</text:p>
          </table:table-cell>
          <table:table-cell office:value-type="float" office:value="2410608">
            <text:p>2410608</text:p>
          </table:table-cell>
          <table:table-cell office:value-type="float" office:value="2688388">
            <text:p>2688388</text:p>
          </table:table-cell>
          <table:table-cell office:value-type="float" office:value="1611716">
            <text:p>1611716</text:p>
          </table:table-cell>
          <table:table-cell office:value-type="float" office:value="0">
            <text:p>0</text:p>
          </table:table-cell>
          <table:table-cell office:value-type="float" office:value="637748">
            <text:p>637748</text:p>
          </table:table-cell>
          <table:table-cell office:value-type="float" office:value="0">
            <text:p>0</text:p>
          </table:table-cell>
          <table:table-cell office:value-type="float" office:value="1265452">
            <text:p>1265452</text:p>
          </table:table-cell>
          <table:table-cell office:value-type="float" office:value="2807180">
            <text:p>2807180</text:p>
          </table:table-cell>
          <table:table-cell table:formula="of:=AVERAGE([.B91:.AE91])" office:value-type="float" office:value="1684059.06666667">
            <text:p>1684059,06666667</text:p>
          </table:table-cell>
          <table:table-cell table:formula="of:=(([.AF91]*8)/1000)/1000" office:value-type="float" office:value="13.4724725333333">
            <text:p>13,4724725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34304">
            <text:p>2434304</text:p>
          </table:table-cell>
          <table:table-cell office:value-type="float" office:value="2905964">
            <text:p>2905964</text:p>
          </table:table-cell>
          <table:table-cell office:value-type="float" office:value="3113652">
            <text:p>3113652</text:p>
          </table:table-cell>
          <table:table-cell office:value-type="float" office:value="94072">
            <text:p>94072</text:p>
          </table:table-cell>
          <table:table-cell office:value-type="float" office:value="0">
            <text:p>0</text:p>
          </table:table-cell>
          <table:table-cell office:value-type="float" office:value="1728588">
            <text:p>1728588</text:p>
          </table:table-cell>
          <table:table-cell office:value-type="float" office:value="2858392">
            <text:p>2858392</text:p>
          </table:table-cell>
          <table:table-cell office:value-type="float" office:value="3275100">
            <text:p>3275100</text:p>
          </table:table-cell>
          <table:table-cell office:value-type="float" office:value="2989968">
            <text:p>2989968</text:p>
          </table:table-cell>
          <table:table-cell office:value-type="float" office:value="0">
            <text:p>0</text:p>
          </table:table-cell>
          <table:table-cell office:value-type="float" office:value="3142516">
            <text:p>3142516</text:p>
          </table:table-cell>
          <table:table-cell office:value-type="float" office:value="0">
            <text:p>0</text:p>
          </table:table-cell>
          <table:table-cell office:value-type="float" office:value="3350408">
            <text:p>3350408</text:p>
          </table:table-cell>
          <table:table-cell office:value-type="float" office:value="2471452">
            <text:p>2471452</text:p>
          </table:table-cell>
          <table:table-cell office:value-type="float" office:value="3058916">
            <text:p>3058916</text:p>
          </table:table-cell>
          <table:table-cell office:value-type="float" office:value="2636720">
            <text:p>2636720</text:p>
          </table:table-cell>
          <table:table-cell office:value-type="float" office:value="3162156">
            <text:p>3162156</text:p>
          </table:table-cell>
          <table:table-cell office:value-type="float" office:value="2805272">
            <text:p>2805272</text:p>
          </table:table-cell>
          <table:table-cell office:value-type="float" office:value="2384004">
            <text:p>2384004</text:p>
          </table:table-cell>
          <table:table-cell office:value-type="float" office:value="3543896">
            <text:p>3543896</text:p>
          </table:table-cell>
          <table:table-cell office:value-type="float" office:value="1890164">
            <text:p>1890164</text:p>
          </table:table-cell>
          <table:table-cell office:value-type="float" office:value="686264">
            <text:p>686264</text:p>
          </table:table-cell>
          <table:table-cell office:value-type="float" office:value="2823880">
            <text:p>2823880</text:p>
          </table:table-cell>
          <table:table-cell office:value-type="float" office:value="3080324">
            <text:p>3080324</text:p>
          </table:table-cell>
          <table:table-cell office:value-type="float" office:value="2521544">
            <text:p>2521544</text:p>
          </table:table-cell>
          <table:table-cell office:value-type="float" office:value="243272">
            <text:p>243272</text:p>
          </table:table-cell>
          <table:table-cell office:value-type="float" office:value="2881792">
            <text:p>2881792</text:p>
          </table:table-cell>
          <table:table-cell office:value-type="float" office:value="3056776">
            <text:p>3056776</text:p>
          </table:table-cell>
          <table:table-cell office:value-type="float" office:value="39312">
            <text:p>39312</text:p>
          </table:table-cell>
          <table:table-cell office:value-type="float" office:value="3152276">
            <text:p>3152276</text:p>
          </table:table-cell>
          <table:table-cell table:formula="of:=AVERAGE([.B92:.AE92])" office:value-type="float" office:value="2211032.8">
            <text:p>2211032,8</text:p>
          </table:table-cell>
          <table:table-cell table:formula="of:=(([.AF92]*8)/1000)/1000" office:value-type="float" office:value="17.6882624">
            <text:p>17,6882624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25056">
            <text:p>2725056</text:p>
          </table:table-cell>
          <table:table-cell office:value-type="float" office:value="3417640">
            <text:p>3417640</text:p>
          </table:table-cell>
          <table:table-cell office:value-type="float" office:value="2208564">
            <text:p>2208564</text:p>
          </table:table-cell>
          <table:table-cell table:number-columns-repeated="2" office:value-type="float" office:value="0">
            <text:p>0</text:p>
          </table:table-cell>
          <table:table-cell office:value-type="float" office:value="3359364">
            <text:p>3359364</text:p>
          </table:table-cell>
          <table:table-cell office:value-type="float" office:value="430704">
            <text:p>430704</text:p>
          </table:table-cell>
          <table:table-cell office:value-type="float" office:value="720072">
            <text:p>720072</text:p>
          </table:table-cell>
          <table:table-cell office:value-type="float" office:value="1370816">
            <text:p>1370816</text:p>
          </table:table-cell>
          <table:table-cell office:value-type="float" office:value="1429168">
            <text:p>1429168</text:p>
          </table:table-cell>
          <table:table-cell office:value-type="float" office:value="3187512">
            <text:p>3187512</text:p>
          </table:table-cell>
          <table:table-cell office:value-type="float" office:value="1064116">
            <text:p>1064116</text:p>
          </table:table-cell>
          <table:table-cell office:value-type="float" office:value="2773748">
            <text:p>2773748</text:p>
          </table:table-cell>
          <table:table-cell office:value-type="float" office:value="18804">
            <text:p>18804</text:p>
          </table:table-cell>
          <table:table-cell office:value-type="float" office:value="2855968">
            <text:p>2855968</text:p>
          </table:table-cell>
          <table:table-cell office:value-type="float" office:value="3285880">
            <text:p>3285880</text:p>
          </table:table-cell>
          <table:table-cell office:value-type="float" office:value="2453956">
            <text:p>2453956</text:p>
          </table:table-cell>
          <table:table-cell office:value-type="float" office:value="253028">
            <text:p>253028</text:p>
          </table:table-cell>
          <table:table-cell office:value-type="float" office:value="2907372">
            <text:p>2907372</text:p>
          </table:table-cell>
          <table:table-cell office:value-type="float" office:value="3102300">
            <text:p>3102300</text:p>
          </table:table-cell>
          <table:table-cell office:value-type="float" office:value="2962116">
            <text:p>2962116</text:p>
          </table:table-cell>
          <table:table-cell office:value-type="float" office:value="0">
            <text:p>0</text:p>
          </table:table-cell>
          <table:table-cell office:value-type="float" office:value="2976432">
            <text:p>2976432</text:p>
          </table:table-cell>
          <table:table-cell office:value-type="float" office:value="2111756">
            <text:p>2111756</text:p>
          </table:table-cell>
          <table:table-cell office:value-type="float" office:value="2641648">
            <text:p>2641648</text:p>
          </table:table-cell>
          <table:table-cell office:value-type="float" office:value="2396536">
            <text:p>2396536</text:p>
          </table:table-cell>
          <table:table-cell office:value-type="float" office:value="2985196">
            <text:p>2985196</text:p>
          </table:table-cell>
          <table:table-cell office:value-type="float" office:value="2781452">
            <text:p>2781452</text:p>
          </table:table-cell>
          <table:table-cell office:value-type="float" office:value="0">
            <text:p>0</text:p>
          </table:table-cell>
          <table:table-cell office:value-type="float" office:value="2996380">
            <text:p>2996380</text:p>
          </table:table-cell>
          <table:table-cell table:formula="of:=AVERAGE([.B93:.AE93])" office:value-type="float" office:value="1980519.46666667">
            <text:p>1980519,46666667</text:p>
          </table:table-cell>
          <table:table-cell table:formula="of:=(([.AF93]*8)/1000)/1000" office:value-type="float" office:value="15.8441557333333">
            <text:p>15,8441557333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118928">
            <text:p>2118928</text:p>
          </table:table-cell>
          <table:table-cell office:value-type="float" office:value="3034352">
            <text:p>3034352</text:p>
          </table:table-cell>
          <table:table-cell office:value-type="float" office:value="2941604">
            <text:p>2941604</text:p>
          </table:table-cell>
          <table:table-cell office:value-type="float" office:value="0">
            <text:p>0</text:p>
          </table:table-cell>
          <table:table-cell office:value-type="float" office:value="2931772">
            <text:p>2931772</text:p>
          </table:table-cell>
          <table:table-cell office:value-type="float" office:value="2724620">
            <text:p>2724620</text:p>
          </table:table-cell>
          <table:table-cell office:value-type="float" office:value="2268460">
            <text:p>2268460</text:p>
          </table:table-cell>
          <table:table-cell office:value-type="float" office:value="0">
            <text:p>0</text:p>
          </table:table-cell>
          <table:table-cell office:value-type="float" office:value="3280232">
            <text:p>3280232</text:p>
          </table:table-cell>
          <table:table-cell office:value-type="float" office:value="3318696">
            <text:p>3318696</text:p>
          </table:table-cell>
          <table:table-cell office:value-type="float" office:value="2256796">
            <text:p>2256796</text:p>
          </table:table-cell>
          <table:table-cell office:value-type="float" office:value="3148564">
            <text:p>3148564</text:p>
          </table:table-cell>
          <table:table-cell office:value-type="float" office:value="359100">
            <text:p>359100</text:p>
          </table:table-cell>
          <table:table-cell office:value-type="float" office:value="0">
            <text:p>0</text:p>
          </table:table-cell>
          <table:table-cell office:value-type="float" office:value="2740956">
            <text:p>2740956</text:p>
          </table:table-cell>
          <table:table-cell office:value-type="float" office:value="2730316">
            <text:p>2730316</text:p>
          </table:table-cell>
          <table:table-cell office:value-type="float" office:value="2165912">
            <text:p>2165912</text:p>
          </table:table-cell>
          <table:table-cell office:value-type="float" office:value="0">
            <text:p>0</text:p>
          </table:table-cell>
          <table:table-cell office:value-type="float" office:value="2846516">
            <text:p>2846516</text:p>
          </table:table-cell>
          <table:table-cell office:value-type="float" office:value="3125688">
            <text:p>3125688</text:p>
          </table:table-cell>
          <table:table-cell office:value-type="float" office:value="2767092">
            <text:p>2767092</text:p>
          </table:table-cell>
          <table:table-cell office:value-type="float" office:value="372612">
            <text:p>372612</text:p>
          </table:table-cell>
          <table:table-cell office:value-type="float" office:value="1366608">
            <text:p>1366608</text:p>
          </table:table-cell>
          <table:table-cell office:value-type="float" office:value="0">
            <text:p>0</text:p>
          </table:table-cell>
          <table:table-cell office:value-type="float" office:value="1545068">
            <text:p>1545068</text:p>
          </table:table-cell>
          <table:table-cell office:value-type="float" office:value="2945864">
            <text:p>2945864</text:p>
          </table:table-cell>
          <table:table-cell office:value-type="float" office:value="116780">
            <text:p>116780</text:p>
          </table:table-cell>
          <table:table-cell office:value-type="float" office:value="1850252">
            <text:p>1850252</text:p>
          </table:table-cell>
          <table:table-cell office:value-type="float" office:value="768656">
            <text:p>768656</text:p>
          </table:table-cell>
          <table:table-cell office:value-type="float" office:value="3170888">
            <text:p>3170888</text:p>
          </table:table-cell>
          <table:table-cell table:formula="of:=AVERAGE([.B94:.AE94])" office:value-type="float" office:value="1896544.4">
            <text:p>1896544,4</text:p>
          </table:table-cell>
          <table:table-cell table:formula="of:=(([.AF94]*8)/1000)/1000" office:value-type="float" office:value="15.1723552">
            <text:p>15,172355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1580">
            <text:p>331580</text:p>
          </table:table-cell>
          <table:table-cell office:value-type="float" office:value="2514644">
            <text:p>2514644</text:p>
          </table:table-cell>
          <table:table-cell office:value-type="float" office:value="3326320">
            <text:p>3326320</text:p>
          </table:table-cell>
          <table:table-cell office:value-type="float" office:value="2215404">
            <text:p>2215404</text:p>
          </table:table-cell>
          <table:table-cell office:value-type="float" office:value="3166336">
            <text:p>3166336</text:p>
          </table:table-cell>
          <table:table-cell office:value-type="float" office:value="2472872">
            <text:p>2472872</text:p>
          </table:table-cell>
          <table:table-cell office:value-type="float" office:value="2619944">
            <text:p>2619944</text:p>
          </table:table-cell>
          <table:table-cell office:value-type="float" office:value="754952">
            <text:p>754952</text:p>
          </table:table-cell>
          <table:table-cell office:value-type="float" office:value="3277648">
            <text:p>3277648</text:p>
          </table:table-cell>
          <table:table-cell office:value-type="float" office:value="2450744">
            <text:p>2450744</text:p>
          </table:table-cell>
          <table:table-cell office:value-type="float" office:value="1139684">
            <text:p>1139684</text:p>
          </table:table-cell>
          <table:table-cell office:value-type="float" office:value="3231244">
            <text:p>3231244</text:p>
          </table:table-cell>
          <table:table-cell office:value-type="float" office:value="0">
            <text:p>0</text:p>
          </table:table-cell>
          <table:table-cell office:value-type="float" office:value="1667552">
            <text:p>1667552</text:p>
          </table:table-cell>
          <table:table-cell office:value-type="float" office:value="2654488">
            <text:p>2654488</text:p>
          </table:table-cell>
          <table:table-cell office:value-type="float" office:value="2813388">
            <text:p>2813388</text:p>
          </table:table-cell>
          <table:table-cell table:number-columns-repeated="2" office:value-type="float" office:value="0">
            <text:p>0</text:p>
          </table:table-cell>
          <table:table-cell office:value-type="float" office:value="2997192">
            <text:p>2997192</text:p>
          </table:table-cell>
          <table:table-cell office:value-type="float" office:value="1354024">
            <text:p>1354024</text:p>
          </table:table-cell>
          <table:table-cell office:value-type="float" office:value="2725692">
            <text:p>2725692</text:p>
          </table:table-cell>
          <table:table-cell office:value-type="float" office:value="2478040">
            <text:p>2478040</text:p>
          </table:table-cell>
          <table:table-cell table:number-columns-repeated="3" office:value-type="float" office:value="0">
            <text:p>0</text:p>
          </table:table-cell>
          <table:table-cell office:value-type="float" office:value="1850020">
            <text:p>1850020</text:p>
          </table:table-cell>
          <table:table-cell office:value-type="float" office:value="1706316">
            <text:p>1706316</text:p>
          </table:table-cell>
          <table:table-cell office:value-type="float" office:value="3079416">
            <text:p>3079416</text:p>
          </table:table-cell>
          <table:table-cell office:value-type="float" office:value="2987324">
            <text:p>2987324</text:p>
          </table:table-cell>
          <table:table-cell office:value-type="float" office:value="2751156">
            <text:p>2751156</text:p>
          </table:table-cell>
          <table:table-cell table:formula="of:=AVERAGE([.B95:.AE95])" office:value-type="float" office:value="1885532.66666667">
            <text:p>1885532,66666667</text:p>
          </table:table-cell>
          <table:table-cell table:formula="of:=(([.AF95]*8)/1000)/1000" office:value-type="float" office:value="15.0842613333333">
            <text:p>15,0842613333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283032">
            <text:p>2283032</text:p>
          </table:table-cell>
          <table:table-cell office:value-type="float" office:value="763708">
            <text:p>763708</text:p>
          </table:table-cell>
          <table:table-cell office:value-type="float" office:value="3175536">
            <text:p>3175536</text:p>
          </table:table-cell>
          <table:table-cell office:value-type="float" office:value="995012">
            <text:p>995012</text:p>
          </table:table-cell>
          <table:table-cell office:value-type="float" office:value="2740168">
            <text:p>2740168</text:p>
          </table:table-cell>
          <table:table-cell office:value-type="float" office:value="2800408">
            <text:p>2800408</text:p>
          </table:table-cell>
          <table:table-cell office:value-type="float" office:value="2515772">
            <text:p>2515772</text:p>
          </table:table-cell>
          <table:table-cell office:value-type="float" office:value="2414776">
            <text:p>2414776</text:p>
          </table:table-cell>
          <table:table-cell office:value-type="float" office:value="185476">
            <text:p>185476</text:p>
          </table:table-cell>
          <table:table-cell office:value-type="float" office:value="2812348">
            <text:p>2812348</text:p>
          </table:table-cell>
          <table:table-cell office:value-type="float" office:value="3505852">
            <text:p>3505852</text:p>
          </table:table-cell>
          <table:table-cell office:value-type="float" office:value="42728">
            <text:p>42728</text:p>
          </table:table-cell>
          <table:table-cell office:value-type="float" office:value="2911116">
            <text:p>2911116</text:p>
          </table:table-cell>
          <table:table-cell office:value-type="float" office:value="1833184">
            <text:p>1833184</text:p>
          </table:table-cell>
          <table:table-cell office:value-type="float" office:value="2504916">
            <text:p>2504916</text:p>
          </table:table-cell>
          <table:table-cell office:value-type="float" office:value="0">
            <text:p>0</text:p>
          </table:table-cell>
          <table:table-cell office:value-type="float" office:value="3454000">
            <text:p>3454000</text:p>
          </table:table-cell>
          <table:table-cell office:value-type="float" office:value="3394192">
            <text:p>3394192</text:p>
          </table:table-cell>
          <table:table-cell office:value-type="float" office:value="0">
            <text:p>0</text:p>
          </table:table-cell>
          <table:table-cell office:value-type="float" office:value="3016136">
            <text:p>3016136</text:p>
          </table:table-cell>
          <table:table-cell office:value-type="float" office:value="3085864">
            <text:p>3085864</text:p>
          </table:table-cell>
          <table:table-cell table:number-columns-repeated="2" office:value-type="float" office:value="0">
            <text:p>0</text:p>
          </table:table-cell>
          <table:table-cell office:value-type="float" office:value="743680">
            <text:p>743680</text:p>
          </table:table-cell>
          <table:table-cell office:value-type="float" office:value="2764360">
            <text:p>2764360</text:p>
          </table:table-cell>
          <table:table-cell office:value-type="float" office:value="2779436">
            <text:p>2779436</text:p>
          </table:table-cell>
          <table:table-cell office:value-type="float" office:value="2651052">
            <text:p>2651052</text:p>
          </table:table-cell>
          <table:table-cell office:value-type="float" office:value="2407332">
            <text:p>2407332</text:p>
          </table:table-cell>
          <table:table-cell office:value-type="float" office:value="631928">
            <text:p>631928</text:p>
          </table:table-cell>
          <table:table-cell table:formula="of:=AVERAGE([.B96:.AE96])" office:value-type="float" office:value="1880400.4">
            <text:p>1880400,4</text:p>
          </table:table-cell>
          <table:table-cell table:formula="of:=(([.AF96]*8)/1000)/1000" office:value-type="float" office:value="15.0432032">
            <text:p>15,043203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45996">
            <text:p>245996</text:p>
          </table:table-cell>
          <table:table-cell table:number-columns-repeated="2" office:value-type="float" office:value="0">
            <text:p>0</text:p>
          </table:table-cell>
          <table:table-cell office:value-type="float" office:value="2094728">
            <text:p>2094728</text:p>
          </table:table-cell>
          <table:table-cell office:value-type="float" office:value="0">
            <text:p>0</text:p>
          </table:table-cell>
          <table:table-cell office:value-type="float" office:value="2767064">
            <text:p>2767064</text:p>
          </table:table-cell>
          <table:table-cell office:value-type="float" office:value="2987120">
            <text:p>2987120</text:p>
          </table:table-cell>
          <table:table-cell office:value-type="float" office:value="3448384">
            <text:p>3448384</text:p>
          </table:table-cell>
          <table:table-cell office:value-type="float" office:value="3062504">
            <text:p>3062504</text:p>
          </table:table-cell>
          <table:table-cell office:value-type="float" office:value="0">
            <text:p>0</text:p>
          </table:table-cell>
          <table:table-cell office:value-type="float" office:value="3206576">
            <text:p>3206576</text:p>
          </table:table-cell>
          <table:table-cell office:value-type="float" office:value="2710236">
            <text:p>2710236</text:p>
          </table:table-cell>
          <table:table-cell office:value-type="float" office:value="2794772">
            <text:p>2794772</text:p>
          </table:table-cell>
          <table:table-cell office:value-type="float" office:value="2850392">
            <text:p>2850392</text:p>
          </table:table-cell>
          <table:table-cell office:value-type="float" office:value="0">
            <text:p>0</text:p>
          </table:table-cell>
          <table:table-cell office:value-type="float" office:value="2876368">
            <text:p>2876368</text:p>
          </table:table-cell>
          <table:table-cell office:value-type="float" office:value="1421392">
            <text:p>1421392</text:p>
          </table:table-cell>
          <table:table-cell office:value-type="float" office:value="3402268">
            <text:p>3402268</text:p>
          </table:table-cell>
          <table:table-cell office:value-type="float" office:value="3221708">
            <text:p>3221708</text:p>
          </table:table-cell>
          <table:table-cell office:value-type="float" office:value="0">
            <text:p>0</text:p>
          </table:table-cell>
          <table:table-cell office:value-type="float" office:value="2771296">
            <text:p>2771296</text:p>
          </table:table-cell>
          <table:table-cell office:value-type="float" office:value="2802932">
            <text:p>2802932</text:p>
          </table:table-cell>
          <table:table-cell office:value-type="float" office:value="2330272">
            <text:p>2330272</text:p>
          </table:table-cell>
          <table:table-cell office:value-type="float" office:value="545128">
            <text:p>545128</text:p>
          </table:table-cell>
          <table:table-cell office:value-type="float" office:value="3043480">
            <text:p>3043480</text:p>
          </table:table-cell>
          <table:table-cell office:value-type="float" office:value="2999372">
            <text:p>2999372</text:p>
          </table:table-cell>
          <table:table-cell office:value-type="float" office:value="3089160">
            <text:p>3089160</text:p>
          </table:table-cell>
          <table:table-cell office:value-type="float" office:value="3008164">
            <text:p>3008164</text:p>
          </table:table-cell>
          <table:table-cell office:value-type="float" office:value="3017224">
            <text:p>3017224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2023217.86666667">
            <text:p>2023217,86666667</text:p>
          </table:table-cell>
          <table:table-cell table:formula="of:=(([.AF97]*8)/1000)/1000" office:value-type="float" office:value="16.1857429333333">
            <text:p>16,1857429333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081536">
            <text:p>3081536</text:p>
          </table:table-cell>
          <table:table-cell table:number-columns-repeated="2" office:value-type="float" office:value="0">
            <text:p>0</text:p>
          </table:table-cell>
          <table:table-cell office:value-type="float" office:value="3296544">
            <text:p>3296544</text:p>
          </table:table-cell>
          <table:table-cell office:value-type="float" office:value="1038920">
            <text:p>1038920</text:p>
          </table:table-cell>
          <table:table-cell office:value-type="float" office:value="3209548">
            <text:p>3209548</text:p>
          </table:table-cell>
          <table:table-cell office:value-type="float" office:value="672668">
            <text:p>672668</text:p>
          </table:table-cell>
          <table:table-cell office:value-type="float" office:value="2702708">
            <text:p>2702708</text:p>
          </table:table-cell>
          <table:table-cell office:value-type="float" office:value="2868708">
            <text:p>2868708</text:p>
          </table:table-cell>
          <table:table-cell office:value-type="float" office:value="3098372">
            <text:p>3098372</text:p>
          </table:table-cell>
          <table:table-cell office:value-type="float" office:value="2744564">
            <text:p>2744564</text:p>
          </table:table-cell>
          <table:table-cell office:value-type="float" office:value="2427556">
            <text:p>2427556</text:p>
          </table:table-cell>
          <table:table-cell office:value-type="float" office:value="2844652">
            <text:p>2844652</text:p>
          </table:table-cell>
          <table:table-cell office:value-type="float" office:value="97352">
            <text:p>97352</text:p>
          </table:table-cell>
          <table:table-cell office:value-type="float" office:value="0">
            <text:p>0</text:p>
          </table:table-cell>
          <table:table-cell office:value-type="float" office:value="1724208">
            <text:p>1724208</text:p>
          </table:table-cell>
          <table:table-cell office:value-type="float" office:value="2738252">
            <text:p>2738252</text:p>
          </table:table-cell>
          <table:table-cell office:value-type="float" office:value="2574380">
            <text:p>2574380</text:p>
          </table:table-cell>
          <table:table-cell office:value-type="float" office:value="2716896">
            <text:p>2716896</text:p>
          </table:table-cell>
          <table:table-cell office:value-type="float" office:value="2413660">
            <text:p>2413660</text:p>
          </table:table-cell>
          <table:table-cell office:value-type="float" office:value="3099204">
            <text:p>3099204</text:p>
          </table:table-cell>
          <table:table-cell office:value-type="float" office:value="2852620">
            <text:p>2852620</text:p>
          </table:table-cell>
          <table:table-cell office:value-type="float" office:value="2958072">
            <text:p>2958072</text:p>
          </table:table-cell>
          <table:table-cell office:value-type="float" office:value="3405604">
            <text:p>3405604</text:p>
          </table:table-cell>
          <table:table-cell office:value-type="float" office:value="1936820">
            <text:p>1936820</text:p>
          </table:table-cell>
          <table:table-cell office:value-type="float" office:value="2898988">
            <text:p>2898988</text:p>
          </table:table-cell>
          <table:table-cell office:value-type="float" office:value="2902924">
            <text:p>2902924</text:p>
          </table:table-cell>
          <table:table-cell office:value-type="float" office:value="2659684">
            <text:p>2659684</text:p>
          </table:table-cell>
          <table:table-cell office:value-type="float" office:value="1036148">
            <text:p>1036148</text:p>
          </table:table-cell>
          <table:table-cell office:value-type="float" office:value="689440">
            <text:p>689440</text:p>
          </table:table-cell>
          <table:table-cell table:formula="of:=AVERAGE([.B98:.AE98])" office:value-type="float" office:value="2156334.26666667">
            <text:p>2156334,26666667</text:p>
          </table:table-cell>
          <table:table-cell table:formula="of:=(([.AF98]*8)/1000)/1000" office:value-type="float" office:value="17.2506741333333">
            <text:p>17,250674133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88756">
            <text:p>2888756</text:p>
          </table:table-cell>
          <table:table-cell office:value-type="float" office:value="808908">
            <text:p>808908</text:p>
          </table:table-cell>
          <table:table-cell office:value-type="float" office:value="1902560">
            <text:p>1902560</text:p>
          </table:table-cell>
          <table:table-cell office:value-type="float" office:value="3001612">
            <text:p>3001612</text:p>
          </table:table-cell>
          <table:table-cell office:value-type="float" office:value="2621580">
            <text:p>2621580</text:p>
          </table:table-cell>
          <table:table-cell office:value-type="float" office:value="675512">
            <text:p>675512</text:p>
          </table:table-cell>
          <table:table-cell office:value-type="float" office:value="907972">
            <text:p>907972</text:p>
          </table:table-cell>
          <table:table-cell office:value-type="float" office:value="2755532">
            <text:p>2755532</text:p>
          </table:table-cell>
          <table:table-cell office:value-type="float" office:value="2621940">
            <text:p>2621940</text:p>
          </table:table-cell>
          <table:table-cell office:value-type="float" office:value="2844392">
            <text:p>2844392</text:p>
          </table:table-cell>
          <table:table-cell office:value-type="float" office:value="3263816">
            <text:p>3263816</text:p>
          </table:table-cell>
          <table:table-cell office:value-type="float" office:value="3111680">
            <text:p>3111680</text:p>
          </table:table-cell>
          <table:table-cell office:value-type="float" office:value="3034092">
            <text:p>3034092</text:p>
          </table:table-cell>
          <table:table-cell office:value-type="float" office:value="2573000">
            <text:p>2573000</text:p>
          </table:table-cell>
          <table:table-cell office:value-type="float" office:value="2837472">
            <text:p>2837472</text:p>
          </table:table-cell>
          <table:table-cell office:value-type="float" office:value="0">
            <text:p>0</text:p>
          </table:table-cell>
          <table:table-cell office:value-type="float" office:value="2950932">
            <text:p>2950932</text:p>
          </table:table-cell>
          <table:table-cell office:value-type="float" office:value="2658868">
            <text:p>2658868</text:p>
          </table:table-cell>
          <table:table-cell office:value-type="float" office:value="3600708">
            <text:p>3600708</text:p>
          </table:table-cell>
          <table:table-cell office:value-type="float" office:value="3103960">
            <text:p>3103960</text:p>
          </table:table-cell>
          <table:table-cell office:value-type="float" office:value="2391508">
            <text:p>2391508</text:p>
          </table:table-cell>
          <table:table-cell office:value-type="float" office:value="2912636">
            <text:p>2912636</text:p>
          </table:table-cell>
          <table:table-cell office:value-type="float" office:value="1992084">
            <text:p>1992084</text:p>
          </table:table-cell>
          <table:table-cell office:value-type="float" office:value="2605852">
            <text:p>2605852</text:p>
          </table:table-cell>
          <table:table-cell office:value-type="float" office:value="2420920">
            <text:p>2420920</text:p>
          </table:table-cell>
          <table:table-cell office:value-type="float" office:value="3366752">
            <text:p>3366752</text:p>
          </table:table-cell>
          <table:table-cell office:value-type="float" office:value="58144">
            <text:p>58144</text:p>
          </table:table-cell>
          <table:table-cell office:value-type="float" office:value="736656">
            <text:p>736656</text:p>
          </table:table-cell>
          <table:table-cell office:value-type="float" office:value="2458872">
            <text:p>2458872</text:p>
          </table:table-cell>
          <table:table-cell office:value-type="float" office:value="2468176">
            <text:p>2468176</text:p>
          </table:table-cell>
          <table:table-cell table:formula="of:=AVERAGE([.B99:.AE99])" office:value-type="float" office:value="2319163.06666667">
            <text:p>2319163,06666667</text:p>
          </table:table-cell>
          <table:table-cell table:formula="of:=(([.AF99]*8)/1000)/1000" office:value-type="float" office:value="18.5533045333333">
            <text:p>18,5533045333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03600">
            <text:p>3103600</text:p>
          </table:table-cell>
          <table:table-cell office:value-type="float" office:value="2309300">
            <text:p>2309300</text:p>
          </table:table-cell>
          <table:table-cell office:value-type="float" office:value="3096872">
            <text:p>3096872</text:p>
          </table:table-cell>
          <table:table-cell office:value-type="float" office:value="2804640">
            <text:p>2804640</text:p>
          </table:table-cell>
          <table:table-cell office:value-type="float" office:value="3104352">
            <text:p>3104352</text:p>
          </table:table-cell>
          <table:table-cell office:value-type="float" office:value="0">
            <text:p>0</text:p>
          </table:table-cell>
          <table:table-cell office:value-type="float" office:value="3149800">
            <text:p>3149800</text:p>
          </table:table-cell>
          <table:table-cell office:value-type="float" office:value="2825620">
            <text:p>2825620</text:p>
          </table:table-cell>
          <table:table-cell office:value-type="float" office:value="3242748">
            <text:p>3242748</text:p>
          </table:table-cell>
          <table:table-cell office:value-type="float" office:value="2779588">
            <text:p>2779588</text:p>
          </table:table-cell>
          <table:table-cell office:value-type="float" office:value="1970408">
            <text:p>1970408</text:p>
          </table:table-cell>
          <table:table-cell office:value-type="float" office:value="2850360">
            <text:p>2850360</text:p>
          </table:table-cell>
          <table:table-cell office:value-type="float" office:value="597956">
            <text:p>597956</text:p>
          </table:table-cell>
          <table:table-cell office:value-type="float" office:value="2474532">
            <text:p>2474532</text:p>
          </table:table-cell>
          <table:table-cell office:value-type="float" office:value="3004568">
            <text:p>3004568</text:p>
          </table:table-cell>
          <table:table-cell office:value-type="float" office:value="0">
            <text:p>0</text:p>
          </table:table-cell>
          <table:table-cell office:value-type="float" office:value="1223624">
            <text:p>1223624</text:p>
          </table:table-cell>
          <table:table-cell office:value-type="float" office:value="2988368">
            <text:p>2988368</text:p>
          </table:table-cell>
          <table:table-cell office:value-type="float" office:value="472144">
            <text:p>472144</text:p>
          </table:table-cell>
          <table:table-cell office:value-type="float" office:value="2318808">
            <text:p>2318808</text:p>
          </table:table-cell>
          <table:table-cell office:value-type="float" office:value="0">
            <text:p>0</text:p>
          </table:table-cell>
          <table:table-cell office:value-type="float" office:value="2656716">
            <text:p>2656716</text:p>
          </table:table-cell>
          <table:table-cell office:value-type="float" office:value="0">
            <text:p>0</text:p>
          </table:table-cell>
          <table:table-cell office:value-type="float" office:value="2613812">
            <text:p>2613812</text:p>
          </table:table-cell>
          <table:table-cell office:value-type="float" office:value="0">
            <text:p>0</text:p>
          </table:table-cell>
          <table:table-cell office:value-type="float" office:value="922668">
            <text:p>922668</text:p>
          </table:table-cell>
          <table:table-cell table:number-columns-repeated="2" office:value-type="float" office:value="0">
            <text:p>0</text:p>
          </table:table-cell>
          <table:table-cell office:value-type="float" office:value="3613276">
            <text:p>3613276</text:p>
          </table:table-cell>
          <table:table-cell office:value-type="float" office:value="3536160">
            <text:p>3536160</text:p>
          </table:table-cell>
          <table:table-cell table:formula="of:=AVERAGE([.B100:.AE100])" office:value-type="float" office:value="1921997.33333333">
            <text:p>1921997,33333333</text:p>
          </table:table-cell>
          <table:table-cell table:formula="of:=(([.AF100]*8)/1000)/1000" office:value-type="float" office:value="15.3759786666667">
            <text:p>15,3759786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80">
            <text:p>113780</text:p>
          </table:table-cell>
          <table:table-cell office:value-type="float" office:value="2444920">
            <text:p>2444920</text:p>
          </table:table-cell>
          <table:table-cell office:value-type="float" office:value="2239720">
            <text:p>2239720</text:p>
          </table:table-cell>
          <table:table-cell office:value-type="float" office:value="2998516">
            <text:p>2998516</text:p>
          </table:table-cell>
          <table:table-cell office:value-type="float" office:value="1318564">
            <text:p>1318564</text:p>
          </table:table-cell>
          <table:table-cell office:value-type="float" office:value="864576">
            <text:p>864576</text:p>
          </table:table-cell>
          <table:table-cell office:value-type="float" office:value="2937012">
            <text:p>2937012</text:p>
          </table:table-cell>
          <table:table-cell office:value-type="float" office:value="0">
            <text:p>0</text:p>
          </table:table-cell>
          <table:table-cell office:value-type="float" office:value="2232124">
            <text:p>2232124</text:p>
          </table:table-cell>
          <table:table-cell office:value-type="float" office:value="2821672">
            <text:p>2821672</text:p>
          </table:table-cell>
          <table:table-cell office:value-type="float" office:value="0">
            <text:p>0</text:p>
          </table:table-cell>
          <table:table-cell office:value-type="float" office:value="1307932">
            <text:p>1307932</text:p>
          </table:table-cell>
          <table:table-cell office:value-type="float" office:value="0">
            <text:p>0</text:p>
          </table:table-cell>
          <table:table-cell office:value-type="float" office:value="2800884">
            <text:p>2800884</text:p>
          </table:table-cell>
          <table:table-cell office:value-type="float" office:value="1868900">
            <text:p>1868900</text:p>
          </table:table-cell>
          <table:table-cell table:number-columns-repeated="2" office:value-type="float" office:value="0">
            <text:p>0</text:p>
          </table:table-cell>
          <table:table-cell office:value-type="float" office:value="2559312">
            <text:p>2559312</text:p>
          </table:table-cell>
          <table:table-cell office:value-type="float" office:value="0">
            <text:p>0</text:p>
          </table:table-cell>
          <table:table-cell office:value-type="float" office:value="280944">
            <text:p>280944</text:p>
          </table:table-cell>
          <table:table-cell office:value-type="float" office:value="0">
            <text:p>0</text:p>
          </table:table-cell>
          <table:table-cell office:value-type="float" office:value="3084636">
            <text:p>3084636</text:p>
          </table:table-cell>
          <table:table-cell office:value-type="float" office:value="0">
            <text:p>0</text:p>
          </table:table-cell>
          <table:table-cell office:value-type="float" office:value="2973008">
            <text:p>2973008</text:p>
          </table:table-cell>
          <table:table-cell table:number-columns-repeated="2"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693972">
            <text:p>2693972</text:p>
          </table:table-cell>
          <table:table-cell office:value-type="float" office:value="763248">
            <text:p>763248</text:p>
          </table:table-cell>
          <table:table-cell table:formula="of:=AVERAGE([.B101:.AE101])" office:value-type="float" office:value="1210274">
            <text:p>1210274</text:p>
          </table:table-cell>
          <table:table-cell table:formula="of:=(([.AF101]*8)/1000)/1000" office:value-type="float" office:value="9.682192">
            <text:p>9,68219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27280">
            <text:p>1227280</text:p>
          </table:table-cell>
          <table:table-cell office:value-type="float" office:value="756216">
            <text:p>756216</text:p>
          </table:table-cell>
          <table:table-cell office:value-type="float" office:value="2022020">
            <text:p>2022020</text:p>
          </table:table-cell>
          <table:table-cell office:value-type="float" office:value="1583380">
            <text:p>1583380</text:p>
          </table:table-cell>
          <table:table-cell office:value-type="float" office:value="0">
            <text:p>0</text:p>
          </table:table-cell>
          <table:table-cell office:value-type="float" office:value="2020984">
            <text:p>2020984</text:p>
          </table:table-cell>
          <table:table-cell office:value-type="float" office:value="2513636">
            <text:p>2513636</text:p>
          </table:table-cell>
          <table:table-cell office:value-type="float" office:value="0">
            <text:p>0</text:p>
          </table:table-cell>
          <table:table-cell office:value-type="float" office:value="2787504">
            <text:p>2787504</text:p>
          </table:table-cell>
          <table:table-cell office:value-type="float" office:value="2370652">
            <text:p>2370652</text:p>
          </table:table-cell>
          <table:table-cell table:number-columns-repeated="3" office:value-type="float" office:value="0">
            <text:p>0</text:p>
          </table:table-cell>
          <table:table-cell office:value-type="float" office:value="2285052">
            <text:p>2285052</text:p>
          </table:table-cell>
          <table:table-cell office:value-type="float" office:value="0">
            <text:p>0</text:p>
          </table:table-cell>
          <table:table-cell office:value-type="float" office:value="1081072">
            <text:p>1081072</text:p>
          </table:table-cell>
          <table:table-cell office:value-type="float" office:value="0">
            <text:p>0</text:p>
          </table:table-cell>
          <table:table-cell office:value-type="float" office:value="2953892">
            <text:p>2953892</text:p>
          </table:table-cell>
          <table:table-cell office:value-type="float" office:value="0">
            <text:p>0</text:p>
          </table:table-cell>
          <table:table-cell office:value-type="float" office:value="2486760">
            <text:p>2486760</text:p>
          </table:table-cell>
          <table:table-cell office:value-type="float" office:value="472956">
            <text:p>472956</text:p>
          </table:table-cell>
          <table:table-cell office:value-type="float" office:value="805348">
            <text:p>805348</text:p>
          </table:table-cell>
          <table:table-cell office:value-type="float" office:value="1857840">
            <text:p>1857840</text:p>
          </table:table-cell>
          <table:table-cell office:value-type="float" office:value="2415624">
            <text:p>2415624</text:p>
          </table:table-cell>
          <table:table-cell office:value-type="float" office:value="2187784">
            <text:p>2187784</text:p>
          </table:table-cell>
          <table:table-cell office:value-type="float" office:value="0">
            <text:p>0</text:p>
          </table:table-cell>
          <table:table-cell office:value-type="float" office:value="2678204">
            <text:p>2678204</text:p>
          </table:table-cell>
          <table:table-cell office:value-type="float" office:value="2044956">
            <text:p>2044956</text:p>
          </table:table-cell>
          <table:table-cell office:value-type="float" office:value="2769288">
            <text:p>276928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1310681.6">
            <text:p>1310681,6</text:p>
          </table:table-cell>
          <table:table-cell table:formula="of:=(([.AF102]*8)/1000)/1000" office:value-type="float" office:value="10.4854528">
            <text:p>10,4854528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388196">
            <text:p>2388196</text:p>
          </table:table-cell>
          <table:table-cell office:value-type="float" office:value="0">
            <text:p>0</text:p>
          </table:table-cell>
          <table:table-cell office:value-type="float" office:value="2388364">
            <text:p>2388364</text:p>
          </table:table-cell>
          <table:table-cell office:value-type="float" office:value="1099240">
            <text:p>1099240</text:p>
          </table:table-cell>
          <table:table-cell office:value-type="float" office:value="2183048">
            <text:p>2183048</text:p>
          </table:table-cell>
          <table:table-cell office:value-type="float" office:value="2608104">
            <text:p>2608104</text:p>
          </table:table-cell>
          <table:table-cell office:value-type="float" office:value="2554580">
            <text:p>2554580</text:p>
          </table:table-cell>
          <table:table-cell office:value-type="float" office:value="1117396">
            <text:p>1117396</text:p>
          </table:table-cell>
          <table:table-cell office:value-type="float" office:value="1756824">
            <text:p>1756824</text:p>
          </table:table-cell>
          <table:table-cell office:value-type="float" office:value="1162700">
            <text:p>1162700</text:p>
          </table:table-cell>
          <table:table-cell table:number-columns-repeated="2" office:value-type="float" office:value="0">
            <text:p>0</text:p>
          </table:table-cell>
          <table:table-cell office:value-type="float" office:value="1292628">
            <text:p>1292628</text:p>
          </table:table-cell>
          <table:table-cell office:value-type="float" office:value="220916">
            <text:p>220916</text:p>
          </table:table-cell>
          <table:table-cell office:value-type="float" office:value="0">
            <text:p>0</text:p>
          </table:table-cell>
          <table:table-cell office:value-type="float" office:value="2720972">
            <text:p>2720972</text:p>
          </table:table-cell>
          <table:table-cell office:value-type="float" office:value="2803276">
            <text:p>2803276</text:p>
          </table:table-cell>
          <table:table-cell office:value-type="float" office:value="1305420">
            <text:p>1305420</text:p>
          </table:table-cell>
          <table:table-cell office:value-type="float" office:value="2501064">
            <text:p>2501064</text:p>
          </table:table-cell>
          <table:table-cell office:value-type="float" office:value="2678524">
            <text:p>2678524</text:p>
          </table:table-cell>
          <table:table-cell office:value-type="float" office:value="2624732">
            <text:p>2624732</text:p>
          </table:table-cell>
          <table:table-cell office:value-type="float" office:value="0">
            <text:p>0</text:p>
          </table:table-cell>
          <table:table-cell office:value-type="float" office:value="2823860">
            <text:p>2823860</text:p>
          </table:table-cell>
          <table:table-cell office:value-type="float" office:value="2530508">
            <text:p>2530508</text:p>
          </table:table-cell>
          <table:table-cell office:value-type="float" office:value="2619216">
            <text:p>2619216</text:p>
          </table:table-cell>
          <table:table-cell office:value-type="float" office:value="821832">
            <text:p>821832</text:p>
          </table:table-cell>
          <table:table-cell office:value-type="float" office:value="2813328">
            <text:p>2813328</text:p>
          </table:table-cell>
          <table:table-cell office:value-type="float" office:value="2741652">
            <text:p>2741652</text:p>
          </table:table-cell>
          <table:table-cell table:number-columns-repeated="2" office:value-type="float" office:value="0">
            <text:p>0</text:p>
          </table:table-cell>
          <table:table-cell table:formula="of:=AVERAGE([.B103:.AE103])" office:value-type="float" office:value="1591879.33333333">
            <text:p>1591879,33333333</text:p>
          </table:table-cell>
          <table:table-cell table:formula="of:=(([.AF103]*8)/1000)/1000" office:value-type="float" office:value="12.7350346666667">
            <text:p>12,7350346667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369008">
            <text:p>2369008</text:p>
          </table:table-cell>
          <table:table-cell office:value-type="float" office:value="0">
            <text:p>0</text:p>
          </table:table-cell>
          <table:table-cell office:value-type="float" office:value="2848704">
            <text:p>2848704</text:p>
          </table:table-cell>
          <table:table-cell office:value-type="float" office:value="2399404">
            <text:p>2399404</text:p>
          </table:table-cell>
          <table:table-cell office:value-type="float" office:value="2379420">
            <text:p>2379420</text:p>
          </table:table-cell>
          <table:table-cell office:value-type="float" office:value="1739516">
            <text:p>1739516</text:p>
          </table:table-cell>
          <table:table-cell office:value-type="float" office:value="1994616">
            <text:p>1994616</text:p>
          </table:table-cell>
          <table:table-cell office:value-type="float" office:value="2752004">
            <text:p>2752004</text:p>
          </table:table-cell>
          <table:table-cell office:value-type="float" office:value="27000">
            <text:p>27000</text:p>
          </table:table-cell>
          <table:table-cell office:value-type="float" office:value="0">
            <text:p>0</text:p>
          </table:table-cell>
          <table:table-cell office:value-type="float" office:value="1573232">
            <text:p>1573232</text:p>
          </table:table-cell>
          <table:table-cell office:value-type="float" office:value="2710336">
            <text:p>2710336</text:p>
          </table:table-cell>
          <table:table-cell office:value-type="float" office:value="2712304">
            <text:p>2712304</text:p>
          </table:table-cell>
          <table:table-cell office:value-type="float" office:value="0">
            <text:p>0</text:p>
          </table:table-cell>
          <table:table-cell office:value-type="float" office:value="1197944">
            <text:p>1197944</text:p>
          </table:table-cell>
          <table:table-cell office:value-type="float" office:value="2143760">
            <text:p>2143760</text:p>
          </table:table-cell>
          <table:table-cell office:value-type="float" office:value="2626256">
            <text:p>2626256</text:p>
          </table:table-cell>
          <table:table-cell office:value-type="float" office:value="0">
            <text:p>0</text:p>
          </table:table-cell>
          <table:table-cell office:value-type="float" office:value="2578088">
            <text:p>2578088</text:p>
          </table:table-cell>
          <table:table-cell office:value-type="float" office:value="2372024">
            <text:p>2372024</text:p>
          </table:table-cell>
          <table:table-cell office:value-type="float" office:value="2655772">
            <text:p>2655772</text:p>
          </table:table-cell>
          <table:table-cell office:value-type="float" office:value="0">
            <text:p>0</text:p>
          </table:table-cell>
          <table:table-cell office:value-type="float" office:value="2652992">
            <text:p>2652992</text:p>
          </table:table-cell>
          <table:table-cell office:value-type="float" office:value="933620">
            <text:p>933620</text:p>
          </table:table-cell>
          <table:table-cell office:value-type="float" office:value="2259896">
            <text:p>2259896</text:p>
          </table:table-cell>
          <table:table-cell office:value-type="float" office:value="2551988">
            <text:p>2551988</text:p>
          </table:table-cell>
          <table:table-cell office:value-type="float" office:value="659880">
            <text:p>659880</text:p>
          </table:table-cell>
          <table:table-cell office:value-type="float" office:value="2735960">
            <text:p>2735960</text:p>
          </table:table-cell>
          <table:table-cell office:value-type="float" office:value="0">
            <text:p>0</text:p>
          </table:table-cell>
          <table:table-cell office:value-type="float" office:value="2797360">
            <text:p>2797360</text:p>
          </table:table-cell>
          <table:table-cell table:formula="of:=AVERAGE([.B104:.AE104])" office:value-type="float" office:value="1722369.46666667">
            <text:p>1722369,46666667</text:p>
          </table:table-cell>
          <table:table-cell table:formula="of:=(([.AF104]*8)/1000)/1000" office:value-type="float" office:value="13.7789557333333">
            <text:p>13,7789557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515724">
            <text:p>2515724</text:p>
          </table:table-cell>
          <table:table-cell office:value-type="float" office:value="4552">
            <text:p>4552</text:p>
          </table:table-cell>
          <table:table-cell office:value-type="float" office:value="3177240">
            <text:p>3177240</text:p>
          </table:table-cell>
          <table:table-cell office:value-type="float" office:value="2443676">
            <text:p>2443676</text:p>
          </table:table-cell>
          <table:table-cell office:value-type="float" office:value="2409464">
            <text:p>2409464</text:p>
          </table:table-cell>
          <table:table-cell office:value-type="float" office:value="2932164">
            <text:p>2932164</text:p>
          </table:table-cell>
          <table:table-cell office:value-type="float" office:value="0">
            <text:p>0</text:p>
          </table:table-cell>
          <table:table-cell office:value-type="float" office:value="1936156">
            <text:p>1936156</text:p>
          </table:table-cell>
          <table:table-cell office:value-type="float" office:value="2680280">
            <text:p>2680280</text:p>
          </table:table-cell>
          <table:table-cell office:value-type="float" office:value="0">
            <text:p>0</text:p>
          </table:table-cell>
          <table:table-cell office:value-type="float" office:value="2894040">
            <text:p>2894040</text:p>
          </table:table-cell>
          <table:table-cell office:value-type="float" office:value="3069472">
            <text:p>3069472</text:p>
          </table:table-cell>
          <table:table-cell office:value-type="float" office:value="2839448">
            <text:p>2839448</text:p>
          </table:table-cell>
          <table:table-cell office:value-type="float" office:value="0">
            <text:p>0</text:p>
          </table:table-cell>
          <table:table-cell office:value-type="float" office:value="2856392">
            <text:p>2856392</text:p>
          </table:table-cell>
          <table:table-cell office:value-type="float" office:value="419192">
            <text:p>419192</text:p>
          </table:table-cell>
          <table:table-cell office:value-type="float" office:value="1365328">
            <text:p>1365328</text:p>
          </table:table-cell>
          <table:table-cell office:value-type="float" office:value="0">
            <text:p>0</text:p>
          </table:table-cell>
          <table:table-cell office:value-type="float" office:value="1054952">
            <text:p>1054952</text:p>
          </table:table-cell>
          <table:table-cell office:value-type="float" office:value="1723716">
            <text:p>1723716</text:p>
          </table:table-cell>
          <table:table-cell office:value-type="float" office:value="870480">
            <text:p>870480</text:p>
          </table:table-cell>
          <table:table-cell office:value-type="float" office:value="1593412">
            <text:p>1593412</text:p>
          </table:table-cell>
          <table:table-cell office:value-type="float" office:value="410904">
            <text:p>410904</text:p>
          </table:table-cell>
          <table:table-cell office:value-type="float" office:value="0">
            <text:p>0</text:p>
          </table:table-cell>
          <table:table-cell office:value-type="float" office:value="2547544">
            <text:p>2547544</text:p>
          </table:table-cell>
          <table:table-cell office:value-type="float" office:value="2197096">
            <text:p>2197096</text:p>
          </table:table-cell>
          <table:table-cell office:value-type="float" office:value="0">
            <text:p>0</text:p>
          </table:table-cell>
          <table:table-cell office:value-type="float" office:value="311380">
            <text:p>311380</text:p>
          </table:table-cell>
          <table:table-cell office:value-type="float" office:value="2011972">
            <text:p>2011972</text:p>
          </table:table-cell>
          <table:table-cell office:value-type="float" office:value="2893016">
            <text:p>2893016</text:p>
          </table:table-cell>
          <table:table-cell table:formula="of:=AVERAGE([.B105:.AE105])" office:value-type="float" office:value="1571920">
            <text:p>1571920</text:p>
          </table:table-cell>
          <table:table-cell table:formula="of:=(([.AF105]*8)/1000)/1000" office:value-type="float" office:value="12.57536">
            <text:p>12,57536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500">
            <text:p>4500</text:p>
          </table:table-cell>
          <table:table-cell office:value-type="float" office:value="3198652">
            <text:p>3198652</text:p>
          </table:table-cell>
          <table:table-cell office:value-type="float" office:value="2171540">
            <text:p>2171540</text:p>
          </table:table-cell>
          <table:table-cell office:value-type="float" office:value="2343680">
            <text:p>2343680</text:p>
          </table:table-cell>
          <table:table-cell office:value-type="float" office:value="1645840">
            <text:p>1645840</text:p>
          </table:table-cell>
          <table:table-cell office:value-type="float" office:value="2644104">
            <text:p>2644104</text:p>
          </table:table-cell>
          <table:table-cell table:number-columns-repeated="2" office:value-type="float" office:value="0">
            <text:p>0</text:p>
          </table:table-cell>
          <table:table-cell office:value-type="float" office:value="2707856">
            <text:p>2707856</text:p>
          </table:table-cell>
          <table:table-cell office:value-type="float" office:value="0">
            <text:p>0</text:p>
          </table:table-cell>
          <table:table-cell office:value-type="float" office:value="1380912">
            <text:p>1380912</text:p>
          </table:table-cell>
          <table:table-cell office:value-type="float" office:value="2017132">
            <text:p>2017132</text:p>
          </table:table-cell>
          <table:table-cell office:value-type="float" office:value="0">
            <text:p>0</text:p>
          </table:table-cell>
          <table:table-cell office:value-type="float" office:value="1449920">
            <text:p>1449920</text:p>
          </table:table-cell>
          <table:table-cell office:value-type="float" office:value="2519324">
            <text:p>2519324</text:p>
          </table:table-cell>
          <table:table-cell table:number-columns-repeated="6" office:value-type="float" office:value="0">
            <text:p>0</text:p>
          </table:table-cell>
          <table:table-cell office:value-type="float" office:value="1612756">
            <text:p>1612756</text:p>
          </table:table-cell>
          <table:table-cell table:number-columns-repeated="2" office:value-type="float" office:value="0">
            <text:p>0</text:p>
          </table:table-cell>
          <table:table-cell office:value-type="float" office:value="2534392">
            <text:p>2534392</text:p>
          </table:table-cell>
          <table:table-cell office:value-type="float" office:value="2570928">
            <text:p>2570928</text:p>
          </table:table-cell>
          <table:table-cell table:number-columns-repeated="2" office:value-type="float" office:value="0">
            <text:p>0</text:p>
          </table:table-cell>
          <table:table-cell office:value-type="float" office:value="2140700">
            <text:p>2140700</text:p>
          </table:table-cell>
          <table:table-cell office:value-type="float" office:value="1529964">
            <text:p>1529964</text:p>
          </table:table-cell>
          <table:table-cell table:formula="of:=AVERAGE([.B106:.AE106])" office:value-type="float" office:value="1082406.66666667">
            <text:p>1082406,66666667</text:p>
          </table:table-cell>
          <table:table-cell table:formula="of:=(([.AF106]*8)/1000)/1000" office:value-type="float" office:value="8.65925333333333">
            <text:p>8,659253333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90172">
            <text:p>1290172</text:p>
          </table:table-cell>
          <table:table-cell office:value-type="float" office:value="1745444">
            <text:p>1745444</text:p>
          </table:table-cell>
          <table:table-cell office:value-type="float" office:value="2449284">
            <text:p>2449284</text:p>
          </table:table-cell>
          <table:table-cell office:value-type="float" office:value="1705972">
            <text:p>1705972</text:p>
          </table:table-cell>
          <table:table-cell office:value-type="float" office:value="0">
            <text:p>0</text:p>
          </table:table-cell>
          <table:table-cell office:value-type="float" office:value="2650976">
            <text:p>2650976</text:p>
          </table:table-cell>
          <table:table-cell office:value-type="float" office:value="1198340">
            <text:p>1198340</text:p>
          </table:table-cell>
          <table:table-cell office:value-type="float" office:value="0">
            <text:p>0</text:p>
          </table:table-cell>
          <table:table-cell office:value-type="float" office:value="2497880">
            <text:p>2497880</text:p>
          </table:table-cell>
          <table:table-cell office:value-type="float" office:value="1456636">
            <text:p>1456636</text:p>
          </table:table-cell>
          <table:table-cell office:value-type="float" office:value="95468">
            <text:p>95468</text:p>
          </table:table-cell>
          <table:table-cell office:value-type="float" office:value="0">
            <text:p>0</text:p>
          </table:table-cell>
          <table:table-cell office:value-type="float" office:value="526764">
            <text:p>526764</text:p>
          </table:table-cell>
          <table:table-cell office:value-type="float" office:value="2480172">
            <text:p>2480172</text:p>
          </table:table-cell>
          <table:table-cell office:value-type="float" office:value="1142236">
            <text:p>1142236</text:p>
          </table:table-cell>
          <table:table-cell office:value-type="float" office:value="625804">
            <text:p>625804</text:p>
          </table:table-cell>
          <table:table-cell office:value-type="float" office:value="0">
            <text:p>0</text:p>
          </table:table-cell>
          <table:table-cell office:value-type="float" office:value="2039728">
            <text:p>2039728</text:p>
          </table:table-cell>
          <table:table-cell table:number-columns-repeated="2" office:value-type="float" office:value="0">
            <text:p>0</text:p>
          </table:table-cell>
          <table:table-cell office:value-type="float" office:value="1852544">
            <text:p>1852544</text:p>
          </table:table-cell>
          <table:table-cell office:value-type="float" office:value="1506792">
            <text:p>1506792</text:p>
          </table:table-cell>
          <table:table-cell office:value-type="float" office:value="0">
            <text:p>0</text:p>
          </table:table-cell>
          <table:table-cell office:value-type="float" office:value="1549596">
            <text:p>1549596</text:p>
          </table:table-cell>
          <table:table-cell office:value-type="float" office:value="2342904">
            <text:p>2342904</text:p>
          </table:table-cell>
          <table:table-cell office:value-type="float" office:value="2908604">
            <text:p>2908604</text:p>
          </table:table-cell>
          <table:table-cell office:value-type="float" office:value="0">
            <text:p>0</text:p>
          </table:table-cell>
          <table:table-cell office:value-type="float" office:value="235372">
            <text:p>235372</text:p>
          </table:table-cell>
          <table:table-cell office:value-type="float" office:value="3075536">
            <text:p>3075536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1179207.46666667">
            <text:p>1179207,46666667</text:p>
          </table:table-cell>
          <table:table-cell table:formula="of:=(([.AF107]*8)/1000)/1000" office:value-type="float" office:value="9.43365973333333">
            <text:p>9,4336597333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90236">
            <text:p>2790236</text:p>
          </table:table-cell>
          <table:table-cell office:value-type="float" office:value="228256">
            <text:p>228256</text:p>
          </table:table-cell>
          <table:table-cell office:value-type="float" office:value="3028172">
            <text:p>3028172</text:p>
          </table:table-cell>
          <table:table-cell table:number-columns-repeated="2" office:value-type="float" office:value="0">
            <text:p>0</text:p>
          </table:table-cell>
          <table:table-cell office:value-type="float" office:value="3298696">
            <text:p>3298696</text:p>
          </table:table-cell>
          <table:table-cell office:value-type="float" office:value="2264984">
            <text:p>2264984</text:p>
          </table:table-cell>
          <table:table-cell office:value-type="float" office:value="1656012">
            <text:p>1656012</text:p>
          </table:table-cell>
          <table:table-cell office:value-type="float" office:value="1666492">
            <text:p>1666492</text:p>
          </table:table-cell>
          <table:table-cell office:value-type="float" office:value="1230048">
            <text:p>1230048</text:p>
          </table:table-cell>
          <table:table-cell office:value-type="float" office:value="2724988">
            <text:p>2724988</text:p>
          </table:table-cell>
          <table:table-cell office:value-type="float" office:value="0">
            <text:p>0</text:p>
          </table:table-cell>
          <table:table-cell office:value-type="float" office:value="2648032">
            <text:p>2648032</text:p>
          </table:table-cell>
          <table:table-cell office:value-type="float" office:value="290556">
            <text:p>290556</text:p>
          </table:table-cell>
          <table:table-cell office:value-type="float" office:value="2592228">
            <text:p>2592228</text:p>
          </table:table-cell>
          <table:table-cell office:value-type="float" office:value="2675924">
            <text:p>2675924</text:p>
          </table:table-cell>
          <table:table-cell office:value-type="float" office:value="1032420">
            <text:p>1032420</text:p>
          </table:table-cell>
          <table:table-cell office:value-type="float" office:value="1341292">
            <text:p>1341292</text:p>
          </table:table-cell>
          <table:table-cell office:value-type="float" office:value="2148644">
            <text:p>2148644</text:p>
          </table:table-cell>
          <table:table-cell office:value-type="float" office:value="0">
            <text:p>0</text:p>
          </table:table-cell>
          <table:table-cell office:value-type="float" office:value="2785852">
            <text:p>2785852</text:p>
          </table:table-cell>
          <table:table-cell office:value-type="float" office:value="2337016">
            <text:p>2337016</text:p>
          </table:table-cell>
          <table:table-cell office:value-type="float" office:value="2307704">
            <text:p>2307704</text:p>
          </table:table-cell>
          <table:table-cell office:value-type="float" office:value="2234288">
            <text:p>2234288</text:p>
          </table:table-cell>
          <table:table-cell office:value-type="float" office:value="2950384">
            <text:p>2950384</text:p>
          </table:table-cell>
          <table:table-cell office:value-type="float" office:value="2496868">
            <text:p>2496868</text:p>
          </table:table-cell>
          <table:table-cell office:value-type="float" office:value="924332">
            <text:p>924332</text:p>
          </table:table-cell>
          <table:table-cell office:value-type="float" office:value="2107988">
            <text:p>2107988</text:p>
          </table:table-cell>
          <table:table-cell office:value-type="float" office:value="88896">
            <text:p>8889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1661676.93333333">
            <text:p>1661676,93333333</text:p>
          </table:table-cell>
          <table:table-cell table:formula="of:=(([.AF108]*8)/1000)/1000" office:value-type="float" office:value="13.2934154666667">
            <text:p>13,293415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200200">
            <text:p>2200200</text:p>
          </table:table-cell>
          <table:table-cell office:value-type="float" office:value="3284684">
            <text:p>3284684</text:p>
          </table:table-cell>
          <table:table-cell office:value-type="float" office:value="2980576">
            <text:p>2980576</text:p>
          </table:table-cell>
          <table:table-cell table:number-columns-repeated="2" office:value-type="float" office:value="0">
            <text:p>0</text:p>
          </table:table-cell>
          <table:table-cell office:value-type="float" office:value="763500">
            <text:p>763500</text:p>
          </table:table-cell>
          <table:table-cell office:value-type="float" office:value="2813356">
            <text:p>2813356</text:p>
          </table:table-cell>
          <table:table-cell office:value-type="float" office:value="3147080">
            <text:p>3147080</text:p>
          </table:table-cell>
          <table:table-cell table:number-columns-repeated="2" office:value-type="float" office:value="0">
            <text:p>0</text:p>
          </table:table-cell>
          <table:table-cell office:value-type="float" office:value="3170868">
            <text:p>3170868</text:p>
          </table:table-cell>
          <table:table-cell office:value-type="float" office:value="1591624">
            <text:p>1591624</text:p>
          </table:table-cell>
          <table:table-cell office:value-type="float" office:value="3480752">
            <text:p>3480752</text:p>
          </table:table-cell>
          <table:table-cell office:value-type="float" office:value="0">
            <text:p>0</text:p>
          </table:table-cell>
          <table:table-cell office:value-type="float" office:value="3340100">
            <text:p>3340100</text:p>
          </table:table-cell>
          <table:table-cell office:value-type="float" office:value="2484888">
            <text:p>2484888</text:p>
          </table:table-cell>
          <table:table-cell office:value-type="float" office:value="2811284">
            <text:p>2811284</text:p>
          </table:table-cell>
          <table:table-cell office:value-type="float" office:value="0">
            <text:p>0</text:p>
          </table:table-cell>
          <table:table-cell office:value-type="float" office:value="2972372">
            <text:p>2972372</text:p>
          </table:table-cell>
          <table:table-cell office:value-type="float" office:value="2093024">
            <text:p>2093024</text:p>
          </table:table-cell>
          <table:table-cell office:value-type="float" office:value="2823380">
            <text:p>2823380</text:p>
          </table:table-cell>
          <table:table-cell office:value-type="float" office:value="2002116">
            <text:p>2002116</text:p>
          </table:table-cell>
          <table:table-cell office:value-type="float" office:value="2475728">
            <text:p>2475728</text:p>
          </table:table-cell>
          <table:table-cell office:value-type="float" office:value="2770240">
            <text:p>2770240</text:p>
          </table:table-cell>
          <table:table-cell office:value-type="float" office:value="3214036">
            <text:p>3214036</text:p>
          </table:table-cell>
          <table:table-cell office:value-type="float" office:value="2612228">
            <text:p>2612228</text:p>
          </table:table-cell>
          <table:table-cell office:value-type="float" office:value="3393608">
            <text:p>3393608</text:p>
          </table:table-cell>
          <table:table-cell office:value-type="float" office:value="3162644">
            <text:p>3162644</text:p>
          </table:table-cell>
          <table:table-cell office:value-type="float" office:value="0">
            <text:p>0</text:p>
          </table:table-cell>
          <table:table-cell office:value-type="float" office:value="1381744">
            <text:p>1381744</text:p>
          </table:table-cell>
          <table:table-cell table:formula="of:=AVERAGE([.B109:.AE109])" office:value-type="float" office:value="2032334.4">
            <text:p>2032334,4</text:p>
          </table:table-cell>
          <table:table-cell table:formula="of:=(([.AF109]*8)/1000)/1000" office:value-type="float" office:value="16.2586752">
            <text:p>16,2586752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877180">
            <text:p>2877180</text:p>
          </table:table-cell>
          <table:table-cell office:value-type="float" office:value="3189928">
            <text:p>3189928</text:p>
          </table:table-cell>
          <table:table-cell office:value-type="float" office:value="3262168">
            <text:p>3262168</text:p>
          </table:table-cell>
          <table:table-cell office:value-type="float" office:value="1091984">
            <text:p>1091984</text:p>
          </table:table-cell>
          <table:table-cell office:value-type="float" office:value="3074528">
            <text:p>3074528</text:p>
          </table:table-cell>
          <table:table-cell office:value-type="float" office:value="0">
            <text:p>0</text:p>
          </table:table-cell>
          <table:table-cell office:value-type="float" office:value="148852">
            <text:p>148852</text:p>
          </table:table-cell>
          <table:table-cell office:value-type="float" office:value="3110380">
            <text:p>3110380</text:p>
          </table:table-cell>
          <table:table-cell office:value-type="float" office:value="0">
            <text:p>0</text:p>
          </table:table-cell>
          <table:table-cell office:value-type="float" office:value="2425896">
            <text:p>2425896</text:p>
          </table:table-cell>
          <table:table-cell office:value-type="float" office:value="2736012">
            <text:p>2736012</text:p>
          </table:table-cell>
          <table:table-cell office:value-type="float" office:value="2473064">
            <text:p>2473064</text:p>
          </table:table-cell>
          <table:table-cell office:value-type="float" office:value="2638420">
            <text:p>2638420</text:p>
          </table:table-cell>
          <table:table-cell office:value-type="float" office:value="125356">
            <text:p>125356</text:p>
          </table:table-cell>
          <table:table-cell office:value-type="float" office:value="2844848">
            <text:p>2844848</text:p>
          </table:table-cell>
          <table:table-cell office:value-type="float" office:value="541192">
            <text:p>541192</text:p>
          </table:table-cell>
          <table:table-cell office:value-type="float" office:value="2667708">
            <text:p>2667708</text:p>
          </table:table-cell>
          <table:table-cell office:value-type="float" office:value="0">
            <text:p>0</text:p>
          </table:table-cell>
          <table:table-cell office:value-type="float" office:value="2965760">
            <text:p>2965760</text:p>
          </table:table-cell>
          <table:table-cell office:value-type="float" office:value="3046532">
            <text:p>3046532</text:p>
          </table:table-cell>
          <table:table-cell office:value-type="float" office:value="1068756">
            <text:p>1068756</text:p>
          </table:table-cell>
          <table:table-cell office:value-type="float" office:value="2671072">
            <text:p>2671072</text:p>
          </table:table-cell>
          <table:table-cell office:value-type="float" office:value="2489400">
            <text:p>2489400</text:p>
          </table:table-cell>
          <table:table-cell office:value-type="float" office:value="26772">
            <text:p>26772</text:p>
          </table:table-cell>
          <table:table-cell office:value-type="float" office:value="0">
            <text:p>0</text:p>
          </table:table-cell>
          <table:table-cell office:value-type="float" office:value="3119096">
            <text:p>3119096</text:p>
          </table:table-cell>
          <table:table-cell office:value-type="float" office:value="354192">
            <text:p>354192</text:p>
          </table:table-cell>
          <table:table-cell office:value-type="float" office:value="954064">
            <text:p>954064</text:p>
          </table:table-cell>
          <table:table-cell office:value-type="float" office:value="411432">
            <text:p>411432</text:p>
          </table:table-cell>
          <table:table-cell office:value-type="float" office:value="2570012">
            <text:p>2570012</text:p>
          </table:table-cell>
          <table:table-cell table:formula="of:=AVERAGE([.B110:.AE110])" office:value-type="float" office:value="1762820.13333333">
            <text:p>1762820,13333333</text:p>
          </table:table-cell>
          <table:table-cell table:formula="of:=(([.AF110]*8)/1000)/1000" office:value-type="float" office:value="14.1025610666667">
            <text:p>14,10256106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95336">
            <text:p>495336</text:p>
          </table:table-cell>
          <table:table-cell office:value-type="float" office:value="2818028">
            <text:p>2818028</text:p>
          </table:table-cell>
          <table:table-cell office:value-type="float" office:value="3232452">
            <text:p>3232452</text:p>
          </table:table-cell>
          <table:table-cell office:value-type="float" office:value="3106700">
            <text:p>3106700</text:p>
          </table:table-cell>
          <table:table-cell office:value-type="float" office:value="2937920">
            <text:p>2937920</text:p>
          </table:table-cell>
          <table:table-cell office:value-type="float" office:value="0">
            <text:p>0</text:p>
          </table:table-cell>
          <table:table-cell office:value-type="float" office:value="1666416">
            <text:p>1666416</text:p>
          </table:table-cell>
          <table:table-cell office:value-type="float" office:value="3091924">
            <text:p>3091924</text:p>
          </table:table-cell>
          <table:table-cell office:value-type="float" office:value="3109816">
            <text:p>3109816</text:p>
          </table:table-cell>
          <table:table-cell office:value-type="float" office:value="3601640">
            <text:p>3601640</text:p>
          </table:table-cell>
          <table:table-cell office:value-type="float" office:value="2896856">
            <text:p>2896856</text:p>
          </table:table-cell>
          <table:table-cell office:value-type="float" office:value="1751560">
            <text:p>1751560</text:p>
          </table:table-cell>
          <table:table-cell office:value-type="float" office:value="3077616">
            <text:p>3077616</text:p>
          </table:table-cell>
          <table:table-cell office:value-type="float" office:value="2997536">
            <text:p>2997536</text:p>
          </table:table-cell>
          <table:table-cell office:value-type="float" office:value="3302768">
            <text:p>3302768</text:p>
          </table:table-cell>
          <table:table-cell office:value-type="float" office:value="0">
            <text:p>0</text:p>
          </table:table-cell>
          <table:table-cell office:value-type="float" office:value="2993200">
            <text:p>2993200</text:p>
          </table:table-cell>
          <table:table-cell office:value-type="float" office:value="3158976">
            <text:p>3158976</text:p>
          </table:table-cell>
          <table:table-cell office:value-type="float" office:value="253520">
            <text:p>253520</text:p>
          </table:table-cell>
          <table:table-cell office:value-type="float" office:value="996512">
            <text:p>996512</text:p>
          </table:table-cell>
          <table:table-cell office:value-type="float" office:value="0">
            <text:p>0</text:p>
          </table:table-cell>
          <table:table-cell office:value-type="float" office:value="2787832">
            <text:p>2787832</text:p>
          </table:table-cell>
          <table:table-cell office:value-type="float" office:value="2987096">
            <text:p>2987096</text:p>
          </table:table-cell>
          <table:table-cell office:value-type="float" office:value="2299880">
            <text:p>2299880</text:p>
          </table:table-cell>
          <table:table-cell office:value-type="float" office:value="0">
            <text:p>0</text:p>
          </table:table-cell>
          <table:table-cell office:value-type="float" office:value="309160">
            <text:p>309160</text:p>
          </table:table-cell>
          <table:table-cell table:number-columns-repeated="2" office:value-type="float" office:value="0">
            <text:p>0</text:p>
          </table:table-cell>
          <table:table-cell office:value-type="float" office:value="3486420">
            <text:p>3486420</text:p>
          </table:table-cell>
          <table:table-cell office:value-type="float" office:value="3216688">
            <text:p>3216688</text:p>
          </table:table-cell>
          <table:table-cell table:formula="of:=AVERAGE([.B111:.AE111])" office:value-type="float" office:value="2019195.06666667">
            <text:p>2019195,06666667</text:p>
          </table:table-cell>
          <table:table-cell table:formula="of:=(([.AF111]*8)/1000)/1000" office:value-type="float" office:value="16.1535605333333">
            <text:p>16,153560533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82720">
            <text:p>3282720</text:p>
          </table:table-cell>
          <table:table-cell office:value-type="float" office:value="1447232">
            <text:p>1447232</text:p>
          </table:table-cell>
          <table:table-cell office:value-type="float" office:value="2918500">
            <text:p>2918500</text:p>
          </table:table-cell>
          <table:table-cell office:value-type="float" office:value="3165568">
            <text:p>3165568</text:p>
          </table:table-cell>
          <table:table-cell office:value-type="float" office:value="2825708">
            <text:p>2825708</text:p>
          </table:table-cell>
          <table:table-cell office:value-type="float" office:value="2780984">
            <text:p>2780984</text:p>
          </table:table-cell>
          <table:table-cell office:value-type="float" office:value="2668916">
            <text:p>2668916</text:p>
          </table:table-cell>
          <table:table-cell office:value-type="float" office:value="3491796">
            <text:p>3491796</text:p>
          </table:table-cell>
          <table:table-cell office:value-type="float" office:value="2944924">
            <text:p>2944924</text:p>
          </table:table-cell>
          <table:table-cell office:value-type="float" office:value="3107800">
            <text:p>3107800</text:p>
          </table:table-cell>
          <table:table-cell office:value-type="float" office:value="0">
            <text:p>0</text:p>
          </table:table-cell>
          <table:table-cell office:value-type="float" office:value="3227472">
            <text:p>3227472</text:p>
          </table:table-cell>
          <table:table-cell office:value-type="float" office:value="3362280">
            <text:p>3362280</text:p>
          </table:table-cell>
          <table:table-cell office:value-type="float" office:value="1622700">
            <text:p>1622700</text:p>
          </table:table-cell>
          <table:table-cell office:value-type="float" office:value="1447100">
            <text:p>1447100</text:p>
          </table:table-cell>
          <table:table-cell office:value-type="float" office:value="3150464">
            <text:p>3150464</text:p>
          </table:table-cell>
          <table:table-cell office:value-type="float" office:value="3319376">
            <text:p>3319376</text:p>
          </table:table-cell>
          <table:table-cell table:number-columns-repeated="3" office:value-type="float" office:value="0">
            <text:p>0</text:p>
          </table:table-cell>
          <table:table-cell office:value-type="float" office:value="1797252">
            <text:p>1797252</text:p>
          </table:table-cell>
          <table:table-cell office:value-type="float" office:value="2828888">
            <text:p>2828888</text:p>
          </table:table-cell>
          <table:table-cell office:value-type="float" office:value="2676628">
            <text:p>2676628</text:p>
          </table:table-cell>
          <table:table-cell office:value-type="float" office:value="579400">
            <text:p>579400</text:p>
          </table:table-cell>
          <table:table-cell table:number-columns-repeated="3" office:value-type="float" office:value="0">
            <text:p>0</text:p>
          </table:table-cell>
          <table:table-cell office:value-type="float" office:value="3488864">
            <text:p>3488864</text:p>
          </table:table-cell>
          <table:table-cell office:value-type="float" office:value="3661796">
            <text:p>3661796</text:p>
          </table:table-cell>
          <table:table-cell table:formula="of:=AVERAGE([.B112:.AE112])" office:value-type="float" office:value="1993212.26666667">
            <text:p>1993212,26666667</text:p>
          </table:table-cell>
          <table:table-cell table:formula="of:=(([.AF112]*8)/1000)/1000" office:value-type="float" office:value="15.9456981333333">
            <text:p>15,945698133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72952">
            <text:p>572952</text:p>
          </table:table-cell>
          <table:table-cell office:value-type="float" office:value="2805900">
            <text:p>2805900</text:p>
          </table:table-cell>
          <table:table-cell office:value-type="float" office:value="0">
            <text:p>0</text:p>
          </table:table-cell>
          <table:table-cell office:value-type="float" office:value="2680920">
            <text:p>2680920</text:p>
          </table:table-cell>
          <table:table-cell office:value-type="float" office:value="2963292">
            <text:p>2963292</text:p>
          </table:table-cell>
          <table:table-cell office:value-type="float" office:value="3140524">
            <text:p>3140524</text:p>
          </table:table-cell>
          <table:table-cell office:value-type="float" office:value="3511532">
            <text:p>3511532</text:p>
          </table:table-cell>
          <table:table-cell office:value-type="float" office:value="3378052">
            <text:p>3378052</text:p>
          </table:table-cell>
          <table:table-cell office:value-type="float" office:value="3029784">
            <text:p>3029784</text:p>
          </table:table-cell>
          <table:table-cell office:value-type="float" office:value="3304048">
            <text:p>3304048</text:p>
          </table:table-cell>
          <table:table-cell office:value-type="float" office:value="3621208">
            <text:p>3621208</text:p>
          </table:table-cell>
          <table:table-cell office:value-type="float" office:value="1573080">
            <text:p>1573080</text:p>
          </table:table-cell>
          <table:table-cell office:value-type="float" office:value="35072">
            <text:p>35072</text:p>
          </table:table-cell>
          <table:table-cell office:value-type="float" office:value="1166268">
            <text:p>1166268</text:p>
          </table:table-cell>
          <table:table-cell office:value-type="float" office:value="0">
            <text:p>0</text:p>
          </table:table-cell>
          <table:table-cell office:value-type="float" office:value="3394076">
            <text:p>3394076</text:p>
          </table:table-cell>
          <table:table-cell office:value-type="float" office:value="2792300">
            <text:p>2792300</text:p>
          </table:table-cell>
          <table:table-cell office:value-type="float" office:value="3059580">
            <text:p>3059580</text:p>
          </table:table-cell>
          <table:table-cell table:number-columns-repeated="2" office:value-type="float" office:value="0">
            <text:p>0</text:p>
          </table:table-cell>
          <table:table-cell office:value-type="float" office:value="85688">
            <text:p>85688</text:p>
          </table:table-cell>
          <table:table-cell office:value-type="float" office:value="589356">
            <text:p>589356</text:p>
          </table:table-cell>
          <table:table-cell office:value-type="float" office:value="3326608">
            <text:p>3326608</text:p>
          </table:table-cell>
          <table:table-cell office:value-type="float" office:value="3132992">
            <text:p>3132992</text:p>
          </table:table-cell>
          <table:table-cell office:value-type="float" office:value="3420380">
            <text:p>3420380</text:p>
          </table:table-cell>
          <table:table-cell office:value-type="float" office:value="376388">
            <text:p>376388</text:p>
          </table:table-cell>
          <table:table-cell office:value-type="float" office:value="0">
            <text:p>0</text:p>
          </table:table-cell>
          <table:table-cell office:value-type="float" office:value="1384152">
            <text:p>1384152</text:p>
          </table:table-cell>
          <table:table-cell office:value-type="float" office:value="1842716">
            <text:p>1842716</text:p>
          </table:table-cell>
          <table:table-cell office:value-type="float" office:value="2659136">
            <text:p>2659136</text:p>
          </table:table-cell>
          <table:table-cell table:formula="of:=AVERAGE([.B113:.AE113])" office:value-type="float" office:value="1928200.13333333">
            <text:p>1928200,13333333</text:p>
          </table:table-cell>
          <table:table-cell table:formula="of:=(([.AF113]*8)/1000)/1000" office:value-type="float" office:value="15.4256010666667">
            <text:p>15,4256010667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978512">
            <text:p>2978512</text:p>
          </table:table-cell>
          <table:table-cell office:value-type="float" office:value="2670612">
            <text:p>2670612</text:p>
          </table:table-cell>
          <table:table-cell office:value-type="float" office:value="0">
            <text:p>0</text:p>
          </table:table-cell>
          <table:table-cell office:value-type="float" office:value="2812436">
            <text:p>2812436</text:p>
          </table:table-cell>
          <table:table-cell office:value-type="float" office:value="2653488">
            <text:p>2653488</text:p>
          </table:table-cell>
          <table:table-cell office:value-type="float" office:value="2287976">
            <text:p>2287976</text:p>
          </table:table-cell>
          <table:table-cell office:value-type="float" office:value="3072724">
            <text:p>3072724</text:p>
          </table:table-cell>
          <table:table-cell office:value-type="float" office:value="269880">
            <text:p>269880</text:p>
          </table:table-cell>
          <table:table-cell office:value-type="float" office:value="2943008">
            <text:p>2943008</text:p>
          </table:table-cell>
          <table:table-cell office:value-type="float" office:value="2629152">
            <text:p>2629152</text:p>
          </table:table-cell>
          <table:table-cell office:value-type="float" office:value="2449232">
            <text:p>2449232</text:p>
          </table:table-cell>
          <table:table-cell office:value-type="float" office:value="3249184">
            <text:p>3249184</text:p>
          </table:table-cell>
          <table:table-cell office:value-type="float" office:value="0">
            <text:p>0</text:p>
          </table:table-cell>
          <table:table-cell office:value-type="float" office:value="2910448">
            <text:p>2910448</text:p>
          </table:table-cell>
          <table:table-cell office:value-type="float" office:value="1944336">
            <text:p>1944336</text:p>
          </table:table-cell>
          <table:table-cell office:value-type="float" office:value="3557744">
            <text:p>3557744</text:p>
          </table:table-cell>
          <table:table-cell office:value-type="float" office:value="2637864">
            <text:p>2637864</text:p>
          </table:table-cell>
          <table:table-cell office:value-type="float" office:value="3220260">
            <text:p>3220260</text:p>
          </table:table-cell>
          <table:table-cell office:value-type="float" office:value="1652104">
            <text:p>1652104</text:p>
          </table:table-cell>
          <table:table-cell office:value-type="float" office:value="1207384">
            <text:p>1207384</text:p>
          </table:table-cell>
          <table:table-cell office:value-type="float" office:value="2845052">
            <text:p>2845052</text:p>
          </table:table-cell>
          <table:table-cell office:value-type="float" office:value="3215164">
            <text:p>3215164</text:p>
          </table:table-cell>
          <table:table-cell office:value-type="float" office:value="3056600">
            <text:p>3056600</text:p>
          </table:table-cell>
          <table:table-cell office:value-type="float" office:value="2492476">
            <text:p>2492476</text:p>
          </table:table-cell>
          <table:table-cell office:value-type="float" office:value="2161936">
            <text:p>2161936</text:p>
          </table:table-cell>
          <table:table-cell office:value-type="float" office:value="3125112">
            <text:p>3125112</text:p>
          </table:table-cell>
          <table:table-cell office:value-type="float" office:value="2459964">
            <text:p>2459964</text:p>
          </table:table-cell>
          <table:table-cell office:value-type="float" office:value="3287208">
            <text:p>3287208</text:p>
          </table:table-cell>
          <table:table-cell office:value-type="float" office:value="0">
            <text:p>0</text:p>
          </table:table-cell>
          <table:table-cell office:value-type="float" office:value="3186804">
            <text:p>3186804</text:p>
          </table:table-cell>
          <table:table-cell table:formula="of:=AVERAGE([.B114:.AE114])" office:value-type="float" office:value="2365888.66666667">
            <text:p>2365888,66666667</text:p>
          </table:table-cell>
          <table:table-cell table:formula="of:=(([.AF114]*8)/1000)/1000" office:value-type="float" office:value="18.9271093333333">
            <text:p>18,9271093333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628500">
            <text:p>2628500</text:p>
          </table:table-cell>
          <table:table-cell office:value-type="float" office:value="3239760">
            <text:p>3239760</text:p>
          </table:table-cell>
          <table:table-cell office:value-type="float" office:value="1452644">
            <text:p>1452644</text:p>
          </table:table-cell>
          <table:table-cell office:value-type="float" office:value="1772000">
            <text:p>1772000</text:p>
          </table:table-cell>
          <table:table-cell office:value-type="float" office:value="2949972">
            <text:p>2949972</text:p>
          </table:table-cell>
          <table:table-cell office:value-type="float" office:value="0">
            <text:p>0</text:p>
          </table:table-cell>
          <table:table-cell office:value-type="float" office:value="2963208">
            <text:p>2963208</text:p>
          </table:table-cell>
          <table:table-cell office:value-type="float" office:value="0">
            <text:p>0</text:p>
          </table:table-cell>
          <table:table-cell office:value-type="float" office:value="3384848">
            <text:p>3384848</text:p>
          </table:table-cell>
          <table:table-cell office:value-type="float" office:value="2465852">
            <text:p>2465852</text:p>
          </table:table-cell>
          <table:table-cell office:value-type="float" office:value="3288796">
            <text:p>3288796</text:p>
          </table:table-cell>
          <table:table-cell office:value-type="float" office:value="3261760">
            <text:p>3261760</text:p>
          </table:table-cell>
          <table:table-cell office:value-type="float" office:value="0">
            <text:p>0</text:p>
          </table:table-cell>
          <table:table-cell office:value-type="float" office:value="3519280">
            <text:p>3519280</text:p>
          </table:table-cell>
          <table:table-cell office:value-type="float" office:value="3581180">
            <text:p>3581180</text:p>
          </table:table-cell>
          <table:table-cell office:value-type="float" office:value="3496928">
            <text:p>3496928</text:p>
          </table:table-cell>
          <table:table-cell office:value-type="float" office:value="3227652">
            <text:p>3227652</text:p>
          </table:table-cell>
          <table:table-cell office:value-type="float" office:value="2505700">
            <text:p>2505700</text:p>
          </table:table-cell>
          <table:table-cell office:value-type="float" office:value="3382392">
            <text:p>3382392</text:p>
          </table:table-cell>
          <table:table-cell office:value-type="float" office:value="2912344">
            <text:p>2912344</text:p>
          </table:table-cell>
          <table:table-cell office:value-type="float" office:value="2083440">
            <text:p>2083440</text:p>
          </table:table-cell>
          <table:table-cell office:value-type="float" office:value="2965892">
            <text:p>2965892</text:p>
          </table:table-cell>
          <table:table-cell office:value-type="float" office:value="2556608">
            <text:p>2556608</text:p>
          </table:table-cell>
          <table:table-cell office:value-type="float" office:value="80852">
            <text:p>80852</text:p>
          </table:table-cell>
          <table:table-cell office:value-type="float" office:value="41176">
            <text:p>41176</text:p>
          </table:table-cell>
          <table:table-cell office:value-type="float" office:value="2912908">
            <text:p>2912908</text:p>
          </table:table-cell>
          <table:table-cell office:value-type="float" office:value="3174012">
            <text:p>3174012</text:p>
          </table:table-cell>
          <table:table-cell office:value-type="float" office:value="2317776">
            <text:p>2317776</text:p>
          </table:table-cell>
          <table:table-cell office:value-type="float" office:value="0">
            <text:p>0</text:p>
          </table:table-cell>
          <table:table-cell office:value-type="float" office:value="3415836">
            <text:p>3415836</text:p>
          </table:table-cell>
          <table:table-cell table:formula="of:=AVERAGE([.B115:.AE115])" office:value-type="float" office:value="2319377.2">
            <text:p>2319377,2</text:p>
          </table:table-cell>
          <table:table-cell table:formula="of:=(([.AF115]*8)/1000)/1000" office:value-type="float" office:value="18.5550176">
            <text:p>18,5550176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448972">
            <text:p>2448972</text:p>
          </table:table-cell>
          <table:table-cell office:value-type="float" office:value="2704956">
            <text:p>2704956</text:p>
          </table:table-cell>
          <table:table-cell office:value-type="float" office:value="3047992">
            <text:p>3047992</text:p>
          </table:table-cell>
          <table:table-cell office:value-type="float" office:value="0">
            <text:p>0</text:p>
          </table:table-cell>
          <table:table-cell office:value-type="float" office:value="2340052">
            <text:p>2340052</text:p>
          </table:table-cell>
          <table:table-cell office:value-type="float" office:value="1446204">
            <text:p>1446204</text:p>
          </table:table-cell>
          <table:table-cell office:value-type="float" office:value="1854752">
            <text:p>1854752</text:p>
          </table:table-cell>
          <table:table-cell office:value-type="float" office:value="1275152">
            <text:p>1275152</text:p>
          </table:table-cell>
          <table:table-cell office:value-type="float" office:value="3166912">
            <text:p>3166912</text:p>
          </table:table-cell>
          <table:table-cell office:value-type="float" office:value="0">
            <text:p>0</text:p>
          </table:table-cell>
          <table:table-cell office:value-type="float" office:value="3078924">
            <text:p>3078924</text:p>
          </table:table-cell>
          <table:table-cell office:value-type="float" office:value="3385248">
            <text:p>3385248</text:p>
          </table:table-cell>
          <table:table-cell office:value-type="float" office:value="403516">
            <text:p>403516</text:p>
          </table:table-cell>
          <table:table-cell office:value-type="float" office:value="2793444">
            <text:p>2793444</text:p>
          </table:table-cell>
          <table:table-cell office:value-type="float" office:value="3268240">
            <text:p>3268240</text:p>
          </table:table-cell>
          <table:table-cell office:value-type="float" office:value="2754124">
            <text:p>2754124</text:p>
          </table:table-cell>
          <table:table-cell office:value-type="float" office:value="0">
            <text:p>0</text:p>
          </table:table-cell>
          <table:table-cell office:value-type="float" office:value="2878404">
            <text:p>2878404</text:p>
          </table:table-cell>
          <table:table-cell office:value-type="float" office:value="3124948">
            <text:p>3124948</text:p>
          </table:table-cell>
          <table:table-cell office:value-type="float" office:value="3513536">
            <text:p>3513536</text:p>
          </table:table-cell>
          <table:table-cell office:value-type="float" office:value="0">
            <text:p>0</text:p>
          </table:table-cell>
          <table:table-cell office:value-type="float" office:value="2947896">
            <text:p>2947896</text:p>
          </table:table-cell>
          <table:table-cell table:number-columns-repeated="3" office:value-type="float" office:value="0">
            <text:p>0</text:p>
          </table:table-cell>
          <table:table-cell office:value-type="float" office:value="613920">
            <text:p>613920</text:p>
          </table:table-cell>
          <table:table-cell office:value-type="float" office:value="349588">
            <text:p>349588</text:p>
          </table:table-cell>
          <table:table-cell office:value-type="float" office:value="90916">
            <text:p>90916</text:p>
          </table:table-cell>
          <table:table-cell office:value-type="float" office:value="1662508">
            <text:p>1662508</text:p>
          </table:table-cell>
          <table:table-cell office:value-type="float" office:value="3169324">
            <text:p>3169324</text:p>
          </table:table-cell>
          <table:table-cell table:formula="of:=AVERAGE([.B116:.AE116])" office:value-type="float" office:value="1743984.26666667">
            <text:p>1743984,26666667</text:p>
          </table:table-cell>
          <table:table-cell table:formula="of:=(([.AF116]*8)/1000)/1000" office:value-type="float" office:value="13.9518741333333">
            <text:p>13,9518741333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252500">
            <text:p>3252500</text:p>
          </table:table-cell>
          <table:table-cell office:value-type="float" office:value="2220996">
            <text:p>2220996</text:p>
          </table:table-cell>
          <table:table-cell office:value-type="float" office:value="2924144">
            <text:p>2924144</text:p>
          </table:table-cell>
          <table:table-cell office:value-type="float" office:value="553032">
            <text:p>553032</text:p>
          </table:table-cell>
          <table:table-cell office:value-type="float" office:value="0">
            <text:p>0</text:p>
          </table:table-cell>
          <table:table-cell office:value-type="float" office:value="2967396">
            <text:p>2967396</text:p>
          </table:table-cell>
          <table:table-cell office:value-type="float" office:value="0">
            <text:p>0</text:p>
          </table:table-cell>
          <table:table-cell office:value-type="float" office:value="3070384">
            <text:p>3070384</text:p>
          </table:table-cell>
          <table:table-cell office:value-type="float" office:value="3344956">
            <text:p>3344956</text:p>
          </table:table-cell>
          <table:table-cell office:value-type="float" office:value="0">
            <text:p>0</text:p>
          </table:table-cell>
          <table:table-cell office:value-type="float" office:value="2925888">
            <text:p>2925888</text:p>
          </table:table-cell>
          <table:table-cell office:value-type="float" office:value="3041652">
            <text:p>3041652</text:p>
          </table:table-cell>
          <table:table-cell office:value-type="float" office:value="2997348">
            <text:p>2997348</text:p>
          </table:table-cell>
          <table:table-cell office:value-type="float" office:value="3206972">
            <text:p>3206972</text:p>
          </table:table-cell>
          <table:table-cell office:value-type="float" office:value="837292">
            <text:p>837292</text:p>
          </table:table-cell>
          <table:table-cell office:value-type="float" office:value="3127628">
            <text:p>3127628</text:p>
          </table:table-cell>
          <table:table-cell office:value-type="float" office:value="947508">
            <text:p>947508</text:p>
          </table:table-cell>
          <table:table-cell office:value-type="float" office:value="3117368">
            <text:p>3117368</text:p>
          </table:table-cell>
          <table:table-cell office:value-type="float" office:value="3003476">
            <text:p>3003476</text:p>
          </table:table-cell>
          <table:table-cell office:value-type="float" office:value="3301240">
            <text:p>3301240</text:p>
          </table:table-cell>
          <table:table-cell office:value-type="float" office:value="0">
            <text:p>0</text:p>
          </table:table-cell>
          <table:table-cell office:value-type="float" office:value="1581344">
            <text:p>1581344</text:p>
          </table:table-cell>
          <table:table-cell office:value-type="float" office:value="0">
            <text:p>0</text:p>
          </table:table-cell>
          <table:table-cell office:value-type="float" office:value="1485080">
            <text:p>1485080</text:p>
          </table:table-cell>
          <table:table-cell office:value-type="float" office:value="74748">
            <text:p>74748</text:p>
          </table:table-cell>
          <table:table-cell table:number-columns-repeated="2" office:value-type="float" office:value="0">
            <text:p>0</text:p>
          </table:table-cell>
          <table:table-cell office:value-type="float" office:value="2947380">
            <text:p>2947380</text:p>
          </table:table-cell>
          <table:table-cell office:value-type="float" office:value="2960564">
            <text:p>2960564</text:p>
          </table:table-cell>
          <table:table-cell office:value-type="float" office:value="455068">
            <text:p>455068</text:p>
          </table:table-cell>
          <table:table-cell table:formula="of:=AVERAGE([.B117:.AE117])" office:value-type="float" office:value="1811465.46666667">
            <text:p>1811465,46666667</text:p>
          </table:table-cell>
          <table:table-cell table:formula="of:=(([.AF117]*8)/1000)/1000" office:value-type="float" office:value="14.4917237333333">
            <text:p>14,4917237333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555592">
            <text:p>2555592</text:p>
          </table:table-cell>
          <table:table-cell office:value-type="float" office:value="2184556">
            <text:p>2184556</text:p>
          </table:table-cell>
          <table:table-cell office:value-type="float" office:value="251508">
            <text:p>251508</text:p>
          </table:table-cell>
          <table:table-cell office:value-type="float" office:value="3168668">
            <text:p>3168668</text:p>
          </table:table-cell>
          <table:table-cell office:value-type="float" office:value="0">
            <text:p>0</text:p>
          </table:table-cell>
          <table:table-cell office:value-type="float" office:value="3377888">
            <text:p>3377888</text:p>
          </table:table-cell>
          <table:table-cell office:value-type="float" office:value="0">
            <text:p>0</text:p>
          </table:table-cell>
          <table:table-cell office:value-type="float" office:value="3094032">
            <text:p>3094032</text:p>
          </table:table-cell>
          <table:table-cell office:value-type="float" office:value="2630552">
            <text:p>2630552</text:p>
          </table:table-cell>
          <table:table-cell office:value-type="float" office:value="0">
            <text:p>0</text:p>
          </table:table-cell>
          <table:table-cell office:value-type="float" office:value="3894100">
            <text:p>3894100</text:p>
          </table:table-cell>
          <table:table-cell office:value-type="float" office:value="1966028">
            <text:p>1966028</text:p>
          </table:table-cell>
          <table:table-cell office:value-type="float" office:value="2127276">
            <text:p>2127276</text:p>
          </table:table-cell>
          <table:table-cell office:value-type="float" office:value="2915876">
            <text:p>2915876</text:p>
          </table:table-cell>
          <table:table-cell office:value-type="float" office:value="1136892">
            <text:p>1136892</text:p>
          </table:table-cell>
          <table:table-cell office:value-type="float" office:value="3694224">
            <text:p>3694224</text:p>
          </table:table-cell>
          <table:table-cell office:value-type="float" office:value="2993324">
            <text:p>2993324</text:p>
          </table:table-cell>
          <table:table-cell office:value-type="float" office:value="2472076">
            <text:p>2472076</text:p>
          </table:table-cell>
          <table:table-cell office:value-type="float" office:value="3456684">
            <text:p>3456684</text:p>
          </table:table-cell>
          <table:table-cell office:value-type="float" office:value="2888028">
            <text:p>2888028</text:p>
          </table:table-cell>
          <table:table-cell office:value-type="float" office:value="812260">
            <text:p>812260</text:p>
          </table:table-cell>
          <table:table-cell office:value-type="float" office:value="0">
            <text:p>0</text:p>
          </table:table-cell>
          <table:table-cell office:value-type="float" office:value="526020">
            <text:p>526020</text:p>
          </table:table-cell>
          <table:table-cell office:value-type="float" office:value="2874632">
            <text:p>2874632</text:p>
          </table:table-cell>
          <table:table-cell office:value-type="float" office:value="3122148">
            <text:p>3122148</text:p>
          </table:table-cell>
          <table:table-cell office:value-type="float" office:value="2006680">
            <text:p>2006680</text:p>
          </table:table-cell>
          <table:table-cell office:value-type="float" office:value="0">
            <text:p>0</text:p>
          </table:table-cell>
          <table:table-cell office:value-type="float" office:value="2880464">
            <text:p>2880464</text:p>
          </table:table-cell>
          <table:table-cell office:value-type="float" office:value="3033212">
            <text:p>3033212</text:p>
          </table:table-cell>
          <table:table-cell office:value-type="float" office:value="0">
            <text:p>0</text:p>
          </table:table-cell>
          <table:table-cell table:formula="of:=AVERAGE([.B118:.AE118])" office:value-type="float" office:value="2002090.66666667">
            <text:p>2002090,66666667</text:p>
          </table:table-cell>
          <table:table-cell table:formula="of:=(([.AF118]*8)/1000)/1000" office:value-type="float" office:value="16.0167253333333">
            <text:p>16,01672533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639624">
            <text:p>2639624</text:p>
          </table:table-cell>
          <table:table-cell office:value-type="float" office:value="2691804">
            <text:p>2691804</text:p>
          </table:table-cell>
          <table:table-cell office:value-type="float" office:value="0">
            <text:p>0</text:p>
          </table:table-cell>
          <table:table-cell office:value-type="float" office:value="2885084">
            <text:p>2885084</text:p>
          </table:table-cell>
          <table:table-cell office:value-type="float" office:value="2393120">
            <text:p>2393120</text:p>
          </table:table-cell>
          <table:table-cell office:value-type="float" office:value="2688048">
            <text:p>2688048</text:p>
          </table:table-cell>
          <table:table-cell office:value-type="float" office:value="2244656">
            <text:p>2244656</text:p>
          </table:table-cell>
          <table:table-cell office:value-type="float" office:value="896832">
            <text:p>896832</text:p>
          </table:table-cell>
          <table:table-cell office:value-type="float" office:value="660044">
            <text:p>660044</text:p>
          </table:table-cell>
          <table:table-cell office:value-type="float" office:value="2832632">
            <text:p>2832632</text:p>
          </table:table-cell>
          <table:table-cell office:value-type="float" office:value="2671600">
            <text:p>2671600</text:p>
          </table:table-cell>
          <table:table-cell office:value-type="float" office:value="0">
            <text:p>0</text:p>
          </table:table-cell>
          <table:table-cell office:value-type="float" office:value="3271008">
            <text:p>3271008</text:p>
          </table:table-cell>
          <table:table-cell office:value-type="float" office:value="3131132">
            <text:p>3131132</text:p>
          </table:table-cell>
          <table:table-cell office:value-type="float" office:value="3184336">
            <text:p>3184336</text:p>
          </table:table-cell>
          <table:table-cell office:value-type="float" office:value="3648648">
            <text:p>3648648</text:p>
          </table:table-cell>
          <table:table-cell office:value-type="float" office:value="3173976">
            <text:p>3173976</text:p>
          </table:table-cell>
          <table:table-cell office:value-type="float" office:value="0">
            <text:p>0</text:p>
          </table:table-cell>
          <table:table-cell office:value-type="float" office:value="3271016">
            <text:p>3271016</text:p>
          </table:table-cell>
          <table:table-cell office:value-type="float" office:value="2555364">
            <text:p>2555364</text:p>
          </table:table-cell>
          <table:table-cell office:value-type="float" office:value="3079332">
            <text:p>3079332</text:p>
          </table:table-cell>
          <table:table-cell office:value-type="float" office:value="543120">
            <text:p>543120</text:p>
          </table:table-cell>
          <table:table-cell office:value-type="float" office:value="3059780">
            <text:p>3059780</text:p>
          </table:table-cell>
          <table:table-cell office:value-type="float" office:value="2441560">
            <text:p>2441560</text:p>
          </table:table-cell>
          <table:table-cell office:value-type="float" office:value="3048396">
            <text:p>3048396</text:p>
          </table:table-cell>
          <table:table-cell office:value-type="float" office:value="2837132">
            <text:p>2837132</text:p>
          </table:table-cell>
          <table:table-cell office:value-type="float" office:value="0">
            <text:p>0</text:p>
          </table:table-cell>
          <table:table-cell office:value-type="float" office:value="3293676">
            <text:p>3293676</text:p>
          </table:table-cell>
          <table:table-cell office:value-type="float" office:value="2550332">
            <text:p>2550332</text:p>
          </table:table-cell>
          <table:table-cell office:value-type="float" office:value="0">
            <text:p>0</text:p>
          </table:table-cell>
          <table:table-cell table:formula="of:=AVERAGE([.B119:.AE119])" office:value-type="float" office:value="2189741.73333333">
            <text:p>2189741,73333333</text:p>
          </table:table-cell>
          <table:table-cell table:formula="of:=(([.AF119]*8)/1000)/1000" office:value-type="float" office:value="17.5179338666667">
            <text:p>17,5179338667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257048">
            <text:p>3257048</text:p>
          </table:table-cell>
          <table:table-cell office:value-type="float" office:value="3125844">
            <text:p>3125844</text:p>
          </table:table-cell>
          <table:table-cell office:value-type="float" office:value="0">
            <text:p>0</text:p>
          </table:table-cell>
          <table:table-cell office:value-type="float" office:value="1829736">
            <text:p>1829736</text:p>
          </table:table-cell>
          <table:table-cell office:value-type="float" office:value="3008436">
            <text:p>3008436</text:p>
          </table:table-cell>
          <table:table-cell office:value-type="float" office:value="0">
            <text:p>0</text:p>
          </table:table-cell>
          <table:table-cell office:value-type="float" office:value="2602548">
            <text:p>2602548</text:p>
          </table:table-cell>
          <table:table-cell office:value-type="float" office:value="3231260">
            <text:p>3231260</text:p>
          </table:table-cell>
          <table:table-cell office:value-type="float" office:value="3335040">
            <text:p>3335040</text:p>
          </table:table-cell>
          <table:table-cell office:value-type="float" office:value="3008268">
            <text:p>3008268</text:p>
          </table:table-cell>
          <table:table-cell office:value-type="float" office:value="1718300">
            <text:p>1718300</text:p>
          </table:table-cell>
          <table:table-cell office:value-type="float" office:value="0">
            <text:p>0</text:p>
          </table:table-cell>
          <table:table-cell office:value-type="float" office:value="3141488">
            <text:p>3141488</text:p>
          </table:table-cell>
          <table:table-cell office:value-type="float" office:value="3040652">
            <text:p>3040652</text:p>
          </table:table-cell>
          <table:table-cell office:value-type="float" office:value="2756192">
            <text:p>2756192</text:p>
          </table:table-cell>
          <table:table-cell office:value-type="float" office:value="811096">
            <text:p>811096</text:p>
          </table:table-cell>
          <table:table-cell office:value-type="float" office:value="2642992">
            <text:p>2642992</text:p>
          </table:table-cell>
          <table:table-cell office:value-type="float" office:value="0">
            <text:p>0</text:p>
          </table:table-cell>
          <table:table-cell office:value-type="float" office:value="3020704">
            <text:p>3020704</text:p>
          </table:table-cell>
          <table:table-cell office:value-type="float" office:value="3092496">
            <text:p>3092496</text:p>
          </table:table-cell>
          <table:table-cell office:value-type="float" office:value="2675724">
            <text:p>2675724</text:p>
          </table:table-cell>
          <table:table-cell office:value-type="float" office:value="2748696">
            <text:p>2748696</text:p>
          </table:table-cell>
          <table:table-cell office:value-type="float" office:value="3016336">
            <text:p>3016336</text:p>
          </table:table-cell>
          <table:table-cell office:value-type="float" office:value="932312">
            <text:p>932312</text:p>
          </table:table-cell>
          <table:table-cell office:value-type="float" office:value="3211632">
            <text:p>3211632</text:p>
          </table:table-cell>
          <table:table-cell office:value-type="float" office:value="2695036">
            <text:p>2695036</text:p>
          </table:table-cell>
          <table:table-cell office:value-type="float" office:value="1733292">
            <text:p>1733292</text:p>
          </table:table-cell>
          <table:table-cell office:value-type="float" office:value="2624496">
            <text:p>2624496</text:p>
          </table:table-cell>
          <table:table-cell office:value-type="float" office:value="2646788">
            <text:p>2646788</text:p>
          </table:table-cell>
          <table:table-cell office:value-type="float" office:value="3077436">
            <text:p>3077436</text:p>
          </table:table-cell>
          <table:table-cell table:formula="of:=AVERAGE([.B120:.AE120])" office:value-type="float" office:value="2299461.6">
            <text:p>2299461,6</text:p>
          </table:table-cell>
          <table:table-cell table:formula="of:=(([.AF120]*8)/1000)/1000" office:value-type="float" office:value="18.3956928">
            <text:p>18,3956928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867140">
            <text:p>1867140</text:p>
          </table:table-cell>
          <table:table-cell office:value-type="float" office:value="2728192">
            <text:p>2728192</text:p>
          </table:table-cell>
          <table:table-cell office:value-type="float" office:value="685224">
            <text:p>685224</text:p>
          </table:table-cell>
          <table:table-cell office:value-type="float" office:value="0">
            <text:p>0</text:p>
          </table:table-cell>
          <table:table-cell office:value-type="float" office:value="3245560">
            <text:p>3245560</text:p>
          </table:table-cell>
          <table:table-cell office:value-type="float" office:value="1317412">
            <text:p>1317412</text:p>
          </table:table-cell>
          <table:table-cell office:value-type="float" office:value="2976364">
            <text:p>2976364</text:p>
          </table:table-cell>
          <table:table-cell office:value-type="float" office:value="3379176">
            <text:p>3379176</text:p>
          </table:table-cell>
          <table:table-cell office:value-type="float" office:value="2578448">
            <text:p>2578448</text:p>
          </table:table-cell>
          <table:table-cell office:value-type="float" office:value="2530240">
            <text:p>2530240</text:p>
          </table:table-cell>
          <table:table-cell table:number-columns-repeated="2" office:value-type="float" office:value="0">
            <text:p>0</text:p>
          </table:table-cell>
          <table:table-cell office:value-type="float" office:value="3434416">
            <text:p>3434416</text:p>
          </table:table-cell>
          <table:table-cell office:value-type="float" office:value="2730476">
            <text:p>2730476</text:p>
          </table:table-cell>
          <table:table-cell office:value-type="float" office:value="3035768">
            <text:p>3035768</text:p>
          </table:table-cell>
          <table:table-cell table:number-columns-repeated="3" office:value-type="float" office:value="0">
            <text:p>0</text:p>
          </table:table-cell>
          <table:table-cell office:value-type="float" office:value="2433600">
            <text:p>2433600</text:p>
          </table:table-cell>
          <table:table-cell office:value-type="float" office:value="2301196">
            <text:p>2301196</text:p>
          </table:table-cell>
          <table:table-cell office:value-type="float" office:value="2929216">
            <text:p>2929216</text:p>
          </table:table-cell>
          <table:table-cell office:value-type="float" office:value="3056808">
            <text:p>3056808</text:p>
          </table:table-cell>
          <table:table-cell office:value-type="float" office:value="1688536">
            <text:p>1688536</text:p>
          </table:table-cell>
          <table:table-cell office:value-type="float" office:value="0">
            <text:p>0</text:p>
          </table:table-cell>
          <table:table-cell office:value-type="float" office:value="3188080">
            <text:p>3188080</text:p>
          </table:table-cell>
          <table:table-cell office:value-type="float" office:value="1497448">
            <text:p>1497448</text:p>
          </table:table-cell>
          <table:table-cell office:value-type="float" office:value="3103452">
            <text:p>3103452</text:p>
          </table:table-cell>
          <table:table-cell office:value-type="float" office:value="0">
            <text:p>0</text:p>
          </table:table-cell>
          <table:table-cell office:value-type="float" office:value="2393668">
            <text:p>2393668</text:p>
          </table:table-cell>
          <table:table-cell office:value-type="float" office:value="3125748">
            <text:p>3125748</text:p>
          </table:table-cell>
          <table:table-cell table:formula="of:=AVERAGE([.B121:.AE121])" office:value-type="float" office:value="1874205.6">
            <text:p>1874205,6</text:p>
          </table:table-cell>
          <table:table-cell table:formula="of:=(([.AF121]*8)/1000)/1000" office:value-type="float" office:value="14.9936448">
            <text:p>14,9936448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954956">
            <text:p>2954956</text:p>
          </table:table-cell>
          <table:table-cell office:value-type="float" office:value="2599672">
            <text:p>2599672</text:p>
          </table:table-cell>
          <table:table-cell office:value-type="float" office:value="587276">
            <text:p>587276</text:p>
          </table:table-cell>
          <table:table-cell office:value-type="float" office:value="893216">
            <text:p>893216</text:p>
          </table:table-cell>
          <table:table-cell office:value-type="float" office:value="2509784">
            <text:p>2509784</text:p>
          </table:table-cell>
          <table:table-cell office:value-type="float" office:value="667120">
            <text:p>667120</text:p>
          </table:table-cell>
          <table:table-cell office:value-type="float" office:value="2599204">
            <text:p>2599204</text:p>
          </table:table-cell>
          <table:table-cell office:value-type="float" office:value="3246596">
            <text:p>3246596</text:p>
          </table:table-cell>
          <table:table-cell office:value-type="float" office:value="3888828">
            <text:p>3888828</text:p>
          </table:table-cell>
          <table:table-cell office:value-type="float" office:value="0">
            <text:p>0</text:p>
          </table:table-cell>
          <table:table-cell office:value-type="float" office:value="1817620">
            <text:p>1817620</text:p>
          </table:table-cell>
          <table:table-cell office:value-type="float" office:value="2857172">
            <text:p>2857172</text:p>
          </table:table-cell>
          <table:table-cell office:value-type="float" office:value="2957984">
            <text:p>2957984</text:p>
          </table:table-cell>
          <table:table-cell office:value-type="float" office:value="986480">
            <text:p>986480</text:p>
          </table:table-cell>
          <table:table-cell office:value-type="float" office:value="2168156">
            <text:p>2168156</text:p>
          </table:table-cell>
          <table:table-cell office:value-type="float" office:value="0">
            <text:p>0</text:p>
          </table:table-cell>
          <table:table-cell office:value-type="float" office:value="1701724">
            <text:p>1701724</text:p>
          </table:table-cell>
          <table:table-cell table:number-columns-repeated="2" office:value-type="float" office:value="0">
            <text:p>0</text:p>
          </table:table-cell>
          <table:table-cell office:value-type="float" office:value="3241704">
            <text:p>3241704</text:p>
          </table:table-cell>
          <table:table-cell office:value-type="float" office:value="2710400">
            <text:p>2710400</text:p>
          </table:table-cell>
          <table:table-cell office:value-type="float" office:value="1698084">
            <text:p>1698084</text:p>
          </table:table-cell>
          <table:table-cell office:value-type="float" office:value="901048">
            <text:p>901048</text:p>
          </table:table-cell>
          <table:table-cell office:value-type="float" office:value="3165056">
            <text:p>3165056</text:p>
          </table:table-cell>
          <table:table-cell office:value-type="float" office:value="0">
            <text:p>0</text:p>
          </table:table-cell>
          <table:table-cell office:value-type="float" office:value="3493568">
            <text:p>3493568</text:p>
          </table:table-cell>
          <table:table-cell office:value-type="float" office:value="0">
            <text:p>0</text:p>
          </table:table-cell>
          <table:table-cell office:value-type="float" office:value="3282384">
            <text:p>3282384</text:p>
          </table:table-cell>
          <table:table-cell office:value-type="float" office:value="1670736">
            <text:p>1670736</text:p>
          </table:table-cell>
          <table:table-cell table:formula="of:=AVERAGE([.B122:.AE122])" office:value-type="float" office:value="1753292.26666667">
            <text:p>1753292,26666667</text:p>
          </table:table-cell>
          <table:table-cell table:formula="of:=(([.AF122]*8)/1000)/1000" office:value-type="float" office:value="14.0263381333333">
            <text:p>14,0263381333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451316">
            <text:p>1451316</text:p>
          </table:table-cell>
          <table:table-cell office:value-type="float" office:value="3034568">
            <text:p>3034568</text:p>
          </table:table-cell>
          <table:table-cell office:value-type="float" office:value="2940196">
            <text:p>2940196</text:p>
          </table:table-cell>
          <table:table-cell office:value-type="float" office:value="538908">
            <text:p>538908</text:p>
          </table:table-cell>
          <table:table-cell office:value-type="float" office:value="2870408">
            <text:p>2870408</text:p>
          </table:table-cell>
          <table:table-cell office:value-type="float" office:value="2710196">
            <text:p>2710196</text:p>
          </table:table-cell>
          <table:table-cell office:value-type="float" office:value="3119188">
            <text:p>3119188</text:p>
          </table:table-cell>
          <table:table-cell office:value-type="float" office:value="2525408">
            <text:p>2525408</text:p>
          </table:table-cell>
          <table:table-cell office:value-type="float" office:value="2724004">
            <text:p>2724004</text:p>
          </table:table-cell>
          <table:table-cell office:value-type="float" office:value="0">
            <text:p>0</text:p>
          </table:table-cell>
          <table:table-cell office:value-type="float" office:value="2985292">
            <text:p>2985292</text:p>
          </table:table-cell>
          <table:table-cell office:value-type="float" office:value="1619984">
            <text:p>1619984</text:p>
          </table:table-cell>
          <table:table-cell office:value-type="float" office:value="2571136">
            <text:p>2571136</text:p>
          </table:table-cell>
          <table:table-cell office:value-type="float" office:value="0">
            <text:p>0</text:p>
          </table:table-cell>
          <table:table-cell office:value-type="float" office:value="3317556">
            <text:p>3317556</text:p>
          </table:table-cell>
          <table:table-cell office:value-type="float" office:value="0">
            <text:p>0</text:p>
          </table:table-cell>
          <table:table-cell office:value-type="float" office:value="2750292">
            <text:p>2750292</text:p>
          </table:table-cell>
          <table:table-cell table:number-columns-repeated="2" office:value-type="float" office:value="0">
            <text:p>0</text:p>
          </table:table-cell>
          <table:table-cell office:value-type="float" office:value="2802648">
            <text:p>2802648</text:p>
          </table:table-cell>
          <table:table-cell office:value-type="float" office:value="0">
            <text:p>0</text:p>
          </table:table-cell>
          <table:table-cell office:value-type="float" office:value="3724632">
            <text:p>3724632</text:p>
          </table:table-cell>
          <table:table-cell office:value-type="float" office:value="3039204">
            <text:p>3039204</text:p>
          </table:table-cell>
          <table:table-cell office:value-type="float" office:value="3350492">
            <text:p>3350492</text:p>
          </table:table-cell>
          <table:table-cell office:value-type="float" office:value="0">
            <text:p>0</text:p>
          </table:table-cell>
          <table:table-cell office:value-type="float" office:value="3290172">
            <text:p>3290172</text:p>
          </table:table-cell>
          <table:table-cell office:value-type="float" office:value="0">
            <text:p>0</text:p>
          </table:table-cell>
          <table:table-cell office:value-type="float" office:value="2758052">
            <text:p>2758052</text:p>
          </table:table-cell>
          <table:table-cell office:value-type="float" office:value="0">
            <text:p>0</text:p>
          </table:table-cell>
          <table:table-cell table:formula="of:=AVERAGE([.B123:.AE123])" office:value-type="float" office:value="1804121.73333333">
            <text:p>1804121,73333333</text:p>
          </table:table-cell>
          <table:table-cell table:formula="of:=(([.AF123]*8)/1000)/1000" office:value-type="float" office:value="14.4329738666667">
            <text:p>14,432973866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413000">
            <text:p>1413000</text:p>
          </table:table-cell>
          <table:table-cell office:value-type="float" office:value="2912416">
            <text:p>2912416</text:p>
          </table:table-cell>
          <table:table-cell office:value-type="float" office:value="9104">
            <text:p>9104</text:p>
          </table:table-cell>
          <table:table-cell office:value-type="float" office:value="2431180">
            <text:p>2431180</text:p>
          </table:table-cell>
          <table:table-cell office:value-type="float" office:value="2705656">
            <text:p>2705656</text:p>
          </table:table-cell>
          <table:table-cell office:value-type="float" office:value="3340080">
            <text:p>3340080</text:p>
          </table:table-cell>
          <table:table-cell office:value-type="float" office:value="3184572">
            <text:p>3184572</text:p>
          </table:table-cell>
          <table:table-cell office:value-type="float" office:value="1284732">
            <text:p>1284732</text:p>
          </table:table-cell>
          <table:table-cell office:value-type="float" office:value="285444">
            <text:p>285444</text:p>
          </table:table-cell>
          <table:table-cell office:value-type="float" office:value="3580676">
            <text:p>3580676</text:p>
          </table:table-cell>
          <table:table-cell office:value-type="float" office:value="2313896">
            <text:p>2313896</text:p>
          </table:table-cell>
          <table:table-cell office:value-type="float" office:value="3320496">
            <text:p>3320496</text:p>
          </table:table-cell>
          <table:table-cell office:value-type="float" office:value="3808560">
            <text:p>3808560</text:p>
          </table:table-cell>
          <table:table-cell table:number-columns-repeated="2" office:value-type="float" office:value="0">
            <text:p>0</text:p>
          </table:table-cell>
          <table:table-cell office:value-type="float" office:value="2932748">
            <text:p>2932748</text:p>
          </table:table-cell>
          <table:table-cell office:value-type="float" office:value="3004308">
            <text:p>3004308</text:p>
          </table:table-cell>
          <table:table-cell office:value-type="float" office:value="1336120">
            <text:p>1336120</text:p>
          </table:table-cell>
          <table:table-cell office:value-type="float" office:value="1317680">
            <text:p>1317680</text:p>
          </table:table-cell>
          <table:table-cell office:value-type="float" office:value="699196">
            <text:p>699196</text:p>
          </table:table-cell>
          <table:table-cell office:value-type="float" office:value="3626836">
            <text:p>3626836</text:p>
          </table:table-cell>
          <table:table-cell office:value-type="float" office:value="0">
            <text:p>0</text:p>
          </table:table-cell>
          <table:table-cell office:value-type="float" office:value="2508764">
            <text:p>2508764</text:p>
          </table:table-cell>
          <table:table-cell office:value-type="float" office:value="2924228">
            <text:p>2924228</text:p>
          </table:table-cell>
          <table:table-cell office:value-type="float" office:value="2784800">
            <text:p>2784800</text:p>
          </table:table-cell>
          <table:table-cell office:value-type="float" office:value="0">
            <text:p>0</text:p>
          </table:table-cell>
          <table:table-cell office:value-type="float" office:value="2739668">
            <text:p>2739668</text:p>
          </table:table-cell>
          <table:table-cell office:value-type="float" office:value="1576188">
            <text:p>1576188</text:p>
          </table:table-cell>
          <table:table-cell table:number-columns-repeated="2" office:value-type="float" office:value="0">
            <text:p>0</text:p>
          </table:table-cell>
          <table:table-cell table:formula="of:=AVERAGE([.B124:.AE124])" office:value-type="float" office:value="1868011.6">
            <text:p>1868011,6</text:p>
          </table:table-cell>
          <table:table-cell table:formula="of:=(([.AF124]*8)/1000)/1000" office:value-type="float" office:value="14.9440928">
            <text:p>14,9440928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178876">
            <text:p>3178876</text:p>
          </table:table-cell>
          <table:table-cell office:value-type="float" office:value="3297276">
            <text:p>3297276</text:p>
          </table:table-cell>
          <table:table-cell office:value-type="float" office:value="1469408">
            <text:p>1469408</text:p>
          </table:table-cell>
          <table:table-cell office:value-type="float" office:value="2554544">
            <text:p>2554544</text:p>
          </table:table-cell>
          <table:table-cell office:value-type="float" office:value="2864452">
            <text:p>2864452</text:p>
          </table:table-cell>
          <table:table-cell office:value-type="float" office:value="1044468">
            <text:p>1044468</text:p>
          </table:table-cell>
          <table:table-cell office:value-type="float" office:value="3109368">
            <text:p>3109368</text:p>
          </table:table-cell>
          <table:table-cell table:number-columns-repeated="2" office:value-type="float" office:value="0">
            <text:p>0</text:p>
          </table:table-cell>
          <table:table-cell office:value-type="float" office:value="2969340">
            <text:p>2969340</text:p>
          </table:table-cell>
          <table:table-cell office:value-type="float" office:value="3127588">
            <text:p>3127588</text:p>
          </table:table-cell>
          <table:table-cell office:value-type="float" office:value="3304104">
            <text:p>3304104</text:p>
          </table:table-cell>
          <table:table-cell office:value-type="float" office:value="3029596">
            <text:p>3029596</text:p>
          </table:table-cell>
          <table:table-cell office:value-type="float" office:value="0">
            <text:p>0</text:p>
          </table:table-cell>
          <table:table-cell office:value-type="float" office:value="456364">
            <text:p>456364</text:p>
          </table:table-cell>
          <table:table-cell office:value-type="float" office:value="1037116">
            <text:p>1037116</text:p>
          </table:table-cell>
          <table:table-cell office:value-type="float" office:value="2707016">
            <text:p>2707016</text:p>
          </table:table-cell>
          <table:table-cell office:value-type="float" office:value="0">
            <text:p>0</text:p>
          </table:table-cell>
          <table:table-cell office:value-type="float" office:value="3398304">
            <text:p>3398304</text:p>
          </table:table-cell>
          <table:table-cell office:value-type="float" office:value="2708752">
            <text:p>2708752</text:p>
          </table:table-cell>
          <table:table-cell office:value-type="float" office:value="2529640">
            <text:p>2529640</text:p>
          </table:table-cell>
          <table:table-cell office:value-type="float" office:value="1247548">
            <text:p>1247548</text:p>
          </table:table-cell>
          <table:table-cell office:value-type="float" office:value="3329052">
            <text:p>3329052</text:p>
          </table:table-cell>
          <table:table-cell office:value-type="float" office:value="3279896">
            <text:p>3279896</text:p>
          </table:table-cell>
          <table:table-cell office:value-type="float" office:value="2111472">
            <text:p>2111472</text:p>
          </table:table-cell>
          <table:table-cell office:value-type="float" office:value="506756">
            <text:p>506756</text:p>
          </table:table-cell>
          <table:table-cell office:value-type="float" office:value="3317948">
            <text:p>3317948</text:p>
          </table:table-cell>
          <table:table-cell office:value-type="float" office:value="3092572">
            <text:p>3092572</text:p>
          </table:table-cell>
          <table:table-cell office:value-type="float" office:value="1654188">
            <text:p>1654188</text:p>
          </table:table-cell>
          <table:table-cell office:value-type="float" office:value="2163384">
            <text:p>2163384</text:p>
          </table:table-cell>
          <table:table-cell table:formula="of:=AVERAGE([.B125:.AE125])" office:value-type="float" office:value="2116300.93333333">
            <text:p>2116300,93333333</text:p>
          </table:table-cell>
          <table:table-cell table:formula="of:=(([.AF125]*8)/1000)/1000" office:value-type="float" office:value="16.9304074666667">
            <text:p>16,9304074667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263172">
            <text:p>2263172</text:p>
          </table:table-cell>
          <table:table-cell office:value-type="float" office:value="2918312">
            <text:p>2918312</text:p>
          </table:table-cell>
          <table:table-cell office:value-type="float" office:value="3273592">
            <text:p>3273592</text:p>
          </table:table-cell>
          <table:table-cell office:value-type="float" office:value="3234072">
            <text:p>3234072</text:p>
          </table:table-cell>
          <table:table-cell office:value-type="float" office:value="2921048">
            <text:p>2921048</text:p>
          </table:table-cell>
          <table:table-cell office:value-type="float" office:value="0">
            <text:p>0</text:p>
          </table:table-cell>
          <table:table-cell office:value-type="float" office:value="2766012">
            <text:p>2766012</text:p>
          </table:table-cell>
          <table:table-cell table:number-columns-repeated="2" office:value-type="float" office:value="0">
            <text:p>0</text:p>
          </table:table-cell>
          <table:table-cell office:value-type="float" office:value="541900">
            <text:p>541900</text:p>
          </table:table-cell>
          <table:table-cell office:value-type="float" office:value="201592">
            <text:p>201592</text:p>
          </table:table-cell>
          <table:table-cell office:value-type="float" office:value="3020200">
            <text:p>3020200</text:p>
          </table:table-cell>
          <table:table-cell office:value-type="float" office:value="2962544">
            <text:p>2962544</text:p>
          </table:table-cell>
          <table:table-cell office:value-type="float" office:value="2163140">
            <text:p>2163140</text:p>
          </table:table-cell>
          <table:table-cell office:value-type="float" office:value="3366116">
            <text:p>3366116</text:p>
          </table:table-cell>
          <table:table-cell office:value-type="float" office:value="0">
            <text:p>0</text:p>
          </table:table-cell>
          <table:table-cell office:value-type="float" office:value="656732">
            <text:p>656732</text:p>
          </table:table-cell>
          <table:table-cell office:value-type="float" office:value="0">
            <text:p>0</text:p>
          </table:table-cell>
          <table:table-cell office:value-type="float" office:value="3127908">
            <text:p>3127908</text:p>
          </table:table-cell>
          <table:table-cell office:value-type="float" office:value="2258764">
            <text:p>2258764</text:p>
          </table:table-cell>
          <table:table-cell office:value-type="float" office:value="0">
            <text:p>0</text:p>
          </table:table-cell>
          <table:table-cell office:value-type="float" office:value="3158848">
            <text:p>3158848</text:p>
          </table:table-cell>
          <table:table-cell office:value-type="float" office:value="2026812">
            <text:p>2026812</text:p>
          </table:table-cell>
          <table:table-cell office:value-type="float" office:value="3153076">
            <text:p>3153076</text:p>
          </table:table-cell>
          <table:table-cell office:value-type="string">
            <text:p>-</text:p>
          </table:table-cell>
          <table:table-cell office:value-type="float" office:value="2759276">
            <text:p>2759276</text:p>
          </table:table-cell>
          <table:table-cell office:value-type="float" office:value="3022936">
            <text:p>3022936</text:p>
          </table:table-cell>
          <table:table-cell office:value-type="float" office:value="2557752">
            <text:p>2557752</text:p>
          </table:table-cell>
          <table:table-cell office:value-type="float" office:value="2569916">
            <text:p>2569916</text:p>
          </table:table-cell>
          <table:table-cell office:value-type="float" office:value="2816736">
            <text:p>2816736</text:p>
          </table:table-cell>
          <table:table-cell table:formula="of:=AVERAGE([.B126:.AE126])" office:value-type="float" office:value="1991050.20689655">
            <text:p>1991050,20689655</text:p>
          </table:table-cell>
          <table:table-cell table:formula="of:=(([.AF126]*8)/1000)/1000" office:value-type="float" office:value="15.9284016551724">
            <text:p>15,9284016552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328832">
            <text:p>3328832</text:p>
          </table:table-cell>
          <table:table-cell office:value-type="float" office:value="2858004">
            <text:p>2858004</text:p>
          </table:table-cell>
          <table:table-cell office:value-type="float" office:value="2585264">
            <text:p>2585264</text:p>
          </table:table-cell>
          <table:table-cell office:value-type="float" office:value="795316">
            <text:p>795316</text:p>
          </table:table-cell>
          <table:table-cell office:value-type="float" office:value="0">
            <text:p>0</text:p>
          </table:table-cell>
          <table:table-cell office:value-type="float" office:value="3473724">
            <text:p>3473724</text:p>
          </table:table-cell>
          <table:table-cell office:value-type="float" office:value="0">
            <text:p>0</text:p>
          </table:table-cell>
          <table:table-cell office:value-type="float" office:value="2021976">
            <text:p>2021976</text:p>
          </table:table-cell>
          <table:table-cell office:value-type="float" office:value="1266412">
            <text:p>1266412</text:p>
          </table:table-cell>
          <table:table-cell office:value-type="float" office:value="1574924">
            <text:p>1574924</text:p>
          </table:table-cell>
          <table:table-cell office:value-type="float" office:value="2677588">
            <text:p>2677588</text:p>
          </table:table-cell>
          <table:table-cell office:value-type="float" office:value="2908304">
            <text:p>2908304</text:p>
          </table:table-cell>
          <table:table-cell office:value-type="float" office:value="3028740">
            <text:p>3028740</text:p>
          </table:table-cell>
          <table:table-cell office:value-type="float" office:value="2521136">
            <text:p>2521136</text:p>
          </table:table-cell>
          <table:table-cell table:number-columns-repeated="2" office:value-type="float" office:value="0">
            <text:p>0</text:p>
          </table:table-cell>
          <table:table-cell office:value-type="float" office:value="2220880">
            <text:p>2220880</text:p>
          </table:table-cell>
          <table:table-cell office:value-type="float" office:value="1014676">
            <text:p>1014676</text:p>
          </table:table-cell>
          <table:table-cell table:number-columns-repeated="2" office:value-type="float" office:value="0">
            <text:p>0</text:p>
          </table:table-cell>
          <table:table-cell office:value-type="float" office:value="3517892">
            <text:p>3517892</text:p>
          </table:table-cell>
          <table:table-cell office:value-type="float" office:value="0">
            <text:p>0</text:p>
          </table:table-cell>
          <table:table-cell office:value-type="float" office:value="3138512">
            <text:p>3138512</text:p>
          </table:table-cell>
          <table:table-cell office:value-type="string">
            <text:p>-</text:p>
          </table:table-cell>
          <table:table-cell office:value-type="float" office:value="2839640">
            <text:p>2839640</text:p>
          </table:table-cell>
          <table:table-cell office:value-type="float" office:value="0">
            <text:p>0</text:p>
          </table:table-cell>
          <table:table-cell office:value-type="float" office:value="3017360">
            <text:p>3017360</text:p>
          </table:table-cell>
          <table:table-cell office:value-type="float" office:value="3167744">
            <text:p>3167744</text:p>
          </table:table-cell>
          <table:table-cell office:value-type="float" office:value="2554388">
            <text:p>2554388</text:p>
          </table:table-cell>
          <table:table-cell table:formula="of:=AVERAGE([.B127:.AE127])" office:value-type="float" office:value="1741769.37931034">
            <text:p>1741769,37931034</text:p>
          </table:table-cell>
          <table:table-cell table:formula="of:=(([.AF127]*8)/1000)/1000" office:value-type="float" office:value="13.9341550344828">
            <text:p>13,9341550345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35924">
            <text:p>635924</text:p>
          </table:table-cell>
          <table:table-cell office:value-type="float" office:value="2973016">
            <text:p>29730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1740">
            <text:p>1481740</text:p>
          </table:table-cell>
          <table:table-cell office:value-type="float" office:value="2093448">
            <text:p>2093448</text:p>
          </table:table-cell>
          <table:table-cell office:value-type="float" office:value="2248360">
            <text:p>2248360</text:p>
          </table:table-cell>
          <table:table-cell office:value-type="float" office:value="3190012">
            <text:p>3190012</text:p>
          </table:table-cell>
          <table:table-cell office:value-type="float" office:value="3063748">
            <text:p>3063748</text:p>
          </table:table-cell>
          <table:table-cell office:value-type="float" office:value="3365244">
            <text:p>3365244</text:p>
          </table:table-cell>
          <table:table-cell office:value-type="float" office:value="1954664">
            <text:p>1954664</text:p>
          </table:table-cell>
          <table:table-cell office:value-type="float" office:value="2630052">
            <text:p>2630052</text:p>
          </table:table-cell>
          <table:table-cell office:value-type="float" office:value="2964496">
            <text:p>2964496</text:p>
          </table:table-cell>
          <table:table-cell office:value-type="float" office:value="498544">
            <text:p>498544</text:p>
          </table:table-cell>
          <table:table-cell office:value-type="float" office:value="1230392">
            <text:p>1230392</text:p>
          </table:table-cell>
          <table:table-cell office:value-type="float" office:value="1496464">
            <text:p>1496464</text:p>
          </table:table-cell>
          <table:table-cell office:value-type="float" office:value="3169392">
            <text:p>3169392</text:p>
          </table:table-cell>
          <table:table-cell table:number-columns-repeated="2" office:value-type="float" office:value="0">
            <text:p>0</text:p>
          </table:table-cell>
          <table:table-cell office:value-type="float" office:value="2622628">
            <text:p>2622628</text:p>
          </table:table-cell>
          <table:table-cell office:value-type="float" office:value="1952996">
            <text:p>1952996</text:p>
          </table:table-cell>
          <table:table-cell office:value-type="float" office:value="0">
            <text:p>0</text:p>
          </table:table-cell>
          <table:table-cell office:value-type="float" office:value="3583404">
            <text:p>3583404</text:p>
          </table:table-cell>
          <table:table-cell office:value-type="string">
            <text:p>-</text:p>
          </table:table-cell>
          <table:table-cell office:value-type="float" office:value="2985272">
            <text:p>2985272</text:p>
          </table:table-cell>
          <table:table-cell office:value-type="float" office:value="0">
            <text:p>0</text:p>
          </table:table-cell>
          <table:table-cell office:value-type="float" office:value="2668100">
            <text:p>2668100</text:p>
          </table:table-cell>
          <table:table-cell office:value-type="float" office:value="3171920">
            <text:p>3171920</text:p>
          </table:table-cell>
          <table:table-cell office:value-type="float" office:value="0">
            <text:p>0</text:p>
          </table:table-cell>
          <table:table-cell table:formula="of:=AVERAGE([.B128:.AE128])" office:value-type="float" office:value="1723441.93103448">
            <text:p>1723441,93103448</text:p>
          </table:table-cell>
          <table:table-cell table:formula="of:=(([.AF128]*8)/1000)/1000" office:value-type="float" office:value="13.7875354482759">
            <text:p>13,7875354483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732348">
            <text:p>732348</text:p>
          </table:table-cell>
          <table:table-cell office:value-type="float" office:value="0">
            <text:p>0</text:p>
          </table:table-cell>
          <table:table-cell office:value-type="float" office:value="2573364">
            <text:p>2573364</text:p>
          </table:table-cell>
          <table:table-cell office:value-type="float" office:value="2975804">
            <text:p>2975804</text:p>
          </table:table-cell>
          <table:table-cell office:value-type="float" office:value="0">
            <text:p>0</text:p>
          </table:table-cell>
          <table:table-cell office:value-type="float" office:value="2408144">
            <text:p>2408144</text:p>
          </table:table-cell>
          <table:table-cell office:value-type="float" office:value="2647752">
            <text:p>2647752</text:p>
          </table:table-cell>
          <table:table-cell office:value-type="float" office:value="3247068">
            <text:p>3247068</text:p>
          </table:table-cell>
          <table:table-cell office:value-type="float" office:value="2867880">
            <text:p>2867880</text:p>
          </table:table-cell>
          <table:table-cell office:value-type="float" office:value="0">
            <text:p>0</text:p>
          </table:table-cell>
          <table:table-cell office:value-type="float" office:value="130540">
            <text:p>130540</text:p>
          </table:table-cell>
          <table:table-cell table:number-columns-repeated="2" office:value-type="float" office:value="0">
            <text:p>0</text:p>
          </table:table-cell>
          <table:table-cell office:value-type="float" office:value="3033664">
            <text:p>3033664</text:p>
          </table:table-cell>
          <table:table-cell office:value-type="float" office:value="3309444">
            <text:p>3309444</text:p>
          </table:table-cell>
          <table:table-cell office:value-type="float" office:value="2622188">
            <text:p>2622188</text:p>
          </table:table-cell>
          <table:table-cell office:value-type="float" office:value="791832">
            <text:p>791832</text:p>
          </table:table-cell>
          <table:table-cell office:value-type="float" office:value="0">
            <text:p>0</text:p>
          </table:table-cell>
          <table:table-cell office:value-type="float" office:value="2688524">
            <text:p>2688524</text:p>
          </table:table-cell>
          <table:table-cell office:value-type="float" office:value="1189560">
            <text:p>1189560</text:p>
          </table:table-cell>
          <table:table-cell office:value-type="float" office:value="0">
            <text:p>0</text:p>
          </table:table-cell>
          <table:table-cell office:value-type="float" office:value="2623772">
            <text:p>2623772</text:p>
          </table:table-cell>
          <table:table-cell office:value-type="string">
            <text:p>-</text:p>
          </table:table-cell>
          <table:table-cell office:value-type="float" office:value="2887032">
            <text:p>2887032</text:p>
          </table:table-cell>
          <table:table-cell office:value-type="float" office:value="0">
            <text:p>0</text:p>
          </table:table-cell>
          <table:table-cell office:value-type="float" office:value="2955276">
            <text:p>2955276</text:p>
          </table:table-cell>
          <table:table-cell office:value-type="float" office:value="0">
            <text:p>0</text:p>
          </table:table-cell>
          <table:table-cell office:value-type="float" office:value="1078156">
            <text:p>1078156</text:p>
          </table:table-cell>
          <table:table-cell table:formula="of:=AVERAGE([.B129:.AE129])" office:value-type="float" office:value="1405598.20689655">
            <text:p>1405598,20689655</text:p>
          </table:table-cell>
          <table:table-cell table:formula="of:=(([.AF129]*8)/1000)/1000" office:value-type="float" office:value="11.2447856551724">
            <text:p>11,2447856552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91752">
            <text:p>991752</text:p>
          </table:table-cell>
          <table:table-cell table:number-columns-repeated="2" office:value-type="float" office:value="0">
            <text:p>0</text:p>
          </table:table-cell>
          <table:table-cell office:value-type="float" office:value="830772">
            <text:p>830772</text:p>
          </table:table-cell>
          <table:table-cell office:value-type="float" office:value="3246540">
            <text:p>3246540</text:p>
          </table:table-cell>
          <table:table-cell office:value-type="float" office:value="3290568">
            <text:p>3290568</text:p>
          </table:table-cell>
          <table:table-cell office:value-type="float" office:value="0">
            <text:p>0</text:p>
          </table:table-cell>
          <table:table-cell office:value-type="float" office:value="2902328">
            <text:p>2902328</text:p>
          </table:table-cell>
          <table:table-cell office:value-type="float" office:value="0">
            <text:p>0</text:p>
          </table:table-cell>
          <table:table-cell office:value-type="float" office:value="3062260">
            <text:p>3062260</text:p>
          </table:table-cell>
          <table:table-cell office:value-type="float" office:value="2967628">
            <text:p>2967628</text:p>
          </table:table-cell>
          <table:table-cell table:number-columns-repeated="3" office:value-type="float" office:value="0">
            <text:p>0</text:p>
          </table:table-cell>
          <table:table-cell office:value-type="float" office:value="304648">
            <text:p>304648</text:p>
          </table:table-cell>
          <table:table-cell office:value-type="float" office:value="2516456">
            <text:p>2516456</text:p>
          </table:table-cell>
          <table:table-cell office:value-type="float" office:value="2945124">
            <text:p>2945124</text:p>
          </table:table-cell>
          <table:table-cell office:value-type="float" office:value="2890116">
            <text:p>2890116</text:p>
          </table:table-cell>
          <table:table-cell office:value-type="float" office:value="2747220">
            <text:p>2747220</text:p>
          </table:table-cell>
          <table:table-cell office:value-type="float" office:value="2636704">
            <text:p>2636704</text:p>
          </table:table-cell>
          <table:table-cell office:value-type="float" office:value="3046404">
            <text:p>3046404</text:p>
          </table:table-cell>
          <table:table-cell office:value-type="float" office:value="2301124">
            <text:p>2301124</text:p>
          </table:table-cell>
          <table:table-cell office:value-type="float" office:value="2232100">
            <text:p>2232100</text:p>
          </table:table-cell>
          <table:table-cell office:value-type="float" office:value="1599756">
            <text:p>1599756</text:p>
          </table:table-cell>
          <table:table-cell office:value-type="string">
            <text:p>-</text:p>
          </table:table-cell>
          <table:table-cell office:value-type="float" office:value="3375808">
            <text:p>3375808</text:p>
          </table:table-cell>
          <table:table-cell office:value-type="float" office:value="1713328">
            <text:p>1713328</text:p>
          </table:table-cell>
          <table:table-cell office:value-type="float" office:value="2909628">
            <text:p>2909628</text:p>
          </table:table-cell>
          <table:table-cell office:value-type="float" office:value="0">
            <text:p>0</text:p>
          </table:table-cell>
          <table:table-cell office:value-type="float" office:value="2919144">
            <text:p>2919144</text:p>
          </table:table-cell>
          <table:table-cell table:formula="of:=AVERAGE([.B130:.AE130])" office:value-type="float" office:value="1773427.86206897">
            <text:p>1773427,86206897</text:p>
          </table:table-cell>
          <table:table-cell table:formula="of:=(([.AF130]*8)/1000)/1000" office:value-type="float" office:value="14.1874228965517">
            <text:p>14,187422896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477568">
            <text:p>2477568</text:p>
          </table:table-cell>
          <table:table-cell office:value-type="float" office:value="3091472">
            <text:p>3091472</text:p>
          </table:table-cell>
          <table:table-cell office:value-type="float" office:value="1553856">
            <text:p>1553856</text:p>
          </table:table-cell>
          <table:table-cell office:value-type="float" office:value="3247420">
            <text:p>3247420</text:p>
          </table:table-cell>
          <table:table-cell office:value-type="float" office:value="2758188">
            <text:p>2758188</text:p>
          </table:table-cell>
          <table:table-cell office:value-type="float" office:value="2970552">
            <text:p>2970552</text:p>
          </table:table-cell>
          <table:table-cell office:value-type="float" office:value="1061236">
            <text:p>1061236</text:p>
          </table:table-cell>
          <table:table-cell office:value-type="float" office:value="1849084">
            <text:p>1849084</text:p>
          </table:table-cell>
          <table:table-cell office:value-type="float" office:value="2724172">
            <text:p>2724172</text:p>
          </table:table-cell>
          <table:table-cell office:value-type="float" office:value="3122140">
            <text:p>3122140</text:p>
          </table:table-cell>
          <table:table-cell office:value-type="float" office:value="59488">
            <text:p>59488</text:p>
          </table:table-cell>
          <table:table-cell office:value-type="float" office:value="1926364">
            <text:p>1926364</text:p>
          </table:table-cell>
          <table:table-cell office:value-type="float" office:value="2601836">
            <text:p>2601836</text:p>
          </table:table-cell>
          <table:table-cell office:value-type="float" office:value="933068">
            <text:p>933068</text:p>
          </table:table-cell>
          <table:table-cell office:value-type="float" office:value="3087832">
            <text:p>3087832</text:p>
          </table:table-cell>
          <table:table-cell office:value-type="string">
            <text:p>-</text:p>
          </table:table-cell>
          <table:table-cell office:value-type="float" office:value="3080328">
            <text:p>3080328</text:p>
          </table:table-cell>
          <table:table-cell office:value-type="float" office:value="2850988">
            <text:p>2850988</text:p>
          </table:table-cell>
          <table:table-cell office:value-type="float" office:value="3322880">
            <text:p>3322880</text:p>
          </table:table-cell>
          <table:table-cell office:value-type="float" office:value="3752108">
            <text:p>3752108</text:p>
          </table:table-cell>
          <table:table-cell office:value-type="string">
            <text:p>-</text:p>
          </table:table-cell>
          <table:table-cell office:value-type="float" office:value="3701424">
            <text:p>3701424</text:p>
          </table:table-cell>
          <table:table-cell office:value-type="float" office:value="2880428">
            <text:p>2880428</text:p>
          </table:table-cell>
          <table:table-cell table:number-columns-repeated="2" office:value-type="string">
            <text:p>-</text:p>
          </table:table-cell>
          <table:table-cell office:value-type="float" office:value="3128840">
            <text:p>3128840</text:p>
          </table:table-cell>
          <table:table-cell office:value-type="float" office:value="2691948">
            <text:p>2691948</text:p>
          </table:table-cell>
          <table:table-cell office:value-type="float" office:value="1238692">
            <text:p>1238692</text:p>
          </table:table-cell>
          <table:table-cell office:value-type="float" office:value="2859588">
            <text:p>2859588</text:p>
          </table:table-cell>
          <table:table-cell office:value-type="float" office:value="3048440">
            <text:p>3048440</text:p>
          </table:table-cell>
          <table:table-cell table:formula="of:=AVERAGE([.B131:.AE131])" office:value-type="float" office:value="2539228.46153846">
            <text:p>2539228,46153846</text:p>
          </table:table-cell>
          <table:table-cell table:formula="of:=(([.AF131]*8)/1000)/1000" office:value-type="float" office:value="20.3138276923077">
            <text:p>20,3138276923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40884">
            <text:p>140884</text:p>
          </table:table-cell>
          <table:table-cell office:value-type="float" office:value="241424">
            <text:p>241424</text:p>
          </table:table-cell>
          <table:table-cell office:value-type="float" office:value="330564">
            <text:p>330564</text:p>
          </table:table-cell>
          <table:table-cell office:value-type="float" office:value="413300">
            <text:p>413300</text:p>
          </table:table-cell>
          <table:table-cell office:value-type="float" office:value="205476">
            <text:p>205476</text:p>
          </table:table-cell>
          <table:table-cell office:value-type="float" office:value="323132">
            <text:p>323132</text:p>
          </table:table-cell>
          <table:table-cell office:value-type="float" office:value="207800">
            <text:p>207800</text:p>
          </table:table-cell>
          <table:table-cell office:value-type="float" office:value="239176">
            <text:p>239176</text:p>
          </table:table-cell>
          <table:table-cell office:value-type="float" office:value="138300">
            <text:p>138300</text:p>
          </table:table-cell>
          <table:table-cell office:value-type="float" office:value="169676">
            <text:p>169676</text:p>
          </table:table-cell>
          <table:table-cell office:value-type="string">
            <text:p>-</text:p>
          </table:table-cell>
          <table:table-cell office:value-type="float" office:value="271736">
            <text:p>271736</text:p>
          </table:table-cell>
          <table:table-cell office:value-type="float" office:value="196980">
            <text:p>196980</text:p>
          </table:table-cell>
          <table:table-cell office:value-type="float" office:value="342684">
            <text:p>342684</text:p>
          </table:table-cell>
          <table:table-cell office:value-type="float" office:value="144404">
            <text:p>144404</text:p>
          </table:table-cell>
          <table:table-cell office:value-type="string">
            <text:p>-</text:p>
          </table:table-cell>
          <table:table-cell office:value-type="float" office:value="65104">
            <text:p>65104</text:p>
          </table:table-cell>
          <table:table-cell office:value-type="float" office:value="241268">
            <text:p>241268</text:p>
          </table:table-cell>
          <table:table-cell office:value-type="float" office:value="265364">
            <text:p>265364</text:p>
          </table:table-cell>
          <table:table-cell office:value-type="float" office:value="134500">
            <text:p>134500</text:p>
          </table:table-cell>
          <table:table-cell office:value-type="string">
            <text:p>-</text:p>
          </table:table-cell>
          <table:table-cell office:value-type="float" office:value="167268">
            <text:p>167268</text:p>
          </table:table-cell>
          <table:table-cell office:value-type="float" office:value="248440">
            <text:p>248440</text:p>
          </table:table-cell>
          <table:table-cell table:number-columns-repeated="2" office:value-type="string">
            <text:p>-</text:p>
          </table:table-cell>
          <table:table-cell office:value-type="float" office:value="307924">
            <text:p>307924</text:p>
          </table:table-cell>
          <table:table-cell office:value-type="float" office:value="330120">
            <text:p>330120</text:p>
          </table:table-cell>
          <table:table-cell office:value-type="string">
            <text:p>-</text:p>
          </table:table-cell>
          <table:table-cell office:value-type="float" office:value="141404">
            <text:p>141404</text:p>
          </table:table-cell>
          <table:table-cell office:value-type="float" office:value="393936">
            <text:p>393936</text:p>
          </table:table-cell>
          <table:table-cell table:formula="of:=AVERAGE([.B132:.AE132])" office:value-type="float" office:value="235869.333333333">
            <text:p>235869,333333333</text:p>
          </table:table-cell>
          <table:table-cell table:formula="of:=(([.AF132]*8)/1000)/1000" office:value-type="float" office:value="1.88695466666667">
            <text:p>1,8869546667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spiciousFlow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988" table:default-cell-style-name="Default"/>
        <table:table-row table:style-name="ro10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8" office:value-type="string">
            <text:p>Average – Suspicious Flow (in Bytes)</text:p>
          </table:table-cell>
          <table:table-cell table:style-name="ce8" office:value-type="string">
            <text:p>Average – Suspicious Flow (Mbps)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12336">
            <text:p>1212336</text:p>
          </table:table-cell>
          <table:table-cell office:value-type="float" office:value="1342888">
            <text:p>1342888</text:p>
          </table:table-cell>
          <table:table-cell office:value-type="float" office:value="1720236">
            <text:p>1720236</text:p>
          </table:table-cell>
          <table:table-cell office:value-type="float" office:value="1419136">
            <text:p>1419136</text:p>
          </table:table-cell>
          <table:table-cell office:value-type="float" office:value="2710068">
            <text:p>2710068</text:p>
          </table:table-cell>
          <table:table-cell office:value-type="float" office:value="1623424">
            <text:p>1623424</text:p>
          </table:table-cell>
          <table:table-cell office:value-type="float" office:value="1560920">
            <text:p>1560920</text:p>
          </table:table-cell>
          <table:table-cell office:value-type="float" office:value="1516276">
            <text:p>1516276</text:p>
          </table:table-cell>
          <table:table-cell office:value-type="float" office:value="833960">
            <text:p>833960</text:p>
          </table:table-cell>
          <table:table-cell office:value-type="float" office:value="1347648">
            <text:p>1347648</text:p>
          </table:table-cell>
          <table:table-cell office:value-type="float" office:value="1160976">
            <text:p>1160976</text:p>
          </table:table-cell>
          <table:table-cell office:value-type="float" office:value="1238712">
            <text:p>1238712</text:p>
          </table:table-cell>
          <table:table-cell office:value-type="float" office:value="1727748">
            <text:p>1727748</text:p>
          </table:table-cell>
          <table:table-cell office:value-type="float" office:value="1109204">
            <text:p>1109204</text:p>
          </table:table-cell>
          <table:table-cell office:value-type="float" office:value="1527956">
            <text:p>1527956</text:p>
          </table:table-cell>
          <table:table-cell office:value-type="float" office:value="1597588">
            <text:p>1597588</text:p>
          </table:table-cell>
          <table:table-cell office:value-type="float" office:value="1038172">
            <text:p>1038172</text:p>
          </table:table-cell>
          <table:table-cell office:value-type="float" office:value="1053440">
            <text:p>1053440</text:p>
          </table:table-cell>
          <table:table-cell office:value-type="float" office:value="1327324">
            <text:p>1327324</text:p>
          </table:table-cell>
          <table:table-cell office:value-type="float" office:value="1237656">
            <text:p>1237656</text:p>
          </table:table-cell>
          <table:table-cell office:value-type="float" office:value="1223120">
            <text:p>1223120</text:p>
          </table:table-cell>
          <table:table-cell office:value-type="float" office:value="1380784">
            <text:p>1380784</text:p>
          </table:table-cell>
          <table:table-cell office:value-type="float" office:value="1767952">
            <text:p>1767952</text:p>
          </table:table-cell>
          <table:table-cell office:value-type="float" office:value="1271944">
            <text:p>1271944</text:p>
          </table:table-cell>
          <table:table-cell office:value-type="float" office:value="2628620">
            <text:p>2628620</text:p>
          </table:table-cell>
          <table:table-cell office:value-type="float" office:value="758056">
            <text:p>758056</text:p>
          </table:table-cell>
          <table:table-cell office:value-type="float" office:value="1544624">
            <text:p>1544624</text:p>
          </table:table-cell>
          <table:table-cell office:value-type="float" office:value="1385428">
            <text:p>1385428</text:p>
          </table:table-cell>
          <table:table-cell office:value-type="float" office:value="1827568">
            <text:p>1827568</text:p>
          </table:table-cell>
          <table:table-cell office:value-type="float" office:value="1157416">
            <text:p>1157416</text:p>
          </table:table-cell>
          <table:table-cell table:formula="of:=AVERAGE([.B2:.AE2])" office:value-type="float" office:value="1441706">
            <text:p>1441706</text:p>
          </table:table-cell>
          <table:table-cell table:style-name="ce5" table:formula="of:=(([.AF2]*8)/1000)/1000" office:value-type="float" office:value="11.533648">
            <text:p>11,533648</text:p>
          </table:table-cell>
          <table:table-cell table:number-columns-repeated="991"/>
        </table:table-row>
        <table:table-row table:style-name="ro8">
          <table:table-cell office:value-type="float" office:value="1">
            <text:p>1</text:p>
          </table:table-cell>
          <table:table-cell office:value-type="float" office:value="1890524">
            <text:p>1890524</text:p>
          </table:table-cell>
          <table:table-cell office:value-type="float" office:value="1561644">
            <text:p>1561644</text:p>
          </table:table-cell>
          <table:table-cell office:value-type="float" office:value="1764212">
            <text:p>1764212</text:p>
          </table:table-cell>
          <table:table-cell office:value-type="float" office:value="1751188">
            <text:p>1751188</text:p>
          </table:table-cell>
          <table:table-cell office:value-type="float" office:value="857156">
            <text:p>857156</text:p>
          </table:table-cell>
          <table:table-cell office:value-type="float" office:value="1545516">
            <text:p>1545516</text:p>
          </table:table-cell>
          <table:table-cell office:value-type="float" office:value="1595988">
            <text:p>1595988</text:p>
          </table:table-cell>
          <table:table-cell office:value-type="float" office:value="1126276">
            <text:p>1126276</text:p>
          </table:table-cell>
          <table:table-cell office:value-type="float" office:value="996500">
            <text:p>996500</text:p>
          </table:table-cell>
          <table:table-cell office:value-type="float" office:value="1675128">
            <text:p>1675128</text:p>
          </table:table-cell>
          <table:table-cell office:value-type="float" office:value="1123644">
            <text:p>1123644</text:p>
          </table:table-cell>
          <table:table-cell office:value-type="float" office:value="1696880">
            <text:p>1696880</text:p>
          </table:table-cell>
          <table:table-cell office:value-type="float" office:value="1532564">
            <text:p>1532564</text:p>
          </table:table-cell>
          <table:table-cell office:value-type="float" office:value="978484">
            <text:p>978484</text:p>
          </table:table-cell>
          <table:table-cell office:value-type="float" office:value="1243192">
            <text:p>1243192</text:p>
          </table:table-cell>
          <table:table-cell office:value-type="float" office:value="1130580">
            <text:p>1130580</text:p>
          </table:table-cell>
          <table:table-cell office:value-type="float" office:value="1564924">
            <text:p>1564924</text:p>
          </table:table-cell>
          <table:table-cell office:value-type="float" office:value="1102252">
            <text:p>1102252</text:p>
          </table:table-cell>
          <table:table-cell office:value-type="float" office:value="1578316">
            <text:p>1578316</text:p>
          </table:table-cell>
          <table:table-cell office:value-type="float" office:value="1141168">
            <text:p>1141168</text:p>
          </table:table-cell>
          <table:table-cell office:value-type="float" office:value="900880">
            <text:p>900880</text:p>
          </table:table-cell>
          <table:table-cell office:value-type="float" office:value="1497460">
            <text:p>1497460</text:p>
          </table:table-cell>
          <table:table-cell office:value-type="float" office:value="1136288">
            <text:p>1136288</text:p>
          </table:table-cell>
          <table:table-cell office:value-type="float" office:value="1133028">
            <text:p>1133028</text:p>
          </table:table-cell>
          <table:table-cell office:value-type="float" office:value="1900308">
            <text:p>1900308</text:p>
          </table:table-cell>
          <table:table-cell office:value-type="float" office:value="1464244">
            <text:p>1464244</text:p>
          </table:table-cell>
          <table:table-cell office:value-type="float" office:value="1950000">
            <text:p>1950000</text:p>
          </table:table-cell>
          <table:table-cell office:value-type="float" office:value="1051164">
            <text:p>1051164</text:p>
          </table:table-cell>
          <table:table-cell office:value-type="float" office:value="1402208">
            <text:p>1402208</text:p>
          </table:table-cell>
          <table:table-cell office:value-type="float" office:value="1390888">
            <text:p>1390888</text:p>
          </table:table-cell>
          <table:table-cell table:formula="of:=AVERAGE([.B3:.AE3])" office:value-type="float" office:value="1389420.13333333">
            <text:p>1389420,13333333</text:p>
          </table:table-cell>
          <table:table-cell table:style-name="ce5" table:formula="of:=(([.AF3]*8)/1000)/1000" office:value-type="float" office:value="11.1153610666667">
            <text:p>11,1153610667</text:p>
          </table:table-cell>
          <table:table-cell/>
          <table:table-cell table:style-name="ce5" office:value-type="string">
            <text:p>Supicious Traffic</text:p>
          </table:table-cell>
          <table:table-cell table:style-name="ce5"/>
          <table:table-cell table:number-columns-repeated="988"/>
        </table:table-row>
        <table:table-row table:style-name="ro8">
          <table:table-cell office:value-type="float" office:value="2">
            <text:p>2</text:p>
          </table:table-cell>
          <table:table-cell office:value-type="float" office:value="1289704">
            <text:p>1289704</text:p>
          </table:table-cell>
          <table:table-cell office:value-type="float" office:value="1022456">
            <text:p>1022456</text:p>
          </table:table-cell>
          <table:table-cell office:value-type="float" office:value="1352672">
            <text:p>1352672</text:p>
          </table:table-cell>
          <table:table-cell office:value-type="float" office:value="1177256">
            <text:p>1177256</text:p>
          </table:table-cell>
          <table:table-cell office:value-type="float" office:value="1465036">
            <text:p>1465036</text:p>
          </table:table-cell>
          <table:table-cell office:value-type="float" office:value="1151256">
            <text:p>1151256</text:p>
          </table:table-cell>
          <table:table-cell office:value-type="float" office:value="1342288">
            <text:p>1342288</text:p>
          </table:table-cell>
          <table:table-cell office:value-type="float" office:value="602516">
            <text:p>602516</text:p>
          </table:table-cell>
          <table:table-cell office:value-type="float" office:value="1672392">
            <text:p>1672392</text:p>
          </table:table-cell>
          <table:table-cell office:value-type="float" office:value="1466204">
            <text:p>1466204</text:p>
          </table:table-cell>
          <table:table-cell office:value-type="float" office:value="934296">
            <text:p>934296</text:p>
          </table:table-cell>
          <table:table-cell office:value-type="float" office:value="1287740">
            <text:p>1287740</text:p>
          </table:table-cell>
          <table:table-cell office:value-type="float" office:value="1396124">
            <text:p>1396124</text:p>
          </table:table-cell>
          <table:table-cell office:value-type="float" office:value="1432736">
            <text:p>1432736</text:p>
          </table:table-cell>
          <table:table-cell office:value-type="float" office:value="1620000">
            <text:p>1620000</text:p>
          </table:table-cell>
          <table:table-cell office:value-type="float" office:value="1140956">
            <text:p>1140956</text:p>
          </table:table-cell>
          <table:table-cell office:value-type="float" office:value="1630304">
            <text:p>1630304</text:p>
          </table:table-cell>
          <table:table-cell office:value-type="float" office:value="1289484">
            <text:p>1289484</text:p>
          </table:table-cell>
          <table:table-cell office:value-type="float" office:value="1375476">
            <text:p>1375476</text:p>
          </table:table-cell>
          <table:table-cell office:value-type="float" office:value="1592556">
            <text:p>1592556</text:p>
          </table:table-cell>
          <table:table-cell office:value-type="float" office:value="1040192">
            <text:p>1040192</text:p>
          </table:table-cell>
          <table:table-cell office:value-type="float" office:value="2135704">
            <text:p>2135704</text:p>
          </table:table-cell>
          <table:table-cell office:value-type="float" office:value="1071668">
            <text:p>1071668</text:p>
          </table:table-cell>
          <table:table-cell office:value-type="float" office:value="1402680">
            <text:p>1402680</text:p>
          </table:table-cell>
          <table:table-cell office:value-type="float" office:value="1549816">
            <text:p>1549816</text:p>
          </table:table-cell>
          <table:table-cell office:value-type="float" office:value="1426640">
            <text:p>1426640</text:p>
          </table:table-cell>
          <table:table-cell office:value-type="float" office:value="1230532">
            <text:p>1230532</text:p>
          </table:table-cell>
          <table:table-cell office:value-type="float" office:value="1951928">
            <text:p>1951928</text:p>
          </table:table-cell>
          <table:table-cell office:value-type="float" office:value="1709812">
            <text:p>1709812</text:p>
          </table:table-cell>
          <table:table-cell office:value-type="float" office:value="1476152">
            <text:p>1476152</text:p>
          </table:table-cell>
          <table:table-cell table:formula="of:=AVERAGE([.B4:.AE4])" office:value-type="float" office:value="1374552.53333333">
            <text:p>1374552,53333333</text:p>
          </table:table-cell>
          <table:table-cell table:style-name="ce5" table:formula="of:=(([.AF4]*8)/1000)/1000" office:value-type="float" office:value="10.9964202666667">
            <text:p>10,9964202667</text:p>
          </table:table-cell>
          <table:table-cell/>
          <table:table-cell table:style-name="ce5" office:value-type="string">
            <text:p>Normal Flow (1-30)</text:p>
          </table:table-cell>
          <table:table-cell table:style-name="ce5" table:formula="of:=AVERAGE([.AG2:.AG32])" office:value-type="float" office:value="9.86682195268817">
            <text:p>9,8668219527</text:p>
          </table:table-cell>
          <table:table-cell table:number-columns-repeated="988"/>
        </table:table-row>
        <table:table-row table:style-name="ro8">
          <table:table-cell office:value-type="float" office:value="3">
            <text:p>3</text:p>
          </table:table-cell>
          <table:table-cell office:value-type="float" office:value="1041808">
            <text:p>1041808</text:p>
          </table:table-cell>
          <table:table-cell office:value-type="float" office:value="1729160">
            <text:p>1729160</text:p>
          </table:table-cell>
          <table:table-cell office:value-type="float" office:value="1014984">
            <text:p>1014984</text:p>
          </table:table-cell>
          <table:table-cell office:value-type="float" office:value="1189196">
            <text:p>1189196</text:p>
          </table:table-cell>
          <table:table-cell office:value-type="float" office:value="1533824">
            <text:p>1533824</text:p>
          </table:table-cell>
          <table:table-cell office:value-type="float" office:value="1506552">
            <text:p>1506552</text:p>
          </table:table-cell>
          <table:table-cell office:value-type="float" office:value="1455684">
            <text:p>1455684</text:p>
          </table:table-cell>
          <table:table-cell office:value-type="float" office:value="728136">
            <text:p>728136</text:p>
          </table:table-cell>
          <table:table-cell office:value-type="float" office:value="891108">
            <text:p>891108</text:p>
          </table:table-cell>
          <table:table-cell office:value-type="float" office:value="1685160">
            <text:p>1685160</text:p>
          </table:table-cell>
          <table:table-cell office:value-type="float" office:value="1198892">
            <text:p>1198892</text:p>
          </table:table-cell>
          <table:table-cell office:value-type="float" office:value="1287732">
            <text:p>1287732</text:p>
          </table:table-cell>
          <table:table-cell office:value-type="float" office:value="1465360">
            <text:p>1465360</text:p>
          </table:table-cell>
          <table:table-cell office:value-type="float" office:value="1753240">
            <text:p>1753240</text:p>
          </table:table-cell>
          <table:table-cell office:value-type="float" office:value="1683840">
            <text:p>1683840</text:p>
          </table:table-cell>
          <table:table-cell office:value-type="float" office:value="1329724">
            <text:p>1329724</text:p>
          </table:table-cell>
          <table:table-cell office:value-type="float" office:value="1240248">
            <text:p>1240248</text:p>
          </table:table-cell>
          <table:table-cell office:value-type="float" office:value="1321116">
            <text:p>1321116</text:p>
          </table:table-cell>
          <table:table-cell office:value-type="float" office:value="1186960">
            <text:p>1186960</text:p>
          </table:table-cell>
          <table:table-cell office:value-type="float" office:value="1545108">
            <text:p>1545108</text:p>
          </table:table-cell>
          <table:table-cell office:value-type="float" office:value="1764124">
            <text:p>1764124</text:p>
          </table:table-cell>
          <table:table-cell office:value-type="float" office:value="764948">
            <text:p>764948</text:p>
          </table:table-cell>
          <table:table-cell office:value-type="float" office:value="1387800">
            <text:p>1387800</text:p>
          </table:table-cell>
          <table:table-cell office:value-type="float" office:value="1347648">
            <text:p>1347648</text:p>
          </table:table-cell>
          <table:table-cell office:value-type="float" office:value="1455528">
            <text:p>1455528</text:p>
          </table:table-cell>
          <table:table-cell office:value-type="float" office:value="1788092">
            <text:p>1788092</text:p>
          </table:table-cell>
          <table:table-cell office:value-type="float" office:value="1707144">
            <text:p>1707144</text:p>
          </table:table-cell>
          <table:table-cell office:value-type="float" office:value="1698036">
            <text:p>1698036</text:p>
          </table:table-cell>
          <table:table-cell office:value-type="float" office:value="1514596">
            <text:p>1514596</text:p>
          </table:table-cell>
          <table:table-cell office:value-type="float" office:value="1512784">
            <text:p>1512784</text:p>
          </table:table-cell>
          <table:table-cell table:formula="of:=AVERAGE([.B5:.AE5])" office:value-type="float" office:value="1390951.06666667">
            <text:p>1390951,06666667</text:p>
          </table:table-cell>
          <table:table-cell table:style-name="ce5" table:formula="of:=(([.AF5]*8)/1000)/1000" office:value-type="float" office:value="11.1276085333333">
            <text:p>11,1276085333</text:p>
          </table:table-cell>
          <table:table-cell/>
          <table:table-cell table:style-name="ce5" office:value-type="string">
            <text:p>Soft Flow (39-64)</text:p>
          </table:table-cell>
          <table:table-cell table:style-name="ce9" table:formula="of:=AVERAGE([.AG41:.AG66])" office:value-type="float" office:value="3.78064352820513">
            <text:p>3,78064</text:p>
          </table:table-cell>
          <table:table-cell table:number-columns-repeated="988"/>
        </table:table-row>
        <table:table-row table:style-name="ro8">
          <table:table-cell office:value-type="float" office:value="4">
            <text:p>4</text:p>
          </table:table-cell>
          <table:table-cell office:value-type="float" office:value="1127664">
            <text:p>1127664</text:p>
          </table:table-cell>
          <table:table-cell office:value-type="float" office:value="1201688">
            <text:p>1201688</text:p>
          </table:table-cell>
          <table:table-cell office:value-type="float" office:value="1513992">
            <text:p>1513992</text:p>
          </table:table-cell>
          <table:table-cell office:value-type="float" office:value="1577288">
            <text:p>1577288</text:p>
          </table:table-cell>
          <table:table-cell office:value-type="float" office:value="1397888">
            <text:p>1397888</text:p>
          </table:table-cell>
          <table:table-cell office:value-type="float" office:value="1276888">
            <text:p>1276888</text:p>
          </table:table-cell>
          <table:table-cell office:value-type="float" office:value="1736180">
            <text:p>1736180</text:p>
          </table:table-cell>
          <table:table-cell office:value-type="float" office:value="1036664">
            <text:p>1036664</text:p>
          </table:table-cell>
          <table:table-cell office:value-type="float" office:value="711920">
            <text:p>711920</text:p>
          </table:table-cell>
          <table:table-cell office:value-type="float" office:value="556892">
            <text:p>556892</text:p>
          </table:table-cell>
          <table:table-cell office:value-type="float" office:value="1623340">
            <text:p>1623340</text:p>
          </table:table-cell>
          <table:table-cell office:value-type="float" office:value="1157396">
            <text:p>1157396</text:p>
          </table:table-cell>
          <table:table-cell office:value-type="float" office:value="1147976">
            <text:p>1147976</text:p>
          </table:table-cell>
          <table:table-cell office:value-type="float" office:value="1819684">
            <text:p>1819684</text:p>
          </table:table-cell>
          <table:table-cell office:value-type="float" office:value="1086324">
            <text:p>1086324</text:p>
          </table:table-cell>
          <table:table-cell office:value-type="float" office:value="1261120">
            <text:p>1261120</text:p>
          </table:table-cell>
          <table:table-cell office:value-type="float" office:value="1373728">
            <text:p>1373728</text:p>
          </table:table-cell>
          <table:table-cell office:value-type="float" office:value="1299800">
            <text:p>1299800</text:p>
          </table:table-cell>
          <table:table-cell office:value-type="float" office:value="1021440">
            <text:p>1021440</text:p>
          </table:table-cell>
          <table:table-cell office:value-type="float" office:value="1322080">
            <text:p>1322080</text:p>
          </table:table-cell>
          <table:table-cell office:value-type="float" office:value="1478264">
            <text:p>1478264</text:p>
          </table:table-cell>
          <table:table-cell office:value-type="float" office:value="1187848">
            <text:p>1187848</text:p>
          </table:table-cell>
          <table:table-cell office:value-type="float" office:value="1119644">
            <text:p>1119644</text:p>
          </table:table-cell>
          <table:table-cell office:value-type="float" office:value="1614592">
            <text:p>1614592</text:p>
          </table:table-cell>
          <table:table-cell office:value-type="float" office:value="1655312">
            <text:p>1655312</text:p>
          </table:table-cell>
          <table:table-cell office:value-type="float" office:value="1464884">
            <text:p>1464884</text:p>
          </table:table-cell>
          <table:table-cell office:value-type="float" office:value="1494588">
            <text:p>1494588</text:p>
          </table:table-cell>
          <table:table-cell office:value-type="float" office:value="1472944">
            <text:p>1472944</text:p>
          </table:table-cell>
          <table:table-cell office:value-type="float" office:value="1189884">
            <text:p>1189884</text:p>
          </table:table-cell>
          <table:table-cell office:value-type="float" office:value="1354956">
            <text:p>1354956</text:p>
          </table:table-cell>
          <table:table-cell table:formula="of:=AVERAGE([.B6:.AE6])" office:value-type="float" office:value="1309428.93333333">
            <text:p>1309428,93333333</text:p>
          </table:table-cell>
          <table:table-cell table:style-name="ce5" table:formula="of:=(([.AF6]*8)/1000)/1000" office:value-type="float" office:value="10.4754314666667">
            <text:p>10,4754314667</text:p>
          </table:table-cell>
          <table:table-cell/>
          <table:table-cell table:style-name="ce5" office:value-type="string">
            <text:p>Hard Flow (72-96)</text:p>
          </table:table-cell>
          <table:table-cell table:style-name="ce5" table:formula="of:=AVERAGE([.AG74:.AG98])" office:value-type="float" office:value="0.557922773333333">
            <text:p>0,5579227733</text:p>
          </table:table-cell>
          <table:table-cell table:number-columns-repeated="988"/>
        </table:table-row>
        <table:table-row table:style-name="ro8">
          <table:table-cell office:value-type="float" office:value="5">
            <text:p>5</text:p>
          </table:table-cell>
          <table:table-cell office:value-type="float" office:value="1267980">
            <text:p>1267980</text:p>
          </table:table-cell>
          <table:table-cell office:value-type="float" office:value="0">
            <text:p>0</text:p>
          </table:table-cell>
          <table:table-cell office:value-type="float" office:value="2027956">
            <text:p>2027956</text:p>
          </table:table-cell>
          <table:table-cell office:value-type="float" office:value="1412604">
            <text:p>1412604</text:p>
          </table:table-cell>
          <table:table-cell office:value-type="float" office:value="1485424">
            <text:p>1485424</text:p>
          </table:table-cell>
          <table:table-cell office:value-type="float" office:value="1334092">
            <text:p>1334092</text:p>
          </table:table-cell>
          <table:table-cell office:value-type="float" office:value="1145736">
            <text:p>1145736</text:p>
          </table:table-cell>
          <table:table-cell office:value-type="float" office:value="1111140">
            <text:p>1111140</text:p>
          </table:table-cell>
          <table:table-cell office:value-type="float" office:value="931424">
            <text:p>931424</text:p>
          </table:table-cell>
          <table:table-cell office:value-type="float" office:value="0">
            <text:p>0</text:p>
          </table:table-cell>
          <table:table-cell office:value-type="float" office:value="899284">
            <text:p>899284</text:p>
          </table:table-cell>
          <table:table-cell office:value-type="float" office:value="1726828">
            <text:p>1726828</text:p>
          </table:table-cell>
          <table:table-cell office:value-type="float" office:value="2090644">
            <text:p>2090644</text:p>
          </table:table-cell>
          <table:table-cell office:value-type="float" office:value="1317880">
            <text:p>1317880</text:p>
          </table:table-cell>
          <table:table-cell office:value-type="float" office:value="1627660">
            <text:p>1627660</text:p>
          </table:table-cell>
          <table:table-cell office:value-type="float" office:value="1207920">
            <text:p>1207920</text:p>
          </table:table-cell>
          <table:table-cell office:value-type="float" office:value="1468128">
            <text:p>1468128</text:p>
          </table:table-cell>
          <table:table-cell office:value-type="float" office:value="1211252">
            <text:p>1211252</text:p>
          </table:table-cell>
          <table:table-cell office:value-type="float" office:value="193104">
            <text:p>193104</text:p>
          </table:table-cell>
          <table:table-cell office:value-type="float" office:value="1839616">
            <text:p>1839616</text:p>
          </table:table-cell>
          <table:table-cell office:value-type="float" office:value="1305880">
            <text:p>1305880</text:p>
          </table:table-cell>
          <table:table-cell office:value-type="float" office:value="1442824">
            <text:p>1442824</text:p>
          </table:table-cell>
          <table:table-cell office:value-type="float" office:value="1763896">
            <text:p>1763896</text:p>
          </table:table-cell>
          <table:table-cell office:value-type="float" office:value="1648048">
            <text:p>1648048</text:p>
          </table:table-cell>
          <table:table-cell office:value-type="float" office:value="1697264">
            <text:p>1697264</text:p>
          </table:table-cell>
          <table:table-cell office:value-type="float" office:value="1200392">
            <text:p>1200392</text:p>
          </table:table-cell>
          <table:table-cell office:value-type="float" office:value="1903528">
            <text:p>1903528</text:p>
          </table:table-cell>
          <table:table-cell office:value-type="float" office:value="1687200">
            <text:p>1687200</text:p>
          </table:table-cell>
          <table:table-cell office:value-type="float" office:value="1090240">
            <text:p>1090240</text:p>
          </table:table-cell>
          <table:table-cell office:value-type="float" office:value="1807816">
            <text:p>1807816</text:p>
          </table:table-cell>
          <table:table-cell table:formula="of:=AVERAGE([.B7:.AE7])" office:value-type="float" office:value="1328192">
            <text:p>1328192</text:p>
          </table:table-cell>
          <table:table-cell table:style-name="ce5" table:formula="of:=(([.AF7]*8)/1000)/1000" office:value-type="float" office:value="10.625536">
            <text:p>10,625536</text:p>
          </table:table-cell>
          <table:table-cell/>
          <table:table-cell table:style-name="ce5" office:value-type="string">
            <text:p>Block Flow (110-130)</text:p>
          </table:table-cell>
          <table:table-cell table:style-name="ce3" table:formula="of:=AVERAGE([.AG112:.AG132]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8476">
            <text:p>1758476</text:p>
          </table:table-cell>
          <table:table-cell office:value-type="float" office:value="573852">
            <text:p>573852</text:p>
          </table:table-cell>
          <table:table-cell office:value-type="float" office:value="1216576">
            <text:p>1216576</text:p>
          </table:table-cell>
          <table:table-cell office:value-type="float" office:value="2311492">
            <text:p>2311492</text:p>
          </table:table-cell>
          <table:table-cell office:value-type="float" office:value="1501056">
            <text:p>1501056</text:p>
          </table:table-cell>
          <table:table-cell office:value-type="float" office:value="1567332">
            <text:p>1567332</text:p>
          </table:table-cell>
          <table:table-cell office:value-type="float" office:value="1874648">
            <text:p>1874648</text:p>
          </table:table-cell>
          <table:table-cell office:value-type="float" office:value="1728792">
            <text:p>1728792</text:p>
          </table:table-cell>
          <table:table-cell office:value-type="float" office:value="1749252">
            <text:p>1749252</text:p>
          </table:table-cell>
          <table:table-cell office:value-type="float" office:value="1142656">
            <text:p>1142656</text:p>
          </table:table-cell>
          <table:table-cell office:value-type="float" office:value="983740">
            <text:p>983740</text:p>
          </table:table-cell>
          <table:table-cell office:value-type="float" office:value="1068912">
            <text:p>1068912</text:p>
          </table:table-cell>
          <table:table-cell office:value-type="float" office:value="1211116">
            <text:p>1211116</text:p>
          </table:table-cell>
          <table:table-cell office:value-type="float" office:value="1742952">
            <text:p>1742952</text:p>
          </table:table-cell>
          <table:table-cell office:value-type="float" office:value="1588428">
            <text:p>1588428</text:p>
          </table:table-cell>
          <table:table-cell office:value-type="float" office:value="1900944">
            <text:p>1900944</text:p>
          </table:table-cell>
          <table:table-cell office:value-type="float" office:value="941280">
            <text:p>941280</text:p>
          </table:table-cell>
          <table:table-cell office:value-type="float" office:value="1612840">
            <text:p>1612840</text:p>
          </table:table-cell>
          <table:table-cell office:value-type="float" office:value="1438164">
            <text:p>1438164</text:p>
          </table:table-cell>
          <table:table-cell office:value-type="float" office:value="1281956">
            <text:p>1281956</text:p>
          </table:table-cell>
          <table:table-cell office:value-type="float" office:value="1671592">
            <text:p>1671592</text:p>
          </table:table-cell>
          <table:table-cell office:value-type="float" office:value="1244320">
            <text:p>1244320</text:p>
          </table:table-cell>
          <table:table-cell office:value-type="float" office:value="1468236">
            <text:p>1468236</text:p>
          </table:table-cell>
          <table:table-cell office:value-type="float" office:value="1561572">
            <text:p>1561572</text:p>
          </table:table-cell>
          <table:table-cell office:value-type="float" office:value="1752700">
            <text:p>1752700</text:p>
          </table:table-cell>
          <table:table-cell office:value-type="float" office:value="1407632">
            <text:p>1407632</text:p>
          </table:table-cell>
          <table:table-cell office:value-type="float" office:value="1128072">
            <text:p>1128072</text:p>
          </table:table-cell>
          <table:table-cell office:value-type="float" office:value="1318196">
            <text:p>1318196</text:p>
          </table:table-cell>
          <table:table-cell office:value-type="float" office:value="2030228">
            <text:p>2030228</text:p>
          </table:table-cell>
          <table:table-cell office:value-type="float" office:value="1884572">
            <text:p>1884572</text:p>
          </table:table-cell>
          <table:table-cell table:formula="of:=AVERAGE([.B8:.AE8])" office:value-type="float" office:value="1488719.46666667">
            <text:p>1488719,46666667</text:p>
          </table:table-cell>
          <table:table-cell table:style-name="ce5" table:formula="of:=(([.AF8]*8)/1000)/1000" office:value-type="float" office:value="11.9097557333333">
            <text:p>11,9097557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8060">
            <text:p>1098060</text:p>
          </table:table-cell>
          <table:table-cell office:value-type="float" office:value="1744516">
            <text:p>1744516</text:p>
          </table:table-cell>
          <table:table-cell office:value-type="float" office:value="1620732">
            <text:p>1620732</text:p>
          </table:table-cell>
          <table:table-cell office:value-type="float" office:value="1437648">
            <text:p>1437648</text:p>
          </table:table-cell>
          <table:table-cell office:value-type="float" office:value="1376432">
            <text:p>1376432</text:p>
          </table:table-cell>
          <table:table-cell office:value-type="float" office:value="1260460">
            <text:p>1260460</text:p>
          </table:table-cell>
          <table:table-cell office:value-type="float" office:value="1339836">
            <text:p>1339836</text:p>
          </table:table-cell>
          <table:table-cell office:value-type="float" office:value="1216972">
            <text:p>1216972</text:p>
          </table:table-cell>
          <table:table-cell office:value-type="float" office:value="2167460">
            <text:p>2167460</text:p>
          </table:table-cell>
          <table:table-cell office:value-type="float" office:value="1692148">
            <text:p>1692148</text:p>
          </table:table-cell>
          <table:table-cell office:value-type="float" office:value="1041024">
            <text:p>1041024</text:p>
          </table:table-cell>
          <table:table-cell office:value-type="float" office:value="2201364">
            <text:p>2201364</text:p>
          </table:table-cell>
          <table:table-cell office:value-type="float" office:value="2076168">
            <text:p>2076168</text:p>
          </table:table-cell>
          <table:table-cell office:value-type="float" office:value="1972204">
            <text:p>1972204</text:p>
          </table:table-cell>
          <table:table-cell office:value-type="float" office:value="744336">
            <text:p>744336</text:p>
          </table:table-cell>
          <table:table-cell office:value-type="float" office:value="1157496">
            <text:p>1157496</text:p>
          </table:table-cell>
          <table:table-cell office:value-type="float" office:value="1482232">
            <text:p>1482232</text:p>
          </table:table-cell>
          <table:table-cell office:value-type="float" office:value="1314140">
            <text:p>1314140</text:p>
          </table:table-cell>
          <table:table-cell office:value-type="float" office:value="1058780">
            <text:p>1058780</text:p>
          </table:table-cell>
          <table:table-cell office:value-type="float" office:value="1115568">
            <text:p>1115568</text:p>
          </table:table-cell>
          <table:table-cell office:value-type="float" office:value="1380424">
            <text:p>1380424</text:p>
          </table:table-cell>
          <table:table-cell office:value-type="float" office:value="2239356">
            <text:p>2239356</text:p>
          </table:table-cell>
          <table:table-cell office:value-type="float" office:value="1531604">
            <text:p>1531604</text:p>
          </table:table-cell>
          <table:table-cell office:value-type="float" office:value="1312964">
            <text:p>1312964</text:p>
          </table:table-cell>
          <table:table-cell office:value-type="float" office:value="1973556">
            <text:p>1973556</text:p>
          </table:table-cell>
          <table:table-cell office:value-type="float" office:value="1719208">
            <text:p>1719208</text:p>
          </table:table-cell>
          <table:table-cell office:value-type="float" office:value="1350464">
            <text:p>1350464</text:p>
          </table:table-cell>
          <table:table-cell office:value-type="float" office:value="2185632">
            <text:p>2185632</text:p>
          </table:table-cell>
          <table:table-cell office:value-type="float" office:value="1628076">
            <text:p>1628076</text:p>
          </table:table-cell>
          <table:table-cell office:value-type="float" office:value="1485524">
            <text:p>1485524</text:p>
          </table:table-cell>
          <table:table-cell table:formula="of:=AVERAGE([.B9:.AE9])" office:value-type="float" office:value="1530812.8">
            <text:p>1530812,8</text:p>
          </table:table-cell>
          <table:table-cell table:style-name="ce5" table:formula="of:=(([.AF9]*8)/1000)/1000" office:value-type="float" office:value="12.2465024">
            <text:p>12,2465024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496">
            <text:p>1006496</text:p>
          </table:table-cell>
          <table:table-cell office:value-type="float" office:value="1247420">
            <text:p>1247420</text:p>
          </table:table-cell>
          <table:table-cell office:value-type="float" office:value="1511292">
            <text:p>1511292</text:p>
          </table:table-cell>
          <table:table-cell office:value-type="float" office:value="1812240">
            <text:p>1812240</text:p>
          </table:table-cell>
          <table:table-cell office:value-type="float" office:value="1485080">
            <text:p>1485080</text:p>
          </table:table-cell>
          <table:table-cell office:value-type="float" office:value="1425412">
            <text:p>1425412</text:p>
          </table:table-cell>
          <table:table-cell office:value-type="float" office:value="1395692">
            <text:p>1395692</text:p>
          </table:table-cell>
          <table:table-cell office:value-type="float" office:value="1230508">
            <text:p>1230508</text:p>
          </table:table-cell>
          <table:table-cell office:value-type="float" office:value="1019300">
            <text:p>1019300</text:p>
          </table:table-cell>
          <table:table-cell office:value-type="float" office:value="1474364">
            <text:p>1474364</text:p>
          </table:table-cell>
          <table:table-cell office:value-type="float" office:value="1330020">
            <text:p>1330020</text:p>
          </table:table-cell>
          <table:table-cell office:value-type="float" office:value="1113880">
            <text:p>1113880</text:p>
          </table:table-cell>
          <table:table-cell office:value-type="float" office:value="1162484">
            <text:p>1162484</text:p>
          </table:table-cell>
          <table:table-cell office:value-type="float" office:value="1305280">
            <text:p>1305280</text:p>
          </table:table-cell>
          <table:table-cell office:value-type="float" office:value="1392684">
            <text:p>1392684</text:p>
          </table:table-cell>
          <table:table-cell office:value-type="float" office:value="1175924">
            <text:p>1175924</text:p>
          </table:table-cell>
          <table:table-cell office:value-type="float" office:value="1767140">
            <text:p>1767140</text:p>
          </table:table-cell>
          <table:table-cell office:value-type="float" office:value="1391504">
            <text:p>1391504</text:p>
          </table:table-cell>
          <table:table-cell office:value-type="float" office:value="1565868">
            <text:p>1565868</text:p>
          </table:table-cell>
          <table:table-cell office:value-type="float" office:value="1387068">
            <text:p>1387068</text:p>
          </table:table-cell>
          <table:table-cell office:value-type="float" office:value="1592496">
            <text:p>1592496</text:p>
          </table:table-cell>
          <table:table-cell office:value-type="float" office:value="1007404">
            <text:p>1007404</text:p>
          </table:table-cell>
          <table:table-cell office:value-type="float" office:value="1247312">
            <text:p>1247312</text:p>
          </table:table-cell>
          <table:table-cell office:value-type="float" office:value="929632">
            <text:p>929632</text:p>
          </table:table-cell>
          <table:table-cell office:value-type="float" office:value="1222100">
            <text:p>1222100</text:p>
          </table:table-cell>
          <table:table-cell office:value-type="float" office:value="1635140">
            <text:p>1635140</text:p>
          </table:table-cell>
          <table:table-cell office:value-type="float" office:value="1362828">
            <text:p>1362828</text:p>
          </table:table-cell>
          <table:table-cell office:value-type="float" office:value="1167772">
            <text:p>1167772</text:p>
          </table:table-cell>
          <table:table-cell office:value-type="float" office:value="1366260">
            <text:p>1366260</text:p>
          </table:table-cell>
          <table:table-cell office:value-type="float" office:value="1464016">
            <text:p>1464016</text:p>
          </table:table-cell>
          <table:table-cell table:formula="of:=AVERAGE([.B10:.AE10])" office:value-type="float" office:value="1339820.53333333">
            <text:p>1339820,53333333</text:p>
          </table:table-cell>
          <table:table-cell table:style-name="ce5" table:formula="of:=(([.AF10]*8)/1000)/1000" office:value-type="float" office:value="10.7185642666667">
            <text:p>10,7185642667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26856">
            <text:p>1026856</text:p>
          </table:table-cell>
          <table:table-cell office:value-type="float" office:value="1486056">
            <text:p>1486056</text:p>
          </table:table-cell>
          <table:table-cell office:value-type="float" office:value="1252760">
            <text:p>1252760</text:p>
          </table:table-cell>
          <table:table-cell office:value-type="float" office:value="1207220">
            <text:p>1207220</text:p>
          </table:table-cell>
          <table:table-cell office:value-type="float" office:value="2219500">
            <text:p>2219500</text:p>
          </table:table-cell>
          <table:table-cell office:value-type="float" office:value="1304544">
            <text:p>1304544</text:p>
          </table:table-cell>
          <table:table-cell office:value-type="float" office:value="2312508">
            <text:p>2312508</text:p>
          </table:table-cell>
          <table:table-cell office:value-type="float" office:value="782732">
            <text:p>782732</text:p>
          </table:table-cell>
          <table:table-cell office:value-type="float" office:value="844600">
            <text:p>844600</text:p>
          </table:table-cell>
          <table:table-cell office:value-type="float" office:value="1305044">
            <text:p>1305044</text:p>
          </table:table-cell>
          <table:table-cell office:value-type="float" office:value="1421692">
            <text:p>1421692</text:p>
          </table:table-cell>
          <table:table-cell office:value-type="float" office:value="1606788">
            <text:p>1606788</text:p>
          </table:table-cell>
          <table:table-cell office:value-type="float" office:value="1458484">
            <text:p>1458484</text:p>
          </table:table-cell>
          <table:table-cell office:value-type="float" office:value="959524">
            <text:p>959524</text:p>
          </table:table-cell>
          <table:table-cell office:value-type="float" office:value="2016904">
            <text:p>2016904</text:p>
          </table:table-cell>
          <table:table-cell office:value-type="float" office:value="1479172">
            <text:p>1479172</text:p>
          </table:table-cell>
          <table:table-cell office:value-type="float" office:value="1505840">
            <text:p>1505840</text:p>
          </table:table-cell>
          <table:table-cell office:value-type="float" office:value="1619960">
            <text:p>1619960</text:p>
          </table:table-cell>
          <table:table-cell office:value-type="float" office:value="1204380">
            <text:p>1204380</text:p>
          </table:table-cell>
          <table:table-cell office:value-type="float" office:value="1771936">
            <text:p>1771936</text:p>
          </table:table-cell>
          <table:table-cell office:value-type="float" office:value="1701884">
            <text:p>1701884</text:p>
          </table:table-cell>
          <table:table-cell office:value-type="float" office:value="1444828">
            <text:p>1444828</text:p>
          </table:table-cell>
          <table:table-cell office:value-type="float" office:value="1414188">
            <text:p>1414188</text:p>
          </table:table-cell>
          <table:table-cell office:value-type="float" office:value="1357428">
            <text:p>1357428</text:p>
          </table:table-cell>
          <table:table-cell office:value-type="float" office:value="1601556">
            <text:p>1601556</text:p>
          </table:table-cell>
          <table:table-cell office:value-type="float" office:value="1272008">
            <text:p>1272008</text:p>
          </table:table-cell>
          <table:table-cell office:value-type="float" office:value="1792232">
            <text:p>1792232</text:p>
          </table:table-cell>
          <table:table-cell office:value-type="float" office:value="1317996">
            <text:p>1317996</text:p>
          </table:table-cell>
          <table:table-cell office:value-type="float" office:value="1214024">
            <text:p>1214024</text:p>
          </table:table-cell>
          <table:table-cell office:value-type="float" office:value="1059112">
            <text:p>1059112</text:p>
          </table:table-cell>
          <table:table-cell table:formula="of:=AVERAGE([.B11:.AE11])" office:value-type="float" office:value="1432058.53333333">
            <text:p>1432058,53333333</text:p>
          </table:table-cell>
          <table:table-cell table:style-name="ce5" table:formula="of:=(([.AF11]*8)/1000)/1000" office:value-type="float" office:value="11.4564682666667">
            <text:p>11,4564682667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9792">
            <text:p>349792</text:p>
          </table:table-cell>
          <table:table-cell office:value-type="float" office:value="1162892">
            <text:p>1162892</text:p>
          </table:table-cell>
          <table:table-cell office:value-type="float" office:value="1541188">
            <text:p>1541188</text:p>
          </table:table-cell>
          <table:table-cell office:value-type="float" office:value="0">
            <text:p>0</text:p>
          </table:table-cell>
          <table:table-cell office:value-type="float" office:value="1112256">
            <text:p>1112256</text:p>
          </table:table-cell>
          <table:table-cell office:value-type="float" office:value="1338104">
            <text:p>1338104</text:p>
          </table:table-cell>
          <table:table-cell office:value-type="float" office:value="2047204">
            <text:p>2047204</text:p>
          </table:table-cell>
          <table:table-cell office:value-type="float" office:value="1036672">
            <text:p>1036672</text:p>
          </table:table-cell>
          <table:table-cell office:value-type="float" office:value="321884">
            <text:p>321884</text:p>
          </table:table-cell>
          <table:table-cell office:value-type="float" office:value="1733948">
            <text:p>1733948</text:p>
          </table:table-cell>
          <table:table-cell office:value-type="float" office:value="670076">
            <text:p>670076</text:p>
          </table:table-cell>
          <table:table-cell office:value-type="float" office:value="1499020">
            <text:p>1499020</text:p>
          </table:table-cell>
          <table:table-cell office:value-type="float" office:value="1412992">
            <text:p>1412992</text:p>
          </table:table-cell>
          <table:table-cell office:value-type="float" office:value="1134428">
            <text:p>1134428</text:p>
          </table:table-cell>
          <table:table-cell office:value-type="float" office:value="1132484">
            <text:p>1132484</text:p>
          </table:table-cell>
          <table:table-cell office:value-type="float" office:value="1921612">
            <text:p>1921612</text:p>
          </table:table-cell>
          <table:table-cell office:value-type="float" office:value="1220340">
            <text:p>1220340</text:p>
          </table:table-cell>
          <table:table-cell office:value-type="float" office:value="1700024">
            <text:p>1700024</text:p>
          </table:table-cell>
          <table:table-cell office:value-type="float" office:value="1389252">
            <text:p>1389252</text:p>
          </table:table-cell>
          <table:table-cell office:value-type="float" office:value="1515248">
            <text:p>1515248</text:p>
          </table:table-cell>
          <table:table-cell office:value-type="float" office:value="1666460">
            <text:p>1666460</text:p>
          </table:table-cell>
          <table:table-cell office:value-type="float" office:value="1607536">
            <text:p>1607536</text:p>
          </table:table-cell>
          <table:table-cell office:value-type="float" office:value="1590156">
            <text:p>1590156</text:p>
          </table:table-cell>
          <table:table-cell office:value-type="float" office:value="1604800">
            <text:p>1604800</text:p>
          </table:table-cell>
          <table:table-cell office:value-type="float" office:value="0">
            <text:p>0</text:p>
          </table:table-cell>
          <table:table-cell office:value-type="float" office:value="1495440">
            <text:p>1495440</text:p>
          </table:table-cell>
          <table:table-cell office:value-type="float" office:value="1742672">
            <text:p>1742672</text:p>
          </table:table-cell>
          <table:table-cell office:value-type="float" office:value="1138416">
            <text:p>1138416</text:p>
          </table:table-cell>
          <table:table-cell office:value-type="float" office:value="1154596">
            <text:p>1154596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207983.06666667">
            <text:p>1207983,06666667</text:p>
          </table:table-cell>
          <table:table-cell table:style-name="ce5" table:formula="of:=(([.AF12]*8)/1000)/1000" office:value-type="float" office:value="9.66386453333333">
            <text:p>9,6638645333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43904">
            <text:p>1943904</text:p>
          </table:table-cell>
          <table:table-cell office:value-type="float" office:value="1283420">
            <text:p>1283420</text:p>
          </table:table-cell>
          <table:table-cell office:value-type="float" office:value="693748">
            <text:p>693748</text:p>
          </table:table-cell>
          <table:table-cell office:value-type="float" office:value="449736">
            <text:p>449736</text:p>
          </table:table-cell>
          <table:table-cell office:value-type="float" office:value="1844828">
            <text:p>1844828</text:p>
          </table:table-cell>
          <table:table-cell office:value-type="float" office:value="1193364">
            <text:p>1193364</text:p>
          </table:table-cell>
          <table:table-cell office:value-type="float" office:value="1196364">
            <text:p>1196364</text:p>
          </table:table-cell>
          <table:table-cell office:value-type="float" office:value="1068516">
            <text:p>1068516</text:p>
          </table:table-cell>
          <table:table-cell office:value-type="float" office:value="1528464">
            <text:p>1528464</text:p>
          </table:table-cell>
          <table:table-cell office:value-type="float" office:value="1603452">
            <text:p>1603452</text:p>
          </table:table-cell>
          <table:table-cell office:value-type="float" office:value="0">
            <text:p>0</text:p>
          </table:table-cell>
          <table:table-cell office:value-type="float" office:value="1152764">
            <text:p>1152764</text:p>
          </table:table-cell>
          <table:table-cell office:value-type="float" office:value="1133440">
            <text:p>1133440</text:p>
          </table:table-cell>
          <table:table-cell office:value-type="float" office:value="1489764">
            <text:p>1489764</text:p>
          </table:table-cell>
          <table:table-cell office:value-type="float" office:value="1146176">
            <text:p>1146176</text:p>
          </table:table-cell>
          <table:table-cell office:value-type="float" office:value="1977412">
            <text:p>1977412</text:p>
          </table:table-cell>
          <table:table-cell office:value-type="float" office:value="1386896">
            <text:p>1386896</text:p>
          </table:table-cell>
          <table:table-cell office:value-type="float" office:value="1373336">
            <text:p>1373336</text:p>
          </table:table-cell>
          <table:table-cell office:value-type="float" office:value="1272252">
            <text:p>1272252</text:p>
          </table:table-cell>
          <table:table-cell office:value-type="float" office:value="876936">
            <text:p>876936</text:p>
          </table:table-cell>
          <table:table-cell office:value-type="float" office:value="932444">
            <text:p>932444</text:p>
          </table:table-cell>
          <table:table-cell office:value-type="float" office:value="1399856">
            <text:p>1399856</text:p>
          </table:table-cell>
          <table:table-cell office:value-type="float" office:value="2140060">
            <text:p>2140060</text:p>
          </table:table-cell>
          <table:table-cell office:value-type="float" office:value="1663108">
            <text:p>1663108</text:p>
          </table:table-cell>
          <table:table-cell office:value-type="float" office:value="0">
            <text:p>0</text:p>
          </table:table-cell>
          <table:table-cell office:value-type="float" office:value="1653124">
            <text:p>1653124</text:p>
          </table:table-cell>
          <table:table-cell office:value-type="float" office:value="1388244">
            <text:p>1388244</text:p>
          </table:table-cell>
          <table:table-cell office:value-type="float" office:value="1026820">
            <text:p>1026820</text:p>
          </table:table-cell>
          <table:table-cell office:value-type="float" office:value="1256860">
            <text:p>1256860</text:p>
          </table:table-cell>
          <table:table-cell office:value-type="float" office:value="408144">
            <text:p>408144</text:p>
          </table:table-cell>
          <table:table-cell table:formula="of:=AVERAGE([.B13:.AE13])" office:value-type="float" office:value="1216114.4">
            <text:p>1216114,4</text:p>
          </table:table-cell>
          <table:table-cell table:style-name="ce5" table:formula="of:=(([.AF13]*8)/1000)/1000" office:value-type="float" office:value="9.7289152">
            <text:p>9,7289152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25856">
            <text:p>1225856</text:p>
          </table:table-cell>
          <table:table-cell office:value-type="float" office:value="1415104">
            <text:p>1415104</text:p>
          </table:table-cell>
          <table:table-cell office:value-type="float" office:value="1525160">
            <text:p>1525160</text:p>
          </table:table-cell>
          <table:table-cell office:value-type="float" office:value="1900000">
            <text:p>1900000</text:p>
          </table:table-cell>
          <table:table-cell office:value-type="float" office:value="1278164">
            <text:p>1278164</text:p>
          </table:table-cell>
          <table:table-cell office:value-type="float" office:value="892016">
            <text:p>892016</text:p>
          </table:table-cell>
          <table:table-cell office:value-type="float" office:value="1663716">
            <text:p>1663716</text:p>
          </table:table-cell>
          <table:table-cell office:value-type="float" office:value="1291344">
            <text:p>1291344</text:p>
          </table:table-cell>
          <table:table-cell office:value-type="float" office:value="1434128">
            <text:p>1434128</text:p>
          </table:table-cell>
          <table:table-cell office:value-type="float" office:value="1344232">
            <text:p>1344232</text:p>
          </table:table-cell>
          <table:table-cell office:value-type="float" office:value="0">
            <text:p>0</text:p>
          </table:table-cell>
          <table:table-cell office:value-type="float" office:value="1596328">
            <text:p>1596328</text:p>
          </table:table-cell>
          <table:table-cell office:value-type="float" office:value="0">
            <text:p>0</text:p>
          </table:table-cell>
          <table:table-cell office:value-type="float" office:value="1562304">
            <text:p>1562304</text:p>
          </table:table-cell>
          <table:table-cell office:value-type="float" office:value="1691468">
            <text:p>1691468</text:p>
          </table:table-cell>
          <table:table-cell office:value-type="float" office:value="1090532">
            <text:p>1090532</text:p>
          </table:table-cell>
          <table:table-cell office:value-type="float" office:value="1451792">
            <text:p>1451792</text:p>
          </table:table-cell>
          <table:table-cell office:value-type="float" office:value="122936">
            <text:p>122936</text:p>
          </table:table-cell>
          <table:table-cell office:value-type="float" office:value="1723300">
            <text:p>1723300</text:p>
          </table:table-cell>
          <table:table-cell office:value-type="float" office:value="1238296">
            <text:p>1238296</text:p>
          </table:table-cell>
          <table:table-cell office:value-type="float" office:value="1125572">
            <text:p>1125572</text:p>
          </table:table-cell>
          <table:table-cell office:value-type="float" office:value="1564812">
            <text:p>1564812</text:p>
          </table:table-cell>
          <table:table-cell office:value-type="float" office:value="1164388">
            <text:p>1164388</text:p>
          </table:table-cell>
          <table:table-cell office:value-type="float" office:value="1403884">
            <text:p>1403884</text:p>
          </table:table-cell>
          <table:table-cell office:value-type="float" office:value="1474360">
            <text:p>1474360</text:p>
          </table:table-cell>
          <table:table-cell office:value-type="float" office:value="1766560">
            <text:p>1766560</text:p>
          </table:table-cell>
          <table:table-cell office:value-type="float" office:value="0">
            <text:p>0</text:p>
          </table:table-cell>
          <table:table-cell office:value-type="float" office:value="1920212">
            <text:p>1920212</text:p>
          </table:table-cell>
          <table:table-cell office:value-type="float" office:value="2274144">
            <text:p>2274144</text:p>
          </table:table-cell>
          <table:table-cell office:value-type="float" office:value="1380904">
            <text:p>1380904</text:p>
          </table:table-cell>
          <table:table-cell table:formula="of:=AVERAGE([.B14:.AE14])" office:value-type="float" office:value="1284050.4">
            <text:p>1284050,4</text:p>
          </table:table-cell>
          <table:table-cell table:style-name="ce5" table:formula="of:=(([.AF14]*8)/1000)/1000" office:value-type="float" office:value="10.2724032">
            <text:p>10,2724032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68456">
            <text:p>2068456</text:p>
          </table:table-cell>
          <table:table-cell office:value-type="float" office:value="1504672">
            <text:p>1504672</text:p>
          </table:table-cell>
          <table:table-cell office:value-type="float" office:value="1818656">
            <text:p>1818656</text:p>
          </table:table-cell>
          <table:table-cell office:value-type="float" office:value="1461828">
            <text:p>1461828</text:p>
          </table:table-cell>
          <table:table-cell office:value-type="float" office:value="2468408">
            <text:p>2468408</text:p>
          </table:table-cell>
          <table:table-cell office:value-type="float" office:value="1556052">
            <text:p>1556052</text:p>
          </table:table-cell>
          <table:table-cell office:value-type="float" office:value="1973184">
            <text:p>1973184</text:p>
          </table:table-cell>
          <table:table-cell office:value-type="float" office:value="1461920">
            <text:p>1461920</text:p>
          </table:table-cell>
          <table:table-cell office:value-type="float" office:value="1381140">
            <text:p>1381140</text:p>
          </table:table-cell>
          <table:table-cell office:value-type="float" office:value="1374440">
            <text:p>1374440</text:p>
          </table:table-cell>
          <table:table-cell office:value-type="float" office:value="230492">
            <text:p>230492</text:p>
          </table:table-cell>
          <table:table-cell office:value-type="float" office:value="1173064">
            <text:p>1173064</text:p>
          </table:table-cell>
          <table:table-cell office:value-type="float" office:value="0">
            <text:p>0</text:p>
          </table:table-cell>
          <table:table-cell office:value-type="float" office:value="2171872">
            <text:p>2171872</text:p>
          </table:table-cell>
          <table:table-cell office:value-type="float" office:value="2135592">
            <text:p>2135592</text:p>
          </table:table-cell>
          <table:table-cell office:value-type="float" office:value="1251256">
            <text:p>1251256</text:p>
          </table:table-cell>
          <table:table-cell office:value-type="float" office:value="1776188">
            <text:p>1776188</text:p>
          </table:table-cell>
          <table:table-cell office:value-type="float" office:value="1436428">
            <text:p>1436428</text:p>
          </table:table-cell>
          <table:table-cell office:value-type="float" office:value="1446488">
            <text:p>1446488</text:p>
          </table:table-cell>
          <table:table-cell office:value-type="float" office:value="1590880">
            <text:p>1590880</text:p>
          </table:table-cell>
          <table:table-cell office:value-type="float" office:value="1162100">
            <text:p>1162100</text:p>
          </table:table-cell>
          <table:table-cell office:value-type="float" office:value="479952">
            <text:p>479952</text:p>
          </table:table-cell>
          <table:table-cell office:value-type="float" office:value="1959112">
            <text:p>1959112</text:p>
          </table:table-cell>
          <table:table-cell office:value-type="float" office:value="1396544">
            <text:p>1396544</text:p>
          </table:table-cell>
          <table:table-cell office:value-type="float" office:value="1773052">
            <text:p>1773052</text:p>
          </table:table-cell>
          <table:table-cell office:value-type="float" office:value="1978500">
            <text:p>1978500</text:p>
          </table:table-cell>
          <table:table-cell office:value-type="float" office:value="0">
            <text:p>0</text:p>
          </table:table-cell>
          <table:table-cell office:value-type="float" office:value="1548476">
            <text:p>1548476</text:p>
          </table:table-cell>
          <table:table-cell office:value-type="float" office:value="907172">
            <text:p>907172</text:p>
          </table:table-cell>
          <table:table-cell office:value-type="float" office:value="1616840">
            <text:p>1616840</text:p>
          </table:table-cell>
          <table:table-cell table:formula="of:=AVERAGE([.B15:.AE15])" office:value-type="float" office:value="1436758.8">
            <text:p>1436758,8</text:p>
          </table:table-cell>
          <table:table-cell table:style-name="ce5" table:formula="of:=(([.AF15]*8)/1000)/1000" office:value-type="float" office:value="11.4940704">
            <text:p>11,49407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40420">
            <text:p>1440420</text:p>
          </table:table-cell>
          <table:table-cell office:value-type="float" office:value="1638312">
            <text:p>1638312</text:p>
          </table:table-cell>
          <table:table-cell office:value-type="float" office:value="620036">
            <text:p>620036</text:p>
          </table:table-cell>
          <table:table-cell office:value-type="float" office:value="1533760">
            <text:p>1533760</text:p>
          </table:table-cell>
          <table:table-cell office:value-type="float" office:value="1247964">
            <text:p>1247964</text:p>
          </table:table-cell>
          <table:table-cell office:value-type="float" office:value="1113644">
            <text:p>1113644</text:p>
          </table:table-cell>
          <table:table-cell office:value-type="float" office:value="1190252">
            <text:p>1190252</text:p>
          </table:table-cell>
          <table:table-cell office:value-type="float" office:value="1085252">
            <text:p>1085252</text:p>
          </table:table-cell>
          <table:table-cell office:value-type="float" office:value="1097488">
            <text:p>1097488</text:p>
          </table:table-cell>
          <table:table-cell office:value-type="float" office:value="1243080">
            <text:p>1243080</text:p>
          </table:table-cell>
          <table:table-cell office:value-type="float" office:value="1599608">
            <text:p>1599608</text:p>
          </table:table-cell>
          <table:table-cell office:value-type="float" office:value="1150340">
            <text:p>1150340</text:p>
          </table:table-cell>
          <table:table-cell office:value-type="float" office:value="1537680">
            <text:p>1537680</text:p>
          </table:table-cell>
          <table:table-cell office:value-type="float" office:value="2024140">
            <text:p>2024140</text:p>
          </table:table-cell>
          <table:table-cell office:value-type="float" office:value="1668768">
            <text:p>1668768</text:p>
          </table:table-cell>
          <table:table-cell office:value-type="float" office:value="1320604">
            <text:p>1320604</text:p>
          </table:table-cell>
          <table:table-cell office:value-type="float" office:value="930916">
            <text:p>930916</text:p>
          </table:table-cell>
          <table:table-cell office:value-type="float" office:value="1582640">
            <text:p>1582640</text:p>
          </table:table-cell>
          <table:table-cell office:value-type="float" office:value="1268096">
            <text:p>1268096</text:p>
          </table:table-cell>
          <table:table-cell office:value-type="float" office:value="1709216">
            <text:p>1709216</text:p>
          </table:table-cell>
          <table:table-cell office:value-type="float" office:value="1412276">
            <text:p>1412276</text:p>
          </table:table-cell>
          <table:table-cell office:value-type="float" office:value="0">
            <text:p>0</text:p>
          </table:table-cell>
          <table:table-cell office:value-type="float" office:value="1738052">
            <text:p>1738052</text:p>
          </table:table-cell>
          <table:table-cell office:value-type="float" office:value="803264">
            <text:p>803264</text:p>
          </table:table-cell>
          <table:table-cell office:value-type="float" office:value="1701052">
            <text:p>1701052</text:p>
          </table:table-cell>
          <table:table-cell office:value-type="float" office:value="890144">
            <text:p>890144</text:p>
          </table:table-cell>
          <table:table-cell office:value-type="float" office:value="0">
            <text:p>0</text:p>
          </table:table-cell>
          <table:table-cell office:value-type="float" office:value="970164">
            <text:p>970164</text:p>
          </table:table-cell>
          <table:table-cell office:value-type="float" office:value="1311500">
            <text:p>1311500</text:p>
          </table:table-cell>
          <table:table-cell office:value-type="float" office:value="1147156">
            <text:p>1147156</text:p>
          </table:table-cell>
          <table:table-cell table:formula="of:=AVERAGE([.B16:.AE16])" office:value-type="float" office:value="1232527.46666667">
            <text:p>1232527,46666667</text:p>
          </table:table-cell>
          <table:table-cell table:style-name="ce5" table:formula="of:=(([.AF16]*8)/1000)/1000" office:value-type="float" office:value="9.86021973333333">
            <text:p>9,8602197333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10644">
            <text:p>1310644</text:p>
          </table:table-cell>
          <table:table-cell office:value-type="float" office:value="1528224">
            <text:p>1528224</text:p>
          </table:table-cell>
          <table:table-cell table:number-columns-repeated="2" office:value-type="float" office:value="0">
            <text:p>0</text:p>
          </table:table-cell>
          <table:table-cell office:value-type="float" office:value="1304424">
            <text:p>1304424</text:p>
          </table:table-cell>
          <table:table-cell table:number-columns-repeated="4" office:value-type="float" office:value="0">
            <text:p>0</text:p>
          </table:table-cell>
          <table:table-cell office:value-type="float" office:value="1680892">
            <text:p>1680892</text:p>
          </table:table-cell>
          <table:table-cell office:value-type="float" office:value="294864">
            <text:p>294864</text:p>
          </table:table-cell>
          <table:table-cell office:value-type="float" office:value="1344100">
            <text:p>1344100</text:p>
          </table:table-cell>
          <table:table-cell office:value-type="float" office:value="0">
            <text:p>0</text:p>
          </table:table-cell>
          <table:table-cell office:value-type="float" office:value="1568448">
            <text:p>1568448</text:p>
          </table:table-cell>
          <table:table-cell office:value-type="float" office:value="131396">
            <text:p>131396</text:p>
          </table:table-cell>
          <table:table-cell office:value-type="float" office:value="0">
            <text:p>0</text:p>
          </table:table-cell>
          <table:table-cell office:value-type="float" office:value="1741452">
            <text:p>1741452</text:p>
          </table:table-cell>
          <table:table-cell office:value-type="float" office:value="0">
            <text:p>0</text:p>
          </table:table-cell>
          <table:table-cell office:value-type="float" office:value="822404">
            <text:p>822404</text:p>
          </table:table-cell>
          <table:table-cell office:value-type="float" office:value="1317204">
            <text:p>1317204</text:p>
          </table:table-cell>
          <table:table-cell office:value-type="float" office:value="0">
            <text:p>0</text:p>
          </table:table-cell>
          <table:table-cell office:value-type="float" office:value="1770380">
            <text:p>1770380</text:p>
          </table:table-cell>
          <table:table-cell table:number-columns-repeated="3" office:value-type="float" office:value="0">
            <text:p>0</text:p>
          </table:table-cell>
          <table:table-cell office:value-type="float" office:value="7500">
            <text:p>7500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94064.4">
            <text:p>494064,4</text:p>
          </table:table-cell>
          <table:table-cell table:style-name="ce5" table:formula="of:=(([.AF17]*8)/1000)/1000" office:value-type="float" office:value="3.9525152">
            <text:p>3,952515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23916">
            <text:p>1323916</text:p>
          </table:table-cell>
          <table:table-cell office:value-type="float" office:value="1596736">
            <text:p>1596736</text:p>
          </table:table-cell>
          <table:table-cell office:value-type="float" office:value="228136">
            <text:p>228136</text:p>
          </table:table-cell>
          <table:table-cell office:value-type="float" office:value="920884">
            <text:p>920884</text:p>
          </table:table-cell>
          <table:table-cell office:value-type="float" office:value="2242640">
            <text:p>2242640</text:p>
          </table:table-cell>
          <table:table-cell table:number-columns-repeated="2" office:value-type="float" office:value="0">
            <text:p>0</text:p>
          </table:table-cell>
          <table:table-cell office:value-type="float" office:value="772128">
            <text:p>772128</text:p>
          </table:table-cell>
          <table:table-cell office:value-type="float" office:value="1019180">
            <text:p>1019180</text:p>
          </table:table-cell>
          <table:table-cell office:value-type="float" office:value="1406092">
            <text:p>1406092</text:p>
          </table:table-cell>
          <table:table-cell office:value-type="float" office:value="1645520">
            <text:p>1645520</text:p>
          </table:table-cell>
          <table:table-cell office:value-type="float" office:value="1877620">
            <text:p>1877620</text:p>
          </table:table-cell>
          <table:table-cell office:value-type="float" office:value="0">
            <text:p>0</text:p>
          </table:table-cell>
          <table:table-cell office:value-type="float" office:value="1370640">
            <text:p>1370640</text:p>
          </table:table-cell>
          <table:table-cell office:value-type="float" office:value="1620200">
            <text:p>1620200</text:p>
          </table:table-cell>
          <table:table-cell office:value-type="float" office:value="0">
            <text:p>0</text:p>
          </table:table-cell>
          <table:table-cell office:value-type="float" office:value="1590832">
            <text:p>1590832</text:p>
          </table:table-cell>
          <table:table-cell office:value-type="float" office:value="0">
            <text:p>0</text:p>
          </table:table-cell>
          <table:table-cell office:value-type="float" office:value="1556728">
            <text:p>1556728</text:p>
          </table:table-cell>
          <table:table-cell office:value-type="float" office:value="1484364">
            <text:p>1484364</text:p>
          </table:table-cell>
          <table:table-cell office:value-type="float" office:value="1168604">
            <text:p>1168604</text:p>
          </table:table-cell>
          <table:table-cell office:value-type="float" office:value="1867172">
            <text:p>1867172</text:p>
          </table:table-cell>
          <table:table-cell table:number-columns-repeated="2" office:value-type="float" office:value="0">
            <text:p>0</text:p>
          </table:table-cell>
          <table:table-cell office:value-type="float" office:value="1092172">
            <text:p>1092172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826118.8">
            <text:p>826118,8</text:p>
          </table:table-cell>
          <table:table-cell table:style-name="ce5" table:formula="of:=(([.AF18]*8)/1000)/1000" office:value-type="float" office:value="6.6089504">
            <text:p>6,6089504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4484">
            <text:p>1694484</text:p>
          </table:table-cell>
          <table:table-cell office:value-type="float" office:value="1964056">
            <text:p>1964056</text:p>
          </table:table-cell>
          <table:table-cell office:value-type="float" office:value="1339468">
            <text:p>1339468</text:p>
          </table:table-cell>
          <table:table-cell office:value-type="float" office:value="1025740">
            <text:p>1025740</text:p>
          </table:table-cell>
          <table:table-cell office:value-type="float" office:value="767840">
            <text:p>767840</text:p>
          </table:table-cell>
          <table:table-cell office:value-type="float" office:value="1304996">
            <text:p>1304996</text:p>
          </table:table-cell>
          <table:table-cell office:value-type="float" office:value="1397384">
            <text:p>1397384</text:p>
          </table:table-cell>
          <table:table-cell office:value-type="float" office:value="0">
            <text:p>0</text:p>
          </table:table-cell>
          <table:table-cell office:value-type="float" office:value="1250988">
            <text:p>1250988</text:p>
          </table:table-cell>
          <table:table-cell office:value-type="float" office:value="1266192">
            <text:p>1266192</text:p>
          </table:table-cell>
          <table:table-cell office:value-type="float" office:value="1120672">
            <text:p>1120672</text:p>
          </table:table-cell>
          <table:table-cell office:value-type="float" office:value="1365140">
            <text:p>1365140</text:p>
          </table:table-cell>
          <table:table-cell office:value-type="float" office:value="1781344">
            <text:p>1781344</text:p>
          </table:table-cell>
          <table:table-cell office:value-type="float" office:value="0">
            <text:p>0</text:p>
          </table:table-cell>
          <table:table-cell office:value-type="float" office:value="1515164">
            <text:p>1515164</text:p>
          </table:table-cell>
          <table:table-cell office:value-type="float" office:value="1615620">
            <text:p>1615620</text:p>
          </table:table-cell>
          <table:table-cell table:number-columns-repeated="2" office:value-type="float" office:value="0">
            <text:p>0</text:p>
          </table:table-cell>
          <table:table-cell office:value-type="float" office:value="261776">
            <text:p>261776</text:p>
          </table:table-cell>
          <table:table-cell office:value-type="float" office:value="819524">
            <text:p>819524</text:p>
          </table:table-cell>
          <table:table-cell office:value-type="float" office:value="1455404">
            <text:p>1455404</text:p>
          </table:table-cell>
          <table:table-cell office:value-type="float" office:value="1342200">
            <text:p>1342200</text:p>
          </table:table-cell>
          <table:table-cell office:value-type="float" office:value="1775120">
            <text:p>1775120</text:p>
          </table:table-cell>
          <table:table-cell office:value-type="float" office:value="1311720">
            <text:p>1311720</text:p>
          </table:table-cell>
          <table:table-cell office:value-type="float" office:value="1055356">
            <text:p>1055356</text:p>
          </table:table-cell>
          <table:table-cell office:value-type="float" office:value="1337480">
            <text:p>1337480</text:p>
          </table:table-cell>
          <table:table-cell office:value-type="float" office:value="874432">
            <text:p>874432</text:p>
          </table:table-cell>
          <table:table-cell office:value-type="float" office:value="0">
            <text:p>0</text:p>
          </table:table-cell>
          <table:table-cell office:value-type="float" office:value="587744">
            <text:p>587744</text:p>
          </table:table-cell>
          <table:table-cell office:value-type="float" office:value="1529380">
            <text:p>1529380</text:p>
          </table:table-cell>
          <table:table-cell table:formula="of:=AVERAGE([.B19:.AE19])" office:value-type="float" office:value="1058640.8">
            <text:p>1058640,8</text:p>
          </table:table-cell>
          <table:table-cell table:style-name="ce5" table:formula="of:=(([.AF19]*8)/1000)/1000" office:value-type="float" office:value="8.4691264">
            <text:p>8,469126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6480">
            <text:p>1206480</text:p>
          </table:table-cell>
          <table:table-cell office:value-type="float" office:value="1633148">
            <text:p>1633148</text:p>
          </table:table-cell>
          <table:table-cell office:value-type="float" office:value="1690736">
            <text:p>1690736</text:p>
          </table:table-cell>
          <table:table-cell office:value-type="float" office:value="1373100">
            <text:p>1373100</text:p>
          </table:table-cell>
          <table:table-cell office:value-type="float" office:value="702796">
            <text:p>702796</text:p>
          </table:table-cell>
          <table:table-cell office:value-type="float" office:value="1152432">
            <text:p>1152432</text:p>
          </table:table-cell>
          <table:table-cell office:value-type="float" office:value="1535840">
            <text:p>1535840</text:p>
          </table:table-cell>
          <table:table-cell office:value-type="float" office:value="1575356">
            <text:p>1575356</text:p>
          </table:table-cell>
          <table:table-cell office:value-type="float" office:value="1509420">
            <text:p>1509420</text:p>
          </table:table-cell>
          <table:table-cell office:value-type="float" office:value="1326892">
            <text:p>1326892</text:p>
          </table:table-cell>
          <table:table-cell office:value-type="float" office:value="1250520">
            <text:p>1250520</text:p>
          </table:table-cell>
          <table:table-cell office:value-type="float" office:value="1438648">
            <text:p>1438648</text:p>
          </table:table-cell>
          <table:table-cell office:value-type="float" office:value="1133936">
            <text:p>1133936</text:p>
          </table:table-cell>
          <table:table-cell office:value-type="float" office:value="449356">
            <text:p>449356</text:p>
          </table:table-cell>
          <table:table-cell office:value-type="float" office:value="1822032">
            <text:p>1822032</text:p>
          </table:table-cell>
          <table:table-cell office:value-type="float" office:value="1170784">
            <text:p>1170784</text:p>
          </table:table-cell>
          <table:table-cell office:value-type="float" office:value="1003824">
            <text:p>1003824</text:p>
          </table:table-cell>
          <table:table-cell office:value-type="float" office:value="0">
            <text:p>0</text:p>
          </table:table-cell>
          <table:table-cell office:value-type="float" office:value="1587440">
            <text:p>1587440</text:p>
          </table:table-cell>
          <table:table-cell office:value-type="float" office:value="1401540">
            <text:p>1401540</text:p>
          </table:table-cell>
          <table:table-cell office:value-type="float" office:value="1747144">
            <text:p>1747144</text:p>
          </table:table-cell>
          <table:table-cell office:value-type="float" office:value="1839092">
            <text:p>1839092</text:p>
          </table:table-cell>
          <table:table-cell office:value-type="float" office:value="1147932">
            <text:p>1147932</text:p>
          </table:table-cell>
          <table:table-cell office:value-type="float" office:value="1127236">
            <text:p>1127236</text:p>
          </table:table-cell>
          <table:table-cell office:value-type="float" office:value="1518236">
            <text:p>1518236</text:p>
          </table:table-cell>
          <table:table-cell office:value-type="float" office:value="1487672">
            <text:p>1487672</text:p>
          </table:table-cell>
          <table:table-cell office:value-type="float" office:value="1558904">
            <text:p>1558904</text:p>
          </table:table-cell>
          <table:table-cell office:value-type="float" office:value="1311900">
            <text:p>1311900</text:p>
          </table:table-cell>
          <table:table-cell office:value-type="float" office:value="1510492">
            <text:p>1510492</text:p>
          </table:table-cell>
          <table:table-cell office:value-type="float" office:value="2032492">
            <text:p>2032492</text:p>
          </table:table-cell>
          <table:table-cell table:formula="of:=AVERAGE([.B20:.AE20])" office:value-type="float" office:value="1341512.66666667">
            <text:p>1341512,66666667</text:p>
          </table:table-cell>
          <table:table-cell table:style-name="ce5" table:formula="of:=(([.AF20]*8)/1000)/1000" office:value-type="float" office:value="10.7321013333333">
            <text:p>10,7321013333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08192">
            <text:p>1608192</text:p>
          </table:table-cell>
          <table:table-cell office:value-type="float" office:value="1278472">
            <text:p>1278472</text:p>
          </table:table-cell>
          <table:table-cell office:value-type="float" office:value="1853428">
            <text:p>1853428</text:p>
          </table:table-cell>
          <table:table-cell office:value-type="float" office:value="1437604">
            <text:p>1437604</text:p>
          </table:table-cell>
          <table:table-cell office:value-type="float" office:value="1877960">
            <text:p>1877960</text:p>
          </table:table-cell>
          <table:table-cell office:value-type="float" office:value="1131992">
            <text:p>1131992</text:p>
          </table:table-cell>
          <table:table-cell office:value-type="float" office:value="1994740">
            <text:p>1994740</text:p>
          </table:table-cell>
          <table:table-cell office:value-type="float" office:value="1074976">
            <text:p>1074976</text:p>
          </table:table-cell>
          <table:table-cell office:value-type="float" office:value="1649640">
            <text:p>1649640</text:p>
          </table:table-cell>
          <table:table-cell office:value-type="float" office:value="1708692">
            <text:p>1708692</text:p>
          </table:table-cell>
          <table:table-cell office:value-type="float" office:value="1553452">
            <text:p>1553452</text:p>
          </table:table-cell>
          <table:table-cell office:value-type="float" office:value="1767608">
            <text:p>1767608</text:p>
          </table:table-cell>
          <table:table-cell office:value-type="float" office:value="1494380">
            <text:p>1494380</text:p>
          </table:table-cell>
          <table:table-cell office:value-type="float" office:value="1881152">
            <text:p>1881152</text:p>
          </table:table-cell>
          <table:table-cell office:value-type="float" office:value="1518296">
            <text:p>1518296</text:p>
          </table:table-cell>
          <table:table-cell office:value-type="float" office:value="1241384">
            <text:p>1241384</text:p>
          </table:table-cell>
          <table:table-cell office:value-type="float" office:value="1932132">
            <text:p>1932132</text:p>
          </table:table-cell>
          <table:table-cell office:value-type="float" office:value="1058092">
            <text:p>1058092</text:p>
          </table:table-cell>
          <table:table-cell office:value-type="float" office:value="1757064">
            <text:p>1757064</text:p>
          </table:table-cell>
          <table:table-cell office:value-type="float" office:value="1555580">
            <text:p>1555580</text:p>
          </table:table-cell>
          <table:table-cell office:value-type="float" office:value="1277500">
            <text:p>1277500</text:p>
          </table:table-cell>
          <table:table-cell office:value-type="float" office:value="2102712">
            <text:p>2102712</text:p>
          </table:table-cell>
          <table:table-cell office:value-type="float" office:value="1562892">
            <text:p>1562892</text:p>
          </table:table-cell>
          <table:table-cell office:value-type="float" office:value="1490864">
            <text:p>1490864</text:p>
          </table:table-cell>
          <table:table-cell office:value-type="float" office:value="1678696">
            <text:p>1678696</text:p>
          </table:table-cell>
          <table:table-cell office:value-type="float" office:value="1594008">
            <text:p>1594008</text:p>
          </table:table-cell>
          <table:table-cell office:value-type="float" office:value="1537436">
            <text:p>1537436</text:p>
          </table:table-cell>
          <table:table-cell office:value-type="float" office:value="1404176">
            <text:p>1404176</text:p>
          </table:table-cell>
          <table:table-cell office:value-type="float" office:value="1651592">
            <text:p>1651592</text:p>
          </table:table-cell>
          <table:table-cell office:value-type="float" office:value="1630556">
            <text:p>1630556</text:p>
          </table:table-cell>
          <table:table-cell table:formula="of:=AVERAGE([.B21:.AE21])" office:value-type="float" office:value="1576842.26666667">
            <text:p>1576842,26666667</text:p>
          </table:table-cell>
          <table:table-cell table:style-name="ce5" table:formula="of:=(([.AF21]*8)/1000)/1000" office:value-type="float" office:value="12.6147381333333">
            <text:p>12,6147381333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20060">
            <text:p>1720060</text:p>
          </table:table-cell>
          <table:table-cell office:value-type="float" office:value="203840">
            <text:p>203840</text:p>
          </table:table-cell>
          <table:table-cell office:value-type="float" office:value="1291948">
            <text:p>1291948</text:p>
          </table:table-cell>
          <table:table-cell office:value-type="float" office:value="78092">
            <text:p>78092</text:p>
          </table:table-cell>
          <table:table-cell office:value-type="float" office:value="1538476">
            <text:p>1538476</text:p>
          </table:table-cell>
          <table:table-cell office:value-type="float" office:value="0">
            <text:p>0</text:p>
          </table:table-cell>
          <table:table-cell office:value-type="float" office:value="1497260">
            <text:p>1497260</text:p>
          </table:table-cell>
          <table:table-cell office:value-type="float" office:value="267880">
            <text:p>267880</text:p>
          </table:table-cell>
          <table:table-cell office:value-type="float" office:value="1460660">
            <text:p>1460660</text:p>
          </table:table-cell>
          <table:table-cell office:value-type="float" office:value="1336632">
            <text:p>1336632</text:p>
          </table:table-cell>
          <table:table-cell office:value-type="float" office:value="1460556">
            <text:p>1460556</text:p>
          </table:table-cell>
          <table:table-cell office:value-type="float" office:value="1825656">
            <text:p>1825656</text:p>
          </table:table-cell>
          <table:table-cell office:value-type="float" office:value="1494804">
            <text:p>1494804</text:p>
          </table:table-cell>
          <table:table-cell office:value-type="float" office:value="503600">
            <text:p>503600</text:p>
          </table:table-cell>
          <table:table-cell office:value-type="float" office:value="1743012">
            <text:p>1743012</text:p>
          </table:table-cell>
          <table:table-cell office:value-type="float" office:value="1350116">
            <text:p>1350116</text:p>
          </table:table-cell>
          <table:table-cell office:value-type="float" office:value="598452">
            <text:p>598452</text:p>
          </table:table-cell>
          <table:table-cell office:value-type="float" office:value="1355772">
            <text:p>1355772</text:p>
          </table:table-cell>
          <table:table-cell office:value-type="float" office:value="181468">
            <text:p>181468</text:p>
          </table:table-cell>
          <table:table-cell office:value-type="float" office:value="0">
            <text:p>0</text:p>
          </table:table-cell>
          <table:table-cell office:value-type="float" office:value="1624440">
            <text:p>1624440</text:p>
          </table:table-cell>
          <table:table-cell office:value-type="float" office:value="1836064">
            <text:p>1836064</text:p>
          </table:table-cell>
          <table:table-cell office:value-type="float" office:value="0">
            <text:p>0</text:p>
          </table:table-cell>
          <table:table-cell office:value-type="float" office:value="1179340">
            <text:p>1179340</text:p>
          </table:table-cell>
          <table:table-cell office:value-type="float" office:value="144996">
            <text:p>144996</text:p>
          </table:table-cell>
          <table:table-cell office:value-type="float" office:value="1308572">
            <text:p>1308572</text:p>
          </table:table-cell>
          <table:table-cell office:value-type="float" office:value="943408">
            <text:p>943408</text:p>
          </table:table-cell>
          <table:table-cell office:value-type="float" office:value="1825856">
            <text:p>1825856</text:p>
          </table:table-cell>
          <table:table-cell office:value-type="float" office:value="1717228">
            <text:p>1717228</text:p>
          </table:table-cell>
          <table:table-cell office:value-type="float" office:value="517296">
            <text:p>517296</text:p>
          </table:table-cell>
          <table:table-cell table:formula="of:=AVERAGE([.B22:.AE22])" office:value-type="float" office:value="1033516.13333333">
            <text:p>1033516,13333333</text:p>
          </table:table-cell>
          <table:table-cell table:style-name="ce5" table:formula="of:=(([.AF22]*8)/1000)/1000" office:value-type="float" office:value="8.26812906666667">
            <text:p>8,2681290667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26572">
            <text:p>1326572</text:p>
          </table:table-cell>
          <table:table-cell office:value-type="float" office:value="1203656">
            <text:p>1203656</text:p>
          </table:table-cell>
          <table:table-cell office:value-type="float" office:value="1312908">
            <text:p>1312908</text:p>
          </table:table-cell>
          <table:table-cell office:value-type="float" office:value="1600168">
            <text:p>1600168</text:p>
          </table:table-cell>
          <table:table-cell office:value-type="float" office:value="1273368">
            <text:p>1273368</text:p>
          </table:table-cell>
          <table:table-cell office:value-type="float" office:value="0">
            <text:p>0</text:p>
          </table:table-cell>
          <table:table-cell office:value-type="float" office:value="1464848">
            <text:p>1464848</text:p>
          </table:table-cell>
          <table:table-cell office:value-type="float" office:value="467964">
            <text:p>467964</text:p>
          </table:table-cell>
          <table:table-cell office:value-type="float" office:value="1191572">
            <text:p>1191572</text:p>
          </table:table-cell>
          <table:table-cell office:value-type="float" office:value="1226984">
            <text:p>1226984</text:p>
          </table:table-cell>
          <table:table-cell office:value-type="float" office:value="457152">
            <text:p>457152</text:p>
          </table:table-cell>
          <table:table-cell office:value-type="float" office:value="1431076">
            <text:p>1431076</text:p>
          </table:table-cell>
          <table:table-cell office:value-type="float" office:value="1699444">
            <text:p>1699444</text:p>
          </table:table-cell>
          <table:table-cell office:value-type="float" office:value="0">
            <text:p>0</text:p>
          </table:table-cell>
          <table:table-cell office:value-type="float" office:value="1236040">
            <text:p>1236040</text:p>
          </table:table-cell>
          <table:table-cell office:value-type="float" office:value="1728384">
            <text:p>1728384</text:p>
          </table:table-cell>
          <table:table-cell office:value-type="float" office:value="0">
            <text:p>0</text:p>
          </table:table-cell>
          <table:table-cell office:value-type="float" office:value="1468964">
            <text:p>1468964</text:p>
          </table:table-cell>
          <table:table-cell table:number-columns-repeated="2" office:value-type="float" office:value="0">
            <text:p>0</text:p>
          </table:table-cell>
          <table:table-cell office:value-type="float" office:value="1924440">
            <text:p>1924440</text:p>
          </table:table-cell>
          <table:table-cell office:value-type="float" office:value="1679072">
            <text:p>1679072</text:p>
          </table:table-cell>
          <table:table-cell office:value-type="float" office:value="0">
            <text:p>0</text:p>
          </table:table-cell>
          <table:table-cell office:value-type="float" office:value="1210940">
            <text:p>1210940</text:p>
          </table:table-cell>
          <table:table-cell office:value-type="float" office:value="0">
            <text:p>0</text:p>
          </table:table-cell>
          <table:table-cell office:value-type="float" office:value="1199472">
            <text:p>1199472</text:p>
          </table:table-cell>
          <table:table-cell office:value-type="float" office:value="0">
            <text:p>0</text:p>
          </table:table-cell>
          <table:table-cell office:value-type="float" office:value="1973260">
            <text:p>1973260</text:p>
          </table:table-cell>
          <table:table-cell office:value-type="float" office:value="1282184">
            <text:p>1282184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45282.266666667">
            <text:p>945282,266666667</text:p>
          </table:table-cell>
          <table:table-cell table:style-name="ce5" table:formula="of:=(([.AF23]*8)/1000)/1000" office:value-type="float" office:value="7.56225813333333">
            <text:p>7,5622581333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81256">
            <text:p>1481256</text:p>
          </table:table-cell>
          <table:table-cell office:value-type="float" office:value="1577652">
            <text:p>1577652</text:p>
          </table:table-cell>
          <table:table-cell office:value-type="float" office:value="1347064">
            <text:p>1347064</text:p>
          </table:table-cell>
          <table:table-cell office:value-type="float" office:value="1768316">
            <text:p>1768316</text:p>
          </table:table-cell>
          <table:table-cell office:value-type="float" office:value="2069820">
            <text:p>2069820</text:p>
          </table:table-cell>
          <table:table-cell office:value-type="float" office:value="1080868">
            <text:p>1080868</text:p>
          </table:table-cell>
          <table:table-cell office:value-type="float" office:value="1027856">
            <text:p>1027856</text:p>
          </table:table-cell>
          <table:table-cell office:value-type="float" office:value="1573628">
            <text:p>1573628</text:p>
          </table:table-cell>
          <table:table-cell office:value-type="float" office:value="1119548">
            <text:p>1119548</text:p>
          </table:table-cell>
          <table:table-cell office:value-type="float" office:value="860200">
            <text:p>860200</text:p>
          </table:table-cell>
          <table:table-cell office:value-type="float" office:value="1002572">
            <text:p>1002572</text:p>
          </table:table-cell>
          <table:table-cell office:value-type="float" office:value="1443944">
            <text:p>1443944</text:p>
          </table:table-cell>
          <table:table-cell office:value-type="float" office:value="782892">
            <text:p>782892</text:p>
          </table:table-cell>
          <table:table-cell office:value-type="float" office:value="0">
            <text:p>0</text:p>
          </table:table-cell>
          <table:table-cell office:value-type="float" office:value="1283252">
            <text:p>1283252</text:p>
          </table:table-cell>
          <table:table-cell office:value-type="float" office:value="1779664">
            <text:p>1779664</text:p>
          </table:table-cell>
          <table:table-cell office:value-type="float" office:value="184884">
            <text:p>184884</text:p>
          </table:table-cell>
          <table:table-cell office:value-type="float" office:value="981980">
            <text:p>981980</text:p>
          </table:table-cell>
          <table:table-cell office:value-type="float" office:value="2027044">
            <text:p>2027044</text:p>
          </table:table-cell>
          <table:table-cell office:value-type="float" office:value="739804">
            <text:p>739804</text:p>
          </table:table-cell>
          <table:table-cell office:value-type="float" office:value="1329672">
            <text:p>1329672</text:p>
          </table:table-cell>
          <table:table-cell office:value-type="float" office:value="1216344">
            <text:p>1216344</text:p>
          </table:table-cell>
          <table:table-cell office:value-type="float" office:value="1098504">
            <text:p>1098504</text:p>
          </table:table-cell>
          <table:table-cell office:value-type="float" office:value="1820328">
            <text:p>1820328</text:p>
          </table:table-cell>
          <table:table-cell office:value-type="float" office:value="1117820">
            <text:p>1117820</text:p>
          </table:table-cell>
          <table:table-cell office:value-type="float" office:value="840588">
            <text:p>840588</text:p>
          </table:table-cell>
          <table:table-cell office:value-type="float" office:value="0">
            <text:p>0</text:p>
          </table:table-cell>
          <table:table-cell office:value-type="float" office:value="1659724">
            <text:p>1659724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107174.13333333">
            <text:p>1107174,13333333</text:p>
          </table:table-cell>
          <table:table-cell table:style-name="ce5" table:formula="of:=(([.AF24]*8)/1000)/1000" office:value-type="float" office:value="8.85739306666667">
            <text:p>8,857393066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22316">
            <text:p>1922316</text:p>
          </table:table-cell>
          <table:table-cell office:value-type="float" office:value="1682284">
            <text:p>1682284</text:p>
          </table:table-cell>
          <table:table-cell office:value-type="float" office:value="1094032">
            <text:p>1094032</text:p>
          </table:table-cell>
          <table:table-cell office:value-type="float" office:value="1427844">
            <text:p>1427844</text:p>
          </table:table-cell>
          <table:table-cell office:value-type="float" office:value="1408040">
            <text:p>1408040</text:p>
          </table:table-cell>
          <table:table-cell office:value-type="float" office:value="1620168">
            <text:p>1620168</text:p>
          </table:table-cell>
          <table:table-cell office:value-type="float" office:value="1304428">
            <text:p>1304428</text:p>
          </table:table-cell>
          <table:table-cell office:value-type="float" office:value="1261580">
            <text:p>1261580</text:p>
          </table:table-cell>
          <table:table-cell office:value-type="float" office:value="938360">
            <text:p>938360</text:p>
          </table:table-cell>
          <table:table-cell office:value-type="float" office:value="1797520">
            <text:p>1797520</text:p>
          </table:table-cell>
          <table:table-cell office:value-type="float" office:value="1572972">
            <text:p>1572972</text:p>
          </table:table-cell>
          <table:table-cell office:value-type="float" office:value="1426304">
            <text:p>1426304</text:p>
          </table:table-cell>
          <table:table-cell office:value-type="float" office:value="1142496">
            <text:p>1142496</text:p>
          </table:table-cell>
          <table:table-cell office:value-type="float" office:value="1926516">
            <text:p>1926516</text:p>
          </table:table-cell>
          <table:table-cell office:value-type="float" office:value="1562372">
            <text:p>1562372</text:p>
          </table:table-cell>
          <table:table-cell office:value-type="float" office:value="1799220">
            <text:p>1799220</text:p>
          </table:table-cell>
          <table:table-cell office:value-type="float" office:value="1054260">
            <text:p>1054260</text:p>
          </table:table-cell>
          <table:table-cell office:value-type="float" office:value="1480828">
            <text:p>1480828</text:p>
          </table:table-cell>
          <table:table-cell office:value-type="float" office:value="1207300">
            <text:p>1207300</text:p>
          </table:table-cell>
          <table:table-cell office:value-type="float" office:value="1652500">
            <text:p>1652500</text:p>
          </table:table-cell>
          <table:table-cell office:value-type="float" office:value="1071552">
            <text:p>1071552</text:p>
          </table:table-cell>
          <table:table-cell office:value-type="float" office:value="865636">
            <text:p>865636</text:p>
          </table:table-cell>
          <table:table-cell office:value-type="float" office:value="1403452">
            <text:p>1403452</text:p>
          </table:table-cell>
          <table:table-cell office:value-type="float" office:value="1222712">
            <text:p>1222712</text:p>
          </table:table-cell>
          <table:table-cell office:value-type="float" office:value="1643584">
            <text:p>1643584</text:p>
          </table:table-cell>
          <table:table-cell office:value-type="float" office:value="762640">
            <text:p>762640</text:p>
          </table:table-cell>
          <table:table-cell office:value-type="float" office:value="0">
            <text:p>0</text:p>
          </table:table-cell>
          <table:table-cell office:value-type="float" office:value="500764">
            <text:p>500764</text:p>
          </table:table-cell>
          <table:table-cell office:value-type="float" office:value="1209516">
            <text:p>1209516</text:p>
          </table:table-cell>
          <table:table-cell office:value-type="float" office:value="101572">
            <text:p>101572</text:p>
          </table:table-cell>
          <table:table-cell table:formula="of:=AVERAGE([.B25:.AE25])" office:value-type="float" office:value="1268758.93333333">
            <text:p>1268758,93333333</text:p>
          </table:table-cell>
          <table:table-cell table:style-name="ce5" table:formula="of:=(([.AF25]*8)/1000)/1000" office:value-type="float" office:value="10.1500714666667">
            <text:p>10,150071466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03536">
            <text:p>1103536</text:p>
          </table:table-cell>
          <table:table-cell office:value-type="float" office:value="1537516">
            <text:p>1537516</text:p>
          </table:table-cell>
          <table:table-cell office:value-type="float" office:value="1727264">
            <text:p>1727264</text:p>
          </table:table-cell>
          <table:table-cell office:value-type="float" office:value="1340440">
            <text:p>1340440</text:p>
          </table:table-cell>
          <table:table-cell office:value-type="float" office:value="1213140">
            <text:p>1213140</text:p>
          </table:table-cell>
          <table:table-cell office:value-type="float" office:value="1695676">
            <text:p>1695676</text:p>
          </table:table-cell>
          <table:table-cell office:value-type="float" office:value="1277528">
            <text:p>1277528</text:p>
          </table:table-cell>
          <table:table-cell office:value-type="float" office:value="1810972">
            <text:p>1810972</text:p>
          </table:table-cell>
          <table:table-cell office:value-type="float" office:value="1199196">
            <text:p>1199196</text:p>
          </table:table-cell>
          <table:table-cell office:value-type="float" office:value="1834204">
            <text:p>1834204</text:p>
          </table:table-cell>
          <table:table-cell office:value-type="float" office:value="1603160">
            <text:p>1603160</text:p>
          </table:table-cell>
          <table:table-cell office:value-type="float" office:value="1323604">
            <text:p>1323604</text:p>
          </table:table-cell>
          <table:table-cell office:value-type="float" office:value="1466640">
            <text:p>1466640</text:p>
          </table:table-cell>
          <table:table-cell office:value-type="float" office:value="1208612">
            <text:p>1208612</text:p>
          </table:table-cell>
          <table:table-cell office:value-type="float" office:value="1026560">
            <text:p>1026560</text:p>
          </table:table-cell>
          <table:table-cell office:value-type="float" office:value="1376768">
            <text:p>1376768</text:p>
          </table:table-cell>
          <table:table-cell office:value-type="float" office:value="1644768">
            <text:p>1644768</text:p>
          </table:table-cell>
          <table:table-cell office:value-type="float" office:value="239268">
            <text:p>239268</text:p>
          </table:table-cell>
          <table:table-cell office:value-type="float" office:value="1060484">
            <text:p>1060484</text:p>
          </table:table-cell>
          <table:table-cell office:value-type="float" office:value="1414168">
            <text:p>1414168</text:p>
          </table:table-cell>
          <table:table-cell office:value-type="float" office:value="1004792">
            <text:p>1004792</text:p>
          </table:table-cell>
          <table:table-cell office:value-type="float" office:value="871028">
            <text:p>871028</text:p>
          </table:table-cell>
          <table:table-cell office:value-type="float" office:value="1157560">
            <text:p>1157560</text:p>
          </table:table-cell>
          <table:table-cell office:value-type="float" office:value="1060164">
            <text:p>1060164</text:p>
          </table:table-cell>
          <table:table-cell office:value-type="float" office:value="2194068">
            <text:p>2194068</text:p>
          </table:table-cell>
          <table:table-cell office:value-type="float" office:value="1448964">
            <text:p>1448964</text:p>
          </table:table-cell>
          <table:table-cell office:value-type="float" office:value="643356">
            <text:p>643356</text:p>
          </table:table-cell>
          <table:table-cell office:value-type="float" office:value="2039092">
            <text:p>2039092</text:p>
          </table:table-cell>
          <table:table-cell office:value-type="float" office:value="1574388">
            <text:p>1574388</text:p>
          </table:table-cell>
          <table:table-cell office:value-type="float" office:value="1707092">
            <text:p>1707092</text:p>
          </table:table-cell>
          <table:table-cell table:formula="of:=AVERAGE([.B26:.AE26])" office:value-type="float" office:value="1360133.6">
            <text:p>1360133,6</text:p>
          </table:table-cell>
          <table:table-cell table:style-name="ce5" table:formula="of:=(([.AF26]*8)/1000)/1000" office:value-type="float" office:value="10.8810688">
            <text:p>10,8810688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91800">
            <text:p>991800</text:p>
          </table:table-cell>
          <table:table-cell office:value-type="float" office:value="0">
            <text:p>0</text:p>
          </table:table-cell>
          <table:table-cell office:value-type="float" office:value="741996">
            <text:p>741996</text:p>
          </table:table-cell>
          <table:table-cell office:value-type="float" office:value="1191460">
            <text:p>1191460</text:p>
          </table:table-cell>
          <table:table-cell office:value-type="float" office:value="1075192">
            <text:p>1075192</text:p>
          </table:table-cell>
          <table:table-cell office:value-type="float" office:value="829904">
            <text:p>829904</text:p>
          </table:table-cell>
          <table:table-cell office:value-type="float" office:value="1399380">
            <text:p>1399380</text:p>
          </table:table-cell>
          <table:table-cell office:value-type="float" office:value="1247384">
            <text:p>1247384</text:p>
          </table:table-cell>
          <table:table-cell office:value-type="float" office:value="1593580">
            <text:p>1593580</text:p>
          </table:table-cell>
          <table:table-cell office:value-type="float" office:value="2008768">
            <text:p>2008768</text:p>
          </table:table-cell>
          <table:table-cell office:value-type="float" office:value="1782588">
            <text:p>1782588</text:p>
          </table:table-cell>
          <table:table-cell office:value-type="float" office:value="1389924">
            <text:p>1389924</text:p>
          </table:table-cell>
          <table:table-cell office:value-type="float" office:value="1694064">
            <text:p>1694064</text:p>
          </table:table-cell>
          <table:table-cell office:value-type="float" office:value="456812">
            <text:p>456812</text:p>
          </table:table-cell>
          <table:table-cell table:number-columns-repeated="2" office:value-type="float" office:value="0">
            <text:p>0</text:p>
          </table:table-cell>
          <table:table-cell office:value-type="float" office:value="820952">
            <text:p>820952</text:p>
          </table:table-cell>
          <table:table-cell office:value-type="float" office:value="1005560">
            <text:p>1005560</text:p>
          </table:table-cell>
          <table:table-cell office:value-type="float" office:value="207540">
            <text:p>207540</text:p>
          </table:table-cell>
          <table:table-cell table:number-columns-repeated="2" office:value-type="float" office:value="0">
            <text:p>0</text:p>
          </table:table-cell>
          <table:table-cell office:value-type="float" office:value="1426168">
            <text:p>1426168</text:p>
          </table:table-cell>
          <table:table-cell office:value-type="float" office:value="1498408">
            <text:p>1498408</text:p>
          </table:table-cell>
          <table:table-cell office:value-type="float" office:value="412360">
            <text:p>412360</text:p>
          </table:table-cell>
          <table:table-cell office:value-type="float" office:value="1199000">
            <text:p>1199000</text:p>
          </table:table-cell>
          <table:table-cell office:value-type="float" office:value="419192">
            <text:p>419192</text:p>
          </table:table-cell>
          <table:table-cell office:value-type="float" office:value="839696">
            <text:p>839696</text:p>
          </table:table-cell>
          <table:table-cell office:value-type="float" office:value="1447336">
            <text:p>1447336</text:p>
          </table:table-cell>
          <table:table-cell office:value-type="float" office:value="1483652">
            <text:p>1483652</text:p>
          </table:table-cell>
          <table:table-cell office:value-type="float" office:value="1241692">
            <text:p>1241692</text:p>
          </table:table-cell>
          <table:table-cell table:formula="of:=AVERAGE([.B27:.AE27])" office:value-type="float" office:value="946813.6">
            <text:p>946813,6</text:p>
          </table:table-cell>
          <table:table-cell table:style-name="ce5" table:formula="of:=(([.AF27]*8)/1000)/1000" office:value-type="float" office:value="7.5745088">
            <text:p>7,5745088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24660">
            <text:p>1524660</text:p>
          </table:table-cell>
          <table:table-cell table:number-columns-repeated="2" office:value-type="float" office:value="0">
            <text:p>0</text:p>
          </table:table-cell>
          <table:table-cell office:value-type="float" office:value="955964">
            <text:p>955964</text:p>
          </table:table-cell>
          <table:table-cell office:value-type="float" office:value="990832">
            <text:p>990832</text:p>
          </table:table-cell>
          <table:table-cell office:value-type="float" office:value="1605632">
            <text:p>1605632</text:p>
          </table:table-cell>
          <table:table-cell office:value-type="float" office:value="844332">
            <text:p>844332</text:p>
          </table:table-cell>
          <table:table-cell office:value-type="float" office:value="1542220">
            <text:p>1542220</text:p>
          </table:table-cell>
          <table:table-cell office:value-type="float" office:value="1252396">
            <text:p>1252396</text:p>
          </table:table-cell>
          <table:table-cell office:value-type="float" office:value="1227196">
            <text:p>1227196</text:p>
          </table:table-cell>
          <table:table-cell office:value-type="float" office:value="696120">
            <text:p>696120</text:p>
          </table:table-cell>
          <table:table-cell office:value-type="float" office:value="0">
            <text:p>0</text:p>
          </table:table-cell>
          <table:table-cell office:value-type="float" office:value="1413372">
            <text:p>1413372</text:p>
          </table:table-cell>
          <table:table-cell office:value-type="float" office:value="1441320">
            <text:p>1441320</text:p>
          </table:table-cell>
          <table:table-cell office:value-type="float" office:value="899260">
            <text:p>899260</text:p>
          </table:table-cell>
          <table:table-cell office:value-type="float" office:value="0">
            <text:p>0</text:p>
          </table:table-cell>
          <table:table-cell office:value-type="float" office:value="1871264">
            <text:p>1871264</text:p>
          </table:table-cell>
          <table:table-cell office:value-type="float" office:value="1273068">
            <text:p>1273068</text:p>
          </table:table-cell>
          <table:table-cell table:number-columns-repeated="3" office:value-type="float" office:value="0">
            <text:p>0</text:p>
          </table:table-cell>
          <table:table-cell office:value-type="float" office:value="1351504">
            <text:p>1351504</text:p>
          </table:table-cell>
          <table:table-cell office:value-type="float" office:value="1756208">
            <text:p>1756208</text:p>
          </table:table-cell>
          <table:table-cell office:value-type="float" office:value="1474652">
            <text:p>1474652</text:p>
          </table:table-cell>
          <table:table-cell office:value-type="float" office:value="1489952">
            <text:p>1489952</text:p>
          </table:table-cell>
          <table:table-cell table:number-columns-repeated="2" office:value-type="float" office:value="0">
            <text:p>0</text:p>
          </table:table-cell>
          <table:table-cell office:value-type="float" office:value="1976484">
            <text:p>1976484</text:p>
          </table:table-cell>
          <table:table-cell office:value-type="float" office:value="1109936">
            <text:p>1109936</text:p>
          </table:table-cell>
          <table:table-cell office:value-type="float" office:value="678376">
            <text:p>678376</text:p>
          </table:table-cell>
          <table:table-cell table:formula="of:=AVERAGE([.B28:.AE28])" office:value-type="float" office:value="912491.6">
            <text:p>912491,6</text:p>
          </table:table-cell>
          <table:table-cell table:style-name="ce5" table:formula="of:=(([.AF28]*8)/1000)/1000" office:value-type="float" office:value="7.2999328">
            <text:p>7,2999328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35068">
            <text:p>1635068</text:p>
          </table:table-cell>
          <table:table-cell office:value-type="float" office:value="1224384">
            <text:p>1224384</text:p>
          </table:table-cell>
          <table:table-cell office:value-type="float" office:value="0">
            <text:p>0</text:p>
          </table:table-cell>
          <table:table-cell office:value-type="float" office:value="2038276">
            <text:p>2038276</text:p>
          </table:table-cell>
          <table:table-cell office:value-type="float" office:value="1137572">
            <text:p>1137572</text:p>
          </table:table-cell>
          <table:table-cell office:value-type="float" office:value="1673064">
            <text:p>1673064</text:p>
          </table:table-cell>
          <table:table-cell office:value-type="float" office:value="0">
            <text:p>0</text:p>
          </table:table-cell>
          <table:table-cell office:value-type="float" office:value="1149900">
            <text:p>1149900</text:p>
          </table:table-cell>
          <table:table-cell office:value-type="float" office:value="1941496">
            <text:p>1941496</text:p>
          </table:table-cell>
          <table:table-cell table:number-columns-repeated="2" office:value-type="float" office:value="0">
            <text:p>0</text:p>
          </table:table-cell>
          <table:table-cell office:value-type="float" office:value="745636">
            <text:p>745636</text:p>
          </table:table-cell>
          <table:table-cell office:value-type="float" office:value="1489080">
            <text:p>1489080</text:p>
          </table:table-cell>
          <table:table-cell office:value-type="float" office:value="1462016">
            <text:p>1462016</text:p>
          </table:table-cell>
          <table:table-cell office:value-type="float" office:value="1877364">
            <text:p>1877364</text:p>
          </table:table-cell>
          <table:table-cell office:value-type="float" office:value="806276">
            <text:p>806276</text:p>
          </table:table-cell>
          <table:table-cell office:value-type="float" office:value="1438616">
            <text:p>1438616</text:p>
          </table:table-cell>
          <table:table-cell office:value-type="float" office:value="1419960">
            <text:p>1419960</text:p>
          </table:table-cell>
          <table:table-cell office:value-type="float" office:value="683412">
            <text:p>683412</text:p>
          </table:table-cell>
          <table:table-cell office:value-type="float" office:value="335696">
            <text:p>335696</text:p>
          </table:table-cell>
          <table:table-cell office:value-type="float" office:value="0">
            <text:p>0</text:p>
          </table:table-cell>
          <table:table-cell office:value-type="float" office:value="1348008">
            <text:p>1348008</text:p>
          </table:table-cell>
          <table:table-cell office:value-type="float" office:value="1311936">
            <text:p>1311936</text:p>
          </table:table-cell>
          <table:table-cell office:value-type="float" office:value="1517872">
            <text:p>1517872</text:p>
          </table:table-cell>
          <table:table-cell office:value-type="float" office:value="897912">
            <text:p>897912</text:p>
          </table:table-cell>
          <table:table-cell office:value-type="float" office:value="118324">
            <text:p>118324</text:p>
          </table:table-cell>
          <table:table-cell office:value-type="float" office:value="1359436">
            <text:p>1359436</text:p>
          </table:table-cell>
          <table:table-cell office:value-type="float" office:value="1124244">
            <text:p>1124244</text:p>
          </table:table-cell>
          <table:table-cell office:value-type="float" office:value="0">
            <text:p>0</text:p>
          </table:table-cell>
          <table:table-cell office:value-type="float" office:value="1442648">
            <text:p>1442648</text:p>
          </table:table-cell>
          <table:table-cell table:formula="of:=AVERAGE([.B29:.AE29])" office:value-type="float" office:value="1005939.86666667">
            <text:p>1005939,86666667</text:p>
          </table:table-cell>
          <table:table-cell table:style-name="ce5" table:formula="of:=(([.AF29]*8)/1000)/1000" office:value-type="float" office:value="8.04751893333333">
            <text:p>8,0475189333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1944">
            <text:p>1071944</text:p>
          </table:table-cell>
          <table:table-cell office:value-type="float" office:value="1774580">
            <text:p>1774580</text:p>
          </table:table-cell>
          <table:table-cell office:value-type="float" office:value="1334448">
            <text:p>1334448</text:p>
          </table:table-cell>
          <table:table-cell office:value-type="float" office:value="1789716">
            <text:p>1789716</text:p>
          </table:table-cell>
          <table:table-cell office:value-type="float" office:value="1344112">
            <text:p>1344112</text:p>
          </table:table-cell>
          <table:table-cell office:value-type="float" office:value="1811540">
            <text:p>1811540</text:p>
          </table:table-cell>
          <table:table-cell office:value-type="float" office:value="1100652">
            <text:p>1100652</text:p>
          </table:table-cell>
          <table:table-cell office:value-type="float" office:value="1225240">
            <text:p>1225240</text:p>
          </table:table-cell>
          <table:table-cell office:value-type="float" office:value="1921204">
            <text:p>1921204</text:p>
          </table:table-cell>
          <table:table-cell office:value-type="float" office:value="0">
            <text:p>0</text:p>
          </table:table-cell>
          <table:table-cell office:value-type="float" office:value="1243676">
            <text:p>1243676</text:p>
          </table:table-cell>
          <table:table-cell office:value-type="float" office:value="1283820">
            <text:p>1283820</text:p>
          </table:table-cell>
          <table:table-cell office:value-type="float" office:value="804048">
            <text:p>804048</text:p>
          </table:table-cell>
          <table:table-cell office:value-type="float" office:value="1322908">
            <text:p>1322908</text:p>
          </table:table-cell>
          <table:table-cell office:value-type="float" office:value="1539952">
            <text:p>1539952</text:p>
          </table:table-cell>
          <table:table-cell office:value-type="float" office:value="1257596">
            <text:p>1257596</text:p>
          </table:table-cell>
          <table:table-cell office:value-type="float" office:value="1139940">
            <text:p>1139940</text:p>
          </table:table-cell>
          <table:table-cell office:value-type="float" office:value="1309868">
            <text:p>1309868</text:p>
          </table:table-cell>
          <table:table-cell office:value-type="float" office:value="2181600">
            <text:p>2181600</text:p>
          </table:table-cell>
          <table:table-cell office:value-type="float" office:value="1633156">
            <text:p>1633156</text:p>
          </table:table-cell>
          <table:table-cell office:value-type="float" office:value="848924">
            <text:p>848924</text:p>
          </table:table-cell>
          <table:table-cell office:value-type="float" office:value="1647204">
            <text:p>1647204</text:p>
          </table:table-cell>
          <table:table-cell office:value-type="float" office:value="1788780">
            <text:p>1788780</text:p>
          </table:table-cell>
          <table:table-cell office:value-type="float" office:value="1187300">
            <text:p>1187300</text:p>
          </table:table-cell>
          <table:table-cell office:value-type="float" office:value="1589140">
            <text:p>1589140</text:p>
          </table:table-cell>
          <table:table-cell office:value-type="float" office:value="1615004">
            <text:p>1615004</text:p>
          </table:table-cell>
          <table:table-cell office:value-type="float" office:value="1548404">
            <text:p>1548404</text:p>
          </table:table-cell>
          <table:table-cell office:value-type="float" office:value="625820">
            <text:p>625820</text:p>
          </table:table-cell>
          <table:table-cell office:value-type="float" office:value="0">
            <text:p>0</text:p>
          </table:table-cell>
          <table:table-cell office:value-type="float" office:value="1609880">
            <text:p>1609880</text:p>
          </table:table-cell>
          <table:table-cell table:formula="of:=AVERAGE([.B30:.AE30])" office:value-type="float" office:value="1318348.53333333">
            <text:p>1318348,53333333</text:p>
          </table:table-cell>
          <table:table-cell table:style-name="ce5" table:formula="of:=(([.AF30]*8)/1000)/1000" office:value-type="float" office:value="10.5467882666667">
            <text:p>10,5467882667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66484">
            <text:p>1166484</text:p>
          </table:table-cell>
          <table:table-cell office:value-type="float" office:value="1759044">
            <text:p>1759044</text:p>
          </table:table-cell>
          <table:table-cell office:value-type="float" office:value="1311020">
            <text:p>1311020</text:p>
          </table:table-cell>
          <table:table-cell office:value-type="float" office:value="2011456">
            <text:p>2011456</text:p>
          </table:table-cell>
          <table:table-cell office:value-type="float" office:value="1498616">
            <text:p>1498616</text:p>
          </table:table-cell>
          <table:table-cell office:value-type="float" office:value="1691400">
            <text:p>1691400</text:p>
          </table:table-cell>
          <table:table-cell office:value-type="float" office:value="1246096">
            <text:p>1246096</text:p>
          </table:table-cell>
          <table:table-cell office:value-type="float" office:value="1636084">
            <text:p>1636084</text:p>
          </table:table-cell>
          <table:table-cell office:value-type="float" office:value="1191520">
            <text:p>1191520</text:p>
          </table:table-cell>
          <table:table-cell office:value-type="float" office:value="1259708">
            <text:p>1259708</text:p>
          </table:table-cell>
          <table:table-cell office:value-type="float" office:value="1859776">
            <text:p>1859776</text:p>
          </table:table-cell>
          <table:table-cell office:value-type="float" office:value="1270704">
            <text:p>1270704</text:p>
          </table:table-cell>
          <table:table-cell office:value-type="float" office:value="0">
            <text:p>0</text:p>
          </table:table-cell>
          <table:table-cell office:value-type="float" office:value="1358284">
            <text:p>1358284</text:p>
          </table:table-cell>
          <table:table-cell office:value-type="float" office:value="2480256">
            <text:p>2480256</text:p>
          </table:table-cell>
          <table:table-cell office:value-type="float" office:value="1082244">
            <text:p>1082244</text:p>
          </table:table-cell>
          <table:table-cell office:value-type="float" office:value="1716104">
            <text:p>1716104</text:p>
          </table:table-cell>
          <table:table-cell office:value-type="float" office:value="1676328">
            <text:p>1676328</text:p>
          </table:table-cell>
          <table:table-cell office:value-type="float" office:value="1520688">
            <text:p>1520688</text:p>
          </table:table-cell>
          <table:table-cell office:value-type="float" office:value="1337248">
            <text:p>1337248</text:p>
          </table:table-cell>
          <table:table-cell office:value-type="float" office:value="2070824">
            <text:p>2070824</text:p>
          </table:table-cell>
          <table:table-cell office:value-type="float" office:value="1524824">
            <text:p>1524824</text:p>
          </table:table-cell>
          <table:table-cell office:value-type="float" office:value="1581784">
            <text:p>1581784</text:p>
          </table:table-cell>
          <table:table-cell office:value-type="float" office:value="1682744">
            <text:p>1682744</text:p>
          </table:table-cell>
          <table:table-cell office:value-type="float" office:value="1236944">
            <text:p>1236944</text:p>
          </table:table-cell>
          <table:table-cell office:value-type="float" office:value="1219468">
            <text:p>1219468</text:p>
          </table:table-cell>
          <table:table-cell office:value-type="float" office:value="1934812">
            <text:p>1934812</text:p>
          </table:table-cell>
          <table:table-cell office:value-type="float" office:value="0">
            <text:p>0</text:p>
          </table:table-cell>
          <table:table-cell office:value-type="float" office:value="324668">
            <text:p>324668</text:p>
          </table:table-cell>
          <table:table-cell office:value-type="float" office:value="1717908">
            <text:p>1717908</text:p>
          </table:table-cell>
          <table:table-cell table:formula="of:=AVERAGE([.B31:.AE31])" office:value-type="float" office:value="1412234.53333333">
            <text:p>1412234,53333333</text:p>
          </table:table-cell>
          <table:table-cell table:style-name="ce5" table:formula="of:=(([.AF31]*8)/1000)/1000" office:value-type="float" office:value="11.2978762666667">
            <text:p>11,2978762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3152">
            <text:p>483152</text:p>
          </table:table-cell>
          <table:table-cell office:value-type="float" office:value="1792228">
            <text:p>1792228</text:p>
          </table:table-cell>
          <table:table-cell office:value-type="float" office:value="1501124">
            <text:p>1501124</text:p>
          </table:table-cell>
          <table:table-cell office:value-type="float" office:value="2001532">
            <text:p>2001532</text:p>
          </table:table-cell>
          <table:table-cell office:value-type="float" office:value="671952">
            <text:p>671952</text:p>
          </table:table-cell>
          <table:table-cell office:value-type="float" office:value="1529040">
            <text:p>1529040</text:p>
          </table:table-cell>
          <table:table-cell office:value-type="float" office:value="1634920">
            <text:p>1634920</text:p>
          </table:table-cell>
          <table:table-cell office:value-type="float" office:value="1657968">
            <text:p>1657968</text:p>
          </table:table-cell>
          <table:table-cell office:value-type="float" office:value="22864">
            <text:p>22864</text:p>
          </table:table-cell>
          <table:table-cell office:value-type="float" office:value="1147904">
            <text:p>1147904</text:p>
          </table:table-cell>
          <table:table-cell office:value-type="float" office:value="1520596">
            <text:p>1520596</text:p>
          </table:table-cell>
          <table:table-cell office:value-type="float" office:value="982192">
            <text:p>982192</text:p>
          </table:table-cell>
          <table:table-cell office:value-type="float" office:value="324736">
            <text:p>324736</text:p>
          </table:table-cell>
          <table:table-cell office:value-type="float" office:value="1904656">
            <text:p>1904656</text:p>
          </table:table-cell>
          <table:table-cell office:value-type="float" office:value="901136">
            <text:p>901136</text:p>
          </table:table-cell>
          <table:table-cell office:value-type="float" office:value="1484252">
            <text:p>1484252</text:p>
          </table:table-cell>
          <table:table-cell office:value-type="float" office:value="1487872">
            <text:p>1487872</text:p>
          </table:table-cell>
          <table:table-cell office:value-type="float" office:value="1723760">
            <text:p>1723760</text:p>
          </table:table-cell>
          <table:table-cell office:value-type="float" office:value="1275752">
            <text:p>1275752</text:p>
          </table:table-cell>
          <table:table-cell office:value-type="float" office:value="265988">
            <text:p>265988</text:p>
          </table:table-cell>
          <table:table-cell office:value-type="float" office:value="1597608">
            <text:p>1597608</text:p>
          </table:table-cell>
          <table:table-cell office:value-type="float" office:value="1654696">
            <text:p>1654696</text:p>
          </table:table-cell>
          <table:table-cell office:value-type="float" office:value="807708">
            <text:p>807708</text:p>
          </table:table-cell>
          <table:table-cell office:value-type="float" office:value="313268">
            <text:p>313268</text:p>
          </table:table-cell>
          <table:table-cell office:value-type="float" office:value="2283464">
            <text:p>2283464</text:p>
          </table:table-cell>
          <table:table-cell office:value-type="float" office:value="1856616">
            <text:p>1856616</text:p>
          </table:table-cell>
          <table:table-cell office:value-type="float" office:value="804460">
            <text:p>804460</text:p>
          </table:table-cell>
          <table:table-cell office:value-type="float" office:value="0">
            <text:p>0</text:p>
          </table:table-cell>
          <table:table-cell office:value-type="float" office:value="1027216">
            <text:p>1027216</text:p>
          </table:table-cell>
          <table:table-cell office:value-type="float" office:value="2030344">
            <text:p>2030344</text:p>
          </table:table-cell>
          <table:table-cell table:formula="of:=AVERAGE([.B32:.AE32])" office:value-type="float" office:value="1222966.8">
            <text:p>1222966,8</text:p>
          </table:table-cell>
          <table:table-cell table:style-name="ce5" table:formula="of:=(([.AF32]*8)/1000)/1000" office:value-type="float" office:value="9.7837344">
            <text:p>9,783734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760">
            <text:p>155760</text:p>
          </table:table-cell>
          <table:table-cell office:value-type="float" office:value="1285920">
            <text:p>1285920</text:p>
          </table:table-cell>
          <table:table-cell office:value-type="float" office:value="1618268">
            <text:p>1618268</text:p>
          </table:table-cell>
          <table:table-cell office:value-type="float" office:value="1509652">
            <text:p>1509652</text:p>
          </table:table-cell>
          <table:table-cell table:number-columns-repeated="2" office:value-type="float" office:value="0">
            <text:p>0</text:p>
          </table:table-cell>
          <table:table-cell office:value-type="float" office:value="1373148">
            <text:p>1373148</text:p>
          </table:table-cell>
          <table:table-cell office:value-type="float" office:value="1304080">
            <text:p>1304080</text:p>
          </table:table-cell>
          <table:table-cell office:value-type="float" office:value="1484888">
            <text:p>1484888</text:p>
          </table:table-cell>
          <table:table-cell office:value-type="float" office:value="1143444">
            <text:p>1143444</text:p>
          </table:table-cell>
          <table:table-cell office:value-type="float" office:value="943968">
            <text:p>943968</text:p>
          </table:table-cell>
          <table:table-cell office:value-type="float" office:value="0">
            <text:p>0</text:p>
          </table:table-cell>
          <table:table-cell office:value-type="float" office:value="1003204">
            <text:p>1003204</text:p>
          </table:table-cell>
          <table:table-cell office:value-type="float" office:value="1253960">
            <text:p>1253960</text:p>
          </table:table-cell>
          <table:table-cell office:value-type="float" office:value="307580">
            <text:p>307580</text:p>
          </table:table-cell>
          <table:table-cell office:value-type="float" office:value="1218060">
            <text:p>1218060</text:p>
          </table:table-cell>
          <table:table-cell office:value-type="float" office:value="1257908">
            <text:p>1257908</text:p>
          </table:table-cell>
          <table:table-cell office:value-type="float" office:value="1822364">
            <text:p>1822364</text:p>
          </table:table-cell>
          <table:table-cell office:value-type="float" office:value="1371464">
            <text:p>1371464</text:p>
          </table:table-cell>
          <table:table-cell office:value-type="float" office:value="0">
            <text:p>0</text:p>
          </table:table-cell>
          <table:table-cell office:value-type="float" office:value="355048">
            <text:p>355048</text:p>
          </table:table-cell>
          <table:table-cell office:value-type="float" office:value="1530944">
            <text:p>1530944</text:p>
          </table:table-cell>
          <table:table-cell table:number-columns-repeated="2" office:value-type="float" office:value="0">
            <text:p>0</text:p>
          </table:table-cell>
          <table:table-cell office:value-type="float" office:value="1393556">
            <text:p>1393556</text:p>
          </table:table-cell>
          <table:table-cell office:value-type="float" office:value="1358488">
            <text:p>1358488</text:p>
          </table:table-cell>
          <table:table-cell office:value-type="float" office:value="0">
            <text:p>0</text:p>
          </table:table-cell>
          <table:table-cell office:value-type="float" office:value="561852">
            <text:p>561852</text:p>
          </table:table-cell>
          <table:table-cell office:value-type="float" office:value="1651684">
            <text:p>1651684</text:p>
          </table:table-cell>
          <table:table-cell office:value-type="float" office:value="1488684">
            <text:p>1488684</text:p>
          </table:table-cell>
          <table:table-cell table:formula="of:=AVERAGE([.B33:.AE33])" office:value-type="float" office:value="913130.8">
            <text:p>913130,8</text:p>
          </table:table-cell>
          <table:table-cell table:style-name="ce5" table:formula="of:=(([.AF33]*8)/1000)/1000" office:value-type="float" office:value="7.3050464">
            <text:p>7,3050464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04372">
            <text:p>1904372</text:p>
          </table:table-cell>
          <table:table-cell office:value-type="float" office:value="1444456">
            <text:p>1444456</text:p>
          </table:table-cell>
          <table:table-cell office:value-type="float" office:value="1613624">
            <text:p>1613624</text:p>
          </table:table-cell>
          <table:table-cell office:value-type="float" office:value="1728260">
            <text:p>1728260</text:p>
          </table:table-cell>
          <table:table-cell table:number-columns-repeated="2" office:value-type="float" office:value="0">
            <text:p>0</text:p>
          </table:table-cell>
          <table:table-cell office:value-type="float" office:value="1229696">
            <text:p>1229696</text:p>
          </table:table-cell>
          <table:table-cell office:value-type="float" office:value="1664524">
            <text:p>1664524</text:p>
          </table:table-cell>
          <table:table-cell office:value-type="float" office:value="1631464">
            <text:p>1631464</text:p>
          </table:table-cell>
          <table:table-cell office:value-type="float" office:value="1593724">
            <text:p>1593724</text:p>
          </table:table-cell>
          <table:table-cell office:value-type="float" office:value="1180008">
            <text:p>1180008</text:p>
          </table:table-cell>
          <table:table-cell office:value-type="float" office:value="695480">
            <text:p>695480</text:p>
          </table:table-cell>
          <table:table-cell office:value-type="float" office:value="1300572">
            <text:p>1300572</text:p>
          </table:table-cell>
          <table:table-cell office:value-type="float" office:value="1633532">
            <text:p>1633532</text:p>
          </table:table-cell>
          <table:table-cell office:value-type="float" office:value="0">
            <text:p>0</text:p>
          </table:table-cell>
          <table:table-cell office:value-type="float" office:value="1204968">
            <text:p>1204968</text:p>
          </table:table-cell>
          <table:table-cell office:value-type="float" office:value="1667248">
            <text:p>1667248</text:p>
          </table:table-cell>
          <table:table-cell office:value-type="float" office:value="1811744">
            <text:p>1811744</text:p>
          </table:table-cell>
          <table:table-cell office:value-type="float" office:value="1416536">
            <text:p>1416536</text:p>
          </table:table-cell>
          <table:table-cell table:number-columns-repeated="2" office:value-type="float" office:value="0">
            <text:p>0</text:p>
          </table:table-cell>
          <table:table-cell office:value-type="float" office:value="1421972">
            <text:p>1421972</text:p>
          </table:table-cell>
          <table:table-cell table:number-columns-repeated="2" office:value-type="float" office:value="0">
            <text:p>0</text:p>
          </table:table-cell>
          <table:table-cell office:value-type="float" office:value="1740168">
            <text:p>1740168</text:p>
          </table:table-cell>
          <table:table-cell office:value-type="float" office:value="1663200">
            <text:p>1663200</text:p>
          </table:table-cell>
          <table:table-cell office:value-type="float" office:value="0">
            <text:p>0</text:p>
          </table:table-cell>
          <table:table-cell office:value-type="float" office:value="1784628">
            <text:p>1784628</text:p>
          </table:table-cell>
          <table:table-cell office:value-type="float" office:value="1479860">
            <text:p>1479860</text:p>
          </table:table-cell>
          <table:table-cell office:value-type="float" office:value="1661464">
            <text:p>1661464</text:p>
          </table:table-cell>
          <table:table-cell table:formula="of:=AVERAGE([.B34:.AE34])" office:value-type="float" office:value="1115716.66666667">
            <text:p>1115716,66666667</text:p>
          </table:table-cell>
          <table:table-cell table:style-name="ce5" table:formula="of:=(([.AF34]*8)/1000)/1000" office:value-type="float" office:value="8.92573333333333">
            <text:p>8,9257333333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56280">
            <text:p>1256280</text:p>
          </table:table-cell>
          <table:table-cell office:value-type="float" office:value="860988">
            <text:p>860988</text:p>
          </table:table-cell>
          <table:table-cell office:value-type="float" office:value="492880">
            <text:p>492880</text:p>
          </table:table-cell>
          <table:table-cell office:value-type="float" office:value="1911068">
            <text:p>1911068</text:p>
          </table:table-cell>
          <table:table-cell office:value-type="float" office:value="0">
            <text:p>0</text:p>
          </table:table-cell>
          <table:table-cell office:value-type="float" office:value="35176">
            <text:p>35176</text:p>
          </table:table-cell>
          <table:table-cell office:value-type="float" office:value="952548">
            <text:p>952548</text:p>
          </table:table-cell>
          <table:table-cell office:value-type="float" office:value="731560">
            <text:p>731560</text:p>
          </table:table-cell>
          <table:table-cell office:value-type="float" office:value="1274108">
            <text:p>1274108</text:p>
          </table:table-cell>
          <table:table-cell office:value-type="float" office:value="1117848">
            <text:p>1117848</text:p>
          </table:table-cell>
          <table:table-cell office:value-type="float" office:value="782872">
            <text:p>782872</text:p>
          </table:table-cell>
          <table:table-cell office:value-type="float" office:value="1101024">
            <text:p>1101024</text:p>
          </table:table-cell>
          <table:table-cell office:value-type="float" office:value="1006416">
            <text:p>1006416</text:p>
          </table:table-cell>
          <table:table-cell office:value-type="float" office:value="1122480">
            <text:p>1122480</text:p>
          </table:table-cell>
          <table:table-cell office:value-type="float" office:value="0">
            <text:p>0</text:p>
          </table:table-cell>
          <table:table-cell office:value-type="float" office:value="1391764">
            <text:p>1391764</text:p>
          </table:table-cell>
          <table:table-cell office:value-type="float" office:value="1232492">
            <text:p>1232492</text:p>
          </table:table-cell>
          <table:table-cell office:value-type="float" office:value="1088100">
            <text:p>1088100</text:p>
          </table:table-cell>
          <table:table-cell office:value-type="float" office:value="632344">
            <text:p>632344</text:p>
          </table:table-cell>
          <table:table-cell office:value-type="float" office:value="723248">
            <text:p>723248</text:p>
          </table:table-cell>
          <table:table-cell office:value-type="float" office:value="0">
            <text:p>0</text:p>
          </table:table-cell>
          <table:table-cell office:value-type="float" office:value="822684">
            <text:p>822684</text:p>
          </table:table-cell>
          <table:table-cell office:value-type="float" office:value="240496">
            <text:p>240496</text:p>
          </table:table-cell>
          <table:table-cell office:value-type="float" office:value="1327904">
            <text:p>1327904</text:p>
          </table:table-cell>
          <table:table-cell office:value-type="float" office:value="1541580">
            <text:p>1541580</text:p>
          </table:table-cell>
          <table:table-cell office:value-type="float" office:value="1489072">
            <text:p>1489072</text:p>
          </table:table-cell>
          <table:table-cell office:value-type="float" office:value="0">
            <text:p>0</text:p>
          </table:table-cell>
          <table:table-cell office:value-type="float" office:value="1145408">
            <text:p>1145408</text:p>
          </table:table-cell>
          <table:table-cell office:value-type="float" office:value="1243252">
            <text:p>1243252</text:p>
          </table:table-cell>
          <table:table-cell office:value-type="float" office:value="1158696">
            <text:p>1158696</text:p>
          </table:table-cell>
          <table:table-cell table:formula="of:=AVERAGE([.B35:.AE35])" office:value-type="float" office:value="889409.6">
            <text:p>889409,6</text:p>
          </table:table-cell>
          <table:table-cell table:style-name="ce5" table:formula="of:=(([.AF35]*8)/1000)/1000" office:value-type="float" office:value="7.1152768">
            <text:p>7,1152768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8456">
            <text:p>718456</text:p>
          </table:table-cell>
          <table:table-cell office:value-type="float" office:value="569156">
            <text:p>569156</text:p>
          </table:table-cell>
          <table:table-cell office:value-type="float" office:value="0">
            <text:p>0</text:p>
          </table:table-cell>
          <table:table-cell office:value-type="float" office:value="633412">
            <text:p>633412</text:p>
          </table:table-cell>
          <table:table-cell office:value-type="float" office:value="641440">
            <text:p>641440</text:p>
          </table:table-cell>
          <table:table-cell office:value-type="float" office:value="692336">
            <text:p>692336</text:p>
          </table:table-cell>
          <table:table-cell office:value-type="float" office:value="100924">
            <text:p>100924</text:p>
          </table:table-cell>
          <table:table-cell office:value-type="float" office:value="680928">
            <text:p>680928</text:p>
          </table:table-cell>
          <table:table-cell office:value-type="float" office:value="555724">
            <text:p>555724</text:p>
          </table:table-cell>
          <table:table-cell office:value-type="float" office:value="701388">
            <text:p>701388</text:p>
          </table:table-cell>
          <table:table-cell office:value-type="float" office:value="0">
            <text:p>0</text:p>
          </table:table-cell>
          <table:table-cell office:value-type="float" office:value="729740">
            <text:p>729740</text:p>
          </table:table-cell>
          <table:table-cell office:value-type="float" office:value="705552">
            <text:p>705552</text:p>
          </table:table-cell>
          <table:table-cell office:value-type="float" office:value="733732">
            <text:p>733732</text:p>
          </table:table-cell>
          <table:table-cell office:value-type="float" office:value="164020">
            <text:p>164020</text:p>
          </table:table-cell>
          <table:table-cell office:value-type="float" office:value="825060">
            <text:p>825060</text:p>
          </table:table-cell>
          <table:table-cell office:value-type="float" office:value="691260">
            <text:p>691260</text:p>
          </table:table-cell>
          <table:table-cell office:value-type="float" office:value="674384">
            <text:p>674384</text:p>
          </table:table-cell>
          <table:table-cell office:value-type="float" office:value="667716">
            <text:p>667716</text:p>
          </table:table-cell>
          <table:table-cell office:value-type="float" office:value="686116">
            <text:p>686116</text:p>
          </table:table-cell>
          <table:table-cell office:value-type="float" office:value="167860">
            <text:p>167860</text:p>
          </table:table-cell>
          <table:table-cell office:value-type="float" office:value="0">
            <text:p>0</text:p>
          </table:table-cell>
          <table:table-cell office:value-type="float" office:value="402864">
            <text:p>402864</text:p>
          </table:table-cell>
          <table:table-cell office:value-type="float" office:value="949280">
            <text:p>949280</text:p>
          </table:table-cell>
          <table:table-cell office:value-type="float" office:value="893608">
            <text:p>893608</text:p>
          </table:table-cell>
          <table:table-cell office:value-type="float" office:value="625364">
            <text:p>625364</text:p>
          </table:table-cell>
          <table:table-cell office:value-type="float" office:value="0">
            <text:p>0</text:p>
          </table:table-cell>
          <table:table-cell office:value-type="float" office:value="530188">
            <text:p>530188</text:p>
          </table:table-cell>
          <table:table-cell office:value-type="float" office:value="562672">
            <text:p>562672</text:p>
          </table:table-cell>
          <table:table-cell office:value-type="float" office:value="631468">
            <text:p>631468</text:p>
          </table:table-cell>
          <table:table-cell table:formula="of:=AVERAGE([.B36:.AE36])" office:value-type="float" office:value="531154.933333333">
            <text:p>531154,933333333</text:p>
          </table:table-cell>
          <table:table-cell table:style-name="ce5" table:formula="of:=(([.AF36]*8)/1000)/1000" office:value-type="float" office:value="4.24923946666667">
            <text:p>4,2492394667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72152">
            <text:p>672152</text:p>
          </table:table-cell>
          <table:table-cell office:value-type="float" office:value="208828">
            <text:p>208828</text:p>
          </table:table-cell>
          <table:table-cell office:value-type="float" office:value="0">
            <text:p>0</text:p>
          </table:table-cell>
          <table:table-cell office:value-type="float" office:value="419072">
            <text:p>419072</text:p>
          </table:table-cell>
          <table:table-cell office:value-type="float" office:value="618048">
            <text:p>618048</text:p>
          </table:table-cell>
          <table:table-cell office:value-type="float" office:value="673712">
            <text:p>673712</text:p>
          </table:table-cell>
          <table:table-cell office:value-type="float" office:value="662628">
            <text:p>662628</text:p>
          </table:table-cell>
          <table:table-cell office:value-type="float" office:value="165120">
            <text:p>165120</text:p>
          </table:table-cell>
          <table:table-cell office:value-type="float" office:value="710388">
            <text:p>710388</text:p>
          </table:table-cell>
          <table:table-cell office:value-type="float" office:value="749812">
            <text:p>749812</text:p>
          </table:table-cell>
          <table:table-cell office:value-type="float" office:value="0">
            <text:p>0</text:p>
          </table:table-cell>
          <table:table-cell office:value-type="float" office:value="717324">
            <text:p>717324</text:p>
          </table:table-cell>
          <table:table-cell office:value-type="float" office:value="697296">
            <text:p>697296</text:p>
          </table:table-cell>
          <table:table-cell office:value-type="float" office:value="655184">
            <text:p>655184</text:p>
          </table:table-cell>
          <table:table-cell office:value-type="float" office:value="628732">
            <text:p>628732</text:p>
          </table:table-cell>
          <table:table-cell office:value-type="float" office:value="64092">
            <text:p>64092</text:p>
          </table:table-cell>
          <table:table-cell office:value-type="float" office:value="273492">
            <text:p>273492</text:p>
          </table:table-cell>
          <table:table-cell office:value-type="float" office:value="721644">
            <text:p>721644</text:p>
          </table:table-cell>
          <table:table-cell office:value-type="float" office:value="364116">
            <text:p>364116</text:p>
          </table:table-cell>
          <table:table-cell office:value-type="float" office:value="713248">
            <text:p>713248</text:p>
          </table:table-cell>
          <table:table-cell office:value-type="float" office:value="740448">
            <text:p>740448</text:p>
          </table:table-cell>
          <table:table-cell office:value-type="float" office:value="0">
            <text:p>0</text:p>
          </table:table-cell>
          <table:table-cell office:value-type="float" office:value="618240">
            <text:p>618240</text:p>
          </table:table-cell>
          <table:table-cell office:value-type="float" office:value="229672">
            <text:p>229672</text:p>
          </table:table-cell>
          <table:table-cell office:value-type="float" office:value="296972">
            <text:p>296972</text:p>
          </table:table-cell>
          <table:table-cell office:value-type="float" office:value="245816">
            <text:p>245816</text:p>
          </table:table-cell>
          <table:table-cell office:value-type="float" office:value="333060">
            <text:p>333060</text:p>
          </table:table-cell>
          <table:table-cell office:value-type="float" office:value="216640">
            <text:p>216640</text:p>
          </table:table-cell>
          <table:table-cell office:value-type="float" office:value="645732">
            <text:p>645732</text:p>
          </table:table-cell>
          <table:table-cell office:value-type="float" office:value="679252">
            <text:p>679252</text:p>
          </table:table-cell>
          <table:table-cell table:formula="of:=AVERAGE([.B37:.AE37])" office:value-type="float" office:value="457357.333333333">
            <text:p>457357,333333333</text:p>
          </table:table-cell>
          <table:table-cell table:style-name="ce5" table:formula="of:=(([.AF37]*8)/1000)/1000" office:value-type="float" office:value="3.65885866666667">
            <text:p>3,658858666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07452">
            <text:p>607452</text:p>
          </table:table-cell>
          <table:table-cell office:value-type="float" office:value="0">
            <text:p>0</text:p>
          </table:table-cell>
          <table:table-cell office:value-type="float" office:value="293608">
            <text:p>293608</text:p>
          </table:table-cell>
          <table:table-cell office:value-type="float" office:value="655524">
            <text:p>655524</text:p>
          </table:table-cell>
          <table:table-cell office:value-type="float" office:value="0">
            <text:p>0</text:p>
          </table:table-cell>
          <table:table-cell office:value-type="float" office:value="545424">
            <text:p>545424</text:p>
          </table:table-cell>
          <table:table-cell office:value-type="float" office:value="647988">
            <text:p>647988</text:p>
          </table:table-cell>
          <table:table-cell office:value-type="float" office:value="0">
            <text:p>0</text:p>
          </table:table-cell>
          <table:table-cell office:value-type="float" office:value="708628">
            <text:p>708628</text:p>
          </table:table-cell>
          <table:table-cell office:value-type="float" office:value="708784">
            <text:p>708784</text:p>
          </table:table-cell>
          <table:table-cell office:value-type="float" office:value="600784">
            <text:p>600784</text:p>
          </table:table-cell>
          <table:table-cell office:value-type="float" office:value="650848">
            <text:p>650848</text:p>
          </table:table-cell>
          <table:table-cell office:value-type="float" office:value="630920">
            <text:p>630920</text:p>
          </table:table-cell>
          <table:table-cell office:value-type="float" office:value="730272">
            <text:p>730272</text:p>
          </table:table-cell>
          <table:table-cell office:value-type="float" office:value="652392">
            <text:p>652392</text:p>
          </table:table-cell>
          <table:table-cell table:number-columns-repeated="2" office:value-type="float" office:value="0">
            <text:p>0</text:p>
          </table:table-cell>
          <table:table-cell office:value-type="float" office:value="756508">
            <text:p>756508</text:p>
          </table:table-cell>
          <table:table-cell office:value-type="float" office:value="0">
            <text:p>0</text:p>
          </table:table-cell>
          <table:table-cell office:value-type="float" office:value="650600">
            <text:p>650600</text:p>
          </table:table-cell>
          <table:table-cell office:value-type="float" office:value="581800">
            <text:p>581800</text:p>
          </table:table-cell>
          <table:table-cell office:value-type="float" office:value="363116">
            <text:p>363116</text:p>
          </table:table-cell>
          <table:table-cell office:value-type="float" office:value="241372">
            <text:p>241372</text:p>
          </table:table-cell>
          <table:table-cell table:number-columns-repeated="2" office:value-type="float" office:value="0">
            <text:p>0</text:p>
          </table:table-cell>
          <table:table-cell office:value-type="float" office:value="185756">
            <text:p>185756</text:p>
          </table:table-cell>
          <table:table-cell office:value-type="float" office:value="188704">
            <text:p>188704</text:p>
          </table:table-cell>
          <table:table-cell office:value-type="float" office:value="0">
            <text:p>0</text:p>
          </table:table-cell>
          <table:table-cell office:value-type="float" office:value="626128">
            <text:p>626128</text:p>
          </table:table-cell>
          <table:table-cell office:value-type="float" office:value="88976">
            <text:p>88976</text:p>
          </table:table-cell>
          <table:table-cell table:formula="of:=AVERAGE([.B38:.AE38])" office:value-type="float" office:value="370519.466666667">
            <text:p>370519,466666667</text:p>
          </table:table-cell>
          <table:table-cell table:style-name="ce5" table:formula="of:=(([.AF38]*8)/1000)/1000" office:value-type="float" office:value="2.96415573333333">
            <text:p>2,9641557333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7824">
            <text:p>527824</text:p>
          </table:table-cell>
          <table:table-cell office:value-type="float" office:value="180120">
            <text:p>180120</text:p>
          </table:table-cell>
          <table:table-cell office:value-type="float" office:value="567516">
            <text:p>567516</text:p>
          </table:table-cell>
          <table:table-cell office:value-type="float" office:value="727316">
            <text:p>727316</text:p>
          </table:table-cell>
          <table:table-cell office:value-type="float" office:value="375500">
            <text:p>375500</text:p>
          </table:table-cell>
          <table:table-cell office:value-type="float" office:value="680276">
            <text:p>680276</text:p>
          </table:table-cell>
          <table:table-cell office:value-type="float" office:value="456928">
            <text:p>456928</text:p>
          </table:table-cell>
          <table:table-cell office:value-type="float" office:value="0">
            <text:p>0</text:p>
          </table:table-cell>
          <table:table-cell office:value-type="float" office:value="595080">
            <text:p>595080</text:p>
          </table:table-cell>
          <table:table-cell office:value-type="float" office:value="644640">
            <text:p>644640</text:p>
          </table:table-cell>
          <table:table-cell office:value-type="float" office:value="688932">
            <text:p>688932</text:p>
          </table:table-cell>
          <table:table-cell office:value-type="float" office:value="508132">
            <text:p>508132</text:p>
          </table:table-cell>
          <table:table-cell office:value-type="float" office:value="666276">
            <text:p>666276</text:p>
          </table:table-cell>
          <table:table-cell office:value-type="float" office:value="629880">
            <text:p>629880</text:p>
          </table:table-cell>
          <table:table-cell office:value-type="float" office:value="622484">
            <text:p>622484</text:p>
          </table:table-cell>
          <table:table-cell table:number-columns-repeated="2" office:value-type="float" office:value="0">
            <text:p>0</text:p>
          </table:table-cell>
          <table:table-cell office:value-type="float" office:value="690532">
            <text:p>690532</text:p>
          </table:table-cell>
          <table:table-cell office:value-type="float" office:value="83852">
            <text:p>83852</text:p>
          </table:table-cell>
          <table:table-cell office:value-type="float" office:value="703780">
            <text:p>703780</text:p>
          </table:table-cell>
          <table:table-cell office:value-type="float" office:value="633692">
            <text:p>633692</text:p>
          </table:table-cell>
          <table:table-cell office:value-type="float" office:value="629436">
            <text:p>629436</text:p>
          </table:table-cell>
          <table:table-cell office:value-type="float" office:value="710864">
            <text:p>710864</text:p>
          </table:table-cell>
          <table:table-cell office:value-type="float" office:value="139924">
            <text:p>139924</text:p>
          </table:table-cell>
          <table:table-cell office:value-type="float" office:value="227664">
            <text:p>227664</text:p>
          </table:table-cell>
          <table:table-cell office:value-type="float" office:value="536100">
            <text:p>536100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444616">
            <text:p>44461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26196.4">
            <text:p>426196,4</text:p>
          </table:table-cell>
          <table:table-cell table:style-name="ce5" table:formula="of:=(([.AF39]*8)/1000)/1000" office:value-type="float" office:value="3.4095712">
            <text:p>3,409571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49600">
            <text:p>549600</text:p>
          </table:table-cell>
          <table:table-cell office:value-type="float" office:value="594608">
            <text:p>594608</text:p>
          </table:table-cell>
          <table:table-cell office:value-type="float" office:value="334168">
            <text:p>334168</text:p>
          </table:table-cell>
          <table:table-cell office:value-type="float" office:value="598504">
            <text:p>598504</text:p>
          </table:table-cell>
          <table:table-cell office:value-type="float" office:value="613860">
            <text:p>613860</text:p>
          </table:table-cell>
          <table:table-cell office:value-type="float" office:value="594836">
            <text:p>594836</text:p>
          </table:table-cell>
          <table:table-cell office:value-type="float" office:value="306728">
            <text:p>306728</text:p>
          </table:table-cell>
          <table:table-cell office:value-type="float" office:value="670616">
            <text:p>670616</text:p>
          </table:table-cell>
          <table:table-cell office:value-type="float" office:value="653744">
            <text:p>653744</text:p>
          </table:table-cell>
          <table:table-cell office:value-type="float" office:value="690472">
            <text:p>690472</text:p>
          </table:table-cell>
          <table:table-cell office:value-type="float" office:value="670612">
            <text:p>670612</text:p>
          </table:table-cell>
          <table:table-cell office:value-type="float" office:value="0">
            <text:p>0</text:p>
          </table:table-cell>
          <table:table-cell office:value-type="float" office:value="463080">
            <text:p>463080</text:p>
          </table:table-cell>
          <table:table-cell office:value-type="float" office:value="549696">
            <text:p>549696</text:p>
          </table:table-cell>
          <table:table-cell office:value-type="float" office:value="697444">
            <text:p>697444</text:p>
          </table:table-cell>
          <table:table-cell office:value-type="float" office:value="680348">
            <text:p>680348</text:p>
          </table:table-cell>
          <table:table-cell office:value-type="float" office:value="502084">
            <text:p>502084</text:p>
          </table:table-cell>
          <table:table-cell office:value-type="float" office:value="572724">
            <text:p>572724</text:p>
          </table:table-cell>
          <table:table-cell office:value-type="float" office:value="554148">
            <text:p>554148</text:p>
          </table:table-cell>
          <table:table-cell office:value-type="float" office:value="697100">
            <text:p>697100</text:p>
          </table:table-cell>
          <table:table-cell office:value-type="float" office:value="578444">
            <text:p>578444</text:p>
          </table:table-cell>
          <table:table-cell office:value-type="float" office:value="694828">
            <text:p>694828</text:p>
          </table:table-cell>
          <table:table-cell office:value-type="float" office:value="668456">
            <text:p>668456</text:p>
          </table:table-cell>
          <table:table-cell office:value-type="float" office:value="684900">
            <text:p>684900</text:p>
          </table:table-cell>
          <table:table-cell office:value-type="float" office:value="652488">
            <text:p>652488</text:p>
          </table:table-cell>
          <table:table-cell office:value-type="float" office:value="483100">
            <text:p>483100</text:p>
          </table:table-cell>
          <table:table-cell office:value-type="float" office:value="215296">
            <text:p>215296</text:p>
          </table:table-cell>
          <table:table-cell office:value-type="float" office:value="703860">
            <text:p>703860</text:p>
          </table:table-cell>
          <table:table-cell office:value-type="float" office:value="234952">
            <text:p>234952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30356.533333333">
            <text:p>530356,533333333</text:p>
          </table:table-cell>
          <table:table-cell table:style-name="ce5" table:formula="of:=(([.AF40]*8)/1000)/1000" office:value-type="float" office:value="4.24285226666667">
            <text:p>4,2428522667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64192">
            <text:p>564192</text:p>
          </table:table-cell>
          <table:table-cell office:value-type="float" office:value="521640">
            <text:p>521640</text:p>
          </table:table-cell>
          <table:table-cell office:value-type="float" office:value="320408">
            <text:p>320408</text:p>
          </table:table-cell>
          <table:table-cell office:value-type="float" office:value="677788">
            <text:p>677788</text:p>
          </table:table-cell>
          <table:table-cell office:value-type="float" office:value="816436">
            <text:p>816436</text:p>
          </table:table-cell>
          <table:table-cell office:value-type="float" office:value="564620">
            <text:p>564620</text:p>
          </table:table-cell>
          <table:table-cell office:value-type="float" office:value="38176">
            <text:p>38176</text:p>
          </table:table-cell>
          <table:table-cell office:value-type="float" office:value="579264">
            <text:p>579264</text:p>
          </table:table-cell>
          <table:table-cell office:value-type="float" office:value="709824">
            <text:p>709824</text:p>
          </table:table-cell>
          <table:table-cell office:value-type="float" office:value="730364">
            <text:p>730364</text:p>
          </table:table-cell>
          <table:table-cell office:value-type="float" office:value="655184">
            <text:p>655184</text:p>
          </table:table-cell>
          <table:table-cell table:number-columns-repeated="2" office:value-type="float" office:value="0">
            <text:p>0</text:p>
          </table:table-cell>
          <table:table-cell office:value-type="float" office:value="514476">
            <text:p>514476</text:p>
          </table:table-cell>
          <table:table-cell office:value-type="float" office:value="568292">
            <text:p>568292</text:p>
          </table:table-cell>
          <table:table-cell office:value-type="float" office:value="595800">
            <text:p>595800</text:p>
          </table:table-cell>
          <table:table-cell office:value-type="float" office:value="694464">
            <text:p>694464</text:p>
          </table:table-cell>
          <table:table-cell office:value-type="float" office:value="165788">
            <text:p>165788</text:p>
          </table:table-cell>
          <table:table-cell office:value-type="float" office:value="604932">
            <text:p>604932</text:p>
          </table:table-cell>
          <table:table-cell office:value-type="float" office:value="569516">
            <text:p>569516</text:p>
          </table:table-cell>
          <table:table-cell office:value-type="float" office:value="762416">
            <text:p>762416</text:p>
          </table:table-cell>
          <table:table-cell office:value-type="float" office:value="39468">
            <text:p>39468</text:p>
          </table:table-cell>
          <table:table-cell office:value-type="float" office:value="668368">
            <text:p>668368</text:p>
          </table:table-cell>
          <table:table-cell office:value-type="float" office:value="630012">
            <text:p>630012</text:p>
          </table:table-cell>
          <table:table-cell office:value-type="float" office:value="564452">
            <text:p>564452</text:p>
          </table:table-cell>
          <table:table-cell office:value-type="float" office:value="606268">
            <text:p>606268</text:p>
          </table:table-cell>
          <table:table-cell office:value-type="float" office:value="646468">
            <text:p>646468</text:p>
          </table:table-cell>
          <table:table-cell office:value-type="float" office:value="698372">
            <text:p>698372</text:p>
          </table:table-cell>
          <table:table-cell office:value-type="float" office:value="663376">
            <text:p>663376</text:p>
          </table:table-cell>
          <table:table-cell office:value-type="float" office:value="541304">
            <text:p>541304</text:p>
          </table:table-cell>
          <table:table-cell table:formula="of:=AVERAGE([.B41:.AE41])" office:value-type="float" office:value="523722.266666667">
            <text:p>523722,266666667</text:p>
          </table:table-cell>
          <table:table-cell table:style-name="ce5" table:formula="of:=(([.AF41]*8)/1000)/1000" office:value-type="float" office:value="4.18977813333333">
            <text:p>4,1897781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35524">
            <text:p>635524</text:p>
          </table:table-cell>
          <table:table-cell office:value-type="float" office:value="268660">
            <text:p>268660</text:p>
          </table:table-cell>
          <table:table-cell office:value-type="float" office:value="700408">
            <text:p>700408</text:p>
          </table:table-cell>
          <table:table-cell office:value-type="float" office:value="9000">
            <text:p>9000</text:p>
          </table:table-cell>
          <table:table-cell office:value-type="float" office:value="653276">
            <text:p>653276</text:p>
          </table:table-cell>
          <table:table-cell office:value-type="float" office:value="747272">
            <text:p>747272</text:p>
          </table:table-cell>
          <table:table-cell office:value-type="float" office:value="557548">
            <text:p>557548</text:p>
          </table:table-cell>
          <table:table-cell office:value-type="float" office:value="517128">
            <text:p>517128</text:p>
          </table:table-cell>
          <table:table-cell office:value-type="float" office:value="312388">
            <text:p>312388</text:p>
          </table:table-cell>
          <table:table-cell office:value-type="float" office:value="723740">
            <text:p>723740</text:p>
          </table:table-cell>
          <table:table-cell office:value-type="float" office:value="601828">
            <text:p>601828</text:p>
          </table:table-cell>
          <table:table-cell office:value-type="float" office:value="617684">
            <text:p>617684</text:p>
          </table:table-cell>
          <table:table-cell office:value-type="float" office:value="0">
            <text:p>0</text:p>
          </table:table-cell>
          <table:table-cell office:value-type="float" office:value="230428">
            <text:p>230428</text:p>
          </table:table-cell>
          <table:table-cell office:value-type="float" office:value="606428">
            <text:p>606428</text:p>
          </table:table-cell>
          <table:table-cell office:value-type="float" office:value="209040">
            <text:p>209040</text:p>
          </table:table-cell>
          <table:table-cell office:value-type="float" office:value="380528">
            <text:p>380528</text:p>
          </table:table-cell>
          <table:table-cell office:value-type="float" office:value="0">
            <text:p>0</text:p>
          </table:table-cell>
          <table:table-cell office:value-type="float" office:value="357088">
            <text:p>357088</text:p>
          </table:table-cell>
          <table:table-cell office:value-type="float" office:value="462488">
            <text:p>462488</text:p>
          </table:table-cell>
          <table:table-cell office:value-type="float" office:value="763244">
            <text:p>763244</text:p>
          </table:table-cell>
          <table:table-cell office:value-type="float" office:value="0">
            <text:p>0</text:p>
          </table:table-cell>
          <table:table-cell office:value-type="float" office:value="547244">
            <text:p>547244</text:p>
          </table:table-cell>
          <table:table-cell office:value-type="float" office:value="654092">
            <text:p>654092</text:p>
          </table:table-cell>
          <table:table-cell office:value-type="float" office:value="428372">
            <text:p>428372</text:p>
          </table:table-cell>
          <table:table-cell office:value-type="float" office:value="316224">
            <text:p>316224</text:p>
          </table:table-cell>
          <table:table-cell office:value-type="float" office:value="594420">
            <text:p>594420</text:p>
          </table:table-cell>
          <table:table-cell office:value-type="float" office:value="582524">
            <text:p>582524</text:p>
          </table:table-cell>
          <table:table-cell office:value-type="float" office:value="708376">
            <text:p>708376</text:p>
          </table:table-cell>
          <table:table-cell office:value-type="float" office:value="690932">
            <text:p>690932</text:p>
          </table:table-cell>
          <table:table-cell table:formula="of:=AVERAGE([.B42:.AE42])" office:value-type="float" office:value="462529.466666667">
            <text:p>462529,466666667</text:p>
          </table:table-cell>
          <table:table-cell table:style-name="ce5" table:formula="of:=(([.AF42]*8)/1000)/1000" office:value-type="float" office:value="3.70023573333333">
            <text:p>3,7002357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75352">
            <text:p>675352</text:p>
          </table:table-cell>
          <table:table-cell office:value-type="float" office:value="0">
            <text:p>0</text:p>
          </table:table-cell>
          <table:table-cell office:value-type="float" office:value="624880">
            <text:p>624880</text:p>
          </table:table-cell>
          <table:table-cell office:value-type="float" office:value="229476">
            <text:p>229476</text:p>
          </table:table-cell>
          <table:table-cell office:value-type="float" office:value="712096">
            <text:p>712096</text:p>
          </table:table-cell>
          <table:table-cell office:value-type="float" office:value="243900">
            <text:p>243900</text:p>
          </table:table-cell>
          <table:table-cell office:value-type="float" office:value="662556">
            <text:p>662556</text:p>
          </table:table-cell>
          <table:table-cell office:value-type="float" office:value="607328">
            <text:p>607328</text:p>
          </table:table-cell>
          <table:table-cell office:value-type="float" office:value="576724">
            <text:p>576724</text:p>
          </table:table-cell>
          <table:table-cell office:value-type="float" office:value="687524">
            <text:p>687524</text:p>
          </table:table-cell>
          <table:table-cell office:value-type="float" office:value="684920">
            <text:p>684920</text:p>
          </table:table-cell>
          <table:table-cell office:value-type="float" office:value="620952">
            <text:p>620952</text:p>
          </table:table-cell>
          <table:table-cell office:value-type="float" office:value="431456">
            <text:p>431456</text:p>
          </table:table-cell>
          <table:table-cell office:value-type="float" office:value="0">
            <text:p>0</text:p>
          </table:table-cell>
          <table:table-cell office:value-type="float" office:value="565712">
            <text:p>565712</text:p>
          </table:table-cell>
          <table:table-cell office:value-type="float" office:value="466488">
            <text:p>466488</text:p>
          </table:table-cell>
          <table:table-cell table:number-columns-repeated="4" office:value-type="float" office:value="0">
            <text:p>0</text:p>
          </table:table-cell>
          <table:table-cell office:value-type="float" office:value="636224">
            <text:p>636224</text:p>
          </table:table-cell>
          <table:table-cell office:value-type="float" office:value="655072">
            <text:p>655072</text:p>
          </table:table-cell>
          <table:table-cell office:value-type="float" office:value="576388">
            <text:p>576388</text:p>
          </table:table-cell>
          <table:table-cell office:value-type="float" office:value="511192">
            <text:p>511192</text:p>
          </table:table-cell>
          <table:table-cell office:value-type="float" office:value="115404">
            <text:p>115404</text:p>
          </table:table-cell>
          <table:table-cell office:value-type="float" office:value="0">
            <text:p>0</text:p>
          </table:table-cell>
          <table:table-cell office:value-type="float" office:value="551592">
            <text:p>551592</text:p>
          </table:table-cell>
          <table:table-cell office:value-type="float" office:value="600144">
            <text:p>600144</text:p>
          </table:table-cell>
          <table:table-cell office:value-type="float" office:value="602424">
            <text:p>602424</text:p>
          </table:table-cell>
          <table:table-cell office:value-type="float" office:value="625640">
            <text:p>625640</text:p>
          </table:table-cell>
          <table:table-cell table:formula="of:=AVERAGE([.B43:.AE43])" office:value-type="float" office:value="422114.8">
            <text:p>422114,8</text:p>
          </table:table-cell>
          <table:table-cell table:style-name="ce5" table:formula="of:=(([.AF43]*8)/1000)/1000" office:value-type="float" office:value="3.3769184">
            <text:p>3,3769184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8228">
            <text:p>228228</text:p>
          </table:table-cell>
          <table:table-cell office:value-type="float" office:value="656528">
            <text:p>656528</text:p>
          </table:table-cell>
          <table:table-cell office:value-type="float" office:value="510864">
            <text:p>510864</text:p>
          </table:table-cell>
          <table:table-cell office:value-type="float" office:value="596640">
            <text:p>596640</text:p>
          </table:table-cell>
          <table:table-cell office:value-type="float" office:value="277940">
            <text:p>277940</text:p>
          </table:table-cell>
          <table:table-cell office:value-type="float" office:value="605696">
            <text:p>605696</text:p>
          </table:table-cell>
          <table:table-cell office:value-type="float" office:value="709152">
            <text:p>709152</text:p>
          </table:table-cell>
          <table:table-cell office:value-type="float" office:value="722856">
            <text:p>722856</text:p>
          </table:table-cell>
          <table:table-cell office:value-type="float" office:value="582776">
            <text:p>582776</text:p>
          </table:table-cell>
          <table:table-cell office:value-type="float" office:value="662660">
            <text:p>662660</text:p>
          </table:table-cell>
          <table:table-cell office:value-type="float" office:value="669160">
            <text:p>669160</text:p>
          </table:table-cell>
          <table:table-cell office:value-type="float" office:value="518848">
            <text:p>518848</text:p>
          </table:table-cell>
          <table:table-cell office:value-type="float" office:value="0">
            <text:p>0</text:p>
          </table:table-cell>
          <table:table-cell office:value-type="float" office:value="536052">
            <text:p>536052</text:p>
          </table:table-cell>
          <table:table-cell office:value-type="float" office:value="531252">
            <text:p>531252</text:p>
          </table:table-cell>
          <table:table-cell office:value-type="float" office:value="0">
            <text:p>0</text:p>
          </table:table-cell>
          <table:table-cell office:value-type="float" office:value="98592">
            <text:p>98592</text:p>
          </table:table-cell>
          <table:table-cell table:number-columns-repeated="2" office:value-type="float" office:value="0">
            <text:p>0</text:p>
          </table:table-cell>
          <table:table-cell office:value-type="float" office:value="510420">
            <text:p>510420</text:p>
          </table:table-cell>
          <table:table-cell office:value-type="float" office:value="614696">
            <text:p>614696</text:p>
          </table:table-cell>
          <table:table-cell office:value-type="float" office:value="635224">
            <text:p>635224</text:p>
          </table:table-cell>
          <table:table-cell office:value-type="float" office:value="595200">
            <text:p>595200</text:p>
          </table:table-cell>
          <table:table-cell office:value-type="float" office:value="603716">
            <text:p>603716</text:p>
          </table:table-cell>
          <table:table-cell office:value-type="float" office:value="0">
            <text:p>0</text:p>
          </table:table-cell>
          <table:table-cell office:value-type="float" office:value="563588">
            <text:p>563588</text:p>
          </table:table-cell>
          <table:table-cell office:value-type="float" office:value="609220">
            <text:p>609220</text:p>
          </table:table-cell>
          <table:table-cell office:value-type="float" office:value="377316">
            <text:p>377316</text:p>
          </table:table-cell>
          <table:table-cell office:value-type="float" office:value="113392">
            <text:p>113392</text:p>
          </table:table-cell>
          <table:table-cell table:formula="of:=AVERAGE([.B44:.AE44])" office:value-type="float" office:value="417667.2">
            <text:p>417667,2</text:p>
          </table:table-cell>
          <table:table-cell table:style-name="ce5" table:formula="of:=(([.AF44]*8)/1000)/1000" office:value-type="float" office:value="3.3413376">
            <text:p>3,3413376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5352">
            <text:p>215352</text:p>
          </table:table-cell>
          <table:table-cell office:value-type="float" office:value="604616">
            <text:p>604616</text:p>
          </table:table-cell>
          <table:table-cell office:value-type="float" office:value="632284">
            <text:p>632284</text:p>
          </table:table-cell>
          <table:table-cell office:value-type="float" office:value="608236">
            <text:p>608236</text:p>
          </table:table-cell>
          <table:table-cell office:value-type="float" office:value="693964">
            <text:p>693964</text:p>
          </table:table-cell>
          <table:table-cell office:value-type="float" office:value="611724">
            <text:p>611724</text:p>
          </table:table-cell>
          <table:table-cell office:value-type="float" office:value="641348">
            <text:p>641348</text:p>
          </table:table-cell>
          <table:table-cell office:value-type="float" office:value="573256">
            <text:p>573256</text:p>
          </table:table-cell>
          <table:table-cell office:value-type="float" office:value="496500">
            <text:p>496500</text:p>
          </table:table-cell>
          <table:table-cell office:value-type="float" office:value="664712">
            <text:p>664712</text:p>
          </table:table-cell>
          <table:table-cell office:value-type="float" office:value="629960">
            <text:p>629960</text:p>
          </table:table-cell>
          <table:table-cell office:value-type="float" office:value="657664">
            <text:p>657664</text:p>
          </table:table-cell>
          <table:table-cell office:value-type="float" office:value="661908">
            <text:p>661908</text:p>
          </table:table-cell>
          <table:table-cell office:value-type="float" office:value="408556">
            <text:p>408556</text:p>
          </table:table-cell>
          <table:table-cell office:value-type="float" office:value="606944">
            <text:p>606944</text:p>
          </table:table-cell>
          <table:table-cell office:value-type="float" office:value="626232">
            <text:p>626232</text:p>
          </table:table-cell>
          <table:table-cell office:value-type="float" office:value="479380">
            <text:p>479380</text:p>
          </table:table-cell>
          <table:table-cell office:value-type="float" office:value="561508">
            <text:p>561508</text:p>
          </table:table-cell>
          <table:table-cell office:value-type="float" office:value="125396">
            <text:p>125396</text:p>
          </table:table-cell>
          <table:table-cell office:value-type="float" office:value="339964">
            <text:p>339964</text:p>
          </table:table-cell>
          <table:table-cell office:value-type="float" office:value="577744">
            <text:p>577744</text:p>
          </table:table-cell>
          <table:table-cell office:value-type="float" office:value="453124">
            <text:p>453124</text:p>
          </table:table-cell>
          <table:table-cell office:value-type="float" office:value="665848">
            <text:p>665848</text:p>
          </table:table-cell>
          <table:table-cell office:value-type="float" office:value="647580">
            <text:p>647580</text:p>
          </table:table-cell>
          <table:table-cell office:value-type="float" office:value="533848">
            <text:p>533848</text:p>
          </table:table-cell>
          <table:table-cell office:value-type="float" office:value="291804">
            <text:p>291804</text:p>
          </table:table-cell>
          <table:table-cell office:value-type="float" office:value="582836">
            <text:p>582836</text:p>
          </table:table-cell>
          <table:table-cell office:value-type="float" office:value="608772">
            <text:p>608772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506702">
            <text:p>506702</text:p>
          </table:table-cell>
          <table:table-cell table:style-name="ce5" table:formula="of:=(([.AF45]*8)/1000)/1000" office:value-type="float" office:value="4.053616">
            <text:p>4,053616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3100">
            <text:p>633100</text:p>
          </table:table-cell>
          <table:table-cell office:value-type="float" office:value="687452">
            <text:p>687452</text:p>
          </table:table-cell>
          <table:table-cell office:value-type="float" office:value="709924">
            <text:p>709924</text:p>
          </table:table-cell>
          <table:table-cell office:value-type="float" office:value="565916">
            <text:p>565916</text:p>
          </table:table-cell>
          <table:table-cell office:value-type="float" office:value="544448">
            <text:p>544448</text:p>
          </table:table-cell>
          <table:table-cell office:value-type="float" office:value="564064">
            <text:p>564064</text:p>
          </table:table-cell>
          <table:table-cell office:value-type="float" office:value="545996">
            <text:p>545996</text:p>
          </table:table-cell>
          <table:table-cell office:value-type="float" office:value="599496">
            <text:p>599496</text:p>
          </table:table-cell>
          <table:table-cell office:value-type="float" office:value="687224">
            <text:p>687224</text:p>
          </table:table-cell>
          <table:table-cell office:value-type="float" office:value="93216">
            <text:p>93216</text:p>
          </table:table-cell>
          <table:table-cell office:value-type="float" office:value="680420">
            <text:p>680420</text:p>
          </table:table-cell>
          <table:table-cell office:value-type="float" office:value="648792">
            <text:p>648792</text:p>
          </table:table-cell>
          <table:table-cell office:value-type="float" office:value="628768">
            <text:p>628768</text:p>
          </table:table-cell>
          <table:table-cell office:value-type="float" office:value="628068">
            <text:p>628068</text:p>
          </table:table-cell>
          <table:table-cell office:value-type="float" office:value="658548">
            <text:p>658548</text:p>
          </table:table-cell>
          <table:table-cell office:value-type="float" office:value="552056">
            <text:p>552056</text:p>
          </table:table-cell>
          <table:table-cell office:value-type="float" office:value="598444">
            <text:p>598444</text:p>
          </table:table-cell>
          <table:table-cell office:value-type="float" office:value="531284">
            <text:p>531284</text:p>
          </table:table-cell>
          <table:table-cell office:value-type="float" office:value="621016">
            <text:p>621016</text:p>
          </table:table-cell>
          <table:table-cell office:value-type="float" office:value="635852">
            <text:p>635852</text:p>
          </table:table-cell>
          <table:table-cell office:value-type="float" office:value="669584">
            <text:p>669584</text:p>
          </table:table-cell>
          <table:table-cell office:value-type="float" office:value="19864">
            <text:p>19864</text:p>
          </table:table-cell>
          <table:table-cell office:value-type="float" office:value="633312">
            <text:p>633312</text:p>
          </table:table-cell>
          <table:table-cell office:value-type="float" office:value="668912">
            <text:p>668912</text:p>
          </table:table-cell>
          <table:table-cell office:value-type="float" office:value="576988">
            <text:p>576988</text:p>
          </table:table-cell>
          <table:table-cell office:value-type="float" office:value="717984">
            <text:p>717984</text:p>
          </table:table-cell>
          <table:table-cell office:value-type="float" office:value="724532">
            <text:p>724532</text:p>
          </table:table-cell>
          <table:table-cell office:value-type="float" office:value="743320">
            <text:p>743320</text:p>
          </table:table-cell>
          <table:table-cell office:value-type="float" office:value="467380">
            <text:p>467380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67865.333333333">
            <text:p>567865,333333333</text:p>
          </table:table-cell>
          <table:table-cell table:style-name="ce5" table:formula="of:=(([.AF46]*8)/1000)/1000" office:value-type="float" office:value="4.54292266666667">
            <text:p>4,5429226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5972">
            <text:p>535972</text:p>
          </table:table-cell>
          <table:table-cell office:value-type="float" office:value="577040">
            <text:p>577040</text:p>
          </table:table-cell>
          <table:table-cell office:value-type="float" office:value="727368">
            <text:p>727368</text:p>
          </table:table-cell>
          <table:table-cell office:value-type="float" office:value="680580">
            <text:p>680580</text:p>
          </table:table-cell>
          <table:table-cell office:value-type="float" office:value="492000">
            <text:p>492000</text:p>
          </table:table-cell>
          <table:table-cell office:value-type="float" office:value="555420">
            <text:p>555420</text:p>
          </table:table-cell>
          <table:table-cell office:value-type="float" office:value="552340">
            <text:p>552340</text:p>
          </table:table-cell>
          <table:table-cell office:value-type="float" office:value="583816">
            <text:p>583816</text:p>
          </table:table-cell>
          <table:table-cell office:value-type="float" office:value="295992">
            <text:p>295992</text:p>
          </table:table-cell>
          <table:table-cell office:value-type="float" office:value="0">
            <text:p>0</text:p>
          </table:table-cell>
          <table:table-cell office:value-type="float" office:value="770296">
            <text:p>770296</text:p>
          </table:table-cell>
          <table:table-cell office:value-type="float" office:value="716920">
            <text:p>716920</text:p>
          </table:table-cell>
          <table:table-cell office:value-type="float" office:value="657316">
            <text:p>657316</text:p>
          </table:table-cell>
          <table:table-cell office:value-type="float" office:value="262368">
            <text:p>262368</text:p>
          </table:table-cell>
          <table:table-cell office:value-type="float" office:value="654952">
            <text:p>654952</text:p>
          </table:table-cell>
          <table:table-cell office:value-type="float" office:value="544172">
            <text:p>544172</text:p>
          </table:table-cell>
          <table:table-cell office:value-type="float" office:value="684468">
            <text:p>684468</text:p>
          </table:table-cell>
          <table:table-cell office:value-type="float" office:value="0">
            <text:p>0</text:p>
          </table:table-cell>
          <table:table-cell office:value-type="float" office:value="567088">
            <text:p>567088</text:p>
          </table:table-cell>
          <table:table-cell office:value-type="float" office:value="612560">
            <text:p>612560</text:p>
          </table:table-cell>
          <table:table-cell office:value-type="float" office:value="616380">
            <text:p>616380</text:p>
          </table:table-cell>
          <table:table-cell office:value-type="float" office:value="0">
            <text:p>0</text:p>
          </table:table-cell>
          <table:table-cell office:value-type="float" office:value="573324">
            <text:p>573324</text:p>
          </table:table-cell>
          <table:table-cell office:value-type="float" office:value="288780">
            <text:p>288780</text:p>
          </table:table-cell>
          <table:table-cell office:value-type="float" office:value="681420">
            <text:p>681420</text:p>
          </table:table-cell>
          <table:table-cell office:value-type="float" office:value="712856">
            <text:p>712856</text:p>
          </table:table-cell>
          <table:table-cell office:value-type="float" office:value="486456">
            <text:p>486456</text:p>
          </table:table-cell>
          <table:table-cell office:value-type="float" office:value="711984">
            <text:p>711984</text:p>
          </table:table-cell>
          <table:table-cell office:value-type="float" office:value="642484">
            <text:p>642484</text:p>
          </table:table-cell>
          <table:table-cell office:value-type="float" office:value="289680">
            <text:p>289680</text:p>
          </table:table-cell>
          <table:table-cell table:formula="of:=AVERAGE([.B47:.AE47])" office:value-type="float" office:value="515801.066666667">
            <text:p>515801,066666667</text:p>
          </table:table-cell>
          <table:table-cell table:style-name="ce5" table:formula="of:=(([.AF47]*8)/1000)/1000" office:value-type="float" office:value="4.12640853333333">
            <text:p>4,12640853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5012">
            <text:p>695012</text:p>
          </table:table-cell>
          <table:table-cell office:value-type="float" office:value="625896">
            <text:p>625896</text:p>
          </table:table-cell>
          <table:table-cell office:value-type="float" office:value="550992">
            <text:p>550992</text:p>
          </table:table-cell>
          <table:table-cell office:value-type="float" office:value="506384">
            <text:p>506384</text:p>
          </table:table-cell>
          <table:table-cell office:value-type="float" office:value="490064">
            <text:p>490064</text:p>
          </table:table-cell>
          <table:table-cell office:value-type="float" office:value="180980">
            <text:p>180980</text:p>
          </table:table-cell>
          <table:table-cell office:value-type="float" office:value="659868">
            <text:p>659868</text:p>
          </table:table-cell>
          <table:table-cell office:value-type="float" office:value="565068">
            <text:p>565068</text:p>
          </table:table-cell>
          <table:table-cell office:value-type="float" office:value="137400">
            <text:p>137400</text:p>
          </table:table-cell>
          <table:table-cell office:value-type="float" office:value="56540">
            <text:p>56540</text:p>
          </table:table-cell>
          <table:table-cell office:value-type="float" office:value="500376">
            <text:p>500376</text:p>
          </table:table-cell>
          <table:table-cell office:value-type="float" office:value="651536">
            <text:p>651536</text:p>
          </table:table-cell>
          <table:table-cell office:value-type="float" office:value="585424">
            <text:p>585424</text:p>
          </table:table-cell>
          <table:table-cell office:value-type="float" office:value="607332">
            <text:p>607332</text:p>
          </table:table-cell>
          <table:table-cell office:value-type="float" office:value="158600">
            <text:p>158600</text:p>
          </table:table-cell>
          <table:table-cell office:value-type="float" office:value="616228">
            <text:p>616228</text:p>
          </table:table-cell>
          <table:table-cell office:value-type="float" office:value="674784">
            <text:p>674784</text:p>
          </table:table-cell>
          <table:table-cell table:number-columns-repeated="2" office:value-type="float" office:value="0">
            <text:p>0</text:p>
          </table:table-cell>
          <table:table-cell office:value-type="float" office:value="700696">
            <text:p>700696</text:p>
          </table:table-cell>
          <table:table-cell office:value-type="float" office:value="632676">
            <text:p>632676</text:p>
          </table:table-cell>
          <table:table-cell office:value-type="float" office:value="0">
            <text:p>0</text:p>
          </table:table-cell>
          <table:table-cell office:value-type="float" office:value="46664">
            <text:p>46664</text:p>
          </table:table-cell>
          <table:table-cell office:value-type="float" office:value="638796">
            <text:p>638796</text:p>
          </table:table-cell>
          <table:table-cell office:value-type="float" office:value="555856">
            <text:p>555856</text:p>
          </table:table-cell>
          <table:table-cell office:value-type="float" office:value="189172">
            <text:p>189172</text:p>
          </table:table-cell>
          <table:table-cell office:value-type="float" office:value="686788">
            <text:p>686788</text:p>
          </table:table-cell>
          <table:table-cell office:value-type="float" office:value="744844">
            <text:p>744844</text:p>
          </table:table-cell>
          <table:table-cell office:value-type="float" office:value="539892">
            <text:p>539892</text:p>
          </table:table-cell>
          <table:table-cell office:value-type="float" office:value="639264">
            <text:p>639264</text:p>
          </table:table-cell>
          <table:table-cell table:formula="of:=AVERAGE([.B48:.AE48])" office:value-type="float" office:value="454571.066666667">
            <text:p>454571,066666667</text:p>
          </table:table-cell>
          <table:table-cell table:style-name="ce5" table:formula="of:=(([.AF48]*8)/1000)/1000" office:value-type="float" office:value="3.63656853333333">
            <text:p>3,6365685333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4120">
            <text:p>594120</text:p>
          </table:table-cell>
          <table:table-cell office:value-type="float" office:value="649580">
            <text:p>649580</text:p>
          </table:table-cell>
          <table:table-cell office:value-type="float" office:value="645768">
            <text:p>645768</text:p>
          </table:table-cell>
          <table:table-cell office:value-type="float" office:value="597320">
            <text:p>597320</text:p>
          </table:table-cell>
          <table:table-cell office:value-type="float" office:value="756228">
            <text:p>756228</text:p>
          </table:table-cell>
          <table:table-cell office:value-type="float" office:value="202516">
            <text:p>202516</text:p>
          </table:table-cell>
          <table:table-cell office:value-type="float" office:value="599484">
            <text:p>599484</text:p>
          </table:table-cell>
          <table:table-cell office:value-type="float" office:value="630068">
            <text:p>630068</text:p>
          </table:table-cell>
          <table:table-cell office:value-type="float" office:value="744388">
            <text:p>744388</text:p>
          </table:table-cell>
          <table:table-cell office:value-type="float" office:value="543248">
            <text:p>543248</text:p>
          </table:table-cell>
          <table:table-cell office:value-type="float" office:value="596512">
            <text:p>596512</text:p>
          </table:table-cell>
          <table:table-cell office:value-type="float" office:value="536260">
            <text:p>536260</text:p>
          </table:table-cell>
          <table:table-cell office:value-type="float" office:value="606976">
            <text:p>606976</text:p>
          </table:table-cell>
          <table:table-cell office:value-type="float" office:value="633016">
            <text:p>633016</text:p>
          </table:table-cell>
          <table:table-cell office:value-type="float" office:value="0">
            <text:p>0</text:p>
          </table:table-cell>
          <table:table-cell office:value-type="float" office:value="624620">
            <text:p>624620</text:p>
          </table:table-cell>
          <table:table-cell office:value-type="float" office:value="650652">
            <text:p>650652</text:p>
          </table:table-cell>
          <table:table-cell office:value-type="float" office:value="170132">
            <text:p>170132</text:p>
          </table:table-cell>
          <table:table-cell office:value-type="float" office:value="0">
            <text:p>0</text:p>
          </table:table-cell>
          <table:table-cell office:value-type="float" office:value="592168">
            <text:p>592168</text:p>
          </table:table-cell>
          <table:table-cell office:value-type="float" office:value="0">
            <text:p>0</text:p>
          </table:table-cell>
          <table:table-cell office:value-type="float" office:value="554356">
            <text:p>554356</text:p>
          </table:table-cell>
          <table:table-cell office:value-type="float" office:value="468692">
            <text:p>468692</text:p>
          </table:table-cell>
          <table:table-cell office:value-type="float" office:value="592956">
            <text:p>592956</text:p>
          </table:table-cell>
          <table:table-cell office:value-type="float" office:value="551356">
            <text:p>551356</text:p>
          </table:table-cell>
          <table:table-cell office:value-type="float" office:value="0">
            <text:p>0</text:p>
          </table:table-cell>
          <table:table-cell office:value-type="float" office:value="651432">
            <text:p>651432</text:p>
          </table:table-cell>
          <table:table-cell office:value-type="float" office:value="690400">
            <text:p>690400</text:p>
          </table:table-cell>
          <table:table-cell office:value-type="float" office:value="648612">
            <text:p>648612</text:p>
          </table:table-cell>
          <table:table-cell office:value-type="float" office:value="623908">
            <text:p>623908</text:p>
          </table:table-cell>
          <table:table-cell table:formula="of:=AVERAGE([.B49:.AE49])" office:value-type="float" office:value="505158.933333333">
            <text:p>505158,933333333</text:p>
          </table:table-cell>
          <table:table-cell table:style-name="ce5" table:formula="of:=(([.AF49]*8)/1000)/1000" office:value-type="float" office:value="4.04127146666667">
            <text:p>4,0412714667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29352">
            <text:p>529352</text:p>
          </table:table-cell>
          <table:table-cell office:value-type="float" office:value="658072">
            <text:p>658072</text:p>
          </table:table-cell>
          <table:table-cell office:value-type="float" office:value="265916">
            <text:p>265916</text:p>
          </table:table-cell>
          <table:table-cell office:value-type="float" office:value="612708">
            <text:p>612708</text:p>
          </table:table-cell>
          <table:table-cell office:value-type="float" office:value="620136">
            <text:p>620136</text:p>
          </table:table-cell>
          <table:table-cell office:value-type="float" office:value="618152">
            <text:p>618152</text:p>
          </table:table-cell>
          <table:table-cell office:value-type="float" office:value="323060">
            <text:p>323060</text:p>
          </table:table-cell>
          <table:table-cell office:value-type="float" office:value="587052">
            <text:p>587052</text:p>
          </table:table-cell>
          <table:table-cell office:value-type="float" office:value="725564">
            <text:p>725564</text:p>
          </table:table-cell>
          <table:table-cell office:value-type="float" office:value="551944">
            <text:p>551944</text:p>
          </table:table-cell>
          <table:table-cell office:value-type="float" office:value="600576">
            <text:p>600576</text:p>
          </table:table-cell>
          <table:table-cell office:value-type="float" office:value="692632">
            <text:p>692632</text:p>
          </table:table-cell>
          <table:table-cell office:value-type="float" office:value="592252">
            <text:p>592252</text:p>
          </table:table-cell>
          <table:table-cell office:value-type="float" office:value="646084">
            <text:p>646084</text:p>
          </table:table-cell>
          <table:table-cell office:value-type="float" office:value="478616">
            <text:p>478616</text:p>
          </table:table-cell>
          <table:table-cell office:value-type="float" office:value="618456">
            <text:p>618456</text:p>
          </table:table-cell>
          <table:table-cell office:value-type="float" office:value="705368">
            <text:p>705368</text:p>
          </table:table-cell>
          <table:table-cell office:value-type="float" office:value="607880">
            <text:p>607880</text:p>
          </table:table-cell>
          <table:table-cell office:value-type="float" office:value="456552">
            <text:p>456552</text:p>
          </table:table-cell>
          <table:table-cell office:value-type="float" office:value="584852">
            <text:p>584852</text:p>
          </table:table-cell>
          <table:table-cell office:value-type="float" office:value="0">
            <text:p>0</text:p>
          </table:table-cell>
          <table:table-cell office:value-type="float" office:value="699912">
            <text:p>699912</text:p>
          </table:table-cell>
          <table:table-cell office:value-type="float" office:value="579996">
            <text:p>579996</text:p>
          </table:table-cell>
          <table:table-cell office:value-type="float" office:value="658576">
            <text:p>658576</text:p>
          </table:table-cell>
          <table:table-cell office:value-type="float" office:value="560348">
            <text:p>560348</text:p>
          </table:table-cell>
          <table:table-cell office:value-type="float" office:value="192224">
            <text:p>192224</text:p>
          </table:table-cell>
          <table:table-cell office:value-type="float" office:value="675360">
            <text:p>675360</text:p>
          </table:table-cell>
          <table:table-cell office:value-type="float" office:value="493140">
            <text:p>493140</text:p>
          </table:table-cell>
          <table:table-cell office:value-type="float" office:value="110576">
            <text:p>110576</text:p>
          </table:table-cell>
          <table:table-cell office:value-type="float" office:value="699624">
            <text:p>699624</text:p>
          </table:table-cell>
          <table:table-cell table:formula="of:=AVERAGE([.B50:.AE50])" office:value-type="float" office:value="538166">
            <text:p>538166</text:p>
          </table:table-cell>
          <table:table-cell table:style-name="ce5" table:formula="of:=(([.AF50]*8)/1000)/1000" office:value-type="float" office:value="4.305328">
            <text:p>4,30532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4016">
            <text:p>624016</text:p>
          </table:table-cell>
          <table:table-cell office:value-type="float" office:value="643136">
            <text:p>643136</text:p>
          </table:table-cell>
          <table:table-cell office:value-type="float" office:value="289976">
            <text:p>289976</text:p>
          </table:table-cell>
          <table:table-cell office:value-type="float" office:value="634244">
            <text:p>634244</text:p>
          </table:table-cell>
          <table:table-cell office:value-type="float" office:value="544244">
            <text:p>544244</text:p>
          </table:table-cell>
          <table:table-cell office:value-type="float" office:value="563328">
            <text:p>563328</text:p>
          </table:table-cell>
          <table:table-cell office:value-type="float" office:value="626164">
            <text:p>626164</text:p>
          </table:table-cell>
          <table:table-cell office:value-type="float" office:value="612948">
            <text:p>612948</text:p>
          </table:table-cell>
          <table:table-cell office:value-type="float" office:value="623216">
            <text:p>623216</text:p>
          </table:table-cell>
          <table:table-cell office:value-type="float" office:value="713272">
            <text:p>713272</text:p>
          </table:table-cell>
          <table:table-cell office:value-type="float" office:value="525012">
            <text:p>525012</text:p>
          </table:table-cell>
          <table:table-cell office:value-type="float" office:value="659284">
            <text:p>659284</text:p>
          </table:table-cell>
          <table:table-cell office:value-type="float" office:value="587952">
            <text:p>587952</text:p>
          </table:table-cell>
          <table:table-cell office:value-type="float" office:value="539744">
            <text:p>539744</text:p>
          </table:table-cell>
          <table:table-cell office:value-type="float" office:value="665320">
            <text:p>665320</text:p>
          </table:table-cell>
          <table:table-cell office:value-type="float" office:value="580576">
            <text:p>580576</text:p>
          </table:table-cell>
          <table:table-cell office:value-type="float" office:value="683084">
            <text:p>683084</text:p>
          </table:table-cell>
          <table:table-cell office:value-type="float" office:value="593492">
            <text:p>593492</text:p>
          </table:table-cell>
          <table:table-cell office:value-type="float" office:value="735992">
            <text:p>735992</text:p>
          </table:table-cell>
          <table:table-cell office:value-type="float" office:value="693824">
            <text:p>693824</text:p>
          </table:table-cell>
          <table:table-cell office:value-type="float" office:value="245296">
            <text:p>245296</text:p>
          </table:table-cell>
          <table:table-cell office:value-type="float" office:value="599232">
            <text:p>599232</text:p>
          </table:table-cell>
          <table:table-cell office:value-type="float" office:value="629588">
            <text:p>629588</text:p>
          </table:table-cell>
          <table:table-cell office:value-type="float" office:value="530328">
            <text:p>530328</text:p>
          </table:table-cell>
          <table:table-cell office:value-type="float" office:value="578076">
            <text:p>578076</text:p>
          </table:table-cell>
          <table:table-cell office:value-type="float" office:value="590364">
            <text:p>590364</text:p>
          </table:table-cell>
          <table:table-cell office:value-type="float" office:value="608808">
            <text:p>608808</text:p>
          </table:table-cell>
          <table:table-cell office:value-type="float" office:value="607284">
            <text:p>607284</text:p>
          </table:table-cell>
          <table:table-cell office:value-type="float" office:value="0">
            <text:p>0</text:p>
          </table:table-cell>
          <table:table-cell office:value-type="float" office:value="667156">
            <text:p>667156</text:p>
          </table:table-cell>
          <table:table-cell table:formula="of:=AVERAGE([.B51:.AE51])" office:value-type="float" office:value="573165.2">
            <text:p>573165,2</text:p>
          </table:table-cell>
          <table:table-cell table:style-name="ce5" table:formula="of:=(([.AF51]*8)/1000)/1000" office:value-type="float" office:value="4.5853216">
            <text:p>4,585321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4968">
            <text:p>594968</text:p>
          </table:table-cell>
          <table:table-cell office:value-type="float" office:value="608708">
            <text:p>608708</text:p>
          </table:table-cell>
          <table:table-cell office:value-type="float" office:value="659916">
            <text:p>659916</text:p>
          </table:table-cell>
          <table:table-cell office:value-type="float" office:value="507992">
            <text:p>507992</text:p>
          </table:table-cell>
          <table:table-cell office:value-type="float" office:value="531880">
            <text:p>531880</text:p>
          </table:table-cell>
          <table:table-cell office:value-type="float" office:value="584076">
            <text:p>584076</text:p>
          </table:table-cell>
          <table:table-cell office:value-type="float" office:value="513732">
            <text:p>513732</text:p>
          </table:table-cell>
          <table:table-cell office:value-type="float" office:value="498480">
            <text:p>498480</text:p>
          </table:table-cell>
          <table:table-cell office:value-type="float" office:value="666488">
            <text:p>666488</text:p>
          </table:table-cell>
          <table:table-cell office:value-type="float" office:value="475236">
            <text:p>475236</text:p>
          </table:table-cell>
          <table:table-cell office:value-type="float" office:value="559964">
            <text:p>559964</text:p>
          </table:table-cell>
          <table:table-cell office:value-type="float" office:value="682616">
            <text:p>682616</text:p>
          </table:table-cell>
          <table:table-cell office:value-type="float" office:value="279532">
            <text:p>279532</text:p>
          </table:table-cell>
          <table:table-cell office:value-type="float" office:value="656320">
            <text:p>656320</text:p>
          </table:table-cell>
          <table:table-cell office:value-type="float" office:value="710016">
            <text:p>710016</text:p>
          </table:table-cell>
          <table:table-cell office:value-type="float" office:value="249640">
            <text:p>249640</text:p>
          </table:table-cell>
          <table:table-cell office:value-type="float" office:value="509156">
            <text:p>509156</text:p>
          </table:table-cell>
          <table:table-cell office:value-type="float" office:value="605016">
            <text:p>605016</text:p>
          </table:table-cell>
          <table:table-cell office:value-type="float" office:value="693532">
            <text:p>693532</text:p>
          </table:table-cell>
          <table:table-cell office:value-type="float" office:value="522456">
            <text:p>522456</text:p>
          </table:table-cell>
          <table:table-cell office:value-type="float" office:value="584404">
            <text:p>584404</text:p>
          </table:table-cell>
          <table:table-cell office:value-type="float" office:value="541168">
            <text:p>541168</text:p>
          </table:table-cell>
          <table:table-cell office:value-type="float" office:value="630420">
            <text:p>630420</text:p>
          </table:table-cell>
          <table:table-cell office:value-type="float" office:value="675792">
            <text:p>675792</text:p>
          </table:table-cell>
          <table:table-cell office:value-type="float" office:value="414872">
            <text:p>414872</text:p>
          </table:table-cell>
          <table:table-cell office:value-type="float" office:value="598848">
            <text:p>598848</text:p>
          </table:table-cell>
          <table:table-cell office:value-type="float" office:value="693844">
            <text:p>693844</text:p>
          </table:table-cell>
          <table:table-cell office:value-type="float" office:value="282500">
            <text:p>282500</text:p>
          </table:table-cell>
          <table:table-cell office:value-type="float" office:value="0">
            <text:p>0</text:p>
          </table:table-cell>
          <table:table-cell office:value-type="float" office:value="688884">
            <text:p>688884</text:p>
          </table:table-cell>
          <table:table-cell table:formula="of:=AVERAGE([.B52:.AE52])" office:value-type="float" office:value="540681.866666667">
            <text:p>540681,866666667</text:p>
          </table:table-cell>
          <table:table-cell table:style-name="ce5" table:formula="of:=(([.AF52]*8)/1000)/1000" office:value-type="float" office:value="4.32545493333333">
            <text:p>4,3254549333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8040">
            <text:p>738040</text:p>
          </table:table-cell>
          <table:table-cell office:value-type="float" office:value="415572">
            <text:p>415572</text:p>
          </table:table-cell>
          <table:table-cell office:value-type="float" office:value="604948">
            <text:p>604948</text:p>
          </table:table-cell>
          <table:table-cell office:value-type="float" office:value="695124">
            <text:p>695124</text:p>
          </table:table-cell>
          <table:table-cell office:value-type="float" office:value="120112">
            <text:p>120112</text:p>
          </table:table-cell>
          <table:table-cell office:value-type="float" office:value="576348">
            <text:p>576348</text:p>
          </table:table-cell>
          <table:table-cell office:value-type="float" office:value="656560">
            <text:p>656560</text:p>
          </table:table-cell>
          <table:table-cell office:value-type="float" office:value="729020">
            <text:p>729020</text:p>
          </table:table-cell>
          <table:table-cell office:value-type="float" office:value="556132">
            <text:p>556132</text:p>
          </table:table-cell>
          <table:table-cell office:value-type="float" office:value="0">
            <text:p>0</text:p>
          </table:table-cell>
          <table:table-cell office:value-type="float" office:value="613140">
            <text:p>613140</text:p>
          </table:table-cell>
          <table:table-cell office:value-type="float" office:value="698876">
            <text:p>698876</text:p>
          </table:table-cell>
          <table:table-cell office:value-type="float" office:value="0">
            <text:p>0</text:p>
          </table:table-cell>
          <table:table-cell office:value-type="float" office:value="630324">
            <text:p>630324</text:p>
          </table:table-cell>
          <table:table-cell office:value-type="float" office:value="242400">
            <text:p>242400</text:p>
          </table:table-cell>
          <table:table-cell office:value-type="float" office:value="497560">
            <text:p>497560</text:p>
          </table:table-cell>
          <table:table-cell office:value-type="float" office:value="0">
            <text:p>0</text:p>
          </table:table-cell>
          <table:table-cell office:value-type="float" office:value="588192">
            <text:p>588192</text:p>
          </table:table-cell>
          <table:table-cell office:value-type="float" office:value="649796">
            <text:p>649796</text:p>
          </table:table-cell>
          <table:table-cell office:value-type="float" office:value="294272">
            <text:p>294272</text:p>
          </table:table-cell>
          <table:table-cell office:value-type="float" office:value="658252">
            <text:p>658252</text:p>
          </table:table-cell>
          <table:table-cell office:value-type="float" office:value="587016">
            <text:p>587016</text:p>
          </table:table-cell>
          <table:table-cell office:value-type="float" office:value="86904">
            <text:p>86904</text:p>
          </table:table-cell>
          <table:table-cell office:value-type="float" office:value="571416">
            <text:p>571416</text:p>
          </table:table-cell>
          <table:table-cell office:value-type="float" office:value="286888">
            <text:p>286888</text:p>
          </table:table-cell>
          <table:table-cell office:value-type="float" office:value="497016">
            <text:p>497016</text:p>
          </table:table-cell>
          <table:table-cell office:value-type="float" office:value="229324">
            <text:p>229324</text:p>
          </table:table-cell>
          <table:table-cell office:value-type="float" office:value="0">
            <text:p>0</text:p>
          </table:table-cell>
          <table:table-cell office:value-type="float" office:value="420968">
            <text:p>420968</text:p>
          </table:table-cell>
          <table:table-cell office:value-type="float" office:value="632444">
            <text:p>632444</text:p>
          </table:table-cell>
          <table:table-cell table:formula="of:=AVERAGE([.B53:.AE53])" office:value-type="float" office:value="442554.8">
            <text:p>442554,8</text:p>
          </table:table-cell>
          <table:table-cell table:style-name="ce5" table:formula="of:=(([.AF53]*8)/1000)/1000" office:value-type="float" office:value="3.5404384">
            <text:p>3,5404384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9704">
            <text:p>409704</text:p>
          </table:table-cell>
          <table:table-cell office:value-type="float" office:value="727500">
            <text:p>727500</text:p>
          </table:table-cell>
          <table:table-cell office:value-type="float" office:value="701668">
            <text:p>701668</text:p>
          </table:table-cell>
          <table:table-cell office:value-type="float" office:value="108112">
            <text:p>108112</text:p>
          </table:table-cell>
          <table:table-cell office:value-type="float" office:value="619868">
            <text:p>619868</text:p>
          </table:table-cell>
          <table:table-cell office:value-type="float" office:value="611952">
            <text:p>611952</text:p>
          </table:table-cell>
          <table:table-cell office:value-type="float" office:value="729668">
            <text:p>729668</text:p>
          </table:table-cell>
          <table:table-cell office:value-type="float" office:value="516964">
            <text:p>516964</text:p>
          </table:table-cell>
          <table:table-cell office:value-type="float" office:value="568808">
            <text:p>568808</text:p>
          </table:table-cell>
          <table:table-cell office:value-type="float" office:value="587264">
            <text:p>587264</text:p>
          </table:table-cell>
          <table:table-cell office:value-type="float" office:value="538340">
            <text:p>538340</text:p>
          </table:table-cell>
          <table:table-cell office:value-type="float" office:value="601148">
            <text:p>601148</text:p>
          </table:table-cell>
          <table:table-cell office:value-type="float" office:value="316928">
            <text:p>316928</text:p>
          </table:table-cell>
          <table:table-cell office:value-type="float" office:value="688928">
            <text:p>688928</text:p>
          </table:table-cell>
          <table:table-cell office:value-type="float" office:value="0">
            <text:p>0</text:p>
          </table:table-cell>
          <table:table-cell office:value-type="float" office:value="567472">
            <text:p>567472</text:p>
          </table:table-cell>
          <table:table-cell office:value-type="float" office:value="102320">
            <text:p>102320</text:p>
          </table:table-cell>
          <table:table-cell office:value-type="float" office:value="670688">
            <text:p>670688</text:p>
          </table:table-cell>
          <table:table-cell office:value-type="float" office:value="597516">
            <text:p>597516</text:p>
          </table:table-cell>
          <table:table-cell table:number-columns-repeated="2" office:value-type="float" office:value="0">
            <text:p>0</text:p>
          </table:table-cell>
          <table:table-cell office:value-type="float" office:value="566640">
            <text:p>566640</text:p>
          </table:table-cell>
          <table:table-cell office:value-type="float" office:value="0">
            <text:p>0</text:p>
          </table:table-cell>
          <table:table-cell office:value-type="float" office:value="544400">
            <text:p>544400</text:p>
          </table:table-cell>
          <table:table-cell office:value-type="float" office:value="593984">
            <text:p>593984</text:p>
          </table:table-cell>
          <table:table-cell office:value-type="float" office:value="595796">
            <text:p>595796</text:p>
          </table:table-cell>
          <table:table-cell table:number-columns-repeated="2" office:value-type="float" office:value="0">
            <text:p>0</text:p>
          </table:table-cell>
          <table:table-cell office:value-type="float" office:value="647848">
            <text:p>647848</text:p>
          </table:table-cell>
          <table:table-cell office:value-type="float" office:value="693540">
            <text:p>693540</text:p>
          </table:table-cell>
          <table:table-cell table:formula="of:=AVERAGE([.B54:.AE54])" office:value-type="float" office:value="443568.533333333">
            <text:p>443568,533333333</text:p>
          </table:table-cell>
          <table:table-cell table:style-name="ce5" table:formula="of:=(([.AF54]*8)/1000)/1000" office:value-type="float" office:value="3.54854826666667">
            <text:p>3,5485482667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928">
            <text:p>694928</text:p>
          </table:table-cell>
          <table:table-cell office:value-type="float" office:value="578524">
            <text:p>578524</text:p>
          </table:table-cell>
          <table:table-cell office:value-type="float" office:value="192484">
            <text:p>192484</text:p>
          </table:table-cell>
          <table:table-cell office:value-type="float" office:value="606348">
            <text:p>606348</text:p>
          </table:table-cell>
          <table:table-cell office:value-type="float" office:value="609192">
            <text:p>609192</text:p>
          </table:table-cell>
          <table:table-cell office:value-type="float" office:value="537308">
            <text:p>537308</text:p>
          </table:table-cell>
          <table:table-cell office:value-type="float" office:value="401052">
            <text:p>401052</text:p>
          </table:table-cell>
          <table:table-cell office:value-type="float" office:value="577152">
            <text:p>577152</text:p>
          </table:table-cell>
          <table:table-cell office:value-type="float" office:value="652900">
            <text:p>652900</text:p>
          </table:table-cell>
          <table:table-cell office:value-type="float" office:value="754188">
            <text:p>754188</text:p>
          </table:table-cell>
          <table:table-cell office:value-type="float" office:value="604284">
            <text:p>604284</text:p>
          </table:table-cell>
          <table:table-cell office:value-type="float" office:value="686084">
            <text:p>686084</text:p>
          </table:table-cell>
          <table:table-cell office:value-type="float" office:value="706056">
            <text:p>706056</text:p>
          </table:table-cell>
          <table:table-cell office:value-type="float" office:value="651920">
            <text:p>651920</text:p>
          </table:table-cell>
          <table:table-cell office:value-type="float" office:value="316792">
            <text:p>316792</text:p>
          </table:table-cell>
          <table:table-cell office:value-type="float" office:value="744424">
            <text:p>744424</text:p>
          </table:table-cell>
          <table:table-cell office:value-type="float" office:value="675520">
            <text:p>675520</text:p>
          </table:table-cell>
          <table:table-cell office:value-type="float" office:value="602900">
            <text:p>602900</text:p>
          </table:table-cell>
          <table:table-cell office:value-type="float" office:value="639140">
            <text:p>639140</text:p>
          </table:table-cell>
          <table:table-cell office:value-type="float" office:value="42832">
            <text:p>42832</text:p>
          </table:table-cell>
          <table:table-cell office:value-type="float" office:value="0">
            <text:p>0</text:p>
          </table:table-cell>
          <table:table-cell office:value-type="float" office:value="638264">
            <text:p>638264</text:p>
          </table:table-cell>
          <table:table-cell office:value-type="float" office:value="143860">
            <text:p>143860</text:p>
          </table:table-cell>
          <table:table-cell office:value-type="float" office:value="577348">
            <text:p>577348</text:p>
          </table:table-cell>
          <table:table-cell office:value-type="float" office:value="629636">
            <text:p>629636</text:p>
          </table:table-cell>
          <table:table-cell office:value-type="float" office:value="586776">
            <text:p>586776</text:p>
          </table:table-cell>
          <table:table-cell office:value-type="float" office:value="0">
            <text:p>0</text:p>
          </table:table-cell>
          <table:table-cell office:value-type="float" office:value="166620">
            <text:p>166620</text:p>
          </table:table-cell>
          <table:table-cell office:value-type="float" office:value="680896">
            <text:p>680896</text:p>
          </table:table-cell>
          <table:table-cell office:value-type="float" office:value="736332">
            <text:p>736332</text:p>
          </table:table-cell>
          <table:table-cell table:formula="of:=AVERAGE([.B55:.AE55])" office:value-type="float" office:value="514458.666666667">
            <text:p>514458,666666667</text:p>
          </table:table-cell>
          <table:table-cell table:style-name="ce5" table:formula="of:=(([.AF55]*8)/1000)/1000" office:value-type="float" office:value="4.11566933333333">
            <text:p>4,1156693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6032">
            <text:p>616032</text:p>
          </table:table-cell>
          <table:table-cell office:value-type="float" office:value="606512">
            <text:p>606512</text:p>
          </table:table-cell>
          <table:table-cell office:value-type="float" office:value="0">
            <text:p>0</text:p>
          </table:table-cell>
          <table:table-cell office:value-type="float" office:value="614544">
            <text:p>614544</text:p>
          </table:table-cell>
          <table:table-cell office:value-type="float" office:value="647836">
            <text:p>647836</text:p>
          </table:table-cell>
          <table:table-cell office:value-type="float" office:value="580316">
            <text:p>580316</text:p>
          </table:table-cell>
          <table:table-cell office:value-type="float" office:value="0">
            <text:p>0</text:p>
          </table:table-cell>
          <table:table-cell office:value-type="float" office:value="646396">
            <text:p>646396</text:p>
          </table:table-cell>
          <table:table-cell office:value-type="float" office:value="589756">
            <text:p>589756</text:p>
          </table:table-cell>
          <table:table-cell office:value-type="float" office:value="610036">
            <text:p>610036</text:p>
          </table:table-cell>
          <table:table-cell office:value-type="float" office:value="169256">
            <text:p>169256</text:p>
          </table:table-cell>
          <table:table-cell office:value-type="float" office:value="652872">
            <text:p>652872</text:p>
          </table:table-cell>
          <table:table-cell office:value-type="float" office:value="592256">
            <text:p>592256</text:p>
          </table:table-cell>
          <table:table-cell office:value-type="float" office:value="557428">
            <text:p>557428</text:p>
          </table:table-cell>
          <table:table-cell office:value-type="float" office:value="639276">
            <text:p>639276</text:p>
          </table:table-cell>
          <table:table-cell office:value-type="float" office:value="681032">
            <text:p>681032</text:p>
          </table:table-cell>
          <table:table-cell office:value-type="float" office:value="577980">
            <text:p>577980</text:p>
          </table:table-cell>
          <table:table-cell office:value-type="float" office:value="578932">
            <text:p>578932</text:p>
          </table:table-cell>
          <table:table-cell office:value-type="float" office:value="709560">
            <text:p>709560</text:p>
          </table:table-cell>
          <table:table-cell office:value-type="float" office:value="621888">
            <text:p>621888</text:p>
          </table:table-cell>
          <table:table-cell office:value-type="float" office:value="0">
            <text:p>0</text:p>
          </table:table-cell>
          <table:table-cell office:value-type="float" office:value="612984">
            <text:p>612984</text:p>
          </table:table-cell>
          <table:table-cell office:value-type="float" office:value="672512">
            <text:p>672512</text:p>
          </table:table-cell>
          <table:table-cell office:value-type="float" office:value="629004">
            <text:p>629004</text:p>
          </table:table-cell>
          <table:table-cell office:value-type="float" office:value="633636">
            <text:p>633636</text:p>
          </table:table-cell>
          <table:table-cell office:value-type="float" office:value="619360">
            <text:p>619360</text:p>
          </table:table-cell>
          <table:table-cell office:value-type="float" office:value="0">
            <text:p>0</text:p>
          </table:table-cell>
          <table:table-cell office:value-type="float" office:value="545468">
            <text:p>545468</text:p>
          </table:table-cell>
          <table:table-cell office:value-type="float" office:value="574664">
            <text:p>574664</text:p>
          </table:table-cell>
          <table:table-cell office:value-type="float" office:value="646620">
            <text:p>646620</text:p>
          </table:table-cell>
          <table:table-cell table:formula="of:=AVERAGE([.B56:.AE56])" office:value-type="float" office:value="520871.866666667">
            <text:p>520871,866666667</text:p>
          </table:table-cell>
          <table:table-cell table:style-name="ce5" table:formula="of:=(([.AF56]*8)/1000)/1000" office:value-type="float" office:value="4.16697493333333">
            <text:p>4,1669749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4908">
            <text:p>614908</text:p>
          </table:table-cell>
          <table:table-cell office:value-type="float" office:value="581316">
            <text:p>581316</text:p>
          </table:table-cell>
          <table:table-cell office:value-type="float" office:value="0">
            <text:p>0</text:p>
          </table:table-cell>
          <table:table-cell office:value-type="float" office:value="492976">
            <text:p>492976</text:p>
          </table:table-cell>
          <table:table-cell office:value-type="float" office:value="601036">
            <text:p>601036</text:p>
          </table:table-cell>
          <table:table-cell office:value-type="float" office:value="564848">
            <text:p>564848</text:p>
          </table:table-cell>
          <table:table-cell office:value-type="float" office:value="0">
            <text:p>0</text:p>
          </table:table-cell>
          <table:table-cell office:value-type="float" office:value="678744">
            <text:p>678744</text:p>
          </table:table-cell>
          <table:table-cell office:value-type="float" office:value="552784">
            <text:p>552784</text:p>
          </table:table-cell>
          <table:table-cell office:value-type="float" office:value="655560">
            <text:p>655560</text:p>
          </table:table-cell>
          <table:table-cell office:value-type="float" office:value="0">
            <text:p>0</text:p>
          </table:table-cell>
          <table:table-cell office:value-type="float" office:value="586752">
            <text:p>586752</text:p>
          </table:table-cell>
          <table:table-cell office:value-type="float" office:value="649740">
            <text:p>649740</text:p>
          </table:table-cell>
          <table:table-cell office:value-type="float" office:value="120528">
            <text:p>120528</text:p>
          </table:table-cell>
          <table:table-cell office:value-type="float" office:value="694472">
            <text:p>694472</text:p>
          </table:table-cell>
          <table:table-cell office:value-type="float" office:value="233868">
            <text:p>233868</text:p>
          </table:table-cell>
          <table:table-cell office:value-type="float" office:value="176380">
            <text:p>176380</text:p>
          </table:table-cell>
          <table:table-cell office:value-type="float" office:value="638076">
            <text:p>638076</text:p>
          </table:table-cell>
          <table:table-cell office:value-type="float" office:value="583036">
            <text:p>583036</text:p>
          </table:table-cell>
          <table:table-cell office:value-type="float" office:value="736524">
            <text:p>736524</text:p>
          </table:table-cell>
          <table:table-cell office:value-type="float" office:value="598252">
            <text:p>598252</text:p>
          </table:table-cell>
          <table:table-cell office:value-type="float" office:value="0">
            <text:p>0</text:p>
          </table:table-cell>
          <table:table-cell office:value-type="float" office:value="639228">
            <text:p>639228</text:p>
          </table:table-cell>
          <table:table-cell office:value-type="float" office:value="186168">
            <text:p>186168</text:p>
          </table:table-cell>
          <table:table-cell office:value-type="float" office:value="449112">
            <text:p>449112</text:p>
          </table:table-cell>
          <table:table-cell office:value-type="float" office:value="554068">
            <text:p>554068</text:p>
          </table:table-cell>
          <table:table-cell office:value-type="float" office:value="0">
            <text:p>0</text:p>
          </table:table-cell>
          <table:table-cell office:value-type="float" office:value="642360">
            <text:p>642360</text:p>
          </table:table-cell>
          <table:table-cell office:value-type="float" office:value="607152">
            <text:p>607152</text:p>
          </table:table-cell>
          <table:table-cell office:value-type="float" office:value="541640">
            <text:p>541640</text:p>
          </table:table-cell>
          <table:table-cell table:formula="of:=AVERAGE([.B57:.AE57])" office:value-type="float" office:value="445984.266666667">
            <text:p>445984,266666667</text:p>
          </table:table-cell>
          <table:table-cell table:style-name="ce5" table:formula="of:=(([.AF57]*8)/1000)/1000" office:value-type="float" office:value="3.56787413333333">
            <text:p>3,5678741333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6048">
            <text:p>516048</text:p>
          </table:table-cell>
          <table:table-cell office:value-type="float" office:value="0">
            <text:p>0</text:p>
          </table:table-cell>
          <table:table-cell office:value-type="float" office:value="606116">
            <text:p>606116</text:p>
          </table:table-cell>
          <table:table-cell office:value-type="float" office:value="598036">
            <text:p>598036</text:p>
          </table:table-cell>
          <table:table-cell office:value-type="float" office:value="661428">
            <text:p>661428</text:p>
          </table:table-cell>
          <table:table-cell office:value-type="float" office:value="543788">
            <text:p>543788</text:p>
          </table:table-cell>
          <table:table-cell office:value-type="float" office:value="495852">
            <text:p>495852</text:p>
          </table:table-cell>
          <table:table-cell office:value-type="float" office:value="584588">
            <text:p>584588</text:p>
          </table:table-cell>
          <table:table-cell office:value-type="float" office:value="680272">
            <text:p>680272</text:p>
          </table:table-cell>
          <table:table-cell office:value-type="float" office:value="344200">
            <text:p>344200</text:p>
          </table:table-cell>
          <table:table-cell office:value-type="float" office:value="0">
            <text:p>0</text:p>
          </table:table-cell>
          <table:table-cell office:value-type="float" office:value="582600">
            <text:p>582600</text:p>
          </table:table-cell>
          <table:table-cell office:value-type="float" office:value="624560">
            <text:p>624560</text:p>
          </table:table-cell>
          <table:table-cell office:value-type="float" office:value="0">
            <text:p>0</text:p>
          </table:table-cell>
          <table:table-cell office:value-type="float" office:value="637392">
            <text:p>637392</text:p>
          </table:table-cell>
          <table:table-cell table:number-columns-repeated="2" office:value-type="float" office:value="0">
            <text:p>0</text:p>
          </table:table-cell>
          <table:table-cell office:value-type="float" office:value="675544">
            <text:p>675544</text:p>
          </table:table-cell>
          <table:table-cell office:value-type="float" office:value="707128">
            <text:p>707128</text:p>
          </table:table-cell>
          <table:table-cell office:value-type="float" office:value="342856">
            <text:p>342856</text:p>
          </table:table-cell>
          <table:table-cell office:value-type="float" office:value="686660">
            <text:p>686660</text:p>
          </table:table-cell>
          <table:table-cell office:value-type="float" office:value="42832">
            <text:p>42832</text:p>
          </table:table-cell>
          <table:table-cell office:value-type="float" office:value="201120">
            <text:p>201120</text:p>
          </table:table-cell>
          <table:table-cell table:number-columns-repeated="2" office:value-type="float" office:value="0">
            <text:p>0</text:p>
          </table:table-cell>
          <table:table-cell office:value-type="float" office:value="338512">
            <text:p>338512</text:p>
          </table:table-cell>
          <table:table-cell office:value-type="float" office:value="0">
            <text:p>0</text:p>
          </table:table-cell>
          <table:table-cell office:value-type="float" office:value="19656">
            <text:p>19656</text:p>
          </table:table-cell>
          <table:table-cell office:value-type="float" office:value="619036">
            <text:p>619036</text:p>
          </table:table-cell>
          <table:table-cell office:value-type="float" office:value="611952">
            <text:p>611952</text:p>
          </table:table-cell>
          <table:table-cell table:formula="of:=AVERAGE([.B58:.AE58])" office:value-type="float" office:value="370672.533333333">
            <text:p>370672,533333333</text:p>
          </table:table-cell>
          <table:table-cell table:style-name="ce5" table:formula="of:=(([.AF58]*8)/1000)/1000" office:value-type="float" office:value="2.96538026666667">
            <text:p>2,9653802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9472">
            <text:p>259472</text:p>
          </table:table-cell>
          <table:table-cell office:value-type="float" office:value="0">
            <text:p>0</text:p>
          </table:table-cell>
          <table:table-cell office:value-type="float" office:value="680296">
            <text:p>680296</text:p>
          </table:table-cell>
          <table:table-cell office:value-type="float" office:value="0">
            <text:p>0</text:p>
          </table:table-cell>
          <table:table-cell office:value-type="float" office:value="52592">
            <text:p>52592</text:p>
          </table:table-cell>
          <table:table-cell office:value-type="float" office:value="541332">
            <text:p>541332</text:p>
          </table:table-cell>
          <table:table-cell office:value-type="float" office:value="657908">
            <text:p>657908</text:p>
          </table:table-cell>
          <table:table-cell office:value-type="float" office:value="199768">
            <text:p>199768</text:p>
          </table:table-cell>
          <table:table-cell office:value-type="float" office:value="585528">
            <text:p>585528</text:p>
          </table:table-cell>
          <table:table-cell office:value-type="float" office:value="536496">
            <text:p>536496</text:p>
          </table:table-cell>
          <table:table-cell office:value-type="float" office:value="395624">
            <text:p>395624</text:p>
          </table:table-cell>
          <table:table-cell office:value-type="float" office:value="414968">
            <text:p>414968</text:p>
          </table:table-cell>
          <table:table-cell office:value-type="float" office:value="692920">
            <text:p>692920</text:p>
          </table:table-cell>
          <table:table-cell office:value-type="float" office:value="530684">
            <text:p>530684</text:p>
          </table:table-cell>
          <table:table-cell office:value-type="float" office:value="555532">
            <text:p>555532</text:p>
          </table:table-cell>
          <table:table-cell office:value-type="float" office:value="175712">
            <text:p>175712</text:p>
          </table:table-cell>
          <table:table-cell office:value-type="float" office:value="0">
            <text:p>0</text:p>
          </table:table-cell>
          <table:table-cell office:value-type="float" office:value="557108">
            <text:p>557108</text:p>
          </table:table-cell>
          <table:table-cell office:value-type="float" office:value="624284">
            <text:p>624284</text:p>
          </table:table-cell>
          <table:table-cell office:value-type="float" office:value="0">
            <text:p>0</text:p>
          </table:table-cell>
          <table:table-cell office:value-type="float" office:value="697408">
            <text:p>697408</text:p>
          </table:table-cell>
          <table:table-cell office:value-type="float" office:value="559140">
            <text:p>559140</text:p>
          </table:table-cell>
          <table:table-cell table:number-columns-repeated="4" office:value-type="float" office:value="0">
            <text:p>0</text:p>
          </table:table-cell>
          <table:table-cell office:value-type="float" office:value="326876">
            <text:p>326876</text:p>
          </table:table-cell>
          <table:table-cell office:value-type="float" office:value="0">
            <text:p>0</text:p>
          </table:table-cell>
          <table:table-cell office:value-type="float" office:value="622140">
            <text:p>622140</text:p>
          </table:table-cell>
          <table:table-cell office:value-type="float" office:value="273972">
            <text:p>273972</text:p>
          </table:table-cell>
          <table:table-cell table:formula="of:=AVERAGE([.B59:.AE59])" office:value-type="float" office:value="331325.333333333">
            <text:p>331325,333333333</text:p>
          </table:table-cell>
          <table:table-cell table:style-name="ce5" table:formula="of:=(([.AF59]*8)/1000)/1000" office:value-type="float" office:value="2.65060266666667">
            <text:p>2,6506026667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7504">
            <text:p>197504</text:p>
          </table:table-cell>
          <table:table-cell office:value-type="float" office:value="404624">
            <text:p>404624</text:p>
          </table:table-cell>
          <table:table-cell office:value-type="float" office:value="255400">
            <text:p>255400</text:p>
          </table:table-cell>
          <table:table-cell office:value-type="float" office:value="0">
            <text:p>0</text:p>
          </table:table-cell>
          <table:table-cell office:value-type="float" office:value="675532">
            <text:p>675532</text:p>
          </table:table-cell>
          <table:table-cell office:value-type="float" office:value="648948">
            <text:p>648948</text:p>
          </table:table-cell>
          <table:table-cell office:value-type="float" office:value="670348">
            <text:p>670348</text:p>
          </table:table-cell>
          <table:table-cell office:value-type="float" office:value="216692">
            <text:p>216692</text:p>
          </table:table-cell>
          <table:table-cell office:value-type="float" office:value="625876">
            <text:p>625876</text:p>
          </table:table-cell>
          <table:table-cell office:value-type="float" office:value="624204">
            <text:p>624204</text:p>
          </table:table-cell>
          <table:table-cell office:value-type="float" office:value="603528">
            <text:p>603528</text:p>
          </table:table-cell>
          <table:table-cell office:value-type="float" office:value="0">
            <text:p>0</text:p>
          </table:table-cell>
          <table:table-cell office:value-type="float" office:value="564256">
            <text:p>564256</text:p>
          </table:table-cell>
          <table:table-cell office:value-type="float" office:value="651932">
            <text:p>651932</text:p>
          </table:table-cell>
          <table:table-cell office:value-type="float" office:value="683484">
            <text:p>683484</text:p>
          </table:table-cell>
          <table:table-cell office:value-type="float" office:value="665848">
            <text:p>665848</text:p>
          </table:table-cell>
          <table:table-cell office:value-type="float" office:value="0">
            <text:p>0</text:p>
          </table:table-cell>
          <table:table-cell office:value-type="float" office:value="601676">
            <text:p>601676</text:p>
          </table:table-cell>
          <table:table-cell office:value-type="float" office:value="652504">
            <text:p>652504</text:p>
          </table:table-cell>
          <table:table-cell office:value-type="float" office:value="440304">
            <text:p>440304</text:p>
          </table:table-cell>
          <table:table-cell office:value-type="float" office:value="535244">
            <text:p>535244</text:p>
          </table:table-cell>
          <table:table-cell office:value-type="float" office:value="638892">
            <text:p>638892</text:p>
          </table:table-cell>
          <table:table-cell office:value-type="float" office:value="0">
            <text:p>0</text:p>
          </table:table-cell>
          <table:table-cell office:value-type="float" office:value="459976">
            <text:p>459976</text:p>
          </table:table-cell>
          <table:table-cell office:value-type="float" office:value="274524">
            <text:p>274524</text:p>
          </table:table-cell>
          <table:table-cell office:value-type="float" office:value="568848">
            <text:p>568848</text:p>
          </table:table-cell>
          <table:table-cell office:value-type="float" office:value="364212">
            <text:p>364212</text:p>
          </table:table-cell>
          <table:table-cell office:value-type="float" office:value="258180">
            <text:p>258180</text:p>
          </table:table-cell>
          <table:table-cell office:value-type="float" office:value="538192">
            <text:p>538192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7357.6">
            <text:p>427357,6</text:p>
          </table:table-cell>
          <table:table-cell table:style-name="ce5" table:formula="of:=(([.AF60]*8)/1000)/1000" office:value-type="float" office:value="3.4188608">
            <text:p>3,4188608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00092">
            <text:p>600092</text:p>
          </table:table-cell>
          <table:table-cell office:value-type="float" office:value="678576">
            <text:p>678576</text:p>
          </table:table-cell>
          <table:table-cell table:number-columns-repeated="2" office:value-type="float" office:value="0">
            <text:p>0</text:p>
          </table:table-cell>
          <table:table-cell office:value-type="float" office:value="679912">
            <text:p>679912</text:p>
          </table:table-cell>
          <table:table-cell office:value-type="float" office:value="540820">
            <text:p>540820</text:p>
          </table:table-cell>
          <table:table-cell office:value-type="float" office:value="680760">
            <text:p>680760</text:p>
          </table:table-cell>
          <table:table-cell office:value-type="float" office:value="689940">
            <text:p>689940</text:p>
          </table:table-cell>
          <table:table-cell office:value-type="float" office:value="587816">
            <text:p>587816</text:p>
          </table:table-cell>
          <table:table-cell office:value-type="float" office:value="789420">
            <text:p>789420</text:p>
          </table:table-cell>
          <table:table-cell office:value-type="float" office:value="691808">
            <text:p>691808</text:p>
          </table:table-cell>
          <table:table-cell office:value-type="float" office:value="156780">
            <text:p>156780</text:p>
          </table:table-cell>
          <table:table-cell office:value-type="float" office:value="576672">
            <text:p>576672</text:p>
          </table:table-cell>
          <table:table-cell office:value-type="float" office:value="594600">
            <text:p>594600</text:p>
          </table:table-cell>
          <table:table-cell office:value-type="float" office:value="544488">
            <text:p>544488</text:p>
          </table:table-cell>
          <table:table-cell office:value-type="float" office:value="741680">
            <text:p>741680</text:p>
          </table:table-cell>
          <table:table-cell office:value-type="float" office:value="0">
            <text:p>0</text:p>
          </table:table-cell>
          <table:table-cell office:value-type="float" office:value="611848">
            <text:p>611848</text:p>
          </table:table-cell>
          <table:table-cell office:value-type="float" office:value="795940">
            <text:p>795940</text:p>
          </table:table-cell>
          <table:table-cell office:value-type="float" office:value="627940">
            <text:p>627940</text:p>
          </table:table-cell>
          <table:table-cell office:value-type="float" office:value="631296">
            <text:p>631296</text:p>
          </table:table-cell>
          <table:table-cell office:value-type="float" office:value="631316">
            <text:p>631316</text:p>
          </table:table-cell>
          <table:table-cell office:value-type="float" office:value="674272">
            <text:p>674272</text:p>
          </table:table-cell>
          <table:table-cell office:value-type="float" office:value="551364">
            <text:p>551364</text:p>
          </table:table-cell>
          <table:table-cell office:value-type="float" office:value="708108">
            <text:p>708108</text:p>
          </table:table-cell>
          <table:table-cell office:value-type="float" office:value="622504">
            <text:p>622504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153944">
            <text:p>153944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6774.133333333">
            <text:p>506774,133333333</text:p>
          </table:table-cell>
          <table:table-cell table:style-name="ce5" table:formula="of:=(([.AF61]*8)/1000)/1000" office:value-type="float" office:value="4.05419306666667">
            <text:p>4,0541930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13592">
            <text:p>613592</text:p>
          </table:table-cell>
          <table:table-cell office:value-type="float" office:value="662348">
            <text:p>662348</text:p>
          </table:table-cell>
          <table:table-cell office:value-type="float" office:value="387232">
            <text:p>387232</text:p>
          </table:table-cell>
          <table:table-cell office:value-type="float" office:value="190776">
            <text:p>190776</text:p>
          </table:table-cell>
          <table:table-cell office:value-type="float" office:value="604352">
            <text:p>604352</text:p>
          </table:table-cell>
          <table:table-cell office:value-type="float" office:value="665664">
            <text:p>665664</text:p>
          </table:table-cell>
          <table:table-cell office:value-type="float" office:value="425780">
            <text:p>425780</text:p>
          </table:table-cell>
          <table:table-cell office:value-type="float" office:value="593432">
            <text:p>593432</text:p>
          </table:table-cell>
          <table:table-cell office:value-type="float" office:value="360952">
            <text:p>360952</text:p>
          </table:table-cell>
          <table:table-cell office:value-type="float" office:value="595452">
            <text:p>595452</text:p>
          </table:table-cell>
          <table:table-cell office:value-type="float" office:value="169464">
            <text:p>169464</text:p>
          </table:table-cell>
          <table:table-cell office:value-type="float" office:value="617392">
            <text:p>617392</text:p>
          </table:table-cell>
          <table:table-cell office:value-type="float" office:value="292388">
            <text:p>292388</text:p>
          </table:table-cell>
          <table:table-cell office:value-type="float" office:value="543352">
            <text:p>543352</text:p>
          </table:table-cell>
          <table:table-cell office:value-type="float" office:value="533032">
            <text:p>533032</text:p>
          </table:table-cell>
          <table:table-cell office:value-type="float" office:value="327596">
            <text:p>327596</text:p>
          </table:table-cell>
          <table:table-cell office:value-type="float" office:value="309752">
            <text:p>309752</text:p>
          </table:table-cell>
          <table:table-cell office:value-type="float" office:value="564916">
            <text:p>564916</text:p>
          </table:table-cell>
          <table:table-cell office:value-type="float" office:value="588984">
            <text:p>588984</text:p>
          </table:table-cell>
          <table:table-cell office:value-type="float" office:value="570404">
            <text:p>570404</text:p>
          </table:table-cell>
          <table:table-cell office:value-type="float" office:value="652828">
            <text:p>652828</text:p>
          </table:table-cell>
          <table:table-cell office:value-type="float" office:value="0">
            <text:p>0</text:p>
          </table:table-cell>
          <table:table-cell office:value-type="float" office:value="592808">
            <text:p>592808</text:p>
          </table:table-cell>
          <table:table-cell office:value-type="float" office:value="270680">
            <text:p>270680</text:p>
          </table:table-cell>
          <table:table-cell office:value-type="float" office:value="627172">
            <text:p>627172</text:p>
          </table:table-cell>
          <table:table-cell office:value-type="float" office:value="645256">
            <text:p>645256</text:p>
          </table:table-cell>
          <table:table-cell office:value-type="float" office:value="0">
            <text:p>0</text:p>
          </table:table-cell>
          <table:table-cell office:value-type="float" office:value="622160">
            <text:p>622160</text:p>
          </table:table-cell>
          <table:table-cell office:value-type="float" office:value="660992">
            <text:p>660992</text:p>
          </table:table-cell>
          <table:table-cell office:value-type="float" office:value="235056">
            <text:p>235056</text:p>
          </table:table-cell>
          <table:table-cell table:formula="of:=AVERAGE([.B62:.AE62])" office:value-type="float" office:value="464127.066666667">
            <text:p>464127,066666667</text:p>
          </table:table-cell>
          <table:table-cell table:style-name="ce5" table:formula="of:=(([.AF62]*8)/1000)/1000" office:value-type="float" office:value="3.71301653333333">
            <text:p>3,713016533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2388">
            <text:p>672388</text:p>
          </table:table-cell>
          <table:table-cell office:value-type="float" office:value="566348">
            <text:p>566348</text:p>
          </table:table-cell>
          <table:table-cell office:value-type="float" office:value="493236">
            <text:p>493236</text:p>
          </table:table-cell>
          <table:table-cell office:value-type="float" office:value="606560">
            <text:p>606560</text:p>
          </table:table-cell>
          <table:table-cell office:value-type="float" office:value="728460">
            <text:p>728460</text:p>
          </table:table-cell>
          <table:table-cell office:value-type="float" office:value="628364">
            <text:p>628364</text:p>
          </table:table-cell>
          <table:table-cell office:value-type="float" office:value="200808">
            <text:p>200808</text:p>
          </table:table-cell>
          <table:table-cell office:value-type="float" office:value="628832">
            <text:p>628832</text:p>
          </table:table-cell>
          <table:table-cell office:value-type="float" office:value="132960">
            <text:p>132960</text:p>
          </table:table-cell>
          <table:table-cell office:value-type="float" office:value="0">
            <text:p>0</text:p>
          </table:table-cell>
          <table:table-cell office:value-type="float" office:value="680840">
            <text:p>680840</text:p>
          </table:table-cell>
          <table:table-cell office:value-type="float" office:value="550808">
            <text:p>550808</text:p>
          </table:table-cell>
          <table:table-cell office:value-type="float" office:value="662128">
            <text:p>662128</text:p>
          </table:table-cell>
          <table:table-cell office:value-type="float" office:value="656952">
            <text:p>656952</text:p>
          </table:table-cell>
          <table:table-cell office:value-type="float" office:value="683152">
            <text:p>683152</text:p>
          </table:table-cell>
          <table:table-cell office:value-type="float" office:value="0">
            <text:p>0</text:p>
          </table:table-cell>
          <table:table-cell office:value-type="float" office:value="581416">
            <text:p>581416</text:p>
          </table:table-cell>
          <table:table-cell office:value-type="float" office:value="550776">
            <text:p>550776</text:p>
          </table:table-cell>
          <table:table-cell office:value-type="float" office:value="72832">
            <text:p>72832</text:p>
          </table:table-cell>
          <table:table-cell office:value-type="float" office:value="343956">
            <text:p>343956</text:p>
          </table:table-cell>
          <table:table-cell office:value-type="float" office:value="621524">
            <text:p>621524</text:p>
          </table:table-cell>
          <table:table-cell office:value-type="float" office:value="0">
            <text:p>0</text:p>
          </table:table-cell>
          <table:table-cell office:value-type="float" office:value="607156">
            <text:p>607156</text:p>
          </table:table-cell>
          <table:table-cell office:value-type="float" office:value="0">
            <text:p>0</text:p>
          </table:table-cell>
          <table:table-cell office:value-type="float" office:value="285760">
            <text:p>285760</text:p>
          </table:table-cell>
          <table:table-cell office:value-type="float" office:value="308512">
            <text:p>308512</text:p>
          </table:table-cell>
          <table:table-cell office:value-type="float" office:value="0">
            <text:p>0</text:p>
          </table:table-cell>
          <table:table-cell office:value-type="float" office:value="625972">
            <text:p>625972</text:p>
          </table:table-cell>
          <table:table-cell office:value-type="float" office:value="645412">
            <text:p>645412</text:p>
          </table:table-cell>
          <table:table-cell office:value-type="float" office:value="614012">
            <text:p>614012</text:p>
          </table:table-cell>
          <table:table-cell table:formula="of:=AVERAGE([.B63:.AE63])" office:value-type="float" office:value="438305.466666667">
            <text:p>438305,466666667</text:p>
          </table:table-cell>
          <table:table-cell table:style-name="ce5" table:formula="of:=(([.AF63]*8)/1000)/1000" office:value-type="float" office:value="3.50644373333333">
            <text:p>3,5064437333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37452">
            <text:p>637452</text:p>
          </table:table-cell>
          <table:table-cell office:value-type="float" office:value="527676">
            <text:p>527676</text:p>
          </table:table-cell>
          <table:table-cell office:value-type="float" office:value="578640">
            <text:p>578640</text:p>
          </table:table-cell>
          <table:table-cell office:value-type="float" office:value="455476">
            <text:p>455476</text:p>
          </table:table-cell>
          <table:table-cell office:value-type="float" office:value="684524">
            <text:p>684524</text:p>
          </table:table-cell>
          <table:table-cell office:value-type="float" office:value="602944">
            <text:p>602944</text:p>
          </table:table-cell>
          <table:table-cell office:value-type="float" office:value="629708">
            <text:p>629708</text:p>
          </table:table-cell>
          <table:table-cell office:value-type="float" office:value="566628">
            <text:p>566628</text:p>
          </table:table-cell>
          <table:table-cell office:value-type="float" office:value="695544">
            <text:p>695544</text:p>
          </table:table-cell>
          <table:table-cell office:value-type="float" office:value="267900">
            <text:p>267900</text:p>
          </table:table-cell>
          <table:table-cell office:value-type="float" office:value="647440">
            <text:p>647440</text:p>
          </table:table-cell>
          <table:table-cell office:value-type="float" office:value="638048">
            <text:p>638048</text:p>
          </table:table-cell>
          <table:table-cell office:value-type="float" office:value="650228">
            <text:p>650228</text:p>
          </table:table-cell>
          <table:table-cell office:value-type="float" office:value="232224">
            <text:p>232224</text:p>
          </table:table-cell>
          <table:table-cell office:value-type="float" office:value="578536">
            <text:p>578536</text:p>
          </table:table-cell>
          <table:table-cell office:value-type="float" office:value="36520">
            <text:p>36520</text:p>
          </table:table-cell>
          <table:table-cell office:value-type="float" office:value="44228">
            <text:p>44228</text:p>
          </table:table-cell>
          <table:table-cell office:value-type="float" office:value="660340">
            <text:p>660340</text:p>
          </table:table-cell>
          <table:table-cell table:number-columns-repeated="2" office:value-type="float" office:value="0">
            <text:p>0</text:p>
          </table:table-cell>
          <table:table-cell office:value-type="float" office:value="658368">
            <text:p>658368</text:p>
          </table:table-cell>
          <table:table-cell office:value-type="float" office:value="140496">
            <text:p>140496</text:p>
          </table:table-cell>
          <table:table-cell office:value-type="float" office:value="663652">
            <text:p>663652</text:p>
          </table:table-cell>
          <table:table-cell office:value-type="float" office:value="44332">
            <text:p>44332</text:p>
          </table:table-cell>
          <table:table-cell table:number-columns-repeated="3" office:value-type="float" office:value="0">
            <text:p>0</text:p>
          </table:table-cell>
          <table:table-cell office:value-type="float" office:value="552880">
            <text:p>552880</text:p>
          </table:table-cell>
          <table:table-cell office:value-type="float" office:value="558420">
            <text:p>558420</text:p>
          </table:table-cell>
          <table:table-cell office:value-type="float" office:value="542368">
            <text:p>542368</text:p>
          </table:table-cell>
          <table:table-cell table:formula="of:=AVERAGE([.B64:.AE64])" office:value-type="float" office:value="409819.066666667">
            <text:p>409819,066666667</text:p>
          </table:table-cell>
          <table:table-cell table:style-name="ce5" table:formula="of:=(([.AF64]*8)/1000)/1000" office:value-type="float" office:value="3.27855253333333">
            <text:p>3,2785525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4148">
            <text:p>484148</text:p>
          </table:table-cell>
          <table:table-cell office:value-type="float" office:value="633880">
            <text:p>633880</text:p>
          </table:table-cell>
          <table:table-cell office:value-type="float" office:value="627020">
            <text:p>627020</text:p>
          </table:table-cell>
          <table:table-cell office:value-type="float" office:value="533328">
            <text:p>533328</text:p>
          </table:table-cell>
          <table:table-cell office:value-type="float" office:value="566520">
            <text:p>566520</text:p>
          </table:table-cell>
          <table:table-cell office:value-type="float" office:value="264284">
            <text:p>264284</text:p>
          </table:table-cell>
          <table:table-cell office:value-type="float" office:value="542696">
            <text:p>542696</text:p>
          </table:table-cell>
          <table:table-cell office:value-type="float" office:value="658468">
            <text:p>658468</text:p>
          </table:table-cell>
          <table:table-cell office:value-type="float" office:value="578352">
            <text:p>578352</text:p>
          </table:table-cell>
          <table:table-cell office:value-type="float" office:value="537144">
            <text:p>537144</text:p>
          </table:table-cell>
          <table:table-cell office:value-type="float" office:value="603152">
            <text:p>603152</text:p>
          </table:table-cell>
          <table:table-cell office:value-type="float" office:value="714284">
            <text:p>714284</text:p>
          </table:table-cell>
          <table:table-cell office:value-type="float" office:value="533484">
            <text:p>533484</text:p>
          </table:table-cell>
          <table:table-cell office:value-type="float" office:value="0">
            <text:p>0</text:p>
          </table:table-cell>
          <table:table-cell office:value-type="float" office:value="568704">
            <text:p>568704</text:p>
          </table:table-cell>
          <table:table-cell office:value-type="float" office:value="594568">
            <text:p>594568</text:p>
          </table:table-cell>
          <table:table-cell office:value-type="float" office:value="41644">
            <text:p>41644</text:p>
          </table:table-cell>
          <table:table-cell office:value-type="float" office:value="608500">
            <text:p>608500</text:p>
          </table:table-cell>
          <table:table-cell table:number-columns-repeated="2" office:value-type="float" office:value="0">
            <text:p>0</text:p>
          </table:table-cell>
          <table:table-cell office:value-type="float" office:value="620648">
            <text:p>620648</text:p>
          </table:table-cell>
          <table:table-cell office:value-type="float" office:value="715632">
            <text:p>715632</text:p>
          </table:table-cell>
          <table:table-cell office:value-type="float" office:value="686388">
            <text:p>686388</text:p>
          </table:table-cell>
          <table:table-cell office:value-type="float" office:value="618204">
            <text:p>618204</text:p>
          </table:table-cell>
          <table:table-cell table:number-columns-repeated="2" office:value-type="float" office:value="0">
            <text:p>0</text:p>
          </table:table-cell>
          <table:table-cell office:value-type="float" office:value="197704">
            <text:p>197704</text:p>
          </table:table-cell>
          <table:table-cell office:value-type="float" office:value="682672">
            <text:p>682672</text:p>
          </table:table-cell>
          <table:table-cell office:value-type="float" office:value="600980">
            <text:p>600980</text:p>
          </table:table-cell>
          <table:table-cell office:value-type="float" office:value="16500">
            <text:p>16500</text:p>
          </table:table-cell>
          <table:table-cell table:formula="of:=AVERAGE([.B65:.AE65])" office:value-type="float" office:value="440963.466666667">
            <text:p>440963,466666667</text:p>
          </table:table-cell>
          <table:table-cell table:style-name="ce5" table:formula="of:=(([.AF65]*8)/1000)/1000" office:value-type="float" office:value="3.52770773333333">
            <text:p>3,5277077333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55392">
            <text:p>355392</text:p>
          </table:table-cell>
          <table:table-cell office:value-type="float" office:value="693904">
            <text:p>693904</text:p>
          </table:table-cell>
          <table:table-cell office:value-type="float" office:value="640572">
            <text:p>640572</text:p>
          </table:table-cell>
          <table:table-cell office:value-type="float" office:value="599552">
            <text:p>599552</text:p>
          </table:table-cell>
          <table:table-cell office:value-type="float" office:value="651212">
            <text:p>651212</text:p>
          </table:table-cell>
          <table:table-cell office:value-type="float" office:value="688632">
            <text:p>688632</text:p>
          </table:table-cell>
          <table:table-cell office:value-type="float" office:value="610704">
            <text:p>610704</text:p>
          </table:table-cell>
          <table:table-cell office:value-type="float" office:value="167288">
            <text:p>167288</text:p>
          </table:table-cell>
          <table:table-cell office:value-type="float" office:value="660420">
            <text:p>660420</text:p>
          </table:table-cell>
          <table:table-cell office:value-type="float" office:value="594408">
            <text:p>594408</text:p>
          </table:table-cell>
          <table:table-cell office:value-type="float" office:value="717548">
            <text:p>717548</text:p>
          </table:table-cell>
          <table:table-cell office:value-type="float" office:value="577704">
            <text:p>577704</text:p>
          </table:table-cell>
          <table:table-cell office:value-type="float" office:value="641688">
            <text:p>641688</text:p>
          </table:table-cell>
          <table:table-cell office:value-type="float" office:value="341640">
            <text:p>341640</text:p>
          </table:table-cell>
          <table:table-cell office:value-type="float" office:value="570736">
            <text:p>570736</text:p>
          </table:table-cell>
          <table:table-cell office:value-type="float" office:value="652192">
            <text:p>652192</text:p>
          </table:table-cell>
          <table:table-cell office:value-type="float" office:value="612940">
            <text:p>612940</text:p>
          </table:table-cell>
          <table:table-cell office:value-type="float" office:value="631396">
            <text:p>631396</text:p>
          </table:table-cell>
          <table:table-cell office:value-type="float" office:value="0">
            <text:p>0</text:p>
          </table:table-cell>
          <table:table-cell office:value-type="float" office:value="198388">
            <text:p>198388</text:p>
          </table:table-cell>
          <table:table-cell office:value-type="float" office:value="692588">
            <text:p>692588</text:p>
          </table:table-cell>
          <table:table-cell office:value-type="float" office:value="723116">
            <text:p>723116</text:p>
          </table:table-cell>
          <table:table-cell office:value-type="float" office:value="577000">
            <text:p>577000</text:p>
          </table:table-cell>
          <table:table-cell office:value-type="float" office:value="608692">
            <text:p>608692</text:p>
          </table:table-cell>
          <table:table-cell office:value-type="float" office:value="0">
            <text:p>0</text:p>
          </table:table-cell>
          <table:table-cell office:value-type="float" office:value="478548">
            <text:p>478548</text:p>
          </table:table-cell>
          <table:table-cell office:value-type="float" office:value="468664">
            <text:p>468664</text:p>
          </table:table-cell>
          <table:table-cell office:value-type="float" office:value="717704">
            <text:p>717704</text:p>
          </table:table-cell>
          <table:table-cell office:value-type="float" office:value="192276">
            <text:p>192276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502163.466666667">
            <text:p>502163,466666667</text:p>
          </table:table-cell>
          <table:table-cell table:style-name="ce5" table:formula="of:=(([.AF66]*8)/1000)/1000" office:value-type="float" office:value="4.01730773333333">
            <text:p>4,017307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1140">
            <text:p>671140</text:p>
          </table:table-cell>
          <table:table-cell office:value-type="float" office:value="680024">
            <text:p>680024</text:p>
          </table:table-cell>
          <table:table-cell office:value-type="float" office:value="730000">
            <text:p>730000</text:p>
          </table:table-cell>
          <table:table-cell office:value-type="float" office:value="632372">
            <text:p>632372</text:p>
          </table:table-cell>
          <table:table-cell office:value-type="float" office:value="611848">
            <text:p>611848</text:p>
          </table:table-cell>
          <table:table-cell office:value-type="float" office:value="670408">
            <text:p>670408</text:p>
          </table:table-cell>
          <table:table-cell office:value-type="float" office:value="659616">
            <text:p>659616</text:p>
          </table:table-cell>
          <table:table-cell office:value-type="float" office:value="521060">
            <text:p>521060</text:p>
          </table:table-cell>
          <table:table-cell office:value-type="float" office:value="649096">
            <text:p>649096</text:p>
          </table:table-cell>
          <table:table-cell office:value-type="float" office:value="516940">
            <text:p>516940</text:p>
          </table:table-cell>
          <table:table-cell office:value-type="float" office:value="29488">
            <text:p>29488</text:p>
          </table:table-cell>
          <table:table-cell office:value-type="float" office:value="242764">
            <text:p>242764</text:p>
          </table:table-cell>
          <table:table-cell office:value-type="float" office:value="366188">
            <text:p>366188</text:p>
          </table:table-cell>
          <table:table-cell office:value-type="float" office:value="539436">
            <text:p>539436</text:p>
          </table:table-cell>
          <table:table-cell office:value-type="float" office:value="668492">
            <text:p>668492</text:p>
          </table:table-cell>
          <table:table-cell office:value-type="float" office:value="549168">
            <text:p>549168</text:p>
          </table:table-cell>
          <table:table-cell office:value-type="float" office:value="630100">
            <text:p>630100</text:p>
          </table:table-cell>
          <table:table-cell office:value-type="float" office:value="97664">
            <text:p>97664</text:p>
          </table:table-cell>
          <table:table-cell office:value-type="float" office:value="424432">
            <text:p>424432</text:p>
          </table:table-cell>
          <table:table-cell office:value-type="float" office:value="616136">
            <text:p>616136</text:p>
          </table:table-cell>
          <table:table-cell office:value-type="float" office:value="618368">
            <text:p>618368</text:p>
          </table:table-cell>
          <table:table-cell office:value-type="float" office:value="54356">
            <text:p>54356</text:p>
          </table:table-cell>
          <table:table-cell office:value-type="float" office:value="615996">
            <text:p>615996</text:p>
          </table:table-cell>
          <table:table-cell office:value-type="float" office:value="654260">
            <text:p>654260</text:p>
          </table:table-cell>
          <table:table-cell office:value-type="float" office:value="35280">
            <text:p>35280</text:p>
          </table:table-cell>
          <table:table-cell office:value-type="float" office:value="633228">
            <text:p>633228</text:p>
          </table:table-cell>
          <table:table-cell office:value-type="float" office:value="0">
            <text:p>0</text:p>
          </table:table-cell>
          <table:table-cell office:value-type="float" office:value="628200">
            <text:p>628200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8202">
            <text:p>458202</text:p>
          </table:table-cell>
          <table:table-cell table:style-name="ce5" table:formula="of:=(([.AF67]*8)/1000)/1000" office:value-type="float" office:value="3.665616">
            <text:p>3,66561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2844">
            <text:p>732844</text:p>
          </table:table-cell>
          <table:table-cell office:value-type="float" office:value="391472">
            <text:p>391472</text:p>
          </table:table-cell>
          <table:table-cell office:value-type="float" office:value="623504">
            <text:p>623504</text:p>
          </table:table-cell>
          <table:table-cell office:value-type="float" office:value="652972">
            <text:p>652972</text:p>
          </table:table-cell>
          <table:table-cell office:value-type="float" office:value="650640">
            <text:p>650640</text:p>
          </table:table-cell>
          <table:table-cell office:value-type="float" office:value="750400">
            <text:p>750400</text:p>
          </table:table-cell>
          <table:table-cell office:value-type="float" office:value="650092">
            <text:p>650092</text:p>
          </table:table-cell>
          <table:table-cell office:value-type="float" office:value="603124">
            <text:p>603124</text:p>
          </table:table-cell>
          <table:table-cell office:value-type="float" office:value="654428">
            <text:p>654428</text:p>
          </table:table-cell>
          <table:table-cell office:value-type="float" office:value="0">
            <text:p>0</text:p>
          </table:table-cell>
          <table:table-cell office:value-type="float" office:value="666656">
            <text:p>666656</text:p>
          </table:table-cell>
          <table:table-cell office:value-type="float" office:value="494468">
            <text:p>494468</text:p>
          </table:table-cell>
          <table:table-cell office:value-type="float" office:value="0">
            <text:p>0</text:p>
          </table:table-cell>
          <table:table-cell office:value-type="float" office:value="755884">
            <text:p>755884</text:p>
          </table:table-cell>
          <table:table-cell office:value-type="float" office:value="736876">
            <text:p>736876</text:p>
          </table:table-cell>
          <table:table-cell office:value-type="float" office:value="611900">
            <text:p>611900</text:p>
          </table:table-cell>
          <table:table-cell office:value-type="float" office:value="599060">
            <text:p>599060</text:p>
          </table:table-cell>
          <table:table-cell office:value-type="float" office:value="0">
            <text:p>0</text:p>
          </table:table-cell>
          <table:table-cell office:value-type="float" office:value="600828">
            <text:p>600828</text:p>
          </table:table-cell>
          <table:table-cell office:value-type="float" office:value="621508">
            <text:p>621508</text:p>
          </table:table-cell>
          <table:table-cell office:value-type="float" office:value="553384">
            <text:p>553384</text:p>
          </table:table-cell>
          <table:table-cell office:value-type="float" office:value="0">
            <text:p>0</text:p>
          </table:table-cell>
          <table:table-cell office:value-type="float" office:value="594484">
            <text:p>594484</text:p>
          </table:table-cell>
          <table:table-cell office:value-type="float" office:value="736976">
            <text:p>736976</text:p>
          </table:table-cell>
          <table:table-cell office:value-type="float" office:value="634420">
            <text:p>634420</text:p>
          </table:table-cell>
          <table:table-cell office:value-type="float" office:value="480732">
            <text:p>480732</text:p>
          </table:table-cell>
          <table:table-cell office:value-type="float" office:value="273024">
            <text:p>273024</text:p>
          </table:table-cell>
          <table:table-cell office:value-type="float" office:value="378676">
            <text:p>378676</text:p>
          </table:table-cell>
          <table:table-cell office:value-type="float" office:value="0">
            <text:p>0</text:p>
          </table:table-cell>
          <table:table-cell office:value-type="float" office:value="686980">
            <text:p>686980</text:p>
          </table:table-cell>
          <table:table-cell table:formula="of:=AVERAGE([.B68:.AE68])" office:value-type="float" office:value="504511.066666667">
            <text:p>504511,066666667</text:p>
          </table:table-cell>
          <table:table-cell table:style-name="ce5" table:formula="of:=(([.AF68]*8)/1000)/1000" office:value-type="float" office:value="4.03608853333333">
            <text:p>4,0360885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4360">
            <text:p>254360</text:p>
          </table:table-cell>
          <table:table-cell office:value-type="float" office:value="0">
            <text:p>0</text:p>
          </table:table-cell>
          <table:table-cell office:value-type="float" office:value="866168">
            <text:p>866168</text:p>
          </table:table-cell>
          <table:table-cell office:value-type="float" office:value="765692">
            <text:p>765692</text:p>
          </table:table-cell>
          <table:table-cell office:value-type="float" office:value="753060">
            <text:p>753060</text:p>
          </table:table-cell>
          <table:table-cell office:value-type="float" office:value="717656">
            <text:p>717656</text:p>
          </table:table-cell>
          <table:table-cell office:value-type="float" office:value="758300">
            <text:p>758300</text:p>
          </table:table-cell>
          <table:table-cell office:value-type="float" office:value="721840">
            <text:p>721840</text:p>
          </table:table-cell>
          <table:table-cell office:value-type="float" office:value="768392">
            <text:p>768392</text:p>
          </table:table-cell>
          <table:table-cell office:value-type="float" office:value="0">
            <text:p>0</text:p>
          </table:table-cell>
          <table:table-cell office:value-type="float" office:value="623000">
            <text:p>623000</text:p>
          </table:table-cell>
          <table:table-cell office:value-type="float" office:value="632172">
            <text:p>632172</text:p>
          </table:table-cell>
          <table:table-cell office:value-type="float" office:value="0">
            <text:p>0</text:p>
          </table:table-cell>
          <table:table-cell office:value-type="float" office:value="718436">
            <text:p>718436</text:p>
          </table:table-cell>
          <table:table-cell office:value-type="float" office:value="450396">
            <text:p>450396</text:p>
          </table:table-cell>
          <table:table-cell office:value-type="float" office:value="662472">
            <text:p>662472</text:p>
          </table:table-cell>
          <table:table-cell office:value-type="float" office:value="681384">
            <text:p>681384</text:p>
          </table:table-cell>
          <table:table-cell table:number-columns-repeated="2" office:value-type="float" office:value="0">
            <text:p>0</text:p>
          </table:table-cell>
          <table:table-cell office:value-type="float" office:value="603420">
            <text:p>603420</text:p>
          </table:table-cell>
          <table:table-cell office:value-type="float" office:value="274680">
            <text:p>274680</text:p>
          </table:table-cell>
          <table:table-cell office:value-type="float" office:value="415804">
            <text:p>415804</text:p>
          </table:table-cell>
          <table:table-cell office:value-type="float" office:value="560332">
            <text:p>560332</text:p>
          </table:table-cell>
          <table:table-cell office:value-type="float" office:value="645168">
            <text:p>645168</text:p>
          </table:table-cell>
          <table:table-cell office:value-type="float" office:value="541600">
            <text:p>541600</text:p>
          </table:table-cell>
          <table:table-cell office:value-type="float" office:value="0">
            <text:p>0</text:p>
          </table:table-cell>
          <table:table-cell office:value-type="float" office:value="604908">
            <text:p>604908</text:p>
          </table:table-cell>
          <table:table-cell office:value-type="float" office:value="499536">
            <text:p>499536</text:p>
          </table:table-cell>
          <table:table-cell office:value-type="float" office:value="683528">
            <text:p>683528</text:p>
          </table:table-cell>
          <table:table-cell office:value-type="float" office:value="698752">
            <text:p>698752</text:p>
          </table:table-cell>
          <table:table-cell table:formula="of:=AVERAGE([.B69:.AE69])" office:value-type="float" office:value="496701.866666667">
            <text:p>496701,866666667</text:p>
          </table:table-cell>
          <table:table-cell table:style-name="ce5" table:formula="of:=(([.AF69]*8)/1000)/1000" office:value-type="float" office:value="3.97361493333333">
            <text:p>3,9736149333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952">
            <text:p>176952</text:p>
          </table:table-cell>
          <table:table-cell office:value-type="float" office:value="15640">
            <text:p>15640</text:p>
          </table:table-cell>
          <table:table-cell office:value-type="float" office:value="83340">
            <text:p>83340</text:p>
          </table:table-cell>
          <table:table-cell office:value-type="float" office:value="547988">
            <text:p>547988</text:p>
          </table:table-cell>
          <table:table-cell office:value-type="float" office:value="363084">
            <text:p>363084</text:p>
          </table:table-cell>
          <table:table-cell office:value-type="float" office:value="681712">
            <text:p>681712</text:p>
          </table:table-cell>
          <table:table-cell office:value-type="float" office:value="587784">
            <text:p>587784</text:p>
          </table:table-cell>
          <table:table-cell office:value-type="float" office:value="555500">
            <text:p>555500</text:p>
          </table:table-cell>
          <table:table-cell office:value-type="float" office:value="103224">
            <text:p>103224</text:p>
          </table:table-cell>
          <table:table-cell office:value-type="float" office:value="290236">
            <text:p>290236</text:p>
          </table:table-cell>
          <table:table-cell office:value-type="float" office:value="115028">
            <text:p>115028</text:p>
          </table:table-cell>
          <table:table-cell office:value-type="float" office:value="311744">
            <text:p>311744</text:p>
          </table:table-cell>
          <table:table-cell office:value-type="float" office:value="73572">
            <text:p>73572</text:p>
          </table:table-cell>
          <table:table-cell office:value-type="float" office:value="402308">
            <text:p>402308</text:p>
          </table:table-cell>
          <table:table-cell office:value-type="float" office:value="46728">
            <text:p>46728</text:p>
          </table:table-cell>
          <table:table-cell office:value-type="float" office:value="371144">
            <text:p>371144</text:p>
          </table:table-cell>
          <table:table-cell office:value-type="float" office:value="431940">
            <text:p>431940</text:p>
          </table:table-cell>
          <table:table-cell table:number-columns-repeated="2" office:value-type="float" office:value="0">
            <text:p>0</text:p>
          </table:table-cell>
          <table:table-cell office:value-type="float" office:value="654084">
            <text:p>654084</text:p>
          </table:table-cell>
          <table:table-cell office:value-type="float" office:value="0">
            <text:p>0</text:p>
          </table:table-cell>
          <table:table-cell office:value-type="float" office:value="533032">
            <text:p>533032</text:p>
          </table:table-cell>
          <table:table-cell office:value-type="float" office:value="122328">
            <text:p>122328</text:p>
          </table:table-cell>
          <table:table-cell office:value-type="float" office:value="825116">
            <text:p>825116</text:p>
          </table:table-cell>
          <table:table-cell office:value-type="float" office:value="712812">
            <text:p>712812</text:p>
          </table:table-cell>
          <table:table-cell office:value-type="float" office:value="0">
            <text:p>0</text:p>
          </table:table-cell>
          <table:table-cell office:value-type="float" office:value="635676">
            <text:p>635676</text:p>
          </table:table-cell>
          <table:table-cell office:value-type="float" office:value="719576">
            <text:p>719576</text:p>
          </table:table-cell>
          <table:table-cell office:value-type="float" office:value="389388">
            <text:p>389388</text:p>
          </table:table-cell>
          <table:table-cell office:value-type="float" office:value="679456">
            <text:p>679456</text:p>
          </table:table-cell>
          <table:table-cell table:formula="of:=AVERAGE([.B70:.AE70])" office:value-type="float" office:value="347646.4">
            <text:p>347646,4</text:p>
          </table:table-cell>
          <table:table-cell table:style-name="ce5" table:formula="of:=(([.AF70]*8)/1000)/1000" office:value-type="float" office:value="2.7811712">
            <text:p>2,7811712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9060">
            <text:p>159060</text:p>
          </table:table-cell>
          <table:table-cell office:value-type="float" office:value="112480">
            <text:p>112480</text:p>
          </table:table-cell>
          <table:table-cell office:value-type="float" office:value="0">
            <text:p>0</text:p>
          </table:table-cell>
          <table:table-cell office:value-type="float" office:value="99840">
            <text:p>99840</text:p>
          </table:table-cell>
          <table:table-cell office:value-type="float" office:value="114612">
            <text:p>114612</text:p>
          </table:table-cell>
          <table:table-cell office:value-type="float" office:value="113980">
            <text:p>113980</text:p>
          </table:table-cell>
          <table:table-cell office:value-type="float" office:value="114756">
            <text:p>114756</text:p>
          </table:table-cell>
          <table:table-cell office:value-type="float" office:value="107256">
            <text:p>107256</text:p>
          </table:table-cell>
          <table:table-cell office:value-type="float" office:value="109480">
            <text:p>109480</text:p>
          </table:table-cell>
          <table:table-cell office:value-type="float" office:value="107000">
            <text:p>107000</text:p>
          </table:table-cell>
          <table:table-cell office:value-type="float" office:value="116988">
            <text:p>116988</text:p>
          </table:table-cell>
          <table:table-cell office:value-type="float" office:value="108468">
            <text:p>108468</text:p>
          </table:table-cell>
          <table:table-cell office:value-type="float" office:value="109480">
            <text:p>109480</text:p>
          </table:table-cell>
          <table:table-cell office:value-type="float" office:value="114684">
            <text:p>114684</text:p>
          </table:table-cell>
          <table:table-cell office:value-type="float" office:value="0">
            <text:p>0</text:p>
          </table:table-cell>
          <table:table-cell office:value-type="float" office:value="70628">
            <text:p>70628</text:p>
          </table:table-cell>
          <table:table-cell office:value-type="float" office:value="114172">
            <text:p>114172</text:p>
          </table:table-cell>
          <table:table-cell office:value-type="float" office:value="109940">
            <text:p>109940</text:p>
          </table:table-cell>
          <table:table-cell office:value-type="float" office:value="0">
            <text:p>0</text:p>
          </table:table-cell>
          <table:table-cell office:value-type="float" office:value="206384">
            <text:p>206384</text:p>
          </table:table-cell>
          <table:table-cell office:value-type="float" office:value="0">
            <text:p>0</text:p>
          </table:table-cell>
          <table:table-cell office:value-type="float" office:value="114468">
            <text:p>114468</text:p>
          </table:table-cell>
          <table:table-cell office:value-type="float" office:value="113472">
            <text:p>113472</text:p>
          </table:table-cell>
          <table:table-cell office:value-type="float" office:value="104580">
            <text:p>104580</text:p>
          </table:table-cell>
          <table:table-cell office:value-type="float" office:value="354076">
            <text:p>354076</text:p>
          </table:table-cell>
          <table:table-cell office:value-type="float" office:value="0">
            <text:p>0</text:p>
          </table:table-cell>
          <table:table-cell office:value-type="float" office:value="111468">
            <text:p>111468</text:p>
          </table:table-cell>
          <table:table-cell office:value-type="float" office:value="144792">
            <text:p>144792</text:p>
          </table:table-cell>
          <table:table-cell office:value-type="float" office:value="122256">
            <text:p>122256</text:p>
          </table:table-cell>
          <table:table-cell office:value-type="float" office:value="93672">
            <text:p>93672</text:p>
          </table:table-cell>
          <table:table-cell table:formula="of:=AVERAGE([.B71:.AE71])" office:value-type="float" office:value="104933.066666667">
            <text:p>104933,066666667</text:p>
          </table:table-cell>
          <table:table-cell table:style-name="ce5" table:formula="of:=(([.AF71]*8)/1000)/1000" office:value-type="float" office:value="0.839464533333333">
            <text:p>0,8394645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500">
            <text:p>8050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08172">
            <text:p>108172</text:p>
          </table:table-cell>
          <table:table-cell office:value-type="float" office:value="95964">
            <text:p>95964</text:p>
          </table:table-cell>
          <table:table-cell office:value-type="float" office:value="106224">
            <text:p>106224</text:p>
          </table:table-cell>
          <table:table-cell office:value-type="float" office:value="59892">
            <text:p>59892</text:p>
          </table:table-cell>
          <table:table-cell office:value-type="float" office:value="114444">
            <text:p>114444</text:p>
          </table:table-cell>
          <table:table-cell office:value-type="float" office:value="71944">
            <text:p>71944</text:p>
          </table:table-cell>
          <table:table-cell office:value-type="float" office:value="110040">
            <text:p>110040</text:p>
          </table:table-cell>
          <table:table-cell office:value-type="float" office:value="108836">
            <text:p>108836</text:p>
          </table:table-cell>
          <table:table-cell office:value-type="float" office:value="31224">
            <text:p>31224</text:p>
          </table:table-cell>
          <table:table-cell office:value-type="float" office:value="100096">
            <text:p>100096</text:p>
          </table:table-cell>
          <table:table-cell office:value-type="float" office:value="101964">
            <text:p>101964</text:p>
          </table:table-cell>
          <table:table-cell office:value-type="float" office:value="43972">
            <text:p>43972</text:p>
          </table:table-cell>
          <table:table-cell office:value-type="float" office:value="73364">
            <text:p>73364</text:p>
          </table:table-cell>
          <table:table-cell office:value-type="float" office:value="101660">
            <text:p>101660</text:p>
          </table:table-cell>
          <table:table-cell office:value-type="float" office:value="56240">
            <text:p>56240</text:p>
          </table:table-cell>
          <table:table-cell office:value-type="float" office:value="32588">
            <text:p>32588</text:p>
          </table:table-cell>
          <table:table-cell office:value-type="float" office:value="101468">
            <text:p>101468</text:p>
          </table:table-cell>
          <table:table-cell office:value-type="float" office:value="88104">
            <text:p>88104</text:p>
          </table:table-cell>
          <table:table-cell office:value-type="float" office:value="111396">
            <text:p>111396</text:p>
          </table:table-cell>
          <table:table-cell office:value-type="float" office:value="111756">
            <text:p>111756</text:p>
          </table:table-cell>
          <table:table-cell office:value-type="float" office:value="92748">
            <text:p>92748</text:p>
          </table:table-cell>
          <table:table-cell office:value-type="float" office:value="111756">
            <text:p>111756</text:p>
          </table:table-cell>
          <table:table-cell office:value-type="float" office:value="0">
            <text:p>0</text:p>
          </table:table-cell>
          <table:table-cell office:value-type="float" office:value="119400">
            <text:p>119400</text:p>
          </table:table-cell>
          <table:table-cell office:value-type="float" office:value="103236">
            <text:p>103236</text:p>
          </table:table-cell>
          <table:table-cell office:value-type="float" office:value="98892">
            <text:p>98892</text:p>
          </table:table-cell>
          <table:table-cell office:value-type="float" office:value="117468">
            <text:p>117468</text:p>
          </table:table-cell>
          <table:table-cell table:formula="of:=AVERAGE([.B72:.AE72])" office:value-type="float" office:value="85375.4666666667">
            <text:p>85375,4666666667</text:p>
          </table:table-cell>
          <table:table-cell table:style-name="ce5" table:formula="of:=(([.AF72]*8)/1000)/1000" office:value-type="float" office:value="0.683003733333333">
            <text:p>0,6830037333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9816">
            <text:p>69816</text:p>
          </table:table-cell>
          <table:table-cell office:value-type="float" office:value="62560">
            <text:p>625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104996">
            <text:p>104996</text:p>
          </table:table-cell>
          <table:table-cell office:value-type="float" office:value="118608">
            <text:p>118608</text:p>
          </table:table-cell>
          <table:table-cell office:value-type="float" office:value="0">
            <text:p>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17900">
            <text:p>117900</text:p>
          </table:table-cell>
          <table:table-cell office:value-type="float" office:value="119824">
            <text:p>119824</text:p>
          </table:table-cell>
          <table:table-cell office:value-type="float" office:value="37728">
            <text:p>37728</text:p>
          </table:table-cell>
          <table:table-cell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112160">
            <text:p>112160</text:p>
          </table:table-cell>
          <table:table-cell office:value-type="float" office:value="84584">
            <text:p>84584</text:p>
          </table:table-cell>
          <table:table-cell office:value-type="float" office:value="106288">
            <text:p>106288</text:p>
          </table:table-cell>
          <table:table-cell office:value-type="float" office:value="0">
            <text:p>0</text:p>
          </table:table-cell>
          <table:table-cell office:value-type="float" office:value="95532">
            <text:p>95532</text:p>
          </table:table-cell>
          <table:table-cell office:value-type="float" office:value="107980">
            <text:p>107980</text:p>
          </table:table-cell>
          <table:table-cell office:value-type="float" office:value="106896">
            <text:p>106896</text:p>
          </table:table-cell>
          <table:table-cell office:value-type="float" office:value="110012">
            <text:p>110012</text:p>
          </table:table-cell>
          <table:table-cell office:value-type="float" office:value="78600">
            <text:p>78600</text:p>
          </table:table-cell>
          <table:table-cell office:value-type="float" office:value="0">
            <text:p>0</text:p>
          </table:table-cell>
          <table:table-cell office:value-type="float" office:value="97464">
            <text:p>97464</text:p>
          </table:table-cell>
          <table:table-cell office:value-type="float" office:value="115824">
            <text:p>115824</text:p>
          </table:table-cell>
          <table:table-cell office:value-type="float" office:value="111108">
            <text:p>111108</text:p>
          </table:table-cell>
          <table:table-cell office:value-type="float" office:value="64700">
            <text:p>64700</text:p>
          </table:table-cell>
          <table:table-cell office:value-type="float" office:value="101708">
            <text:p>101708</text:p>
          </table:table-cell>
          <table:table-cell office:value-type="float" office:value="122456">
            <text:p>122456</text:p>
          </table:table-cell>
          <table:table-cell table:formula="of:=AVERAGE([.B73:.AE73])" office:value-type="float" office:value="79400">
            <text:p>79400</text:p>
          </table:table-cell>
          <table:table-cell table:style-name="ce5" table:formula="of:=(([.AF73]*8)/1000)/1000" office:value-type="float" office:value="0.6352">
            <text:p>0,6352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4160">
            <text:p>44160</text:p>
          </table:table-cell>
          <table:table-cell office:value-type="float" office:value="0">
            <text:p>0</text:p>
          </table:table-cell>
          <table:table-cell office:value-type="float" office:value="102064">
            <text:p>102064</text:p>
          </table:table-cell>
          <table:table-cell office:value-type="float" office:value="89604">
            <text:p>89604</text:p>
          </table:table-cell>
          <table:table-cell office:value-type="float" office:value="9432">
            <text:p>9432</text:p>
          </table:table-cell>
          <table:table-cell office:value-type="float" office:value="103032">
            <text:p>103032</text:p>
          </table:table-cell>
          <table:table-cell office:value-type="float" office:value="0">
            <text:p>0</text:p>
          </table:table-cell>
          <table:table-cell office:value-type="float" office:value="114172">
            <text:p>114172</text:p>
          </table:table-cell>
          <table:table-cell office:value-type="float" office:value="29716">
            <text:p>29716</text:p>
          </table:table-cell>
          <table:table-cell office:value-type="float" office:value="12576">
            <text:p>12576</text:p>
          </table:table-cell>
          <table:table-cell office:value-type="float" office:value="93092">
            <text:p>93092</text:p>
          </table:table-cell>
          <table:table-cell office:value-type="float" office:value="114756">
            <text:p>114756</text:p>
          </table:table-cell>
          <table:table-cell office:value-type="float" office:value="0">
            <text:p>0</text:p>
          </table:table-cell>
          <table:table-cell office:value-type="float" office:value="105324">
            <text:p>105324</text:p>
          </table:table-cell>
          <table:table-cell office:value-type="float" office:value="106872">
            <text:p>106872</text:p>
          </table:table-cell>
          <table:table-cell office:value-type="float" office:value="91956">
            <text:p>91956</text:p>
          </table:table-cell>
          <table:table-cell office:value-type="float" office:value="15576">
            <text:p>15576</text:p>
          </table:table-cell>
          <table:table-cell office:value-type="float" office:value="106352">
            <text:p>106352</text:p>
          </table:table-cell>
          <table:table-cell office:value-type="float" office:value="107660">
            <text:p>107660</text:p>
          </table:table-cell>
          <table:table-cell office:value-type="float" office:value="46920">
            <text:p>46920</text:p>
          </table:table-cell>
          <table:table-cell office:value-type="float" office:value="70740">
            <text:p>70740</text:p>
          </table:table-cell>
          <table:table-cell office:value-type="float" office:value="109968">
            <text:p>109968</text:p>
          </table:table-cell>
          <table:table-cell table:number-columns-repeated="3" office:value-type="float" office:value="0">
            <text:p>0</text:p>
          </table:table-cell>
          <table:table-cell office:value-type="float" office:value="111612">
            <text:p>111612</text:p>
          </table:table-cell>
          <table:table-cell office:value-type="float" office:value="127756">
            <text:p>127756</text:p>
          </table:table-cell>
          <table:table-cell office:value-type="float" office:value="0">
            <text:p>0</text:p>
          </table:table-cell>
          <table:table-cell office:value-type="float" office:value="119088">
            <text:p>119088</text:p>
          </table:table-cell>
          <table:table-cell office:value-type="float" office:value="103568">
            <text:p>103568</text:p>
          </table:table-cell>
          <table:table-cell table:formula="of:=AVERAGE([.B74:.AE74])" office:value-type="float" office:value="64533.2">
            <text:p>64533,2</text:p>
          </table:table-cell>
          <table:table-cell table:style-name="ce5" table:formula="of:=(([.AF74]*8)/1000)/1000" office:value-type="float" office:value="0.5162656">
            <text:p>0,516265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06352">
            <text:p>106352</text:p>
          </table:table-cell>
          <table:table-cell office:value-type="float" office:value="0">
            <text:p>0</text:p>
          </table:table-cell>
          <table:table-cell office:value-type="float" office:value="22296">
            <text:p>22296</text:p>
          </table:table-cell>
          <table:table-cell office:value-type="float" office:value="18768">
            <text:p>18768</text:p>
          </table:table-cell>
          <table:table-cell office:value-type="float" office:value="91104">
            <text:p>91104</text:p>
          </table:table-cell>
          <table:table-cell office:value-type="float" office:value="109480">
            <text:p>109480</text:p>
          </table:table-cell>
          <table:table-cell office:value-type="float" office:value="108840">
            <text:p>108840</text:p>
          </table:table-cell>
          <table:table-cell office:value-type="float" office:value="0">
            <text:p>0</text:p>
          </table:table-cell>
          <table:table-cell office:value-type="float" office:value="102772">
            <text:p>102772</text:p>
          </table:table-cell>
          <table:table-cell office:value-type="float" office:value="119472">
            <text:p>119472</text:p>
          </table:table-cell>
          <table:table-cell office:value-type="float" office:value="71944">
            <text:p>71944</text:p>
          </table:table-cell>
          <table:table-cell office:value-type="float" office:value="11004">
            <text:p>11004</text:p>
          </table:table-cell>
          <table:table-cell office:value-type="float" office:value="84640">
            <text:p>84640</text:p>
          </table:table-cell>
          <table:table-cell office:value-type="float" office:value="70636">
            <text:p>70636</text:p>
          </table:table-cell>
          <table:table-cell office:value-type="float" office:value="0">
            <text:p>0</text:p>
          </table:table-cell>
          <table:table-cell office:value-type="float" office:value="101788">
            <text:p>101788</text:p>
          </table:table-cell>
          <table:table-cell office:value-type="float" office:value="115736">
            <text:p>115736</text:p>
          </table:table-cell>
          <table:table-cell table:number-columns-repeated="2" office:value-type="float" office:value="0">
            <text:p>0</text:p>
          </table:table-cell>
          <table:table-cell office:value-type="float" office:value="103752">
            <text:p>103752</text:p>
          </table:table-cell>
          <table:table-cell office:value-type="float" office:value="0">
            <text:p>0</text:p>
          </table:table-cell>
          <table:table-cell office:value-type="float" office:value="53448">
            <text:p>53448</text:p>
          </table:table-cell>
          <table:table-cell office:value-type="float" office:value="29868">
            <text:p>29868</text:p>
          </table:table-cell>
          <table:table-cell office:value-type="float" office:value="119472">
            <text:p>119472</text:p>
          </table:table-cell>
          <table:table-cell office:value-type="float" office:value="115348">
            <text:p>115348</text:p>
          </table:table-cell>
          <table:table-cell office:value-type="float" office:value="0">
            <text:p>0</text:p>
          </table:table-cell>
          <table:table-cell office:value-type="float" office:value="109960">
            <text:p>109960</text:p>
          </table:table-cell>
          <table:table-cell office:value-type="float" office:value="31368">
            <text:p>31368</text:p>
          </table:table-cell>
          <table:table-cell table:formula="of:=AVERAGE([.B75:.AE75])" office:value-type="float" office:value="56601.6">
            <text:p>56601,6</text:p>
          </table:table-cell>
          <table:table-cell table:style-name="ce5" table:formula="of:=(([.AF75]*8)/1000)/1000" office:value-type="float" office:value="0.4528128">
            <text:p>0,452812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16">
            <text:p>7716</text:p>
          </table:table-cell>
          <table:table-cell office:value-type="float" office:value="0">
            <text:p>0</text:p>
          </table:table-cell>
          <table:table-cell office:value-type="float" office:value="65968">
            <text:p>65968</text:p>
          </table:table-cell>
          <table:table-cell office:value-type="float" office:value="60780">
            <text:p>60780</text:p>
          </table:table-cell>
          <table:table-cell office:value-type="float" office:value="117460">
            <text:p>1174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37536">
            <text:p>37536</text:p>
          </table:table-cell>
          <table:table-cell office:value-type="float" office:value="110916">
            <text:p>110916</text:p>
          </table:table-cell>
          <table:table-cell office:value-type="float" office:value="0">
            <text:p>0</text:p>
          </table:table-cell>
          <table:table-cell office:value-type="float" office:value="109020">
            <text:p>109020</text:p>
          </table:table-cell>
          <table:table-cell office:value-type="float" office:value="114756">
            <text:p>114756</text:p>
          </table:table-cell>
          <table:table-cell office:value-type="float" office:value="92404">
            <text:p>92404</text:p>
          </table:table-cell>
          <table:table-cell office:value-type="float" office:value="20292">
            <text:p>20292</text:p>
          </table:table-cell>
          <table:table-cell office:value-type="float" office:value="110448">
            <text:p>110448</text:p>
          </table:table-cell>
          <table:table-cell office:value-type="float" office:value="93392">
            <text:p>93392</text:p>
          </table:table-cell>
          <table:table-cell office:value-type="float" office:value="50256">
            <text:p>50256</text:p>
          </table:table-cell>
          <table:table-cell office:value-type="float" office:value="109480">
            <text:p>109480</text:p>
          </table:table-cell>
          <table:table-cell office:value-type="float" office:value="106480">
            <text:p>106480</text:p>
          </table:table-cell>
          <table:table-cell office:value-type="float" office:value="78200">
            <text:p>78200</text:p>
          </table:table-cell>
          <table:table-cell office:value-type="float" office:value="0">
            <text:p>0</text:p>
          </table:table-cell>
          <table:table-cell office:value-type="float" office:value="108396">
            <text:p>108396</text:p>
          </table:table-cell>
          <table:table-cell office:value-type="float" office:value="56432">
            <text:p>56432</text:p>
          </table:table-cell>
          <table:table-cell office:value-type="float" office:value="103752">
            <text:p>103752</text:p>
          </table:table-cell>
          <table:table-cell office:value-type="float" office:value="113184">
            <text:p>113184</text:p>
          </table:table-cell>
          <table:table-cell office:value-type="float" office:value="106896">
            <text:p>106896</text:p>
          </table:table-cell>
          <table:table-cell office:value-type="float" office:value="89868">
            <text:p>89868</text:p>
          </table:table-cell>
          <table:table-cell office:value-type="float" office:value="60828">
            <text:p>60828</text:p>
          </table:table-cell>
          <table:table-cell office:value-type="float" office:value="37524">
            <text:p>37524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69067.4666666667">
            <text:p>69067,4666666667</text:p>
          </table:table-cell>
          <table:table-cell table:style-name="ce5" table:formula="of:=(([.AF76]*8)/1000)/1000" office:value-type="float" office:value="0.552539733333333">
            <text:p>0,5525397333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3388">
            <text:p>83388</text:p>
          </table:table-cell>
          <table:table-cell office:value-type="float" office:value="54164">
            <text:p>54164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15904">
            <text:p>115904</text:p>
          </table:table-cell>
          <table:table-cell office:value-type="float" office:value="0">
            <text:p>0</text:p>
          </table:table-cell>
          <table:table-cell office:value-type="float" office:value="116328">
            <text:p>116328</text:p>
          </table:table-cell>
          <table:table-cell office:value-type="float" office:value="0">
            <text:p>0</text:p>
          </table:table-cell>
          <table:table-cell office:value-type="float" office:value="118608">
            <text:p>118608</text:p>
          </table:table-cell>
          <table:table-cell office:value-type="float" office:value="108468">
            <text:p>108468</text:p>
          </table:table-cell>
          <table:table-cell office:value-type="float" office:value="3160">
            <text:p>3160</text:p>
          </table:table-cell>
          <table:table-cell office:value-type="float" office:value="47048">
            <text:p>47048</text:p>
          </table:table-cell>
          <table:table-cell office:value-type="float" office:value="120236">
            <text:p>120236</text:p>
          </table:table-cell>
          <table:table-cell office:value-type="float" office:value="114260">
            <text:p>114260</text:p>
          </table:table-cell>
          <table:table-cell office:value-type="float" office:value="109408">
            <text:p>109408</text:p>
          </table:table-cell>
          <table:table-cell office:value-type="float" office:value="90712">
            <text:p>90712</text:p>
          </table:table-cell>
          <table:table-cell office:value-type="float" office:value="109968">
            <text:p>109968</text:p>
          </table:table-cell>
          <table:table-cell office:value-type="float" office:value="118864">
            <text:p>118864</text:p>
          </table:table-cell>
          <table:table-cell office:value-type="float" office:value="108504">
            <text:p>108504</text:p>
          </table:table-cell>
          <table:table-cell office:value-type="float" office:value="100052">
            <text:p>100052</text:p>
          </table:table-cell>
          <table:table-cell office:value-type="float" office:value="89604">
            <text:p>89604</text:p>
          </table:table-cell>
          <table:table-cell office:value-type="float" office:value="15640">
            <text:p>15640</text:p>
          </table:table-cell>
          <table:table-cell office:value-type="float" office:value="118800">
            <text:p>118800</text:p>
          </table:table-cell>
          <table:table-cell office:value-type="float" office:value="102036">
            <text:p>102036</text:p>
          </table:table-cell>
          <table:table-cell office:value-type="float" office:value="116328">
            <text:p>116328</text:p>
          </table:table-cell>
          <table:table-cell office:value-type="float" office:value="100304">
            <text:p>100304</text:p>
          </table:table-cell>
          <table:table-cell office:value-type="float" office:value="0">
            <text:p>0</text:p>
          </table:table-cell>
          <table:table-cell office:value-type="float" office:value="104228">
            <text:p>104228</text:p>
          </table:table-cell>
          <table:table-cell office:value-type="float" office:value="0">
            <text:p>0</text:p>
          </table:table-cell>
          <table:table-cell office:value-type="float" office:value="45588">
            <text:p>45588</text:p>
          </table:table-cell>
          <table:table-cell table:formula="of:=AVERAGE([.B77:.AE77])" office:value-type="float" office:value="77438">
            <text:p>77438</text:p>
          </table:table-cell>
          <table:table-cell table:style-name="ce5" table:formula="of:=(([.AF77]*8)/1000)/1000" office:value-type="float" office:value="0.619504">
            <text:p>0,619504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172">
            <text:p>83172</text:p>
          </table:table-cell>
          <table:table-cell office:value-type="float" office:value="116080">
            <text:p>116080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04916">
            <text:p>104916</text:p>
          </table:table-cell>
          <table:table-cell office:value-type="float" office:value="52920">
            <text:p>52920</text:p>
          </table:table-cell>
          <table:table-cell office:value-type="float" office:value="110040">
            <text:p>110040</text:p>
          </table:table-cell>
          <table:table-cell office:value-type="float" office:value="0">
            <text:p>0</text:p>
          </table:table-cell>
          <table:table-cell office:value-type="float" office:value="4756">
            <text:p>4756</text:p>
          </table:table-cell>
          <table:table-cell office:value-type="float" office:value="117380">
            <text:p>117380</text:p>
          </table:table-cell>
          <table:table-cell office:value-type="float" office:value="32796">
            <text:p>32796</text:p>
          </table:table-cell>
          <table:table-cell office:value-type="float" office:value="0">
            <text:p>0</text:p>
          </table:table-cell>
          <table:table-cell office:value-type="float" office:value="104828">
            <text:p>104828</text:p>
          </table:table-cell>
          <table:table-cell office:value-type="float" office:value="117300">
            <text:p>117300</text:p>
          </table:table-cell>
          <table:table-cell table:number-columns-repeated="2" office:value-type="float" office:value="0">
            <text:p>0</text:p>
          </table:table-cell>
          <table:table-cell office:value-type="float" office:value="121044">
            <text:p>121044</text:p>
          </table:table-cell>
          <table:table-cell office:value-type="float" office:value="103328">
            <text:p>103328</text:p>
          </table:table-cell>
          <table:table-cell office:value-type="float" office:value="114300">
            <text:p>114300</text:p>
          </table:table-cell>
          <table:table-cell office:value-type="float" office:value="106976">
            <text:p>106976</text:p>
          </table:table-cell>
          <table:table-cell office:value-type="float" office:value="105188">
            <text:p>105188</text:p>
          </table:table-cell>
          <table:table-cell office:value-type="float" office:value="10948">
            <text:p>10948</text:p>
          </table:table-cell>
          <table:table-cell office:value-type="float" office:value="104468">
            <text:p>104468</text:p>
          </table:table-cell>
          <table:table-cell office:value-type="float" office:value="0">
            <text:p>0</text:p>
          </table:table-cell>
          <table:table-cell office:value-type="float" office:value="86156">
            <text:p>86156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10100">
            <text:p>110100</text:p>
          </table:table-cell>
          <table:table-cell office:value-type="float" office:value="0">
            <text:p>0</text:p>
          </table:table-cell>
          <table:table-cell office:value-type="float" office:value="113100">
            <text:p>113100</text:p>
          </table:table-cell>
          <table:table-cell table:formula="of:=AVERAGE([.B78:.AE78])" office:value-type="float" office:value="68216.1333333333">
            <text:p>68216,1333333333</text:p>
          </table:table-cell>
          <table:table-cell table:style-name="ce5" table:formula="of:=(([.AF78]*8)/1000)/1000" office:value-type="float" office:value="0.545729066666667">
            <text:p>0,5457290667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684">
            <text:p>117684</text:p>
          </table:table-cell>
          <table:table-cell office:value-type="float" office:value="105372">
            <text:p>105372</text:p>
          </table:table-cell>
          <table:table-cell office:value-type="float" office:value="59736">
            <text:p>59736</text:p>
          </table:table-cell>
          <table:table-cell office:value-type="float" office:value="100360">
            <text:p>100360</text:p>
          </table:table-cell>
          <table:table-cell office:value-type="float" office:value="86980">
            <text:p>86980</text:p>
          </table:table-cell>
          <table:table-cell office:value-type="float" office:value="117620">
            <text:p>117620</text:p>
          </table:table-cell>
          <table:table-cell office:value-type="float" office:value="112608">
            <text:p>112608</text:p>
          </table:table-cell>
          <table:table-cell office:value-type="float" office:value="102268">
            <text:p>102268</text:p>
          </table:table-cell>
          <table:table-cell office:value-type="float" office:value="69384">
            <text:p>69384</text:p>
          </table:table-cell>
          <table:table-cell office:value-type="float" office:value="111044">
            <text:p>111044</text:p>
          </table:table-cell>
          <table:table-cell office:value-type="float" office:value="111500">
            <text:p>111500</text:p>
          </table:table-cell>
          <table:table-cell office:value-type="float" office:value="0">
            <text:p>0</text:p>
          </table:table-cell>
          <table:table-cell office:value-type="float" office:value="111684">
            <text:p>111684</text:p>
          </table:table-cell>
          <table:table-cell office:value-type="float" office:value="104532">
            <text:p>104532</text:p>
          </table:table-cell>
          <table:table-cell table:number-columns-repeated="2"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95852">
            <text:p>95852</text:p>
          </table:table-cell>
          <table:table-cell office:value-type="float" office:value="56304">
            <text:p>56304</text:p>
          </table:table-cell>
          <table:table-cell office:value-type="float" office:value="39728">
            <text:p>39728</text:p>
          </table:table-cell>
          <table:table-cell office:value-type="float" office:value="104788">
            <text:p>104788</text:p>
          </table:table-cell>
          <table:table-cell office:value-type="float" office:value="125108">
            <text:p>125108</text:p>
          </table:table-cell>
          <table:table-cell office:value-type="float" office:value="12440">
            <text:p>12440</text:p>
          </table:table-cell>
          <table:table-cell table:number-columns-repeated="2" office:value-type="float" office:value="0">
            <text:p>0</text:p>
          </table:table-cell>
          <table:table-cell office:value-type="float" office:value="64144">
            <text:p>64144</text:p>
          </table:table-cell>
          <table:table-cell office:value-type="float" office:value="0">
            <text:p>0</text:p>
          </table:table-cell>
          <table:table-cell office:value-type="float" office:value="19280">
            <text:p>19280</text:p>
          </table:table-cell>
          <table:table-cell office:value-type="float" office:value="0">
            <text:p>0</text:p>
          </table:table-cell>
          <table:table-cell office:value-type="float" office:value="107724">
            <text:p>107724</text:p>
          </table:table-cell>
          <table:table-cell table:formula="of:=AVERAGE([.B79:.AE79])" office:value-type="float" office:value="64852.4">
            <text:p>64852,4</text:p>
          </table:table-cell>
          <table:table-cell table:style-name="ce5" table:formula="of:=(([.AF79]*8)/1000)/1000" office:value-type="float" office:value="0.5188192">
            <text:p>0,5188192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9508">
            <text:p>109508</text:p>
          </table:table-cell>
          <table:table-cell office:value-type="float" office:value="35124">
            <text:p>35124</text:p>
          </table:table-cell>
          <table:table-cell office:value-type="float" office:value="112800">
            <text:p>112800</text:p>
          </table:table-cell>
          <table:table-cell office:value-type="float" office:value="114464">
            <text:p>114464</text:p>
          </table:table-cell>
          <table:table-cell office:value-type="float" office:value="51832">
            <text:p>51832</text:p>
          </table:table-cell>
          <table:table-cell office:value-type="float" office:value="119464">
            <text:p>119464</text:p>
          </table:table-cell>
          <table:table-cell office:value-type="float" office:value="31472">
            <text:p>31472</text:p>
          </table:table-cell>
          <table:table-cell office:value-type="float" office:value="113028">
            <text:p>113028</text:p>
          </table:table-cell>
          <table:table-cell office:value-type="float" office:value="106896">
            <text:p>106896</text:p>
          </table:table-cell>
          <table:table-cell office:value-type="float" office:value="114840">
            <text:p>114840</text:p>
          </table:table-cell>
          <table:table-cell office:value-type="float" office:value="109632">
            <text:p>109632</text:p>
          </table:table-cell>
          <table:table-cell office:value-type="float" office:value="82456">
            <text:p>82456</text:p>
          </table:table-cell>
          <table:table-cell office:value-type="float" office:value="114828">
            <text:p>114828</text:p>
          </table:table-cell>
          <table:table-cell office:value-type="float" office:value="9256">
            <text:p>9256</text:p>
          </table:table-cell>
          <table:table-cell office:value-type="float" office:value="74944">
            <text:p>74944</text:p>
          </table:table-cell>
          <table:table-cell office:value-type="float" office:value="117828">
            <text:p>117828</text:p>
          </table:table-cell>
          <table:table-cell office:value-type="float" office:value="0">
            <text:p>0</text:p>
          </table:table-cell>
          <table:table-cell office:value-type="float" office:value="101184">
            <text:p>101184</text:p>
          </table:table-cell>
          <table:table-cell table:number-columns-repeated="2" office:value-type="float" office:value="0">
            <text:p>0</text:p>
          </table:table-cell>
          <table:table-cell office:value-type="float" office:value="24936">
            <text:p>24936</text:p>
          </table:table-cell>
          <table:table-cell office:value-type="float" office:value="104244">
            <text:p>104244</text:p>
          </table:table-cell>
          <table:table-cell office:value-type="float" office:value="0">
            <text:p>0</text:p>
          </table:table-cell>
          <table:table-cell office:value-type="float" office:value="15604">
            <text:p>15604</text:p>
          </table:table-cell>
          <table:table-cell office:value-type="float" office:value="120428">
            <text:p>120428</text:p>
          </table:table-cell>
          <table:table-cell table:number-columns-repeated="3"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34464">
            <text:p>34464</text:p>
          </table:table-cell>
          <table:table-cell table:formula="of:=AVERAGE([.B80:.AE80])" office:value-type="float" office:value="64551.0666666667">
            <text:p>64551,0666666667</text:p>
          </table:table-cell>
          <table:table-cell table:style-name="ce5" table:formula="of:=(([.AF80]*8)/1000)/1000" office:value-type="float" office:value="0.516408533333333">
            <text:p>0,5164085333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6820">
            <text:p>106820</text:p>
          </table:table-cell>
          <table:table-cell office:value-type="float" office:value="91456">
            <text:p>91456</text:p>
          </table:table-cell>
          <table:table-cell office:value-type="float" office:value="112288">
            <text:p>112288</text:p>
          </table:table-cell>
          <table:table-cell office:value-type="float" office:value="65644">
            <text:p>65644</text:p>
          </table:table-cell>
          <table:table-cell office:value-type="float" office:value="111476">
            <text:p>111476</text:p>
          </table:table-cell>
          <table:table-cell office:value-type="float" office:value="14148">
            <text:p>14148</text:p>
          </table:table-cell>
          <table:table-cell office:value-type="float" office:value="0">
            <text:p>0</text:p>
          </table:table-cell>
          <table:table-cell office:value-type="float" office:value="77800">
            <text:p>77800</text:p>
          </table:table-cell>
          <table:table-cell office:value-type="float" office:value="116184">
            <text:p>116184</text:p>
          </table:table-cell>
          <table:table-cell office:value-type="float" office:value="116028">
            <text:p>116028</text:p>
          </table:table-cell>
          <table:table-cell office:value-type="float" office:value="109488">
            <text:p>109488</text:p>
          </table:table-cell>
          <table:table-cell office:value-type="float" office:value="111632">
            <text:p>111632</text:p>
          </table:table-cell>
          <table:table-cell office:value-type="float" office:value="97392">
            <text:p>97392</text:p>
          </table:table-cell>
          <table:table-cell office:value-type="float" office:value="0">
            <text:p>0</text:p>
          </table:table-cell>
          <table:table-cell office:value-type="float" office:value="106288">
            <text:p>106288</text:p>
          </table:table-cell>
          <table:table-cell office:value-type="float" office:value="111684">
            <text:p>111684</text:p>
          </table:table-cell>
          <table:table-cell office:value-type="float" office:value="18768">
            <text:p>18768</text:p>
          </table:table-cell>
          <table:table-cell office:value-type="float" office:value="112924">
            <text:p>112924</text:p>
          </table:table-cell>
          <table:table-cell office:value-type="float" office:value="23580">
            <text:p>23580</text:p>
          </table:table-cell>
          <table:table-cell office:value-type="float" office:value="0">
            <text:p>0</text:p>
          </table:table-cell>
          <table:table-cell office:value-type="float" office:value="105684">
            <text:p>105684</text:p>
          </table:table-cell>
          <table:table-cell office:value-type="float" office:value="105268">
            <text:p>105268</text:p>
          </table:table-cell>
          <table:table-cell office:value-type="float" office:value="78908">
            <text:p>78908</text:p>
          </table:table-cell>
          <table:table-cell office:value-type="float" office:value="104392">
            <text:p>104392</text:p>
          </table:table-cell>
          <table:table-cell office:value-type="float" office:value="107164">
            <text:p>107164</text:p>
          </table:table-cell>
          <table:table-cell office:value-type="float" office:value="21364">
            <text:p>21364</text:p>
          </table:table-cell>
          <table:table-cell office:value-type="float" office:value="71100">
            <text:p>71100</text:p>
          </table:table-cell>
          <table:table-cell office:value-type="float" office:value="59960">
            <text:p>59960</text:p>
          </table:table-cell>
          <table:table-cell office:value-type="float" office:value="50048">
            <text:p>50048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73582.9333333333">
            <text:p>73582,9333333333</text:p>
          </table:table-cell>
          <table:table-cell table:style-name="ce5" table:formula="of:=(([.AF81]*8)/1000)/1000" office:value-type="float" office:value="0.588663466666667">
            <text:p>0,5886634667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820">
            <text:p>106820</text:p>
          </table:table-cell>
          <table:table-cell office:value-type="float" office:value="115620">
            <text:p>115620</text:p>
          </table:table-cell>
          <table:table-cell office:value-type="float" office:value="109160">
            <text:p>109160</text:p>
          </table:table-cell>
          <table:table-cell office:value-type="float" office:value="0">
            <text:p>0</text:p>
          </table:table-cell>
          <table:table-cell office:value-type="float" office:value="108916">
            <text:p>108916</text:p>
          </table:table-cell>
          <table:table-cell table:number-columns-repeated="3" office:value-type="float" office:value="0">
            <text:p>0</text:p>
          </table:table-cell>
          <table:table-cell office:value-type="float" office:value="110008">
            <text:p>110008</text:p>
          </table:table-cell>
          <table:table-cell office:value-type="float" office:value="110968">
            <text:p>110968</text:p>
          </table:table-cell>
          <table:table-cell office:value-type="float" office:value="4740">
            <text:p>4740</text:p>
          </table:table-cell>
          <table:table-cell office:value-type="float" office:value="47280">
            <text:p>47280</text:p>
          </table:table-cell>
          <table:table-cell office:value-type="float" office:value="111020">
            <text:p>111020</text:p>
          </table:table-cell>
          <table:table-cell office:value-type="float" office:value="12640">
            <text:p>12640</text:p>
          </table:table-cell>
          <table:table-cell office:value-type="float" office:value="95468">
            <text:p>95468</text:p>
          </table:table-cell>
          <table:table-cell office:value-type="float" office:value="89532">
            <text:p>89532</text:p>
          </table:table-cell>
          <table:table-cell office:value-type="float" office:value="114172">
            <text:p>114172</text:p>
          </table:table-cell>
          <table:table-cell office:value-type="float" office:value="51384">
            <text:p>51384</text:p>
          </table:table-cell>
          <table:table-cell office:value-type="float" office:value="117900">
            <text:p>117900</text:p>
          </table:table-cell>
          <table:table-cell office:value-type="float" office:value="109976">
            <text:p>109976</text:p>
          </table:table-cell>
          <table:table-cell office:value-type="float" office:value="109220">
            <text:p>109220</text:p>
          </table:table-cell>
          <table:table-cell office:value-type="float" office:value="19864">
            <text:p>19864</text:p>
          </table:table-cell>
          <table:table-cell office:value-type="float" office:value="118180">
            <text:p>118180</text:p>
          </table:table-cell>
          <table:table-cell office:value-type="float" office:value="97676">
            <text:p>97676</text:p>
          </table:table-cell>
          <table:table-cell office:value-type="float" office:value="112976">
            <text:p>112976</text:p>
          </table:table-cell>
          <table:table-cell office:value-type="float" office:value="107252">
            <text:p>107252</text:p>
          </table:table-cell>
          <table:table-cell office:value-type="float" office:value="84792">
            <text:p>84792</text:p>
          </table:table-cell>
          <table:table-cell office:value-type="float" office:value="117080">
            <text:p>11708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72754.8">
            <text:p>72754,8</text:p>
          </table:table-cell>
          <table:table-cell table:style-name="ce5" table:formula="of:=(([.AF82]*8)/1000)/1000" office:value-type="float" office:value="0.5820384">
            <text:p>0,5820384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6224">
            <text:p>106224</text:p>
          </table:table-cell>
          <table:table-cell office:value-type="float" office:value="109020">
            <text:p>109020</text:p>
          </table:table-cell>
          <table:table-cell office:value-type="float" office:value="110124">
            <text:p>110124</text:p>
          </table:table-cell>
          <table:table-cell office:value-type="float" office:value="0">
            <text:p>0</text:p>
          </table:table-cell>
          <table:table-cell office:value-type="float" office:value="118180">
            <text:p>118180</text:p>
          </table:table-cell>
          <table:table-cell office:value-type="float" office:value="70668">
            <text:p>70668</text:p>
          </table:table-cell>
          <table:table-cell office:value-type="float" office:value="93300">
            <text:p>93300</text:p>
          </table:table-cell>
          <table:table-cell office:value-type="float" office:value="85404">
            <text:p>85404</text:p>
          </table:table-cell>
          <table:table-cell office:value-type="float" office:value="110916">
            <text:p>110916</text:p>
          </table:table-cell>
          <table:table-cell office:value-type="float" office:value="111940">
            <text:p>111940</text:p>
          </table:table-cell>
          <table:table-cell table:number-columns-repeated="2" office:value-type="float" office:value="0">
            <text:p>0</text:p>
          </table:table-cell>
          <table:table-cell office:value-type="float" office:value="37536">
            <text:p>37536</text:p>
          </table:table-cell>
          <table:table-cell office:value-type="float" office:value="107360">
            <text:p>107360</text:p>
          </table:table-cell>
          <table:table-cell table:number-columns-repeated="2" office:value-type="float" office:value="0">
            <text:p>0</text:p>
          </table:table-cell>
          <table:table-cell office:value-type="float" office:value="104216">
            <text:p>104216</text:p>
          </table:table-cell>
          <table:table-cell office:value-type="float" office:value="0">
            <text:p>0</text:p>
          </table:table-cell>
          <table:table-cell office:value-type="float" office:value="121116">
            <text:p>121116</text:p>
          </table:table-cell>
          <table:table-cell office:value-type="float" office:value="100456">
            <text:p>100456</text:p>
          </table:table-cell>
          <table:table-cell office:value-type="float" office:value="118260">
            <text:p>118260</text:p>
          </table:table-cell>
          <table:table-cell office:value-type="float" office:value="0">
            <text:p>0</text:p>
          </table:table-cell>
          <table:table-cell office:value-type="float" office:value="107360">
            <text:p>107360</text:p>
          </table:table-cell>
          <table:table-cell office:value-type="float" office:value="69520">
            <text:p>69520</text:p>
          </table:table-cell>
          <table:table-cell office:value-type="float" office:value="81488">
            <text:p>81488</text:p>
          </table:table-cell>
          <table:table-cell office:value-type="float" office:value="118800">
            <text:p>118800</text:p>
          </table:table-cell>
          <table:table-cell office:value-type="float" office:value="0">
            <text:p>0</text:p>
          </table:table-cell>
          <table:table-cell office:value-type="float" office:value="107680">
            <text:p>107680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66318.9333333333">
            <text:p>66318,9333333333</text:p>
          </table:table-cell>
          <table:table-cell table:style-name="ce5" table:formula="of:=(([.AF83]*8)/1000)/1000" office:value-type="float" office:value="0.530551466666667">
            <text:p>0,5305514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7440">
            <text:p>107440</text:p>
          </table:table-cell>
          <table:table-cell office:value-type="float" office:value="111940">
            <text:p>111940</text:p>
          </table:table-cell>
          <table:table-cell office:value-type="float" office:value="45780">
            <text:p>45780</text:p>
          </table:table-cell>
          <table:table-cell office:value-type="float" office:value="58460">
            <text:p>58460</text:p>
          </table:table-cell>
          <table:table-cell office:value-type="float" office:value="107440">
            <text:p>107440</text:p>
          </table:table-cell>
          <table:table-cell office:value-type="float" office:value="105096">
            <text:p>105096</text:p>
          </table:table-cell>
          <table:table-cell office:value-type="float" office:value="112100">
            <text:p>112100</text:p>
          </table:table-cell>
          <table:table-cell office:value-type="float" office:value="106820">
            <text:p>106820</text:p>
          </table:table-cell>
          <table:table-cell office:value-type="float" office:value="106480">
            <text:p>106480</text:p>
          </table:table-cell>
          <table:table-cell office:value-type="float" office:value="47160">
            <text:p>47160</text:p>
          </table:table-cell>
          <table:table-cell office:value-type="float" office:value="114860">
            <text:p>114860</text:p>
          </table:table-cell>
          <table:table-cell table:number-columns-repeated="2" office:value-type="float" office:value="0">
            <text:p>0</text:p>
          </table:table-cell>
          <table:table-cell office:value-type="float" office:value="120080">
            <text:p>120080</text:p>
          </table:table-cell>
          <table:table-cell table:number-columns-repeated="2" office:value-type="float" office:value="0">
            <text:p>0</text:p>
          </table:table-cell>
          <table:table-cell office:value-type="float" office:value="60988">
            <text:p>60988</text:p>
          </table:table-cell>
          <table:table-cell office:value-type="float" office:value="41160">
            <text:p>41160</text:p>
          </table:table-cell>
          <table:table-cell office:value-type="float" office:value="66024">
            <text:p>66024</text:p>
          </table:table-cell>
          <table:table-cell office:value-type="float" office:value="114580">
            <text:p>114580</text:p>
          </table:table-cell>
          <table:table-cell office:value-type="float" office:value="99540">
            <text:p>99540</text:p>
          </table:table-cell>
          <table:table-cell office:value-type="float" office:value="55300">
            <text:p>55300</text:p>
          </table:table-cell>
          <table:table-cell office:value-type="float" office:value="11140">
            <text:p>11140</text:p>
          </table:table-cell>
          <table:table-cell office:value-type="float" office:value="0">
            <text:p>0</text:p>
          </table:table-cell>
          <table:table-cell office:value-type="float" office:value="94800">
            <text:p>94800</text:p>
          </table:table-cell>
          <table:table-cell office:value-type="float" office:value="68752">
            <text:p>68752</text:p>
          </table:table-cell>
          <table:table-cell office:value-type="float" office:value="0">
            <text:p>0</text:p>
          </table:table-cell>
          <table:table-cell office:value-type="float" office:value="118420">
            <text:p>118420</text:p>
          </table:table-cell>
          <table:table-cell office:value-type="float" office:value="105860">
            <text:p>105860</text:p>
          </table:table-cell>
          <table:table-cell office:value-type="float" office:value="80580">
            <text:p>80580</text:p>
          </table:table-cell>
          <table:table-cell table:formula="of:=AVERAGE([.B84:.AE84])" office:value-type="float" office:value="68693.3333333333">
            <text:p>68693,3333333333</text:p>
          </table:table-cell>
          <table:table-cell table:style-name="ce5" table:formula="of:=(([.AF84]*8)/1000)/1000" office:value-type="float" office:value="0.549546666666667">
            <text:p>0,5495466667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8440">
            <text:p>28440</text:p>
          </table:table-cell>
          <table:table-cell office:value-type="float" office:value="0">
            <text:p>0</text:p>
          </table:table-cell>
          <table:table-cell office:value-type="float" office:value="118500">
            <text:p>118500</text:p>
          </table:table-cell>
          <table:table-cell office:value-type="float" office:value="23700">
            <text:p>23700</text:p>
          </table:table-cell>
          <table:table-cell office:value-type="float" office:value="110980">
            <text:p>110980</text:p>
          </table:table-cell>
          <table:table-cell office:value-type="float" office:value="96380">
            <text:p>96380</text:p>
          </table:table-cell>
          <table:table-cell office:value-type="float" office:value="105320">
            <text:p>105320</text:p>
          </table:table-cell>
          <table:table-cell office:value-type="float" office:value="109532">
            <text:p>109532</text:p>
          </table:table-cell>
          <table:table-cell office:value-type="float" office:value="66360">
            <text:p>66360</text:p>
          </table:table-cell>
          <table:table-cell office:value-type="float" office:value="112340">
            <text:p>112340</text:p>
          </table:table-cell>
          <table:table-cell office:value-type="float" office:value="20540">
            <text:p>20540</text:p>
          </table:table-cell>
          <table:table-cell office:value-type="float" office:value="0">
            <text:p>0</text:p>
          </table:table-cell>
          <table:table-cell office:value-type="float" office:value="105860">
            <text:p>105860</text:p>
          </table:table-cell>
          <table:table-cell table:number-columns-repeated="3" office:value-type="float" office:value="0">
            <text:p>0</text:p>
          </table:table-cell>
          <table:table-cell office:value-type="float" office:value="118500">
            <text:p>118500</text:p>
          </table:table-cell>
          <table:table-cell table:number-columns-repeated="3" office:value-type="float" office:value="0">
            <text:p>0</text:p>
          </table:table-cell>
          <table:table-cell office:value-type="float" office:value="112180">
            <text:p>112180</text:p>
          </table:table-cell>
          <table:table-cell table:number-columns-repeated="2" office:value-type="float" office:value="0">
            <text:p>0</text:p>
          </table:table-cell>
          <table:table-cell office:value-type="float" office:value="127980">
            <text:p>127980</text:p>
          </table:table-cell>
          <table:table-cell table:number-columns-repeated="2" office:value-type="float" office:value="0">
            <text:p>0</text:p>
          </table:table-cell>
          <table:table-cell office:value-type="float" office:value="110520">
            <text:p>110520</text:p>
          </table:table-cell>
          <table:table-cell office:value-type="float" office:value="93220">
            <text:p>93220</text:p>
          </table:table-cell>
          <table:table-cell office:value-type="float" office:value="117720">
            <text:p>117720</text:p>
          </table:table-cell>
          <table:table-cell table:formula="of:=AVERAGE([.B85:.AE85])" office:value-type="float" office:value="52602.4">
            <text:p>52602,4</text:p>
          </table:table-cell>
          <table:table-cell table:style-name="ce5" table:formula="of:=(([.AF85]*8)/1000)/1000" office:value-type="float" office:value="0.4208192">
            <text:p>0,4208192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01304">
            <text:p>101304</text:p>
          </table:table-cell>
          <table:table-cell office:value-type="float" office:value="113760">
            <text:p>113760</text:p>
          </table:table-cell>
          <table:table-cell office:value-type="float" office:value="121672">
            <text:p>121672</text:p>
          </table:table-cell>
          <table:table-cell office:value-type="float" office:value="0">
            <text:p>0</text:p>
          </table:table-cell>
          <table:table-cell office:value-type="float" office:value="108476">
            <text:p>108476</text:p>
          </table:table-cell>
          <table:table-cell office:value-type="float" office:value="117424">
            <text:p>117424</text:p>
          </table:table-cell>
          <table:table-cell office:value-type="float" office:value="123240">
            <text:p>123240</text:p>
          </table:table-cell>
          <table:table-cell office:value-type="float" office:value="114160">
            <text:p>114160</text:p>
          </table:table-cell>
          <table:table-cell office:value-type="float" office:value="105540">
            <text:p>105540</text:p>
          </table:table-cell>
          <table:table-cell office:value-type="float" office:value="86956">
            <text:p>86956</text:p>
          </table:table-cell>
          <table:table-cell office:value-type="float" office:value="115340">
            <text:p>115340</text:p>
          </table:table-cell>
          <table:table-cell office:value-type="float" office:value="63424">
            <text:p>63424</text:p>
          </table:table-cell>
          <table:table-cell office:value-type="float" office:value="86548">
            <text:p>86548</text:p>
          </table:table-cell>
          <table:table-cell office:value-type="float" office:value="0">
            <text:p>0</text:p>
          </table:table-cell>
          <table:table-cell office:value-type="float" office:value="104200">
            <text:p>104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3240">
            <text:p>123240</text:p>
          </table:table-cell>
          <table:table-cell office:value-type="float" office:value="0">
            <text:p>0</text:p>
          </table:table-cell>
          <table:table-cell office:value-type="float" office:value="22120">
            <text:p>22120</text:p>
          </table:table-cell>
          <table:table-cell office:value-type="float" office:value="99540">
            <text:p>99540</text:p>
          </table:table-cell>
          <table:table-cell office:value-type="float" office:value="44744">
            <text:p>44744</text:p>
          </table:table-cell>
          <table:table-cell office:value-type="float" office:value="39624">
            <text:p>39624</text:p>
          </table:table-cell>
          <table:table-cell office:value-type="float" office:value="102380">
            <text:p>102380</text:p>
          </table:table-cell>
          <table:table-cell office:value-type="float" office:value="105860">
            <text:p>105860</text:p>
          </table:table-cell>
          <table:table-cell office:value-type="float" office:value="9156">
            <text:p>9156</text:p>
          </table:table-cell>
          <table:table-cell table:formula="of:=AVERAGE([.B86:.AE86])" office:value-type="float" office:value="63623.6">
            <text:p>63623,6</text:p>
          </table:table-cell>
          <table:table-cell table:style-name="ce5" table:formula="of:=(([.AF86]*8)/1000)/1000" office:value-type="float" office:value="0.5089888">
            <text:p>0,5089888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720">
            <text:p>56720</text:p>
          </table:table-cell>
          <table:table-cell office:value-type="float" office:value="44240">
            <text:p>44240</text:p>
          </table:table-cell>
          <table:table-cell office:value-type="float" office:value="0">
            <text:p>0</text:p>
          </table:table-cell>
          <table:table-cell office:value-type="float" office:value="104784">
            <text:p>104784</text:p>
          </table:table-cell>
          <table:table-cell office:value-type="float" office:value="114204">
            <text:p>114204</text:p>
          </table:table-cell>
          <table:table-cell office:value-type="float" office:value="119944">
            <text:p>119944</text:p>
          </table:table-cell>
          <table:table-cell office:value-type="float" office:value="11060">
            <text:p>11060</text:p>
          </table:table-cell>
          <table:table-cell office:value-type="float" office:value="97560">
            <text:p>97560</text:p>
          </table:table-cell>
          <table:table-cell office:value-type="float" office:value="106872">
            <text:p>106872</text:p>
          </table:table-cell>
          <table:table-cell office:value-type="float" office:value="101600">
            <text:p>101600</text:p>
          </table:table-cell>
          <table:table-cell office:value-type="float" office:value="109872">
            <text:p>109872</text:p>
          </table:table-cell>
          <table:table-cell office:value-type="float" office:value="107040">
            <text:p>107040</text:p>
          </table:table-cell>
          <table:table-cell office:value-type="float" office:value="99424">
            <text:p>99424</text:p>
          </table:table-cell>
          <table:table-cell office:value-type="float" office:value="113760">
            <text:p>113760</text:p>
          </table:table-cell>
          <table:table-cell office:value-type="float" office:value="99216">
            <text:p>99216</text:p>
          </table:table-cell>
          <table:table-cell office:value-type="float" office:value="114476">
            <text:p>114476</text:p>
          </table:table-cell>
          <table:table-cell office:value-type="float" office:value="79352">
            <text:p>79352</text:p>
          </table:table-cell>
          <table:table-cell office:value-type="float" office:value="61540">
            <text:p>61540</text:p>
          </table:table-cell>
          <table:table-cell table:number-columns-repeated="2" office:value-type="float" office:value="0">
            <text:p>0</text:p>
          </table:table-cell>
          <table:table-cell office:value-type="float" office:value="41064">
            <text:p>41064</text:p>
          </table:table-cell>
          <table:table-cell office:value-type="float" office:value="17380">
            <text:p>17380</text:p>
          </table:table-cell>
          <table:table-cell office:value-type="float" office:value="72480">
            <text:p>72480</text:p>
          </table:table-cell>
          <table:table-cell office:value-type="float" office:value="123240">
            <text:p>123240</text:p>
          </table:table-cell>
          <table:table-cell office:value-type="float" office:value="110600">
            <text:p>110600</text:p>
          </table:table-cell>
          <table:table-cell office:value-type="float" office:value="112976">
            <text:p>112976</text:p>
          </table:table-cell>
          <table:table-cell office:value-type="float" office:value="76248">
            <text:p>76248</text:p>
          </table:table-cell>
          <table:table-cell office:value-type="float" office:value="99356">
            <text:p>99356</text:p>
          </table:table-cell>
          <table:table-cell office:value-type="float" office:value="105620">
            <text:p>105620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76687.6">
            <text:p>76687,6</text:p>
          </table:table-cell>
          <table:table-cell table:style-name="ce5" table:formula="of:=(([.AF87]*8)/1000)/1000" office:value-type="float" office:value="0.6135008">
            <text:p>0,613500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1132">
            <text:p>111132</text:p>
          </table:table-cell>
          <table:table-cell office:value-type="float" office:value="115340">
            <text:p>115340</text:p>
          </table:table-cell>
          <table:table-cell office:value-type="float" office:value="22968">
            <text:p>22968</text:p>
          </table:table-cell>
          <table:table-cell office:value-type="float" office:value="86852">
            <text:p>86852</text:p>
          </table:table-cell>
          <table:table-cell office:value-type="float" office:value="112872">
            <text:p>112872</text:p>
          </table:table-cell>
          <table:table-cell office:value-type="float" office:value="52040">
            <text:p>52040</text:p>
          </table:table-cell>
          <table:table-cell office:value-type="float" office:value="112180">
            <text:p>112180</text:p>
          </table:table-cell>
          <table:table-cell office:value-type="float" office:value="10656">
            <text:p>10656</text:p>
          </table:table-cell>
          <table:table-cell office:value-type="float" office:value="102268">
            <text:p>102268</text:p>
          </table:table-cell>
          <table:table-cell office:value-type="float" office:value="113624">
            <text:p>113624</text:p>
          </table:table-cell>
          <table:table-cell office:value-type="float" office:value="106976">
            <text:p>106976</text:p>
          </table:table-cell>
          <table:table-cell office:value-type="float" office:value="114908">
            <text:p>114908</text:p>
          </table:table-cell>
          <table:table-cell office:value-type="float" office:value="94560">
            <text:p>94560</text:p>
          </table:table-cell>
          <table:table-cell table:number-columns-repeated="2" office:value-type="float" office:value="0">
            <text:p>0</text:p>
          </table:table-cell>
          <table:table-cell office:value-type="float" office:value="41280">
            <text:p>41280</text:p>
          </table:table-cell>
          <table:table-cell office:value-type="float" office:value="109872">
            <text:p>109872</text:p>
          </table:table-cell>
          <table:table-cell office:value-type="float" office:value="0">
            <text:p>0</text:p>
          </table:table-cell>
          <table:table-cell office:value-type="float" office:value="107988">
            <text:p>107988</text:p>
          </table:table-cell>
          <table:table-cell office:value-type="float" office:value="62592">
            <text:p>62592</text:p>
          </table:table-cell>
          <table:table-cell office:value-type="float" office:value="109664">
            <text:p>109664</text:p>
          </table:table-cell>
          <table:table-cell office:value-type="float" office:value="0">
            <text:p>0</text:p>
          </table:table-cell>
          <table:table-cell office:value-type="float" office:value="96372">
            <text:p>96372</text:p>
          </table:table-cell>
          <table:table-cell office:value-type="float" office:value="82088">
            <text:p>82088</text:p>
          </table:table-cell>
          <table:table-cell office:value-type="float" office:value="110360">
            <text:p>110360</text:p>
          </table:table-cell>
          <table:table-cell office:value-type="float" office:value="100612">
            <text:p>100612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09500">
            <text:p>109500</text:p>
          </table:table-cell>
          <table:table-cell office:value-type="float" office:value="61040">
            <text:p>61040</text:p>
          </table:table-cell>
          <table:table-cell table:formula="of:=AVERAGE([.B88:.AE88])" office:value-type="float" office:value="75152.1333333333">
            <text:p>75152,1333333333</text:p>
          </table:table-cell>
          <table:table-cell table:style-name="ce5" table:formula="of:=(([.AF88]*8)/1000)/1000" office:value-type="float" office:value="0.601217066666667">
            <text:p>0,6012170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0580">
            <text:p>120580</text:p>
          </table:table-cell>
          <table:table-cell office:value-type="float" office:value="107788">
            <text:p>107788</text:p>
          </table:table-cell>
          <table:table-cell office:value-type="float" office:value="117424">
            <text:p>117424</text:p>
          </table:table-cell>
          <table:table-cell office:value-type="float" office:value="114528">
            <text:p>114528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10604">
            <text:p>110604</text:p>
          </table:table-cell>
          <table:table-cell office:value-type="float" office:value="0">
            <text:p>0</text:p>
          </table:table-cell>
          <table:table-cell office:value-type="float" office:value="107960">
            <text:p>107960</text:p>
          </table:table-cell>
          <table:table-cell office:value-type="float" office:value="104400">
            <text:p>104400</text:p>
          </table:table-cell>
          <table:table-cell office:value-type="float" office:value="59540">
            <text:p>59540</text:p>
          </table:table-cell>
          <table:table-cell office:value-type="float" office:value="118116">
            <text:p>118116</text:p>
          </table:table-cell>
          <table:table-cell office:value-type="float" office:value="20280">
            <text:p>20280</text:p>
          </table:table-cell>
          <table:table-cell office:value-type="float" office:value="100976">
            <text:p>100976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99016">
            <text:p>99016</text:p>
          </table:table-cell>
          <table:table-cell office:value-type="float" office:value="115924">
            <text:p>115924</text:p>
          </table:table-cell>
          <table:table-cell office:value-type="float" office:value="96164">
            <text:p>96164</text:p>
          </table:table-cell>
          <table:table-cell office:value-type="float" office:value="100000">
            <text:p>100000</text:p>
          </table:table-cell>
          <table:table-cell office:value-type="float" office:value="105372">
            <text:p>105372</text:p>
          </table:table-cell>
          <table:table-cell office:value-type="float" office:value="0">
            <text:p>0</text:p>
          </table:table-cell>
          <table:table-cell office:value-type="float" office:value="12640">
            <text:p>12640</text:p>
          </table:table-cell>
          <table:table-cell office:value-type="float" office:value="88560">
            <text:p>88560</text:p>
          </table:table-cell>
          <table:table-cell office:value-type="float" office:value="0">
            <text:p>0</text:p>
          </table:table-cell>
          <table:table-cell office:value-type="float" office:value="19864">
            <text:p>19864</text:p>
          </table:table-cell>
          <table:table-cell office:value-type="float" office:value="104520">
            <text:p>104520</text:p>
          </table:table-cell>
          <table:table-cell office:value-type="float" office:value="108216">
            <text:p>108216</text:p>
          </table:table-cell>
          <table:table-cell table:formula="of:=AVERAGE([.B89:.AE89])" office:value-type="float" office:value="71640.5333333333">
            <text:p>71640,5333333333</text:p>
          </table:table-cell>
          <table:table-cell table:style-name="ce5" table:formula="of:=(([.AF89]*8)/1000)/1000" office:value-type="float" office:value="0.573124266666667">
            <text:p>0,5731242667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832">
            <text:p>45832</text:p>
          </table:table-cell>
          <table:table-cell office:value-type="float" office:value="31280">
            <text:p>31280</text:p>
          </table:table-cell>
          <table:table-cell office:value-type="float" office:value="112976">
            <text:p>112976</text:p>
          </table:table-cell>
          <table:table-cell office:value-type="float" office:value="111476">
            <text:p>111476</text:p>
          </table:table-cell>
          <table:table-cell office:value-type="float" office:value="106924">
            <text:p>106924</text:p>
          </table:table-cell>
          <table:table-cell office:value-type="float" office:value="0">
            <text:p>0</text:p>
          </table:table-cell>
          <table:table-cell office:value-type="float" office:value="105320">
            <text:p>105320</text:p>
          </table:table-cell>
          <table:table-cell office:value-type="float" office:value="53436">
            <text:p>53436</text:p>
          </table:table-cell>
          <table:table-cell office:value-type="float" office:value="103872">
            <text:p>103872</text:p>
          </table:table-cell>
          <table:table-cell office:value-type="float" office:value="70248">
            <text:p>70248</text:p>
          </table:table-cell>
          <table:table-cell office:value-type="float" office:value="0">
            <text:p>0</text:p>
          </table:table-cell>
          <table:table-cell office:value-type="float" office:value="112768">
            <text:p>112768</text:p>
          </table:table-cell>
          <table:table-cell office:value-type="float" office:value="110348">
            <text:p>110348</text:p>
          </table:table-cell>
          <table:table-cell office:value-type="float" office:value="102112">
            <text:p>102112</text:p>
          </table:table-cell>
          <table:table-cell office:value-type="float" office:value="10760">
            <text:p>10760</text:p>
          </table:table-cell>
          <table:table-cell office:value-type="float" office:value="47280">
            <text:p>47280</text:p>
          </table:table-cell>
          <table:table-cell office:value-type="float" office:value="117528">
            <text:p>117528</text:p>
          </table:table-cell>
          <table:table-cell office:value-type="float" office:value="90776">
            <text:p>9077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05268">
            <text:p>105268</text:p>
          </table:table-cell>
          <table:table-cell office:value-type="float" office:value="102320">
            <text:p>102320</text:p>
          </table:table-cell>
          <table:table-cell office:value-type="float" office:value="105112">
            <text:p>105112</text:p>
          </table:table-cell>
          <table:table-cell table:number-columns-repeated="4" office:value-type="float" office:value="0">
            <text:p>0</text:p>
          </table:table-cell>
          <table:table-cell office:value-type="float" office:value="105504">
            <text:p>105504</text:p>
          </table:table-cell>
          <table:table-cell office:value-type="float" office:value="103716">
            <text:p>103716</text:p>
          </table:table-cell>
          <table:table-cell table:formula="of:=AVERAGE([.B90:.AE90])" office:value-type="float" office:value="65390.9333333333">
            <text:p>65390,9333333333</text:p>
          </table:table-cell>
          <table:table-cell table:style-name="ce5" table:formula="of:=(([.AF90]*8)/1000)/1000" office:value-type="float" office:value="0.523127466666667">
            <text:p>0,5231274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2560">
            <text:p>62560</text:p>
          </table:table-cell>
          <table:table-cell office:value-type="float" office:value="116028">
            <text:p>116028</text:p>
          </table:table-cell>
          <table:table-cell office:value-type="float" office:value="102268">
            <text:p>102268</text:p>
          </table:table-cell>
          <table:table-cell table:number-columns-repeated="2" office:value-type="float" office:value="0">
            <text:p>0</text:p>
          </table:table-cell>
          <table:table-cell office:value-type="float" office:value="100612">
            <text:p>100612</text:p>
          </table:table-cell>
          <table:table-cell office:value-type="float" office:value="108216">
            <text:p>108216</text:p>
          </table:table-cell>
          <table:table-cell office:value-type="float" office:value="114372">
            <text:p>114372</text:p>
          </table:table-cell>
          <table:table-cell office:value-type="float" office:value="0">
            <text:p>0</text:p>
          </table:table-cell>
          <table:table-cell office:value-type="float" office:value="13708">
            <text:p>13708</text:p>
          </table:table-cell>
          <table:table-cell office:value-type="float" office:value="12208">
            <text:p>12208</text:p>
          </table:table-cell>
          <table:table-cell office:value-type="float" office:value="111900">
            <text:p>111900</text:p>
          </table:table-cell>
          <table:table-cell office:value-type="float" office:value="108320">
            <text:p>108320</text:p>
          </table:table-cell>
          <table:table-cell office:value-type="float" office:value="106924">
            <text:p>106924</text:p>
          </table:table-cell>
          <table:table-cell office:value-type="float" office:value="108424">
            <text:p>108424</text:p>
          </table:table-cell>
          <table:table-cell office:value-type="float" office:value="122028">
            <text:p>122028</text:p>
          </table:table-cell>
          <table:table-cell office:value-type="float" office:value="114492">
            <text:p>11449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0612">
            <text:p>100612</text:p>
          </table:table-cell>
          <table:table-cell office:value-type="float" office:value="105424">
            <text:p>105424</text:p>
          </table:table-cell>
          <table:table-cell office:value-type="float" office:value="48832">
            <text:p>48832</text:p>
          </table:table-cell>
          <table:table-cell office:value-type="float" office:value="0">
            <text:p>0</text:p>
          </table:table-cell>
          <table:table-cell office:value-type="float" office:value="19812">
            <text:p>19812</text:p>
          </table:table-cell>
          <table:table-cell office:value-type="float" office:value="0">
            <text:p>0</text:p>
          </table:table-cell>
          <table:table-cell office:value-type="float" office:value="70248">
            <text:p>70248</text:p>
          </table:table-cell>
          <table:table-cell office:value-type="float" office:value="100560">
            <text:p>100560</text:p>
          </table:table-cell>
          <table:table-cell table:formula="of:=AVERAGE([.B91:.AE91])" office:value-type="float" office:value="65629.8666666667">
            <text:p>65629,8666666667</text:p>
          </table:table-cell>
          <table:table-cell table:style-name="ce5" table:formula="of:=(([.AF91]*8)/1000)/1000" office:value-type="float" office:value="0.525038933333333">
            <text:p>0,5250389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904">
            <text:p>80904</text:p>
          </table:table-cell>
          <table:table-cell office:value-type="float" office:value="99248">
            <text:p>99248</text:p>
          </table:table-cell>
          <table:table-cell office:value-type="float" office:value="119028">
            <text:p>119028</text:p>
          </table:table-cell>
          <table:table-cell office:value-type="float" office:value="7604">
            <text:p>7604</text:p>
          </table:table-cell>
          <table:table-cell office:value-type="float" office:value="0">
            <text:p>0</text:p>
          </table:table-cell>
          <table:table-cell office:value-type="float" office:value="68696">
            <text:p>68696</text:p>
          </table:table-cell>
          <table:table-cell office:value-type="float" office:value="112872">
            <text:p>112872</text:p>
          </table:table-cell>
          <table:table-cell office:value-type="float" office:value="108372">
            <text:p>108372</text:p>
          </table:table-cell>
          <table:table-cell office:value-type="float" office:value="93060">
            <text:p>93060</text:p>
          </table:table-cell>
          <table:table-cell office:value-type="float" office:value="0">
            <text:p>0</text:p>
          </table:table-cell>
          <table:table-cell office:value-type="float" office:value="115976">
            <text:p>115976</text:p>
          </table:table-cell>
          <table:table-cell office:value-type="float" office:value="0">
            <text:p>0</text:p>
          </table:table-cell>
          <table:table-cell office:value-type="float" office:value="117996">
            <text:p>117996</text:p>
          </table:table-cell>
          <table:table-cell office:value-type="float" office:value="102268">
            <text:p>102268</text:p>
          </table:table-cell>
          <table:table-cell office:value-type="float" office:value="111320">
            <text:p>111320</text:p>
          </table:table-cell>
          <table:table-cell table:number-columns-repeated="2" office:value-type="float" office:value="108268">
            <text:p>108268</text:p>
          </table:table-cell>
          <table:table-cell office:value-type="float" office:value="111044">
            <text:p>111044</text:p>
          </table:table-cell>
          <table:table-cell office:value-type="float" office:value="82352">
            <text:p>82352</text:p>
          </table:table-cell>
          <table:table-cell office:value-type="float" office:value="109872">
            <text:p>109872</text:p>
          </table:table-cell>
          <table:table-cell office:value-type="float" office:value="90008">
            <text:p>90008</text:p>
          </table:table-cell>
          <table:table-cell office:value-type="float" office:value="30520">
            <text:p>30520</text:p>
          </table:table-cell>
          <table:table-cell office:value-type="float" office:value="120528">
            <text:p>120528</text:p>
          </table:table-cell>
          <table:table-cell office:value-type="float" office:value="109872">
            <text:p>109872</text:p>
          </table:table-cell>
          <table:table-cell office:value-type="float" office:value="106872">
            <text:p>106872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108372">
            <text:p>108372</text:p>
          </table:table-cell>
          <table:table-cell office:value-type="float" office:value="1552">
            <text:p>1552</text:p>
          </table:table-cell>
          <table:table-cell office:value-type="float" office:value="112872">
            <text:p>112872</text:p>
          </table:table-cell>
          <table:table-cell table:formula="of:=AVERAGE([.B92:.AE92])" office:value-type="float" office:value="81540.6666666667">
            <text:p>81540,6666666667</text:p>
          </table:table-cell>
          <table:table-cell table:style-name="ce5" table:formula="of:=(([.AF92]*8)/1000)/1000" office:value-type="float" office:value="0.652325333333333">
            <text:p>0,65232533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5268">
            <text:p>105268</text:p>
          </table:table-cell>
          <table:table-cell office:value-type="float" office:value="117528">
            <text:p>117528</text:p>
          </table:table-cell>
          <table:table-cell office:value-type="float" office:value="88456">
            <text:p>88456</text:p>
          </table:table-cell>
          <table:table-cell table:number-columns-repeated="2" office:value-type="float" office:value="0">
            <text:p>0</text:p>
          </table:table-cell>
          <table:table-cell office:value-type="float" office:value="120580">
            <text:p>120580</text:p>
          </table:table-cell>
          <table:table-cell office:value-type="float" office:value="29020">
            <text:p>29020</text:p>
          </table:table-cell>
          <table:table-cell office:value-type="float" office:value="38124">
            <text:p>38124</text:p>
          </table:table-cell>
          <table:table-cell office:value-type="float" office:value="47384">
            <text:p>47384</text:p>
          </table:table-cell>
          <table:table-cell office:value-type="float" office:value="67144">
            <text:p>67144</text:p>
          </table:table-cell>
          <table:table-cell office:value-type="float" office:value="117528">
            <text:p>117528</text:p>
          </table:table-cell>
          <table:table-cell office:value-type="float" office:value="44332">
            <text:p>44332</text:p>
          </table:table-cell>
          <table:table-cell office:value-type="float" office:value="103872">
            <text:p>103872</text:p>
          </table:table-cell>
          <table:table-cell office:value-type="float" office:value="0">
            <text:p>0</text:p>
          </table:table-cell>
          <table:table-cell office:value-type="float" office:value="99060">
            <text:p>99060</text:p>
          </table:table-cell>
          <table:table-cell office:value-type="float" office:value="108372">
            <text:p>108372</text:p>
          </table:table-cell>
          <table:table-cell office:value-type="float" office:value="112872">
            <text:p>112872</text:p>
          </table:table-cell>
          <table:table-cell office:value-type="float" office:value="17012">
            <text:p>17012</text:p>
          </table:table-cell>
          <table:table-cell office:value-type="float" office:value="105216">
            <text:p>105216</text:p>
          </table:table-cell>
          <table:table-cell office:value-type="float" office:value="109820">
            <text:p>10982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3924">
            <text:p>103924</text:p>
          </table:table-cell>
          <table:table-cell office:value-type="float" office:value="76248">
            <text:p>76248</text:p>
          </table:table-cell>
          <table:table-cell office:value-type="float" office:value="112924">
            <text:p>112924</text:p>
          </table:table-cell>
          <table:table-cell office:value-type="float" office:value="100612">
            <text:p>100612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528">
            <text:p>117528</text:p>
          </table:table-cell>
          <table:table-cell table:formula="of:=AVERAGE([.B93:.AE93])" office:value-type="float" office:value="76054.9333333333">
            <text:p>76054,9333333333</text:p>
          </table:table-cell>
          <table:table-cell table:style-name="ce5" table:formula="of:=(([.AF93]*8)/1000)/1000" office:value-type="float" office:value="0.608439466666667">
            <text:p>0,6084394667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696">
            <text:p>74696</text:p>
          </table:table-cell>
          <table:table-cell office:value-type="float" office:value="117476">
            <text:p>117476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9924">
            <text:p>109924</text:p>
          </table:table-cell>
          <table:table-cell office:value-type="float" office:value="79352">
            <text:p>79352</text:p>
          </table:table-cell>
          <table:table-cell office:value-type="float" office:value="0">
            <text:p>0</text:p>
          </table:table-cell>
          <table:table-cell office:value-type="float" office:value="114372">
            <text:p>114372</text:p>
          </table:table-cell>
          <table:table-cell office:value-type="float" office:value="117528">
            <text:p>117528</text:p>
          </table:table-cell>
          <table:table-cell office:value-type="float" office:value="94664">
            <text:p>94664</text:p>
          </table:table-cell>
          <table:table-cell office:value-type="float" office:value="109924">
            <text:p>109924</text:p>
          </table:table-cell>
          <table:table-cell office:value-type="float" office:value="15156">
            <text:p>15156</text:p>
          </table:table-cell>
          <table:table-cell office:value-type="float" office:value="0">
            <text:p>0</text:p>
          </table:table-cell>
          <table:table-cell office:value-type="float" office:value="102268">
            <text:p>102268</text:p>
          </table:table-cell>
          <table:table-cell office:value-type="float" office:value="108268">
            <text:p>108268</text:p>
          </table:table-cell>
          <table:table-cell office:value-type="float" office:value="83852">
            <text:p>83852</text:p>
          </table:table-cell>
          <table:table-cell office:value-type="float" office:value="0">
            <text:p>0</text:p>
          </table:table-cell>
          <table:table-cell office:value-type="float" office:value="109820">
            <text:p>109820</text:p>
          </table:table-cell>
          <table:table-cell office:value-type="float" office:value="111372">
            <text:p>111372</text:p>
          </table:table-cell>
          <table:table-cell office:value-type="float" office:value="114528">
            <text:p>114528</text:p>
          </table:table-cell>
          <table:table-cell office:value-type="float" office:value="12260">
            <text:p>12260</text:p>
          </table:table-cell>
          <table:table-cell office:value-type="float" office:value="54936">
            <text:p>54936</text:p>
          </table:table-cell>
          <table:table-cell office:value-type="float" office:value="0">
            <text:p>0</text:p>
          </table:table-cell>
          <table:table-cell office:value-type="float" office:value="76352">
            <text:p>76352</text:p>
          </table:table-cell>
          <table:table-cell office:value-type="float" office:value="106924">
            <text:p>106924</text:p>
          </table:table-cell>
          <table:table-cell office:value-type="float" office:value="3052">
            <text:p>3052</text:p>
          </table:table-cell>
          <table:table-cell office:value-type="float" office:value="70196">
            <text:p>70196</text:p>
          </table:table-cell>
          <table:table-cell office:value-type="float" office:value="16812">
            <text:p>16812</text:p>
          </table:table-cell>
          <table:table-cell office:value-type="float" office:value="109872">
            <text:p>109872</text:p>
          </table:table-cell>
          <table:table-cell table:formula="of:=AVERAGE([.B94:.AE94])" office:value-type="float" office:value="70806.4">
            <text:p>70806,4</text:p>
          </table:table-cell>
          <table:table-cell table:style-name="ce5" table:formula="of:=(([.AF94]*8)/1000)/1000" office:value-type="float" office:value="0.5664512">
            <text:p>0,566451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812">
            <text:p>16812</text:p>
          </table:table-cell>
          <table:table-cell office:value-type="float" office:value="93008">
            <text:p>93008</text:p>
          </table:table-cell>
          <table:table-cell office:value-type="float" office:value="112976">
            <text:p>112976</text:p>
          </table:table-cell>
          <table:table-cell office:value-type="float" office:value="88664">
            <text:p>88664</text:p>
          </table:table-cell>
          <table:table-cell office:value-type="float" office:value="105164">
            <text:p>105164</text:p>
          </table:table-cell>
          <table:table-cell office:value-type="float" office:value="100716">
            <text:p>100716</text:p>
          </table:table-cell>
          <table:table-cell office:value-type="float" office:value="111320">
            <text:p>111320</text:p>
          </table:table-cell>
          <table:table-cell office:value-type="float" office:value="24468">
            <text:p>24468</text:p>
          </table:table-cell>
          <table:table-cell office:value-type="float" office:value="112924">
            <text:p>112924</text:p>
          </table:table-cell>
          <table:table-cell office:value-type="float" office:value="99216">
            <text:p>99216</text:p>
          </table:table-cell>
          <table:table-cell office:value-type="float" office:value="36624">
            <text:p>3662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82300">
            <text:p>82300</text:p>
          </table:table-cell>
          <table:table-cell office:value-type="float" office:value="97716">
            <text:p>97716</text:p>
          </table:table-cell>
          <table:table-cell office:value-type="float" office:value="108372">
            <text:p>108372</text:p>
          </table:table-cell>
          <table:table-cell table:number-columns-repeated="2" office:value-type="float" office:value="0">
            <text:p>0</text:p>
          </table:table-cell>
          <table:table-cell office:value-type="float" office:value="122132">
            <text:p>122132</text:p>
          </table:table-cell>
          <table:table-cell office:value-type="float" office:value="47332">
            <text:p>47332</text:p>
          </table:table-cell>
          <table:table-cell office:value-type="float" office:value="103716">
            <text:p>103716</text:p>
          </table:table-cell>
          <table:table-cell office:value-type="float" office:value="92800">
            <text:p>92800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51832">
            <text:p>51832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111320">
            <text:p>111320</text:p>
          </table:table-cell>
          <table:table-cell table:formula="of:=AVERAGE([.B95:.AE95])" office:value-type="float" office:value="70435.6">
            <text:p>70435,6</text:p>
          </table:table-cell>
          <table:table-cell table:style-name="ce5" table:formula="of:=(([.AF95]*8)/1000)/1000" office:value-type="float" office:value="0.5634848">
            <text:p>0,5634848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008">
            <text:p>84008</text:p>
          </table:table-cell>
          <table:table-cell office:value-type="float" office:value="32072">
            <text:p>32072</text:p>
          </table:table-cell>
          <table:table-cell office:value-type="float" office:value="117632">
            <text:p>117632</text:p>
          </table:table-cell>
          <table:table-cell office:value-type="float" office:value="51936">
            <text:p>51936</text:p>
          </table:table-cell>
          <table:table-cell office:value-type="float" office:value="111424">
            <text:p>111424</text:p>
          </table:table-cell>
          <table:table-cell office:value-type="float" office:value="109872">
            <text:p>109872</text:p>
          </table:table-cell>
          <table:table-cell office:value-type="float" office:value="111424">
            <text:p>111424</text:p>
          </table:table-cell>
          <table:table-cell office:value-type="float" office:value="102112">
            <text:p>10211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120528">
            <text:p>120528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62592">
            <text:p>62592</text:p>
          </table:table-cell>
          <table:table-cell office:value-type="float" office:value="105268">
            <text:p>105268</text:p>
          </table:table-cell>
          <table:table-cell office:value-type="float" office:value="0">
            <text:p>0</text:p>
          </table:table-cell>
          <table:table-cell office:value-type="float" office:value="100716">
            <text:p>100716</text:p>
          </table:table-cell>
          <table:table-cell office:value-type="float" office:value="111424">
            <text:p>111424</text:p>
          </table:table-cell>
          <table:table-cell office:value-type="float" office:value="0">
            <text:p>0</text:p>
          </table:table-cell>
          <table:table-cell office:value-type="float" office:value="111372">
            <text:p>111372</text:p>
          </table:table-cell>
          <table:table-cell office:value-type="float" office:value="112872">
            <text:p>112872</text:p>
          </table:table-cell>
          <table:table-cell table:number-columns-repeated="2"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114424">
            <text:p>114424</text:p>
          </table:table-cell>
          <table:table-cell office:value-type="float" office:value="103612">
            <text:p>103612</text:p>
          </table:table-cell>
          <table:table-cell office:value-type="float" office:value="113028">
            <text:p>113028</text:p>
          </table:table-cell>
          <table:table-cell office:value-type="float" office:value="108216">
            <text:p>108216</text:p>
          </table:table-cell>
          <table:table-cell office:value-type="float" office:value="25916">
            <text:p>25916</text:p>
          </table:table-cell>
          <table:table-cell table:formula="of:=AVERAGE([.B96:.AE96])" office:value-type="float" office:value="71522">
            <text:p>71522</text:p>
          </table:table-cell>
          <table:table-cell table:style-name="ce5" table:formula="of:=(([.AF96]*8)/1000)/1000" office:value-type="float" office:value="0.572176">
            <text:p>0,572176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2">
            <text:p>1552</text:p>
          </table:table-cell>
          <table:table-cell table:number-columns-repeated="2" office:value-type="float" office:value="0">
            <text:p>0</text:p>
          </table:table-cell>
          <table:table-cell office:value-type="float" office:value="74852">
            <text:p>74852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5268">
            <text:p>105268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10708">
            <text:p>10708</text:p>
          </table:table-cell>
          <table:table-cell office:value-type="float" office:value="103716">
            <text:p>103716</text:p>
          </table:table-cell>
          <table:table-cell office:value-type="float" office:value="112820">
            <text:p>112820</text:p>
          </table:table-cell>
          <table:table-cell office:value-type="float" office:value="123580">
            <text:p>123580</text:p>
          </table:table-cell>
          <table:table-cell office:value-type="float" office:value="107028">
            <text:p>10702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office:value-type="float" office:value="38176">
            <text:p>38176</text:p>
          </table:table-cell>
          <table:table-cell office:value-type="float" office:value="126632">
            <text:p>126632</text:p>
          </table:table-cell>
          <table:table-cell office:value-type="float" office:value="119028">
            <text:p>119028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09872">
            <text:p>109872</text:p>
          </table:table-cell>
          <table:table-cell office:value-type="float" office:value="82300">
            <text:p>82300</text:p>
          </table:table-cell>
          <table:table-cell office:value-type="float" office:value="16812">
            <text:p>16812</text:p>
          </table:table-cell>
          <table:table-cell office:value-type="float" office:value="106664">
            <text:p>106664</text:p>
          </table:table-cell>
          <table:table-cell office:value-type="float" office:value="108320">
            <text:p>108320</text:p>
          </table:table-cell>
          <table:table-cell office:value-type="float" office:value="108216">
            <text:p>108216</text:p>
          </table:table-cell>
          <table:table-cell office:value-type="float" office:value="106768">
            <text:p>106768</text:p>
          </table:table-cell>
          <table:table-cell office:value-type="float" office:value="112872">
            <text:p>112872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4408.4">
            <text:p>74408,4</text:p>
          </table:table-cell>
          <table:table-cell table:style-name="ce5" table:formula="of:=(([.AF97]*8)/1000)/1000" office:value-type="float" office:value="0.5952672">
            <text:p>0,595267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6612">
            <text:p>106612</text:p>
          </table:table-cell>
          <table:table-cell table:number-columns-repeated="2" office:value-type="float" office:value="0">
            <text:p>0</text:p>
          </table:table-cell>
          <table:table-cell office:value-type="float" office:value="114320">
            <text:p>114320</text:p>
          </table:table-cell>
          <table:table-cell office:value-type="float" office:value="36624">
            <text:p>36624</text:p>
          </table:table-cell>
          <table:table-cell office:value-type="float" office:value="118976">
            <text:p>118976</text:p>
          </table:table-cell>
          <table:table-cell office:value-type="float" office:value="28968">
            <text:p>28968</text:p>
          </table:table-cell>
          <table:table-cell office:value-type="float" office:value="102268">
            <text:p>102268</text:p>
          </table:table-cell>
          <table:table-cell office:value-type="float" office:value="105216">
            <text:p>105216</text:p>
          </table:table-cell>
          <table:table-cell office:value-type="float" office:value="117372">
            <text:p>117372</text:p>
          </table:table-cell>
          <table:table-cell office:value-type="float" office:value="108372">
            <text:p>108372</text:p>
          </table:table-cell>
          <table:table-cell office:value-type="float" office:value="99060">
            <text:p>99060</text:p>
          </table:table-cell>
          <table:table-cell office:value-type="float" office:value="100664">
            <text:p>100664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4800">
            <text:p>74800</text:p>
          </table:table-cell>
          <table:table-cell office:value-type="float" office:value="105320">
            <text:p>105320</text:p>
          </table:table-cell>
          <table:table-cell office:value-type="float" office:value="96112">
            <text:p>96112</text:p>
          </table:table-cell>
          <table:table-cell office:value-type="float" office:value="105372">
            <text:p>105372</text:p>
          </table:table-cell>
          <table:table-cell office:value-type="float" office:value="93112">
            <text:p>93112</text:p>
          </table:table-cell>
          <table:table-cell office:value-type="float" office:value="102164">
            <text:p>102164</text:p>
          </table:table-cell>
          <table:table-cell office:value-type="float" office:value="108268">
            <text:p>108268</text:p>
          </table:table-cell>
          <table:table-cell office:value-type="float" office:value="111372">
            <text:p>111372</text:p>
          </table:table-cell>
          <table:table-cell office:value-type="float" office:value="112820">
            <text:p>112820</text:p>
          </table:table-cell>
          <table:table-cell office:value-type="float" office:value="105216">
            <text:p>105216</text:p>
          </table:table-cell>
          <table:table-cell office:value-type="float" office:value="113028">
            <text:p>113028</text:p>
          </table:table-cell>
          <table:table-cell office:value-type="float" office:value="105216">
            <text:p>105216</text:p>
          </table:table-cell>
          <table:table-cell office:value-type="float" office:value="114476">
            <text:p>114476</text:p>
          </table:table-cell>
          <table:table-cell office:value-type="float" office:value="24364">
            <text:p>24364</text:p>
          </table:table-cell>
          <table:table-cell office:value-type="float" office:value="29020">
            <text:p>29020</text:p>
          </table:table-cell>
          <table:table-cell table:formula="of:=AVERAGE([.B98:.AE98])" office:value-type="float" office:value="81403.7333333333">
            <text:p>81403,7333333333</text:p>
          </table:table-cell>
          <table:table-cell table:style-name="ce5" table:formula="of:=(([.AF98]*8)/1000)/1000" office:value-type="float" office:value="0.651229866666667">
            <text:p>0,6512298667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5112">
            <text:p>105112</text:p>
          </table:table-cell>
          <table:table-cell office:value-type="float" office:value="33520">
            <text:p>33520</text:p>
          </table:table-cell>
          <table:table-cell office:value-type="float" office:value="80956">
            <text:p>80956</text:p>
          </table:table-cell>
          <table:table-cell office:value-type="float" office:value="114476">
            <text:p>114476</text:p>
          </table:table-cell>
          <table:table-cell office:value-type="float" office:value="108268">
            <text:p>108268</text:p>
          </table:table-cell>
          <table:table-cell office:value-type="float" office:value="33624">
            <text:p>33624</text:p>
          </table:table-cell>
          <table:table-cell office:value-type="float" office:value="19864">
            <text:p>19864</text:p>
          </table:table-cell>
          <table:table-cell office:value-type="float" office:value="97768">
            <text:p>97768</text:p>
          </table:table-cell>
          <table:table-cell office:value-type="float" office:value="99060">
            <text:p>99060</text:p>
          </table:table-cell>
          <table:table-cell office:value-type="float" office:value="112976">
            <text:p>112976</text:p>
          </table:table-cell>
          <table:table-cell office:value-type="float" office:value="117580">
            <text:p>117580</text:p>
          </table:table-cell>
          <table:table-cell office:value-type="float" office:value="115924">
            <text:p>115924</text:p>
          </table:table-cell>
          <table:table-cell office:value-type="float" office:value="108476">
            <text:p>108476</text:p>
          </table:table-cell>
          <table:table-cell office:value-type="float" office:value="102320">
            <text:p>102320</text:p>
          </table:table-cell>
          <table:table-cell office:value-type="float" office:value="103888">
            <text:p>103888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106716">
            <text:p>106716</text:p>
          </table:table-cell>
          <table:table-cell office:value-type="float" office:value="117424">
            <text:p>117424</text:p>
          </table:table-cell>
          <table:table-cell office:value-type="float" office:value="111476">
            <text:p>111476</text:p>
          </table:table-cell>
          <table:table-cell office:value-type="float" office:value="96164">
            <text:p>96164</text:p>
          </table:table-cell>
          <table:table-cell office:value-type="float" office:value="100820">
            <text:p>100820</text:p>
          </table:table-cell>
          <table:table-cell office:value-type="float" office:value="91612">
            <text:p>91612</text:p>
          </table:table-cell>
          <table:table-cell office:value-type="float" office:value="106768">
            <text:p>106768</text:p>
          </table:table-cell>
          <table:table-cell office:value-type="float" office:value="93008">
            <text:p>93008</text:p>
          </table:table-cell>
          <table:table-cell office:value-type="float" office:value="117476">
            <text:p>117476</text:p>
          </table:table-cell>
          <table:table-cell office:value-type="float" office:value="9156">
            <text:p>9156</text:p>
          </table:table-cell>
          <table:table-cell office:value-type="float" office:value="32020">
            <text:p>32020</text:p>
          </table:table-cell>
          <table:table-cell office:value-type="float" office:value="106664">
            <text:p>106664</text:p>
          </table:table-cell>
          <table:table-cell office:value-type="float" office:value="109872">
            <text:p>109872</text:p>
          </table:table-cell>
          <table:table-cell table:formula="of:=AVERAGE([.B99:.AE99])" office:value-type="float" office:value="88917.2">
            <text:p>88917,2</text:p>
          </table:table-cell>
          <table:table-cell table:style-name="ce5" table:formula="of:=(([.AF99]*8)/1000)/1000" office:value-type="float" office:value="0.7113376">
            <text:p>0,7113376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976">
            <text:p>112976</text:p>
          </table:table-cell>
          <table:table-cell office:value-type="float" office:value="70144">
            <text:p>70144</text:p>
          </table:table-cell>
          <table:table-cell office:value-type="float" office:value="108372">
            <text:p>108372</text:p>
          </table:table-cell>
          <table:table-cell office:value-type="float" office:value="106820">
            <text:p>106820</text:p>
          </table:table-cell>
          <table:table-cell office:value-type="float" office:value="108320">
            <text:p>108320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6820">
            <text:p>106820</text:p>
          </table:table-cell>
          <table:table-cell office:value-type="float" office:value="108756">
            <text:p>108756</text:p>
          </table:table-cell>
          <table:table-cell office:value-type="float" office:value="115976">
            <text:p>115976</text:p>
          </table:table-cell>
          <table:table-cell office:value-type="float" office:value="99216">
            <text:p>99216</text:p>
          </table:table-cell>
          <table:table-cell office:value-type="float" office:value="106872">
            <text:p>106872</text:p>
          </table:table-cell>
          <table:table-cell office:value-type="float" office:value="22916">
            <text:p>22916</text:p>
          </table:table-cell>
          <table:table-cell office:value-type="float" office:value="99164">
            <text:p>9916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59436">
            <text:p>59436</text:p>
          </table:table-cell>
          <table:table-cell office:value-type="float" office:value="118976">
            <text:p>118976</text:p>
          </table:table-cell>
          <table:table-cell office:value-type="float" office:value="27468">
            <text:p>27468</text:p>
          </table:table-cell>
          <table:table-cell office:value-type="float" office:value="82300">
            <text:p>82300</text:p>
          </table:table-cell>
          <table:table-cell office:value-type="float" office:value="0">
            <text:p>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6768">
            <text:p>106768</text:p>
          </table:table-cell>
          <table:table-cell office:value-type="float" office:value="0">
            <text:p>0</text:p>
          </table:table-cell>
          <table:table-cell office:value-type="float" office:value="45780">
            <text:p>45780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9028">
            <text:p>119028</text:p>
          </table:table-cell>
          <table:table-cell table:formula="of:=AVERAGE([.B100:.AE100])" office:value-type="float" office:value="72491.7333333333">
            <text:p>72491,7333333333</text:p>
          </table:table-cell>
          <table:table-cell table:style-name="ce5" table:formula="of:=(([.AF100]*8)/1000)/1000" office:value-type="float" office:value="0.579933866666667">
            <text:p>0,5799338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604">
            <text:p>7604</text:p>
          </table:table-cell>
          <table:table-cell office:value-type="float" office:value="94560">
            <text:p>94560</text:p>
          </table:table-cell>
          <table:table-cell office:value-type="float" office:value="82456">
            <text:p>82456</text:p>
          </table:table-cell>
          <table:table-cell office:value-type="float" office:value="114528">
            <text:p>114528</text:p>
          </table:table-cell>
          <table:table-cell office:value-type="float" office:value="76196">
            <text:p>76196</text:p>
          </table:table-cell>
          <table:table-cell office:value-type="float" office:value="36572">
            <text:p>36572</text:p>
          </table:table-cell>
          <table:table-cell office:value-type="float" office:value="111580">
            <text:p>111580</text:p>
          </table:table-cell>
          <table:table-cell office:value-type="float" office:value="0">
            <text:p>0</text:p>
          </table:table-cell>
          <table:table-cell office:value-type="float" office:value="94560">
            <text:p>9456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67144">
            <text:p>67144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97612">
            <text:p>97612</text:p>
          </table:table-cell>
          <table:table-cell table:number-columns-repeated="4"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26020">
            <text:p>26020</text:p>
          </table:table-cell>
          <table:table-cell table:formula="of:=AVERAGE([.B101:.AE101])" office:value-type="float" office:value="47312.9333333333">
            <text:p>47312,9333333333</text:p>
          </table:table-cell>
          <table:table-cell table:style-name="ce5" table:formula="of:=(([.AF101]*8)/1000)/1000" office:value-type="float" office:value="0.378503466666667">
            <text:p>0,3785034667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832">
            <text:p>48832</text:p>
          </table:table-cell>
          <table:table-cell office:value-type="float" office:value="30572">
            <text:p>30572</text:p>
          </table:table-cell>
          <table:table-cell office:value-type="float" office:value="76248">
            <text:p>76248</text:p>
          </table:table-cell>
          <table:table-cell office:value-type="float" office:value="61040">
            <text:p>61040</text:p>
          </table:table-cell>
          <table:table-cell office:value-type="float" office:value="0">
            <text:p>0</text:p>
          </table:table-cell>
          <table:table-cell office:value-type="float" office:value="94892">
            <text:p>94892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16080">
            <text:p>116080</text:p>
          </table:table-cell>
          <table:table-cell table:number-columns-repeated="3" office:value-type="float" office:value="0">
            <text:p>0</text:p>
          </table:table-cell>
          <table:table-cell office:value-type="float" office:value="112820">
            <text:p>112820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0">
            <text:p>0</text:p>
          </table:table-cell>
          <table:table-cell office:value-type="float" office:value="97768">
            <text:p>97768</text:p>
          </table:table-cell>
          <table:table-cell office:value-type="float" office:value="27468">
            <text:p>27468</text:p>
          </table:table-cell>
          <table:table-cell office:value-type="float" office:value="48884">
            <text:p>48884</text:p>
          </table:table-cell>
          <table:table-cell office:value-type="float" office:value="65644">
            <text:p>65644</text:p>
          </table:table-cell>
          <table:table-cell office:value-type="float" office:value="94612">
            <text:p>94612</text:p>
          </table:table-cell>
          <table:table-cell office:value-type="float" office:value="73248">
            <text:p>73248</text:p>
          </table:table-cell>
          <table:table-cell office:value-type="float" office:value="0">
            <text:p>0</text:p>
          </table:table-cell>
          <table:table-cell office:value-type="float" office:value="96112">
            <text:p>96112</text:p>
          </table:table-cell>
          <table:table-cell office:value-type="float" office:value="93164">
            <text:p>93164</text:p>
          </table:table-cell>
          <table:table-cell office:value-type="float" office:value="117528">
            <text:p>11752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4497.0666666667">
            <text:p>54497,0666666667</text:p>
          </table:table-cell>
          <table:table-cell table:style-name="ce5" table:formula="of:=(([.AF102]*8)/1000)/1000" office:value-type="float" office:value="0.435976533333333">
            <text:p>0,4359765333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8268">
            <text:p>108268</text:p>
          </table:table-cell>
          <table:table-cell office:value-type="float" office:value="0">
            <text:p>0</text:p>
          </table:table-cell>
          <table:table-cell office:value-type="float" office:value="114424">
            <text:p>114424</text:p>
          </table:table-cell>
          <table:table-cell office:value-type="float" office:value="42780">
            <text:p>42780</text:p>
          </table:table-cell>
          <table:table-cell office:value-type="float" office:value="88508">
            <text:p>88508</text:p>
          </table:table-cell>
          <table:table-cell office:value-type="float" office:value="114424">
            <text:p>114424</text:p>
          </table:table-cell>
          <table:table-cell office:value-type="float" office:value="119028">
            <text:p>119028</text:p>
          </table:table-cell>
          <table:table-cell office:value-type="float" office:value="33572">
            <text:p>33572</text:p>
          </table:table-cell>
          <table:table-cell office:value-type="float" office:value="59644">
            <text:p>59644</text:p>
          </table:table-cell>
          <table:table-cell office:value-type="float" office:value="42676">
            <text:p>42676</text:p>
          </table:table-cell>
          <table:table-cell table:number-columns-repeated="2" office:value-type="float" office:value="0">
            <text:p>0</text:p>
          </table:table-cell>
          <table:table-cell office:value-type="float" office:value="62592">
            <text:p>62592</text:p>
          </table:table-cell>
          <table:table-cell office:value-type="float" office:value="15208">
            <text:p>15208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91612">
            <text:p>91612</text:p>
          </table:table-cell>
          <table:table-cell office:value-type="float" office:value="51832">
            <text:p>51832</text:p>
          </table:table-cell>
          <table:table-cell office:value-type="float" office:value="99112">
            <text:p>99112</text:p>
          </table:table-cell>
          <table:table-cell office:value-type="float" office:value="103768">
            <text:p>103768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8372">
            <text:p>108372</text:p>
          </table:table-cell>
          <table:table-cell office:value-type="float" office:value="103716">
            <text:p>103716</text:p>
          </table:table-cell>
          <table:table-cell office:value-type="float" office:value="35124">
            <text:p>35124</text:p>
          </table:table-cell>
          <table:table-cell office:value-type="float" office:value="112976">
            <text:p>112976</text:p>
          </table:table-cell>
          <table:table-cell office:value-type="float" office:value="111424">
            <text:p>111424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5062.8">
            <text:p>65062,8</text:p>
          </table:table-cell>
          <table:table-cell table:style-name="ce5" table:formula="of:=(([.AF103]*8)/1000)/1000" office:value-type="float" office:value="0.5205024">
            <text:p>0,5205024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90008">
            <text:p>90008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6820">
            <text:p>106820</text:p>
          </table:table-cell>
          <table:table-cell office:value-type="float" office:value="103872">
            <text:p>103872</text:p>
          </table:table-cell>
          <table:table-cell office:value-type="float" office:value="68644">
            <text:p>68644</text:p>
          </table:table-cell>
          <table:table-cell office:value-type="float" office:value="103664">
            <text:p>103664</text:p>
          </table:table-cell>
          <table:table-cell office:value-type="float" office:value="105320">
            <text:p>105320</text:p>
          </table:table-cell>
          <table:table-cell table:number-columns-repeated="2" office:value-type="float" office:value="0">
            <text:p>0</text:p>
          </table:table-cell>
          <table:table-cell office:value-type="float" office:value="61040">
            <text:p>61040</text:p>
          </table:table-cell>
          <table:table-cell office:value-type="float" office:value="103872">
            <text:p>103872</text:p>
          </table:table-cell>
          <table:table-cell office:value-type="float" office:value="103716">
            <text:p>103716</text:p>
          </table:table-cell>
          <table:table-cell office:value-type="float" office:value="0">
            <text:p>0</text:p>
          </table:table-cell>
          <table:table-cell office:value-type="float" office:value="56436">
            <text:p>56436</text:p>
          </table:table-cell>
          <table:table-cell office:value-type="float" office:value="102320">
            <text:p>102320</text:p>
          </table:table-cell>
          <table:table-cell office:value-type="float" office:value="105320">
            <text:p>105320</text:p>
          </table:table-cell>
          <table:table-cell office:value-type="float" office:value="0">
            <text:p>0</text:p>
          </table:table-cell>
          <table:table-cell office:value-type="float" office:value="103768">
            <text:p>103768</text:p>
          </table:table-cell>
          <table:table-cell office:value-type="float" office:value="105268">
            <text:p>105268</text:p>
          </table:table-cell>
          <table:table-cell office:value-type="float" office:value="109768">
            <text:p>109768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56436">
            <text:p>56436</text:p>
          </table:table-cell>
          <table:table-cell office:value-type="float" office:value="103820">
            <text:p>103820</text:p>
          </table:table-cell>
          <table:table-cell office:value-type="float" office:value="117424">
            <text:p>117424</text:p>
          </table:table-cell>
          <table:table-cell office:value-type="float" office:value="38228">
            <text:p>38228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table:formula="of:=AVERAGE([.B104:.AE104])" office:value-type="float" office:value="72508.2666666667">
            <text:p>72508,2666666667</text:p>
          </table:table-cell>
          <table:table-cell table:style-name="ce5" table:formula="of:=(([.AF104]*8)/1000)/1000" office:value-type="float" office:value="0.580066133333333">
            <text:p>0,5800661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2268">
            <text:p>102268</text:p>
          </table:table-cell>
          <table:table-cell office:value-type="float" office:value="4552">
            <text:p>4552</text:p>
          </table:table-cell>
          <table:table-cell office:value-type="float" office:value="117580">
            <text:p>117580</text:p>
          </table:table-cell>
          <table:table-cell office:value-type="float" office:value="108216">
            <text:p>108216</text:p>
          </table:table-cell>
          <table:table-cell office:value-type="float" office:value="96164">
            <text:p>96164</text:p>
          </table:table-cell>
          <table:table-cell office:value-type="float" office:value="108268">
            <text:p>108268</text:p>
          </table:table-cell>
          <table:table-cell office:value-type="float" office:value="3052">
            <text:p>3052</text:p>
          </table:table-cell>
          <table:table-cell office:value-type="float" office:value="94560">
            <text:p>94560</text:p>
          </table:table-cell>
          <table:table-cell office:value-type="float" office:value="100820">
            <text:p>100820</text:p>
          </table:table-cell>
          <table:table-cell office:value-type="float" office:value="0">
            <text:p>0</text:p>
          </table:table-cell>
          <table:table-cell office:value-type="float" office:value="109872">
            <text:p>109872</text:p>
          </table:table-cell>
          <table:table-cell office:value-type="float" office:value="115924">
            <text:p>115924</text:p>
          </table:table-cell>
          <table:table-cell office:value-type="float" office:value="100560">
            <text:p>100560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5208">
            <text:p>15208</text:p>
          </table:table-cell>
          <table:table-cell office:value-type="float" office:value="64092">
            <text:p>64092</text:p>
          </table:table-cell>
          <table:table-cell office:value-type="float" office:value="0">
            <text:p>0</text:p>
          </table:table-cell>
          <table:table-cell office:value-type="float" office:value="41176">
            <text:p>41176</text:p>
          </table:table-cell>
          <table:table-cell office:value-type="float" office:value="77904">
            <text:p>77904</text:p>
          </table:table-cell>
          <table:table-cell office:value-type="float" office:value="27364">
            <text:p>27364</text:p>
          </table:table-cell>
          <table:table-cell office:value-type="float" office:value="47592">
            <text:p>47592</text:p>
          </table:table-cell>
          <table:table-cell office:value-type="float" office:value="26020">
            <text:p>26020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88664">
            <text:p>88664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68644">
            <text:p>68644</text:p>
          </table:table-cell>
          <table:table-cell office:value-type="float" office:value="106768">
            <text:p>106768</text:p>
          </table:table-cell>
          <table:table-cell table:formula="of:=AVERAGE([.B105:.AE105])" office:value-type="float" office:value="61962.5333333333">
            <text:p>61962,5333333333</text:p>
          </table:table-cell>
          <table:table-cell table:style-name="ce5" table:formula="of:=(([.AF105]*8)/1000)/1000" office:value-type="float" office:value="0.495700266666667">
            <text:p>0,4957002667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052">
            <text:p>3052</text:p>
          </table:table-cell>
          <table:table-cell office:value-type="float" office:value="105372">
            <text:p>105372</text:p>
          </table:table-cell>
          <table:table-cell office:value-type="float" office:value="82456">
            <text:p>82456</text:p>
          </table:table-cell>
          <table:table-cell office:value-type="float" office:value="99164">
            <text:p>99164</text:p>
          </table:table-cell>
          <table:table-cell office:value-type="float" office:value="87008">
            <text:p>87008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0">
            <text:p>0</text:p>
          </table:table-cell>
          <table:table-cell office:value-type="float" office:value="96216">
            <text:p>96216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office:value-type="float" office:value="64040">
            <text:p>64040</text:p>
          </table:table-cell>
          <table:table-cell office:value-type="float" office:value="0">
            <text:p>0</text:p>
          </table:table-cell>
          <table:table-cell office:value-type="float" office:value="59540">
            <text:p>59540</text:p>
          </table:table-cell>
          <table:table-cell office:value-type="float" office:value="106664">
            <text:p>106664</text:p>
          </table:table-cell>
          <table:table-cell table:number-columns-repeated="6" office:value-type="float" office:value="0">
            <text:p>0</text:p>
          </table:table-cell>
          <table:table-cell office:value-type="float" office:value="61248">
            <text:p>61248</text:p>
          </table:table-cell>
          <table:table-cell table:number-columns-repeated="2"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15924">
            <text:p>115924</text:p>
          </table:table-cell>
          <table:table-cell table:number-columns-repeated="2"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53384">
            <text:p>53384</text:p>
          </table:table-cell>
          <table:table-cell table:formula="of:=AVERAGE([.B106:.AE106])" office:value-type="float" office:value="43595.3333333333">
            <text:p>43595,3333333333</text:p>
          </table:table-cell>
          <table:table-cell table:style-name="ce5" table:formula="of:=(([.AF106]*8)/1000)/1000" office:value-type="float" office:value="0.348762666666667">
            <text:p>0,3487626667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2624">
            <text:p>42624</text:p>
          </table:table-cell>
          <table:table-cell office:value-type="float" office:value="62540">
            <text:p>62540</text:p>
          </table:table-cell>
          <table:table-cell office:value-type="float" office:value="94140">
            <text:p>94140</text:p>
          </table:table-cell>
          <table:table-cell office:value-type="float" office:value="68696">
            <text:p>68696</text:p>
          </table:table-cell>
          <table:table-cell office:value-type="float" office:value="0">
            <text:p>0</text:p>
          </table:table-cell>
          <table:table-cell office:value-type="float" office:value="108320">
            <text:p>108320</text:p>
          </table:table-cell>
          <table:table-cell office:value-type="float" office:value="44280">
            <text:p>44280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80904">
            <text:p>809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16">
            <text:p>22916</text:p>
          </table:table-cell>
          <table:table-cell office:value-type="float" office:value="62644">
            <text:p>62644</text:p>
          </table:table-cell>
          <table:table-cell office:value-type="float" office:value="41228">
            <text:p>41228</text:p>
          </table:table-cell>
          <table:table-cell office:value-type="float" office:value="33624">
            <text:p>33624</text:p>
          </table:table-cell>
          <table:table-cell office:value-type="float" office:value="0">
            <text:p>0</text:p>
          </table:table-cell>
          <table:table-cell office:value-type="float" office:value="68748">
            <text:p>68748</text:p>
          </table:table-cell>
          <table:table-cell table:number-columns-repeated="2" office:value-type="float" office:value="0">
            <text:p>0</text:p>
          </table:table-cell>
          <table:table-cell office:value-type="float" office:value="87008">
            <text:p>87008</text:p>
          </table:table-cell>
          <table:table-cell office:value-type="float" office:value="46040">
            <text:p>46040</text:p>
          </table:table-cell>
          <table:table-cell office:value-type="float" office:value="0">
            <text:p>0</text:p>
          </table:table-cell>
          <table:table-cell office:value-type="float" office:value="58040">
            <text:p>58040</text:p>
          </table:table-cell>
          <table:table-cell office:value-type="float" office:value="96112">
            <text:p>96112</text:p>
          </table:table-cell>
          <table:table-cell office:value-type="float" office:value="115872">
            <text:p>115872</text:p>
          </table:table-cell>
          <table:table-cell office:value-type="float" office:value="0">
            <text:p>0</text:p>
          </table:table-cell>
          <table:table-cell office:value-type="float" office:value="3052">
            <text:p>3052</text:p>
          </table:table-cell>
          <table:table-cell office:value-type="float" office:value="118924">
            <text:p>118924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621.2">
            <text:p>45621,2</text:p>
          </table:table-cell>
          <table:table-cell table:style-name="ce5" table:formula="of:=(([.AF107]*8)/1000)/1000" office:value-type="float" office:value="0.3649696">
            <text:p>0,3649696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820">
            <text:p>103820</text:p>
          </table:table-cell>
          <table:table-cell office:value-type="float" office:value="10760">
            <text:p>10760</text:p>
          </table:table-cell>
          <table:table-cell office:value-type="float" office:value="114372">
            <text:p>114372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00508">
            <text:p>100508</text:p>
          </table:table-cell>
          <table:table-cell office:value-type="float" office:value="48832">
            <text:p>48832</text:p>
          </table:table-cell>
          <table:table-cell office:value-type="float" office:value="77904">
            <text:p>77904</text:p>
          </table:table-cell>
          <table:table-cell office:value-type="float" office:value="44332">
            <text:p>44332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106396">
            <text:p>106396</text:p>
          </table:table-cell>
          <table:table-cell office:value-type="float" office:value="21312">
            <text:p>21312</text:p>
          </table:table-cell>
          <table:table-cell office:value-type="float" office:value="70300">
            <text:p>70300</text:p>
          </table:table-cell>
          <table:table-cell office:value-type="float" office:value="68748">
            <text:p>68748</text:p>
          </table:table-cell>
          <table:table-cell office:value-type="float" office:value="0">
            <text:p>0</text:p>
          </table:table-cell>
          <table:table-cell office:value-type="float" office:value="85456">
            <text:p>85456</text:p>
          </table:table-cell>
          <table:table-cell office:value-type="float" office:value="91560">
            <text:p>9156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office:value-type="float" office:value="82352">
            <text:p>82352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97664">
            <text:p>97664</text:p>
          </table:table-cell>
          <table:table-cell office:value-type="float" office:value="16760">
            <text:p>16760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9142.9333333333">
            <text:p>59142,9333333333</text:p>
          </table:table-cell>
          <table:table-cell table:style-name="ce5" table:formula="of:=(([.AF108]*8)/1000)/1000" office:value-type="float" office:value="0.473143466666667">
            <text:p>0,473143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91456">
            <text:p>91456</text:p>
          </table:table-cell>
          <table:table-cell office:value-type="float" office:value="114424">
            <text:p>114424</text:p>
          </table:table-cell>
          <table:table-cell office:value-type="float" office:value="106820">
            <text:p>106820</text:p>
          </table:table-cell>
          <table:table-cell table:number-columns-repeated="2"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80956">
            <text:p>80956</text:p>
          </table:table-cell>
          <table:table-cell office:value-type="float" office:value="13760">
            <text:p>13760</text:p>
          </table:table-cell>
          <table:table-cell table:number-columns-repeated="2"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105268">
            <text:p>105268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table:number-columns-repeated="2" office:value-type="float" office:value="0">
            <text:p>0</text:p>
          </table:table-cell>
          <table:table-cell office:value-type="float" office:value="74748">
            <text:p>74748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0">
            <text:p>0</text:p>
          </table:table-cell>
          <table:table-cell office:value-type="float" office:value="122080">
            <text:p>122080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table:formula="of:=AVERAGE([.B109:.AE109])" office:value-type="float" office:value="48626.8">
            <text:p>48626,8</text:p>
          </table:table-cell>
          <table:table-cell table:style-name="ce5" table:formula="of:=(([.AF109]*8)/1000)/1000" office:value-type="float" office:value="0.3890144">
            <text:p>0,3890144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1664">
            <text:p>91664</text:p>
          </table:table-cell>
          <table:table-cell office:value-type="float" office:value="112872">
            <text:p>112872</text:p>
          </table:table-cell>
          <table:table-cell office:value-type="float" office:value="27468">
            <text:p>27468</text:p>
          </table:table-cell>
          <table:table-cell table:number-columns-repeated="7" office:value-type="float" office:value="0">
            <text:p>0</text:p>
          </table:table-cell>
          <table:table-cell office:value-type="float" office:value="21416">
            <text:p>2141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2208">
            <text:p>12208</text:p>
          </table:table-cell>
          <table:table-cell office:value-type="float" office:value="18312">
            <text:p>18312</text:p>
          </table:table-cell>
          <table:table-cell office:value-type="float" office:value="117380">
            <text:p>11738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table:number-columns-repeated="2" office:value-type="float" office:value="0">
            <text:p>0</text:p>
          </table:table-cell>
          <table:table-cell office:value-type="float" office:value="96112">
            <text:p>96112</text:p>
          </table:table-cell>
          <table:table-cell table:number-columns-repeated="5" office:value-type="float" office:value="0">
            <text:p>0</text:p>
          </table:table-cell>
          <table:table-cell office:value-type="float" office:value="48780">
            <text:p>48780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table:formula="of:=AVERAGE([.B110:.AE110])" office:value-type="float" office:value="28380.4">
            <text:p>28380,4</text:p>
          </table:table-cell>
          <table:table-cell table:style-name="ce5" table:formula="of:=(([.AF110]*8)/1000)/1000" office:value-type="float" office:value="0.2270432">
            <text:p>0,2270432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780">
            <text:p>39780</text:p>
          </table:table-cell>
          <table:table-cell table:number-columns-repeated="10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number-columns-repeated="3" office:value-type="float" office:value="0">
            <text:p>0</text:p>
          </table:table-cell>
          <table:table-cell office:value-type="float" office:value="29540">
            <text:p>29540</text:p>
          </table:table-cell>
          <table:table-cell table:number-columns-repeated="12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formula="of:=AVERAGE([.B111:.AE111])" office:value-type="float" office:value="2414.13333333333">
            <text:p>2414,1333333333</text:p>
          </table:table-cell>
          <table:table-cell table:style-name="ce5" table:formula="of:=(([.AF111]*8)/1000)/1000" office:value-type="float" office:value="0.0193130666666667">
            <text:p>0,0193130667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style-name="ce5" table:formula="of:=(([.AF11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style-name="ce5" table:formula="of:=(([.AF11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style-name="ce5" table:formula="of:=(([.AF11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style-name="ce5" table:formula="of:=(([.AF11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style-name="ce5" table:formula="of:=(([.AF11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style-name="ce5" table:formula="of:=(([.AF11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style-name="ce5" table:formula="of:=(([.AF11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style-name="ce5" table:formula="of:=(([.AF11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style-name="ce5" table:formula="of:=(([.AF12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style-name="ce5" table:formula="of:=(([.AF12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style-name="ce5" table:formula="of:=(([.AF12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style-name="ce5" table:formula="of:=(([.AF12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style-name="ce5" table:formula="of:=(([.AF12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style-name="ce5" table:formula="of:=(([.AF12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style-name="ce5" table:formula="of:=(([.AF12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style-name="ce5" table:formula="of:=(([.AF12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style-name="ce5" table:formula="of:=(([.AF12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style-name="ce5" table:formula="of:=(([.AF12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style-name="ce5" table:formula="of:=(([.AF13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style-name="ce5" table:formula="of:=(([.AF13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style-name="ce5" table:formula="of:=(([.AF13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style-name="ce5" table:formula="of:=(([.AF13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style-name="ce5" table:formula="of:=(([.AF13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style-name="ce5" table:formula="of:=(([.AF13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 office:value-type="float" office:value="32256">
            <text:p>32256</text:p>
          </table:table-cell>
          <table:table-cell office:value-type="float" office:value="0">
            <text:p>0</text:p>
          </table:table-cell>
          <table:table-cell table:formula="of:=AVERAGE([.B136:.AE136])" office:value-type="float" office:value="1075.2">
            <text:p>1075,2</text:p>
          </table:table-cell>
          <table:table-cell table:style-name="ce5" table:formula="of:=(([.AF136]*8)/1000)/1000" office:value-type="float" office:value="0.0086016">
            <text:p>0,0086016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style-name="ce5" table:formula="of:=(([.AF13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style-name="ce5" table:formula="of:=(([.AF13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style-name="ce5" table:formula="of:=(([.AF13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style-name="ce5" table:formula="of:=(([.AF14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333172">
            <text:p>1333172</text:p>
          </table:table-cell>
          <table:table-cell table:number-columns-repeated="22" office:value-type="float" office:value="0">
            <text:p>0</text:p>
          </table:table-cell>
          <table:table-cell office:value-type="float" office:value="28012">
            <text:p>280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46937.3793103448">
            <text:p>46937,3793103448</text:p>
          </table:table-cell>
          <table:table-cell table:style-name="ce5" table:formula="of:=(([.AF141]*8)/1000)/1000" office:value-type="float" office:value="0.375499034482759">
            <text:p>0,3754990345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852700">
            <text:p>852700</text:p>
          </table:table-cell>
          <table:table-cell table:number-columns-repeated="17" office:value-type="float" office:value="0">
            <text:p>0</text:p>
          </table:table-cell>
          <table:table-cell office:value-type="float" office:value="1162440">
            <text:p>116244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69487.5862068966">
            <text:p>69487,5862068966</text:p>
          </table:table-cell>
          <table:table-cell table:style-name="ce5" table:formula="of:=(([.AF142]*8)/1000)/1000" office:value-type="float" office:value="0.555900689655172">
            <text:p>0,5559006897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76664">
            <text:p>7666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2839.40740740741">
            <text:p>2839,4074074074</text:p>
          </table:table-cell>
          <table:table-cell table:style-name="ce5" table:formula="of:=(([.AF143]*8)/1000)/1000" office:value-type="float" office:value="0.0227152592592593">
            <text:p>0,0227152593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670420">
            <text:p>67042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041788">
            <text:p>10417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63415.1111111111">
            <text:p>63415,1111111111</text:p>
          </table:table-cell>
          <table:table-cell table:style-name="ce5" table:formula="of:=(([.AF144]*8)/1000)/1000" office:value-type="float" office:value="0.507320888888889">
            <text:p>0,5073208889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99476">
            <text:p>99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4444">
            <text:p>84444</text:p>
          </table:table-cell>
          <table:table-cell table:number-columns-repeated="2" office:value-type="float" office:value="0">
            <text:p>0</text:p>
          </table:table-cell>
          <table:table-cell office:value-type="float" office:value="574152">
            <text:p>574152</text:p>
          </table:table-cell>
          <table:table-cell office:value-type="float" office:value="0">
            <text:p>0</text:p>
          </table:table-cell>
          <table:table-cell office:value-type="float" office:value="751736">
            <text:p>75173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21432">
            <text:p>112143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110012.8">
            <text:p>110012,8</text:p>
          </table:table-cell>
          <table:table-cell table:style-name="ce5" table:formula="of:=(([.AF145]*8)/1000)/1000" office:value-type="float" office:value="0.8801024">
            <text:p>0,8801024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9080">
            <text:p>4908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91276">
            <text:p>791276</text:p>
          </table:table-cell>
          <table:table-cell office:value-type="float" office:value="0">
            <text:p>0</text:p>
          </table:table-cell>
          <table:table-cell office:value-type="float" office:value="1019396">
            <text:p>1019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07776">
            <text:p>907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70488">
            <text:p>170488</text:p>
          </table:table-cell>
          <table:table-cell office:value-type="float" office:value="264248">
            <text:p>264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145557.454545455">
            <text:p>145557,454545455</text:p>
          </table:table-cell>
          <table:table-cell table:style-name="ce5" table:formula="of:=(([.AF146]*8)/1000)/1000" office:value-type="float" office:value="1.16445963636364">
            <text:p>1,1644596364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949624">
            <text:p>94962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91040">
            <text:p>591040</text:p>
          </table:table-cell>
          <table:table-cell office:value-type="float" office:value="309968">
            <text:p>309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108860.705882353">
            <text:p>108860,705882353</text:p>
          </table:table-cell>
          <table:table-cell table:style-name="ce5" table:formula="of:=(([.AF147]*8)/1000)/1000" office:value-type="float" office:value="0.870885647058823">
            <text:p>0,8708856471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82348">
            <text:p>482348</text:p>
          </table:table-cell>
          <table:table-cell office:value-type="float" office:value="0">
            <text:p>0</text:p>
          </table:table-cell>
          <table:table-cell office:value-type="float" office:value="639944">
            <text:p>63994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54260">
            <text:p>1554260</text:p>
          </table:table-cell>
          <table:table-cell table:formula="of:=AVERAGE([.B148:.AE148])" office:value-type="float" office:value="178436.8">
            <text:p>178436,8</text:p>
          </table:table-cell>
          <table:table-cell table:style-name="ce5" table:formula="of:=(([.AF148]*8)/1000)/1000" office:value-type="float" office:value="1.4274944">
            <text:p>1,4274944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71020">
            <text:p>12710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98556">
            <text:p>298556</text:p>
          </table:table-cell>
          <table:table-cell office:value-type="float" office:value="194840">
            <text:p>19484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126029.714285714">
            <text:p>126029,714285714</text:p>
          </table:table-cell>
          <table:table-cell table:style-name="ce5" table:formula="of:=(([.AF149]*8)/1000)/1000" office:value-type="float" office:value="1.00823771428571">
            <text:p>1,0082377143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76780">
            <text:p>876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67444.6153846154">
            <text:p>67444,6153846154</text:p>
          </table:table-cell>
          <table:table-cell table:style-name="ce5" table:formula="of:=(([.AF150]*8)/1000)/1000" office:value-type="float" office:value="0.539556923076923">
            <text:p>0,5395569231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885780">
            <text:p>885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003120">
            <text:p>10031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157408.333333333">
            <text:p>157408,333333333</text:p>
          </table:table-cell>
          <table:table-cell table:style-name="ce5" table:formula="of:=(([.AF151]*8)/1000)/1000" office:value-type="float" office:value="1.25926666666667">
            <text:p>1,2592666667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style-name="ce5" table:formula="of:=(([.AF15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0948">
            <text:p>330948</text:p>
          </table:table-cell>
          <table:table-cell table:formula="of:=AVERAGE([.B153:.AE153])" office:value-type="float" office:value="33094.8">
            <text:p>33094,8</text:p>
          </table:table-cell>
          <table:table-cell table:style-name="ce5" table:formula="of:=(([.AF153]*8)/1000)/1000" office:value-type="float" office:value="0.2647584">
            <text:p>0,2647584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22256">
            <text:p>2225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2472.88888888889">
            <text:p>2472,8888888889</text:p>
          </table:table-cell>
          <table:table-cell table:style-name="ce5" table:formula="of:=(([.AF154]*8)/1000)/1000" office:value-type="float" office:value="0.0197831111111111">
            <text:p>0,0197831111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style-name="ce5" table:formula="of:=(([.AF15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style-name="ce5" table:formula="of:=(([.AF15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 office:value-type="float" office:value="849324">
            <text:p>849324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106165.5">
            <text:p>106165,5</text:p>
          </table:table-cell>
          <table:table-cell table:style-name="ce5" table:formula="of:=(([.AF157]*8)/1000)/1000" office:value-type="float" office:value="0.849324">
            <text:p>0,849324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151412">
            <text:p>1151412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164487.428571429">
            <text:p>164487,428571429</text:p>
          </table:table-cell>
          <table:table-cell table:style-name="ce5" table:formula="of:=(([.AF158]*8)/1000)/1000" office:value-type="float" office:value="1.31589942857143">
            <text:p>1,3158994286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 office:value-type="float" office:value="1095880">
            <text:p>109588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182646.666666667">
            <text:p>182646,666666667</text:p>
          </table:table-cell>
          <table:table-cell table:style-name="ce5" table:formula="of:=(([.AF159]*8)/1000)/1000" office:value-type="float" office:value="1.46117333333333">
            <text:p>1,4611733333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55824">
            <text:p>855824</text:p>
          </table:table-cell>
          <table:table-cell table:number-columns-repeated="2" office:value-type="string">
            <text:p>-</text:p>
          </table:table-cell>
          <table:table-cell table:formula="of:=AVERAGE([.B160:.AE160])" office:value-type="float" office:value="142637.333333333">
            <text:p>142637,333333333</text:p>
          </table:table-cell>
          <table:table-cell table:style-name="ce5" table:formula="of:=(([.AF160]*8)/1000)/1000" office:value-type="float" office:value="1.14109866666667">
            <text:p>1,1410986667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style-name="ce5" table:formula="of:=(([.AF16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style-name="ce5" table:formula="of:=(([.AF16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150.4">
            <text:p>150,4</text:p>
          </table:table-cell>
          <table:table-cell table:style-name="ce5" table:formula="of:=(([.AF163]*8)/1000)/1000" office:value-type="float" office:value="0.0012032">
            <text:p>0,0012032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style-name="ce5" table:formula="of:=(([.AF16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style-name="ce5" table:formula="of:=(([.AF16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style-name="ce5" table:formula="of:=(([.AF16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style-name="ce5" table:formula="of:=(([.AF16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124820">
            <text:p>12482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31205">
            <text:p>31205</text:p>
          </table:table-cell>
          <table:table-cell table:style-name="ce5" table:formula="of:=(([.AF168]*8)/1000)/1000" office:value-type="float" office:value="0.24964">
            <text:p>0,24964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722172">
            <text:p>72217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180543">
            <text:p>180543</text:p>
          </table:table-cell>
          <table:table-cell table:style-name="ce5" table:formula="of:=(([.AF169]*8)/1000)/1000" office:value-type="float" office:value="1.444344">
            <text:p>1,444344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 office:value-type="float" office:value="970100">
            <text:p>970100</text:p>
          </table:table-cell>
          <table:table-cell table:number-columns-repeated="3" office:value-type="string">
            <text:p>-</text:p>
          </table:table-cell>
          <table:table-cell table:formula="of:=AVERAGE([.B170:.AE170])" office:value-type="float" office:value="323366.666666667">
            <text:p>323366,666666667</text:p>
          </table:table-cell>
          <table:table-cell table:style-name="ce5" table:formula="of:=(([.AF170]*8)/1000)/1000" office:value-type="float" office:value="2.58693333333333">
            <text:p>2,5869333333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style-name="ce5" table:formula="of:=(([.AF17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1824">
            <text:p>391824</text:p>
          </table:table-cell>
          <table:table-cell table:number-columns-repeated="16" office:value-type="string">
            <text:p>-</text:p>
          </table:table-cell>
          <table:table-cell table:formula="of:=AVERAGE([.B172:.AE172])" office:value-type="float" office:value="195912">
            <text:p>195912</text:p>
          </table:table-cell>
          <table:table-cell table:style-name="ce5" table:formula="of:=(([.AF172]*8)/1000)/1000" office:value-type="float" office:value="1.567296">
            <text:p>1,567296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72640">
            <text:p>472640</text:p>
          </table:table-cell>
          <table:table-cell table:number-columns-repeated="16" office:value-type="string">
            <text:p>-</text:p>
          </table:table-cell>
          <table:table-cell table:formula="of:=AVERAGE([.B173:.AE173])" office:value-type="float" office:value="236320">
            <text:p>236320</text:p>
          </table:table-cell>
          <table:table-cell table:style-name="ce5" table:formula="of:=(([.AF173]*8)/1000)/1000" office:value-type="float" office:value="1.89056">
            <text:p>1,89056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style-name="ce5" table:formula="of:=(([.AF17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style-name="ce5" table:formula="of:=(([.AF17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style-name="ce5" table:formula="of:=(([.AF17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 office:value-type="float" office:value="1103216">
            <text:p>1103216</text:p>
          </table:table-cell>
          <table:table-cell table:number-columns-repeated="18" office:value-type="string">
            <text:p>-</text:p>
          </table:table-cell>
          <table:table-cell table:formula="of:=AVERAGE([.B177:.AE177])" office:value-type="float" office:value="1103216">
            <text:p>1103216</text:p>
          </table:table-cell>
          <table:table-cell table:style-name="ce5" table:formula="of:=(([.AF177]*8)/1000)/1000" office:value-type="float" office:value="8.825728">
            <text:p>8,825728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00: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9e9821abd0ffdbc09cd8c52eaa574fa09eb08f2</meta:generator>
    <dc:date>2014-04-13T07:07:31</dc:date>
    <meta:editing-duration>PT22H50M48S</meta:editing-duration>
    <meta:editing-cycles>21</meta:editing-cycles>
    <meta:document-statistic meta:table-count="6" meta:cell-count="24352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E2:Average.E132" chart:error-lower-range="Average.E2:Average.E13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E2:Average.E132" chart:error-lower-range="Average.E2:Average.E1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43cm" svg:height="14.111cm" xlink:href=".." xlink:type="simple" chart:class="chart:scatter" chart:style-name="ch1">
        <chart:title svg:x="11.733cm" svg:y="0.418cm" chart:style-name="ch2">
          <text:p>Standard Deviation – Normal Flow</text:p>
        </chart:title>
        <chart:legend chart:legend-position="end" svg:x="26.709cm" svg:y="6.756cm" style:legend-expansion="high" chart:style-name="ch3"/>
        <chart:plot-area chart:style-name="ch4" table:cell-range-address="Average.B1:Average.B132" chart:data-source-has-labels="row" svg:x="1.613cm" svg:y="2.043cm" svg:width="23.892cm" svg:height="10.805cm">
          <chartooo:coordinate-region svg:x="2.605cm" svg:y="2.242cm" svg:width="22.62cm" svg:height="9.959cm"/>
          <chart:axis chart:dimension="x" chart:name="primary-x" chart:style-name="ch5">
            <chart:title svg:x="12.285cm" svg:y="13.13cm" chart:style-name="ch6">
              <text:p>Time in seconds</text:p>
            </chart:title>
          </chart:axis>
          <chart:axis chart:dimension="y" chart:name="primary-y" chart:style-name="ch5">
            <chart:title svg:x="0.451cm" svg:y="8.891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132" chart:label-cell-address="Average.B1:Average.B1" chart:class="chart:scatter">
            <chart:error-indicator chart:error-upper-range="Average.E2:Average.E132" chart:error-lower-range="Average.E2:Average.E132" chart:style-name="ch10" chart:dimension="y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Traffic</text:p>
                <draw:g>
                  <svg:desc>Average.B1:Average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9.666666666667">
                <text:p>879.666666666667</text:p>
                <draw:g>
                  <svg:desc>Average.B2:Average.B132</svg:desc>
                </draw:g>
              </table:table-cell>
              <table:table-cell office:value-type="float" office:value="499.393099015246">
                <text:p>499.393099015246</text:p>
                <draw:g>
                  <svg:desc>Average.E2:Average.E132</svg:desc>
                </draw:g>
              </table:table-cell>
              <table:table-cell office:value-type="float" office:value="499.393099015246">
                <text:p>499.393099015246</text:p>
                <draw:g>
                  <svg:desc>Average.E2:Average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499.960696445434">
                <text:p>499.960696445434</text:p>
              </table:table-cell>
              <table:table-cell office:value-type="float" office:value="499.960696445434">
                <text:p>499.960696445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1.8">
                <text:p>871.8</text:p>
              </table:table-cell>
              <table:table-cell office:value-type="float" office:value="500.800814190648">
                <text:p>500.800814190648</text:p>
              </table:table-cell>
              <table:table-cell office:value-type="float" office:value="500.800814190648">
                <text:p>500.800814190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2.3">
                <text:p>902.3</text:p>
              </table:table-cell>
              <table:table-cell office:value-type="float" office:value="501.293241431009">
                <text:p>501.293241431009</text:p>
              </table:table-cell>
              <table:table-cell office:value-type="float" office:value="501.293241431009">
                <text:p>501.29324143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4.4">
                <text:p>884.4</text:p>
              </table:table-cell>
              <table:table-cell office:value-type="float" office:value="501.972119559391">
                <text:p>501.972119559391</text:p>
              </table:table-cell>
              <table:table-cell office:value-type="float" office:value="501.972119559391">
                <text:p>501.972119559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502.521519476211">
                <text:p>502.521519476211</text:p>
              </table:table-cell>
              <table:table-cell office:value-type="float" office:value="502.521519476211">
                <text:p>502.521519476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502.328030512156">
                <text:p>502.328030512156</text:p>
              </table:table-cell>
              <table:table-cell office:value-type="float" office:value="502.328030512156">
                <text:p>502.328030512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502.949572135698">
                <text:p>502.949572135698</text:p>
              </table:table-cell>
              <table:table-cell office:value-type="float" office:value="502.949572135698">
                <text:p>502.949572135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503.851069090138">
                <text:p>503.851069090138</text:p>
              </table:table-cell>
              <table:table-cell office:value-type="float" office:value="503.851069090138">
                <text:p>503.85106909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504.828812493755">
                <text:p>504.828812493755</text:p>
              </table:table-cell>
              <table:table-cell office:value-type="float" office:value="504.828812493755">
                <text:p>504.82881249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.8">
                <text:p>768.8</text:p>
              </table:table-cell>
              <table:table-cell office:value-type="float" office:value="505.018879106642">
                <text:p>505.018879106642</text:p>
              </table:table-cell>
              <table:table-cell office:value-type="float" office:value="505.018879106642">
                <text:p>505.01887910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504.495619680176">
                <text:p>504.495619680176</text:p>
              </table:table-cell>
              <table:table-cell office:value-type="float" office:value="504.495619680176">
                <text:p>504.495619680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6">
                <text:p>756</text:p>
              </table:table-cell>
              <table:table-cell office:value-type="float" office:value="504.295087822214">
                <text:p>504.295087822214</text:p>
              </table:table-cell>
              <table:table-cell office:value-type="float" office:value="504.295087822214">
                <text:p>504.295087822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.4">
                <text:p>789.4</text:p>
              </table:table-cell>
              <table:table-cell office:value-type="float" office:value="503.542765888041">
                <text:p>503.542765888041</text:p>
              </table:table-cell>
              <table:table-cell office:value-type="float" office:value="503.542765888041">
                <text:p>503.542765888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503.054015019543">
                <text:p>503.054015019543</text:p>
              </table:table-cell>
              <table:table-cell office:value-type="float" office:value="503.054015019543">
                <text:p>503.054015019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501.96212890495">
                <text:p>501.96212890495</text:p>
              </table:table-cell>
              <table:table-cell office:value-type="float" office:value="501.96212890495">
                <text:p>501.96212890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.7">
                <text:p>492.7</text:p>
              </table:table-cell>
              <table:table-cell office:value-type="float" office:value="494.240183549223">
                <text:p>494.240183549223</text:p>
              </table:table-cell>
              <table:table-cell office:value-type="float" office:value="494.240183549223">
                <text:p>494.240183549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489.588715771501">
                <text:p>489.588715771501</text:p>
              </table:table-cell>
              <table:table-cell office:value-type="float" office:value="489.588715771501">
                <text:p>489.588715771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488.297021878324">
                <text:p>488.297021878324</text:p>
              </table:table-cell>
              <table:table-cell office:value-type="float" office:value="488.297021878324">
                <text:p>488.297021878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488.585283025346">
                <text:p>488.585283025346</text:p>
              </table:table-cell>
              <table:table-cell office:value-type="float" office:value="488.585283025346">
                <text:p>488.585283025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488.459070071677">
                <text:p>488.459070071677</text:p>
              </table:table-cell>
              <table:table-cell office:value-type="float" office:value="488.459070071677">
                <text:p>488.459070071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.1">
                <text:p>565.1</text:p>
              </table:table-cell>
              <table:table-cell office:value-type="float" office:value="484.606341533929">
                <text:p>484.606341533929</text:p>
              </table:table-cell>
              <table:table-cell office:value-type="float" office:value="484.606341533929">
                <text:p>484.606341533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3.5">
                <text:p>773.5</text:p>
              </table:table-cell>
              <table:table-cell office:value-type="float" office:value="480.261936778363">
                <text:p>480.261936778363</text:p>
              </table:table-cell>
              <table:table-cell office:value-type="float" office:value="480.261936778363">
                <text:p>480.261936778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478.656450482446">
                <text:p>478.656450482446</text:p>
              </table:table-cell>
              <table:table-cell office:value-type="float" office:value="478.656450482446">
                <text:p>478.656450482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478.177048625397">
                <text:p>478.177048625397</text:p>
              </table:table-cell>
              <table:table-cell office:value-type="float" office:value="478.177048625397">
                <text:p>478.177048625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476.896571270455">
                <text:p>476.896571270455</text:p>
              </table:table-cell>
              <table:table-cell office:value-type="float" office:value="476.896571270455">
                <text:p>476.896571270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473.081826011951">
                <text:p>473.081826011951</text:p>
              </table:table-cell>
              <table:table-cell office:value-type="float" office:value="473.081826011951">
                <text:p>473.08182601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467.738021483791">
                <text:p>467.738021483791</text:p>
              </table:table-cell>
              <table:table-cell office:value-type="float" office:value="467.738021483791">
                <text:p>467.738021483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463.527522552181">
                <text:p>463.527522552181</text:p>
              </table:table-cell>
              <table:table-cell office:value-type="float" office:value="463.527522552181">
                <text:p>463.527522552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461.011893222709">
                <text:p>461.011893222709</text:p>
              </table:table-cell>
              <table:table-cell office:value-type="float" office:value="461.011893222709">
                <text:p>461.011893222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.7">
                <text:p>693.7</text:p>
              </table:table-cell>
              <table:table-cell office:value-type="float" office:value="458.811253196263">
                <text:p>458.811253196263</text:p>
              </table:table-cell>
              <table:table-cell office:value-type="float" office:value="458.811253196263">
                <text:p>458.811253196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454.738809867172">
                <text:p>454.738809867172</text:p>
              </table:table-cell>
              <table:table-cell office:value-type="float" office:value="454.738809867172">
                <text:p>454.738809867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449.401413894501">
                <text:p>449.401413894501</text:p>
              </table:table-cell>
              <table:table-cell office:value-type="float" office:value="449.401413894501">
                <text:p>449.4014138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3.8">
                <text:p>653.8</text:p>
              </table:table-cell>
              <table:table-cell office:value-type="float" office:value="443.632099724168">
                <text:p>443.632099724168</text:p>
              </table:table-cell>
              <table:table-cell office:value-type="float" office:value="443.632099724168">
                <text:p>443.632099724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437.91533343359">
                <text:p>437.91533343359</text:p>
              </table:table-cell>
              <table:table-cell office:value-type="float" office:value="437.91533343359">
                <text:p>437.91533343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8.2">
                <text:p>1018.2</text:p>
              </table:table-cell>
              <table:table-cell office:value-type="float" office:value="436.760980863241">
                <text:p>436.760980863241</text:p>
              </table:table-cell>
              <table:table-cell office:value-type="float" office:value="436.760980863241">
                <text:p>436.760980863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436.329733534185">
                <text:p>436.329733534185</text:p>
              </table:table-cell>
              <table:table-cell office:value-type="float" office:value="436.329733534185">
                <text:p>436.329733534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3.3">
                <text:p>953.3</text:p>
              </table:table-cell>
              <table:table-cell office:value-type="float" office:value="433.319223662607">
                <text:p>433.319223662607</text:p>
              </table:table-cell>
              <table:table-cell office:value-type="float" office:value="433.319223662607">
                <text:p>433.319223662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431.848116229037">
                <text:p>431.848116229037</text:p>
              </table:table-cell>
              <table:table-cell office:value-type="float" office:value="431.848116229037">
                <text:p>431.848116229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432.85523451599">
                <text:p>432.85523451599</text:p>
              </table:table-cell>
              <table:table-cell office:value-type="float" office:value="432.85523451599">
                <text:p>432.85523451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0.1">
                <text:p>1010.1</text:p>
              </table:table-cell>
              <table:table-cell office:value-type="float" office:value="433.634481067081">
                <text:p>433.634481067081</text:p>
              </table:table-cell>
              <table:table-cell office:value-type="float" office:value="433.634481067081">
                <text:p>433.634481067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5.6">
                <text:p>935.6</text:p>
              </table:table-cell>
              <table:table-cell office:value-type="float" office:value="432.714587423303">
                <text:p>432.714587423303</text:p>
              </table:table-cell>
              <table:table-cell office:value-type="float" office:value="432.714587423303">
                <text:p>432.714587423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0.5">
                <text:p>910.5</text:p>
              </table:table-cell>
              <table:table-cell office:value-type="float" office:value="430.616729446622">
                <text:p>430.616729446622</text:p>
              </table:table-cell>
              <table:table-cell office:value-type="float" office:value="430.616729446622">
                <text:p>430.616729446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27.947153455808">
                <text:p>427.947153455808</text:p>
              </table:table-cell>
              <table:table-cell office:value-type="float" office:value="427.947153455808">
                <text:p>427.947153455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428.11101211753">
                <text:p>428.11101211753</text:p>
              </table:table-cell>
              <table:table-cell office:value-type="float" office:value="428.11101211753">
                <text:p>428.11101211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29.302594449069">
                <text:p>429.302594449069</text:p>
              </table:table-cell>
              <table:table-cell office:value-type="float" office:value="429.302594449069">
                <text:p>429.302594449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.8">
                <text:p>1004.8</text:p>
              </table:table-cell>
              <table:table-cell office:value-type="float" office:value="428.962129966599">
                <text:p>428.962129966599</text:p>
              </table:table-cell>
              <table:table-cell office:value-type="float" office:value="428.962129966599">
                <text:p>428.962129966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427.340753190413">
                <text:p>427.340753190413</text:p>
              </table:table-cell>
              <table:table-cell office:value-type="float" office:value="427.340753190413">
                <text:p>427.340753190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427.151530630359">
                <text:p>427.151530630359</text:p>
              </table:table-cell>
              <table:table-cell office:value-type="float" office:value="427.151530630359">
                <text:p>427.151530630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427.820158840241">
                <text:p>427.820158840241</text:p>
              </table:table-cell>
              <table:table-cell office:value-type="float" office:value="427.820158840241">
                <text:p>427.820158840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0.7">
                <text:p>1150.7</text:p>
              </table:table-cell>
              <table:table-cell office:value-type="float" office:value="428.879752438641">
                <text:p>428.879752438641</text:p>
              </table:table-cell>
              <table:table-cell office:value-type="float" office:value="428.879752438641">
                <text:p>428.879752438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428.963891905565">
                <text:p>428.963891905565</text:p>
              </table:table-cell>
              <table:table-cell office:value-type="float" office:value="428.963891905565">
                <text:p>428.9638919055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426.685378538209">
                <text:p>426.685378538209</text:p>
              </table:table-cell>
              <table:table-cell office:value-type="float" office:value="426.685378538209">
                <text:p>426.685378538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423.900706252556">
                <text:p>423.900706252556</text:p>
              </table:table-cell>
              <table:table-cell office:value-type="float" office:value="423.900706252556">
                <text:p>423.900706252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423.111747861278">
                <text:p>423.111747861278</text:p>
              </table:table-cell>
              <table:table-cell office:value-type="float" office:value="423.111747861278">
                <text:p>423.1117478612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422.978142545216">
                <text:p>422.978142545216</text:p>
              </table:table-cell>
              <table:table-cell office:value-type="float" office:value="422.978142545216">
                <text:p>422.978142545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419.733918019847">
                <text:p>419.733918019847</text:p>
              </table:table-cell>
              <table:table-cell office:value-type="float" office:value="419.733918019847">
                <text:p>419.733918019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411.652695592526">
                <text:p>411.652695592526</text:p>
              </table:table-cell>
              <table:table-cell office:value-type="float" office:value="411.652695592526">
                <text:p>411.652695592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401.201618177489">
                <text:p>401.201618177489</text:p>
              </table:table-cell>
              <table:table-cell office:value-type="float" office:value="401.201618177489">
                <text:p>401.201618177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395.125787542246">
                <text:p>395.125787542246</text:p>
              </table:table-cell>
              <table:table-cell office:value-type="float" office:value="395.125787542246">
                <text:p>395.125787542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4">
                <text:p>1004</text:p>
              </table:table-cell>
              <table:table-cell office:value-type="float" office:value="391.942546673928">
                <text:p>391.942546673928</text:p>
              </table:table-cell>
              <table:table-cell office:value-type="float" office:value="391.942546673928">
                <text:p>391.942546673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.4">
                <text:p>972.4</text:p>
              </table:table-cell>
              <table:table-cell office:value-type="float" office:value="386.959283161946">
                <text:p>386.959283161946</text:p>
              </table:table-cell>
              <table:table-cell office:value-type="float" office:value="386.959283161946">
                <text:p>386.959283161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6">
                <text:p>896</text:p>
              </table:table-cell>
              <table:table-cell office:value-type="float" office:value="380.709651346137">
                <text:p>380.709651346137</text:p>
              </table:table-cell>
              <table:table-cell office:value-type="float" office:value="380.709651346137">
                <text:p>380.709651346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371.636439132614">
                <text:p>371.636439132614</text:p>
              </table:table-cell>
              <table:table-cell office:value-type="float" office:value="371.636439132614">
                <text:p>371.636439132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363.299997343537">
                <text:p>363.299997343537</text:p>
              </table:table-cell>
              <table:table-cell office:value-type="float" office:value="363.299997343537">
                <text:p>363.29999734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358.041898855275">
                <text:p>358.041898855275</text:p>
              </table:table-cell>
              <table:table-cell office:value-type="float" office:value="358.041898855275">
                <text:p>358.041898855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2.1">
                <text:p>1072.1</text:p>
              </table:table-cell>
              <table:table-cell office:value-type="float" office:value="350.948135784777">
                <text:p>350.948135784777</text:p>
              </table:table-cell>
              <table:table-cell office:value-type="float" office:value="350.948135784777">
                <text:p>350.948135784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344.348377722486">
                <text:p>344.348377722486</text:p>
              </table:table-cell>
              <table:table-cell office:value-type="float" office:value="344.348377722486">
                <text:p>344.348377722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334.231342487832">
                <text:p>334.231342487832</text:p>
              </table:table-cell>
              <table:table-cell office:value-type="float" office:value="334.231342487832">
                <text:p>334.231342487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335.648265923958">
                <text:p>335.648265923958</text:p>
              </table:table-cell>
              <table:table-cell office:value-type="float" office:value="335.648265923958">
                <text:p>335.648265923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333.14713959319">
                <text:p>333.14713959319</text:p>
              </table:table-cell>
              <table:table-cell office:value-type="float" office:value="333.14713959319">
                <text:p>333.147139593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331.521183925246">
                <text:p>331.521183925246</text:p>
              </table:table-cell>
              <table:table-cell office:value-type="float" office:value="331.521183925246">
                <text:p>331.5211839252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332.850948466636">
                <text:p>332.850948466636</text:p>
              </table:table-cell>
              <table:table-cell office:value-type="float" office:value="332.850948466636">
                <text:p>332.850948466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335.426747886965">
                <text:p>335.426747886965</text:p>
              </table:table-cell>
              <table:table-cell office:value-type="float" office:value="335.426747886965">
                <text:p>335.426747886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335.966568733714">
                <text:p>335.966568733714</text:p>
              </table:table-cell>
              <table:table-cell office:value-type="float" office:value="335.966568733714">
                <text:p>335.966568733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86.4">
                <text:p>1886.4</text:p>
              </table:table-cell>
              <table:table-cell office:value-type="float" office:value="338.933332545268">
                <text:p>338.933332545268</text:p>
              </table:table-cell>
              <table:table-cell office:value-type="float" office:value="338.933332545268">
                <text:p>338.933332545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9.2">
                <text:p>1689.2</text:p>
              </table:table-cell>
              <table:table-cell office:value-type="float" office:value="341.305380086202">
                <text:p>341.305380086202</text:p>
              </table:table-cell>
              <table:table-cell office:value-type="float" office:value="341.305380086202">
                <text:p>341.305380086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8.2">
                <text:p>1618.2</text:p>
              </table:table-cell>
              <table:table-cell office:value-type="float" office:value="344.419300651318">
                <text:p>344.419300651318</text:p>
              </table:table-cell>
              <table:table-cell office:value-type="float" office:value="344.419300651318">
                <text:p>344.419300651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4.6">
                <text:p>1594.6</text:p>
              </table:table-cell>
              <table:table-cell office:value-type="float" office:value="347.344200894658">
                <text:p>347.344200894658</text:p>
              </table:table-cell>
              <table:table-cell office:value-type="float" office:value="347.344200894658">
                <text:p>347.344200894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350.185896217243">
                <text:p>350.185896217243</text:p>
              </table:table-cell>
              <table:table-cell office:value-type="float" office:value="350.185896217243">
                <text:p>350.185896217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35.9">
                <text:p>1735.9</text:p>
              </table:table-cell>
              <table:table-cell office:value-type="float" office:value="353.228625888749">
                <text:p>353.228625888749</text:p>
              </table:table-cell>
              <table:table-cell office:value-type="float" office:value="353.228625888749">
                <text:p>353.2286258887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356.74072729332">
                <text:p>356.74072729332</text:p>
              </table:table-cell>
              <table:table-cell office:value-type="float" office:value="356.74072729332">
                <text:p>356.74072729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360.3365039487">
                <text:p>360.3365039487</text:p>
              </table:table-cell>
              <table:table-cell office:value-type="float" office:value="360.3365039487">
                <text:p>360.3365039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364.067604871684">
                <text:p>364.067604871684</text:p>
              </table:table-cell>
              <table:table-cell office:value-type="float" office:value="364.067604871684">
                <text:p>364.067604871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7.9">
                <text:p>1637.9</text:p>
              </table:table-cell>
              <table:table-cell office:value-type="float" office:value="362.614284358635">
                <text:p>362.614284358635</text:p>
              </table:table-cell>
              <table:table-cell office:value-type="float" office:value="362.614284358635">
                <text:p>362.614284358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2.5">
                <text:p>1922.5</text:p>
              </table:table-cell>
              <table:table-cell office:value-type="float" office:value="366.24653375418">
                <text:p>366.24653375418</text:p>
              </table:table-cell>
              <table:table-cell office:value-type="float" office:value="366.24653375418">
                <text:p>366.24653375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4.1">
                <text:p>1904.1</text:p>
              </table:table-cell>
              <table:table-cell office:value-type="float" office:value="369.24226974386">
                <text:p>369.24226974386</text:p>
              </table:table-cell>
              <table:table-cell office:value-type="float" office:value="369.24226974386">
                <text:p>369.24226974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372.506490735796">
                <text:p>372.506490735796</text:p>
              </table:table-cell>
              <table:table-cell office:value-type="float" office:value="372.506490735796">
                <text:p>372.506490735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376.805925171214">
                <text:p>376.805925171214</text:p>
              </table:table-cell>
              <table:table-cell office:value-type="float" office:value="376.805925171214">
                <text:p>376.805925171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381.185429045887">
                <text:p>381.185429045887</text:p>
              </table:table-cell>
              <table:table-cell office:value-type="float" office:value="381.185429045887">
                <text:p>381.185429045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2.6">
                <text:p>2112.6</text:p>
              </table:table-cell>
              <table:table-cell office:value-type="float" office:value="385.24870478449">
                <text:p>385.24870478449</text:p>
              </table:table-cell>
              <table:table-cell office:value-type="float" office:value="385.24870478449">
                <text:p>385.248704784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76">
                <text:p>1876</text:p>
              </table:table-cell>
              <table:table-cell office:value-type="float" office:value="385.303373517939">
                <text:p>385.303373517939</text:p>
              </table:table-cell>
              <table:table-cell office:value-type="float" office:value="385.303373517939">
                <text:p>385.303373517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389.44060975016">
                <text:p>389.44060975016</text:p>
              </table:table-cell>
              <table:table-cell office:value-type="float" office:value="389.44060975016">
                <text:p>389.44060975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394.335230201717">
                <text:p>394.335230201717</text:p>
              </table:table-cell>
              <table:table-cell office:value-type="float" office:value="394.335230201717">
                <text:p>394.335230201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399.349332095108">
                <text:p>399.349332095108</text:p>
              </table:table-cell>
              <table:table-cell office:value-type="float" office:value="399.349332095108">
                <text:p>399.349332095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404.744595152183">
                <text:p>404.744595152183</text:p>
              </table:table-cell>
              <table:table-cell office:value-type="float" office:value="404.744595152183">
                <text:p>404.744595152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409.15018519272">
                <text:p>409.15018519272</text:p>
              </table:table-cell>
              <table:table-cell office:value-type="float" office:value="409.15018519272">
                <text:p>409.15018519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0.9">
                <text:p>2200.9</text:p>
              </table:table-cell>
              <table:table-cell office:value-type="float" office:value="411.172718969402">
                <text:p>411.172718969402</text:p>
              </table:table-cell>
              <table:table-cell office:value-type="float" office:value="411.172718969402">
                <text:p>411.172718969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7.4">
                <text:p>1827.4</text:p>
              </table:table-cell>
              <table:table-cell office:value-type="float" office:value="407.853810415388">
                <text:p>407.853810415388</text:p>
              </table:table-cell>
              <table:table-cell office:value-type="float" office:value="407.853810415388">
                <text:p>407.853810415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413.382960898973">
                <text:p>413.382960898973</text:p>
              </table:table-cell>
              <table:table-cell office:value-type="float" office:value="413.382960898973">
                <text:p>413.382960898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1.5">
                <text:p>1261.5</text:p>
              </table:table-cell>
              <table:table-cell office:value-type="float" office:value="408.592388496493">
                <text:p>408.592388496493</text:p>
              </table:table-cell>
              <table:table-cell office:value-type="float" office:value="408.592388496493">
                <text:p>408.592388496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407.396000653079">
                <text:p>407.396000653079</text:p>
              </table:table-cell>
              <table:table-cell office:value-type="float" office:value="407.396000653079">
                <text:p>407.396000653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412.590973750247">
                <text:p>412.590973750247</text:p>
              </table:table-cell>
              <table:table-cell office:value-type="float" office:value="412.590973750247">
                <text:p>412.5909737502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419.56339176201">
                <text:p>419.56339176201</text:p>
              </table:table-cell>
              <table:table-cell office:value-type="float" office:value="419.56339176201">
                <text:p>419.56339176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424.957415459627">
                <text:p>424.957415459627</text:p>
              </table:table-cell>
              <table:table-cell office:value-type="float" office:value="424.957415459627">
                <text:p>424.957415459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409.752013111083">
                <text:p>409.752013111083</text:p>
              </table:table-cell>
              <table:table-cell office:value-type="float" office:value="409.752013111083">
                <text:p>409.752013111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395.537243339494">
                <text:p>395.537243339494</text:p>
              </table:table-cell>
              <table:table-cell office:value-type="float" office:value="395.537243339494">
                <text:p>395.537243339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401.382865595195">
                <text:p>401.382865595195</text:p>
              </table:table-cell>
              <table:table-cell office:value-type="float" office:value="401.382865595195">
                <text:p>401.382865595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408.840432274094">
                <text:p>408.840432274094</text:p>
              </table:table-cell>
              <table:table-cell office:value-type="float" office:value="408.840432274094">
                <text:p>408.840432274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417.277676985798">
                <text:p>417.277676985798</text:p>
              </table:table-cell>
              <table:table-cell office:value-type="float" office:value="417.277676985798">
                <text:p>417.277676985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7.4">
                <text:p>1877.4</text:p>
              </table:table-cell>
              <table:table-cell office:value-type="float" office:value="426.384187509743">
                <text:p>426.384187509743</text:p>
              </table:table-cell>
              <table:table-cell office:value-type="float" office:value="426.384187509743">
                <text:p>426.3841875097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436.410670389388">
                <text:p>436.410670389388</text:p>
              </table:table-cell>
              <table:table-cell office:value-type="float" office:value="436.410670389388">
                <text:p>436.410670389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447.639324456323">
                <text:p>447.639324456323</text:p>
              </table:table-cell>
              <table:table-cell office:value-type="float" office:value="447.639324456323">
                <text:p>447.639324456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445.18679974317">
                <text:p>445.18679974317</text:p>
              </table:table-cell>
              <table:table-cell office:value-type="float" office:value="445.18679974317">
                <text:p>445.18679974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5.6">
                <text:p>1645.6</text:p>
              </table:table-cell>
              <table:table-cell office:value-type="float" office:value="444.220483462353">
                <text:p>444.220483462353</text:p>
              </table:table-cell>
              <table:table-cell office:value-type="float" office:value="444.220483462353">
                <text:p>444.220483462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457.419648178995">
                <text:p>457.419648178995</text:p>
              </table:table-cell>
              <table:table-cell office:value-type="float" office:value="457.419648178995">
                <text:p>457.419648178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472.399828331112">
                <text:p>472.399828331112</text:p>
              </table:table-cell>
              <table:table-cell office:value-type="float" office:value="472.399828331112">
                <text:p>472.39982833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486.732529420181">
                <text:p>486.732529420181</text:p>
              </table:table-cell>
              <table:table-cell office:value-type="float" office:value="486.732529420181">
                <text:p>486.7325294201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88.4">
                <text:p>2188.4</text:p>
              </table:table-cell>
              <table:table-cell office:value-type="float" office:value="493.871525133595">
                <text:p>493.871525133595</text:p>
              </table:table-cell>
              <table:table-cell office:value-type="float" office:value="493.871525133595">
                <text:p>493.871525133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491.927967185528">
                <text:p>491.927967185528</text:p>
              </table:table-cell>
              <table:table-cell office:value-type="float" office:value="491.927967185528">
                <text:p>491.927967185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511.614688799994">
                <text:p>511.614688799994</text:p>
              </table:table-cell>
              <table:table-cell office:value-type="float" office:value="511.614688799994">
                <text:p>511.614688799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536.417658466886">
                <text:p>536.417658466886</text:p>
              </table:table-cell>
              <table:table-cell office:value-type="float" office:value="536.417658466886">
                <text:p>536.417658466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564.666514081292">
                <text:p>564.666514081292</text:p>
              </table:table-cell>
              <table:table-cell office:value-type="float" office:value="564.666514081292">
                <text:p>564.666514081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596.279413068683">
                <text:p>596.279413068683</text:p>
              </table:table-cell>
              <table:table-cell office:value-type="float" office:value="596.279413068683">
                <text:p>596.279413068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616.713219657443">
                <text:p>616.713219657443</text:p>
              </table:table-cell>
              <table:table-cell office:value-type="float" office:value="616.713219657443">
                <text:p>616.7132196574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648.891641433467">
                <text:p>648.891641433467</text:p>
              </table:table-cell>
              <table:table-cell office:value-type="float" office:value="648.891641433467">
                <text:p>648.891641433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706.0071061386">
                <text:p>706.0071061386</text:p>
              </table:table-cell>
              <table:table-cell office:value-type="float" office:value="706.0071061386">
                <text:p>706.0071061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783.05013728174">
                <text:p>783.05013728174</text:p>
              </table:table-cell>
              <table:table-cell office:value-type="float" office:value="783.05013728174">
                <text:p>783.050137281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902.76752782047">
                <text:p>902.76752782047</text:p>
              </table:table-cell>
              <table:table-cell office:value-type="float" office:value="902.76752782047">
                <text:p>902.76752782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1083.10576923077">
                <text:p>1083.10576923077</text:p>
              </table:table-cell>
              <table:table-cell office:value-type="float" office:value="1083.10576923077">
                <text:p>1083.105769230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6.75">
                <text:p>22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F2:Average.F132" chart:error-lower-range="Average.F2:Average.F13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F2:Average.F132" chart:error-lower-range="Average.F2:Average.F1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88cm" svg:height="13.978cm" xlink:href=".." xlink:type="simple" chart:class="chart:scatter" chart:style-name="ch1">
        <chart:title svg:x="11.323cm" svg:y="0.415cm" chart:style-name="ch2">
          <text:p>Standard Deviation – Suspicious Flow</text:p>
        </chart:title>
        <chart:legend chart:legend-position="end" svg:x="26.045cm" svg:y="6.69cm" style:legend-expansion="high" chart:style-name="ch3"/>
        <chart:plot-area chart:style-name="ch4" table:cell-range-address="Average.C1:Average.C132" chart:data-source-has-labels="row" svg:x="1.612cm" svg:y="2.031cm" svg:width="23.231cm" svg:height="10.687cm">
          <chartooo:coordinate-region svg:x="2.604cm" svg:y="2.23cm" svg:width="21.959cm" svg:height="9.841cm"/>
          <chart:axis chart:dimension="x" chart:name="primary-x" chart:style-name="ch5">
            <chart:title svg:x="11.953cm" svg:y="12.997cm" chart:style-name="ch6">
              <text:p>Time in seconds</text:p>
            </chart:title>
          </chart:axis>
          <chart:axis chart:dimension="y" chart:name="primary-y" chart:style-name="ch5">
            <chart:title svg:x="0.451cm" svg:y="8.82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C2:Average.C132" chart:label-cell-address="Average.C1:Average.C1" chart:class="chart:scatter">
            <chart:error-indicator chart:error-upper-range="Average.F2:Average.F132" chart:error-lower-range="Average.F2:Average.F132" chart:style-name="ch10" chart:dimension="y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spicious Traffic</text:p>
                <draw:g>
                  <svg:desc>Average.C1:Average.C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3.46666666667">
                <text:p>1433.46666666667</text:p>
                <draw:g>
                  <svg:desc>Average.C2:Average.C132</svg:desc>
                </draw:g>
              </table:table-cell>
              <table:table-cell office:value-type="float" office:value="465.689358651948">
                <text:p>465.689358651948</text:p>
                <draw:g>
                  <svg:desc>Average.F2:Average.F132</svg:desc>
                </draw:g>
              </table:table-cell>
              <table:table-cell office:value-type="float" office:value="465.689358651948">
                <text:p>465.689358651948</text:p>
                <draw:g>
                  <svg:desc>Average.F2:Average.F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459.301096851833">
                <text:p>459.301096851833</text:p>
              </table:table-cell>
              <table:table-cell office:value-type="float" office:value="459.301096851833">
                <text:p>459.301096851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454.336349085867">
                <text:p>454.336349085867</text:p>
              </table:table-cell>
              <table:table-cell office:value-type="float" office:value="454.336349085867">
                <text:p>454.336349085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449.49370777826">
                <text:p>449.49370777826</text:p>
              </table:table-cell>
              <table:table-cell office:value-type="float" office:value="449.49370777826">
                <text:p>449.4937077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8.3">
                <text:p>1238.3</text:p>
              </table:table-cell>
              <table:table-cell office:value-type="float" office:value="444.379801233547">
                <text:p>444.379801233547</text:p>
              </table:table-cell>
              <table:table-cell office:value-type="float" office:value="444.379801233547">
                <text:p>444.379801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440.043638597347">
                <text:p>440.043638597347</text:p>
              </table:table-cell>
              <table:table-cell office:value-type="float" office:value="440.043638597347">
                <text:p>440.04363859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6.2">
                <text:p>1406.2</text:p>
              </table:table-cell>
              <table:table-cell office:value-type="float" office:value="435.320376431663">
                <text:p>435.320376431663</text:p>
              </table:table-cell>
              <table:table-cell office:value-type="float" office:value="435.320376431663">
                <text:p>435.320376431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427.615478059392">
                <text:p>427.615478059392</text:p>
              </table:table-cell>
              <table:table-cell office:value-type="float" office:value="427.615478059392">
                <text:p>427.615478059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418.685050477275">
                <text:p>418.685050477275</text:p>
              </table:table-cell>
              <table:table-cell office:value-type="float" office:value="418.685050477275">
                <text:p>418.685050477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412.689835914799">
                <text:p>412.689835914799</text:p>
              </table:table-cell>
              <table:table-cell office:value-type="float" office:value="412.689835914799">
                <text:p>412.68983591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405.059044641607">
                <text:p>405.059044641607</text:p>
              </table:table-cell>
              <table:table-cell office:value-type="float" office:value="405.059044641607">
                <text:p>405.05904464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.6">
                <text:p>1150.6</text:p>
              </table:table-cell>
              <table:table-cell office:value-type="float" office:value="400.590654111811">
                <text:p>400.590654111811</text:p>
              </table:table-cell>
              <table:table-cell office:value-type="float" office:value="400.590654111811">
                <text:p>400.590654111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8.3">
                <text:p>1198.3</text:p>
              </table:table-cell>
              <table:table-cell office:value-type="float" office:value="395.718185201134">
                <text:p>395.718185201134</text:p>
              </table:table-cell>
              <table:table-cell office:value-type="float" office:value="395.718185201134">
                <text:p>395.718185201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389.733878002112">
                <text:p>389.733878002112</text:p>
              </table:table-cell>
              <table:table-cell office:value-type="float" office:value="389.733878002112">
                <text:p>389.73387800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379.944991969564">
                <text:p>379.944991969564</text:p>
              </table:table-cell>
              <table:table-cell office:value-type="float" office:value="379.944991969564">
                <text:p>379.944991969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373.767068030533">
                <text:p>373.767068030533</text:p>
              </table:table-cell>
              <table:table-cell office:value-type="float" office:value="373.767068030533">
                <text:p>373.76706803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375.197156167106">
                <text:p>375.197156167106</text:p>
              </table:table-cell>
              <table:table-cell office:value-type="float" office:value="375.197156167106">
                <text:p>375.197156167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374.542055153063">
                <text:p>374.542055153063</text:p>
              </table:table-cell>
              <table:table-cell office:value-type="float" office:value="374.542055153063">
                <text:p>374.542055153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370.894729003307">
                <text:p>370.894729003307</text:p>
              </table:table-cell>
              <table:table-cell office:value-type="float" office:value="370.894729003307">
                <text:p>370.894729003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.7">
                <text:p>1485.7</text:p>
              </table:table-cell>
              <table:table-cell office:value-type="float" office:value="361.638640187977">
                <text:p>361.638640187977</text:p>
              </table:table-cell>
              <table:table-cell office:value-type="float" office:value="361.638640187977">
                <text:p>361.638640187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345.731998984979">
                <text:p>345.731998984979</text:p>
              </table:table-cell>
              <table:table-cell office:value-type="float" office:value="345.731998984979">
                <text:p>345.731998984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341.287941345301">
                <text:p>341.287941345301</text:p>
              </table:table-cell>
              <table:table-cell office:value-type="float" office:value="341.287941345301">
                <text:p>341.287941345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.4">
                <text:p>1049.4</text:p>
              </table:table-cell>
              <table:table-cell office:value-type="float" office:value="337.919942972423">
                <text:p>337.919942972423</text:p>
              </table:table-cell>
              <table:table-cell office:value-type="float" office:value="337.919942972423">
                <text:p>337.919942972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8">
                <text:p>1198</text:p>
              </table:table-cell>
              <table:table-cell office:value-type="float" office:value="331.537352206955">
                <text:p>331.537352206955</text:p>
              </table:table-cell>
              <table:table-cell office:value-type="float" office:value="331.537352206955">
                <text:p>331.537352206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321.120675974848">
                <text:p>321.120675974848</text:p>
              </table:table-cell>
              <table:table-cell office:value-type="float" office:value="321.120675974848">
                <text:p>321.120675974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1">
                <text:p>891</text:p>
              </table:table-cell>
              <table:table-cell office:value-type="float" office:value="307.906953742985">
                <text:p>307.906953742985</text:p>
              </table:table-cell>
              <table:table-cell office:value-type="float" office:value="307.906953742985">
                <text:p>307.906953742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303.305193811774">
                <text:p>303.305193811774</text:p>
              </table:table-cell>
              <table:table-cell office:value-type="float" office:value="303.305193811774">
                <text:p>303.305193811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9.7">
                <text:p>949.7</text:p>
              </table:table-cell>
              <table:table-cell office:value-type="float" office:value="299.071883710747">
                <text:p>299.071883710747</text:p>
              </table:table-cell>
              <table:table-cell office:value-type="float" office:value="299.071883710747">
                <text:p>299.071883710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292.605794962417">
                <text:p>292.605794962417</text:p>
              </table:table-cell>
              <table:table-cell office:value-type="float" office:value="292.605794962417">
                <text:p>292.605794962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277.1280359849">
                <text:p>277.1280359849</text:p>
              </table:table-cell>
              <table:table-cell office:value-type="float" office:value="277.1280359849">
                <text:p>277.1280359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8.1">
                <text:p>1168.1</text:p>
              </table:table-cell>
              <table:table-cell office:value-type="float" office:value="255.800188433338">
                <text:p>255.800188433338</text:p>
              </table:table-cell>
              <table:table-cell office:value-type="float" office:value="255.800188433338">
                <text:p>255.800188433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239.18055729697">
                <text:p>239.18055729697</text:p>
              </table:table-cell>
              <table:table-cell office:value-type="float" office:value="239.18055729697">
                <text:p>239.18055729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8.9">
                <text:p>1058.9</text:p>
              </table:table-cell>
              <table:table-cell office:value-type="float" office:value="231.491821252268">
                <text:p>231.491821252268</text:p>
              </table:table-cell>
              <table:table-cell office:value-type="float" office:value="231.491821252268">
                <text:p>231.491821252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216.301184851989">
                <text:p>216.301184851989</text:p>
              </table:table-cell>
              <table:table-cell office:value-type="float" office:value="216.301184851989">
                <text:p>216.301184851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206.382807693583">
                <text:p>206.382807693583</text:p>
              </table:table-cell>
              <table:table-cell office:value-type="float" office:value="206.382807693583">
                <text:p>206.382807693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3.1">
                <text:p>453.1</text:p>
              </table:table-cell>
              <table:table-cell office:value-type="float" office:value="203.766599719723">
                <text:p>203.766599719723</text:p>
              </table:table-cell>
              <table:table-cell office:value-type="float" office:value="203.766599719723">
                <text:p>203.76659971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2">
                <text:p>359.2</text:p>
              </table:table-cell>
              <table:table-cell office:value-type="float" office:value="203.100137526343">
                <text:p>203.100137526343</text:p>
              </table:table-cell>
              <table:table-cell office:value-type="float" office:value="203.100137526343">
                <text:p>203.100137526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2.9">
                <text:p>412.9</text:p>
              </table:table-cell>
              <table:table-cell office:value-type="float" office:value="203.44333585393">
                <text:p>203.44333585393</text:p>
              </table:table-cell>
              <table:table-cell office:value-type="float" office:value="203.44333585393">
                <text:p>203.44333585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203.216741303448">
                <text:p>203.216741303448</text:p>
              </table:table-cell>
              <table:table-cell office:value-type="float" office:value="203.216741303448">
                <text:p>203.216741303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201.477873450677">
                <text:p>201.477873450677</text:p>
              </table:table-cell>
              <table:table-cell office:value-type="float" office:value="201.477873450677">
                <text:p>201.477873450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199.637383872984">
                <text:p>199.637383872984</text:p>
              </table:table-cell>
              <table:table-cell office:value-type="float" office:value="199.637383872984">
                <text:p>199.637383872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198.739247458188">
                <text:p>198.739247458188</text:p>
              </table:table-cell>
              <table:table-cell office:value-type="float" office:value="198.739247458188">
                <text:p>198.739247458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98.331902680217">
                <text:p>198.331902680217</text:p>
              </table:table-cell>
              <table:table-cell office:value-type="float" office:value="198.331902680217">
                <text:p>198.331902680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197.928140283636">
                <text:p>197.928140283636</text:p>
              </table:table-cell>
              <table:table-cell office:value-type="float" office:value="197.928140283636">
                <text:p>197.92814028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196.043034099303">
                <text:p>196.043034099303</text:p>
              </table:table-cell>
              <table:table-cell office:value-type="float" office:value="196.043034099303">
                <text:p>196.043034099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192.809307491873">
                <text:p>192.809307491873</text:p>
              </table:table-cell>
              <table:table-cell office:value-type="float" office:value="192.809307491873">
                <text:p>192.809307491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190.49572701405">
                <text:p>190.49572701405</text:p>
              </table:table-cell>
              <table:table-cell office:value-type="float" office:value="190.49572701405">
                <text:p>190.49572701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.6">
                <text:p>487.6</text:p>
              </table:table-cell>
              <table:table-cell office:value-type="float" office:value="189.057918919968">
                <text:p>189.057918919968</text:p>
              </table:table-cell>
              <table:table-cell office:value-type="float" office:value="189.057918919968">
                <text:p>189.057918919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3.1">
                <text:p>533.1</text:p>
              </table:table-cell>
              <table:table-cell office:value-type="float" office:value="186.667455545133">
                <text:p>186.667455545133</text:p>
              </table:table-cell>
              <table:table-cell office:value-type="float" office:value="186.667455545133">
                <text:p>186.667455545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183.005548784405">
                <text:p>183.005548784405</text:p>
              </table:table-cell>
              <table:table-cell office:value-type="float" office:value="183.005548784405">
                <text:p>183.005548784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9.2">
                <text:p>529.2</text:p>
              </table:table-cell>
              <table:table-cell office:value-type="float" office:value="178.116295309017">
                <text:p>178.116295309017</text:p>
              </table:table-cell>
              <table:table-cell office:value-type="float" office:value="178.116295309017">
                <text:p>178.116295309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173.900392993614">
                <text:p>173.900392993614</text:p>
              </table:table-cell>
              <table:table-cell office:value-type="float" office:value="173.900392993614">
                <text:p>173.900392993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171.858107960207">
                <text:p>171.858107960207</text:p>
              </table:table-cell>
              <table:table-cell office:value-type="float" office:value="171.858107960207">
                <text:p>171.858107960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.2">
                <text:p>510.2</text:p>
              </table:table-cell>
              <table:table-cell office:value-type="float" office:value="169.564375080829">
                <text:p>169.564375080829</text:p>
              </table:table-cell>
              <table:table-cell office:value-type="float" office:value="169.564375080829">
                <text:p>169.564375080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165.038091595372">
                <text:p>165.038091595372</text:p>
              </table:table-cell>
              <table:table-cell office:value-type="float" office:value="165.038091595372">
                <text:p>165.038091595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159.966632928102">
                <text:p>159.966632928102</text:p>
              </table:table-cell>
              <table:table-cell office:value-type="float" office:value="159.966632928102">
                <text:p>159.966632928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156.566088692268">
                <text:p>156.566088692268</text:p>
              </table:table-cell>
              <table:table-cell office:value-type="float" office:value="156.566088692268">
                <text:p>156.56608869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154.963876717807">
                <text:p>154.963876717807</text:p>
              </table:table-cell>
              <table:table-cell office:value-type="float" office:value="154.963876717807">
                <text:p>154.963876717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.2">
                <text:p>423.2</text:p>
              </table:table-cell>
              <table:table-cell office:value-type="float" office:value="153.900934256765">
                <text:p>153.900934256765</text:p>
              </table:table-cell>
              <table:table-cell office:value-type="float" office:value="153.900934256765">
                <text:p>153.90093425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.4">
                <text:p>501.4</text:p>
              </table:table-cell>
              <table:table-cell office:value-type="float" office:value="150.464391557321">
                <text:p>150.464391557321</text:p>
              </table:table-cell>
              <table:table-cell office:value-type="float" office:value="150.464391557321">
                <text:p>150.464391557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143.9783926753">
                <text:p>143.9783926753</text:p>
              </table:table-cell>
              <table:table-cell office:value-type="float" office:value="143.9783926753">
                <text:p>143.9783926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3.9">
                <text:p>433.9</text:p>
              </table:table-cell>
              <table:table-cell office:value-type="float" office:value="138.647012187192">
                <text:p>138.647012187192</text:p>
              </table:table-cell>
              <table:table-cell office:value-type="float" office:value="138.647012187192">
                <text:p>138.647012187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133.494349459896">
                <text:p>133.494349459896</text:p>
              </table:table-cell>
              <table:table-cell office:value-type="float" office:value="133.494349459896">
                <text:p>133.494349459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">
                <text:p>435</text:p>
              </table:table-cell>
              <table:table-cell office:value-type="float" office:value="128.839094617119">
                <text:p>128.839094617119</text:p>
              </table:table-cell>
              <table:table-cell office:value-type="float" office:value="128.839094617119">
                <text:p>128.839094617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122.494222291056">
                <text:p>122.494222291056</text:p>
              </table:table-cell>
              <table:table-cell office:value-type="float" office:value="122.494222291056">
                <text:p>122.494222291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112.365941857629">
                <text:p>112.365941857629</text:p>
              </table:table-cell>
              <table:table-cell office:value-type="float" office:value="112.365941857629">
                <text:p>112.36594185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102.794420368562">
                <text:p>102.794420368562</text:p>
              </table:table-cell>
              <table:table-cell office:value-type="float" office:value="102.794420368562">
                <text:p>102.794420368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87.6933736360773">
                <text:p>87.6933736360773</text:p>
              </table:table-cell>
              <table:table-cell office:value-type="float" office:value="87.6933736360773">
                <text:p>87.6933736360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2.8">
                <text:p>432.8</text:p>
              </table:table-cell>
              <table:table-cell office:value-type="float" office:value="61.4705171219395">
                <text:p>61.4705171219395</text:p>
              </table:table-cell>
              <table:table-cell office:value-type="float" office:value="61.4705171219395">
                <text:p>61.4705171219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4">
                <text:p>133.4</text:p>
              </table:table-cell>
              <table:table-cell office:value-type="float" office:value="38.6027867717958">
                <text:p>38.6027867717958</text:p>
              </table:table-cell>
              <table:table-cell office:value-type="float" office:value="38.6027867717958">
                <text:p>38.6027867717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.4">
                <text:p>110.4</text:p>
              </table:table-cell>
              <table:table-cell office:value-type="float" office:value="37.3269734460108">
                <text:p>37.3269734460108</text:p>
              </table:table-cell>
              <table:table-cell office:value-type="float" office:value="37.3269734460108">
                <text:p>37.3269734460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.6">
                <text:p>100.6</text:p>
              </table:table-cell>
              <table:table-cell office:value-type="float" office:value="36.7113356656772">
                <text:p>36.7113356656772</text:p>
              </table:table-cell>
              <table:table-cell office:value-type="float" office:value="36.7113356656772">
                <text:p>36.71133566567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36.3105393466332">
                <text:p>36.3105393466332</text:p>
              </table:table-cell>
              <table:table-cell office:value-type="float" office:value="36.3105393466332">
                <text:p>36.3105393466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36.2860561636525">
                <text:p>36.2860561636525</text:p>
              </table:table-cell>
              <table:table-cell office:value-type="float" office:value="36.2860561636525">
                <text:p>36.2860561636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.9">
                <text:p>89.9</text:p>
              </table:table-cell>
              <table:table-cell office:value-type="float" office:value="36.3940693273848">
                <text:p>36.3940693273848</text:p>
              </table:table-cell>
              <table:table-cell office:value-type="float" office:value="36.3940693273848">
                <text:p>36.394069327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36.1813997664402">
                <text:p>36.1813997664402</text:p>
              </table:table-cell>
              <table:table-cell office:value-type="float" office:value="36.1813997664402">
                <text:p>36.18139976644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35.6716186876623">
                <text:p>35.6716186876623</text:p>
              </table:table-cell>
              <table:table-cell office:value-type="float" office:value="35.6716186876623">
                <text:p>35.6716186876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1">
                <text:p>78.1</text:p>
              </table:table-cell>
              <table:table-cell office:value-type="float" office:value="35.5010846042489">
                <text:p>35.5010846042489</text:p>
              </table:table-cell>
              <table:table-cell office:value-type="float" office:value="35.5010846042489">
                <text:p>35.5010846042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35.4603800914203">
                <text:p>35.4603800914203</text:p>
              </table:table-cell>
              <table:table-cell office:value-type="float" office:value="35.4603800914203">
                <text:p>35.4603800914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35.4274253469819">
                <text:p>35.4274253469819</text:p>
              </table:table-cell>
              <table:table-cell office:value-type="float" office:value="35.4274253469819">
                <text:p>35.4274253469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35.2569312208458">
                <text:p>35.2569312208458</text:p>
              </table:table-cell>
              <table:table-cell office:value-type="float" office:value="35.2569312208458">
                <text:p>35.2569312208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34.9602058282779">
                <text:p>34.9602058282779</text:p>
              </table:table-cell>
              <table:table-cell office:value-type="float" office:value="34.9602058282779">
                <text:p>34.96020582827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34.7791358308223">
                <text:p>34.7791358308223</text:p>
              </table:table-cell>
              <table:table-cell office:value-type="float" office:value="34.7791358308223">
                <text:p>34.7791358308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34.4682025408994">
                <text:p>34.4682025408994</text:p>
              </table:table-cell>
              <table:table-cell office:value-type="float" office:value="34.4682025408994">
                <text:p>34.4682025408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2">
                <text:p>76.2</text:p>
              </table:table-cell>
              <table:table-cell office:value-type="float" office:value="34.5631890676952">
                <text:p>34.5631890676952</text:p>
              </table:table-cell>
              <table:table-cell office:value-type="float" office:value="34.5631890676952">
                <text:p>34.5631890676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34.3980801877796">
                <text:p>34.3980801877796</text:p>
              </table:table-cell>
              <table:table-cell office:value-type="float" office:value="34.3980801877796">
                <text:p>34.3980801877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33.8847012510834">
                <text:p>33.8847012510834</text:p>
              </table:table-cell>
              <table:table-cell office:value-type="float" office:value="33.8847012510834">
                <text:p>33.8847012510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3.4471311211314">
                <text:p>33.4471311211314</text:p>
              </table:table-cell>
              <table:table-cell office:value-type="float" office:value="33.4471311211314">
                <text:p>33.4471311211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3">
                <text:p>67.3</text:p>
              </table:table-cell>
              <table:table-cell office:value-type="float" office:value="33.1575008555983">
                <text:p>33.1575008555983</text:p>
              </table:table-cell>
              <table:table-cell office:value-type="float" office:value="33.1575008555983">
                <text:p>33.157500855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33.0682250915889">
                <text:p>33.0682250915889</text:p>
              </table:table-cell>
              <table:table-cell office:value-type="float" office:value="33.0682250915889">
                <text:p>33.0682250915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.1">
                <text:p>82.1</text:p>
              </table:table-cell>
              <table:table-cell office:value-type="float" office:value="32.9434178829363">
                <text:p>32.9434178829363</text:p>
              </table:table-cell>
              <table:table-cell office:value-type="float" office:value="32.9434178829363">
                <text:p>32.9434178829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32.2615222203203">
                <text:p>32.2615222203203</text:p>
              </table:table-cell>
              <table:table-cell office:value-type="float" office:value="32.2615222203203">
                <text:p>32.2615222203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6">
                <text:p>69.6</text:p>
              </table:table-cell>
              <table:table-cell office:value-type="float" office:value="31.7731586551996">
                <text:p>31.7731586551996</text:p>
              </table:table-cell>
              <table:table-cell office:value-type="float" office:value="31.7731586551996">
                <text:p>31.7731586551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31.4075393007913">
                <text:p>31.4075393007913</text:p>
              </table:table-cell>
              <table:table-cell office:value-type="float" office:value="31.4075393007913">
                <text:p>31.4075393007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30.9978034886089">
                <text:p>30.9978034886089</text:p>
              </table:table-cell>
              <table:table-cell office:value-type="float" office:value="30.9978034886089">
                <text:p>30.99780348860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30.4511750664678">
                <text:p>30.4511750664678</text:p>
              </table:table-cell>
              <table:table-cell office:value-type="float" office:value="30.4511750664678">
                <text:p>30.4511750664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4">
                <text:p>79.4</text:p>
              </table:table-cell>
              <table:table-cell office:value-type="float" office:value="29.6783790378269">
                <text:p>29.6783790378269</text:p>
              </table:table-cell>
              <table:table-cell office:value-type="float" office:value="29.6783790378269">
                <text:p>29.678379037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3">
                <text:p>87.3</text:p>
              </table:table-cell>
              <table:table-cell office:value-type="float" office:value="28.3895844355175">
                <text:p>28.3895844355175</text:p>
              </table:table-cell>
              <table:table-cell office:value-type="float" office:value="28.3895844355175">
                <text:p>28.3895844355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2">
                <text:p>71.2</text:p>
              </table:table-cell>
              <table:table-cell office:value-type="float" office:value="26.2500255318818">
                <text:p>26.2500255318818</text:p>
              </table:table-cell>
              <table:table-cell office:value-type="float" office:value="26.2500255318818">
                <text:p>26.2500255318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24.8861881377209">
                <text:p>24.8861881377209</text:p>
              </table:table-cell>
              <table:table-cell office:value-type="float" office:value="24.8861881377209">
                <text:p>24.8861881377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24.6718018766173">
                <text:p>24.6718018766173</text:p>
              </table:table-cell>
              <table:table-cell office:value-type="float" office:value="24.6718018766173">
                <text:p>24.6718018766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24.0460890790997">
                <text:p>24.0460890790997</text:p>
              </table:table-cell>
              <table:table-cell office:value-type="float" office:value="24.0460890790997">
                <text:p>24.0460890790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22.5625437155032">
                <text:p>22.5625437155032</text:p>
              </table:table-cell>
              <table:table-cell office:value-type="float" office:value="22.5625437155032">
                <text:p>22.5625437155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19.9698214419668">
                <text:p>19.9698214419668</text:p>
              </table:table-cell>
              <table:table-cell office:value-type="float" office:value="19.9698214419668">
                <text:p>19.9698214419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9">
                <text:p>42.9</text:p>
              </table:table-cell>
              <table:table-cell office:value-type="float" office:value="17.7324569781843">
                <text:p>17.7324569781843</text:p>
              </table:table-cell>
              <table:table-cell office:value-type="float" office:value="17.7324569781843">
                <text:p>17.73245697818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16.6990453238247">
                <text:p>16.6990453238247</text:p>
              </table:table-cell>
              <table:table-cell office:value-type="float" office:value="16.6990453238247">
                <text:p>16.6990453238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.2">
                <text:p>58.2</text:p>
              </table:table-cell>
              <table:table-cell office:value-type="float" office:value="15.1626367686421">
                <text:p>15.1626367686421</text:p>
              </table:table-cell>
              <table:table-cell office:value-type="float" office:value="15.1626367686421">
                <text:p>15.1626367686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10.906372019021">
                <text:p>10.906372019021</text:p>
              </table:table-cell>
              <table:table-cell office:value-type="float" office:value="10.906372019021">
                <text:p>10.906372019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5.86825285024323">
                <text:p>5.86825285024323</text:p>
              </table:table-cell>
              <table:table-cell office:value-type="float" office:value="5.86825285024323">
                <text:p>5.86825285024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">
                <text:p>2.8</text:p>
              </table:table-cell>
              <table:table-cell office:value-type="float" office:value="0.583236906630743">
                <text:p>0.583236906630743</text:p>
              </table:table-cell>
              <table:table-cell office:value-type="float" office:value="0.583236906630743">
                <text:p>0.583236906630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69cm" svg:height="18.799cm" xlink:href=".." xlink:type="simple" chart:class="chart:line" chart:style-name="ch1">
        <chart:title svg:x="10.958cm" svg:y="0.511cm" chart:style-name="ch2">
          <text:p>Avarage of Normal and Suspicious Flows</text:p>
        </chart:title>
        <chart:legend svg:x="23.611cm" svg:y="8.536cm" style:legend-expansion="custom" chartooo:width="6.148cm" chartooo:height="1.726cm" style:legend-expansion-aspect-ratio="3.56199304750869" chart:style-name="ch3"/>
        <chart:plot-area chart:style-name="ch4" table:cell-range-address="Average.A1:Average.D132" chart:data-source-has-labels="both" svg:x="1.691cm" svg:y="1.644cm" svg:width="21.365cm" svg:height="15.747cm">
          <chartooo:coordinate-region svg:x="2.683cm" svg:y="1.843cm" svg:width="20.373cm" svg:height="14.624cm"/>
          <chart:axis chart:dimension="x" chart:name="primary-x" chart:style-name="ch5" chartooo:axis-type="auto">
            <chartooo:date-scale/>
            <chart:title svg:x="10.643cm" svg:y="17.766cm" chart:style-name="ch6">
              <text:p>Time in seconds</text:p>
            </chart:title>
            <chart:categories table:cell-range-address="Average.A2:Average.A132"/>
          </chart:axis>
          <chart:axis chart:dimension="y" chart:name="primary-y" chart:style-name="ch7">
            <chart:title svg:x="0.388cm" svg:y="11.498cm" chart:style-name="ch8">
              <text:p>Number of Packets</text:p>
            </chart:title>
            <chart:grid chart:style-name="ch9" chart:class="major"/>
          </chart:axis>
          <chart:series chart:style-name="ch10" chart:values-cell-range-address="Average.B2:Average.B132" chart:label-cell-address="Average.B1:Average.B1" chart:class="chart:line">
            <chart:data-point chart:repeated="131"/>
          </chart:series>
          <chart:series chart:style-name="ch11" chart:values-cell-range-address="Average.C2:Average.C132" chart:label-cell-address="Average.C1:Average.C1" chart:class="chart:line">
            <chart:data-point chart:repeated="131"/>
          </chart:series>
          <chart:series chart:style-name="ch12" chart:values-cell-range-address="Average.D2:Average.D132" chart:label-cell-address="Average.D1:Average.D1" chart:class="chart:line"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Traffic</text:p>
                <draw:g>
                  <svg:desc>Average.B1:Average.B1</svg:desc>
                </draw:g>
              </table:table-cell>
              <table:table-cell office:value-type="string">
                <text:p>Suspicious Traffic</text:p>
                <draw:g>
                  <svg:desc>Average.C1:Average.C1</svg:desc>
                </draw:g>
              </table:table-cell>
              <table:table-cell office:value-type="string">
                <text:p>Alert Message</text:p>
                <draw:g>
                  <svg:desc>Average.D1:Averag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verage.A2:Average.A132</svg:desc>
                </draw:g>
              </table:table-cell>
              <table:table-cell office:value-type="float" office:value="879.666666666667">
                <text:p>879.666666666667</text:p>
                <draw:g>
                  <svg:desc>Average.B2:Average.B132</svg:desc>
                </draw:g>
              </table:table-cell>
              <table:table-cell office:value-type="float" office:value="1433.46666666667">
                <text:p>1433.46666666667</text:p>
                <draw:g>
                  <svg:desc>Average.C2:Average.C132</svg:desc>
                </draw:g>
              </table:table-cell>
              <table:table-cell office:value-type="float" office:value="NaN">
                <text:p>NaN</text:p>
                <draw:g>
                  <svg:desc>Average.D2:Average.D1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8">
                <text:p>871.8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2.3">
                <text:p>902.3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.4">
                <text:p>884.4</text:p>
              </table:table-cell>
              <table:table-cell office:value-type="float" office:value="1238.3">
                <text:p>12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1406.2">
                <text:p>140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8">
                <text:p>768.8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1150.6">
                <text:p>115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1198.3">
                <text:p>1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4">
                <text:p>789.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.7">
                <text:p>492.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1485.7">
                <text:p>148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1">
                <text:p>565.1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5">
                <text:p>773.5</text:p>
              </table:table-cell>
              <table:table-cell office:value-type="float" office:value="1049.4">
                <text:p>10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949.7">
                <text:p>94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7">
                <text:p>693.7</text:p>
              </table:table-cell>
              <table:table-cell office:value-type="float" office:value="1168.1">
                <text:p>1168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1058.9">
                <text:p>1058.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.8">
                <text:p>653.8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8.2">
                <text:p>1018.2</text:p>
              </table:table-cell>
              <table:table-cell office:value-type="float" office:value="453.1">
                <text:p>453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359.2">
                <text:p>359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.3">
                <text:p>953.3</text:p>
              </table:table-cell>
              <table:table-cell office:value-type="float" office:value="412.9">
                <text:p>4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.1">
                <text:p>1010.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5.6">
                <text:p>935.6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.5">
                <text:p>910.5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.8">
                <text:p>1004.8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487.6">
                <text:p>48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533.1">
                <text:p>53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0.7">
                <text:p>1150.7</text:p>
              </table:table-cell>
              <table:table-cell office:value-type="float" office:value="529.2">
                <text:p>52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510.2">
                <text:p>5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423.2">
                <text:p>42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501.4">
                <text:p>50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">
                <text:p>1004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.4">
                <text:p>972.4</text:p>
              </table:table-cell>
              <table:table-cell office:value-type="float" office:value="433.9">
                <text:p>4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435">
                <text:p>43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.1">
                <text:p>1072.1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432.8">
                <text:p>432.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133.4">
                <text:p>133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110.4">
                <text:p>110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100.6">
                <text:p>10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89.9">
                <text:p>8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6.4">
                <text:p>1886.4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9.2">
                <text:p>1689.2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8.2">
                <text:p>1618.2</text:p>
              </table:table-cell>
              <table:table-cell office:value-type="float" office:value="78.1">
                <text:p>7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4.6">
                <text:p>1594.6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5.9">
                <text:p>1735.9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7.9">
                <text:p>1637.9</text:p>
              </table:table-cell>
              <table:table-cell office:value-type="float" office:value="76.2">
                <text:p>7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2.5">
                <text:p>1922.5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.1">
                <text:p>1904.1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67.3">
                <text:p>6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2.6">
                <text:p>2112.6</text:p>
              </table:table-cell>
              <table:table-cell office:value-type="float" office:value="82.1">
                <text:p>8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6">
                <text:p>1876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79.4">
                <text:p>79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">
                <text:p>2200.9</text:p>
              </table:table-cell>
              <table:table-cell office:value-type="float" office:value="87.3">
                <text:p>87.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.4">
                <text:p>1827.4</text:p>
              </table:table-cell>
              <table:table-cell office:value-type="float" office:value="71.2">
                <text:p>71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.5">
                <text:p>1261.5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42.9">
                <text:p>4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58.2">
                <text:p>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7.4">
                <text:p>1877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.6">
                <text:p>164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8.4">
                <text:p>218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.75">
                <text:p>22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